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173in"/>
    </style:style>
    <style:style style:name="co2" style:family="table-column">
      <style:table-column-properties fo:break-before="auto" style:column-width="1.1008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4.4799in"/>
    </style:style>
    <style:style style:name="co6" style:family="table-column">
      <style:table-column-properties fo:break-before="auto" style:column-width="4.555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16">
      <style:table-cell-properties fo:background-color="#ff00ff"/>
    </style:style>
    <style:style style:name="ce3" style:family="table-cell" style:parent-style-name="Default" style:data-style-name="N116">
      <style:table-cell-properties fo:background-color="#ffff00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float" office:value="1061.220258">
            <text:p>1061.220258</text:p>
          </table:table-cell>
          <table:table-cell office:value-type="float" office:value="5086460046050">
            <text:p>5086460046050</text:p>
          </table:table-cell>
          <table:table-cell table:number-columns-repeated="5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220261">
            <text:p>1061.220261</text:p>
          </table:table-cell>
          <table:table-cell office:value-type="float" office:value="5086460520750">
            <text:p>5086460520750</text:p>
          </table:table-cell>
          <table:table-cell office:value-type="float" office:value="0">
            <text:p>0.000000</text:p>
          </table:table-cell>
          <table:table-cell table:number-columns-repeated="4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220263">
            <text:p>1061.220263</text:p>
          </table:table-cell>
          <table:table-cell office:value-type="float" office:value="5086460520750">
            <text:p>5086460520750</text:p>
          </table:table-cell>
          <table:table-cell table:formula="of:=([.B3]-[.B$2])/10^9" office:value-type="float" office:value="0">
            <text:p>0.000000</text:p>
          </table:table-cell>
          <table:table-cell table:formula="of:=[.C3]-[.C2]" office:value-type="float" office:value="0">
            <text:p>0.000000</text:p>
          </table:table-cell>
          <table:table-cell table:formula="of:=[.A3]-[.A2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5086467520750; c_s is fully topped up</text:p>
          </table:table-cell>
        </table:table-row>
        <table:table-row table:style-name="ro1">
          <table:table-cell office:value-type="float" office:value="1061.220266">
            <text:p>1061.220266</text:p>
          </table:table-cell>
          <table:table-cell office:value-type="float" office:value="5086460520750">
            <text:p>5086460520750</text:p>
          </table:table-cell>
          <table:table-cell table:formula="of:=([.B4]-[.B$2])/10^9" office:value-type="float" office:value="0">
            <text:p>0.000000</text:p>
          </table:table-cell>
          <table:table-cell table:formula="of:=[.C4]-[.C3]" office:value-type="float" office:value="0">
            <text:p>0.000000</text:p>
          </table:table-cell>
          <table:table-cell table:formula="of:=[.A4]-[.A3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220269">
            <text:p>1061.220269</text:p>
          </table:table-cell>
          <table:table-cell office:value-type="float" office:value="5086460529247">
            <text:p>5086460529247</text:p>
          </table:table-cell>
          <table:table-cell table:formula="of:=([.B5]-[.B$2])/10^9" office:value-type="float" office:value="0.000008497">
            <text:p>0.000008</text:p>
          </table:table-cell>
          <table:table-cell table:formula="of:=[.C5]-[.C4]" office:value-type="float" office:value="0.000008497">
            <text:p>0.000008</text:p>
          </table:table-cell>
          <table:table-cell table:formula="of:=[.A5]-[.A4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2027">
            <text:p>1061.220270</text:p>
          </table:table-cell>
          <table:table-cell office:value-type="float" office:value="5086460529247">
            <text:p>5086460529247</text:p>
          </table:table-cell>
          <table:table-cell table:formula="of:=([.B6]-[.B$2])/10^9" office:value-type="float" office:value="0.000008497">
            <text:p>0.000008</text:p>
          </table:table-cell>
          <table:table-cell table:formula="of:=[.C6]-[.C5]" office:value-type="float" office:value="0">
            <text:p>0.000000</text:p>
          </table:table-cell>
          <table:table-cell table:formula="of:=[.A6]-[.A5]" office:value-type="float" office:value="0.00000100000011116208">
            <text:p>0.000001</text:p>
          </table:table-cell>
          <table:table-cell/>
          <table:table-cell office:value-type="string">
            <text:p>d_s is renewed (r + D) to 5086465529247; c_s is fully topped up</text:p>
          </table:table-cell>
          <table:table-cell/>
        </table:table-row>
        <table:table-row table:style-name="ro1">
          <table:table-cell office:value-type="float" office:value="1061.220273">
            <text:p>1061.220273</text:p>
          </table:table-cell>
          <table:table-cell office:value-type="float" office:value="5086460529247">
            <text:p>5086460529247</text:p>
          </table:table-cell>
          <table:table-cell table:formula="of:=([.B7]-[.B$2])/10^9" office:value-type="float" office:value="0.000008497">
            <text:p>0.000008</text:p>
          </table:table-cell>
          <table:table-cell table:formula="of:=[.C7]-[.C6]" office:value-type="float" office:value="0">
            <text:p>0.000000</text:p>
          </table:table-cell>
          <table:table-cell table:formula="of:=[.A7]-[.A6]" office:value-type="float" office:value="0.00000299999987873889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20276">
            <text:p>1061.220276</text:p>
          </table:table-cell>
          <table:table-cell office:value-type="float" office:value="5086460536188">
            <text:p>5086460536188</text:p>
          </table:table-cell>
          <table:table-cell table:formula="of:=([.B8]-[.B$2])/10^9" office:value-type="float" office:value="0.000015438">
            <text:p>0.000015</text:p>
          </table:table-cell>
          <table:table-cell table:formula="of:=[.C8]-[.C7]" office:value-type="float" office:value="0.000006941">
            <text:p>0.000007</text:p>
          </table:table-cell>
          <table:table-cell table:formula="of:=[.A8]-[.A7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20277">
            <text:p>1061.220277</text:p>
          </table:table-cell>
          <table:table-cell office:value-type="float" office:value="5086460536188">
            <text:p>5086460536188</text:p>
          </table:table-cell>
          <table:table-cell table:formula="of:=([.B9]-[.B$2])/10^9" office:value-type="float" office:value="0.000015438">
            <text:p>0.000015</text:p>
          </table:table-cell>
          <table:table-cell table:formula="of:=[.C9]-[.C8]" office:value-type="float" office:value="0">
            <text:p>0.000000</text:p>
          </table:table-cell>
          <table:table-cell table:formula="of:=[.A9]-[.A8]" office:value-type="float" office:value="0.000000999999883788405">
            <text:p>0.000001</text:p>
          </table:table-cell>
          <table:table-cell office:value-type="string">
            <text:p>d_s is renewed (r + D) to 5086462536188; c_s is fully topped up</text:p>
          </table:table-cell>
          <table:table-cell table:number-columns-repeated="2"/>
        </table:table-row>
        <table:table-row table:style-name="ro1">
          <table:table-cell office:value-type="float" office:value="1061.220309">
            <text:p>1061.220309</text:p>
          </table:table-cell>
          <table:table-cell office:value-type="float" office:value="5086460536188">
            <text:p>5086460536188</text:p>
          </table:table-cell>
          <table:table-cell table:formula="of:=([.B10]-[.B$2])/10^9" office:value-type="float" office:value="0.000015438">
            <text:p>0.000015</text:p>
          </table:table-cell>
          <table:table-cell table:formula="of:=[.C10]-[.C9]" office:value-type="float" office:value="0">
            <text:p>0.000000</text:p>
          </table:table-cell>
          <table:table-cell table:formula="of:=[.A10]-[.A9]" office:value-type="float" office:value="0.0000320000001465814">
            <text:p>0.000032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061.221223">
            <text:p>1061.221223</text:p>
          </table:table-cell>
          <table:table-cell office:value-type="float" office:value="5086461483068">
            <text:p>5086461483068</text:p>
          </table:table-cell>
          <table:table-cell table:formula="of:=([.B11]-[.B$2])/10^9" office:value-type="float" office:value="0.000962318">
            <text:p>0.000962</text:p>
          </table:table-cell>
          <table:table-cell table:formula="of:=[.C11]-[.C10]" office:value-type="float" office:value="0.00094688">
            <text:p>0.000947</text:p>
          </table:table-cell>
          <table:table-cell table:formula="of:=[.A11]-[.A10]" office:value-type="float" office:value="0.000913999999966109">
            <text:p>0.00091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21224">
            <text:p>1061.221224</text:p>
          </table:table-cell>
          <table:table-cell office:value-type="float" office:value="5086461483068">
            <text:p>5086461483068</text:p>
          </table:table-cell>
          <table:table-cell table:formula="of:=([.B12]-[.B$2])/10^9" office:value-type="float" office:value="0.000962318">
            <text:p>0.000962</text:p>
          </table:table-cell>
          <table:table-cell table:formula="of:=[.C12]-[.C11]" office:value-type="float" office:value="0">
            <text:p>0.000000</text:p>
          </table:table-cell>
          <table:table-cell table:formula="of:=[.A12]-[.A11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21232">
            <text:p>1061.221232</text:p>
          </table:table-cell>
          <table:table-cell office:value-type="float" office:value="5086461483068">
            <text:p>5086461483068</text:p>
          </table:table-cell>
          <table:table-cell table:formula="of:=([.B13]-[.B$2])/10^9" office:value-type="float" office:value="0.000962318">
            <text:p>0.000962</text:p>
          </table:table-cell>
          <table:table-cell table:formula="of:=[.C13]-[.C12]" office:value-type="float" office:value="0">
            <text:p>0.000000</text:p>
          </table:table-cell>
          <table:table-cell table:formula="of:=[.A13]-[.A12]" office:value-type="float" office:value="0.00000800000020717562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223142">
            <text:p>1061.223142</text:p>
          </table:table-cell>
          <table:table-cell office:value-type="float" office:value="5086463402859">
            <text:p>5086463402859</text:p>
          </table:table-cell>
          <table:table-cell table:formula="of:=([.B14]-[.B$2])/10^9" office:value-type="float" office:value="0.002882109">
            <text:p>0.002882</text:p>
          </table:table-cell>
          <table:table-cell table:formula="of:=[.C14]-[.C13]" office:value-type="float" office:value="0.001919791">
            <text:p>0.001920</text:p>
          </table:table-cell>
          <table:table-cell table:formula="of:=[.A14]-[.A13]" office:value-type="float" office:value="0.00190999999995256">
            <text:p>0.00191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223144">
            <text:p>1061.223144</text:p>
          </table:table-cell>
          <table:table-cell office:value-type="float" office:value="5086463402859">
            <text:p>5086463402859</text:p>
          </table:table-cell>
          <table:table-cell table:formula="of:=([.B15]-[.B$2])/10^9" office:value-type="float" office:value="0.002882109">
            <text:p>0.002882</text:p>
          </table:table-cell>
          <table:table-cell table:formula="of:=[.C15]-[.C14]" office:value-type="float" office:value="0">
            <text:p>0.000000</text:p>
          </table:table-cell>
          <table:table-cell table:formula="of:=[.A15]-[.A14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23149">
            <text:p>1061.223149</text:p>
          </table:table-cell>
          <table:table-cell office:value-type="float" office:value="5086463402859">
            <text:p>5086463402859</text:p>
          </table:table-cell>
          <table:table-cell table:formula="of:=([.B16]-[.B$2])/10^9" office:value-type="float" office:value="0.002882109">
            <text:p>0.002882</text:p>
          </table:table-cell>
          <table:table-cell table:formula="of:=[.C16]-[.C15]" office:value-type="float" office:value="0">
            <text:p>0.000000</text:p>
          </table:table-cell>
          <table:table-cell table:formula="of:=[.A16]-[.A15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224209">
            <text:p>1061.224209</text:p>
          </table:table-cell>
          <table:table-cell office:value-type="float" office:value="5086464014404">
            <text:p>5086464014404</text:p>
          </table:table-cell>
          <table:table-cell table:formula="of:=([.B17]-[.B$2])/10^9" office:value-type="float" office:value="0.003493654">
            <text:p>0.003494</text:p>
          </table:table-cell>
          <table:table-cell table:formula="of:=[.C17]-[.C16]" office:value-type="float" office:value="0.000611545">
            <text:p>0.000612</text:p>
          </table:table-cell>
          <table:table-cell table:formula="of:=[.A17]-[.A16]" office:value-type="float" office:value="0.00106000000005224">
            <text:p>0.00106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24211">
            <text:p>1061.224211</text:p>
          </table:table-cell>
          <table:table-cell office:value-type="float" office:value="5086464475063">
            <text:p>5086464475063</text:p>
          </table:table-cell>
          <table:table-cell table:formula="of:=([.B18]-[.B$2])/10^9" office:value-type="float" office:value="0.003954313">
            <text:p>0.003954</text:p>
          </table:table-cell>
          <table:table-cell table:formula="of:=[.C18]-[.C17]" office:value-type="float" office:value="0.000460659">
            <text:p>0.000461</text:p>
          </table:table-cell>
          <table:table-cell table:formula="of:=[.A18]-[.A1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24211">
            <text:p>1061.224211</text:p>
          </table:table-cell>
          <table:table-cell office:value-type="float" office:value="5086464475063">
            <text:p>5086464475063</text:p>
          </table:table-cell>
          <table:table-cell table:formula="of:=([.B19]-[.B$2])/10^9" office:value-type="float" office:value="0.003954313">
            <text:p>0.003954</text:p>
          </table:table-cell>
          <table:table-cell table:formula="of:=[.C19]-[.C18]" office:value-type="float" office:value="0">
            <text:p>0.000000</text:p>
          </table:table-cell>
          <table:table-cell table:formula="of:=[.A19]-[.A18]" office:value-type="float" office:value="0">
            <text:p>0.000000</text:p>
          </table:table-cell>
          <table:table-cell office:value-type="string">
            <text:p>d_s is renewed (r + D) to 5086466475063; c_s is fully topped up</text:p>
          </table:table-cell>
          <table:table-cell table:number-columns-repeated="2"/>
        </table:table-row>
        <table:table-row table:style-name="ro1">
          <table:table-cell office:value-type="float" office:value="1061.224213">
            <text:p>1061.224213</text:p>
          </table:table-cell>
          <table:table-cell office:value-type="float" office:value="5086464475063">
            <text:p>5086464475063</text:p>
          </table:table-cell>
          <table:table-cell table:formula="of:=([.B20]-[.B$2])/10^9" office:value-type="float" office:value="0.003954313">
            <text:p>0.003954</text:p>
          </table:table-cell>
          <table:table-cell table:formula="of:=[.C20]-[.C19]" office:value-type="float" office:value="0">
            <text:p>0.000000</text:p>
          </table:table-cell>
          <table:table-cell table:formula="of:=[.A20]-[.A19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224221">
            <text:p>1061.224221</text:p>
          </table:table-cell>
          <table:table-cell office:value-type="float" office:value="5086464484983">
            <text:p>5086464484983</text:p>
          </table:table-cell>
          <table:table-cell table:formula="of:=([.B21]-[.B$2])/10^9" office:value-type="float" office:value="0.003964233">
            <text:p>0.003964</text:p>
          </table:table-cell>
          <table:table-cell table:formula="of:=[.C21]-[.C20]" office:value-type="float" office:value="0.00000992000000000007">
            <text:p>0.000010</text:p>
          </table:table-cell>
          <table:table-cell table:formula="of:=[.A21]-[.A20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224226">
            <text:p>1061.224226</text:p>
          </table:table-cell>
          <table:table-cell office:value-type="float" office:value="5086464484983">
            <text:p>5086464484983</text:p>
          </table:table-cell>
          <table:table-cell table:formula="of:=([.B22]-[.B$2])/10^9" office:value-type="float" office:value="0.003964233">
            <text:p>0.003964</text:p>
          </table:table-cell>
          <table:table-cell table:formula="of:=[.C22]-[.C21]" office:value-type="float" office:value="0">
            <text:p>0.000000</text:p>
          </table:table-cell>
          <table:table-cell table:formula="of:=[.A22]-[.A21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22514">
            <text:p>1061.225140</text:p>
          </table:table-cell>
          <table:table-cell office:value-type="float" office:value="5086465404102">
            <text:p>5086465404102</text:p>
          </table:table-cell>
          <table:table-cell table:formula="of:=([.B23]-[.B$2])/10^9" office:value-type="float" office:value="0.004883352">
            <text:p>0.004883</text:p>
          </table:table-cell>
          <table:table-cell table:formula="of:=[.C23]-[.C22]" office:value-type="float" office:value="0.000919119">
            <text:p>0.000919</text:p>
          </table:table-cell>
          <table:table-cell table:formula="of:=[.A23]-[.A22]" office:value-type="float" office:value="0.000913999999966109">
            <text:p>0.00091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25141">
            <text:p>1061.225141</text:p>
          </table:table-cell>
          <table:table-cell office:value-type="float" office:value="5086465404102">
            <text:p>5086465404102</text:p>
          </table:table-cell>
          <table:table-cell table:formula="of:=([.B24]-[.B$2])/10^9" office:value-type="float" office:value="0.004883352">
            <text:p>0.004883</text:p>
          </table:table-cell>
          <table:table-cell table:formula="of:=[.C24]-[.C23]" office:value-type="float" office:value="0">
            <text:p>0.000000</text:p>
          </table:table-cell>
          <table:table-cell table:formula="of:=[.A24]-[.A23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25146">
            <text:p>1061.225146</text:p>
          </table:table-cell>
          <table:table-cell office:value-type="float" office:value="5086465404102">
            <text:p>5086465404102</text:p>
          </table:table-cell>
          <table:table-cell table:formula="of:=([.B25]-[.B$2])/10^9" office:value-type="float" office:value="0.004883352">
            <text:p>0.004883</text:p>
          </table:table-cell>
          <table:table-cell table:formula="of:=[.C25]-[.C24]" office:value-type="float" office:value="0">
            <text:p>0.000000</text:p>
          </table:table-cell>
          <table:table-cell table:formula="of:=[.A25]-[.A24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225207">
            <text:p>1061.225207</text:p>
          </table:table-cell>
          <table:table-cell office:value-type="float" office:value="5086465404102">
            <text:p>5086465404102</text:p>
          </table:table-cell>
          <table:table-cell table:formula="of:=([.B26]-[.B$2])/10^9" office:value-type="float" office:value="0.004883352">
            <text:p>0.004883</text:p>
          </table:table-cell>
          <table:table-cell table:formula="of:=[.C26]-[.C25]" office:value-type="float" office:value="0">
            <text:p>0.000000</text:p>
          </table:table-cell>
          <table:table-cell table:formula="of:=[.A26]-[.A25]" office:value-type="float" office:value="0.0000609999999596766">
            <text:p>0.00006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225209">
            <text:p>1061.225209</text:p>
          </table:table-cell>
          <table:table-cell office:value-type="float" office:value="5086465473657">
            <text:p>5086465473657</text:p>
          </table:table-cell>
          <table:table-cell table:formula="of:=([.B27]-[.B$2])/10^9" office:value-type="float" office:value="0.004952907">
            <text:p>0.004953</text:p>
          </table:table-cell>
          <table:table-cell table:formula="of:=[.C27]-[.C26]" office:value-type="float" office:value="0.0000695550000000007">
            <text:p>0.000070</text:p>
          </table:table-cell>
          <table:table-cell table:formula="of:=[.A27]-[.A2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2521">
            <text:p>1061.225210</text:p>
          </table:table-cell>
          <table:table-cell office:value-type="float" office:value="5086465473657">
            <text:p>5086465473657</text:p>
          </table:table-cell>
          <table:table-cell table:formula="of:=([.B28]-[.B$2])/10^9" office:value-type="float" office:value="0.004952907">
            <text:p>0.004953</text:p>
          </table:table-cell>
          <table:table-cell table:formula="of:=[.C28]-[.C27]" office:value-type="float" office:value="0">
            <text:p>0.000000</text:p>
          </table:table-cell>
          <table:table-cell table:formula="of:=[.A28]-[.A27]" office:value-type="float" office:value="0.00000100000011116208">
            <text:p>0.000001</text:p>
          </table:table-cell>
          <table:table-cell/>
          <table:table-cell office:value-type="string">
            <text:p>80209 / 55590 &gt; 2000000 / 5000000</text:p>
          </table:table-cell>
          <table:table-cell/>
        </table:table-row>
        <table:table-row table:style-name="ro1">
          <table:table-cell office:value-type="float" office:value="1061.225212">
            <text:p>1061.225212</text:p>
          </table:table-cell>
          <table:table-cell office:value-type="float" office:value="5086465473657">
            <text:p>5086465473657</text:p>
          </table:table-cell>
          <table:table-cell table:formula="of:=([.B29]-[.B$2])/10^9" office:value-type="float" office:value="0.004952907">
            <text:p>0.004953</text:p>
          </table:table-cell>
          <table:table-cell table:formula="of:=[.C29]-[.C28]" office:value-type="float" office:value="0">
            <text:p>0.000000</text:p>
          </table:table-cell>
          <table:table-cell table:formula="of:=[.A29]-[.A28]" office:value-type="float" office:value="0.00000199999999495049">
            <text:p>0.000002</text:p>
          </table:table-cell>
          <table:table-cell/>
          <table:table-cell office:value-type="string">
            <text:p>d_s is renewed (r + D) to 5086470473657; c_s is fully topped up</text:p>
          </table:table-cell>
          <table:table-cell/>
        </table:table-row>
        <table:table-row table:style-name="ro1">
          <table:table-cell office:value-type="float" office:value="1061.227045">
            <text:p>1061.227045</text:p>
          </table:table-cell>
          <table:table-cell office:value-type="float" office:value="5086467308929">
            <text:p>5086467308929</text:p>
          </table:table-cell>
          <table:table-cell table:formula="of:=([.B30]-[.B$2])/10^9" office:value-type="float" office:value="0.006788179">
            <text:p>0.006788</text:p>
          </table:table-cell>
          <table:table-cell table:formula="of:=[.C30]-[.C29]" office:value-type="float" office:value="0.001835272">
            <text:p>0.001835</text:p>
          </table:table-cell>
          <table:table-cell table:formula="of:=[.A30]-[.A29]" office:value-type="float" office:value="0.00183300000003328">
            <text:p>0.00183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227046">
            <text:p>1061.227046</text:p>
          </table:table-cell>
          <table:table-cell office:value-type="float" office:value="5086467308929">
            <text:p>5086467308929</text:p>
          </table:table-cell>
          <table:table-cell table:formula="of:=([.B31]-[.B$2])/10^9" office:value-type="float" office:value="0.006788179">
            <text:p>0.006788</text:p>
          </table:table-cell>
          <table:table-cell table:formula="of:=[.C31]-[.C30]" office:value-type="float" office:value="0">
            <text:p>0.000000</text:p>
          </table:table-cell>
          <table:table-cell table:formula="of:=[.A31]-[.A30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227051">
            <text:p>1061.227051</text:p>
          </table:table-cell>
          <table:table-cell office:value-type="float" office:value="5086467308929">
            <text:p>5086467308929</text:p>
          </table:table-cell>
          <table:table-cell table:formula="of:=([.B32]-[.B$2])/10^9" office:value-type="float" office:value="0.006788179">
            <text:p>0.006788</text:p>
          </table:table-cell>
          <table:table-cell table:formula="of:=[.C32]-[.C31]" office:value-type="float" office:value="0">
            <text:p>0.000000</text:p>
          </table:table-cell>
          <table:table-cell table:formula="of:=[.A32]-[.A31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228204">
            <text:p>1061.228204</text:p>
          </table:table-cell>
          <table:table-cell office:value-type="float" office:value="5086468013501">
            <text:p>5086468013501</text:p>
          </table:table-cell>
          <table:table-cell table:formula="of:=([.B33]-[.B$2])/10^9" office:value-type="float" office:value="0.007492751">
            <text:p>0.007493</text:p>
          </table:table-cell>
          <table:table-cell table:formula="of:=[.C33]-[.C32]" office:value-type="float" office:value="0.000704572">
            <text:p>0.000705</text:p>
          </table:table-cell>
          <table:table-cell table:formula="of:=[.A33]-[.A32]" office:value-type="float" office:value="0.00115299999993113">
            <text:p>0.00115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28207">
            <text:p>1061.228207</text:p>
          </table:table-cell>
          <table:table-cell office:value-type="float" office:value="5086468475324">
            <text:p>5086468475324</text:p>
          </table:table-cell>
          <table:table-cell table:formula="of:=([.B34]-[.B$2])/10^9" office:value-type="float" office:value="0.007954574">
            <text:p>0.007955</text:p>
          </table:table-cell>
          <table:table-cell table:formula="of:=[.C34]-[.C33]" office:value-type="float" office:value="0.000461823000000001">
            <text:p>0.000462</text:p>
          </table:table-cell>
          <table:table-cell table:formula="of:=[.A34]-[.A33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28207">
            <text:p>1061.228207</text:p>
          </table:table-cell>
          <table:table-cell office:value-type="float" office:value="5086468475324">
            <text:p>5086468475324</text:p>
          </table:table-cell>
          <table:table-cell table:formula="of:=([.B35]-[.B$2])/10^9" office:value-type="float" office:value="0.007954574">
            <text:p>0.007955</text:p>
          </table:table-cell>
          <table:table-cell table:formula="of:=[.C35]-[.C34]" office:value-type="float" office:value="0">
            <text:p>0.000000</text:p>
          </table:table-cell>
          <table:table-cell table:formula="of:=[.A35]-[.A34]" office:value-type="float" office:value="0">
            <text:p>0.000000</text:p>
          </table:table-cell>
          <table:table-cell office:value-type="string">
            <text:p>d_s is renewed (r + D) to 5086470475324; c_s is fully topped up</text:p>
          </table:table-cell>
          <table:table-cell table:number-columns-repeated="2"/>
        </table:table-row>
        <table:table-row table:style-name="ro1">
          <table:table-cell office:value-type="float" office:value="1061.228999">
            <text:p>1061.228999</text:p>
          </table:table-cell>
          <table:table-cell office:value-type="float" office:value="5086469267704">
            <text:p>5086469267704</text:p>
          </table:table-cell>
          <table:table-cell table:formula="of:=([.B36]-[.B$2])/10^9" office:value-type="float" office:value="0.008746954">
            <text:p>0.008747</text:p>
          </table:table-cell>
          <table:table-cell table:formula="of:=[.C36]-[.C35]" office:value-type="float" office:value="0.000792379999999999">
            <text:p>0.000792</text:p>
          </table:table-cell>
          <table:table-cell table:formula="of:=[.A36]-[.A35]" office:value-type="float" office:value="0.000791999999819382">
            <text:p>0.00079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229">
            <text:p>1061.229000</text:p>
          </table:table-cell>
          <table:table-cell office:value-type="float" office:value="5086469267704">
            <text:p>5086469267704</text:p>
          </table:table-cell>
          <table:table-cell table:formula="of:=([.B37]-[.B$2])/10^9" office:value-type="float" office:value="0.008746954">
            <text:p>0.008747</text:p>
          </table:table-cell>
          <table:table-cell table:formula="of:=[.C37]-[.C36]" office:value-type="float" office:value="0">
            <text:p>0.000000</text:p>
          </table:table-cell>
          <table:table-cell table:formula="of:=[.A37]-[.A36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29007">
            <text:p>1061.229007</text:p>
          </table:table-cell>
          <table:table-cell office:value-type="float" office:value="5086469267704">
            <text:p>5086469267704</text:p>
          </table:table-cell>
          <table:table-cell table:formula="of:=([.B38]-[.B$2])/10^9" office:value-type="float" office:value="0.008746954">
            <text:p>0.008747</text:p>
          </table:table-cell>
          <table:table-cell table:formula="of:=[.C38]-[.C37]" office:value-type="float" office:value="0">
            <text:p>0.000000</text:p>
          </table:table-cell>
          <table:table-cell table:formula="of:=[.A38]-[.A37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229916">
            <text:p>1061.229916</text:p>
          </table:table-cell>
          <table:table-cell office:value-type="float" office:value="5086470185094">
            <text:p>5086470185094</text:p>
          </table:table-cell>
          <table:table-cell table:formula="of:=([.B39]-[.B$2])/10^9" office:value-type="float" office:value="0.009664344">
            <text:p>0.009664</text:p>
          </table:table-cell>
          <table:table-cell table:formula="of:=[.C39]-[.C38]" office:value-type="float" office:value="0.000917390000000001">
            <text:p>0.000917</text:p>
          </table:table-cell>
          <table:table-cell table:formula="of:=[.A39]-[.A38]" office:value-type="float" office:value="0.000909000000092419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29919">
            <text:p>1061.229919</text:p>
          </table:table-cell>
          <table:table-cell office:value-type="float" office:value="5086470185094">
            <text:p>5086470185094</text:p>
          </table:table-cell>
          <table:table-cell table:formula="of:=([.B40]-[.B$2])/10^9" office:value-type="float" office:value="0.009664344">
            <text:p>0.009664</text:p>
          </table:table-cell>
          <table:table-cell table:formula="of:=[.C40]-[.C39]" office:value-type="float" office:value="0">
            <text:p>0.000000</text:p>
          </table:table-cell>
          <table:table-cell table:formula="of:=[.A40]-[.A39]" office:value-type="float" office:value="0.0000030000001061125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30023">
            <text:p>1061.230023</text:p>
          </table:table-cell>
          <table:table-cell office:value-type="float" office:value="5086470185094">
            <text:p>5086470185094</text:p>
          </table:table-cell>
          <table:table-cell table:formula="of:=([.B41]-[.B$2])/10^9" office:value-type="float" office:value="0.009664344">
            <text:p>0.009664</text:p>
          </table:table-cell>
          <table:table-cell table:formula="of:=[.C41]-[.C40]" office:value-type="float" office:value="0">
            <text:p>0.000000</text:p>
          </table:table-cell>
          <table:table-cell table:formula="of:=[.A41]-[.A40]" office:value-type="float" office:value="0.000103999999964799">
            <text:p>0.0001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230026">
            <text:p>1061.230026</text:p>
          </table:table-cell>
          <table:table-cell office:value-type="float" office:value="5086470535004">
            <text:p>5086470535004</text:p>
          </table:table-cell>
          <table:table-cell table:formula="of:=([.B42]-[.B$2])/10^9" office:value-type="float" office:value="0.010014254">
            <text:p>0.010014</text:p>
          </table:table-cell>
          <table:table-cell table:formula="of:=[.C42]-[.C41]" office:value-type="float" office:value="0.00034991">
            <text:p>0.000350</text:p>
          </table:table-cell>
          <table:table-cell table:formula="of:=[.A42]-[.A41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230026">
            <text:p>1061.230026</text:p>
          </table:table-cell>
          <table:table-cell office:value-type="float" office:value="5086470535004">
            <text:p>5086470535004</text:p>
          </table:table-cell>
          <table:table-cell table:formula="of:=([.B43]-[.B$2])/10^9" office:value-type="float" office:value="0.010014254">
            <text:p>0.010014</text:p>
          </table:table-cell>
          <table:table-cell table:formula="of:=[.C43]-[.C42]" office:value-type="float" office:value="0">
            <text:p>0.000000</text:p>
          </table:table-cell>
          <table:table-cell table:formula="of:=[.A43]-[.A42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5086477535004; c_s is fully topped up</text:p>
          </table:table-cell>
        </table:table-row>
        <table:table-row table:style-name="ro1">
          <table:table-cell office:value-type="float" office:value="1061.23003">
            <text:p>1061.230030</text:p>
          </table:table-cell>
          <table:table-cell office:value-type="float" office:value="5086470535004">
            <text:p>5086470535004</text:p>
          </table:table-cell>
          <table:table-cell table:formula="of:=([.B44]-[.B$2])/10^9" office:value-type="float" office:value="0.010014254">
            <text:p>0.010014</text:p>
          </table:table-cell>
          <table:table-cell table:formula="of:=[.C44]-[.C43]" office:value-type="float" office:value="0">
            <text:p>0.000000</text:p>
          </table:table-cell>
          <table:table-cell table:formula="of:=[.A44]-[.A43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230032">
            <text:p>1061.230032</text:p>
          </table:table-cell>
          <table:table-cell office:value-type="float" office:value="5086470541562">
            <text:p>5086470541562</text:p>
          </table:table-cell>
          <table:table-cell table:formula="of:=([.B45]-[.B$2])/10^9" office:value-type="float" office:value="0.010020812">
            <text:p>0.010021</text:p>
          </table:table-cell>
          <table:table-cell table:formula="of:=[.C45]-[.C44]" office:value-type="float" office:value="0.00000655800000000026">
            <text:p>0.000007</text:p>
          </table:table-cell>
          <table:table-cell table:formula="of:=[.A45]-[.A4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30033">
            <text:p>1061.230033</text:p>
          </table:table-cell>
          <table:table-cell office:value-type="float" office:value="5086470541562">
            <text:p>5086470541562</text:p>
          </table:table-cell>
          <table:table-cell table:formula="of:=([.B46]-[.B$2])/10^9" office:value-type="float" office:value="0.010020812">
            <text:p>0.010021</text:p>
          </table:table-cell>
          <table:table-cell table:formula="of:=[.C46]-[.C45]" office:value-type="float" office:value="0">
            <text:p>0.000000</text:p>
          </table:table-cell>
          <table:table-cell table:formula="of:=[.A46]-[.A45]" office:value-type="float" office:value="0.00000100000011116208">
            <text:p>0.000001</text:p>
          </table:table-cell>
          <table:table-cell/>
          <table:table-cell office:value-type="string">
            <text:p>d_s is renewed (r + D) to 5086475541562; c_s is fully topped up</text:p>
          </table:table-cell>
          <table:table-cell/>
        </table:table-row>
        <table:table-row table:style-name="ro1">
          <table:table-cell office:value-type="float" office:value="1061.230055">
            <text:p>1061.230055</text:p>
          </table:table-cell>
          <table:table-cell office:value-type="float" office:value="5086470541562">
            <text:p>5086470541562</text:p>
          </table:table-cell>
          <table:table-cell table:formula="of:=([.B47]-[.B$2])/10^9" office:value-type="float" office:value="0.010020812">
            <text:p>0.010021</text:p>
          </table:table-cell>
          <table:table-cell table:formula="of:=[.C47]-[.C46]" office:value-type="float" office:value="0">
            <text:p>0.000000</text:p>
          </table:table-cell>
          <table:table-cell table:formula="of:=[.A47]-[.A46]" office:value-type="float" office:value="0.0000219999999444553">
            <text:p>0.000022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061.231962">
            <text:p>1061.231962</text:p>
          </table:table-cell>
          <table:table-cell office:value-type="float" office:value="5086472013495">
            <text:p>5086472013495</text:p>
          </table:table-cell>
          <table:table-cell table:formula="of:=([.B48]-[.B$2])/10^9" office:value-type="float" office:value="0.011492745">
            <text:p>0.011493</text:p>
          </table:table-cell>
          <table:table-cell table:formula="of:=[.C48]-[.C47]" office:value-type="float" office:value="0.001471933">
            <text:p>0.001472</text:p>
          </table:table-cell>
          <table:table-cell table:formula="of:=[.A48]-[.A47]" office:value-type="float" office:value="0.00190700000007382">
            <text:p>0.00190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31964">
            <text:p>1061.231964</text:p>
          </table:table-cell>
          <table:table-cell office:value-type="float" office:value="5086472474976">
            <text:p>5086472474976</text:p>
          </table:table-cell>
          <table:table-cell table:formula="of:=([.B49]-[.B$2])/10^9" office:value-type="float" office:value="0.011954226">
            <text:p>0.011954</text:p>
          </table:table-cell>
          <table:table-cell table:formula="of:=[.C49]-[.C48]" office:value-type="float" office:value="0.000461481">
            <text:p>0.000461</text:p>
          </table:table-cell>
          <table:table-cell table:formula="of:=[.A49]-[.A4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31965">
            <text:p>1061.231965</text:p>
          </table:table-cell>
          <table:table-cell office:value-type="float" office:value="5086472474976">
            <text:p>5086472474976</text:p>
          </table:table-cell>
          <table:table-cell table:formula="of:=([.B50]-[.B$2])/10^9" office:value-type="float" office:value="0.011954226">
            <text:p>0.011954</text:p>
          </table:table-cell>
          <table:table-cell table:formula="of:=[.C50]-[.C49]" office:value-type="float" office:value="0">
            <text:p>0.000000</text:p>
          </table:table-cell>
          <table:table-cell table:formula="of:=[.A50]-[.A49]" office:value-type="float" office:value="0.000000999999883788405">
            <text:p>0.000001</text:p>
          </table:table-cell>
          <table:table-cell office:value-type="string">
            <text:p>d_s is renewed (r + D) to 5086474474976; c_s is fully topped up</text:p>
          </table:table-cell>
          <table:table-cell table:number-columns-repeated="2"/>
        </table:table-row>
        <table:table-row table:style-name="ro1">
          <table:table-cell office:value-type="float" office:value="1061.231967">
            <text:p>1061.231967</text:p>
          </table:table-cell>
          <table:table-cell office:value-type="float" office:value="5086472474976">
            <text:p>5086472474976</text:p>
          </table:table-cell>
          <table:table-cell table:formula="of:=([.B51]-[.B$2])/10^9" office:value-type="float" office:value="0.011954226">
            <text:p>0.011954</text:p>
          </table:table-cell>
          <table:table-cell table:formula="of:=[.C51]-[.C50]" office:value-type="float" office:value="0">
            <text:p>0.000000</text:p>
          </table:table-cell>
          <table:table-cell table:formula="of:=[.A51]-[.A50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231977">
            <text:p>1061.231977</text:p>
          </table:table-cell>
          <table:table-cell office:value-type="float" office:value="5086472487863">
            <text:p>5086472487863</text:p>
          </table:table-cell>
          <table:table-cell table:formula="of:=([.B52]-[.B$2])/10^9" office:value-type="float" office:value="0.011967113">
            <text:p>0.011967</text:p>
          </table:table-cell>
          <table:table-cell table:formula="of:=[.C52]-[.C51]" office:value-type="float" office:value="0.0000128869999999996">
            <text:p>0.000013</text:p>
          </table:table-cell>
          <table:table-cell table:formula="of:=[.A52]-[.A51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31985">
            <text:p>1061.231985</text:p>
          </table:table-cell>
          <table:table-cell office:value-type="float" office:value="5086472487863">
            <text:p>5086472487863</text:p>
          </table:table-cell>
          <table:table-cell table:formula="of:=([.B53]-[.B$2])/10^9" office:value-type="float" office:value="0.011967113">
            <text:p>0.011967</text:p>
          </table:table-cell>
          <table:table-cell table:formula="of:=[.C53]-[.C52]" office:value-type="float" office:value="0">
            <text:p>0.000000</text:p>
          </table:table-cell>
          <table:table-cell table:formula="of:=[.A53]-[.A52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232895">
            <text:p>1061.232895</text:p>
          </table:table-cell>
          <table:table-cell office:value-type="float" office:value="5086473405907">
            <text:p>5086473405907</text:p>
          </table:table-cell>
          <table:table-cell table:formula="of:=([.B54]-[.B$2])/10^9" office:value-type="float" office:value="0.012885157">
            <text:p>0.012885</text:p>
          </table:table-cell>
          <table:table-cell table:formula="of:=[.C54]-[.C53]" office:value-type="float" office:value="0.000918044">
            <text:p>0.000918</text:p>
          </table:table-cell>
          <table:table-cell table:formula="of:=[.A54]-[.A53]" office:value-type="float" office:value="0.000910000000203581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32896">
            <text:p>1061.232896</text:p>
          </table:table-cell>
          <table:table-cell office:value-type="float" office:value="5086473405907">
            <text:p>5086473405907</text:p>
          </table:table-cell>
          <table:table-cell table:formula="of:=([.B55]-[.B$2])/10^9" office:value-type="float" office:value="0.012885157">
            <text:p>0.012885</text:p>
          </table:table-cell>
          <table:table-cell table:formula="of:=[.C55]-[.C54]" office:value-type="float" office:value="0">
            <text:p>0.000000</text:p>
          </table:table-cell>
          <table:table-cell table:formula="of:=[.A55]-[.A54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32904">
            <text:p>1061.232904</text:p>
          </table:table-cell>
          <table:table-cell office:value-type="float" office:value="5086473405907">
            <text:p>5086473405907</text:p>
          </table:table-cell>
          <table:table-cell table:formula="of:=([.B56]-[.B$2])/10^9" office:value-type="float" office:value="0.012885157">
            <text:p>0.012885</text:p>
          </table:table-cell>
          <table:table-cell table:formula="of:=[.C56]-[.C55]" office:value-type="float" office:value="0">
            <text:p>0.000000</text:p>
          </table:table-cell>
          <table:table-cell table:formula="of:=[.A56]-[.A55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232937">
            <text:p>1061.232937</text:p>
          </table:table-cell>
          <table:table-cell office:value-type="float" office:value="5086473448272">
            <text:p>5086473448272</text:p>
          </table:table-cell>
          <table:table-cell table:formula="of:=([.B57]-[.B$2])/10^9" office:value-type="float" office:value="0.012927522">
            <text:p>0.012928</text:p>
          </table:table-cell>
          <table:table-cell table:formula="of:=[.C57]-[.C56]" office:value-type="float" office:value="0.0000423650000000008">
            <text:p>0.000042</text:p>
          </table:table-cell>
          <table:table-cell table:formula="of:=[.A57]-[.A56]" office:value-type="float" office:value="0.0000330000000303698">
            <text:p>0.00003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232938">
            <text:p>1061.232938</text:p>
          </table:table-cell>
          <table:table-cell office:value-type="float" office:value="5086473448272">
            <text:p>5086473448272</text:p>
          </table:table-cell>
          <table:table-cell table:formula="of:=([.B58]-[.B$2])/10^9" office:value-type="float" office:value="0.012927522">
            <text:p>0.012928</text:p>
          </table:table-cell>
          <table:table-cell table:formula="of:=[.C58]-[.C57]" office:value-type="float" office:value="0">
            <text:p>0.000000</text:p>
          </table:table-cell>
          <table:table-cell table:formula="of:=[.A58]-[.A57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32943">
            <text:p>1061.232943</text:p>
          </table:table-cell>
          <table:table-cell office:value-type="float" office:value="5086473448272">
            <text:p>5086473448272</text:p>
          </table:table-cell>
          <table:table-cell table:formula="of:=([.B59]-[.B$2])/10^9" office:value-type="float" office:value="0.012927522">
            <text:p>0.012928</text:p>
          </table:table-cell>
          <table:table-cell table:formula="of:=[.C59]-[.C58]" office:value-type="float" office:value="0">
            <text:p>0.000000</text:p>
          </table:table-cell>
          <table:table-cell table:formula="of:=[.A59]-[.A58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234957">
            <text:p>1061.234957</text:p>
          </table:table-cell>
          <table:table-cell office:value-type="float" office:value="5086473448272">
            <text:p>5086473448272</text:p>
          </table:table-cell>
          <table:table-cell table:formula="of:=([.B60]-[.B$2])/10^9" office:value-type="float" office:value="0.012927522">
            <text:p>0.012928</text:p>
          </table:table-cell>
          <table:table-cell table:formula="of:=[.C60]-[.C59]" office:value-type="float" office:value="0">
            <text:p>0.000000</text:p>
          </table:table-cell>
          <table:table-cell table:formula="of:=[.A60]-[.A59]" office:value-type="float" office:value="0.00201399999991736">
            <text:p>0.00201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23496">
            <text:p>1061.234960</text:p>
          </table:table-cell>
          <table:table-cell office:value-type="float" office:value="5086475470602">
            <text:p>5086475470602</text:p>
          </table:table-cell>
          <table:table-cell table:formula="of:=([.B61]-[.B$2])/10^9" office:value-type="float" office:value="0.014949852">
            <text:p>0.014950</text:p>
          </table:table-cell>
          <table:table-cell table:formula="of:=[.C61]-[.C60]" office:value-type="float" office:value="0.00202233">
            <text:p>0.002022</text:p>
          </table:table-cell>
          <table:table-cell table:formula="of:=[.A61]-[.A60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34961">
            <text:p>1061.234961</text:p>
          </table:table-cell>
          <table:table-cell office:value-type="float" office:value="5086475470602">
            <text:p>5086475470602</text:p>
          </table:table-cell>
          <table:table-cell table:formula="of:=([.B62]-[.B$2])/10^9" office:value-type="float" office:value="0.014949852">
            <text:p>0.014950</text:p>
          </table:table-cell>
          <table:table-cell table:formula="of:=[.C62]-[.C61]" office:value-type="float" office:value="0">
            <text:p>0.000000</text:p>
          </table:table-cell>
          <table:table-cell table:formula="of:=[.A62]-[.A61]" office:value-type="float" office:value="0.00000100000011116208">
            <text:p>0.000001</text:p>
          </table:table-cell>
          <table:table-cell/>
          <table:table-cell office:value-type="string">
            <text:p>11334 / 70960 &lt;= 2000000 / 5000000</text:p>
          </table:table-cell>
          <table:table-cell/>
        </table:table-row>
        <table:table-row table:style-name="ro1">
          <table:table-cell office:value-type="float" office:value="1061.234961">
            <text:p>1061.234961</text:p>
          </table:table-cell>
          <table:table-cell office:value-type="float" office:value="5086475470602">
            <text:p>5086475470602</text:p>
          </table:table-cell>
          <table:table-cell table:formula="of:=([.B63]-[.B$2])/10^9" office:value-type="float" office:value="0.014949852">
            <text:p>0.014950</text:p>
          </table:table-cell>
          <table:table-cell table:formula="of:=[.C63]-[.C62]" office:value-type="float" office:value="0">
            <text:p>0.000000</text:p>
          </table:table-cell>
          <table:table-cell table:formula="of:=[.A63]-[.A62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234963">
            <text:p>1061.234963</text:p>
          </table:table-cell>
          <table:table-cell office:value-type="float" office:value="5086475470602">
            <text:p>5086475470602</text:p>
          </table:table-cell>
          <table:table-cell table:formula="of:=([.B64]-[.B$2])/10^9" office:value-type="float" office:value="0.014949852">
            <text:p>0.014950</text:p>
          </table:table-cell>
          <table:table-cell table:formula="of:=[.C64]-[.C63]" office:value-type="float" office:value="0">
            <text:p>0.000000</text:p>
          </table:table-cell>
          <table:table-cell table:formula="of:=[.A64]-[.A63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23497">
            <text:p>1061.234970</text:p>
          </table:table-cell>
          <table:table-cell office:value-type="float" office:value="5086475481129">
            <text:p>5086475481129</text:p>
          </table:table-cell>
          <table:table-cell table:formula="of:=([.B65]-[.B$2])/10^9" office:value-type="float" office:value="0.014960379">
            <text:p>0.014960</text:p>
          </table:table-cell>
          <table:table-cell table:formula="of:=[.C65]-[.C64]" office:value-type="float" office:value="0.0000105269999999998">
            <text:p>0.000011</text:p>
          </table:table-cell>
          <table:table-cell table:formula="of:=[.A65]-[.A64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234978">
            <text:p>1061.234978</text:p>
          </table:table-cell>
          <table:table-cell office:value-type="float" office:value="5086475481129">
            <text:p>5086475481129</text:p>
          </table:table-cell>
          <table:table-cell table:formula="of:=([.B66]-[.B$2])/10^9" office:value-type="float" office:value="0.014960379">
            <text:p>0.014960</text:p>
          </table:table-cell>
          <table:table-cell table:formula="of:=[.C66]-[.C65]" office:value-type="float" office:value="0">
            <text:p>0.000000</text:p>
          </table:table-cell>
          <table:table-cell table:formula="of:=[.A66]-[.A65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234991">
            <text:p>1061.234991</text:p>
          </table:table-cell>
          <table:table-cell office:value-type="float" office:value="5086475500933">
            <text:p>5086475500933</text:p>
          </table:table-cell>
          <table:table-cell table:formula="of:=([.B67]-[.B$2])/10^9" office:value-type="float" office:value="0.014980183">
            <text:p>0.014980</text:p>
          </table:table-cell>
          <table:table-cell table:formula="of:=[.C67]-[.C66]" office:value-type="float" office:value="0.000019804">
            <text:p>0.000020</text:p>
          </table:table-cell>
          <table:table-cell table:formula="of:=[.A67]-[.A66]" office:value-type="float" office:value="0.000013000000080865">
            <text:p>0.00001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234992">
            <text:p>1061.234992</text:p>
          </table:table-cell>
          <table:table-cell office:value-type="float" office:value="5086475500933">
            <text:p>5086475500933</text:p>
          </table:table-cell>
          <table:table-cell table:formula="of:=([.B68]-[.B$2])/10^9" office:value-type="float" office:value="0.014980183">
            <text:p>0.014980</text:p>
          </table:table-cell>
          <table:table-cell table:formula="of:=[.C68]-[.C67]" office:value-type="float" office:value="0">
            <text:p>0.000000</text:p>
          </table:table-cell>
          <table:table-cell table:formula="of:=[.A68]-[.A67]" office:value-type="float" office:value="0.000000999999883788405">
            <text:p>0.000001</text:p>
          </table:table-cell>
          <table:table-cell/>
          <table:table-cell office:value-type="string">
            <text:p>uses up its c_s; 5086475500933-5086475481129=19804</text:p>
          </table:table-cell>
          <table:table-cell/>
        </table:table-row>
        <table:table-row table:style-name="ro1">
          <table:table-cell office:value-type="float" office:value="1061.235004">
            <text:p>1061.235004</text:p>
          </table:table-cell>
          <table:table-cell office:value-type="float" office:value="5086475515387">
            <text:p>5086475515387</text:p>
          </table:table-cell>
          <table:table-cell table:formula="of:=([.B69]-[.B$2])/10^9" office:value-type="float" office:value="0.014994637">
            <text:p>0.014995</text:p>
          </table:table-cell>
          <table:table-cell table:formula="of:=[.C69]-[.C68]" office:value-type="float" office:value="0.0000144540000000005">
            <text:p>0.000014</text:p>
          </table:table-cell>
          <table:table-cell table:formula="of:=[.A69]-[.A68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35009">
            <text:p>1061.235009</text:p>
          </table:table-cell>
          <table:table-cell office:value-type="float" office:value="5086475515387">
            <text:p>5086475515387</text:p>
          </table:table-cell>
          <table:table-cell table:formula="of:=([.B70]-[.B$2])/10^9" office:value-type="float" office:value="0.014994637">
            <text:p>0.014995</text:p>
          </table:table-cell>
          <table:table-cell table:formula="of:=[.C70]-[.C69]" office:value-type="float" office:value="0">
            <text:p>0.000000</text:p>
          </table:table-cell>
          <table:table-cell table:formula="of:=[.A70]-[.A69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23504">
            <text:p>1061.235040</text:p>
          </table:table-cell>
          <table:table-cell office:value-type="float" office:value="5086475515387">
            <text:p>5086475515387</text:p>
          </table:table-cell>
          <table:table-cell table:formula="of:=([.B71]-[.B$2])/10^9" office:value-type="float" office:value="0.014994637">
            <text:p>0.014995</text:p>
          </table:table-cell>
          <table:table-cell table:formula="of:=[.C71]-[.C70]" office:value-type="float" office:value="0">
            <text:p>0.000000</text:p>
          </table:table-cell>
          <table:table-cell table:formula="of:=[.A71]-[.A70]" office:value-type="float" office:value="0.0000310000000354194">
            <text:p>0.00003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23504">
            <text:p>1061.235040</text:p>
          </table:table-cell>
          <table:table-cell office:value-type="float" office:value="5086475515387">
            <text:p>5086475515387</text:p>
          </table:table-cell>
          <table:table-cell table:formula="of:=([.B72]-[.B$2])/10^9" office:value-type="float" office:value="0.014994637">
            <text:p>0.014995</text:p>
          </table:table-cell>
          <table:table-cell table:formula="of:=[.C72]-[.C71]" office:value-type="float" office:value="0">
            <text:p>0.000000</text:p>
          </table:table-cell>
          <table:table-cell table:formula="of:=[.A72]-[.A71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35041">
            <text:p>1061.235041</text:p>
          </table:table-cell>
          <table:table-cell office:value-type="float" office:value="5086475515387">
            <text:p>5086475515387</text:p>
          </table:table-cell>
          <table:table-cell table:formula="of:=([.B73]-[.B$2])/10^9" office:value-type="float" office:value="0.014994637">
            <text:p>0.014995</text:p>
          </table:table-cell>
          <table:table-cell table:formula="of:=[.C73]-[.C72]" office:value-type="float" office:value="0">
            <text:p>0.000000</text:p>
          </table:table-cell>
          <table:table-cell table:formula="of:=[.A73]-[.A72]" office:value-type="float" office:value="0.000000999999883788405">
            <text:p>0.000001</text:p>
          </table:table-cell>
          <table:table-cell/>
          <table:table-cell office:value-type="string">
            <text:p>postpones its deadline to 5086480541562; c_s is topped up to 1991530</text:p>
          </table:table-cell>
          <table:table-cell/>
        </table:table-row>
        <table:table-row table:style-name="ro1">
          <table:table-cell office:value-type="float" office:value="1061.235957">
            <text:p>1061.235957</text:p>
          </table:table-cell>
          <table:table-cell office:value-type="float" office:value="5086476013986">
            <text:p>5086476013986</text:p>
          </table:table-cell>
          <table:table-cell table:formula="of:=([.B74]-[.B$2])/10^9" office:value-type="float" office:value="0.015493236">
            <text:p>0.015493</text:p>
          </table:table-cell>
          <table:table-cell table:formula="of:=[.C74]-[.C73]" office:value-type="float" office:value="0.000498599000000001">
            <text:p>0.000499</text:p>
          </table:table-cell>
          <table:table-cell table:formula="of:=[.A74]-[.A73]" office:value-type="float" office:value="0.000916000000188433">
            <text:p>0.00091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35959">
            <text:p>1061.235959</text:p>
          </table:table-cell>
          <table:table-cell office:value-type="float" office:value="5086476474885">
            <text:p>5086476474885</text:p>
          </table:table-cell>
          <table:table-cell table:formula="of:=([.B75]-[.B$2])/10^9" office:value-type="float" office:value="0.015954135">
            <text:p>0.015954</text:p>
          </table:table-cell>
          <table:table-cell table:formula="of:=[.C75]-[.C74]" office:value-type="float" office:value="0.000460899000000001">
            <text:p>0.000461</text:p>
          </table:table-cell>
          <table:table-cell table:formula="of:=[.A75]-[.A7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3596">
            <text:p>1061.235960</text:p>
          </table:table-cell>
          <table:table-cell office:value-type="float" office:value="5086476474885">
            <text:p>5086476474885</text:p>
          </table:table-cell>
          <table:table-cell table:formula="of:=([.B76]-[.B$2])/10^9" office:value-type="float" office:value="0.015954135">
            <text:p>0.015954</text:p>
          </table:table-cell>
          <table:table-cell table:formula="of:=[.C76]-[.C75]" office:value-type="float" office:value="0">
            <text:p>0.000000</text:p>
          </table:table-cell>
          <table:table-cell table:formula="of:=[.A76]-[.A75]" office:value-type="float" office:value="0.000000999999883788405">
            <text:p>0.000001</text:p>
          </table:table-cell>
          <table:table-cell office:value-type="string">
            <text:p>d_s is renewed (r + D) to 5086478474885; c_s is fully topped up</text:p>
          </table:table-cell>
          <table:table-cell table:number-columns-repeated="2"/>
        </table:table-row>
        <table:table-row table:style-name="ro1">
          <table:table-cell office:value-type="float" office:value="1061.235979">
            <text:p>1061.235979</text:p>
          </table:table-cell>
          <table:table-cell office:value-type="float" office:value="5086476494329">
            <text:p>5086476494329</text:p>
          </table:table-cell>
          <table:table-cell table:formula="of:=([.B77]-[.B$2])/10^9" office:value-type="float" office:value="0.015973579">
            <text:p>0.015974</text:p>
          </table:table-cell>
          <table:table-cell table:formula="of:=[.C77]-[.C76]" office:value-type="float" office:value="0.0000194440000000004">
            <text:p>0.000019</text:p>
          </table:table-cell>
          <table:table-cell table:formula="of:=[.A77]-[.A76]" office:value-type="float" office:value="0.0000190000000657164">
            <text:p>0.000019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61.23598">
            <text:p>1061.235980</text:p>
          </table:table-cell>
          <table:table-cell office:value-type="float" office:value="5086476494329">
            <text:p>5086476494329</text:p>
          </table:table-cell>
          <table:table-cell table:formula="of:=([.B78]-[.B$2])/10^9" office:value-type="float" office:value="0.015973579">
            <text:p>0.015974</text:p>
          </table:table-cell>
          <table:table-cell table:formula="of:=[.C78]-[.C77]" office:value-type="float" office:value="0">
            <text:p>0.000000</text:p>
          </table:table-cell>
          <table:table-cell table:formula="of:=[.A78]-[.A77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; 5086476494329-5086476013986=480343</text:p>
          </table:table-cell>
        </table:table-row>
        <table:table-row table:style-name="ro1">
          <table:table-cell office:value-type="float" office:value="1061.235993">
            <text:p>1061.235993</text:p>
          </table:table-cell>
          <table:table-cell office:value-type="float" office:value="5086476508434">
            <text:p>5086476508434</text:p>
          </table:table-cell>
          <table:table-cell table:formula="of:=([.B79]-[.B$2])/10^9" office:value-type="float" office:value="0.015987684">
            <text:p>0.015988</text:p>
          </table:table-cell>
          <table:table-cell table:formula="of:=[.C79]-[.C78]" office:value-type="float" office:value="0.0000141049999999969">
            <text:p>0.000014</text:p>
          </table:table-cell>
          <table:table-cell table:formula="of:=[.A79]-[.A78]" office:value-type="float" office:value="0.000013000000080865">
            <text:p>0.00001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236">
            <text:p>1061.236000</text:p>
          </table:table-cell>
          <table:table-cell office:value-type="float" office:value="5086476508434">
            <text:p>5086476508434</text:p>
          </table:table-cell>
          <table:table-cell table:formula="of:=([.B80]-[.B$2])/10^9" office:value-type="float" office:value="0.015987684">
            <text:p>0.015988</text:p>
          </table:table-cell>
          <table:table-cell table:formula="of:=[.C80]-[.C79]" office:value-type="float" office:value="0">
            <text:p>0.000000</text:p>
          </table:table-cell>
          <table:table-cell table:formula="of:=[.A80]-[.A79]" office:value-type="float" office:value="0.00000700000009601354">
            <text:p>0.000007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236909">
            <text:p>1061.236909</text:p>
          </table:table-cell>
          <table:table-cell office:value-type="float" office:value="5086477425020">
            <text:p>5086477425020</text:p>
          </table:table-cell>
          <table:table-cell table:formula="of:=([.B81]-[.B$2])/10^9" office:value-type="float" office:value="0.01690427">
            <text:p>0.016904</text:p>
          </table:table-cell>
          <table:table-cell table:formula="of:=[.C81]-[.C80]" office:value-type="float" office:value="0.000916586">
            <text:p>0.000917</text:p>
          </table:table-cell>
          <table:table-cell table:formula="of:=[.A81]-[.A80]" office:value-type="float" office:value="0.000908999999865046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36911">
            <text:p>1061.236911</text:p>
          </table:table-cell>
          <table:table-cell office:value-type="float" office:value="5086477425020">
            <text:p>5086477425020</text:p>
          </table:table-cell>
          <table:table-cell table:formula="of:=([.B82]-[.B$2])/10^9" office:value-type="float" office:value="0.01690427">
            <text:p>0.016904</text:p>
          </table:table-cell>
          <table:table-cell table:formula="of:=[.C82]-[.C81]" office:value-type="float" office:value="0">
            <text:p>0.000000</text:p>
          </table:table-cell>
          <table:table-cell table:formula="of:=[.A82]-[.A8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36916">
            <text:p>1061.236916</text:p>
          </table:table-cell>
          <table:table-cell office:value-type="float" office:value="5086477425020">
            <text:p>5086477425020</text:p>
          </table:table-cell>
          <table:table-cell table:formula="of:=([.B83]-[.B$2])/10^9" office:value-type="float" office:value="0.01690427">
            <text:p>0.016904</text:p>
          </table:table-cell>
          <table:table-cell table:formula="of:=[.C83]-[.C82]" office:value-type="float" office:value="0">
            <text:p>0.000000</text:p>
          </table:table-cell>
          <table:table-cell table:formula="of:=[.A83]-[.A82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237027">
            <text:p>1061.237027</text:p>
          </table:table-cell>
          <table:table-cell office:value-type="float" office:value="5086477425020">
            <text:p>5086477425020</text:p>
          </table:table-cell>
          <table:table-cell table:formula="of:=([.B84]-[.B$2])/10^9" office:value-type="float" office:value="0.01690427">
            <text:p>0.016904</text:p>
          </table:table-cell>
          <table:table-cell table:formula="of:=[.C84]-[.C83]" office:value-type="float" office:value="0">
            <text:p>0.000000</text:p>
          </table:table-cell>
          <table:table-cell table:formula="of:=[.A84]-[.A83]" office:value-type="float" office:value="0.000110999999833439">
            <text:p>0.000111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61.237027">
            <text:p>1061.237027</text:p>
          </table:table-cell>
          <table:table-cell office:value-type="float" office:value="5086477425020">
            <text:p>5086477425020</text:p>
          </table:table-cell>
          <table:table-cell table:formula="of:=([.B85]-[.B$2])/10^9" office:value-type="float" office:value="0.01690427">
            <text:p>0.016904</text:p>
          </table:table-cell>
          <table:table-cell table:formula="of:=[.C85]-[.C84]" office:value-type="float" office:value="0">
            <text:p>0.000000</text:p>
          </table:table-cell>
          <table:table-cell table:formula="of:=[.A85]-[.A84]" office:value-type="float" office:value="0">
            <text:p>0.000000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237028">
            <text:p>1061.237028</text:p>
          </table:table-cell>
          <table:table-cell office:value-type="float" office:value="5086477425020">
            <text:p>5086477425020</text:p>
          </table:table-cell>
          <table:table-cell table:formula="of:=([.B86]-[.B$2])/10^9" office:value-type="float" office:value="0.01690427">
            <text:p>0.016904</text:p>
          </table:table-cell>
          <table:table-cell table:formula="of:=[.C86]-[.C85]" office:value-type="float" office:value="0">
            <text:p>0.000000</text:p>
          </table:table-cell>
          <table:table-cell table:formula="of:=[.A86]-[.A85]" office:value-type="float" office:value="0.00000100000011116208">
            <text:p>0.000001</text:p>
          </table:table-cell>
          <table:table-cell table:number-columns-repeated="2"/>
          <table:table-cell office:value-type="string">
            <text:p>postpones its deadline to 5086484535004; c_s is topped up to 2988201</text:p>
          </table:table-cell>
        </table:table-row>
        <table:table-row table:style-name="ro1">
          <table:table-cell office:value-type="float" office:value="1061.238831">
            <text:p>1061.238831</text:p>
          </table:table-cell>
          <table:table-cell office:value-type="float" office:value="5086479346907">
            <text:p>5086479346907</text:p>
          </table:table-cell>
          <table:table-cell table:formula="of:=([.B87]-[.B$2])/10^9" office:value-type="float" office:value="0.018826157">
            <text:p>0.018826</text:p>
          </table:table-cell>
          <table:table-cell table:formula="of:=[.C87]-[.C86]" office:value-type="float" office:value="0.001921887">
            <text:p>0.001922</text:p>
          </table:table-cell>
          <table:table-cell table:formula="of:=[.A87]-[.A86]" office:value-type="float" office:value="0.00180299999988165">
            <text:p>0.00180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238833">
            <text:p>1061.238833</text:p>
          </table:table-cell>
          <table:table-cell office:value-type="float" office:value="5086479346907">
            <text:p>5086479346907</text:p>
          </table:table-cell>
          <table:table-cell table:formula="of:=([.B88]-[.B$2])/10^9" office:value-type="float" office:value="0.018826157">
            <text:p>0.018826</text:p>
          </table:table-cell>
          <table:table-cell table:formula="of:=[.C88]-[.C87]" office:value-type="float" office:value="0">
            <text:p>0.000000</text:p>
          </table:table-cell>
          <table:table-cell table:formula="of:=[.A88]-[.A87]" office:value-type="float" office:value="0.00000200000022232416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38837">
            <text:p>1061.238837</text:p>
          </table:table-cell>
          <table:table-cell office:value-type="float" office:value="5086479346907">
            <text:p>5086479346907</text:p>
          </table:table-cell>
          <table:table-cell table:formula="of:=([.B89]-[.B$2])/10^9" office:value-type="float" office:value="0.018826157">
            <text:p>0.018826</text:p>
          </table:table-cell>
          <table:table-cell table:formula="of:=[.C89]-[.C88]" office:value-type="float" office:value="0">
            <text:p>0.000000</text:p>
          </table:table-cell>
          <table:table-cell table:formula="of:=[.A89]-[.A88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238847">
            <text:p>1061.238847</text:p>
          </table:table-cell>
          <table:table-cell office:value-type="float" office:value="5086479362327">
            <text:p>5086479362327</text:p>
          </table:table-cell>
          <table:table-cell table:formula="of:=([.B90]-[.B$2])/10^9" office:value-type="float" office:value="0.018841577">
            <text:p>0.018842</text:p>
          </table:table-cell>
          <table:table-cell table:formula="of:=[.C90]-[.C89]" office:value-type="float" office:value="0.0000154200000000021">
            <text:p>0.000015</text:p>
          </table:table-cell>
          <table:table-cell table:formula="of:=[.A90]-[.A89]" office:value-type="float" office:value="0.00000999999997475243">
            <text:p>0.00001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23885">
            <text:p>1061.238850</text:p>
          </table:table-cell>
          <table:table-cell office:value-type="float" office:value="5086479362327">
            <text:p>5086479362327</text:p>
          </table:table-cell>
          <table:table-cell table:formula="of:=([.B91]-[.B$2])/10^9" office:value-type="float" office:value="0.018841577">
            <text:p>0.018842</text:p>
          </table:table-cell>
          <table:table-cell table:formula="of:=[.C91]-[.C90]" office:value-type="float" office:value="0">
            <text:p>0.000000</text:p>
          </table:table-cell>
          <table:table-cell table:formula="of:=[.A91]-[.A90]" office:value-type="float" office:value="0.00000299999987873889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239225">
            <text:p>1061.239225</text:p>
          </table:table-cell>
          <table:table-cell office:value-type="float" office:value="5086480433992">
            <text:p>5086480433992</text:p>
          </table:table-cell>
          <table:table-cell table:formula="of:=([.B92]-[.B$2])/10^9" office:value-type="float" office:value="0.019913242">
            <text:p>0.019913</text:p>
          </table:table-cell>
          <table:table-cell table:formula="of:=[.C92]-[.C91]" office:value-type="float" office:value="0.001071665">
            <text:p>0.001072</text:p>
          </table:table-cell>
          <table:table-cell table:formula="of:=[.A92]-[.A91]" office:value-type="float" office:value="0.000375000000076398">
            <text:p>0.00037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39227">
            <text:p>1061.239227</text:p>
          </table:table-cell>
          <table:table-cell office:value-type="float" office:value="5086480476262">
            <text:p>5086480476262</text:p>
          </table:table-cell>
          <table:table-cell table:formula="of:=([.B93]-[.B$2])/10^9" office:value-type="float" office:value="0.019955512">
            <text:p>0.019956</text:p>
          </table:table-cell>
          <table:table-cell table:formula="of:=[.C93]-[.C92]" office:value-type="float" office:value="0.0000422700000000005">
            <text:p>0.000042</text:p>
          </table:table-cell>
          <table:table-cell table:formula="of:=[.A93]-[.A9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39227">
            <text:p>1061.239227</text:p>
          </table:table-cell>
          <table:table-cell office:value-type="float" office:value="5086480476262">
            <text:p>5086480476262</text:p>
          </table:table-cell>
          <table:table-cell table:formula="of:=([.B94]-[.B$2])/10^9" office:value-type="float" office:value="0.019955512">
            <text:p>0.019956</text:p>
          </table:table-cell>
          <table:table-cell table:formula="of:=[.C94]-[.C93]" office:value-type="float" office:value="0">
            <text:p>0.000000</text:p>
          </table:table-cell>
          <table:table-cell table:formula="of:=[.A94]-[.A93]" office:value-type="float" office:value="0">
            <text:p>0.000000</text:p>
          </table:table-cell>
          <table:table-cell office:value-type="string">
            <text:p>d_s is renewed (r + D) to 5086482476262; c_s is fully topped up</text:p>
          </table:table-cell>
          <table:table-cell table:number-columns-repeated="2"/>
        </table:table-row>
        <table:table-row table:style-name="ro1">
          <table:table-cell office:value-type="float" office:value="1061.239231">
            <text:p>1061.239231</text:p>
          </table:table-cell>
          <table:table-cell office:value-type="float" office:value="5086480476262">
            <text:p>5086480476262</text:p>
          </table:table-cell>
          <table:table-cell table:formula="of:=([.B95]-[.B$2])/10^9" office:value-type="float" office:value="0.019955512">
            <text:p>0.019956</text:p>
          </table:table-cell>
          <table:table-cell table:formula="of:=[.C95]-[.C94]" office:value-type="float" office:value="0">
            <text:p>0.000000</text:p>
          </table:table-cell>
          <table:table-cell table:formula="of:=[.A95]-[.A94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239234">
            <text:p>1061.239234</text:p>
          </table:table-cell>
          <table:table-cell office:value-type="float" office:value="5086480482909">
            <text:p>5086480482909</text:p>
          </table:table-cell>
          <table:table-cell table:formula="of:=([.B96]-[.B$2])/10^9" office:value-type="float" office:value="0.019962159">
            <text:p>0.019962</text:p>
          </table:table-cell>
          <table:table-cell table:formula="of:=[.C96]-[.C95]" office:value-type="float" office:value="0.00000664699999999852">
            <text:p>0.000007</text:p>
          </table:table-cell>
          <table:table-cell table:formula="of:=[.A96]-[.A95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39235">
            <text:p>1061.239235</text:p>
          </table:table-cell>
          <table:table-cell office:value-type="float" office:value="5086480482909">
            <text:p>5086480482909</text:p>
          </table:table-cell>
          <table:table-cell table:formula="of:=([.B97]-[.B$2])/10^9" office:value-type="float" office:value="0.019962159">
            <text:p>0.019962</text:p>
          </table:table-cell>
          <table:table-cell table:formula="of:=[.C97]-[.C96]" office:value-type="float" office:value="0">
            <text:p>0.000000</text:p>
          </table:table-cell>
          <table:table-cell table:formula="of:=[.A97]-[.A96]" office:value-type="float" office:value="0.00000100000011116208">
            <text:p>0.000001</text:p>
          </table:table-cell>
          <table:table-cell/>
          <table:table-cell office:value-type="string">
            <text:p>69643 / 58653 &gt; 2000000 / 5000000</text:p>
          </table:table-cell>
          <table:table-cell/>
        </table:table-row>
        <table:table-row table:style-name="ro1">
          <table:table-cell office:value-type="float" office:value="1061.239235">
            <text:p>1061.239235</text:p>
          </table:table-cell>
          <table:table-cell office:value-type="float" office:value="5086480482909">
            <text:p>5086480482909</text:p>
          </table:table-cell>
          <table:table-cell table:formula="of:=([.B98]-[.B$2])/10^9" office:value-type="float" office:value="0.019962159">
            <text:p>0.019962</text:p>
          </table:table-cell>
          <table:table-cell table:formula="of:=[.C98]-[.C97]" office:value-type="float" office:value="0">
            <text:p>0.000000</text:p>
          </table:table-cell>
          <table:table-cell table:formula="of:=[.A98]-[.A97]" office:value-type="float" office:value="0">
            <text:p>0.000000</text:p>
          </table:table-cell>
          <table:table-cell/>
          <table:table-cell office:value-type="string">
            <text:p>d_s is renewed (r + D) to 5086485482909; c_s is fully topped up</text:p>
          </table:table-cell>
          <table:table-cell/>
        </table:table-row>
        <table:table-row table:style-name="ro1">
          <table:table-cell office:value-type="float" office:value="1061.239239">
            <text:p>1061.239239</text:p>
          </table:table-cell>
          <table:table-cell office:value-type="float" office:value="5086480482909">
            <text:p>5086480482909</text:p>
          </table:table-cell>
          <table:table-cell table:formula="of:=([.B99]-[.B$2])/10^9" office:value-type="float" office:value="0.019962159">
            <text:p>0.019962</text:p>
          </table:table-cell>
          <table:table-cell table:formula="of:=[.C99]-[.C98]" office:value-type="float" office:value="0">
            <text:p>0.000000</text:p>
          </table:table-cell>
          <table:table-cell table:formula="of:=[.A99]-[.A98]" office:value-type="float" office:value="0.00000399999998990097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239241">
            <text:p>1061.239241</text:p>
          </table:table-cell>
          <table:table-cell office:value-type="float" office:value="5086480490344">
            <text:p>5086480490344</text:p>
          </table:table-cell>
          <table:table-cell table:formula="of:=([.B100]-[.B$2])/10^9" office:value-type="float" office:value="0.019969594">
            <text:p>0.019970</text:p>
          </table:table-cell>
          <table:table-cell table:formula="of:=[.C100]-[.C99]" office:value-type="float" office:value="0.00000743500000000008">
            <text:p>0.000007</text:p>
          </table:table-cell>
          <table:table-cell table:formula="of:=[.A100]-[.A9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239242">
            <text:p>1061.239242</text:p>
          </table:table-cell>
          <table:table-cell office:value-type="float" office:value="5086480490344">
            <text:p>5086480490344</text:p>
          </table:table-cell>
          <table:table-cell table:formula="of:=([.B101]-[.B$2])/10^9" office:value-type="float" office:value="0.019969594">
            <text:p>0.019970</text:p>
          </table:table-cell>
          <table:table-cell table:formula="of:=[.C101]-[.C100]" office:value-type="float" office:value="0">
            <text:p>0.000000</text:p>
          </table:table-cell>
          <table:table-cell table:formula="of:=[.A101]-[.A100]" office:value-type="float" office:value="0.00000100000011116208">
            <text:p>0.000001</text:p>
          </table:table-cell>
          <table:table-cell table:number-columns-repeated="2"/>
          <table:table-cell office:value-type="string">
            <text:p>2972781 / 4044660 &gt; 3000000 / 7000000</text:p>
          </table:table-cell>
        </table:table-row>
        <table:table-row table:style-name="ro1">
          <table:table-cell office:value-type="float" office:value="1061.239243">
            <text:p>1061.239243</text:p>
          </table:table-cell>
          <table:table-cell office:value-type="float" office:value="5086480490344">
            <text:p>5086480490344</text:p>
          </table:table-cell>
          <table:table-cell table:formula="of:=([.B102]-[.B$2])/10^9" office:value-type="float" office:value="0.019969594">
            <text:p>0.019970</text:p>
          </table:table-cell>
          <table:table-cell table:formula="of:=[.C102]-[.C101]" office:value-type="float" office:value="0">
            <text:p>0.000000</text:p>
          </table:table-cell>
          <table:table-cell table:formula="of:=[.A102]-[.A101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5086487490344; c_s is fully topped up</text:p>
          </table:table-cell>
        </table:table-row>
        <table:table-row table:style-name="ro1">
          <table:table-cell office:value-type="float" office:value="1061.239275">
            <text:p>1061.239275</text:p>
          </table:table-cell>
          <table:table-cell office:value-type="float" office:value="5086480516471">
            <text:p>5086480516471</text:p>
          </table:table-cell>
          <table:table-cell table:formula="of:=([.B103]-[.B$2])/10^9" office:value-type="float" office:value="0.019995721">
            <text:p>0.019996</text:p>
          </table:table-cell>
          <table:table-cell table:formula="of:=[.C103]-[.C102]" office:value-type="float" office:value="0.0000261270000000008">
            <text:p>0.000026</text:p>
          </table:table-cell>
          <table:table-cell table:formula="of:=[.A103]-[.A102]" office:value-type="float" office:value="0.0000319999999192078">
            <text:p>0.000032</text:p>
          </table:table-cell>
          <table:table-cell office:value-type="string">
            <text:p>is pick_next_task_dl-ed by gnome-terminal (2016)</text:p>
          </table:table-cell>
          <table:table-cell table:number-columns-repeated="2"/>
        </table:table-row>
        <table:table-row table:style-name="ro1">
          <table:table-cell office:value-type="float" office:value="1061.240186">
            <text:p>1061.240186</text:p>
          </table:table-cell>
          <table:table-cell office:value-type="float" office:value="5086481435218">
            <text:p>5086481435218</text:p>
          </table:table-cell>
          <table:table-cell table:formula="of:=([.B104]-[.B$2])/10^9" office:value-type="float" office:value="0.020914468">
            <text:p>0.020914</text:p>
          </table:table-cell>
          <table:table-cell table:formula="of:=[.C104]-[.C103]" office:value-type="float" office:value="0.000918746999999997">
            <text:p>0.000919</text:p>
          </table:table-cell>
          <table:table-cell table:formula="of:=[.A104]-[.A103]" office:value-type="float" office:value="0.00091100000008737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40187">
            <text:p>1061.240187</text:p>
          </table:table-cell>
          <table:table-cell office:value-type="float" office:value="5086481435218">
            <text:p>5086481435218</text:p>
          </table:table-cell>
          <table:table-cell table:formula="of:=([.B105]-[.B$2])/10^9" office:value-type="float" office:value="0.020914468">
            <text:p>0.020914</text:p>
          </table:table-cell>
          <table:table-cell table:formula="of:=[.C105]-[.C104]" office:value-type="float" office:value="0">
            <text:p>0.000000</text:p>
          </table:table-cell>
          <table:table-cell table:formula="of:=[.A105]-[.A104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40194">
            <text:p>1061.240194</text:p>
          </table:table-cell>
          <table:table-cell office:value-type="float" office:value="5086481435218">
            <text:p>5086481435218</text:p>
          </table:table-cell>
          <table:table-cell table:formula="of:=([.B106]-[.B$2])/10^9" office:value-type="float" office:value="0.020914468">
            <text:p>0.020914</text:p>
          </table:table-cell>
          <table:table-cell table:formula="of:=[.C106]-[.C105]" office:value-type="float" office:value="0">
            <text:p>0.000000</text:p>
          </table:table-cell>
          <table:table-cell table:formula="of:=[.A106]-[.A105]" office:value-type="float" office:value="0.00000699999986863986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242104">
            <text:p>1061.242104</text:p>
          </table:table-cell>
          <table:table-cell office:value-type="float" office:value="5086483353670">
            <text:p>5086483353670</text:p>
          </table:table-cell>
          <table:table-cell table:formula="of:=([.B107]-[.B$2])/10^9" office:value-type="float" office:value="0.02283292">
            <text:p>0.022833</text:p>
          </table:table-cell>
          <table:table-cell table:formula="of:=[.C107]-[.C106]" office:value-type="float" office:value="0.001918452">
            <text:p>0.001918</text:p>
          </table:table-cell>
          <table:table-cell table:formula="of:=[.A107]-[.A106]" office:value-type="float" office:value="0.00190999999995256">
            <text:p>0.00191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242105">
            <text:p>1061.242105</text:p>
          </table:table-cell>
          <table:table-cell office:value-type="float" office:value="5086483353670">
            <text:p>5086483353670</text:p>
          </table:table-cell>
          <table:table-cell table:formula="of:=([.B108]-[.B$2])/10^9" office:value-type="float" office:value="0.02283292">
            <text:p>0.022833</text:p>
          </table:table-cell>
          <table:table-cell table:formula="of:=[.C108]-[.C107]" office:value-type="float" office:value="0">
            <text:p>0.000000</text:p>
          </table:table-cell>
          <table:table-cell table:formula="of:=[.A108]-[.A107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4211">
            <text:p>1061.242110</text:p>
          </table:table-cell>
          <table:table-cell office:value-type="float" office:value="5086483353670">
            <text:p>5086483353670</text:p>
          </table:table-cell>
          <table:table-cell table:formula="of:=([.B109]-[.B$2])/10^9" office:value-type="float" office:value="0.02283292">
            <text:p>0.022833</text:p>
          </table:table-cell>
          <table:table-cell table:formula="of:=[.C109]-[.C108]" office:value-type="float" office:value="0">
            <text:p>0.000000</text:p>
          </table:table-cell>
          <table:table-cell table:formula="of:=[.A109]-[.A108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24322">
            <text:p>1061.243220</text:p>
          </table:table-cell>
          <table:table-cell office:value-type="float" office:value="5086484013630">
            <text:p>5086484013630</text:p>
          </table:table-cell>
          <table:table-cell table:formula="of:=([.B110]-[.B$2])/10^9" office:value-type="float" office:value="0.02349288">
            <text:p>0.023493</text:p>
          </table:table-cell>
          <table:table-cell table:formula="of:=[.C110]-[.C109]" office:value-type="float" office:value="0.000659960000000001">
            <text:p>0.000660</text:p>
          </table:table-cell>
          <table:table-cell table:formula="of:=[.A110]-[.A109]" office:value-type="float" office:value="0.00111000000015338">
            <text:p>0.00111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43222">
            <text:p>1061.243222</text:p>
          </table:table-cell>
          <table:table-cell office:value-type="float" office:value="5086484475238">
            <text:p>5086484475238</text:p>
          </table:table-cell>
          <table:table-cell table:formula="of:=([.B111]-[.B$2])/10^9" office:value-type="float" office:value="0.023954488">
            <text:p>0.023954</text:p>
          </table:table-cell>
          <table:table-cell table:formula="of:=[.C111]-[.C110]" office:value-type="float" office:value="0.000461607999999999">
            <text:p>0.000462</text:p>
          </table:table-cell>
          <table:table-cell table:formula="of:=[.A111]-[.A11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43223">
            <text:p>1061.243223</text:p>
          </table:table-cell>
          <table:table-cell office:value-type="float" office:value="5086484475238">
            <text:p>5086484475238</text:p>
          </table:table-cell>
          <table:table-cell table:formula="of:=([.B112]-[.B$2])/10^9" office:value-type="float" office:value="0.023954488">
            <text:p>0.023954</text:p>
          </table:table-cell>
          <table:table-cell table:formula="of:=[.C112]-[.C111]" office:value-type="float" office:value="0">
            <text:p>0.000000</text:p>
          </table:table-cell>
          <table:table-cell table:formula="of:=[.A112]-[.A111]" office:value-type="float" office:value="0.000000999999883788405">
            <text:p>0.000001</text:p>
          </table:table-cell>
          <table:table-cell office:value-type="string">
            <text:p>d_s is renewed (r + D) to 5086486475238; c_s is fully topped up</text:p>
          </table:table-cell>
          <table:table-cell table:number-columns-repeated="2"/>
        </table:table-row>
        <table:table-row table:style-name="ro1">
          <table:table-cell office:value-type="float" office:value="1061.243224">
            <text:p>1061.243224</text:p>
          </table:table-cell>
          <table:table-cell office:value-type="float" office:value="5086484475238">
            <text:p>5086484475238</text:p>
          </table:table-cell>
          <table:table-cell table:formula="of:=([.B113]-[.B$2])/10^9" office:value-type="float" office:value="0.023954488">
            <text:p>0.023954</text:p>
          </table:table-cell>
          <table:table-cell table:formula="of:=[.C113]-[.C112]" office:value-type="float" office:value="0">
            <text:p>0.000000</text:p>
          </table:table-cell>
          <table:table-cell table:formula="of:=[.A113]-[.A112]" office:value-type="float" office:value="0.00000100000011116208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243231">
            <text:p>1061.243231</text:p>
          </table:table-cell>
          <table:table-cell office:value-type="float" office:value="5086484484407">
            <text:p>5086484484407</text:p>
          </table:table-cell>
          <table:table-cell table:formula="of:=([.B114]-[.B$2])/10^9" office:value-type="float" office:value="0.023963657">
            <text:p>0.023964</text:p>
          </table:table-cell>
          <table:table-cell table:formula="of:=[.C114]-[.C113]" office:value-type="float" office:value="0.00000916899999999984">
            <text:p>0.000009</text:p>
          </table:table-cell>
          <table:table-cell table:formula="of:=[.A114]-[.A113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243236">
            <text:p>1061.243236</text:p>
          </table:table-cell>
          <table:table-cell office:value-type="float" office:value="5086484484407">
            <text:p>5086484484407</text:p>
          </table:table-cell>
          <table:table-cell table:formula="of:=([.B115]-[.B$2])/10^9" office:value-type="float" office:value="0.023963657">
            <text:p>0.023964</text:p>
          </table:table-cell>
          <table:table-cell table:formula="of:=[.C115]-[.C114]" office:value-type="float" office:value="0">
            <text:p>0.000000</text:p>
          </table:table-cell>
          <table:table-cell table:formula="of:=[.A115]-[.A114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244149">
            <text:p>1061.244149</text:p>
          </table:table-cell>
          <table:table-cell office:value-type="float" office:value="5086485402794">
            <text:p>5086485402794</text:p>
          </table:table-cell>
          <table:table-cell table:formula="of:=([.B116]-[.B$2])/10^9" office:value-type="float" office:value="0.024882044">
            <text:p>0.024882</text:p>
          </table:table-cell>
          <table:table-cell table:formula="of:=[.C116]-[.C115]" office:value-type="float" office:value="0.000918387">
            <text:p>0.000918</text:p>
          </table:table-cell>
          <table:table-cell table:formula="of:=[.A116]-[.A115]" office:value-type="float" office:value="0.00091300000008232">
            <text:p>0.00091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44151">
            <text:p>1061.244151</text:p>
          </table:table-cell>
          <table:table-cell office:value-type="float" office:value="5086485402794">
            <text:p>5086485402794</text:p>
          </table:table-cell>
          <table:table-cell table:formula="of:=([.B117]-[.B$2])/10^9" office:value-type="float" office:value="0.024882044">
            <text:p>0.024882</text:p>
          </table:table-cell>
          <table:table-cell table:formula="of:=[.C117]-[.C116]" office:value-type="float" office:value="0">
            <text:p>0.000000</text:p>
          </table:table-cell>
          <table:table-cell table:formula="of:=[.A117]-[.A11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44155">
            <text:p>1061.244155</text:p>
          </table:table-cell>
          <table:table-cell office:value-type="float" office:value="5086485402794">
            <text:p>5086485402794</text:p>
          </table:table-cell>
          <table:table-cell table:formula="of:=([.B118]-[.B$2])/10^9" office:value-type="float" office:value="0.024882044">
            <text:p>0.024882</text:p>
          </table:table-cell>
          <table:table-cell table:formula="of:=[.C118]-[.C117]" office:value-type="float" office:value="0">
            <text:p>0.000000</text:p>
          </table:table-cell>
          <table:table-cell table:formula="of:=[.A118]-[.A117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244218">
            <text:p>1061.244218</text:p>
          </table:table-cell>
          <table:table-cell office:value-type="float" office:value="5086485402794">
            <text:p>5086485402794</text:p>
          </table:table-cell>
          <table:table-cell table:formula="of:=([.B119]-[.B$2])/10^9" office:value-type="float" office:value="0.024882044">
            <text:p>0.024882</text:p>
          </table:table-cell>
          <table:table-cell table:formula="of:=[.C119]-[.C118]" office:value-type="float" office:value="0">
            <text:p>0.000000</text:p>
          </table:table-cell>
          <table:table-cell table:formula="of:=[.A119]-[.A118]" office:value-type="float" office:value="0.0000629999999546271">
            <text:p>0.00006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24422">
            <text:p>1061.244220</text:p>
          </table:table-cell>
          <table:table-cell office:value-type="float" office:value="5086485473826">
            <text:p>5086485473826</text:p>
          </table:table-cell>
          <table:table-cell table:formula="of:=([.B120]-[.B$2])/10^9" office:value-type="float" office:value="0.024953076">
            <text:p>0.024953</text:p>
          </table:table-cell>
          <table:table-cell table:formula="of:=[.C120]-[.C119]" office:value-type="float" office:value="0.0000710320000000021">
            <text:p>0.000071</text:p>
          </table:table-cell>
          <table:table-cell table:formula="of:=[.A120]-[.A11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44221">
            <text:p>1061.244221</text:p>
          </table:table-cell>
          <table:table-cell office:value-type="float" office:value="5086485473826">
            <text:p>5086485473826</text:p>
          </table:table-cell>
          <table:table-cell table:formula="of:=([.B121]-[.B$2])/10^9" office:value-type="float" office:value="0.024953076">
            <text:p>0.024953</text:p>
          </table:table-cell>
          <table:table-cell table:formula="of:=[.C121]-[.C120]" office:value-type="float" office:value="0">
            <text:p>0.000000</text:p>
          </table:table-cell>
          <table:table-cell table:formula="of:=[.A121]-[.A120]" office:value-type="float" office:value="0.000000999999883788405">
            <text:p>0.000001</text:p>
          </table:table-cell>
          <table:table-cell/>
          <table:table-cell office:value-type="string">
            <text:p>81548 / 9083 &gt; 2000000 / 5000000</text:p>
          </table:table-cell>
          <table:table-cell/>
        </table:table-row>
        <table:table-row table:style-name="ro1">
          <table:table-cell office:value-type="float" office:value="1061.244222">
            <text:p>1061.244222</text:p>
          </table:table-cell>
          <table:table-cell office:value-type="float" office:value="5086485473826">
            <text:p>5086485473826</text:p>
          </table:table-cell>
          <table:table-cell table:formula="of:=([.B122]-[.B$2])/10^9" office:value-type="float" office:value="0.024953076">
            <text:p>0.024953</text:p>
          </table:table-cell>
          <table:table-cell table:formula="of:=[.C122]-[.C121]" office:value-type="float" office:value="0">
            <text:p>0.000000</text:p>
          </table:table-cell>
          <table:table-cell table:formula="of:=[.A122]-[.A121]" office:value-type="float" office:value="0.00000100000011116208">
            <text:p>0.000001</text:p>
          </table:table-cell>
          <table:table-cell/>
          <table:table-cell office:value-type="string">
            <text:p>d_s is renewed (r + D) to 5086490473826; c_s is fully topped up</text:p>
          </table:table-cell>
          <table:table-cell/>
        </table:table-row>
        <table:table-row table:style-name="ro1">
          <table:table-cell office:value-type="float" office:value="1061.246002">
            <text:p>1061.246002</text:p>
          </table:table-cell>
          <table:table-cell office:value-type="float" office:value="5086487254928">
            <text:p>5086487254928</text:p>
          </table:table-cell>
          <table:table-cell table:formula="of:=([.B123]-[.B$2])/10^9" office:value-type="float" office:value="0.026734178">
            <text:p>0.026734</text:p>
          </table:table-cell>
          <table:table-cell table:formula="of:=[.C123]-[.C122]" office:value-type="float" office:value="0.001781102">
            <text:p>0.001781</text:p>
          </table:table-cell>
          <table:table-cell table:formula="of:=[.A123]-[.A122]" office:value-type="float" office:value="0.00178000000005341">
            <text:p>0.00178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246003">
            <text:p>1061.246003</text:p>
          </table:table-cell>
          <table:table-cell office:value-type="float" office:value="5086487254928">
            <text:p>5086487254928</text:p>
          </table:table-cell>
          <table:table-cell table:formula="of:=([.B124]-[.B$2])/10^9" office:value-type="float" office:value="0.026734178">
            <text:p>0.026734</text:p>
          </table:table-cell>
          <table:table-cell table:formula="of:=[.C124]-[.C123]" office:value-type="float" office:value="0">
            <text:p>0.000000</text:p>
          </table:table-cell>
          <table:table-cell table:formula="of:=[.A124]-[.A123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246007">
            <text:p>1061.246007</text:p>
          </table:table-cell>
          <table:table-cell office:value-type="float" office:value="5086487254928">
            <text:p>5086487254928</text:p>
          </table:table-cell>
          <table:table-cell table:formula="of:=([.B125]-[.B$2])/10^9" office:value-type="float" office:value="0.026734178">
            <text:p>0.026734</text:p>
          </table:table-cell>
          <table:table-cell table:formula="of:=[.C125]-[.C124]" office:value-type="float" office:value="0">
            <text:p>0.000000</text:p>
          </table:table-cell>
          <table:table-cell table:formula="of:=[.A125]-[.A124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247215">
            <text:p>1061.247215</text:p>
          </table:table-cell>
          <table:table-cell office:value-type="float" office:value="5086488013319">
            <text:p>5086488013319</text:p>
          </table:table-cell>
          <table:table-cell table:formula="of:=([.B126]-[.B$2])/10^9" office:value-type="float" office:value="0.027492569">
            <text:p>0.027493</text:p>
          </table:table-cell>
          <table:table-cell table:formula="of:=[.C126]-[.C125]" office:value-type="float" office:value="0.000758391000000001">
            <text:p>0.000758</text:p>
          </table:table-cell>
          <table:table-cell table:formula="of:=[.A126]-[.A125]" office:value-type="float" office:value="0.00120800000013332">
            <text:p>0.00120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47217">
            <text:p>1061.247217</text:p>
          </table:table-cell>
          <table:table-cell office:value-type="float" office:value="5086488474902">
            <text:p>5086488474902</text:p>
          </table:table-cell>
          <table:table-cell table:formula="of:=([.B127]-[.B$2])/10^9" office:value-type="float" office:value="0.027954152">
            <text:p>0.027954</text:p>
          </table:table-cell>
          <table:table-cell table:formula="of:=[.C127]-[.C126]" office:value-type="float" office:value="0.000461582999999998">
            <text:p>0.000462</text:p>
          </table:table-cell>
          <table:table-cell table:formula="of:=[.A127]-[.A12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47218">
            <text:p>1061.247218</text:p>
          </table:table-cell>
          <table:table-cell office:value-type="float" office:value="5086488474902">
            <text:p>5086488474902</text:p>
          </table:table-cell>
          <table:table-cell table:formula="of:=([.B128]-[.B$2])/10^9" office:value-type="float" office:value="0.027954152">
            <text:p>0.027954</text:p>
          </table:table-cell>
          <table:table-cell table:formula="of:=[.C128]-[.C127]" office:value-type="float" office:value="0">
            <text:p>0.000000</text:p>
          </table:table-cell>
          <table:table-cell table:formula="of:=[.A128]-[.A127]" office:value-type="float" office:value="0.000000999999883788405">
            <text:p>0.000001</text:p>
          </table:table-cell>
          <table:table-cell office:value-type="string">
            <text:p>d_s is renewed (r + D) to 5086490474902; c_s is fully topped up</text:p>
          </table:table-cell>
          <table:table-cell table:number-columns-repeated="2"/>
        </table:table-row>
        <table:table-row table:style-name="ro1">
          <table:table-cell office:value-type="float" office:value="1061.24796">
            <text:p>1061.247960</text:p>
          </table:table-cell>
          <table:table-cell office:value-type="float" office:value="5086489217676">
            <text:p>5086489217676</text:p>
          </table:table-cell>
          <table:table-cell table:formula="of:=([.B129]-[.B$2])/10^9" office:value-type="float" office:value="0.028696926">
            <text:p>0.028697</text:p>
          </table:table-cell>
          <table:table-cell table:formula="of:=[.C129]-[.C128]" office:value-type="float" office:value="0.000742774000000002">
            <text:p>0.000743</text:p>
          </table:table-cell>
          <table:table-cell table:formula="of:=[.A129]-[.A128]" office:value-type="float" office:value="0.00074199999994562">
            <text:p>0.00074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247961">
            <text:p>1061.247961</text:p>
          </table:table-cell>
          <table:table-cell office:value-type="float" office:value="5086489217676">
            <text:p>5086489217676</text:p>
          </table:table-cell>
          <table:table-cell table:formula="of:=([.B130]-[.B$2])/10^9" office:value-type="float" office:value="0.028696926">
            <text:p>0.028697</text:p>
          </table:table-cell>
          <table:table-cell table:formula="of:=[.C130]-[.C129]" office:value-type="float" office:value="0">
            <text:p>0.000000</text:p>
          </table:table-cell>
          <table:table-cell table:formula="of:=[.A130]-[.A129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47968">
            <text:p>1061.247968</text:p>
          </table:table-cell>
          <table:table-cell office:value-type="float" office:value="5086489217676">
            <text:p>5086489217676</text:p>
          </table:table-cell>
          <table:table-cell table:formula="of:=([.B131]-[.B$2])/10^9" office:value-type="float" office:value="0.028696926">
            <text:p>0.028697</text:p>
          </table:table-cell>
          <table:table-cell table:formula="of:=[.C131]-[.C130]" office:value-type="float" office:value="0">
            <text:p>0.000000</text:p>
          </table:table-cell>
          <table:table-cell table:formula="of:=[.A131]-[.A130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248887">
            <text:p>1061.248887</text:p>
          </table:table-cell>
          <table:table-cell office:value-type="float" office:value="5086490144206">
            <text:p>5086490144206</text:p>
          </table:table-cell>
          <table:table-cell table:formula="of:=([.B132]-[.B$2])/10^9" office:value-type="float" office:value="0.029623456">
            <text:p>0.029623</text:p>
          </table:table-cell>
          <table:table-cell table:formula="of:=[.C132]-[.C131]" office:value-type="float" office:value="0.000926529999999998">
            <text:p>0.000927</text:p>
          </table:table-cell>
          <table:table-cell table:formula="of:=[.A132]-[.A131]" office:value-type="float" office:value="0.000919000000067172">
            <text:p>0.00091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48888">
            <text:p>1061.248888</text:p>
          </table:table-cell>
          <table:table-cell office:value-type="float" office:value="5086490144206">
            <text:p>5086490144206</text:p>
          </table:table-cell>
          <table:table-cell table:formula="of:=([.B133]-[.B$2])/10^9" office:value-type="float" office:value="0.029623456">
            <text:p>0.029623</text:p>
          </table:table-cell>
          <table:table-cell table:formula="of:=[.C133]-[.C132]" office:value-type="float" office:value="0">
            <text:p>0.000000</text:p>
          </table:table-cell>
          <table:table-cell table:formula="of:=[.A133]-[.A132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49233">
            <text:p>1061.249233</text:p>
          </table:table-cell>
          <table:table-cell office:value-type="float" office:value="5086490391198">
            <text:p>5086490391198</text:p>
          </table:table-cell>
          <table:table-cell table:formula="of:=([.B134]-[.B$2])/10^9" office:value-type="float" office:value="0.029870448">
            <text:p>0.029870</text:p>
          </table:table-cell>
          <table:table-cell table:formula="of:=[.C134]-[.C133]" office:value-type="float" office:value="0.000246992000000001">
            <text:p>0.000247</text:p>
          </table:table-cell>
          <table:table-cell table:formula="of:=[.A134]-[.A133]" office:value-type="float" office:value="0.000344999999924767">
            <text:p>0.00034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249236">
            <text:p>1061.249236</text:p>
          </table:table-cell>
          <table:table-cell office:value-type="float" office:value="5086490496433">
            <text:p>5086490496433</text:p>
          </table:table-cell>
          <table:table-cell table:formula="of:=([.B135]-[.B$2])/10^9" office:value-type="float" office:value="0.029975683">
            <text:p>0.029976</text:p>
          </table:table-cell>
          <table:table-cell table:formula="of:=[.C135]-[.C134]" office:value-type="float" office:value="0.000105234999999999">
            <text:p>0.000105</text:p>
          </table:table-cell>
          <table:table-cell table:formula="of:=[.A135]-[.A134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249237">
            <text:p>1061.249237</text:p>
          </table:table-cell>
          <table:table-cell office:value-type="float" office:value="5086490496433">
            <text:p>5086490496433</text:p>
          </table:table-cell>
          <table:table-cell table:formula="of:=([.B136]-[.B$2])/10^9" office:value-type="float" office:value="0.029975683">
            <text:p>0.029976</text:p>
          </table:table-cell>
          <table:table-cell table:formula="of:=[.C136]-[.C135]" office:value-type="float" office:value="0">
            <text:p>0.000000</text:p>
          </table:table-cell>
          <table:table-cell table:formula="of:=[.A136]-[.A135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5086497496433; c_s is fully topped up</text:p>
          </table:table-cell>
        </table:table-row>
        <table:table-row table:style-name="ro1">
          <table:table-cell office:value-type="float" office:value="1061.24924">
            <text:p>1061.249240</text:p>
          </table:table-cell>
          <table:table-cell office:value-type="float" office:value="5086490496433">
            <text:p>5086490496433</text:p>
          </table:table-cell>
          <table:table-cell table:formula="of:=([.B137]-[.B$2])/10^9" office:value-type="float" office:value="0.029975683">
            <text:p>0.029976</text:p>
          </table:table-cell>
          <table:table-cell table:formula="of:=[.C137]-[.C136]" office:value-type="float" office:value="0">
            <text:p>0.000000</text:p>
          </table:table-cell>
          <table:table-cell table:formula="of:=[.A137]-[.A136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249243">
            <text:p>1061.249243</text:p>
          </table:table-cell>
          <table:table-cell office:value-type="float" office:value="5086490503320">
            <text:p>5086490503320</text:p>
          </table:table-cell>
          <table:table-cell table:formula="of:=([.B138]-[.B$2])/10^9" office:value-type="float" office:value="0.02998257">
            <text:p>0.029983</text:p>
          </table:table-cell>
          <table:table-cell table:formula="of:=[.C138]-[.C137]" office:value-type="float" office:value="0.00000688700000000056">
            <text:p>0.000007</text:p>
          </table:table-cell>
          <table:table-cell table:formula="of:=[.A138]-[.A137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49243">
            <text:p>1061.249243</text:p>
          </table:table-cell>
          <table:table-cell office:value-type="float" office:value="5086490503320">
            <text:p>5086490503320</text:p>
          </table:table-cell>
          <table:table-cell table:formula="of:=([.B139]-[.B$2])/10^9" office:value-type="float" office:value="0.02998257">
            <text:p>0.029983</text:p>
          </table:table-cell>
          <table:table-cell table:formula="of:=[.C139]-[.C138]" office:value-type="float" office:value="0">
            <text:p>0.000000</text:p>
          </table:table-cell>
          <table:table-cell table:formula="of:=[.A139]-[.A138]" office:value-type="float" office:value="0">
            <text:p>0.000000</text:p>
          </table:table-cell>
          <table:table-cell/>
          <table:table-cell office:value-type="string">
            <text:p>d_s is renewed (r + D) to 5086495503320; c_s is fully topped up</text:p>
          </table:table-cell>
          <table:table-cell/>
        </table:table-row>
        <table:table-row table:style-name="ro1">
          <table:table-cell office:value-type="float" office:value="1061.24926">
            <text:p>1061.249260</text:p>
          </table:table-cell>
          <table:table-cell office:value-type="float" office:value="5086490503320">
            <text:p>5086490503320</text:p>
          </table:table-cell>
          <table:table-cell table:formula="of:=([.B140]-[.B$2])/10^9" office:value-type="float" office:value="0.02998257">
            <text:p>0.029983</text:p>
          </table:table-cell>
          <table:table-cell table:formula="of:=[.C140]-[.C139]" office:value-type="float" office:value="0">
            <text:p>0.000000</text:p>
          </table:table-cell>
          <table:table-cell table:formula="of:=[.A140]-[.A139]" office:value-type="float" office:value="0.000017000000070766">
            <text:p>0.000017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061.251207">
            <text:p>1061.251207</text:p>
          </table:table-cell>
          <table:table-cell office:value-type="float" office:value="5086492468928">
            <text:p>5086492468928</text:p>
          </table:table-cell>
          <table:table-cell table:formula="of:=([.B141]-[.B$2])/10^9" office:value-type="float" office:value="0.031948178">
            <text:p>0.031948</text:p>
          </table:table-cell>
          <table:table-cell table:formula="of:=[.C141]-[.C140]" office:value-type="float" office:value="0.001965608">
            <text:p>0.001966</text:p>
          </table:table-cell>
          <table:table-cell table:formula="of:=[.A141]-[.A140]" office:value-type="float" office:value="0.00194699999997283">
            <text:p>0.00194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251208">
            <text:p>1061.251208</text:p>
          </table:table-cell>
          <table:table-cell office:value-type="float" office:value="5086492468928">
            <text:p>5086492468928</text:p>
          </table:table-cell>
          <table:table-cell table:formula="of:=([.B142]-[.B$2])/10^9" office:value-type="float" office:value="0.031948178">
            <text:p>0.031948</text:p>
          </table:table-cell>
          <table:table-cell table:formula="of:=[.C142]-[.C141]" office:value-type="float" office:value="0">
            <text:p>0.000000</text:p>
          </table:table-cell>
          <table:table-cell table:formula="of:=[.A142]-[.A141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51213">
            <text:p>1061.251213</text:p>
          </table:table-cell>
          <table:table-cell office:value-type="float" office:value="5086492468928">
            <text:p>5086492468928</text:p>
          </table:table-cell>
          <table:table-cell table:formula="of:=([.B143]-[.B$2])/10^9" office:value-type="float" office:value="0.031948178">
            <text:p>0.031948</text:p>
          </table:table-cell>
          <table:table-cell table:formula="of:=[.C143]-[.C142]" office:value-type="float" office:value="0">
            <text:p>0.000000</text:p>
          </table:table-cell>
          <table:table-cell table:formula="of:=[.A143]-[.A142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251221">
            <text:p>1061.251221</text:p>
          </table:table-cell>
          <table:table-cell office:value-type="float" office:value="5086492468928">
            <text:p>5086492468928</text:p>
          </table:table-cell>
          <table:table-cell table:formula="of:=([.B144]-[.B$2])/10^9" office:value-type="float" office:value="0.031948178">
            <text:p>0.031948</text:p>
          </table:table-cell>
          <table:table-cell table:formula="of:=[.C144]-[.C143]" office:value-type="float" office:value="0">
            <text:p>0.000000</text:p>
          </table:table-cell>
          <table:table-cell table:formula="of:=[.A144]-[.A143]" office:value-type="float" office:value="0.00000799999997980194">
            <text:p>0.00000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51223">
            <text:p>1061.251223</text:p>
          </table:table-cell>
          <table:table-cell office:value-type="float" office:value="5086492485382">
            <text:p>5086492485382</text:p>
          </table:table-cell>
          <table:table-cell table:formula="of:=([.B145]-[.B$2])/10^9" office:value-type="float" office:value="0.031964632">
            <text:p>0.031965</text:p>
          </table:table-cell>
          <table:table-cell table:formula="of:=[.C145]-[.C144]" office:value-type="float" office:value="0.0000164539999999991">
            <text:p>0.000016</text:p>
          </table:table-cell>
          <table:table-cell table:formula="of:=[.A145]-[.A14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51224">
            <text:p>1061.251224</text:p>
          </table:table-cell>
          <table:table-cell office:value-type="float" office:value="5086492485382">
            <text:p>5086492485382</text:p>
          </table:table-cell>
          <table:table-cell table:formula="of:=([.B146]-[.B$2])/10^9" office:value-type="float" office:value="0.031964632">
            <text:p>0.031965</text:p>
          </table:table-cell>
          <table:table-cell table:formula="of:=[.C146]-[.C145]" office:value-type="float" office:value="0">
            <text:p>0.000000</text:p>
          </table:table-cell>
          <table:table-cell table:formula="of:=[.A146]-[.A145]" office:value-type="float" office:value="0.00000100000011116208">
            <text:p>0.000001</text:p>
          </table:table-cell>
          <table:table-cell office:value-type="string">
            <text:p>d_s is renewed (r + D) to 5086494485382; c_s is fully topped up</text:p>
          </table:table-cell>
          <table:table-cell table:number-columns-repeated="2"/>
        </table:table-row>
        <table:table-row table:style-name="ro1">
          <table:table-cell office:value-type="float" office:value="1061.251225">
            <text:p>1061.251225</text:p>
          </table:table-cell>
          <table:table-cell office:value-type="float" office:value="5086492485382">
            <text:p>5086492485382</text:p>
          </table:table-cell>
          <table:table-cell table:formula="of:=([.B147]-[.B$2])/10^9" office:value-type="float" office:value="0.031964632">
            <text:p>0.031965</text:p>
          </table:table-cell>
          <table:table-cell table:formula="of:=[.C147]-[.C146]" office:value-type="float" office:value="0">
            <text:p>0.000000</text:p>
          </table:table-cell>
          <table:table-cell table:formula="of:=[.A147]-[.A146]" office:value-type="float" office:value="0.000000999999883788405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251232">
            <text:p>1061.251232</text:p>
          </table:table-cell>
          <table:table-cell office:value-type="float" office:value="5086492494797">
            <text:p>5086492494797</text:p>
          </table:table-cell>
          <table:table-cell table:formula="of:=([.B148]-[.B$2])/10^9" office:value-type="float" office:value="0.031974047">
            <text:p>0.031974</text:p>
          </table:table-cell>
          <table:table-cell table:formula="of:=[.C148]-[.C147]" office:value-type="float" office:value="0.00000941499999999873">
            <text:p>0.000009</text:p>
          </table:table-cell>
          <table:table-cell table:formula="of:=[.A148]-[.A147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25124">
            <text:p>1061.251240</text:p>
          </table:table-cell>
          <table:table-cell office:value-type="float" office:value="5086492494797">
            <text:p>5086492494797</text:p>
          </table:table-cell>
          <table:table-cell table:formula="of:=([.B149]-[.B$2])/10^9" office:value-type="float" office:value="0.031974047">
            <text:p>0.031974</text:p>
          </table:table-cell>
          <table:table-cell table:formula="of:=[.C149]-[.C148]" office:value-type="float" office:value="0">
            <text:p>0.000000</text:p>
          </table:table-cell>
          <table:table-cell table:formula="of:=[.A149]-[.A148]" office:value-type="float" office:value="0.00000799999997980194">
            <text:p>0.000008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252159">
            <text:p>1061.252159</text:p>
          </table:table-cell>
          <table:table-cell office:value-type="float" office:value="5086493421381">
            <text:p>5086493421381</text:p>
          </table:table-cell>
          <table:table-cell table:formula="of:=([.B150]-[.B$2])/10^9" office:value-type="float" office:value="0.032900631">
            <text:p>0.032901</text:p>
          </table:table-cell>
          <table:table-cell table:formula="of:=[.C150]-[.C149]" office:value-type="float" office:value="0.000926584000000001">
            <text:p>0.000927</text:p>
          </table:table-cell>
          <table:table-cell table:formula="of:=[.A150]-[.A149]" office:value-type="float" office:value="0.000918999999839798">
            <text:p>0.00091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5216">
            <text:p>1061.252160</text:p>
          </table:table-cell>
          <table:table-cell office:value-type="float" office:value="5086493421381">
            <text:p>5086493421381</text:p>
          </table:table-cell>
          <table:table-cell table:formula="of:=([.B151]-[.B$2])/10^9" office:value-type="float" office:value="0.032900631">
            <text:p>0.032901</text:p>
          </table:table-cell>
          <table:table-cell table:formula="of:=[.C151]-[.C150]" office:value-type="float" office:value="0">
            <text:p>0.000000</text:p>
          </table:table-cell>
          <table:table-cell table:formula="of:=[.A151]-[.A150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52165">
            <text:p>1061.252165</text:p>
          </table:table-cell>
          <table:table-cell office:value-type="float" office:value="5086493421381">
            <text:p>5086493421381</text:p>
          </table:table-cell>
          <table:table-cell table:formula="of:=([.B152]-[.B$2])/10^9" office:value-type="float" office:value="0.032900631">
            <text:p>0.032901</text:p>
          </table:table-cell>
          <table:table-cell table:formula="of:=[.C152]-[.C151]" office:value-type="float" office:value="0">
            <text:p>0.000000</text:p>
          </table:table-cell>
          <table:table-cell table:formula="of:=[.A152]-[.A151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254206">
            <text:p>1061.254206</text:p>
          </table:table-cell>
          <table:table-cell office:value-type="float" office:value="5086493421381">
            <text:p>5086493421381</text:p>
          </table:table-cell>
          <table:table-cell table:formula="of:=([.B153]-[.B$2])/10^9" office:value-type="float" office:value="0.032900631">
            <text:p>0.032901</text:p>
          </table:table-cell>
          <table:table-cell table:formula="of:=[.C153]-[.C152]" office:value-type="float" office:value="0">
            <text:p>0.000000</text:p>
          </table:table-cell>
          <table:table-cell table:formula="of:=[.A153]-[.A152]" office:value-type="float" office:value="0.00204099999996288">
            <text:p>0.00204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254208">
            <text:p>1061.254208</text:p>
          </table:table-cell>
          <table:table-cell office:value-type="float" office:value="5086495470607">
            <text:p>5086495470607</text:p>
          </table:table-cell>
          <table:table-cell table:formula="of:=([.B154]-[.B$2])/10^9" office:value-type="float" office:value="0.034949857">
            <text:p>0.034950</text:p>
          </table:table-cell>
          <table:table-cell table:formula="of:=[.C154]-[.C153]" office:value-type="float" office:value="0.002049226">
            <text:p>0.002049</text:p>
          </table:table-cell>
          <table:table-cell table:formula="of:=[.A154]-[.A15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54209">
            <text:p>1061.254209</text:p>
          </table:table-cell>
          <table:table-cell office:value-type="float" office:value="5086495470607">
            <text:p>5086495470607</text:p>
          </table:table-cell>
          <table:table-cell table:formula="of:=([.B155]-[.B$2])/10^9" office:value-type="float" office:value="0.034949857">
            <text:p>0.034950</text:p>
          </table:table-cell>
          <table:table-cell table:formula="of:=[.C155]-[.C154]" office:value-type="float" office:value="0">
            <text:p>0.000000</text:p>
          </table:table-cell>
          <table:table-cell table:formula="of:=[.A155]-[.A154]" office:value-type="float" office:value="0.000000999999883788405">
            <text:p>0.000001</text:p>
          </table:table-cell>
          <table:table-cell/>
          <table:table-cell office:value-type="string">
            <text:p>34392 / 32713 &gt; 2000000 / 5000000</text:p>
          </table:table-cell>
          <table:table-cell/>
        </table:table-row>
        <table:table-row table:style-name="ro1">
          <table:table-cell office:value-type="float" office:value="1061.25421">
            <text:p>1061.254210</text:p>
          </table:table-cell>
          <table:table-cell office:value-type="float" office:value="5086495470607">
            <text:p>5086495470607</text:p>
          </table:table-cell>
          <table:table-cell table:formula="of:=([.B156]-[.B$2])/10^9" office:value-type="float" office:value="0.034949857">
            <text:p>0.034950</text:p>
          </table:table-cell>
          <table:table-cell table:formula="of:=[.C156]-[.C155]" office:value-type="float" office:value="0">
            <text:p>0.000000</text:p>
          </table:table-cell>
          <table:table-cell table:formula="of:=[.A156]-[.A155]" office:value-type="float" office:value="0.00000100000011116208">
            <text:p>0.000001</text:p>
          </table:table-cell>
          <table:table-cell/>
          <table:table-cell office:value-type="string">
            <text:p>d_s is renewed (r + D) to 5086500470607; c_s is fully topped up</text:p>
          </table:table-cell>
          <table:table-cell/>
        </table:table-row>
        <table:table-row table:style-name="ro1">
          <table:table-cell office:value-type="float" office:value="1061.255115">
            <text:p>1061.255115</text:p>
          </table:table-cell>
          <table:table-cell office:value-type="float" office:value="5086496381659">
            <text:p>5086496381659</text:p>
          </table:table-cell>
          <table:table-cell table:formula="of:=([.B157]-[.B$2])/10^9" office:value-type="float" office:value="0.035860909">
            <text:p>0.035861</text:p>
          </table:table-cell>
          <table:table-cell table:formula="of:=[.C157]-[.C156]" office:value-type="float" office:value="0.000911052000000002">
            <text:p>0.000911</text:p>
          </table:table-cell>
          <table:table-cell table:formula="of:=[.A157]-[.A156]" office:value-type="float" office:value="0.000904999999875145">
            <text:p>0.00090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255116">
            <text:p>1061.255116</text:p>
          </table:table-cell>
          <table:table-cell office:value-type="float" office:value="5086496381659">
            <text:p>5086496381659</text:p>
          </table:table-cell>
          <table:table-cell table:formula="of:=([.B158]-[.B$2])/10^9" office:value-type="float" office:value="0.035860909">
            <text:p>0.035861</text:p>
          </table:table-cell>
          <table:table-cell table:formula="of:=[.C158]-[.C157]" office:value-type="float" office:value="0">
            <text:p>0.000000</text:p>
          </table:table-cell>
          <table:table-cell table:formula="of:=[.A158]-[.A157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255121">
            <text:p>1061.255121</text:p>
          </table:table-cell>
          <table:table-cell office:value-type="float" office:value="5086496381659">
            <text:p>5086496381659</text:p>
          </table:table-cell>
          <table:table-cell table:formula="of:=([.B159]-[.B$2])/10^9" office:value-type="float" office:value="0.035860909">
            <text:p>0.035861</text:p>
          </table:table-cell>
          <table:table-cell table:formula="of:=[.C159]-[.C158]" office:value-type="float" office:value="0">
            <text:p>0.000000</text:p>
          </table:table-cell>
          <table:table-cell table:formula="of:=[.A159]-[.A158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255207">
            <text:p>1061.255207</text:p>
          </table:table-cell>
          <table:table-cell office:value-type="float" office:value="5086496381659">
            <text:p>5086496381659</text:p>
          </table:table-cell>
          <table:table-cell table:formula="of:=([.B160]-[.B$2])/10^9" office:value-type="float" office:value="0.035860909">
            <text:p>0.035861</text:p>
          </table:table-cell>
          <table:table-cell table:formula="of:=[.C160]-[.C159]" office:value-type="float" office:value="0">
            <text:p>0.000000</text:p>
          </table:table-cell>
          <table:table-cell table:formula="of:=[.A160]-[.A159]" office:value-type="float" office:value="0.0000860000000102446">
            <text:p>0.00008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55209">
            <text:p>1061.255209</text:p>
          </table:table-cell>
          <table:table-cell office:value-type="float" office:value="5086496475828">
            <text:p>5086496475828</text:p>
          </table:table-cell>
          <table:table-cell table:formula="of:=([.B161]-[.B$2])/10^9" office:value-type="float" office:value="0.035955078">
            <text:p>0.035955</text:p>
          </table:table-cell>
          <table:table-cell table:formula="of:=[.C161]-[.C160]" office:value-type="float" office:value="0.0000941689999999981">
            <text:p>0.000094</text:p>
          </table:table-cell>
          <table:table-cell table:formula="of:=[.A161]-[.A16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5521">
            <text:p>1061.255210</text:p>
          </table:table-cell>
          <table:table-cell office:value-type="float" office:value="5086496475828">
            <text:p>5086496475828</text:p>
          </table:table-cell>
          <table:table-cell table:formula="of:=([.B162]-[.B$2])/10^9" office:value-type="float" office:value="0.035955078">
            <text:p>0.035955</text:p>
          </table:table-cell>
          <table:table-cell table:formula="of:=[.C162]-[.C161]" office:value-type="float" office:value="0">
            <text:p>0.000000</text:p>
          </table:table-cell>
          <table:table-cell table:formula="of:=[.A162]-[.A161]" office:value-type="float" office:value="0.00000100000011116208">
            <text:p>0.000001</text:p>
          </table:table-cell>
          <table:table-cell office:value-type="string">
            <text:p>d_s is renewed (r + D) to 5086498475828; c_s is fully topped up</text:p>
          </table:table-cell>
          <table:table-cell table:number-columns-repeated="2"/>
        </table:table-row>
        <table:table-row table:style-name="ro1">
          <table:table-cell office:value-type="float" office:value="1061.255211">
            <text:p>1061.255211</text:p>
          </table:table-cell>
          <table:table-cell office:value-type="float" office:value="5086496475828">
            <text:p>5086496475828</text:p>
          </table:table-cell>
          <table:table-cell table:formula="of:=([.B163]-[.B$2])/10^9" office:value-type="float" office:value="0.035955078">
            <text:p>0.035955</text:p>
          </table:table-cell>
          <table:table-cell table:formula="of:=[.C163]-[.C162]" office:value-type="float" office:value="0">
            <text:p>0.000000</text:p>
          </table:table-cell>
          <table:table-cell table:formula="of:=[.A163]-[.A162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255221">
            <text:p>1061.255221</text:p>
          </table:table-cell>
          <table:table-cell office:value-type="float" office:value="5086496487693">
            <text:p>5086496487693</text:p>
          </table:table-cell>
          <table:table-cell table:formula="of:=([.B164]-[.B$2])/10^9" office:value-type="float" office:value="0.035966943">
            <text:p>0.035967</text:p>
          </table:table-cell>
          <table:table-cell table:formula="of:=[.C164]-[.C163]" office:value-type="float" office:value="0.0000118649999999998">
            <text:p>0.000012</text:p>
          </table:table-cell>
          <table:table-cell table:formula="of:=[.A164]-[.A163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55228">
            <text:p>1061.255228</text:p>
          </table:table-cell>
          <table:table-cell office:value-type="float" office:value="5086496487693">
            <text:p>5086496487693</text:p>
          </table:table-cell>
          <table:table-cell table:formula="of:=([.B165]-[.B$2])/10^9" office:value-type="float" office:value="0.035966943">
            <text:p>0.035967</text:p>
          </table:table-cell>
          <table:table-cell table:formula="of:=[.C165]-[.C164]" office:value-type="float" office:value="0">
            <text:p>0.000000</text:p>
          </table:table-cell>
          <table:table-cell table:formula="of:=[.A165]-[.A164]" office:value-type="float" office:value="0.00000700000009601354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256137">
            <text:p>1061.256137</text:p>
          </table:table-cell>
          <table:table-cell office:value-type="float" office:value="5086497404021">
            <text:p>5086497404021</text:p>
          </table:table-cell>
          <table:table-cell table:formula="of:=([.B166]-[.B$2])/10^9" office:value-type="float" office:value="0.036883271">
            <text:p>0.036883</text:p>
          </table:table-cell>
          <table:table-cell table:formula="of:=[.C166]-[.C165]" office:value-type="float" office:value="0.000916328000000001">
            <text:p>0.000916</text:p>
          </table:table-cell>
          <table:table-cell table:formula="of:=[.A166]-[.A165]" office:value-type="float" office:value="0.000909000000092419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56139">
            <text:p>1061.256139</text:p>
          </table:table-cell>
          <table:table-cell office:value-type="float" office:value="5086497404021">
            <text:p>5086497404021</text:p>
          </table:table-cell>
          <table:table-cell table:formula="of:=([.B167]-[.B$2])/10^9" office:value-type="float" office:value="0.036883271">
            <text:p>0.036883</text:p>
          </table:table-cell>
          <table:table-cell table:formula="of:=[.C167]-[.C166]" office:value-type="float" office:value="0">
            <text:p>0.000000</text:p>
          </table:table-cell>
          <table:table-cell table:formula="of:=[.A167]-[.A16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56146">
            <text:p>1061.256146</text:p>
          </table:table-cell>
          <table:table-cell office:value-type="float" office:value="5086497404021">
            <text:p>5086497404021</text:p>
          </table:table-cell>
          <table:table-cell table:formula="of:=([.B168]-[.B$2])/10^9" office:value-type="float" office:value="0.036883271">
            <text:p>0.036883</text:p>
          </table:table-cell>
          <table:table-cell table:formula="of:=[.C168]-[.C167]" office:value-type="float" office:value="0">
            <text:p>0.000000</text:p>
          </table:table-cell>
          <table:table-cell table:formula="of:=[.A168]-[.A167]" office:value-type="float" office:value="0.00000699999986863986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257978">
            <text:p>1061.257978</text:p>
          </table:table-cell>
          <table:table-cell office:value-type="float" office:value="5086499245244">
            <text:p>5086499245244</text:p>
          </table:table-cell>
          <table:table-cell table:formula="of:=([.B169]-[.B$2])/10^9" office:value-type="float" office:value="0.038724494">
            <text:p>0.038724</text:p>
          </table:table-cell>
          <table:table-cell table:formula="of:=[.C169]-[.C168]" office:value-type="float" office:value="0.001841223">
            <text:p>0.001841</text:p>
          </table:table-cell>
          <table:table-cell table:formula="of:=[.A169]-[.A168]" office:value-type="float" office:value="0.00183200000014949">
            <text:p>0.00183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257981">
            <text:p>1061.257981</text:p>
          </table:table-cell>
          <table:table-cell office:value-type="float" office:value="5086499245244">
            <text:p>5086499245244</text:p>
          </table:table-cell>
          <table:table-cell table:formula="of:=([.B170]-[.B$2])/10^9" office:value-type="float" office:value="0.038724494">
            <text:p>0.038724</text:p>
          </table:table-cell>
          <table:table-cell table:formula="of:=[.C170]-[.C169]" office:value-type="float" office:value="0">
            <text:p>0.000000</text:p>
          </table:table-cell>
          <table:table-cell table:formula="of:=[.A170]-[.A169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58059">
            <text:p>1061.258059</text:p>
          </table:table-cell>
          <table:table-cell office:value-type="float" office:value="5086499245244">
            <text:p>5086499245244</text:p>
          </table:table-cell>
          <table:table-cell table:formula="of:=([.B171]-[.B$2])/10^9" office:value-type="float" office:value="0.038724494">
            <text:p>0.038724</text:p>
          </table:table-cell>
          <table:table-cell table:formula="of:=[.C171]-[.C170]" office:value-type="float" office:value="0">
            <text:p>0.000000</text:p>
          </table:table-cell>
          <table:table-cell table:formula="of:=[.A171]-[.A170]" office:value-type="float" office:value="0.0000780000000304426">
            <text:p>0.00007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258061">
            <text:p>1061.258061</text:p>
          </table:table-cell>
          <table:table-cell office:value-type="float" office:value="5086500542033">
            <text:p>5086500542033</text:p>
          </table:table-cell>
          <table:table-cell table:formula="of:=([.B172]-[.B$2])/10^9" office:value-type="float" office:value="0.040021283">
            <text:p>0.040021</text:p>
          </table:table-cell>
          <table:table-cell table:formula="of:=[.C172]-[.C171]" office:value-type="float" office:value="0.001296789">
            <text:p>0.001297</text:p>
          </table:table-cell>
          <table:table-cell table:formula="of:=[.A172]-[.A17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258062">
            <text:p>1061.258062</text:p>
          </table:table-cell>
          <table:table-cell office:value-type="float" office:value="5086500542033">
            <text:p>5086500542033</text:p>
          </table:table-cell>
          <table:table-cell table:formula="of:=([.B173]-[.B$2])/10^9" office:value-type="float" office:value="0.040021283">
            <text:p>0.040021</text:p>
          </table:table-cell>
          <table:table-cell table:formula="of:=[.C173]-[.C172]" office:value-type="float" office:value="0">
            <text:p>0.000000</text:p>
          </table:table-cell>
          <table:table-cell table:formula="of:=[.A173]-[.A172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5086507542033; c_s is fully topped up</text:p>
          </table:table-cell>
        </table:table-row>
        <table:table-row table:style-name="ro1">
          <table:table-cell office:value-type="float" office:value="1061.258065">
            <text:p>1061.258065</text:p>
          </table:table-cell>
          <table:table-cell office:value-type="float" office:value="5086500542033">
            <text:p>5086500542033</text:p>
          </table:table-cell>
          <table:table-cell table:formula="of:=([.B174]-[.B$2])/10^9" office:value-type="float" office:value="0.040021283">
            <text:p>0.040021</text:p>
          </table:table-cell>
          <table:table-cell table:formula="of:=[.C174]-[.C173]" office:value-type="float" office:value="0">
            <text:p>0.000000</text:p>
          </table:table-cell>
          <table:table-cell table:formula="of:=[.A174]-[.A173]" office:value-type="float" office:value="0.00000299999987873889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58067">
            <text:p>1061.258067</text:p>
          </table:table-cell>
          <table:table-cell office:value-type="float" office:value="5086500548668">
            <text:p>5086500548668</text:p>
          </table:table-cell>
          <table:table-cell table:formula="of:=([.B175]-[.B$2])/10^9" office:value-type="float" office:value="0.040027918">
            <text:p>0.040028</text:p>
          </table:table-cell>
          <table:table-cell table:formula="of:=[.C175]-[.C174]" office:value-type="float" office:value="0.00000663500000000483">
            <text:p>0.000007</text:p>
          </table:table-cell>
          <table:table-cell table:formula="of:=[.A175]-[.A17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58068">
            <text:p>1061.258068</text:p>
          </table:table-cell>
          <table:table-cell office:value-type="float" office:value="5086500548668">
            <text:p>5086500548668</text:p>
          </table:table-cell>
          <table:table-cell table:formula="of:=([.B176]-[.B$2])/10^9" office:value-type="float" office:value="0.040027918">
            <text:p>0.040028</text:p>
          </table:table-cell>
          <table:table-cell table:formula="of:=[.C176]-[.C175]" office:value-type="float" office:value="0">
            <text:p>0.000000</text:p>
          </table:table-cell>
          <table:table-cell table:formula="of:=[.A176]-[.A175]" office:value-type="float" office:value="0.00000100000011116208">
            <text:p>0.000001</text:p>
          </table:table-cell>
          <table:table-cell office:value-type="string">
            <text:p>d_s is renewed (r + D) to 5086502548668; c_s is fully topped up</text:p>
          </table:table-cell>
          <table:table-cell table:number-columns-repeated="2"/>
        </table:table-row>
        <table:table-row table:style-name="ro1">
          <table:table-cell office:value-type="float" office:value="1061.258072">
            <text:p>1061.258072</text:p>
          </table:table-cell>
          <table:table-cell office:value-type="float" office:value="5086500548668">
            <text:p>5086500548668</text:p>
          </table:table-cell>
          <table:table-cell table:formula="of:=([.B177]-[.B$2])/10^9" office:value-type="float" office:value="0.040027918">
            <text:p>0.040028</text:p>
          </table:table-cell>
          <table:table-cell table:formula="of:=[.C177]-[.C176]" office:value-type="float" office:value="0">
            <text:p>0.000000</text:p>
          </table:table-cell>
          <table:table-cell table:formula="of:=[.A177]-[.A176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258074">
            <text:p>1061.258074</text:p>
          </table:table-cell>
          <table:table-cell office:value-type="float" office:value="5086500555063">
            <text:p>5086500555063</text:p>
          </table:table-cell>
          <table:table-cell table:formula="of:=([.B178]-[.B$2])/10^9" office:value-type="float" office:value="0.040034313">
            <text:p>0.040034</text:p>
          </table:table-cell>
          <table:table-cell table:formula="of:=[.C178]-[.C177]" office:value-type="float" office:value="0.00000639499999999932">
            <text:p>0.000006</text:p>
          </table:table-cell>
          <table:table-cell table:formula="of:=[.A178]-[.A17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58075">
            <text:p>1061.258075</text:p>
          </table:table-cell>
          <table:table-cell office:value-type="float" office:value="5086500555063">
            <text:p>5086500555063</text:p>
          </table:table-cell>
          <table:table-cell table:formula="of:=([.B179]-[.B$2])/10^9" office:value-type="float" office:value="0.040034313">
            <text:p>0.040034</text:p>
          </table:table-cell>
          <table:table-cell table:formula="of:=[.C179]-[.C178]" office:value-type="float" office:value="0">
            <text:p>0.000000</text:p>
          </table:table-cell>
          <table:table-cell table:formula="of:=[.A179]-[.A178]" office:value-type="float" office:value="0.000000999999883788405">
            <text:p>0.000001</text:p>
          </table:table-cell>
          <table:table-cell/>
          <table:table-cell office:value-type="string">
            <text:p>d_s is renewed (r + D) to 5086505555063; c_s is fully topped up</text:p>
          </table:table-cell>
          <table:table-cell/>
        </table:table-row>
        <table:table-row table:style-name="ro1">
          <table:table-cell office:value-type="float" office:value="1061.258107">
            <text:p>1061.258107</text:p>
          </table:table-cell>
          <table:table-cell office:value-type="float" office:value="5086500555063">
            <text:p>5086500555063</text:p>
          </table:table-cell>
          <table:table-cell table:formula="of:=([.B180]-[.B$2])/10^9" office:value-type="float" office:value="0.040034313">
            <text:p>0.040034</text:p>
          </table:table-cell>
          <table:table-cell table:formula="of:=[.C180]-[.C179]" office:value-type="float" office:value="0">
            <text:p>0.000000</text:p>
          </table:table-cell>
          <table:table-cell table:formula="of:=[.A180]-[.A179]" office:value-type="float" office:value="0.0000320000001465814">
            <text:p>0.000032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061.259019">
            <text:p>1061.259019</text:p>
          </table:table-cell>
          <table:table-cell office:value-type="float" office:value="5086501500022">
            <text:p>5086501500022</text:p>
          </table:table-cell>
          <table:table-cell table:formula="of:=([.B181]-[.B$2])/10^9" office:value-type="float" office:value="0.040979272">
            <text:p>0.040979</text:p>
          </table:table-cell>
          <table:table-cell table:formula="of:=[.C181]-[.C180]" office:value-type="float" office:value="0.000944958999999995">
            <text:p>0.000945</text:p>
          </table:table-cell>
          <table:table-cell table:formula="of:=[.A181]-[.A180]" office:value-type="float" office:value="0.000911999999971158">
            <text:p>0.00091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5902">
            <text:p>1061.259020</text:p>
          </table:table-cell>
          <table:table-cell office:value-type="float" office:value="5086501500022">
            <text:p>5086501500022</text:p>
          </table:table-cell>
          <table:table-cell table:formula="of:=([.B182]-[.B$2])/10^9" office:value-type="float" office:value="0.040979272">
            <text:p>0.040979</text:p>
          </table:table-cell>
          <table:table-cell table:formula="of:=[.C182]-[.C181]" office:value-type="float" office:value="0">
            <text:p>0.000000</text:p>
          </table:table-cell>
          <table:table-cell table:formula="of:=[.A182]-[.A181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59027">
            <text:p>1061.259027</text:p>
          </table:table-cell>
          <table:table-cell office:value-type="float" office:value="5086501500022">
            <text:p>5086501500022</text:p>
          </table:table-cell>
          <table:table-cell table:formula="of:=([.B183]-[.B$2])/10^9" office:value-type="float" office:value="0.040979272">
            <text:p>0.040979</text:p>
          </table:table-cell>
          <table:table-cell table:formula="of:=[.C183]-[.C182]" office:value-type="float" office:value="0">
            <text:p>0.000000</text:p>
          </table:table-cell>
          <table:table-cell table:formula="of:=[.A183]-[.A182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260938">
            <text:p>1061.260938</text:p>
          </table:table-cell>
          <table:table-cell office:value-type="float" office:value="5086503418372">
            <text:p>5086503418372</text:p>
          </table:table-cell>
          <table:table-cell table:formula="of:=([.B184]-[.B$2])/10^9" office:value-type="float" office:value="0.042897622">
            <text:p>0.042898</text:p>
          </table:table-cell>
          <table:table-cell table:formula="of:=[.C184]-[.C183]" office:value-type="float" office:value="0.00191835000000001">
            <text:p>0.001918</text:p>
          </table:table-cell>
          <table:table-cell table:formula="of:=[.A184]-[.A183]" office:value-type="float" office:value="0.00191099999983635">
            <text:p>0.00191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260939">
            <text:p>1061.260939</text:p>
          </table:table-cell>
          <table:table-cell office:value-type="float" office:value="5086503418372">
            <text:p>5086503418372</text:p>
          </table:table-cell>
          <table:table-cell table:formula="of:=([.B185]-[.B$2])/10^9" office:value-type="float" office:value="0.042897622">
            <text:p>0.042898</text:p>
          </table:table-cell>
          <table:table-cell table:formula="of:=[.C185]-[.C184]" office:value-type="float" office:value="0">
            <text:p>0.000000</text:p>
          </table:table-cell>
          <table:table-cell table:formula="of:=[.A185]-[.A184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60944">
            <text:p>1061.260944</text:p>
          </table:table-cell>
          <table:table-cell office:value-type="float" office:value="5086503418372">
            <text:p>5086503418372</text:p>
          </table:table-cell>
          <table:table-cell table:formula="of:=([.B186]-[.B$2])/10^9" office:value-type="float" office:value="0.042897622">
            <text:p>0.042898</text:p>
          </table:table-cell>
          <table:table-cell table:formula="of:=[.C186]-[.C185]" office:value-type="float" office:value="0">
            <text:p>0.000000</text:p>
          </table:table-cell>
          <table:table-cell table:formula="of:=[.A186]-[.A185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261988">
            <text:p>1061.261988</text:p>
          </table:table-cell>
          <table:table-cell office:value-type="float" office:value="5086504013715">
            <text:p>5086504013715</text:p>
          </table:table-cell>
          <table:table-cell table:formula="of:=([.B187]-[.B$2])/10^9" office:value-type="float" office:value="0.043492965">
            <text:p>0.043493</text:p>
          </table:table-cell>
          <table:table-cell table:formula="of:=[.C187]-[.C186]" office:value-type="float" office:value="0.000595342999999998">
            <text:p>0.000595</text:p>
          </table:table-cell>
          <table:table-cell table:formula="of:=[.A187]-[.A186]" office:value-type="float" office:value="0.00104399999986526">
            <text:p>0.00104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6199">
            <text:p>1061.261990</text:p>
          </table:table-cell>
          <table:table-cell office:value-type="float" office:value="5086504474830">
            <text:p>5086504474830</text:p>
          </table:table-cell>
          <table:table-cell table:formula="of:=([.B188]-[.B$2])/10^9" office:value-type="float" office:value="0.04395408">
            <text:p>0.043954</text:p>
          </table:table-cell>
          <table:table-cell table:formula="of:=[.C188]-[.C187]" office:value-type="float" office:value="0.000461114999999998">
            <text:p>0.000461</text:p>
          </table:table-cell>
          <table:table-cell table:formula="of:=[.A188]-[.A18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6199">
            <text:p>1061.261990</text:p>
          </table:table-cell>
          <table:table-cell office:value-type="float" office:value="5086504474830">
            <text:p>5086504474830</text:p>
          </table:table-cell>
          <table:table-cell table:formula="of:=([.B189]-[.B$2])/10^9" office:value-type="float" office:value="0.04395408">
            <text:p>0.043954</text:p>
          </table:table-cell>
          <table:table-cell table:formula="of:=[.C189]-[.C188]" office:value-type="float" office:value="0">
            <text:p>0.000000</text:p>
          </table:table-cell>
          <table:table-cell table:formula="of:=[.A189]-[.A188]" office:value-type="float" office:value="0">
            <text:p>0.000000</text:p>
          </table:table-cell>
          <table:table-cell office:value-type="string">
            <text:p>d_s is renewed (r + D) to 5086506474830; c_s is fully topped up</text:p>
          </table:table-cell>
          <table:table-cell table:number-columns-repeated="2"/>
        </table:table-row>
        <table:table-row table:style-name="ro1">
          <table:table-cell office:value-type="float" office:value="1061.261992">
            <text:p>1061.261992</text:p>
          </table:table-cell>
          <table:table-cell office:value-type="float" office:value="5086504474830">
            <text:p>5086504474830</text:p>
          </table:table-cell>
          <table:table-cell table:formula="of:=([.B190]-[.B$2])/10^9" office:value-type="float" office:value="0.04395408">
            <text:p>0.043954</text:p>
          </table:table-cell>
          <table:table-cell table:formula="of:=[.C190]-[.C189]" office:value-type="float" office:value="0">
            <text:p>0.000000</text:p>
          </table:table-cell>
          <table:table-cell table:formula="of:=[.A190]-[.A189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261999">
            <text:p>1061.261999</text:p>
          </table:table-cell>
          <table:table-cell office:value-type="float" office:value="5086504484600">
            <text:p>5086504484600</text:p>
          </table:table-cell>
          <table:table-cell table:formula="of:=([.B191]-[.B$2])/10^9" office:value-type="float" office:value="0.04396385">
            <text:p>0.043964</text:p>
          </table:table-cell>
          <table:table-cell table:formula="of:=[.C191]-[.C190]" office:value-type="float" office:value="0.00000976999999999922">
            <text:p>0.000010</text:p>
          </table:table-cell>
          <table:table-cell table:formula="of:=[.A191]-[.A190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262004">
            <text:p>1061.262004</text:p>
          </table:table-cell>
          <table:table-cell office:value-type="float" office:value="5086504484600">
            <text:p>5086504484600</text:p>
          </table:table-cell>
          <table:table-cell table:formula="of:=([.B192]-[.B$2])/10^9" office:value-type="float" office:value="0.04396385">
            <text:p>0.043964</text:p>
          </table:table-cell>
          <table:table-cell table:formula="of:=[.C192]-[.C191]" office:value-type="float" office:value="0">
            <text:p>0.000000</text:p>
          </table:table-cell>
          <table:table-cell table:formula="of:=[.A192]-[.A191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26292">
            <text:p>1061.262920</text:p>
          </table:table-cell>
          <table:table-cell office:value-type="float" office:value="5086505404956">
            <text:p>5086505404956</text:p>
          </table:table-cell>
          <table:table-cell table:formula="of:=([.B193]-[.B$2])/10^9" office:value-type="float" office:value="0.044884206">
            <text:p>0.044884</text:p>
          </table:table-cell>
          <table:table-cell table:formula="of:=[.C193]-[.C192]" office:value-type="float" office:value="0.000920356000000004">
            <text:p>0.000920</text:p>
          </table:table-cell>
          <table:table-cell table:formula="of:=[.A193]-[.A192]" office:value-type="float" office:value="0.000915999999961059">
            <text:p>0.00091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62921">
            <text:p>1061.262921</text:p>
          </table:table-cell>
          <table:table-cell office:value-type="float" office:value="5086505404956">
            <text:p>5086505404956</text:p>
          </table:table-cell>
          <table:table-cell table:formula="of:=([.B194]-[.B$2])/10^9" office:value-type="float" office:value="0.044884206">
            <text:p>0.044884</text:p>
          </table:table-cell>
          <table:table-cell table:formula="of:=[.C194]-[.C193]" office:value-type="float" office:value="0">
            <text:p>0.000000</text:p>
          </table:table-cell>
          <table:table-cell table:formula="of:=[.A194]-[.A193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62926">
            <text:p>1061.262926</text:p>
          </table:table-cell>
          <table:table-cell office:value-type="float" office:value="5086505404956">
            <text:p>5086505404956</text:p>
          </table:table-cell>
          <table:table-cell table:formula="of:=([.B195]-[.B$2])/10^9" office:value-type="float" office:value="0.044884206">
            <text:p>0.044884</text:p>
          </table:table-cell>
          <table:table-cell table:formula="of:=[.C195]-[.C194]" office:value-type="float" office:value="0">
            <text:p>0.000000</text:p>
          </table:table-cell>
          <table:table-cell table:formula="of:=[.A195]-[.A194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262986">
            <text:p>1061.262986</text:p>
          </table:table-cell>
          <table:table-cell office:value-type="float" office:value="5086505404956">
            <text:p>5086505404956</text:p>
          </table:table-cell>
          <table:table-cell table:formula="of:=([.B196]-[.B$2])/10^9" office:value-type="float" office:value="0.044884206">
            <text:p>0.044884</text:p>
          </table:table-cell>
          <table:table-cell table:formula="of:=[.C196]-[.C195]" office:value-type="float" office:value="0">
            <text:p>0.000000</text:p>
          </table:table-cell>
          <table:table-cell table:formula="of:=[.A196]-[.A195]" office:value-type="float" office:value="0.0000599999998485146">
            <text:p>0.00006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262989">
            <text:p>1061.262989</text:p>
          </table:table-cell>
          <table:table-cell office:value-type="float" office:value="5086505474024">
            <text:p>5086505474024</text:p>
          </table:table-cell>
          <table:table-cell table:formula="of:=([.B197]-[.B$2])/10^9" office:value-type="float" office:value="0.044953274">
            <text:p>0.044953</text:p>
          </table:table-cell>
          <table:table-cell table:formula="of:=[.C197]-[.C196]" office:value-type="float" office:value="0.0000690679999999985">
            <text:p>0.000069</text:p>
          </table:table-cell>
          <table:table-cell table:formula="of:=[.A197]-[.A196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6299">
            <text:p>1061.262990</text:p>
          </table:table-cell>
          <table:table-cell office:value-type="float" office:value="5086505474024">
            <text:p>5086505474024</text:p>
          </table:table-cell>
          <table:table-cell table:formula="of:=([.B198]-[.B$2])/10^9" office:value-type="float" office:value="0.044953274">
            <text:p>0.044953</text:p>
          </table:table-cell>
          <table:table-cell table:formula="of:=[.C198]-[.C197]" office:value-type="float" office:value="0">
            <text:p>0.000000</text:p>
          </table:table-cell>
          <table:table-cell table:formula="of:=[.A198]-[.A197]" office:value-type="float" office:value="0.000000999999883788405">
            <text:p>0.000001</text:p>
          </table:table-cell>
          <table:table-cell/>
          <table:table-cell office:value-type="string">
            <text:p>81650 / 81039 &gt; 2000000 / 5000000</text:p>
          </table:table-cell>
          <table:table-cell/>
        </table:table-row>
        <table:table-row table:style-name="ro1">
          <table:table-cell office:value-type="float" office:value="1061.262991">
            <text:p>1061.262991</text:p>
          </table:table-cell>
          <table:table-cell office:value-type="float" office:value="5086505474024">
            <text:p>5086505474024</text:p>
          </table:table-cell>
          <table:table-cell table:formula="of:=([.B199]-[.B$2])/10^9" office:value-type="float" office:value="0.044953274">
            <text:p>0.044953</text:p>
          </table:table-cell>
          <table:table-cell table:formula="of:=[.C199]-[.C198]" office:value-type="float" office:value="0">
            <text:p>0.000000</text:p>
          </table:table-cell>
          <table:table-cell table:formula="of:=[.A199]-[.A198]" office:value-type="float" office:value="0.00000100000011116208">
            <text:p>0.000001</text:p>
          </table:table-cell>
          <table:table-cell/>
          <table:table-cell office:value-type="string">
            <text:p>d_s is renewed (r + D) to 5086510474024; c_s is fully topped up</text:p>
          </table:table-cell>
          <table:table-cell/>
        </table:table-row>
        <table:table-row table:style-name="ro1">
          <table:table-cell office:value-type="float" office:value="1061.264844">
            <text:p>1061.264844</text:p>
          </table:table-cell>
          <table:table-cell office:value-type="float" office:value="5086507328560">
            <text:p>5086507328560</text:p>
          </table:table-cell>
          <table:table-cell table:formula="of:=([.B200]-[.B$2])/10^9" office:value-type="float" office:value="0.04680781">
            <text:p>0.046808</text:p>
          </table:table-cell>
          <table:table-cell table:formula="of:=[.C200]-[.C199]" office:value-type="float" office:value="0.001854536">
            <text:p>0.001855</text:p>
          </table:table-cell>
          <table:table-cell table:formula="of:=[.A200]-[.A199]" office:value-type="float" office:value="0.00185299999998279">
            <text:p>0.00185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264845">
            <text:p>1061.264845</text:p>
          </table:table-cell>
          <table:table-cell office:value-type="float" office:value="5086507328560">
            <text:p>5086507328560</text:p>
          </table:table-cell>
          <table:table-cell table:formula="of:=([.B201]-[.B$2])/10^9" office:value-type="float" office:value="0.04680781">
            <text:p>0.046808</text:p>
          </table:table-cell>
          <table:table-cell table:formula="of:=[.C201]-[.C200]" office:value-type="float" office:value="0">
            <text:p>0.000000</text:p>
          </table:table-cell>
          <table:table-cell table:formula="of:=[.A201]-[.A200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26485">
            <text:p>1061.264850</text:p>
          </table:table-cell>
          <table:table-cell office:value-type="float" office:value="5086507328560">
            <text:p>5086507328560</text:p>
          </table:table-cell>
          <table:table-cell table:formula="of:=([.B202]-[.B$2])/10^9" office:value-type="float" office:value="0.04680781">
            <text:p>0.046808</text:p>
          </table:table-cell>
          <table:table-cell table:formula="of:=[.C202]-[.C201]" office:value-type="float" office:value="0">
            <text:p>0.000000</text:p>
          </table:table-cell>
          <table:table-cell table:formula="of:=[.A202]-[.A201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265984">
            <text:p>1061.265984</text:p>
          </table:table-cell>
          <table:table-cell office:value-type="float" office:value="5086508432965">
            <text:p>5086508432965</text:p>
          </table:table-cell>
          <table:table-cell table:formula="of:=([.B203]-[.B$2])/10^9" office:value-type="float" office:value="0.047912215">
            <text:p>0.047912</text:p>
          </table:table-cell>
          <table:table-cell table:formula="of:=[.C203]-[.C202]" office:value-type="float" office:value="0.001104405">
            <text:p>0.001104</text:p>
          </table:table-cell>
          <table:table-cell table:formula="of:=[.A203]-[.A202]" office:value-type="float" office:value="0.00113399999986541">
            <text:p>0.00113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65986">
            <text:p>1061.265986</text:p>
          </table:table-cell>
          <table:table-cell office:value-type="float" office:value="5086508475520">
            <text:p>5086508475520</text:p>
          </table:table-cell>
          <table:table-cell table:formula="of:=([.B204]-[.B$2])/10^9" office:value-type="float" office:value="0.04795477">
            <text:p>0.047955</text:p>
          </table:table-cell>
          <table:table-cell table:formula="of:=[.C204]-[.C203]" office:value-type="float" office:value="0.0000425549999999997">
            <text:p>0.000043</text:p>
          </table:table-cell>
          <table:table-cell table:formula="of:=[.A204]-[.A203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65987">
            <text:p>1061.265987</text:p>
          </table:table-cell>
          <table:table-cell office:value-type="float" office:value="5086508475520">
            <text:p>5086508475520</text:p>
          </table:table-cell>
          <table:table-cell table:formula="of:=([.B205]-[.B$2])/10^9" office:value-type="float" office:value="0.04795477">
            <text:p>0.047955</text:p>
          </table:table-cell>
          <table:table-cell table:formula="of:=[.C205]-[.C204]" office:value-type="float" office:value="0">
            <text:p>0.000000</text:p>
          </table:table-cell>
          <table:table-cell table:formula="of:=[.A205]-[.A204]" office:value-type="float" office:value="0.000000999999883788405">
            <text:p>0.000001</text:p>
          </table:table-cell>
          <table:table-cell office:value-type="string">
            <text:p>d_s is renewed (r + D) to 5086510475520; c_s is fully topped up</text:p>
          </table:table-cell>
          <table:table-cell table:number-columns-repeated="2"/>
        </table:table-row>
        <table:table-row table:style-name="ro1">
          <table:table-cell office:value-type="float" office:value="1061.266806">
            <text:p>1061.266806</text:p>
          </table:table-cell>
          <table:table-cell office:value-type="float" office:value="5086509295721">
            <text:p>5086509295721</text:p>
          </table:table-cell>
          <table:table-cell table:formula="of:=([.B206]-[.B$2])/10^9" office:value-type="float" office:value="0.048774971">
            <text:p>0.048775</text:p>
          </table:table-cell>
          <table:table-cell table:formula="of:=[.C206]-[.C205]" office:value-type="float" office:value="0.000820201">
            <text:p>0.000820</text:p>
          </table:table-cell>
          <table:table-cell table:formula="of:=[.A206]-[.A205]" office:value-type="float" office:value="0.000819000000092274">
            <text:p>0.00081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266808">
            <text:p>1061.266808</text:p>
          </table:table-cell>
          <table:table-cell office:value-type="float" office:value="5086509295721">
            <text:p>5086509295721</text:p>
          </table:table-cell>
          <table:table-cell table:formula="of:=([.B207]-[.B$2])/10^9" office:value-type="float" office:value="0.048774971">
            <text:p>0.048775</text:p>
          </table:table-cell>
          <table:table-cell table:formula="of:=[.C207]-[.C206]" office:value-type="float" office:value="0">
            <text:p>0.000000</text:p>
          </table:table-cell>
          <table:table-cell table:formula="of:=[.A207]-[.A20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66815">
            <text:p>1061.266815</text:p>
          </table:table-cell>
          <table:table-cell office:value-type="float" office:value="5086509295721">
            <text:p>5086509295721</text:p>
          </table:table-cell>
          <table:table-cell table:formula="of:=([.B208]-[.B$2])/10^9" office:value-type="float" office:value="0.048774971">
            <text:p>0.048775</text:p>
          </table:table-cell>
          <table:table-cell table:formula="of:=[.C208]-[.C207]" office:value-type="float" office:value="0">
            <text:p>0.000000</text:p>
          </table:table-cell>
          <table:table-cell table:formula="of:=[.A208]-[.A207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267725">
            <text:p>1061.267725</text:p>
          </table:table-cell>
          <table:table-cell office:value-type="float" office:value="5086510214216">
            <text:p>5086510214216</text:p>
          </table:table-cell>
          <table:table-cell table:formula="of:=([.B209]-[.B$2])/10^9" office:value-type="float" office:value="0.049693466">
            <text:p>0.049693</text:p>
          </table:table-cell>
          <table:table-cell table:formula="of:=[.C209]-[.C208]" office:value-type="float" office:value="0.000918494999999998">
            <text:p>0.000918</text:p>
          </table:table-cell>
          <table:table-cell table:formula="of:=[.A209]-[.A208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67726">
            <text:p>1061.267726</text:p>
          </table:table-cell>
          <table:table-cell office:value-type="float" office:value="5086510214216">
            <text:p>5086510214216</text:p>
          </table:table-cell>
          <table:table-cell table:formula="of:=([.B210]-[.B$2])/10^9" office:value-type="float" office:value="0.049693466">
            <text:p>0.049693</text:p>
          </table:table-cell>
          <table:table-cell table:formula="of:=[.C210]-[.C209]" office:value-type="float" office:value="0">
            <text:p>0.000000</text:p>
          </table:table-cell>
          <table:table-cell table:formula="of:=[.A210]-[.A209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67986">
            <text:p>1061.267986</text:p>
          </table:table-cell>
          <table:table-cell office:value-type="float" office:value="5086510214216">
            <text:p>5086510214216</text:p>
          </table:table-cell>
          <table:table-cell table:formula="of:=([.B211]-[.B$2])/10^9" office:value-type="float" office:value="0.049693466">
            <text:p>0.049693</text:p>
          </table:table-cell>
          <table:table-cell table:formula="of:=[.C211]-[.C210]" office:value-type="float" office:value="0">
            <text:p>0.000000</text:p>
          </table:table-cell>
          <table:table-cell table:formula="of:=[.A211]-[.A210]" office:value-type="float" office:value="0.000260000000025684">
            <text:p>0.00026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267989">
            <text:p>1061.267989</text:p>
          </table:table-cell>
          <table:table-cell office:value-type="float" office:value="5086510477986">
            <text:p>5086510477986</text:p>
          </table:table-cell>
          <table:table-cell table:formula="of:=([.B212]-[.B$2])/10^9" office:value-type="float" office:value="0.049957236">
            <text:p>0.049957</text:p>
          </table:table-cell>
          <table:table-cell table:formula="of:=[.C212]-[.C211]" office:value-type="float" office:value="0.000263770000000003">
            <text:p>0.000264</text:p>
          </table:table-cell>
          <table:table-cell table:formula="of:=[.A212]-[.A211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267989">
            <text:p>1061.267989</text:p>
          </table:table-cell>
          <table:table-cell office:value-type="float" office:value="5086510477986">
            <text:p>5086510477986</text:p>
          </table:table-cell>
          <table:table-cell table:formula="of:=([.B213]-[.B$2])/10^9" office:value-type="float" office:value="0.049957236">
            <text:p>0.049957</text:p>
          </table:table-cell>
          <table:table-cell table:formula="of:=[.C213]-[.C212]" office:value-type="float" office:value="0">
            <text:p>0.000000</text:p>
          </table:table-cell>
          <table:table-cell table:formula="of:=[.A213]-[.A212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5086517477986; c_s is fully topped up</text:p>
          </table:table-cell>
        </table:table-row>
        <table:table-row table:style-name="ro1">
          <table:table-cell office:value-type="float" office:value="1061.267994">
            <text:p>1061.267994</text:p>
          </table:table-cell>
          <table:table-cell office:value-type="float" office:value="5086510477986">
            <text:p>5086510477986</text:p>
          </table:table-cell>
          <table:table-cell table:formula="of:=([.B214]-[.B$2])/10^9" office:value-type="float" office:value="0.049957236">
            <text:p>0.049957</text:p>
          </table:table-cell>
          <table:table-cell table:formula="of:=[.C214]-[.C213]" office:value-type="float" office:value="0">
            <text:p>0.000000</text:p>
          </table:table-cell>
          <table:table-cell table:formula="of:=[.A214]-[.A213]" office:value-type="float" office:value="0.00000500000010106305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267997">
            <text:p>1061.267997</text:p>
          </table:table-cell>
          <table:table-cell office:value-type="float" office:value="5086510486117">
            <text:p>5086510486117</text:p>
          </table:table-cell>
          <table:table-cell table:formula="of:=([.B215]-[.B$2])/10^9" office:value-type="float" office:value="0.049965367">
            <text:p>0.049965</text:p>
          </table:table-cell>
          <table:table-cell table:formula="of:=[.C215]-[.C214]" office:value-type="float" office:value="0.00000813099999999456">
            <text:p>0.000008</text:p>
          </table:table-cell>
          <table:table-cell table:formula="of:=[.A215]-[.A214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67997">
            <text:p>1061.267997</text:p>
          </table:table-cell>
          <table:table-cell office:value-type="float" office:value="5086510486117">
            <text:p>5086510486117</text:p>
          </table:table-cell>
          <table:table-cell table:formula="of:=([.B216]-[.B$2])/10^9" office:value-type="float" office:value="0.049965367">
            <text:p>0.049965</text:p>
          </table:table-cell>
          <table:table-cell table:formula="of:=[.C216]-[.C215]" office:value-type="float" office:value="0">
            <text:p>0.000000</text:p>
          </table:table-cell>
          <table:table-cell table:formula="of:=[.A216]-[.A215]" office:value-type="float" office:value="0">
            <text:p>0.000000</text:p>
          </table:table-cell>
          <table:table-cell/>
          <table:table-cell office:value-type="string">
            <text:p>d_s is renewed (r + D) to 5086515486117; c_s is fully topped up</text:p>
          </table:table-cell>
          <table:table-cell/>
        </table:table-row>
        <table:table-row table:style-name="ro1">
          <table:table-cell office:value-type="float" office:value="1061.26801">
            <text:p>1061.268010</text:p>
          </table:table-cell>
          <table:table-cell office:value-type="float" office:value="5086510493923">
            <text:p>5086510493923</text:p>
          </table:table-cell>
          <table:table-cell table:formula="of:=([.B217]-[.B$2])/10^9" office:value-type="float" office:value="0.049973173">
            <text:p>0.049973</text:p>
          </table:table-cell>
          <table:table-cell table:formula="of:=[.C217]-[.C216]" office:value-type="float" office:value="0.00000780600000000603">
            <text:p>0.000008</text:p>
          </table:table-cell>
          <table:table-cell table:formula="of:=[.A217]-[.A216]" office:value-type="float" office:value="0.000013000000080865">
            <text:p>0.000013</text:p>
          </table:table-cell>
          <table:table-cell/>
          <table:table-cell office:value-type="string">
            <text:p>is pick_next_task_dl-ed by notification-ar (1880)</text:p>
          </table:table-cell>
          <table:table-cell/>
        </table:table-row>
        <table:table-row table:style-name="ro1">
          <table:table-cell office:value-type="float" office:value="1061.269963">
            <text:p>1061.269963</text:p>
          </table:table-cell>
          <table:table-cell office:value-type="float" office:value="5086512457236">
            <text:p>5086512457236</text:p>
          </table:table-cell>
          <table:table-cell table:formula="of:=([.B218]-[.B$2])/10^9" office:value-type="float" office:value="0.051936486">
            <text:p>0.051936</text:p>
          </table:table-cell>
          <table:table-cell table:formula="of:=[.C218]-[.C217]" office:value-type="float" office:value="0.00196331299999999">
            <text:p>0.001963</text:p>
          </table:table-cell>
          <table:table-cell table:formula="of:=[.A218]-[.A217]" office:value-type="float" office:value="0.00195299999995768">
            <text:p>0.00195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269965">
            <text:p>1061.269965</text:p>
          </table:table-cell>
          <table:table-cell office:value-type="float" office:value="5086512457236">
            <text:p>5086512457236</text:p>
          </table:table-cell>
          <table:table-cell table:formula="of:=([.B219]-[.B$2])/10^9" office:value-type="float" office:value="0.051936486">
            <text:p>0.051936</text:p>
          </table:table-cell>
          <table:table-cell table:formula="of:=[.C219]-[.C218]" office:value-type="float" office:value="0">
            <text:p>0.000000</text:p>
          </table:table-cell>
          <table:table-cell table:formula="of:=[.A219]-[.A21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6997">
            <text:p>1061.269970</text:p>
          </table:table-cell>
          <table:table-cell office:value-type="float" office:value="5086512457236">
            <text:p>5086512457236</text:p>
          </table:table-cell>
          <table:table-cell table:formula="of:=([.B220]-[.B$2])/10^9" office:value-type="float" office:value="0.051936486">
            <text:p>0.051936</text:p>
          </table:table-cell>
          <table:table-cell table:formula="of:=[.C220]-[.C219]" office:value-type="float" office:value="0">
            <text:p>0.000000</text:p>
          </table:table-cell>
          <table:table-cell table:formula="of:=[.A220]-[.A219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26998">
            <text:p>1061.269980</text:p>
          </table:table-cell>
          <table:table-cell office:value-type="float" office:value="5086512457236">
            <text:p>5086512457236</text:p>
          </table:table-cell>
          <table:table-cell table:formula="of:=([.B221]-[.B$2])/10^9" office:value-type="float" office:value="0.051936486">
            <text:p>0.051936</text:p>
          </table:table-cell>
          <table:table-cell table:formula="of:=[.C221]-[.C220]" office:value-type="float" office:value="0">
            <text:p>0.000000</text:p>
          </table:table-cell>
          <table:table-cell table:formula="of:=[.A221]-[.A220]" office:value-type="float" office:value="0.00000999999997475243">
            <text:p>0.00001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69983">
            <text:p>1061.269983</text:p>
          </table:table-cell>
          <table:table-cell office:value-type="float" office:value="5086512476680">
            <text:p>5086512476680</text:p>
          </table:table-cell>
          <table:table-cell table:formula="of:=([.B222]-[.B$2])/10^9" office:value-type="float" office:value="0.05195593">
            <text:p>0.051956</text:p>
          </table:table-cell>
          <table:table-cell table:formula="of:=[.C222]-[.C221]" office:value-type="float" office:value="0.0000194440000000004">
            <text:p>0.000019</text:p>
          </table:table-cell>
          <table:table-cell table:formula="of:=[.A222]-[.A221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69983">
            <text:p>1061.269983</text:p>
          </table:table-cell>
          <table:table-cell office:value-type="float" office:value="5086512476680">
            <text:p>5086512476680</text:p>
          </table:table-cell>
          <table:table-cell table:formula="of:=([.B223]-[.B$2])/10^9" office:value-type="float" office:value="0.05195593">
            <text:p>0.051956</text:p>
          </table:table-cell>
          <table:table-cell table:formula="of:=[.C223]-[.C222]" office:value-type="float" office:value="0">
            <text:p>0.000000</text:p>
          </table:table-cell>
          <table:table-cell table:formula="of:=[.A223]-[.A222]" office:value-type="float" office:value="0">
            <text:p>0.000000</text:p>
          </table:table-cell>
          <table:table-cell office:value-type="string">
            <text:p>d_s is renewed (r + D) to 5086514476680; c_s is fully topped up</text:p>
          </table:table-cell>
          <table:table-cell table:number-columns-repeated="2"/>
        </table:table-row>
        <table:table-row table:style-name="ro1">
          <table:table-cell office:value-type="float" office:value="1061.269985">
            <text:p>1061.269985</text:p>
          </table:table-cell>
          <table:table-cell office:value-type="float" office:value="5086512476680">
            <text:p>5086512476680</text:p>
          </table:table-cell>
          <table:table-cell table:formula="of:=([.B224]-[.B$2])/10^9" office:value-type="float" office:value="0.05195593">
            <text:p>0.051956</text:p>
          </table:table-cell>
          <table:table-cell table:formula="of:=[.C224]-[.C223]" office:value-type="float" office:value="0">
            <text:p>0.000000</text:p>
          </table:table-cell>
          <table:table-cell table:formula="of:=[.A224]-[.A223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269995">
            <text:p>1061.269995</text:p>
          </table:table-cell>
          <table:table-cell office:value-type="float" office:value="5086512489110">
            <text:p>5086512489110</text:p>
          </table:table-cell>
          <table:table-cell table:formula="of:=([.B225]-[.B$2])/10^9" office:value-type="float" office:value="0.05196836">
            <text:p>0.051968</text:p>
          </table:table-cell>
          <table:table-cell table:formula="of:=[.C225]-[.C224]" office:value-type="float" office:value="0.0000124300000000008">
            <text:p>0.000012</text:p>
          </table:table-cell>
          <table:table-cell table:formula="of:=[.A225]-[.A224]" office:value-type="float" office:value="0.0000100000002021261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270003">
            <text:p>1061.270003</text:p>
          </table:table-cell>
          <table:table-cell office:value-type="float" office:value="5086512489110">
            <text:p>5086512489110</text:p>
          </table:table-cell>
          <table:table-cell table:formula="of:=([.B226]-[.B$2])/10^9" office:value-type="float" office:value="0.05196836">
            <text:p>0.051968</text:p>
          </table:table-cell>
          <table:table-cell table:formula="of:=[.C226]-[.C225]" office:value-type="float" office:value="0">
            <text:p>0.000000</text:p>
          </table:table-cell>
          <table:table-cell table:formula="of:=[.A226]-[.A225]" office:value-type="float" office:value="0.00000799999997980194">
            <text:p>0.000008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270913">
            <text:p>1061.270913</text:p>
          </table:table-cell>
          <table:table-cell office:value-type="float" office:value="5086513406506">
            <text:p>5086513406506</text:p>
          </table:table-cell>
          <table:table-cell table:formula="of:=([.B227]-[.B$2])/10^9" office:value-type="float" office:value="0.052885756">
            <text:p>0.052886</text:p>
          </table:table-cell>
          <table:table-cell table:formula="of:=[.C227]-[.C226]" office:value-type="float" office:value="0.000917396000000001">
            <text:p>0.000917</text:p>
          </table:table-cell>
          <table:table-cell table:formula="of:=[.A227]-[.A226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70914">
            <text:p>1061.270914</text:p>
          </table:table-cell>
          <table:table-cell office:value-type="float" office:value="5086513406506">
            <text:p>5086513406506</text:p>
          </table:table-cell>
          <table:table-cell table:formula="of:=([.B228]-[.B$2])/10^9" office:value-type="float" office:value="0.052885756">
            <text:p>0.052886</text:p>
          </table:table-cell>
          <table:table-cell table:formula="of:=[.C228]-[.C227]" office:value-type="float" office:value="0">
            <text:p>0.000000</text:p>
          </table:table-cell>
          <table:table-cell table:formula="of:=[.A228]-[.A227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70919">
            <text:p>1061.270919</text:p>
          </table:table-cell>
          <table:table-cell office:value-type="float" office:value="5086513406506">
            <text:p>5086513406506</text:p>
          </table:table-cell>
          <table:table-cell table:formula="of:=([.B229]-[.B$2])/10^9" office:value-type="float" office:value="0.052885756">
            <text:p>0.052886</text:p>
          </table:table-cell>
          <table:table-cell table:formula="of:=[.C229]-[.C228]" office:value-type="float" office:value="0">
            <text:p>0.000000</text:p>
          </table:table-cell>
          <table:table-cell table:formula="of:=[.A229]-[.A228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272975">
            <text:p>1061.272975</text:p>
          </table:table-cell>
          <table:table-cell office:value-type="float" office:value="5086513406506">
            <text:p>5086513406506</text:p>
          </table:table-cell>
          <table:table-cell table:formula="of:=([.B230]-[.B$2])/10^9" office:value-type="float" office:value="0.052885756">
            <text:p>0.052886</text:p>
          </table:table-cell>
          <table:table-cell table:formula="of:=[.C230]-[.C229]" office:value-type="float" office:value="0">
            <text:p>0.000000</text:p>
          </table:table-cell>
          <table:table-cell table:formula="of:=[.A230]-[.A229]" office:value-type="float" office:value="0.00205600000003869">
            <text:p>0.00205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272977">
            <text:p>1061.272977</text:p>
          </table:table-cell>
          <table:table-cell office:value-type="float" office:value="5086515470582">
            <text:p>5086515470582</text:p>
          </table:table-cell>
          <table:table-cell table:formula="of:=([.B231]-[.B$2])/10^9" office:value-type="float" office:value="0.054949832">
            <text:p>0.054950</text:p>
          </table:table-cell>
          <table:table-cell table:formula="of:=[.C231]-[.C230]" office:value-type="float" office:value="0.002064076">
            <text:p>0.002064</text:p>
          </table:table-cell>
          <table:table-cell table:formula="of:=[.A231]-[.A23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72978">
            <text:p>1061.272978</text:p>
          </table:table-cell>
          <table:table-cell office:value-type="float" office:value="5086515470582">
            <text:p>5086515470582</text:p>
          </table:table-cell>
          <table:table-cell table:formula="of:=([.B232]-[.B$2])/10^9" office:value-type="float" office:value="0.054949832">
            <text:p>0.054950</text:p>
          </table:table-cell>
          <table:table-cell table:formula="of:=[.C232]-[.C231]" office:value-type="float" office:value="0">
            <text:p>0.000000</text:p>
          </table:table-cell>
          <table:table-cell table:formula="of:=[.A232]-[.A231]" office:value-type="float" office:value="0.000000999999883788405">
            <text:p>0.000001</text:p>
          </table:table-cell>
          <table:table-cell/>
          <table:table-cell office:value-type="string">
            <text:p>36687 / 15535 &gt; 2000000 / 5000000</text:p>
          </table:table-cell>
          <table:table-cell/>
        </table:table-row>
        <table:table-row table:style-name="ro1">
          <table:table-cell office:value-type="float" office:value="1061.272979">
            <text:p>1061.272979</text:p>
          </table:table-cell>
          <table:table-cell office:value-type="float" office:value="5086515470582">
            <text:p>5086515470582</text:p>
          </table:table-cell>
          <table:table-cell table:formula="of:=([.B233]-[.B$2])/10^9" office:value-type="float" office:value="0.054949832">
            <text:p>0.054950</text:p>
          </table:table-cell>
          <table:table-cell table:formula="of:=[.C233]-[.C232]" office:value-type="float" office:value="0">
            <text:p>0.000000</text:p>
          </table:table-cell>
          <table:table-cell table:formula="of:=[.A233]-[.A232]" office:value-type="float" office:value="0.00000100000011116208">
            <text:p>0.000001</text:p>
          </table:table-cell>
          <table:table-cell/>
          <table:table-cell office:value-type="string">
            <text:p>d_s is renewed (r + D) to 5086520470582; c_s is fully topped up</text:p>
          </table:table-cell>
          <table:table-cell/>
        </table:table-row>
        <table:table-row table:style-name="ro1">
          <table:table-cell office:value-type="float" office:value="1061.273876">
            <text:p>1061.273876</text:p>
          </table:table-cell>
          <table:table-cell office:value-type="float" office:value="5086516374359">
            <text:p>5086516374359</text:p>
          </table:table-cell>
          <table:table-cell table:formula="of:=([.B234]-[.B$2])/10^9" office:value-type="float" office:value="0.055853609">
            <text:p>0.055854</text:p>
          </table:table-cell>
          <table:table-cell table:formula="of:=[.C234]-[.C233]" office:value-type="float" office:value="0.000903777000000001">
            <text:p>0.000904</text:p>
          </table:table-cell>
          <table:table-cell table:formula="of:=[.A234]-[.A233]" office:value-type="float" office:value="0.000896999999895343">
            <text:p>0.00089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273877">
            <text:p>1061.273877</text:p>
          </table:table-cell>
          <table:table-cell office:value-type="float" office:value="5086516374359">
            <text:p>5086516374359</text:p>
          </table:table-cell>
          <table:table-cell table:formula="of:=([.B235]-[.B$2])/10^9" office:value-type="float" office:value="0.055853609">
            <text:p>0.055854</text:p>
          </table:table-cell>
          <table:table-cell table:formula="of:=[.C235]-[.C234]" office:value-type="float" office:value="0">
            <text:p>0.000000</text:p>
          </table:table-cell>
          <table:table-cell table:formula="of:=[.A235]-[.A234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273882">
            <text:p>1061.273882</text:p>
          </table:table-cell>
          <table:table-cell office:value-type="float" office:value="5086516374359">
            <text:p>5086516374359</text:p>
          </table:table-cell>
          <table:table-cell table:formula="of:=([.B236]-[.B$2])/10^9" office:value-type="float" office:value="0.055853609">
            <text:p>0.055854</text:p>
          </table:table-cell>
          <table:table-cell table:formula="of:=[.C236]-[.C235]" office:value-type="float" office:value="0">
            <text:p>0.000000</text:p>
          </table:table-cell>
          <table:table-cell table:formula="of:=[.A236]-[.A235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273975">
            <text:p>1061.273975</text:p>
          </table:table-cell>
          <table:table-cell office:value-type="float" office:value="5086516374359">
            <text:p>5086516374359</text:p>
          </table:table-cell>
          <table:table-cell table:formula="of:=([.B237]-[.B$2])/10^9" office:value-type="float" office:value="0.055853609">
            <text:p>0.055854</text:p>
          </table:table-cell>
          <table:table-cell table:formula="of:=[.C237]-[.C236]" office:value-type="float" office:value="0">
            <text:p>0.000000</text:p>
          </table:table-cell>
          <table:table-cell table:formula="of:=[.A237]-[.A236]" office:value-type="float" office:value="0.0000930000001062581">
            <text:p>0.00009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73977">
            <text:p>1061.273977</text:p>
          </table:table-cell>
          <table:table-cell office:value-type="float" office:value="5086516475541">
            <text:p>5086516475541</text:p>
          </table:table-cell>
          <table:table-cell table:formula="of:=([.B238]-[.B$2])/10^9" office:value-type="float" office:value="0.055954791">
            <text:p>0.055955</text:p>
          </table:table-cell>
          <table:table-cell table:formula="of:=[.C238]-[.C237]" office:value-type="float" office:value="0.000101181999999998">
            <text:p>0.000101</text:p>
          </table:table-cell>
          <table:table-cell table:formula="of:=[.A238]-[.A23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73978">
            <text:p>1061.273978</text:p>
          </table:table-cell>
          <table:table-cell office:value-type="float" office:value="5086516475541">
            <text:p>5086516475541</text:p>
          </table:table-cell>
          <table:table-cell table:formula="of:=([.B239]-[.B$2])/10^9" office:value-type="float" office:value="0.055954791">
            <text:p>0.055955</text:p>
          </table:table-cell>
          <table:table-cell table:formula="of:=[.C239]-[.C238]" office:value-type="float" office:value="0">
            <text:p>0.000000</text:p>
          </table:table-cell>
          <table:table-cell table:formula="of:=[.A239]-[.A238]" office:value-type="float" office:value="0.000000999999883788405">
            <text:p>0.000001</text:p>
          </table:table-cell>
          <table:table-cell office:value-type="string">
            <text:p>d_s is renewed (r + D) to 5086518475541; c_s is fully topped up</text:p>
          </table:table-cell>
          <table:table-cell table:number-columns-repeated="2"/>
        </table:table-row>
        <table:table-row table:style-name="ro1">
          <table:table-cell office:value-type="float" office:value="1061.273979">
            <text:p>1061.273979</text:p>
          </table:table-cell>
          <table:table-cell office:value-type="float" office:value="5086516475541">
            <text:p>5086516475541</text:p>
          </table:table-cell>
          <table:table-cell table:formula="of:=([.B240]-[.B$2])/10^9" office:value-type="float" office:value="0.055954791">
            <text:p>0.055955</text:p>
          </table:table-cell>
          <table:table-cell table:formula="of:=[.C240]-[.C239]" office:value-type="float" office:value="0">
            <text:p>0.000000</text:p>
          </table:table-cell>
          <table:table-cell table:formula="of:=[.A240]-[.A239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273989">
            <text:p>1061.273989</text:p>
          </table:table-cell>
          <table:table-cell office:value-type="float" office:value="5086516487262">
            <text:p>5086516487262</text:p>
          </table:table-cell>
          <table:table-cell table:formula="of:=([.B241]-[.B$2])/10^9" office:value-type="float" office:value="0.055966512">
            <text:p>0.055967</text:p>
          </table:table-cell>
          <table:table-cell table:formula="of:=[.C241]-[.C240]" office:value-type="float" office:value="0.0000117210000000062">
            <text:p>0.000012</text:p>
          </table:table-cell>
          <table:table-cell table:formula="of:=[.A241]-[.A240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73996">
            <text:p>1061.273996</text:p>
          </table:table-cell>
          <table:table-cell office:value-type="float" office:value="5086516487262">
            <text:p>5086516487262</text:p>
          </table:table-cell>
          <table:table-cell table:formula="of:=([.B242]-[.B$2])/10^9" office:value-type="float" office:value="0.055966512">
            <text:p>0.055967</text:p>
          </table:table-cell>
          <table:table-cell table:formula="of:=[.C242]-[.C241]" office:value-type="float" office:value="0">
            <text:p>0.000000</text:p>
          </table:table-cell>
          <table:table-cell table:formula="of:=[.A242]-[.A241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274905">
            <text:p>1061.274905</text:p>
          </table:table-cell>
          <table:table-cell office:value-type="float" office:value="5086517403674">
            <text:p>5086517403674</text:p>
          </table:table-cell>
          <table:table-cell table:formula="of:=([.B243]-[.B$2])/10^9" office:value-type="float" office:value="0.056882924">
            <text:p>0.056883</text:p>
          </table:table-cell>
          <table:table-cell table:formula="of:=[.C243]-[.C242]" office:value-type="float" office:value="0.000916411999999998">
            <text:p>0.000916</text:p>
          </table:table-cell>
          <table:table-cell table:formula="of:=[.A243]-[.A242]" office:value-type="float" office:value="0.000909000000092419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74906">
            <text:p>1061.274906</text:p>
          </table:table-cell>
          <table:table-cell office:value-type="float" office:value="5086517403674">
            <text:p>5086517403674</text:p>
          </table:table-cell>
          <table:table-cell table:formula="of:=([.B244]-[.B$2])/10^9" office:value-type="float" office:value="0.056882924">
            <text:p>0.056883</text:p>
          </table:table-cell>
          <table:table-cell table:formula="of:=[.C244]-[.C243]" office:value-type="float" office:value="0">
            <text:p>0.000000</text:p>
          </table:table-cell>
          <table:table-cell table:formula="of:=[.A244]-[.A243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74914">
            <text:p>1061.274914</text:p>
          </table:table-cell>
          <table:table-cell office:value-type="float" office:value="5086517403674">
            <text:p>5086517403674</text:p>
          </table:table-cell>
          <table:table-cell table:formula="of:=([.B245]-[.B$2])/10^9" office:value-type="float" office:value="0.056882924">
            <text:p>0.056883</text:p>
          </table:table-cell>
          <table:table-cell table:formula="of:=[.C245]-[.C244]" office:value-type="float" office:value="0">
            <text:p>0.000000</text:p>
          </table:table-cell>
          <table:table-cell table:formula="of:=[.A245]-[.A244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276737">
            <text:p>1061.276737</text:p>
          </table:table-cell>
          <table:table-cell office:value-type="float" office:value="5086519236064">
            <text:p>5086519236064</text:p>
          </table:table-cell>
          <table:table-cell table:formula="of:=([.B246]-[.B$2])/10^9" office:value-type="float" office:value="0.058715314">
            <text:p>0.058715</text:p>
          </table:table-cell>
          <table:table-cell table:formula="of:=[.C246]-[.C245]" office:value-type="float" office:value="0.00183239">
            <text:p>0.001832</text:p>
          </table:table-cell>
          <table:table-cell table:formula="of:=[.A246]-[.A245]" office:value-type="float" office:value="0.00182299999983115">
            <text:p>0.00182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276739">
            <text:p>1061.276739</text:p>
          </table:table-cell>
          <table:table-cell office:value-type="float" office:value="5086519236064">
            <text:p>5086519236064</text:p>
          </table:table-cell>
          <table:table-cell table:formula="of:=([.B247]-[.B$2])/10^9" office:value-type="float" office:value="0.058715314">
            <text:p>0.058715</text:p>
          </table:table-cell>
          <table:table-cell table:formula="of:=[.C247]-[.C246]" office:value-type="float" office:value="0">
            <text:p>0.000000</text:p>
          </table:table-cell>
          <table:table-cell table:formula="of:=[.A247]-[.A24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77971">
            <text:p>1061.277971</text:p>
          </table:table-cell>
          <table:table-cell office:value-type="float" office:value="5086520441719">
            <text:p>5086520441719</text:p>
          </table:table-cell>
          <table:table-cell table:formula="of:=([.B248]-[.B$2])/10^9" office:value-type="float" office:value="0.059920969">
            <text:p>0.059921</text:p>
          </table:table-cell>
          <table:table-cell table:formula="of:=[.C248]-[.C247]" office:value-type="float" office:value="0.001205655">
            <text:p>0.001206</text:p>
          </table:table-cell>
          <table:table-cell table:formula="of:=[.A248]-[.A247]" office:value-type="float" office:value="0.00123200000007273">
            <text:p>0.00123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277974">
            <text:p>1061.277974</text:p>
          </table:table-cell>
          <table:table-cell office:value-type="float" office:value="5086520477477">
            <text:p>5086520477477</text:p>
          </table:table-cell>
          <table:table-cell table:formula="of:=([.B249]-[.B$2])/10^9" office:value-type="float" office:value="0.059956727">
            <text:p>0.059957</text:p>
          </table:table-cell>
          <table:table-cell table:formula="of:=[.C249]-[.C248]" office:value-type="float" office:value="0.0000357580000000038">
            <text:p>0.000036</text:p>
          </table:table-cell>
          <table:table-cell table:formula="of:=[.A249]-[.A248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277975">
            <text:p>1061.277975</text:p>
          </table:table-cell>
          <table:table-cell office:value-type="float" office:value="5086520477477">
            <text:p>5086520477477</text:p>
          </table:table-cell>
          <table:table-cell table:formula="of:=([.B250]-[.B$2])/10^9" office:value-type="float" office:value="0.059956727">
            <text:p>0.059957</text:p>
          </table:table-cell>
          <table:table-cell table:formula="of:=[.C250]-[.C249]" office:value-type="float" office:value="0">
            <text:p>0.000000</text:p>
          </table:table-cell>
          <table:table-cell table:formula="of:=[.A250]-[.A249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5086527477477; c_s is fully topped up</text:p>
          </table:table-cell>
        </table:table-row>
        <table:table-row table:style-name="ro1">
          <table:table-cell office:value-type="float" office:value="1061.277979">
            <text:p>1061.277979</text:p>
          </table:table-cell>
          <table:table-cell office:value-type="float" office:value="5086520477477">
            <text:p>5086520477477</text:p>
          </table:table-cell>
          <table:table-cell table:formula="of:=([.B251]-[.B$2])/10^9" office:value-type="float" office:value="0.059956727">
            <text:p>0.059957</text:p>
          </table:table-cell>
          <table:table-cell table:formula="of:=[.C251]-[.C250]" office:value-type="float" office:value="0">
            <text:p>0.000000</text:p>
          </table:table-cell>
          <table:table-cell table:formula="of:=[.A251]-[.A250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77981">
            <text:p>1061.277981</text:p>
          </table:table-cell>
          <table:table-cell office:value-type="float" office:value="5086520484803">
            <text:p>5086520484803</text:p>
          </table:table-cell>
          <table:table-cell table:formula="of:=([.B252]-[.B$2])/10^9" office:value-type="float" office:value="0.059964053">
            <text:p>0.059964</text:p>
          </table:table-cell>
          <table:table-cell table:formula="of:=[.C252]-[.C251]" office:value-type="float" office:value="0.00000732600000000194">
            <text:p>0.000007</text:p>
          </table:table-cell>
          <table:table-cell table:formula="of:=[.A252]-[.A25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77982">
            <text:p>1061.277982</text:p>
          </table:table-cell>
          <table:table-cell office:value-type="float" office:value="5086520484803">
            <text:p>5086520484803</text:p>
          </table:table-cell>
          <table:table-cell table:formula="of:=([.B253]-[.B$2])/10^9" office:value-type="float" office:value="0.059964053">
            <text:p>0.059964</text:p>
          </table:table-cell>
          <table:table-cell table:formula="of:=[.C253]-[.C252]" office:value-type="float" office:value="0">
            <text:p>0.000000</text:p>
          </table:table-cell>
          <table:table-cell table:formula="of:=[.A253]-[.A252]" office:value-type="float" office:value="0.00000100000011116208">
            <text:p>0.000001</text:p>
          </table:table-cell>
          <table:table-cell office:value-type="string">
            <text:p>d_s is renewed (r + D) to 5086522484803; c_s is fully topped up</text:p>
          </table:table-cell>
          <table:table-cell table:number-columns-repeated="2"/>
        </table:table-row>
        <table:table-row table:style-name="ro1">
          <table:table-cell office:value-type="float" office:value="1061.277986">
            <text:p>1061.277986</text:p>
          </table:table-cell>
          <table:table-cell office:value-type="float" office:value="5086520484803">
            <text:p>5086520484803</text:p>
          </table:table-cell>
          <table:table-cell table:formula="of:=([.B254]-[.B$2])/10^9" office:value-type="float" office:value="0.059964053">
            <text:p>0.059964</text:p>
          </table:table-cell>
          <table:table-cell table:formula="of:=[.C254]-[.C253]" office:value-type="float" office:value="0">
            <text:p>0.000000</text:p>
          </table:table-cell>
          <table:table-cell table:formula="of:=[.A254]-[.A253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277988">
            <text:p>1061.277988</text:p>
          </table:table-cell>
          <table:table-cell office:value-type="float" office:value="5086520491552">
            <text:p>5086520491552</text:p>
          </table:table-cell>
          <table:table-cell table:formula="of:=([.B255]-[.B$2])/10^9" office:value-type="float" office:value="0.059970802">
            <text:p>0.059971</text:p>
          </table:table-cell>
          <table:table-cell table:formula="of:=[.C255]-[.C254]" office:value-type="float" office:value="0.0000067489999999934">
            <text:p>0.000007</text:p>
          </table:table-cell>
          <table:table-cell table:formula="of:=[.A255]-[.A25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77989">
            <text:p>1061.277989</text:p>
          </table:table-cell>
          <table:table-cell office:value-type="float" office:value="5086520491552">
            <text:p>5086520491552</text:p>
          </table:table-cell>
          <table:table-cell table:formula="of:=([.B256]-[.B$2])/10^9" office:value-type="float" office:value="0.059970802">
            <text:p>0.059971</text:p>
          </table:table-cell>
          <table:table-cell table:formula="of:=[.C256]-[.C255]" office:value-type="float" office:value="0">
            <text:p>0.000000</text:p>
          </table:table-cell>
          <table:table-cell table:formula="of:=[.A256]-[.A255]" office:value-type="float" office:value="0.000000999999883788405">
            <text:p>0.000001</text:p>
          </table:table-cell>
          <table:table-cell/>
          <table:table-cell office:value-type="string">
            <text:p>d_s is renewed (r + D) to 5086525491552; c_s is fully topped up</text:p>
          </table:table-cell>
          <table:table-cell/>
        </table:table-row>
        <table:table-row table:style-name="ro1">
          <table:table-cell office:value-type="float" office:value="1061.278022">
            <text:p>1061.278022</text:p>
          </table:table-cell>
          <table:table-cell office:value-type="float" office:value="5086520517806">
            <text:p>5086520517806</text:p>
          </table:table-cell>
          <table:table-cell table:formula="of:=([.B257]-[.B$2])/10^9" office:value-type="float" office:value="0.059997056">
            <text:p>0.059997</text:p>
          </table:table-cell>
          <table:table-cell table:formula="of:=[.C257]-[.C256]" office:value-type="float" office:value="0.0000262540000000033">
            <text:p>0.000026</text:p>
          </table:table-cell>
          <table:table-cell table:formula="of:=[.A257]-[.A256]" office:value-type="float" office:value="0.0000330000000303698">
            <text:p>0.000033</text:p>
          </table:table-cell>
          <table:table-cell office:value-type="string">
            <text:p>is pick_next_task_dl-ed by gnome-terminal (2016)</text:p>
          </table:table-cell>
          <table:table-cell table:number-columns-repeated="2"/>
        </table:table-row>
        <table:table-row table:style-name="ro1">
          <table:table-cell office:value-type="float" office:value="1061.278944">
            <text:p>1061.278944</text:p>
          </table:table-cell>
          <table:table-cell office:value-type="float" office:value="5086521447536">
            <text:p>5086521447536</text:p>
          </table:table-cell>
          <table:table-cell table:formula="of:=([.B258]-[.B$2])/10^9" office:value-type="float" office:value="0.060926786">
            <text:p>0.060927</text:p>
          </table:table-cell>
          <table:table-cell table:formula="of:=[.C258]-[.C257]" office:value-type="float" office:value="0.000929729999999997">
            <text:p>0.000930</text:p>
          </table:table-cell>
          <table:table-cell table:formula="of:=[.A258]-[.A257]" office:value-type="float" office:value="0.000921999999945911">
            <text:p>0.00092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78946">
            <text:p>1061.278946</text:p>
          </table:table-cell>
          <table:table-cell office:value-type="float" office:value="5086521447536">
            <text:p>5086521447536</text:p>
          </table:table-cell>
          <table:table-cell table:formula="of:=([.B259]-[.B$2])/10^9" office:value-type="float" office:value="0.060926786">
            <text:p>0.060927</text:p>
          </table:table-cell>
          <table:table-cell table:formula="of:=[.C259]-[.C258]" office:value-type="float" office:value="0">
            <text:p>0.000000</text:p>
          </table:table-cell>
          <table:table-cell table:formula="of:=[.A259]-[.A258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78953">
            <text:p>1061.278953</text:p>
          </table:table-cell>
          <table:table-cell office:value-type="float" office:value="5086521447536">
            <text:p>5086521447536</text:p>
          </table:table-cell>
          <table:table-cell table:formula="of:=([.B260]-[.B$2])/10^9" office:value-type="float" office:value="0.060926786">
            <text:p>0.060927</text:p>
          </table:table-cell>
          <table:table-cell table:formula="of:=[.C260]-[.C259]" office:value-type="float" office:value="0">
            <text:p>0.000000</text:p>
          </table:table-cell>
          <table:table-cell table:formula="of:=[.A260]-[.A259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280863">
            <text:p>1061.280863</text:p>
          </table:table-cell>
          <table:table-cell office:value-type="float" office:value="5086523366510">
            <text:p>5086523366510</text:p>
          </table:table-cell>
          <table:table-cell table:formula="of:=([.B261]-[.B$2])/10^9" office:value-type="float" office:value="0.06284576">
            <text:p>0.062846</text:p>
          </table:table-cell>
          <table:table-cell table:formula="of:=[.C261]-[.C260]" office:value-type="float" office:value="0.001918974">
            <text:p>0.001919</text:p>
          </table:table-cell>
          <table:table-cell table:formula="of:=[.A261]-[.A260]" office:value-type="float" office:value="0.00190999999995256">
            <text:p>0.00191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280864">
            <text:p>1061.280864</text:p>
          </table:table-cell>
          <table:table-cell office:value-type="float" office:value="5086523366510">
            <text:p>5086523366510</text:p>
          </table:table-cell>
          <table:table-cell table:formula="of:=([.B262]-[.B$2])/10^9" office:value-type="float" office:value="0.06284576">
            <text:p>0.062846</text:p>
          </table:table-cell>
          <table:table-cell table:formula="of:=[.C262]-[.C261]" office:value-type="float" office:value="0">
            <text:p>0.000000</text:p>
          </table:table-cell>
          <table:table-cell table:formula="of:=[.A262]-[.A261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80869">
            <text:p>1061.280869</text:p>
          </table:table-cell>
          <table:table-cell office:value-type="float" office:value="5086523366510">
            <text:p>5086523366510</text:p>
          </table:table-cell>
          <table:table-cell table:formula="of:=([.B263]-[.B$2])/10^9" office:value-type="float" office:value="0.06284576">
            <text:p>0.062846</text:p>
          </table:table-cell>
          <table:table-cell table:formula="of:=[.C263]-[.C262]" office:value-type="float" office:value="0">
            <text:p>0.000000</text:p>
          </table:table-cell>
          <table:table-cell table:formula="of:=[.A263]-[.A262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281965">
            <text:p>1061.281965</text:p>
          </table:table-cell>
          <table:table-cell office:value-type="float" office:value="5086524014807">
            <text:p>5086524014807</text:p>
          </table:table-cell>
          <table:table-cell table:formula="of:=([.B264]-[.B$2])/10^9" office:value-type="float" office:value="0.063494057">
            <text:p>0.063494</text:p>
          </table:table-cell>
          <table:table-cell table:formula="of:=[.C264]-[.C263]" office:value-type="float" office:value="0.000648297000000006">
            <text:p>0.000648</text:p>
          </table:table-cell>
          <table:table-cell table:formula="of:=[.A264]-[.A263]" office:value-type="float" office:value="0.00109599999996135">
            <text:p>0.00109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81967">
            <text:p>1061.281967</text:p>
          </table:table-cell>
          <table:table-cell office:value-type="float" office:value="5086524474793">
            <text:p>5086524474793</text:p>
          </table:table-cell>
          <table:table-cell table:formula="of:=([.B265]-[.B$2])/10^9" office:value-type="float" office:value="0.063954043">
            <text:p>0.063954</text:p>
          </table:table-cell>
          <table:table-cell table:formula="of:=[.C265]-[.C264]" office:value-type="float" office:value="0.000459985999999996">
            <text:p>0.000460</text:p>
          </table:table-cell>
          <table:table-cell table:formula="of:=[.A265]-[.A26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81968">
            <text:p>1061.281968</text:p>
          </table:table-cell>
          <table:table-cell office:value-type="float" office:value="5086524474793">
            <text:p>5086524474793</text:p>
          </table:table-cell>
          <table:table-cell table:formula="of:=([.B266]-[.B$2])/10^9" office:value-type="float" office:value="0.063954043">
            <text:p>0.063954</text:p>
          </table:table-cell>
          <table:table-cell table:formula="of:=[.C266]-[.C265]" office:value-type="float" office:value="0">
            <text:p>0.000000</text:p>
          </table:table-cell>
          <table:table-cell table:formula="of:=[.A266]-[.A265]" office:value-type="float" office:value="0.00000100000011116208">
            <text:p>0.000001</text:p>
          </table:table-cell>
          <table:table-cell office:value-type="string">
            <text:p>d_s is renewed (r + D) to 5086526474793; c_s is fully topped up</text:p>
          </table:table-cell>
          <table:table-cell table:number-columns-repeated="2"/>
        </table:table-row>
        <table:table-row table:style-name="ro1">
          <table:table-cell office:value-type="float" office:value="1061.281969">
            <text:p>1061.281969</text:p>
          </table:table-cell>
          <table:table-cell office:value-type="float" office:value="5086524474793">
            <text:p>5086524474793</text:p>
          </table:table-cell>
          <table:table-cell table:formula="of:=([.B267]-[.B$2])/10^9" office:value-type="float" office:value="0.063954043">
            <text:p>0.063954</text:p>
          </table:table-cell>
          <table:table-cell table:formula="of:=[.C267]-[.C266]" office:value-type="float" office:value="0">
            <text:p>0.000000</text:p>
          </table:table-cell>
          <table:table-cell table:formula="of:=[.A267]-[.A266]" office:value-type="float" office:value="0.000000999999883788405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281976">
            <text:p>1061.281976</text:p>
          </table:table-cell>
          <table:table-cell office:value-type="float" office:value="5086524483939">
            <text:p>5086524483939</text:p>
          </table:table-cell>
          <table:table-cell table:formula="of:=([.B268]-[.B$2])/10^9" office:value-type="float" office:value="0.063963189">
            <text:p>0.063963</text:p>
          </table:table-cell>
          <table:table-cell table:formula="of:=[.C268]-[.C267]" office:value-type="float" office:value="0.00000914600000000154">
            <text:p>0.000009</text:p>
          </table:table-cell>
          <table:table-cell table:formula="of:=[.A268]-[.A267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281981">
            <text:p>1061.281981</text:p>
          </table:table-cell>
          <table:table-cell office:value-type="float" office:value="5086524483939">
            <text:p>5086524483939</text:p>
          </table:table-cell>
          <table:table-cell table:formula="of:=([.B269]-[.B$2])/10^9" office:value-type="float" office:value="0.063963189">
            <text:p>0.063963</text:p>
          </table:table-cell>
          <table:table-cell table:formula="of:=[.C269]-[.C268]" office:value-type="float" office:value="0">
            <text:p>0.000000</text:p>
          </table:table-cell>
          <table:table-cell table:formula="of:=[.A269]-[.A268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282887">
            <text:p>1061.282887</text:p>
          </table:table-cell>
          <table:table-cell office:value-type="float" office:value="5086525394255">
            <text:p>5086525394255</text:p>
          </table:table-cell>
          <table:table-cell table:formula="of:=([.B270]-[.B$2])/10^9" office:value-type="float" office:value="0.064873505">
            <text:p>0.064874</text:p>
          </table:table-cell>
          <table:table-cell table:formula="of:=[.C270]-[.C269]" office:value-type="float" office:value="0.000910315999999994">
            <text:p>0.000910</text:p>
          </table:table-cell>
          <table:table-cell table:formula="of:=[.A270]-[.A269]" office:value-type="float" office:value="0.000905999999986307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82888">
            <text:p>1061.282888</text:p>
          </table:table-cell>
          <table:table-cell office:value-type="float" office:value="5086525394255">
            <text:p>5086525394255</text:p>
          </table:table-cell>
          <table:table-cell table:formula="of:=([.B271]-[.B$2])/10^9" office:value-type="float" office:value="0.064873505">
            <text:p>0.064874</text:p>
          </table:table-cell>
          <table:table-cell table:formula="of:=[.C271]-[.C270]" office:value-type="float" office:value="0">
            <text:p>0.000000</text:p>
          </table:table-cell>
          <table:table-cell table:formula="of:=[.A271]-[.A270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82893">
            <text:p>1061.282893</text:p>
          </table:table-cell>
          <table:table-cell office:value-type="float" office:value="5086525394255">
            <text:p>5086525394255</text:p>
          </table:table-cell>
          <table:table-cell table:formula="of:=([.B272]-[.B$2])/10^9" office:value-type="float" office:value="0.064873505">
            <text:p>0.064874</text:p>
          </table:table-cell>
          <table:table-cell table:formula="of:=[.C272]-[.C271]" office:value-type="float" office:value="0">
            <text:p>0.000000</text:p>
          </table:table-cell>
          <table:table-cell table:formula="of:=[.A272]-[.A271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282964">
            <text:p>1061.282964</text:p>
          </table:table-cell>
          <table:table-cell office:value-type="float" office:value="5086525394255">
            <text:p>5086525394255</text:p>
          </table:table-cell>
          <table:table-cell table:formula="of:=([.B273]-[.B$2])/10^9" office:value-type="float" office:value="0.064873505">
            <text:p>0.064874</text:p>
          </table:table-cell>
          <table:table-cell table:formula="of:=[.C273]-[.C272]" office:value-type="float" office:value="0">
            <text:p>0.000000</text:p>
          </table:table-cell>
          <table:table-cell table:formula="of:=[.A273]-[.A272]" office:value-type="float" office:value="0.0000709999999344291">
            <text:p>0.00007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282966">
            <text:p>1061.282966</text:p>
          </table:table-cell>
          <table:table-cell office:value-type="float" office:value="5086525473507">
            <text:p>5086525473507</text:p>
          </table:table-cell>
          <table:table-cell table:formula="of:=([.B274]-[.B$2])/10^9" office:value-type="float" office:value="0.064952757">
            <text:p>0.064953</text:p>
          </table:table-cell>
          <table:table-cell table:formula="of:=[.C274]-[.C273]" office:value-type="float" office:value="0.0000792520000000019">
            <text:p>0.000079</text:p>
          </table:table-cell>
          <table:table-cell table:formula="of:=[.A274]-[.A27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82967">
            <text:p>1061.282967</text:p>
          </table:table-cell>
          <table:table-cell office:value-type="float" office:value="5086525473507">
            <text:p>5086525473507</text:p>
          </table:table-cell>
          <table:table-cell table:formula="of:=([.B275]-[.B$2])/10^9" office:value-type="float" office:value="0.064952757">
            <text:p>0.064953</text:p>
          </table:table-cell>
          <table:table-cell table:formula="of:=[.C275]-[.C274]" office:value-type="float" office:value="0">
            <text:p>0.000000</text:p>
          </table:table-cell>
          <table:table-cell table:formula="of:=[.A275]-[.A274]" office:value-type="float" office:value="0.00000100000011116208">
            <text:p>0.000001</text:p>
          </table:table-cell>
          <table:table-cell/>
          <table:table-cell office:value-type="string">
            <text:p>81026 / 18045 &gt; 2000000 / 5000000</text:p>
          </table:table-cell>
          <table:table-cell/>
        </table:table-row>
        <table:table-row table:style-name="ro1">
          <table:table-cell office:value-type="float" office:value="1061.282968">
            <text:p>1061.282968</text:p>
          </table:table-cell>
          <table:table-cell office:value-type="float" office:value="5086525473507">
            <text:p>5086525473507</text:p>
          </table:table-cell>
          <table:table-cell table:formula="of:=([.B276]-[.B$2])/10^9" office:value-type="float" office:value="0.064952757">
            <text:p>0.064953</text:p>
          </table:table-cell>
          <table:table-cell table:formula="of:=[.C276]-[.C275]" office:value-type="float" office:value="0">
            <text:p>0.000000</text:p>
          </table:table-cell>
          <table:table-cell table:formula="of:=[.A276]-[.A275]" office:value-type="float" office:value="0.000000999999883788405">
            <text:p>0.000001</text:p>
          </table:table-cell>
          <table:table-cell/>
          <table:table-cell office:value-type="string">
            <text:p>d_s is renewed (r + D) to 5086530473507; c_s is fully topped up</text:p>
          </table:table-cell>
          <table:table-cell/>
        </table:table-row>
        <table:table-row table:style-name="ro1">
          <table:table-cell office:value-type="float" office:value="1061.28476">
            <text:p>1061.284760</text:p>
          </table:table-cell>
          <table:table-cell office:value-type="float" office:value="5086527267562">
            <text:p>5086527267562</text:p>
          </table:table-cell>
          <table:table-cell table:formula="of:=([.B277]-[.B$2])/10^9" office:value-type="float" office:value="0.066746812">
            <text:p>0.066747</text:p>
          </table:table-cell>
          <table:table-cell table:formula="of:=[.C277]-[.C276]" office:value-type="float" office:value="0.001794055">
            <text:p>0.001794</text:p>
          </table:table-cell>
          <table:table-cell table:formula="of:=[.A277]-[.A276]" office:value-type="float" office:value="0.00179200000002311">
            <text:p>0.00179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284761">
            <text:p>1061.284761</text:p>
          </table:table-cell>
          <table:table-cell office:value-type="float" office:value="5086527267562">
            <text:p>5086527267562</text:p>
          </table:table-cell>
          <table:table-cell table:formula="of:=([.B278]-[.B$2])/10^9" office:value-type="float" office:value="0.066746812">
            <text:p>0.066747</text:p>
          </table:table-cell>
          <table:table-cell table:formula="of:=[.C278]-[.C277]" office:value-type="float" office:value="0">
            <text:p>0.000000</text:p>
          </table:table-cell>
          <table:table-cell table:formula="of:=[.A278]-[.A277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284766">
            <text:p>1061.284766</text:p>
          </table:table-cell>
          <table:table-cell office:value-type="float" office:value="5086527267562">
            <text:p>5086527267562</text:p>
          </table:table-cell>
          <table:table-cell table:formula="of:=([.B279]-[.B$2])/10^9" office:value-type="float" office:value="0.066746812">
            <text:p>0.066747</text:p>
          </table:table-cell>
          <table:table-cell table:formula="of:=[.C279]-[.C278]" office:value-type="float" office:value="0">
            <text:p>0.000000</text:p>
          </table:table-cell>
          <table:table-cell table:formula="of:=[.A279]-[.A278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285961">
            <text:p>1061.285961</text:p>
          </table:table-cell>
          <table:table-cell office:value-type="float" office:value="5086528013542">
            <text:p>5086528013542</text:p>
          </table:table-cell>
          <table:table-cell table:formula="of:=([.B280]-[.B$2])/10^9" office:value-type="float" office:value="0.067492792">
            <text:p>0.067493</text:p>
          </table:table-cell>
          <table:table-cell table:formula="of:=[.C280]-[.C279]" office:value-type="float" office:value="0.000745979999999993">
            <text:p>0.000746</text:p>
          </table:table-cell>
          <table:table-cell table:formula="of:=[.A280]-[.A279]" office:value-type="float" office:value="0.00119500000005246">
            <text:p>0.00119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85963">
            <text:p>1061.285963</text:p>
          </table:table-cell>
          <table:table-cell office:value-type="float" office:value="5086528474903">
            <text:p>5086528474903</text:p>
          </table:table-cell>
          <table:table-cell table:formula="of:=([.B281]-[.B$2])/10^9" office:value-type="float" office:value="0.067954153">
            <text:p>0.067954</text:p>
          </table:table-cell>
          <table:table-cell table:formula="of:=[.C281]-[.C280]" office:value-type="float" office:value="0.000461361000000007">
            <text:p>0.000461</text:p>
          </table:table-cell>
          <table:table-cell table:formula="of:=[.A281]-[.A28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85964">
            <text:p>1061.285964</text:p>
          </table:table-cell>
          <table:table-cell office:value-type="float" office:value="5086528474903">
            <text:p>5086528474903</text:p>
          </table:table-cell>
          <table:table-cell table:formula="of:=([.B282]-[.B$2])/10^9" office:value-type="float" office:value="0.067954153">
            <text:p>0.067954</text:p>
          </table:table-cell>
          <table:table-cell table:formula="of:=[.C282]-[.C281]" office:value-type="float" office:value="0">
            <text:p>0.000000</text:p>
          </table:table-cell>
          <table:table-cell table:formula="of:=[.A282]-[.A281]" office:value-type="float" office:value="0.000000999999883788405">
            <text:p>0.000001</text:p>
          </table:table-cell>
          <table:table-cell office:value-type="string">
            <text:p>d_s is renewed (r + D) to 5086530474903; c_s is fully topped up</text:p>
          </table:table-cell>
          <table:table-cell table:number-columns-repeated="2"/>
        </table:table-row>
        <table:table-row table:style-name="ro1">
          <table:table-cell office:value-type="float" office:value="1061.286709">
            <text:p>1061.286709</text:p>
          </table:table-cell>
          <table:table-cell office:value-type="float" office:value="5086529221316">
            <text:p>5086529221316</text:p>
          </table:table-cell>
          <table:table-cell table:formula="of:=([.B283]-[.B$2])/10^9" office:value-type="float" office:value="0.068700566">
            <text:p>0.068701</text:p>
          </table:table-cell>
          <table:table-cell table:formula="of:=[.C283]-[.C282]" office:value-type="float" office:value="0.000746413000000001">
            <text:p>0.000746</text:p>
          </table:table-cell>
          <table:table-cell table:formula="of:=[.A283]-[.A282]" office:value-type="float" office:value="0.000745000000051732">
            <text:p>0.00074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286711">
            <text:p>1061.286711</text:p>
          </table:table-cell>
          <table:table-cell office:value-type="float" office:value="5086529221316">
            <text:p>5086529221316</text:p>
          </table:table-cell>
          <table:table-cell table:formula="of:=([.B284]-[.B$2])/10^9" office:value-type="float" office:value="0.068700566">
            <text:p>0.068701</text:p>
          </table:table-cell>
          <table:table-cell table:formula="of:=[.C284]-[.C283]" office:value-type="float" office:value="0">
            <text:p>0.000000</text:p>
          </table:table-cell>
          <table:table-cell table:formula="of:=[.A284]-[.A28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86718">
            <text:p>1061.286718</text:p>
          </table:table-cell>
          <table:table-cell office:value-type="float" office:value="5086529221316">
            <text:p>5086529221316</text:p>
          </table:table-cell>
          <table:table-cell table:formula="of:=([.B285]-[.B$2])/10^9" office:value-type="float" office:value="0.068700566">
            <text:p>0.068701</text:p>
          </table:table-cell>
          <table:table-cell table:formula="of:=[.C285]-[.C284]" office:value-type="float" office:value="0">
            <text:p>0.000000</text:p>
          </table:table-cell>
          <table:table-cell table:formula="of:=[.A285]-[.A284]" office:value-type="float" office:value="0.00000700000009601354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287627">
            <text:p>1061.287627</text:p>
          </table:table-cell>
          <table:table-cell office:value-type="float" office:value="5086530138802">
            <text:p>5086530138802</text:p>
          </table:table-cell>
          <table:table-cell table:formula="of:=([.B286]-[.B$2])/10^9" office:value-type="float" office:value="0.069618052">
            <text:p>0.069618</text:p>
          </table:table-cell>
          <table:table-cell table:formula="of:=[.C286]-[.C285]" office:value-type="float" office:value="0.000917485999999995">
            <text:p>0.000917</text:p>
          </table:table-cell>
          <table:table-cell table:formula="of:=[.A286]-[.A285]" office:value-type="float" office:value="0.000908999999865046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87628">
            <text:p>1061.287628</text:p>
          </table:table-cell>
          <table:table-cell office:value-type="float" office:value="5086530138802">
            <text:p>5086530138802</text:p>
          </table:table-cell>
          <table:table-cell table:formula="of:=([.B287]-[.B$2])/10^9" office:value-type="float" office:value="0.069618052">
            <text:p>0.069618</text:p>
          </table:table-cell>
          <table:table-cell table:formula="of:=[.C287]-[.C286]" office:value-type="float" office:value="0">
            <text:p>0.000000</text:p>
          </table:table-cell>
          <table:table-cell table:formula="of:=[.A287]-[.A286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87962">
            <text:p>1061.287962</text:p>
          </table:table-cell>
          <table:table-cell office:value-type="float" office:value="5086530138802">
            <text:p>5086530138802</text:p>
          </table:table-cell>
          <table:table-cell table:formula="of:=([.B288]-[.B$2])/10^9" office:value-type="float" office:value="0.069618052">
            <text:p>0.069618</text:p>
          </table:table-cell>
          <table:table-cell table:formula="of:=[.C288]-[.C287]" office:value-type="float" office:value="0">
            <text:p>0.000000</text:p>
          </table:table-cell>
          <table:table-cell table:formula="of:=[.A288]-[.A287]" office:value-type="float" office:value="0.000334000000066226">
            <text:p>0.00033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287965">
            <text:p>1061.287965</text:p>
          </table:table-cell>
          <table:table-cell office:value-type="float" office:value="5086530476631">
            <text:p>5086530476631</text:p>
          </table:table-cell>
          <table:table-cell table:formula="of:=([.B289]-[.B$2])/10^9" office:value-type="float" office:value="0.069955881">
            <text:p>0.069956</text:p>
          </table:table-cell>
          <table:table-cell table:formula="of:=[.C289]-[.C288]" office:value-type="float" office:value="0.000337828999999998">
            <text:p>0.000338</text:p>
          </table:table-cell>
          <table:table-cell table:formula="of:=[.A289]-[.A288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287966">
            <text:p>1061.287966</text:p>
          </table:table-cell>
          <table:table-cell office:value-type="float" office:value="5086530476631">
            <text:p>5086530476631</text:p>
          </table:table-cell>
          <table:table-cell table:formula="of:=([.B290]-[.B$2])/10^9" office:value-type="float" office:value="0.069955881">
            <text:p>0.069956</text:p>
          </table:table-cell>
          <table:table-cell table:formula="of:=[.C290]-[.C289]" office:value-type="float" office:value="0">
            <text:p>0.000000</text:p>
          </table:table-cell>
          <table:table-cell table:formula="of:=[.A290]-[.A289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5086537476631; c_s is fully topped up</text:p>
          </table:table-cell>
        </table:table-row>
        <table:table-row table:style-name="ro1">
          <table:table-cell office:value-type="float" office:value="1061.28797">
            <text:p>1061.287970</text:p>
          </table:table-cell>
          <table:table-cell office:value-type="float" office:value="5086530476631">
            <text:p>5086530476631</text:p>
          </table:table-cell>
          <table:table-cell table:formula="of:=([.B291]-[.B$2])/10^9" office:value-type="float" office:value="0.069955881">
            <text:p>0.069956</text:p>
          </table:table-cell>
          <table:table-cell table:formula="of:=[.C291]-[.C290]" office:value-type="float" office:value="0">
            <text:p>0.000000</text:p>
          </table:table-cell>
          <table:table-cell table:formula="of:=[.A291]-[.A290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287972">
            <text:p>1061.287972</text:p>
          </table:table-cell>
          <table:table-cell office:value-type="float" office:value="5086530484173">
            <text:p>5086530484173</text:p>
          </table:table-cell>
          <table:table-cell table:formula="of:=([.B292]-[.B$2])/10^9" office:value-type="float" office:value="0.069963423">
            <text:p>0.069963</text:p>
          </table:table-cell>
          <table:table-cell table:formula="of:=[.C292]-[.C291]" office:value-type="float" office:value="0.00000754199999999927">
            <text:p>0.000008</text:p>
          </table:table-cell>
          <table:table-cell table:formula="of:=[.A292]-[.A29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87973">
            <text:p>1061.287973</text:p>
          </table:table-cell>
          <table:table-cell office:value-type="float" office:value="5086530484173">
            <text:p>5086530484173</text:p>
          </table:table-cell>
          <table:table-cell table:formula="of:=([.B293]-[.B$2])/10^9" office:value-type="float" office:value="0.069963423">
            <text:p>0.069963</text:p>
          </table:table-cell>
          <table:table-cell table:formula="of:=[.C293]-[.C292]" office:value-type="float" office:value="0">
            <text:p>0.000000</text:p>
          </table:table-cell>
          <table:table-cell table:formula="of:=[.A293]-[.A292]" office:value-type="float" office:value="0.000000999999883788405">
            <text:p>0.000001</text:p>
          </table:table-cell>
          <table:table-cell/>
          <table:table-cell office:value-type="string">
            <text:p>d_s is renewed (r + D) to 5086535484173; c_s is fully topped up</text:p>
          </table:table-cell>
          <table:table-cell/>
        </table:table-row>
        <table:table-row table:style-name="ro1">
          <table:table-cell office:value-type="float" office:value="1061.287985">
            <text:p>1061.287985</text:p>
          </table:table-cell>
          <table:table-cell office:value-type="float" office:value="5086530491877">
            <text:p>5086530491877</text:p>
          </table:table-cell>
          <table:table-cell table:formula="of:=([.B294]-[.B$2])/10^9" office:value-type="float" office:value="0.069971127">
            <text:p>0.069971</text:p>
          </table:table-cell>
          <table:table-cell table:formula="of:=[.C294]-[.C293]" office:value-type="float" office:value="0.00000770399999999727">
            <text:p>0.000008</text:p>
          </table:table-cell>
          <table:table-cell table:formula="of:=[.A294]-[.A293]" office:value-type="float" office:value="0.0000119999999697029">
            <text:p>0.000012</text:p>
          </table:table-cell>
          <table:table-cell/>
          <table:table-cell office:value-type="string">
            <text:p>is pick_next_task_dl-ed by gnome-terminal (2016)</text:p>
          </table:table-cell>
          <table:table-cell/>
        </table:table-row>
        <table:table-row table:style-name="ro1">
          <table:table-cell office:value-type="float" office:value="1061.289923">
            <text:p>1061.289923</text:p>
          </table:table-cell>
          <table:table-cell office:value-type="float" office:value="5086532439304">
            <text:p>5086532439304</text:p>
          </table:table-cell>
          <table:table-cell table:formula="of:=([.B295]-[.B$2])/10^9" office:value-type="float" office:value="0.071918554">
            <text:p>0.071919</text:p>
          </table:table-cell>
          <table:table-cell table:formula="of:=[.C295]-[.C294]" office:value-type="float" office:value="0.001947427">
            <text:p>0.001947</text:p>
          </table:table-cell>
          <table:table-cell table:formula="of:=[.A295]-[.A294]" office:value-type="float" office:value="0.00193800000010924">
            <text:p>0.00193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289924">
            <text:p>1061.289924</text:p>
          </table:table-cell>
          <table:table-cell office:value-type="float" office:value="5086532439304">
            <text:p>5086532439304</text:p>
          </table:table-cell>
          <table:table-cell table:formula="of:=([.B296]-[.B$2])/10^9" office:value-type="float" office:value="0.071918554">
            <text:p>0.071919</text:p>
          </table:table-cell>
          <table:table-cell table:formula="of:=[.C296]-[.C295]" office:value-type="float" office:value="0">
            <text:p>0.000000</text:p>
          </table:table-cell>
          <table:table-cell table:formula="of:=[.A296]-[.A295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89929">
            <text:p>1061.289929</text:p>
          </table:table-cell>
          <table:table-cell office:value-type="float" office:value="5086532439304">
            <text:p>5086532439304</text:p>
          </table:table-cell>
          <table:table-cell table:formula="of:=([.B297]-[.B$2])/10^9" office:value-type="float" office:value="0.071918554">
            <text:p>0.071919</text:p>
          </table:table-cell>
          <table:table-cell table:formula="of:=[.C297]-[.C296]" office:value-type="float" office:value="0">
            <text:p>0.000000</text:p>
          </table:table-cell>
          <table:table-cell table:formula="of:=[.A297]-[.A296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289956">
            <text:p>1061.289956</text:p>
          </table:table-cell>
          <table:table-cell office:value-type="float" office:value="5086532439304">
            <text:p>5086532439304</text:p>
          </table:table-cell>
          <table:table-cell table:formula="of:=([.B298]-[.B$2])/10^9" office:value-type="float" office:value="0.071918554">
            <text:p>0.071919</text:p>
          </table:table-cell>
          <table:table-cell table:formula="of:=[.C298]-[.C297]" office:value-type="float" office:value="0">
            <text:p>0.000000</text:p>
          </table:table-cell>
          <table:table-cell table:formula="of:=[.A298]-[.A297]" office:value-type="float" office:value="0.0000270000000455184">
            <text:p>0.00002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89959">
            <text:p>1061.289959</text:p>
          </table:table-cell>
          <table:table-cell office:value-type="float" office:value="5086532475459">
            <text:p>5086532475459</text:p>
          </table:table-cell>
          <table:table-cell table:formula="of:=([.B299]-[.B$2])/10^9" office:value-type="float" office:value="0.071954709">
            <text:p>0.071955</text:p>
          </table:table-cell>
          <table:table-cell table:formula="of:=[.C299]-[.C298]" office:value-type="float" office:value="0.0000361550000000099">
            <text:p>0.000036</text:p>
          </table:table-cell>
          <table:table-cell table:formula="of:=[.A299]-[.A298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8996">
            <text:p>1061.289960</text:p>
          </table:table-cell>
          <table:table-cell office:value-type="float" office:value="5086532475459">
            <text:p>5086532475459</text:p>
          </table:table-cell>
          <table:table-cell table:formula="of:=([.B300]-[.B$2])/10^9" office:value-type="float" office:value="0.071954709">
            <text:p>0.071955</text:p>
          </table:table-cell>
          <table:table-cell table:formula="of:=[.C300]-[.C299]" office:value-type="float" office:value="0">
            <text:p>0.000000</text:p>
          </table:table-cell>
          <table:table-cell table:formula="of:=[.A300]-[.A299]" office:value-type="float" office:value="0.00000100000011116208">
            <text:p>0.000001</text:p>
          </table:table-cell>
          <table:table-cell office:value-type="string">
            <text:p>d_s is renewed (r + D) to 5086534475459; c_s is fully topped up</text:p>
          </table:table-cell>
          <table:table-cell table:number-columns-repeated="2"/>
        </table:table-row>
        <table:table-row table:style-name="ro1">
          <table:table-cell office:value-type="float" office:value="1061.289961">
            <text:p>1061.289961</text:p>
          </table:table-cell>
          <table:table-cell office:value-type="float" office:value="5086532475459">
            <text:p>5086532475459</text:p>
          </table:table-cell>
          <table:table-cell table:formula="of:=([.B301]-[.B$2])/10^9" office:value-type="float" office:value="0.071954709">
            <text:p>0.071955</text:p>
          </table:table-cell>
          <table:table-cell table:formula="of:=[.C301]-[.C300]" office:value-type="float" office:value="0">
            <text:p>0.000000</text:p>
          </table:table-cell>
          <table:table-cell table:formula="of:=[.A301]-[.A300]" office:value-type="float" office:value="0.000000999999883788405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289971">
            <text:p>1061.289971</text:p>
          </table:table-cell>
          <table:table-cell office:value-type="float" office:value="5086532487487">
            <text:p>5086532487487</text:p>
          </table:table-cell>
          <table:table-cell table:formula="of:=([.B302]-[.B$2])/10^9" office:value-type="float" office:value="0.071966737">
            <text:p>0.071967</text:p>
          </table:table-cell>
          <table:table-cell table:formula="of:=[.C302]-[.C301]" office:value-type="float" office:value="0.0000120279999999973">
            <text:p>0.000012</text:p>
          </table:table-cell>
          <table:table-cell table:formula="of:=[.A302]-[.A301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289979">
            <text:p>1061.289979</text:p>
          </table:table-cell>
          <table:table-cell office:value-type="float" office:value="5086532487487">
            <text:p>5086532487487</text:p>
          </table:table-cell>
          <table:table-cell table:formula="of:=([.B303]-[.B$2])/10^9" office:value-type="float" office:value="0.071966737">
            <text:p>0.071967</text:p>
          </table:table-cell>
          <table:table-cell table:formula="of:=[.C303]-[.C302]" office:value-type="float" office:value="0">
            <text:p>0.000000</text:p>
          </table:table-cell>
          <table:table-cell table:formula="of:=[.A303]-[.A302]" office:value-type="float" office:value="0.00000799999997980194">
            <text:p>0.000008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290887">
            <text:p>1061.290887</text:p>
          </table:table-cell>
          <table:table-cell office:value-type="float" office:value="5086533403970">
            <text:p>5086533403970</text:p>
          </table:table-cell>
          <table:table-cell table:formula="of:=([.B304]-[.B$2])/10^9" office:value-type="float" office:value="0.07288322">
            <text:p>0.072883</text:p>
          </table:table-cell>
          <table:table-cell table:formula="of:=[.C304]-[.C303]" office:value-type="float" office:value="0.000916482999999996">
            <text:p>0.000916</text:p>
          </table:table-cell>
          <table:table-cell table:formula="of:=[.A304]-[.A303]" office:value-type="float" office:value="0.000908000000208631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90889">
            <text:p>1061.290889</text:p>
          </table:table-cell>
          <table:table-cell office:value-type="float" office:value="5086533403970">
            <text:p>5086533403970</text:p>
          </table:table-cell>
          <table:table-cell table:formula="of:=([.B305]-[.B$2])/10^9" office:value-type="float" office:value="0.07288322">
            <text:p>0.072883</text:p>
          </table:table-cell>
          <table:table-cell table:formula="of:=[.C305]-[.C304]" office:value-type="float" office:value="0">
            <text:p>0.000000</text:p>
          </table:table-cell>
          <table:table-cell table:formula="of:=[.A305]-[.A304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90894">
            <text:p>1061.290894</text:p>
          </table:table-cell>
          <table:table-cell office:value-type="float" office:value="5086533403970">
            <text:p>5086533403970</text:p>
          </table:table-cell>
          <table:table-cell table:formula="of:=([.B306]-[.B$2])/10^9" office:value-type="float" office:value="0.07288322">
            <text:p>0.072883</text:p>
          </table:table-cell>
          <table:table-cell table:formula="of:=[.C306]-[.C305]" office:value-type="float" office:value="0">
            <text:p>0.000000</text:p>
          </table:table-cell>
          <table:table-cell table:formula="of:=[.A306]-[.A305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292952">
            <text:p>1061.292952</text:p>
          </table:table-cell>
          <table:table-cell office:value-type="float" office:value="5086533403970">
            <text:p>5086533403970</text:p>
          </table:table-cell>
          <table:table-cell table:formula="of:=([.B307]-[.B$2])/10^9" office:value-type="float" office:value="0.07288322">
            <text:p>0.072883</text:p>
          </table:table-cell>
          <table:table-cell table:formula="of:=[.C307]-[.C306]" office:value-type="float" office:value="0">
            <text:p>0.000000</text:p>
          </table:table-cell>
          <table:table-cell table:formula="of:=[.A307]-[.A306]" office:value-type="float" office:value="0.00205800000003364">
            <text:p>0.00205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292954">
            <text:p>1061.292954</text:p>
          </table:table-cell>
          <table:table-cell office:value-type="float" office:value="5086535470491">
            <text:p>5086535470491</text:p>
          </table:table-cell>
          <table:table-cell table:formula="of:=([.B308]-[.B$2])/10^9" office:value-type="float" office:value="0.074949741">
            <text:p>0.074950</text:p>
          </table:table-cell>
          <table:table-cell table:formula="of:=[.C308]-[.C307]" office:value-type="float" office:value="0.002066521">
            <text:p>0.002067</text:p>
          </table:table-cell>
          <table:table-cell table:formula="of:=[.A308]-[.A30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92955">
            <text:p>1061.292955</text:p>
          </table:table-cell>
          <table:table-cell office:value-type="float" office:value="5086535470491">
            <text:p>5086535470491</text:p>
          </table:table-cell>
          <table:table-cell table:formula="of:=([.B309]-[.B$2])/10^9" office:value-type="float" office:value="0.074949741">
            <text:p>0.074950</text:p>
          </table:table-cell>
          <table:table-cell table:formula="of:=[.C309]-[.C308]" office:value-type="float" office:value="0">
            <text:p>0.000000</text:p>
          </table:table-cell>
          <table:table-cell table:formula="of:=[.A309]-[.A308]" office:value-type="float" office:value="0.000000999999883788405">
            <text:p>0.000001</text:p>
          </table:table-cell>
          <table:table-cell/>
          <table:table-cell office:value-type="string">
            <text:p>52573 / 13682 &gt; 2000000 / 5000000</text:p>
          </table:table-cell>
          <table:table-cell/>
        </table:table-row>
        <table:table-row table:style-name="ro1">
          <table:table-cell office:value-type="float" office:value="1061.292956">
            <text:p>1061.292956</text:p>
          </table:table-cell>
          <table:table-cell office:value-type="float" office:value="5086535470491">
            <text:p>5086535470491</text:p>
          </table:table-cell>
          <table:table-cell table:formula="of:=([.B310]-[.B$2])/10^9" office:value-type="float" office:value="0.074949741">
            <text:p>0.074950</text:p>
          </table:table-cell>
          <table:table-cell table:formula="of:=[.C310]-[.C309]" office:value-type="float" office:value="0">
            <text:p>0.000000</text:p>
          </table:table-cell>
          <table:table-cell table:formula="of:=[.A310]-[.A309]" office:value-type="float" office:value="0.00000100000011116208">
            <text:p>0.000001</text:p>
          </table:table-cell>
          <table:table-cell/>
          <table:table-cell office:value-type="string">
            <text:p>d_s is renewed (r + D) to 5086540470491; c_s is fully topped up</text:p>
          </table:table-cell>
          <table:table-cell/>
        </table:table-row>
        <table:table-row table:style-name="ro1">
          <table:table-cell office:value-type="float" office:value="1061.293838">
            <text:p>1061.293838</text:p>
          </table:table-cell>
          <table:table-cell office:value-type="float" office:value="5086536358821">
            <text:p>5086536358821</text:p>
          </table:table-cell>
          <table:table-cell table:formula="of:=([.B311]-[.B$2])/10^9" office:value-type="float" office:value="0.075838071">
            <text:p>0.075838</text:p>
          </table:table-cell>
          <table:table-cell table:formula="of:=[.C311]-[.C310]" office:value-type="float" office:value="0.000888330000000007">
            <text:p>0.000888</text:p>
          </table:table-cell>
          <table:table-cell table:formula="of:=[.A311]-[.A310]" office:value-type="float" office:value="0.000882000000046901">
            <text:p>0.00088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29384">
            <text:p>1061.293840</text:p>
          </table:table-cell>
          <table:table-cell office:value-type="float" office:value="5086536358821">
            <text:p>5086536358821</text:p>
          </table:table-cell>
          <table:table-cell table:formula="of:=([.B312]-[.B$2])/10^9" office:value-type="float" office:value="0.075838071">
            <text:p>0.075838</text:p>
          </table:table-cell>
          <table:table-cell table:formula="of:=[.C312]-[.C311]" office:value-type="float" office:value="0">
            <text:p>0.000000</text:p>
          </table:table-cell>
          <table:table-cell table:formula="of:=[.A312]-[.A311]" office:value-type="float" office:value="0.00000199999999495049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61.293841">
            <text:p>1061.293841</text:p>
          </table:table-cell>
          <table:table-cell office:value-type="float" office:value="5086536358821">
            <text:p>5086536358821</text:p>
          </table:table-cell>
          <table:table-cell table:formula="of:=([.B313]-[.B$2])/10^9" office:value-type="float" office:value="0.075838071">
            <text:p>0.075838</text:p>
          </table:table-cell>
          <table:table-cell table:formula="of:=[.C313]-[.C312]" office:value-type="float" office:value="0">
            <text:p>0.000000</text:p>
          </table:table-cell>
          <table:table-cell table:formula="of:=[.A313]-[.A312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; 5086536358821-5086536013744=345077</text:p>
          </table:table-cell>
        </table:table-row>
        <table:table-row table:style-name="ro1">
          <table:table-cell office:value-type="float" office:value="1061.293846">
            <text:p>1061.293846</text:p>
          </table:table-cell>
          <table:table-cell office:value-type="float" office:value="5086536358821">
            <text:p>5086536358821</text:p>
          </table:table-cell>
          <table:table-cell table:formula="of:=([.B314]-[.B$2])/10^9" office:value-type="float" office:value="0.075838071">
            <text:p>0.075838</text:p>
          </table:table-cell>
          <table:table-cell table:formula="of:=[.C314]-[.C313]" office:value-type="float" office:value="0">
            <text:p>0.000000</text:p>
          </table:table-cell>
          <table:table-cell table:formula="of:=[.A314]-[.A313]" office:value-type="float" office:value="0.00000500000010106305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293851">
            <text:p>1061.293851</text:p>
          </table:table-cell>
          <table:table-cell office:value-type="float" office:value="5086536358821">
            <text:p>5086536358821</text:p>
          </table:table-cell>
          <table:table-cell table:formula="of:=([.B315]-[.B$2])/10^9" office:value-type="float" office:value="0.075838071">
            <text:p>0.075838</text:p>
          </table:table-cell>
          <table:table-cell table:formula="of:=[.C315]-[.C314]" office:value-type="float" office:value="0">
            <text:p>0.000000</text:p>
          </table:table-cell>
          <table:table-cell table:formula="of:=[.A315]-[.A314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293953">
            <text:p>1061.293953</text:p>
          </table:table-cell>
          <table:table-cell office:value-type="float" office:value="5086536358821">
            <text:p>5086536358821</text:p>
          </table:table-cell>
          <table:table-cell table:formula="of:=([.B316]-[.B$2])/10^9" office:value-type="float" office:value="0.075838071">
            <text:p>0.075838</text:p>
          </table:table-cell>
          <table:table-cell table:formula="of:=[.C316]-[.C315]" office:value-type="float" office:value="0">
            <text:p>0.000000</text:p>
          </table:table-cell>
          <table:table-cell table:formula="of:=[.A316]-[.A315]" office:value-type="float" office:value="0.000102000000197222">
            <text:p>0.0001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93955">
            <text:p>1061.293955</text:p>
          </table:table-cell>
          <table:table-cell office:value-type="float" office:value="5086536475838">
            <text:p>5086536475838</text:p>
          </table:table-cell>
          <table:table-cell table:formula="of:=([.B317]-[.B$2])/10^9" office:value-type="float" office:value="0.075955088">
            <text:p>0.075955</text:p>
          </table:table-cell>
          <table:table-cell table:formula="of:=[.C317]-[.C316]" office:value-type="float" office:value="0.000117016999999997">
            <text:p>0.000117</text:p>
          </table:table-cell>
          <table:table-cell table:formula="of:=[.A317]-[.A31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93956">
            <text:p>1061.293956</text:p>
          </table:table-cell>
          <table:table-cell office:value-type="float" office:value="5086536475838">
            <text:p>5086536475838</text:p>
          </table:table-cell>
          <table:table-cell table:formula="of:=([.B318]-[.B$2])/10^9" office:value-type="float" office:value="0.075955088">
            <text:p>0.075955</text:p>
          </table:table-cell>
          <table:table-cell table:formula="of:=[.C318]-[.C317]" office:value-type="float" office:value="0">
            <text:p>0.000000</text:p>
          </table:table-cell>
          <table:table-cell table:formula="of:=[.A318]-[.A317]" office:value-type="float" office:value="0.000000999999883788405">
            <text:p>0.000001</text:p>
          </table:table-cell>
          <table:table-cell office:value-type="string">
            <text:p>d_s is renewed (r + D) to 5086538475838; c_s is fully topped up</text:p>
          </table:table-cell>
          <table:table-cell table:number-columns-repeated="2"/>
        </table:table-row>
        <table:table-row table:style-name="ro1">
          <table:table-cell office:value-type="float" office:value="1061.293957">
            <text:p>1061.293957</text:p>
          </table:table-cell>
          <table:table-cell office:value-type="float" office:value="5086536475838">
            <text:p>5086536475838</text:p>
          </table:table-cell>
          <table:table-cell table:formula="of:=([.B319]-[.B$2])/10^9" office:value-type="float" office:value="0.075955088">
            <text:p>0.075955</text:p>
          </table:table-cell>
          <table:table-cell table:formula="of:=[.C319]-[.C318]" office:value-type="float" office:value="0">
            <text:p>0.000000</text:p>
          </table:table-cell>
          <table:table-cell table:formula="of:=[.A319]-[.A318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293964">
            <text:p>1061.293964</text:p>
          </table:table-cell>
          <table:table-cell office:value-type="float" office:value="5086536485001">
            <text:p>5086536485001</text:p>
          </table:table-cell>
          <table:table-cell table:formula="of:=([.B320]-[.B$2])/10^9" office:value-type="float" office:value="0.075964251">
            <text:p>0.075964</text:p>
          </table:table-cell>
          <table:table-cell table:formula="of:=[.C320]-[.C319]" office:value-type="float" office:value="0.00000916299999999259">
            <text:p>0.000009</text:p>
          </table:table-cell>
          <table:table-cell table:formula="of:=[.A320]-[.A319]" office:value-type="float" office:value="0.00000699999986863986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93969">
            <text:p>1061.293969</text:p>
          </table:table-cell>
          <table:table-cell office:value-type="float" office:value="5086536485001">
            <text:p>5086536485001</text:p>
          </table:table-cell>
          <table:table-cell table:formula="of:=([.B321]-[.B$2])/10^9" office:value-type="float" office:value="0.075964251">
            <text:p>0.075964</text:p>
          </table:table-cell>
          <table:table-cell table:formula="of:=[.C321]-[.C320]" office:value-type="float" office:value="0">
            <text:p>0.000000</text:p>
          </table:table-cell>
          <table:table-cell table:formula="of:=[.A321]-[.A320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294876">
            <text:p>1061.294876</text:p>
          </table:table-cell>
          <table:table-cell office:value-type="float" office:value="5086537396608">
            <text:p>5086537396608</text:p>
          </table:table-cell>
          <table:table-cell table:formula="of:=([.B322]-[.B$2])/10^9" office:value-type="float" office:value="0.076875858">
            <text:p>0.076876</text:p>
          </table:table-cell>
          <table:table-cell table:formula="of:=[.C322]-[.C321]" office:value-type="float" office:value="0.000911607000000009">
            <text:p>0.000912</text:p>
          </table:table-cell>
          <table:table-cell table:formula="of:=[.A322]-[.A321]" office:value-type="float" office:value="0.000906999999870095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94877">
            <text:p>1061.294877</text:p>
          </table:table-cell>
          <table:table-cell office:value-type="float" office:value="5086537396608">
            <text:p>5086537396608</text:p>
          </table:table-cell>
          <table:table-cell table:formula="of:=([.B323]-[.B$2])/10^9" office:value-type="float" office:value="0.076875858">
            <text:p>0.076876</text:p>
          </table:table-cell>
          <table:table-cell table:formula="of:=[.C323]-[.C322]" office:value-type="float" office:value="0">
            <text:p>0.000000</text:p>
          </table:table-cell>
          <table:table-cell table:formula="of:=[.A323]-[.A322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94882">
            <text:p>1061.294882</text:p>
          </table:table-cell>
          <table:table-cell office:value-type="float" office:value="5086537396608">
            <text:p>5086537396608</text:p>
          </table:table-cell>
          <table:table-cell table:formula="of:=([.B324]-[.B$2])/10^9" office:value-type="float" office:value="0.076875858">
            <text:p>0.076876</text:p>
          </table:table-cell>
          <table:table-cell table:formula="of:=[.C324]-[.C323]" office:value-type="float" office:value="0">
            <text:p>0.000000</text:p>
          </table:table-cell>
          <table:table-cell table:formula="of:=[.A324]-[.A323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294964">
            <text:p>1061.294964</text:p>
          </table:table-cell>
          <table:table-cell office:value-type="float" office:value="5086537396608">
            <text:p>5086537396608</text:p>
          </table:table-cell>
          <table:table-cell table:formula="of:=([.B325]-[.B$2])/10^9" office:value-type="float" office:value="0.076875858">
            <text:p>0.076876</text:p>
          </table:table-cell>
          <table:table-cell table:formula="of:=[.C325]-[.C324]" office:value-type="float" office:value="0">
            <text:p>0.000000</text:p>
          </table:table-cell>
          <table:table-cell table:formula="of:=[.A325]-[.A324]" office:value-type="float" office:value="0.0000820000000203436">
            <text:p>0.000082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61.296707">
            <text:p>1061.296707</text:p>
          </table:table-cell>
          <table:table-cell office:value-type="float" office:value="5086539227563">
            <text:p>5086539227563</text:p>
          </table:table-cell>
          <table:table-cell table:formula="of:=([.B326]-[.B$2])/10^9" office:value-type="float" office:value="0.078706813">
            <text:p>0.078707</text:p>
          </table:table-cell>
          <table:table-cell table:formula="of:=[.C326]-[.C325]" office:value-type="float" office:value="0.001830955">
            <text:p>0.001831</text:p>
          </table:table-cell>
          <table:table-cell table:formula="of:=[.A326]-[.A325]" office:value-type="float" office:value="0.00174300000003313">
            <text:p>0.00174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296708">
            <text:p>1061.296708</text:p>
          </table:table-cell>
          <table:table-cell office:value-type="float" office:value="5086539227563">
            <text:p>5086539227563</text:p>
          </table:table-cell>
          <table:table-cell table:formula="of:=([.B327]-[.B$2])/10^9" office:value-type="float" office:value="0.078706813">
            <text:p>0.078707</text:p>
          </table:table-cell>
          <table:table-cell table:formula="of:=[.C327]-[.C326]" office:value-type="float" office:value="0">
            <text:p>0.000000</text:p>
          </table:table-cell>
          <table:table-cell table:formula="of:=[.A327]-[.A326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297522">
            <text:p>1061.297522</text:p>
          </table:table-cell>
          <table:table-cell office:value-type="float" office:value="5086539946278">
            <text:p>5086539946278</text:p>
          </table:table-cell>
          <table:table-cell table:formula="of:=([.B328]-[.B$2])/10^9" office:value-type="float" office:value="0.079425528">
            <text:p>0.079426</text:p>
          </table:table-cell>
          <table:table-cell table:formula="of:=[.C328]-[.C327]" office:value-type="float" office:value="0.000718714999999995">
            <text:p>0.000719</text:p>
          </table:table-cell>
          <table:table-cell table:formula="of:=[.A328]-[.A327]" office:value-type="float" office:value="0.000813999999991211">
            <text:p>0.00081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297524">
            <text:p>1061.297524</text:p>
          </table:table-cell>
          <table:table-cell office:value-type="float" office:value="5086540568113">
            <text:p>5086540568113</text:p>
          </table:table-cell>
          <table:table-cell table:formula="of:=([.B329]-[.B$2])/10^9" office:value-type="float" office:value="0.080047363">
            <text:p>0.080047</text:p>
          </table:table-cell>
          <table:table-cell table:formula="of:=[.C329]-[.C328]" office:value-type="float" office:value="0.000621835000000001">
            <text:p>0.000622</text:p>
          </table:table-cell>
          <table:table-cell table:formula="of:=[.A329]-[.A328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297525">
            <text:p>1061.297525</text:p>
          </table:table-cell>
          <table:table-cell office:value-type="float" office:value="5086540568113">
            <text:p>5086540568113</text:p>
          </table:table-cell>
          <table:table-cell table:formula="of:=([.B330]-[.B$2])/10^9" office:value-type="float" office:value="0.080047363">
            <text:p>0.080047</text:p>
          </table:table-cell>
          <table:table-cell table:formula="of:=[.C330]-[.C329]" office:value-type="float" office:value="0">
            <text:p>0.000000</text:p>
          </table:table-cell>
          <table:table-cell table:formula="of:=[.A330]-[.A329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5086547568113; c_s is fully topped up</text:p>
          </table:table-cell>
        </table:table-row>
        <table:table-row table:style-name="ro1">
          <table:table-cell office:value-type="float" office:value="1061.297528">
            <text:p>1061.297528</text:p>
          </table:table-cell>
          <table:table-cell office:value-type="float" office:value="5086540568113">
            <text:p>5086540568113</text:p>
          </table:table-cell>
          <table:table-cell table:formula="of:=([.B331]-[.B$2])/10^9" office:value-type="float" office:value="0.080047363">
            <text:p>0.080047</text:p>
          </table:table-cell>
          <table:table-cell table:formula="of:=[.C331]-[.C330]" office:value-type="float" office:value="0">
            <text:p>0.000000</text:p>
          </table:table-cell>
          <table:table-cell table:formula="of:=[.A331]-[.A330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29753">
            <text:p>1061.297530</text:p>
          </table:table-cell>
          <table:table-cell office:value-type="float" office:value="5086540568113">
            <text:p>5086540568113</text:p>
          </table:table-cell>
          <table:table-cell table:formula="of:=([.B332]-[.B$2])/10^9" office:value-type="float" office:value="0.080047363">
            <text:p>0.080047</text:p>
          </table:table-cell>
          <table:table-cell table:formula="of:=[.C332]-[.C331]" office:value-type="float" office:value="0">
            <text:p>0.000000</text:p>
          </table:table-cell>
          <table:table-cell table:formula="of:=[.A332]-[.A33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297531">
            <text:p>1061.297531</text:p>
          </table:table-cell>
          <table:table-cell office:value-type="float" office:value="5086540568113">
            <text:p>5086540568113</text:p>
          </table:table-cell>
          <table:table-cell table:formula="of:=([.B333]-[.B$2])/10^9" office:value-type="float" office:value="0.080047363">
            <text:p>0.080047</text:p>
          </table:table-cell>
          <table:table-cell table:formula="of:=[.C333]-[.C332]" office:value-type="float" office:value="0">
            <text:p>0.000000</text:p>
          </table:table-cell>
          <table:table-cell table:formula="of:=[.A333]-[.A332]" office:value-type="float" office:value="0.000000999999883788405">
            <text:p>0.000001</text:p>
          </table:table-cell>
          <table:table-cell office:value-type="string">
            <text:p>d_s is renewed (r + D) to 5086542568113; c_s is fully topped up</text:p>
          </table:table-cell>
          <table:table-cell table:number-columns-repeated="2"/>
        </table:table-row>
        <table:table-row table:style-name="ro1">
          <table:table-cell office:value-type="float" office:value="1061.297535">
            <text:p>1061.297535</text:p>
          </table:table-cell>
          <table:table-cell office:value-type="float" office:value="5086540568113">
            <text:p>5086540568113</text:p>
          </table:table-cell>
          <table:table-cell table:formula="of:=([.B334]-[.B$2])/10^9" office:value-type="float" office:value="0.080047363">
            <text:p>0.080047</text:p>
          </table:table-cell>
          <table:table-cell table:formula="of:=[.C334]-[.C333]" office:value-type="float" office:value="0">
            <text:p>0.000000</text:p>
          </table:table-cell>
          <table:table-cell table:formula="of:=[.A334]-[.A333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297537">
            <text:p>1061.297537</text:p>
          </table:table-cell>
          <table:table-cell office:value-type="float" office:value="5086540568113">
            <text:p>5086540568113</text:p>
          </table:table-cell>
          <table:table-cell table:formula="of:=([.B335]-[.B$2])/10^9" office:value-type="float" office:value="0.080047363">
            <text:p>0.080047</text:p>
          </table:table-cell>
          <table:table-cell table:formula="of:=[.C335]-[.C334]" office:value-type="float" office:value="0">
            <text:p>0.000000</text:p>
          </table:table-cell>
          <table:table-cell table:formula="of:=[.A335]-[.A33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297537">
            <text:p>1061.297537</text:p>
          </table:table-cell>
          <table:table-cell office:value-type="float" office:value="5086540568113">
            <text:p>5086540568113</text:p>
          </table:table-cell>
          <table:table-cell table:formula="of:=([.B336]-[.B$2])/10^9" office:value-type="float" office:value="0.080047363">
            <text:p>0.080047</text:p>
          </table:table-cell>
          <table:table-cell table:formula="of:=[.C336]-[.C335]" office:value-type="float" office:value="0">
            <text:p>0.000000</text:p>
          </table:table-cell>
          <table:table-cell table:formula="of:=[.A336]-[.A335]" office:value-type="float" office:value="0">
            <text:p>0.000000</text:p>
          </table:table-cell>
          <table:table-cell/>
          <table:table-cell office:value-type="string">
            <text:p>d_s is renewed (r + D) to 5086545568113; c_s is fully topped up</text:p>
          </table:table-cell>
          <table:table-cell/>
        </table:table-row>
        <table:table-row table:style-name="ro1">
          <table:table-cell office:value-type="float" office:value="1061.29758">
            <text:p>1061.297580</text:p>
          </table:table-cell>
          <table:table-cell office:value-type="float" office:value="5086540568113">
            <text:p>5086540568113</text:p>
          </table:table-cell>
          <table:table-cell table:formula="of:=([.B337]-[.B$2])/10^9" office:value-type="float" office:value="0.080047363">
            <text:p>0.080047</text:p>
          </table:table-cell>
          <table:table-cell table:formula="of:=[.C337]-[.C336]" office:value-type="float" office:value="0">
            <text:p>0.000000</text:p>
          </table:table-cell>
          <table:table-cell table:formula="of:=[.A337]-[.A336]" office:value-type="float" office:value="0.0000430000000051223">
            <text:p>0.000043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061.298492">
            <text:p>1061.298492</text:p>
          </table:table-cell>
          <table:table-cell office:value-type="float" office:value="5086541536202">
            <text:p>5086541536202</text:p>
          </table:table-cell>
          <table:table-cell table:formula="of:=([.B338]-[.B$2])/10^9" office:value-type="float" office:value="0.081015452">
            <text:p>0.081015</text:p>
          </table:table-cell>
          <table:table-cell table:formula="of:=[.C338]-[.C337]" office:value-type="float" office:value="0.000968089000000005">
            <text:p>0.000968</text:p>
          </table:table-cell>
          <table:table-cell table:formula="of:=[.A338]-[.A337]" office:value-type="float" office:value="0.000911999999971158">
            <text:p>0.00091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298493">
            <text:p>1061.298493</text:p>
          </table:table-cell>
          <table:table-cell office:value-type="float" office:value="5086541536202">
            <text:p>5086541536202</text:p>
          </table:table-cell>
          <table:table-cell table:formula="of:=([.B339]-[.B$2])/10^9" office:value-type="float" office:value="0.081015452">
            <text:p>0.081015</text:p>
          </table:table-cell>
          <table:table-cell table:formula="of:=[.C339]-[.C338]" office:value-type="float" office:value="0">
            <text:p>0.000000</text:p>
          </table:table-cell>
          <table:table-cell table:formula="of:=[.A339]-[.A338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298501">
            <text:p>1061.298501</text:p>
          </table:table-cell>
          <table:table-cell office:value-type="float" office:value="5086541536202">
            <text:p>5086541536202</text:p>
          </table:table-cell>
          <table:table-cell table:formula="of:=([.B340]-[.B$2])/10^9" office:value-type="float" office:value="0.081015452">
            <text:p>0.081015</text:p>
          </table:table-cell>
          <table:table-cell table:formula="of:=[.C340]-[.C339]" office:value-type="float" office:value="0">
            <text:p>0.000000</text:p>
          </table:table-cell>
          <table:table-cell table:formula="of:=[.A340]-[.A339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300411">
            <text:p>1061.300411</text:p>
          </table:table-cell>
          <table:table-cell office:value-type="float" office:value="5086543455014">
            <text:p>5086543455014</text:p>
          </table:table-cell>
          <table:table-cell table:formula="of:=([.B341]-[.B$2])/10^9" office:value-type="float" office:value="0.082934264">
            <text:p>0.082934</text:p>
          </table:table-cell>
          <table:table-cell table:formula="of:=[.C341]-[.C340]" office:value-type="float" office:value="0.00191881199999999">
            <text:p>0.001919</text:p>
          </table:table-cell>
          <table:table-cell table:formula="of:=[.A341]-[.A340]" office:value-type="float" office:value="0.00190999999995256">
            <text:p>0.00191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00412">
            <text:p>1061.300412</text:p>
          </table:table-cell>
          <table:table-cell office:value-type="float" office:value="5086543455014">
            <text:p>5086543455014</text:p>
          </table:table-cell>
          <table:table-cell table:formula="of:=([.B342]-[.B$2])/10^9" office:value-type="float" office:value="0.082934264">
            <text:p>0.082934</text:p>
          </table:table-cell>
          <table:table-cell table:formula="of:=[.C342]-[.C341]" office:value-type="float" office:value="0">
            <text:p>0.000000</text:p>
          </table:table-cell>
          <table:table-cell table:formula="of:=[.A342]-[.A341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00417">
            <text:p>1061.300417</text:p>
          </table:table-cell>
          <table:table-cell office:value-type="float" office:value="5086543455014">
            <text:p>5086543455014</text:p>
          </table:table-cell>
          <table:table-cell table:formula="of:=([.B343]-[.B$2])/10^9" office:value-type="float" office:value="0.082934264">
            <text:p>0.082934</text:p>
          </table:table-cell>
          <table:table-cell table:formula="of:=[.C343]-[.C342]" office:value-type="float" office:value="0">
            <text:p>0.000000</text:p>
          </table:table-cell>
          <table:table-cell table:formula="of:=[.A343]-[.A342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00422">
            <text:p>1061.300422</text:p>
          </table:table-cell>
          <table:table-cell office:value-type="float" office:value="5086543466165">
            <text:p>5086543466165</text:p>
          </table:table-cell>
          <table:table-cell table:formula="of:=([.B344]-[.B$2])/10^9" office:value-type="float" office:value="0.082945415">
            <text:p>0.082945</text:p>
          </table:table-cell>
          <table:table-cell table:formula="of:=[.C344]-[.C343]" office:value-type="float" office:value="0.0000111510000000009">
            <text:p>0.000011</text:p>
          </table:table-cell>
          <table:table-cell table:formula="of:=[.A344]-[.A343]" office:value-type="float" office:value="0.00000500000010106305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00427">
            <text:p>1061.300427</text:p>
          </table:table-cell>
          <table:table-cell office:value-type="float" office:value="5086543466165">
            <text:p>5086543466165</text:p>
          </table:table-cell>
          <table:table-cell table:formula="of:=([.B345]-[.B$2])/10^9" office:value-type="float" office:value="0.082945415">
            <text:p>0.082945</text:p>
          </table:table-cell>
          <table:table-cell table:formula="of:=[.C345]-[.C344]" office:value-type="float" office:value="0">
            <text:p>0.000000</text:p>
          </table:table-cell>
          <table:table-cell table:formula="of:=[.A345]-[.A344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61.301425">
            <text:p>1061.301425</text:p>
          </table:table-cell>
          <table:table-cell office:value-type="float" office:value="5086544015194">
            <text:p>5086544015194</text:p>
          </table:table-cell>
          <table:table-cell table:formula="of:=([.B346]-[.B$2])/10^9" office:value-type="float" office:value="0.083494444">
            <text:p>0.083494</text:p>
          </table:table-cell>
          <table:table-cell table:formula="of:=[.C346]-[.C345]" office:value-type="float" office:value="0.000549029000000006">
            <text:p>0.000549</text:p>
          </table:table-cell>
          <table:table-cell table:formula="of:=[.A346]-[.A345]" office:value-type="float" office:value="0.000998000000208776">
            <text:p>0.00099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01427">
            <text:p>1061.301427</text:p>
          </table:table-cell>
          <table:table-cell office:value-type="float" office:value="5086544474904">
            <text:p>5086544474904</text:p>
          </table:table-cell>
          <table:table-cell table:formula="of:=([.B347]-[.B$2])/10^9" office:value-type="float" office:value="0.083954154">
            <text:p>0.083954</text:p>
          </table:table-cell>
          <table:table-cell table:formula="of:=[.C347]-[.C346]" office:value-type="float" office:value="0.000459710000000002">
            <text:p>0.000460</text:p>
          </table:table-cell>
          <table:table-cell table:formula="of:=[.A347]-[.A34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01428">
            <text:p>1061.301428</text:p>
          </table:table-cell>
          <table:table-cell office:value-type="float" office:value="5086544474904">
            <text:p>5086544474904</text:p>
          </table:table-cell>
          <table:table-cell table:formula="of:=([.B348]-[.B$2])/10^9" office:value-type="float" office:value="0.083954154">
            <text:p>0.083954</text:p>
          </table:table-cell>
          <table:table-cell table:formula="of:=[.C348]-[.C347]" office:value-type="float" office:value="0">
            <text:p>0.000000</text:p>
          </table:table-cell>
          <table:table-cell table:formula="of:=[.A348]-[.A347]" office:value-type="float" office:value="0.000000999999883788405">
            <text:p>0.000001</text:p>
          </table:table-cell>
          <table:table-cell office:value-type="string">
            <text:p>d_s is renewed (r + D) to 5086546474904; c_s is fully topped up</text:p>
          </table:table-cell>
          <table:table-cell table:number-columns-repeated="2"/>
        </table:table-row>
        <table:table-row table:style-name="ro1">
          <table:table-cell office:value-type="float" office:value="1061.301429">
            <text:p>1061.301429</text:p>
          </table:table-cell>
          <table:table-cell office:value-type="float" office:value="5086544474904">
            <text:p>5086544474904</text:p>
          </table:table-cell>
          <table:table-cell table:formula="of:=([.B349]-[.B$2])/10^9" office:value-type="float" office:value="0.083954154">
            <text:p>0.083954</text:p>
          </table:table-cell>
          <table:table-cell table:formula="of:=[.C349]-[.C348]" office:value-type="float" office:value="0">
            <text:p>0.000000</text:p>
          </table:table-cell>
          <table:table-cell table:formula="of:=[.A349]-[.A348]" office:value-type="float" office:value="0.00000100000011116208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301437">
            <text:p>1061.301437</text:p>
          </table:table-cell>
          <table:table-cell office:value-type="float" office:value="5086544485328">
            <text:p>5086544485328</text:p>
          </table:table-cell>
          <table:table-cell table:formula="of:=([.B350]-[.B$2])/10^9" office:value-type="float" office:value="0.083964578">
            <text:p>0.083965</text:p>
          </table:table-cell>
          <table:table-cell table:formula="of:=[.C350]-[.C349]" office:value-type="float" office:value="0.000010423999999995">
            <text:p>0.000010</text:p>
          </table:table-cell>
          <table:table-cell table:formula="of:=[.A350]-[.A349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01443">
            <text:p>1061.301443</text:p>
          </table:table-cell>
          <table:table-cell office:value-type="float" office:value="5086544485328">
            <text:p>5086544485328</text:p>
          </table:table-cell>
          <table:table-cell table:formula="of:=([.B351]-[.B$2])/10^9" office:value-type="float" office:value="0.083964578">
            <text:p>0.083965</text:p>
          </table:table-cell>
          <table:table-cell table:formula="of:=[.C351]-[.C350]" office:value-type="float" office:value="0">
            <text:p>0.000000</text:p>
          </table:table-cell>
          <table:table-cell table:formula="of:=[.A351]-[.A350]" office:value-type="float" office:value="0.00000599999998485146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302349">
            <text:p>1061.302349</text:p>
          </table:table-cell>
          <table:table-cell office:value-type="float" office:value="5086545396839">
            <text:p>5086545396839</text:p>
          </table:table-cell>
          <table:table-cell table:formula="of:=([.B352]-[.B$2])/10^9" office:value-type="float" office:value="0.084876089">
            <text:p>0.084876</text:p>
          </table:table-cell>
          <table:table-cell table:formula="of:=[.C352]-[.C351]" office:value-type="float" office:value="0.000911511000000004">
            <text:p>0.000912</text:p>
          </table:table-cell>
          <table:table-cell table:formula="of:=[.A352]-[.A351]" office:value-type="float" office:value="0.000905999999986307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0235">
            <text:p>1061.302350</text:p>
          </table:table-cell>
          <table:table-cell office:value-type="float" office:value="5086545396839">
            <text:p>5086545396839</text:p>
          </table:table-cell>
          <table:table-cell table:formula="of:=([.B353]-[.B$2])/10^9" office:value-type="float" office:value="0.084876089">
            <text:p>0.084876</text:p>
          </table:table-cell>
          <table:table-cell table:formula="of:=[.C353]-[.C352]" office:value-type="float" office:value="0">
            <text:p>0.000000</text:p>
          </table:table-cell>
          <table:table-cell table:formula="of:=[.A353]-[.A352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02355">
            <text:p>1061.302355</text:p>
          </table:table-cell>
          <table:table-cell office:value-type="float" office:value="5086545396839">
            <text:p>5086545396839</text:p>
          </table:table-cell>
          <table:table-cell table:formula="of:=([.B354]-[.B$2])/10^9" office:value-type="float" office:value="0.084876089">
            <text:p>0.084876</text:p>
          </table:table-cell>
          <table:table-cell table:formula="of:=[.C354]-[.C353]" office:value-type="float" office:value="0">
            <text:p>0.000000</text:p>
          </table:table-cell>
          <table:table-cell table:formula="of:=[.A354]-[.A353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302423">
            <text:p>1061.302423</text:p>
          </table:table-cell>
          <table:table-cell office:value-type="float" office:value="5086545396839">
            <text:p>5086545396839</text:p>
          </table:table-cell>
          <table:table-cell table:formula="of:=([.B355]-[.B$2])/10^9" office:value-type="float" office:value="0.084876089">
            <text:p>0.084876</text:p>
          </table:table-cell>
          <table:table-cell table:formula="of:=[.C355]-[.C354]" office:value-type="float" office:value="0">
            <text:p>0.000000</text:p>
          </table:table-cell>
          <table:table-cell table:formula="of:=[.A355]-[.A354]" office:value-type="float" office:value="0.0000680000000556902">
            <text:p>0.00006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02426">
            <text:p>1061.302426</text:p>
          </table:table-cell>
          <table:table-cell office:value-type="float" office:value="5086545473522">
            <text:p>5086545473522</text:p>
          </table:table-cell>
          <table:table-cell table:formula="of:=([.B356]-[.B$2])/10^9" office:value-type="float" office:value="0.084952772">
            <text:p>0.084953</text:p>
          </table:table-cell>
          <table:table-cell table:formula="of:=[.C356]-[.C355]" office:value-type="float" office:value="0.0000766829999999941">
            <text:p>0.000077</text:p>
          </table:table-cell>
          <table:table-cell table:formula="of:=[.A356]-[.A355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02427">
            <text:p>1061.302427</text:p>
          </table:table-cell>
          <table:table-cell office:value-type="float" office:value="5086545473522">
            <text:p>5086545473522</text:p>
          </table:table-cell>
          <table:table-cell table:formula="of:=([.B357]-[.B$2])/10^9" office:value-type="float" office:value="0.084952772">
            <text:p>0.084953</text:p>
          </table:table-cell>
          <table:table-cell table:formula="of:=[.C357]-[.C356]" office:value-type="float" office:value="0">
            <text:p>0.000000</text:p>
          </table:table-cell>
          <table:table-cell table:formula="of:=[.A357]-[.A356]" office:value-type="float" office:value="0.00000100000011116208">
            <text:p>0.000001</text:p>
          </table:table-cell>
          <table:table-cell/>
          <table:table-cell office:value-type="string">
            <text:p>81188 / 94591 &gt; 2000000 / 5000000</text:p>
          </table:table-cell>
          <table:table-cell/>
        </table:table-row>
        <table:table-row table:style-name="ro1">
          <table:table-cell office:value-type="float" office:value="1061.302427">
            <text:p>1061.302427</text:p>
          </table:table-cell>
          <table:table-cell office:value-type="float" office:value="5086545473522">
            <text:p>5086545473522</text:p>
          </table:table-cell>
          <table:table-cell table:formula="of:=([.B358]-[.B$2])/10^9" office:value-type="float" office:value="0.084952772">
            <text:p>0.084953</text:p>
          </table:table-cell>
          <table:table-cell table:formula="of:=[.C358]-[.C357]" office:value-type="float" office:value="0">
            <text:p>0.000000</text:p>
          </table:table-cell>
          <table:table-cell table:formula="of:=[.A358]-[.A357]" office:value-type="float" office:value="0">
            <text:p>0.000000</text:p>
          </table:table-cell>
          <table:table-cell/>
          <table:table-cell office:value-type="string">
            <text:p>d_s is renewed (r + D) to 5086550473522; c_s is fully topped up</text:p>
          </table:table-cell>
          <table:table-cell/>
        </table:table-row>
        <table:table-row table:style-name="ro1">
          <table:table-cell office:value-type="float" office:value="1061.304329">
            <text:p>1061.304329</text:p>
          </table:table-cell>
          <table:table-cell office:value-type="float" office:value="5086547377093">
            <text:p>5086547377093</text:p>
          </table:table-cell>
          <table:table-cell table:formula="of:=([.B359]-[.B$2])/10^9" office:value-type="float" office:value="0.086856343">
            <text:p>0.086856</text:p>
          </table:table-cell>
          <table:table-cell table:formula="of:=[.C359]-[.C358]" office:value-type="float" office:value="0.00190357100000001">
            <text:p>0.001904</text:p>
          </table:table-cell>
          <table:table-cell table:formula="of:=[.A359]-[.A358]" office:value-type="float" office:value="0.00190199999997276">
            <text:p>0.00190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304331">
            <text:p>1061.304331</text:p>
          </table:table-cell>
          <table:table-cell office:value-type="float" office:value="5086547377093">
            <text:p>5086547377093</text:p>
          </table:table-cell>
          <table:table-cell table:formula="of:=([.B360]-[.B$2])/10^9" office:value-type="float" office:value="0.086856343">
            <text:p>0.086856</text:p>
          </table:table-cell>
          <table:table-cell table:formula="of:=[.C360]-[.C359]" office:value-type="float" office:value="0">
            <text:p>0.000000</text:p>
          </table:table-cell>
          <table:table-cell table:formula="of:=[.A360]-[.A359]" office:value-type="float" office:value="0.00000199999999495049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61.304332">
            <text:p>1061.304332</text:p>
          </table:table-cell>
          <table:table-cell office:value-type="float" office:value="5086547377093">
            <text:p>5086547377093</text:p>
          </table:table-cell>
          <table:table-cell table:formula="of:=([.B361]-[.B$2])/10^9" office:value-type="float" office:value="0.086856343">
            <text:p>0.086856</text:p>
          </table:table-cell>
          <table:table-cell table:formula="of:=[.C361]-[.C360]" office:value-type="float" office:value="0">
            <text:p>0.000000</text:p>
          </table:table-cell>
          <table:table-cell table:formula="of:=[.A361]-[.A360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; 5086547377093-5086545396839=1980254</text:p>
          </table:table-cell>
        </table:table-row>
        <table:table-row table:style-name="ro1">
          <table:table-cell office:value-type="float" office:value="1061.304339">
            <text:p>1061.304339</text:p>
          </table:table-cell>
          <table:table-cell office:value-type="float" office:value="5086547377093">
            <text:p>5086547377093</text:p>
          </table:table-cell>
          <table:table-cell table:formula="of:=([.B362]-[.B$2])/10^9" office:value-type="float" office:value="0.086856343">
            <text:p>0.086856</text:p>
          </table:table-cell>
          <table:table-cell table:formula="of:=[.C362]-[.C361]" office:value-type="float" office:value="0">
            <text:p>0.000000</text:p>
          </table:table-cell>
          <table:table-cell table:formula="of:=[.A362]-[.A361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04344">
            <text:p>1061.304344</text:p>
          </table:table-cell>
          <table:table-cell office:value-type="float" office:value="5086547377093">
            <text:p>5086547377093</text:p>
          </table:table-cell>
          <table:table-cell table:formula="of:=([.B363]-[.B$2])/10^9" office:value-type="float" office:value="0.086856343">
            <text:p>0.086856</text:p>
          </table:table-cell>
          <table:table-cell table:formula="of:=[.C363]-[.C362]" office:value-type="float" office:value="0">
            <text:p>0.000000</text:p>
          </table:table-cell>
          <table:table-cell table:formula="of:=[.A363]-[.A362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04529">
            <text:p>1061.304529</text:p>
          </table:table-cell>
          <table:table-cell office:value-type="float" office:value="5086547377093">
            <text:p>5086547377093</text:p>
          </table:table-cell>
          <table:table-cell table:formula="of:=([.B364]-[.B$2])/10^9" office:value-type="float" office:value="0.086856343">
            <text:p>0.086856</text:p>
          </table:table-cell>
          <table:table-cell table:formula="of:=[.C364]-[.C363]" office:value-type="float" office:value="0">
            <text:p>0.000000</text:p>
          </table:table-cell>
          <table:table-cell table:formula="of:=[.A364]-[.A363]" office:value-type="float" office:value="0.000185000000101354">
            <text:p>0.000185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61.30542">
            <text:p>1061.305420</text:p>
          </table:table-cell>
          <table:table-cell office:value-type="float" office:value="5086548015086">
            <text:p>5086548015086</text:p>
          </table:table-cell>
          <table:table-cell table:formula="of:=([.B365]-[.B$2])/10^9" office:value-type="float" office:value="0.087494336">
            <text:p>0.087494</text:p>
          </table:table-cell>
          <table:table-cell table:formula="of:=[.C365]-[.C364]" office:value-type="float" office:value="0.000637993000000003">
            <text:p>0.000638</text:p>
          </table:table-cell>
          <table:table-cell table:formula="of:=[.A365]-[.A364]" office:value-type="float" office:value="0.000890999999910491">
            <text:p>0.00089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05422">
            <text:p>1061.305422</text:p>
          </table:table-cell>
          <table:table-cell office:value-type="float" office:value="5086548474699">
            <text:p>5086548474699</text:p>
          </table:table-cell>
          <table:table-cell table:formula="of:=([.B366]-[.B$2])/10^9" office:value-type="float" office:value="0.087953949">
            <text:p>0.087954</text:p>
          </table:table-cell>
          <table:table-cell table:formula="of:=[.C366]-[.C365]" office:value-type="float" office:value="0.000459612999999998">
            <text:p>0.000460</text:p>
          </table:table-cell>
          <table:table-cell table:formula="of:=[.A366]-[.A36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05423">
            <text:p>1061.305423</text:p>
          </table:table-cell>
          <table:table-cell office:value-type="float" office:value="5086548474699">
            <text:p>5086548474699</text:p>
          </table:table-cell>
          <table:table-cell table:formula="of:=([.B367]-[.B$2])/10^9" office:value-type="float" office:value="0.087953949">
            <text:p>0.087954</text:p>
          </table:table-cell>
          <table:table-cell table:formula="of:=[.C367]-[.C366]" office:value-type="float" office:value="0">
            <text:p>0.000000</text:p>
          </table:table-cell>
          <table:table-cell table:formula="of:=[.A367]-[.A366]" office:value-type="float" office:value="0.00000100000011116208">
            <text:p>0.000001</text:p>
          </table:table-cell>
          <table:table-cell office:value-type="string">
            <text:p>d_s is renewed (r + D) to 5086550474699; c_s is fully topped up</text:p>
          </table:table-cell>
          <table:table-cell table:number-columns-repeated="2"/>
        </table:table-row>
        <table:table-row table:style-name="ro1">
          <table:table-cell office:value-type="float" office:value="1061.306298">
            <text:p>1061.306298</text:p>
          </table:table-cell>
          <table:table-cell office:value-type="float" office:value="5086549350457">
            <text:p>5086549350457</text:p>
          </table:table-cell>
          <table:table-cell table:formula="of:=([.B368]-[.B$2])/10^9" office:value-type="float" office:value="0.088829707">
            <text:p>0.088830</text:p>
          </table:table-cell>
          <table:table-cell table:formula="of:=[.C368]-[.C367]" office:value-type="float" office:value="0.00087575799999999">
            <text:p>0.000876</text:p>
          </table:table-cell>
          <table:table-cell table:formula="of:=[.A368]-[.A367]" office:value-type="float" office:value="0.000874999999950887">
            <text:p>0.00087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06299">
            <text:p>1061.306299</text:p>
          </table:table-cell>
          <table:table-cell office:value-type="float" office:value="5086549350457">
            <text:p>5086549350457</text:p>
          </table:table-cell>
          <table:table-cell table:formula="of:=([.B369]-[.B$2])/10^9" office:value-type="float" office:value="0.088829707">
            <text:p>0.088830</text:p>
          </table:table-cell>
          <table:table-cell table:formula="of:=[.C369]-[.C368]" office:value-type="float" office:value="0">
            <text:p>0.000000</text:p>
          </table:table-cell>
          <table:table-cell table:formula="of:=[.A369]-[.A368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06307">
            <text:p>1061.306307</text:p>
          </table:table-cell>
          <table:table-cell office:value-type="float" office:value="5086549350457">
            <text:p>5086549350457</text:p>
          </table:table-cell>
          <table:table-cell table:formula="of:=([.B370]-[.B$2])/10^9" office:value-type="float" office:value="0.088829707">
            <text:p>0.088830</text:p>
          </table:table-cell>
          <table:table-cell table:formula="of:=[.C370]-[.C369]" office:value-type="float" office:value="0">
            <text:p>0.000000</text:p>
          </table:table-cell>
          <table:table-cell table:formula="of:=[.A370]-[.A369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307216">
            <text:p>1061.307216</text:p>
          </table:table-cell>
          <table:table-cell office:value-type="float" office:value="5086550268706">
            <text:p>5086550268706</text:p>
          </table:table-cell>
          <table:table-cell table:formula="of:=([.B371]-[.B$2])/10^9" office:value-type="float" office:value="0.089747956">
            <text:p>0.089748</text:p>
          </table:table-cell>
          <table:table-cell table:formula="of:=[.C371]-[.C370]" office:value-type="float" office:value="0.00091824900000001">
            <text:p>0.000918</text:p>
          </table:table-cell>
          <table:table-cell table:formula="of:=[.A371]-[.A370]" office:value-type="float" office:value="0.000908999999865046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07219">
            <text:p>1061.307219</text:p>
          </table:table-cell>
          <table:table-cell office:value-type="float" office:value="5086550268706">
            <text:p>5086550268706</text:p>
          </table:table-cell>
          <table:table-cell table:formula="of:=([.B372]-[.B$2])/10^9" office:value-type="float" office:value="0.089747956">
            <text:p>0.089748</text:p>
          </table:table-cell>
          <table:table-cell table:formula="of:=[.C372]-[.C371]" office:value-type="float" office:value="0">
            <text:p>0.000000</text:p>
          </table:table-cell>
          <table:table-cell table:formula="of:=[.A372]-[.A371]" office:value-type="float" office:value="0.0000030000001061125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07313">
            <text:p>1061.307313</text:p>
          </table:table-cell>
          <table:table-cell office:value-type="float" office:value="5086550268706">
            <text:p>5086550268706</text:p>
          </table:table-cell>
          <table:table-cell table:formula="of:=([.B373]-[.B$2])/10^9" office:value-type="float" office:value="0.089747956">
            <text:p>0.089748</text:p>
          </table:table-cell>
          <table:table-cell table:formula="of:=[.C373]-[.C372]" office:value-type="float" office:value="0">
            <text:p>0.000000</text:p>
          </table:table-cell>
          <table:table-cell table:formula="of:=[.A373]-[.A372]" office:value-type="float" office:value="0.0000939999999900465">
            <text:p>0.00009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307315">
            <text:p>1061.307315</text:p>
          </table:table-cell>
          <table:table-cell office:value-type="float" office:value="5086550564109">
            <text:p>5086550564109</text:p>
          </table:table-cell>
          <table:table-cell table:formula="of:=([.B374]-[.B$2])/10^9" office:value-type="float" office:value="0.090043359">
            <text:p>0.090043</text:p>
          </table:table-cell>
          <table:table-cell table:formula="of:=[.C374]-[.C373]" office:value-type="float" office:value="0.000295403">
            <text:p>0.000295</text:p>
          </table:table-cell>
          <table:table-cell table:formula="of:=[.A374]-[.A37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307316">
            <text:p>1061.307316</text:p>
          </table:table-cell>
          <table:table-cell office:value-type="float" office:value="5086550564109">
            <text:p>5086550564109</text:p>
          </table:table-cell>
          <table:table-cell table:formula="of:=([.B375]-[.B$2])/10^9" office:value-type="float" office:value="0.090043359">
            <text:p>0.090043</text:p>
          </table:table-cell>
          <table:table-cell table:formula="of:=[.C375]-[.C374]" office:value-type="float" office:value="0">
            <text:p>0.000000</text:p>
          </table:table-cell>
          <table:table-cell table:formula="of:=[.A375]-[.A374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5086557564109; c_s is fully topped up</text:p>
          </table:table-cell>
        </table:table-row>
        <table:table-row table:style-name="ro1">
          <table:table-cell office:value-type="float" office:value="1061.307319">
            <text:p>1061.307319</text:p>
          </table:table-cell>
          <table:table-cell office:value-type="float" office:value="5086550564109">
            <text:p>5086550564109</text:p>
          </table:table-cell>
          <table:table-cell table:formula="of:=([.B376]-[.B$2])/10^9" office:value-type="float" office:value="0.090043359">
            <text:p>0.090043</text:p>
          </table:table-cell>
          <table:table-cell table:formula="of:=[.C376]-[.C375]" office:value-type="float" office:value="0">
            <text:p>0.000000</text:p>
          </table:table-cell>
          <table:table-cell table:formula="of:=[.A376]-[.A375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07321">
            <text:p>1061.307321</text:p>
          </table:table-cell>
          <table:table-cell office:value-type="float" office:value="5086550564109">
            <text:p>5086550564109</text:p>
          </table:table-cell>
          <table:table-cell table:formula="of:=([.B377]-[.B$2])/10^9" office:value-type="float" office:value="0.090043359">
            <text:p>0.090043</text:p>
          </table:table-cell>
          <table:table-cell table:formula="of:=[.C377]-[.C376]" office:value-type="float" office:value="0">
            <text:p>0.000000</text:p>
          </table:table-cell>
          <table:table-cell table:formula="of:=[.A377]-[.A37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07322">
            <text:p>1061.307322</text:p>
          </table:table-cell>
          <table:table-cell office:value-type="float" office:value="5086550564109">
            <text:p>5086550564109</text:p>
          </table:table-cell>
          <table:table-cell table:formula="of:=([.B378]-[.B$2])/10^9" office:value-type="float" office:value="0.090043359">
            <text:p>0.090043</text:p>
          </table:table-cell>
          <table:table-cell table:formula="of:=[.C378]-[.C377]" office:value-type="float" office:value="0">
            <text:p>0.000000</text:p>
          </table:table-cell>
          <table:table-cell table:formula="of:=[.A378]-[.A377]" office:value-type="float" office:value="0.00000100000011116208">
            <text:p>0.000001</text:p>
          </table:table-cell>
          <table:table-cell/>
          <table:table-cell office:value-type="string">
            <text:p>d_s is renewed (r + D) to 5086555564109; c_s is fully topped up</text:p>
          </table:table-cell>
          <table:table-cell/>
        </table:table-row>
        <table:table-row table:style-name="ro1">
          <table:table-cell office:value-type="float" office:value="1061.307357">
            <text:p>1061.307357</text:p>
          </table:table-cell>
          <table:table-cell office:value-type="float" office:value="5086550564109">
            <text:p>5086550564109</text:p>
          </table:table-cell>
          <table:table-cell table:formula="of:=([.B379]-[.B$2])/10^9" office:value-type="float" office:value="0.090043359">
            <text:p>0.090043</text:p>
          </table:table-cell>
          <table:table-cell table:formula="of:=[.C379]-[.C378]" office:value-type="float" office:value="0">
            <text:p>0.000000</text:p>
          </table:table-cell>
          <table:table-cell table:formula="of:=[.A379]-[.A378]" office:value-type="float" office:value="0.0000349999997979467">
            <text:p>0.000035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061.309223">
            <text:p>1061.309223</text:p>
          </table:table-cell>
          <table:table-cell office:value-type="float" office:value="5086552012783">
            <text:p>5086552012783</text:p>
          </table:table-cell>
          <table:table-cell table:formula="of:=([.B380]-[.B$2])/10^9" office:value-type="float" office:value="0.091492033">
            <text:p>0.091492</text:p>
          </table:table-cell>
          <table:table-cell table:formula="of:=[.C380]-[.C379]" office:value-type="float" office:value="0.001448674">
            <text:p>0.001449</text:p>
          </table:table-cell>
          <table:table-cell table:formula="of:=[.A380]-[.A379]" office:value-type="float" office:value="0.00186600000006365">
            <text:p>0.00186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09225">
            <text:p>1061.309225</text:p>
          </table:table-cell>
          <table:table-cell office:value-type="float" office:value="5086552475766">
            <text:p>5086552475766</text:p>
          </table:table-cell>
          <table:table-cell table:formula="of:=([.B381]-[.B$2])/10^9" office:value-type="float" office:value="0.091955016">
            <text:p>0.091955</text:p>
          </table:table-cell>
          <table:table-cell table:formula="of:=[.C381]-[.C380]" office:value-type="float" office:value="0.000462983">
            <text:p>0.000463</text:p>
          </table:table-cell>
          <table:table-cell table:formula="of:=[.A381]-[.A38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09226">
            <text:p>1061.309226</text:p>
          </table:table-cell>
          <table:table-cell office:value-type="float" office:value="5086552475766">
            <text:p>5086552475766</text:p>
          </table:table-cell>
          <table:table-cell table:formula="of:=([.B382]-[.B$2])/10^9" office:value-type="float" office:value="0.091955016">
            <text:p>0.091955</text:p>
          </table:table-cell>
          <table:table-cell table:formula="of:=[.C382]-[.C381]" office:value-type="float" office:value="0">
            <text:p>0.000000</text:p>
          </table:table-cell>
          <table:table-cell table:formula="of:=[.A382]-[.A381]" office:value-type="float" office:value="0.00000100000011116208">
            <text:p>0.000001</text:p>
          </table:table-cell>
          <table:table-cell office:value-type="string">
            <text:p>d_s is renewed (r + D) to 5086554475766; c_s is fully topped up</text:p>
          </table:table-cell>
          <table:table-cell table:number-columns-repeated="2"/>
        </table:table-row>
        <table:table-row table:style-name="ro1">
          <table:table-cell office:value-type="float" office:value="1061.309227">
            <text:p>1061.309227</text:p>
          </table:table-cell>
          <table:table-cell office:value-type="float" office:value="5086552475766">
            <text:p>5086552475766</text:p>
          </table:table-cell>
          <table:table-cell table:formula="of:=([.B383]-[.B$2])/10^9" office:value-type="float" office:value="0.091955016">
            <text:p>0.091955</text:p>
          </table:table-cell>
          <table:table-cell table:formula="of:=[.C383]-[.C382]" office:value-type="float" office:value="0">
            <text:p>0.000000</text:p>
          </table:table-cell>
          <table:table-cell table:formula="of:=[.A383]-[.A382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309237">
            <text:p>1061.309237</text:p>
          </table:table-cell>
          <table:table-cell office:value-type="float" office:value="5086552487998">
            <text:p>5086552487998</text:p>
          </table:table-cell>
          <table:table-cell table:formula="of:=([.B384]-[.B$2])/10^9" office:value-type="float" office:value="0.091967248">
            <text:p>0.091967</text:p>
          </table:table-cell>
          <table:table-cell table:formula="of:=[.C384]-[.C383]" office:value-type="float" office:value="0.0000122320000000009">
            <text:p>0.000012</text:p>
          </table:table-cell>
          <table:table-cell table:formula="of:=[.A384]-[.A383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09245">
            <text:p>1061.309245</text:p>
          </table:table-cell>
          <table:table-cell office:value-type="float" office:value="5086552487998">
            <text:p>5086552487998</text:p>
          </table:table-cell>
          <table:table-cell table:formula="of:=([.B385]-[.B$2])/10^9" office:value-type="float" office:value="0.091967248">
            <text:p>0.091967</text:p>
          </table:table-cell>
          <table:table-cell table:formula="of:=[.C385]-[.C384]" office:value-type="float" office:value="0">
            <text:p>0.000000</text:p>
          </table:table-cell>
          <table:table-cell table:formula="of:=[.A385]-[.A384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310156">
            <text:p>1061.310156</text:p>
          </table:table-cell>
          <table:table-cell office:value-type="float" office:value="5086553406913">
            <text:p>5086553406913</text:p>
          </table:table-cell>
          <table:table-cell table:formula="of:=([.B386]-[.B$2])/10^9" office:value-type="float" office:value="0.092886163">
            <text:p>0.092886</text:p>
          </table:table-cell>
          <table:table-cell table:formula="of:=[.C386]-[.C385]" office:value-type="float" office:value="0.000918914999999992">
            <text:p>0.000919</text:p>
          </table:table-cell>
          <table:table-cell table:formula="of:=[.A386]-[.A385]" office:value-type="float" office:value="0.00091100000008737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10158">
            <text:p>1061.310158</text:p>
          </table:table-cell>
          <table:table-cell office:value-type="float" office:value="5086553406913">
            <text:p>5086553406913</text:p>
          </table:table-cell>
          <table:table-cell table:formula="of:=([.B387]-[.B$2])/10^9" office:value-type="float" office:value="0.092886163">
            <text:p>0.092886</text:p>
          </table:table-cell>
          <table:table-cell table:formula="of:=[.C387]-[.C386]" office:value-type="float" office:value="0">
            <text:p>0.000000</text:p>
          </table:table-cell>
          <table:table-cell table:formula="of:=[.A387]-[.A38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10166">
            <text:p>1061.310166</text:p>
          </table:table-cell>
          <table:table-cell office:value-type="float" office:value="5086553406913">
            <text:p>5086553406913</text:p>
          </table:table-cell>
          <table:table-cell table:formula="of:=([.B388]-[.B$2])/10^9" office:value-type="float" office:value="0.092886163">
            <text:p>0.092886</text:p>
          </table:table-cell>
          <table:table-cell table:formula="of:=[.C388]-[.C387]" office:value-type="float" office:value="0">
            <text:p>0.000000</text:p>
          </table:table-cell>
          <table:table-cell table:formula="of:=[.A388]-[.A387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310244">
            <text:p>1061.310244</text:p>
          </table:table-cell>
          <table:table-cell office:value-type="float" office:value="5086553493347">
            <text:p>5086553493347</text:p>
          </table:table-cell>
          <table:table-cell table:formula="of:=([.B389]-[.B$2])/10^9" office:value-type="float" office:value="0.092972597">
            <text:p>0.092973</text:p>
          </table:table-cell>
          <table:table-cell table:formula="of:=[.C389]-[.C388]" office:value-type="float" office:value="0.0000864340000000102">
            <text:p>0.000086</text:p>
          </table:table-cell>
          <table:table-cell table:formula="of:=[.A389]-[.A388]" office:value-type="float" office:value="0.0000780000000304426">
            <text:p>0.00007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310244">
            <text:p>1061.310244</text:p>
          </table:table-cell>
          <table:table-cell office:value-type="float" office:value="5086553493347">
            <text:p>5086553493347</text:p>
          </table:table-cell>
          <table:table-cell table:formula="of:=([.B390]-[.B$2])/10^9" office:value-type="float" office:value="0.092972597">
            <text:p>0.092973</text:p>
          </table:table-cell>
          <table:table-cell table:formula="of:=[.C390]-[.C389]" office:value-type="float" office:value="0">
            <text:p>0.000000</text:p>
          </table:table-cell>
          <table:table-cell table:formula="of:=[.A390]-[.A389]" office:value-type="float" office:value="0">
            <text:p>0.000000</text:p>
          </table:table-cell>
          <table:table-cell/>
          <table:table-cell office:value-type="string">
            <text:p>uses up its c_s; 5086553493347-5086553406913=86434</text:p>
          </table:table-cell>
          <table:table-cell/>
        </table:table-row>
        <table:table-row table:style-name="ro1">
          <table:table-cell office:value-type="float" office:value="1061.310257">
            <text:p>1061.310257</text:p>
          </table:table-cell>
          <table:table-cell office:value-type="float" office:value="5086553507176">
            <text:p>5086553507176</text:p>
          </table:table-cell>
          <table:table-cell table:formula="of:=([.B391]-[.B$2])/10^9" office:value-type="float" office:value="0.092986426">
            <text:p>0.092986</text:p>
          </table:table-cell>
          <table:table-cell table:formula="of:=[.C391]-[.C390]" office:value-type="float" office:value="0.000013828999999993">
            <text:p>0.000014</text:p>
          </table:table-cell>
          <table:table-cell table:formula="of:=[.A391]-[.A390]" office:value-type="float" office:value="0.000013000000080865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10262">
            <text:p>1061.310262</text:p>
          </table:table-cell>
          <table:table-cell office:value-type="float" office:value="5086553507176">
            <text:p>5086553507176</text:p>
          </table:table-cell>
          <table:table-cell table:formula="of:=([.B392]-[.B$2])/10^9" office:value-type="float" office:value="0.092986426">
            <text:p>0.092986</text:p>
          </table:table-cell>
          <table:table-cell table:formula="of:=[.C392]-[.C391]" office:value-type="float" office:value="0">
            <text:p>0.000000</text:p>
          </table:table-cell>
          <table:table-cell table:formula="of:=[.A392]-[.A391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10266">
            <text:p>1061.310266</text:p>
          </table:table-cell>
          <table:table-cell office:value-type="float" office:value="5086553516766">
            <text:p>5086553516766</text:p>
          </table:table-cell>
          <table:table-cell table:formula="of:=([.B393]-[.B$2])/10^9" office:value-type="float" office:value="0.092996016">
            <text:p>0.092996</text:p>
          </table:table-cell>
          <table:table-cell table:formula="of:=[.C393]-[.C392]" office:value-type="float" office:value="0.00000959000000000376">
            <text:p>0.000010</text:p>
          </table:table-cell>
          <table:table-cell table:formula="of:=[.A393]-[.A392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10271">
            <text:p>1061.310271</text:p>
          </table:table-cell>
          <table:table-cell office:value-type="float" office:value="5086553516766">
            <text:p>5086553516766</text:p>
          </table:table-cell>
          <table:table-cell table:formula="of:=([.B394]-[.B$2])/10^9" office:value-type="float" office:value="0.092996016">
            <text:p>0.092996</text:p>
          </table:table-cell>
          <table:table-cell table:formula="of:=[.C394]-[.C393]" office:value-type="float" office:value="0">
            <text:p>0.000000</text:p>
          </table:table-cell>
          <table:table-cell table:formula="of:=[.A394]-[.A393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61.312319">
            <text:p>1061.312319</text:p>
          </table:table-cell>
          <table:table-cell office:value-type="float" office:value="5086555447106">
            <text:p>5086555447106</text:p>
          </table:table-cell>
          <table:table-cell table:formula="of:=([.B395]-[.B$2])/10^9" office:value-type="float" office:value="0.094926356">
            <text:p>0.094926</text:p>
          </table:table-cell>
          <table:table-cell table:formula="of:=[.C395]-[.C394]" office:value-type="float" office:value="0.00193034">
            <text:p>0.001930</text:p>
          </table:table-cell>
          <table:table-cell table:formula="of:=[.A395]-[.A394]" office:value-type="float" office:value="0.00204799999983152">
            <text:p>0.00204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31232">
            <text:p>1061.312320</text:p>
          </table:table-cell>
          <table:table-cell office:value-type="float" office:value="5086555447106">
            <text:p>5086555447106</text:p>
          </table:table-cell>
          <table:table-cell table:formula="of:=([.B396]-[.B$2])/10^9" office:value-type="float" office:value="0.094926356">
            <text:p>0.094926</text:p>
          </table:table-cell>
          <table:table-cell table:formula="of:=[.C396]-[.C395]" office:value-type="float" office:value="0">
            <text:p>0.000000</text:p>
          </table:table-cell>
          <table:table-cell table:formula="of:=[.A396]-[.A395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12322">
            <text:p>1061.312322</text:p>
          </table:table-cell>
          <table:table-cell office:value-type="float" office:value="5086555447106">
            <text:p>5086555447106</text:p>
          </table:table-cell>
          <table:table-cell table:formula="of:=([.B397]-[.B$2])/10^9" office:value-type="float" office:value="0.094926356">
            <text:p>0.094926</text:p>
          </table:table-cell>
          <table:table-cell table:formula="of:=[.C397]-[.C396]" office:value-type="float" office:value="0">
            <text:p>0.000000</text:p>
          </table:table-cell>
          <table:table-cell table:formula="of:=[.A397]-[.A396]" office:value-type="float" office:value="0.00000199999999495049">
            <text:p>0.000002</text:p>
          </table:table-cell>
          <table:table-cell/>
          <table:table-cell office:value-type="string">
            <text:p>postpones its deadline to 5086560564109; c_s is topped up to 1989677</text:p>
          </table:table-cell>
          <table:table-cell/>
        </table:table-row>
        <table:table-row table:style-name="ro1">
          <table:table-cell office:value-type="float" office:value="1061.313218">
            <text:p>1061.313218</text:p>
          </table:table-cell>
          <table:table-cell office:value-type="float" office:value="5086556014905">
            <text:p>5086556014905</text:p>
          </table:table-cell>
          <table:table-cell table:formula="of:=([.B398]-[.B$2])/10^9" office:value-type="float" office:value="0.095494155">
            <text:p>0.095494</text:p>
          </table:table-cell>
          <table:table-cell table:formula="of:=[.C398]-[.C397]" office:value-type="float" office:value="0.000567798999999994">
            <text:p>0.000568</text:p>
          </table:table-cell>
          <table:table-cell table:formula="of:=[.A398]-[.A397]" office:value-type="float" office:value="0.000896000000011554">
            <text:p>0.00089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1322">
            <text:p>1061.313220</text:p>
          </table:table-cell>
          <table:table-cell office:value-type="float" office:value="5086556475119">
            <text:p>5086556475119</text:p>
          </table:table-cell>
          <table:table-cell table:formula="of:=([.B399]-[.B$2])/10^9" office:value-type="float" office:value="0.095954369">
            <text:p>0.095954</text:p>
          </table:table-cell>
          <table:table-cell table:formula="of:=[.C399]-[.C398]" office:value-type="float" office:value="0.000460214000000001">
            <text:p>0.000460</text:p>
          </table:table-cell>
          <table:table-cell table:formula="of:=[.A399]-[.A39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13221">
            <text:p>1061.313221</text:p>
          </table:table-cell>
          <table:table-cell office:value-type="float" office:value="5086556475119">
            <text:p>5086556475119</text:p>
          </table:table-cell>
          <table:table-cell table:formula="of:=([.B400]-[.B$2])/10^9" office:value-type="float" office:value="0.095954369">
            <text:p>0.095954</text:p>
          </table:table-cell>
          <table:table-cell table:formula="of:=[.C400]-[.C399]" office:value-type="float" office:value="0">
            <text:p>0.000000</text:p>
          </table:table-cell>
          <table:table-cell table:formula="of:=[.A400]-[.A399]" office:value-type="float" office:value="0.00000100000011116208">
            <text:p>0.000001</text:p>
          </table:table-cell>
          <table:table-cell office:value-type="string">
            <text:p>d_s is renewed (r + D) to 5086558475119; c_s is fully topped up</text:p>
          </table:table-cell>
          <table:table-cell table:number-columns-repeated="2"/>
        </table:table-row>
        <table:table-row table:style-name="ro1">
          <table:table-cell office:value-type="float" office:value="1061.313235">
            <text:p>1061.313235</text:p>
          </table:table-cell>
          <table:table-cell office:value-type="float" office:value="5086556489405">
            <text:p>5086556489405</text:p>
          </table:table-cell>
          <table:table-cell table:formula="of:=([.B401]-[.B$2])/10^9" office:value-type="float" office:value="0.095968655">
            <text:p>0.095969</text:p>
          </table:table-cell>
          <table:table-cell table:formula="of:=[.C401]-[.C400]" office:value-type="float" office:value="0.0000142860000000022">
            <text:p>0.000014</text:p>
          </table:table-cell>
          <table:table-cell table:formula="of:=[.A401]-[.A400]" office:value-type="float" office:value="0.0000139999999646534">
            <text:p>0.00001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313237">
            <text:p>1061.313237</text:p>
          </table:table-cell>
          <table:table-cell office:value-type="float" office:value="5086556489405">
            <text:p>5086556489405</text:p>
          </table:table-cell>
          <table:table-cell table:formula="of:=([.B402]-[.B$2])/10^9" office:value-type="float" office:value="0.095968655">
            <text:p>0.095969</text:p>
          </table:table-cell>
          <table:table-cell table:formula="of:=[.C402]-[.C401]" office:value-type="float" office:value="0">
            <text:p>0.000000</text:p>
          </table:table-cell>
          <table:table-cell table:formula="of:=[.A402]-[.A401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13244">
            <text:p>1061.313244</text:p>
          </table:table-cell>
          <table:table-cell office:value-type="float" office:value="5086556489405">
            <text:p>5086556489405</text:p>
          </table:table-cell>
          <table:table-cell table:formula="of:=([.B403]-[.B$2])/10^9" office:value-type="float" office:value="0.095968655">
            <text:p>0.095969</text:p>
          </table:table-cell>
          <table:table-cell table:formula="of:=[.C403]-[.C402]" office:value-type="float" office:value="0">
            <text:p>0.000000</text:p>
          </table:table-cell>
          <table:table-cell table:formula="of:=[.A403]-[.A402]" office:value-type="float" office:value="0.00000699999986863986">
            <text:p>0.000007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314153">
            <text:p>1061.314153</text:p>
          </table:table-cell>
          <table:table-cell office:value-type="float" office:value="5086557407617">
            <text:p>5086557407617</text:p>
          </table:table-cell>
          <table:table-cell table:formula="of:=([.B404]-[.B$2])/10^9" office:value-type="float" office:value="0.096886867">
            <text:p>0.096887</text:p>
          </table:table-cell>
          <table:table-cell table:formula="of:=[.C404]-[.C403]" office:value-type="float" office:value="0.000918212000000002">
            <text:p>0.000918</text:p>
          </table:table-cell>
          <table:table-cell table:formula="of:=[.A404]-[.A403]" office:value-type="float" office:value="0.000909000000092419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14154">
            <text:p>1061.314154</text:p>
          </table:table-cell>
          <table:table-cell office:value-type="float" office:value="5086557407617">
            <text:p>5086557407617</text:p>
          </table:table-cell>
          <table:table-cell table:formula="of:=([.B405]-[.B$2])/10^9" office:value-type="float" office:value="0.096886867">
            <text:p>0.096887</text:p>
          </table:table-cell>
          <table:table-cell table:formula="of:=[.C405]-[.C404]" office:value-type="float" office:value="0">
            <text:p>0.000000</text:p>
          </table:table-cell>
          <table:table-cell table:formula="of:=[.A405]-[.A404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14161">
            <text:p>1061.314161</text:p>
          </table:table-cell>
          <table:table-cell office:value-type="float" office:value="5086557407617">
            <text:p>5086557407617</text:p>
          </table:table-cell>
          <table:table-cell table:formula="of:=([.B406]-[.B$2])/10^9" office:value-type="float" office:value="0.096886867">
            <text:p>0.096887</text:p>
          </table:table-cell>
          <table:table-cell table:formula="of:=[.C406]-[.C405]" office:value-type="float" office:value="0">
            <text:p>0.000000</text:p>
          </table:table-cell>
          <table:table-cell table:formula="of:=[.A406]-[.A405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314187">
            <text:p>1061.314187</text:p>
          </table:table-cell>
          <table:table-cell office:value-type="float" office:value="5086557442302">
            <text:p>5086557442302</text:p>
          </table:table-cell>
          <table:table-cell table:formula="of:=([.B407]-[.B$2])/10^9" office:value-type="float" office:value="0.096921552">
            <text:p>0.096922</text:p>
          </table:table-cell>
          <table:table-cell table:formula="of:=[.C407]-[.C406]" office:value-type="float" office:value="0.0000346849999999926">
            <text:p>0.000035</text:p>
          </table:table-cell>
          <table:table-cell table:formula="of:=[.A407]-[.A406]" office:value-type="float" office:value="0.0000259999999343563">
            <text:p>0.00002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14189">
            <text:p>1061.314189</text:p>
          </table:table-cell>
          <table:table-cell office:value-type="float" office:value="5086557442302">
            <text:p>5086557442302</text:p>
          </table:table-cell>
          <table:table-cell table:formula="of:=([.B408]-[.B$2])/10^9" office:value-type="float" office:value="0.096921552">
            <text:p>0.096922</text:p>
          </table:table-cell>
          <table:table-cell table:formula="of:=[.C408]-[.C407]" office:value-type="float" office:value="0">
            <text:p>0.000000</text:p>
          </table:table-cell>
          <table:table-cell table:formula="of:=[.A408]-[.A40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14277">
            <text:p>1061.314277</text:p>
          </table:table-cell>
          <table:table-cell office:value-type="float" office:value="5086557521530">
            <text:p>5086557521530</text:p>
          </table:table-cell>
          <table:table-cell table:formula="of:=([.B409]-[.B$2])/10^9" office:value-type="float" office:value="0.09700078">
            <text:p>0.097001</text:p>
          </table:table-cell>
          <table:table-cell table:formula="of:=[.C409]-[.C408]" office:value-type="float" office:value="0.0000792280000000006">
            <text:p>0.000079</text:p>
          </table:table-cell>
          <table:table-cell table:formula="of:=[.A409]-[.A408]" office:value-type="float" office:value="0.000088000000005195">
            <text:p>0.00008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14279">
            <text:p>1061.314279</text:p>
          </table:table-cell>
          <table:table-cell office:value-type="float" office:value="5086557534356">
            <text:p>5086557534356</text:p>
          </table:table-cell>
          <table:table-cell table:formula="of:=([.B410]-[.B$2])/10^9" office:value-type="float" office:value="0.097013606">
            <text:p>0.097014</text:p>
          </table:table-cell>
          <table:table-cell table:formula="of:=[.C410]-[.C409]" office:value-type="float" office:value="0.0000128260000000074">
            <text:p>0.000013</text:p>
          </table:table-cell>
          <table:table-cell table:formula="of:=[.A410]-[.A40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14281">
            <text:p>1061.314281</text:p>
          </table:table-cell>
          <table:table-cell office:value-type="float" office:value="5086557534356">
            <text:p>5086557534356</text:p>
          </table:table-cell>
          <table:table-cell table:formula="of:=([.B411]-[.B$2])/10^9" office:value-type="float" office:value="0.097013606">
            <text:p>0.097014</text:p>
          </table:table-cell>
          <table:table-cell table:formula="of:=[.C411]-[.C410]" office:value-type="float" office:value="0">
            <text:p>0.000000</text:p>
          </table:table-cell>
          <table:table-cell table:formula="of:=[.A411]-[.A410]" office:value-type="float" office:value="0.00000199999999495049">
            <text:p>0.000002</text:p>
          </table:table-cell>
          <table:table-cell/>
          <table:table-cell office:value-type="string">
            <text:p>1954992 / 3029753 &gt; 2000000 / 5000000</text:p>
          </table:table-cell>
          <table:table-cell/>
        </table:table-row>
        <table:table-row table:style-name="ro1">
          <table:table-cell office:value-type="float" office:value="1061.314281">
            <text:p>1061.314281</text:p>
          </table:table-cell>
          <table:table-cell office:value-type="float" office:value="5086557534356">
            <text:p>5086557534356</text:p>
          </table:table-cell>
          <table:table-cell table:formula="of:=([.B412]-[.B$2])/10^9" office:value-type="float" office:value="0.097013606">
            <text:p>0.097014</text:p>
          </table:table-cell>
          <table:table-cell table:formula="of:=[.C412]-[.C411]" office:value-type="float" office:value="0">
            <text:p>0.000000</text:p>
          </table:table-cell>
          <table:table-cell table:formula="of:=[.A412]-[.A411]" office:value-type="float" office:value="0">
            <text:p>0.000000</text:p>
          </table:table-cell>
          <table:table-cell/>
          <table:table-cell office:value-type="string">
            <text:p>d_s is renewed (r + D) to 5086562534356; c_s is fully topped up</text:p>
          </table:table-cell>
          <table:table-cell/>
        </table:table-row>
        <table:table-row table:style-name="ro1">
          <table:table-cell office:value-type="float" office:value="1061.314297">
            <text:p>1061.314297</text:p>
          </table:table-cell>
          <table:table-cell office:value-type="float" office:value="5086557543430">
            <text:p>5086557543430</text:p>
          </table:table-cell>
          <table:table-cell table:formula="of:=([.B413]-[.B$2])/10^9" office:value-type="float" office:value="0.09702268">
            <text:p>0.097023</text:p>
          </table:table-cell>
          <table:table-cell table:formula="of:=[.C413]-[.C412]" office:value-type="float" office:value="0.00000907399999999781">
            <text:p>0.000009</text:p>
          </table:table-cell>
          <table:table-cell table:formula="of:=[.A413]-[.A412]" office:value-type="float" office:value="0.0000159999999596039">
            <text:p>0.00001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061.316213">
            <text:p>1061.316213</text:p>
          </table:table-cell>
          <table:table-cell office:value-type="float" office:value="5086559467935">
            <text:p>5086559467935</text:p>
          </table:table-cell>
          <table:table-cell table:formula="of:=([.B414]-[.B$2])/10^9" office:value-type="float" office:value="0.098947185">
            <text:p>0.098947</text:p>
          </table:table-cell>
          <table:table-cell table:formula="of:=[.C414]-[.C413]" office:value-type="float" office:value="0.00192450499999999">
            <text:p>0.001925</text:p>
          </table:table-cell>
          <table:table-cell table:formula="of:=[.A414]-[.A413]" office:value-type="float" office:value="0.00191600000016479">
            <text:p>0.00191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16215">
            <text:p>1061.316215</text:p>
          </table:table-cell>
          <table:table-cell office:value-type="float" office:value="5086559467935">
            <text:p>5086559467935</text:p>
          </table:table-cell>
          <table:table-cell table:formula="of:=([.B415]-[.B$2])/10^9" office:value-type="float" office:value="0.098947185">
            <text:p>0.098947</text:p>
          </table:table-cell>
          <table:table-cell table:formula="of:=[.C415]-[.C414]" office:value-type="float" office:value="0">
            <text:p>0.000000</text:p>
          </table:table-cell>
          <table:table-cell table:formula="of:=[.A415]-[.A414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17105">
            <text:p>1061.317105</text:p>
          </table:table-cell>
          <table:table-cell office:value-type="float" office:value="5086560426522">
            <text:p>5086560426522</text:p>
          </table:table-cell>
          <table:table-cell table:formula="of:=([.B416]-[.B$2])/10^9" office:value-type="float" office:value="0.099905772">
            <text:p>0.099906</text:p>
          </table:table-cell>
          <table:table-cell table:formula="of:=[.C416]-[.C415]" office:value-type="float" office:value="0.000958587000000011">
            <text:p>0.000959</text:p>
          </table:table-cell>
          <table:table-cell table:formula="of:=[.A416]-[.A415]" office:value-type="float" office:value="0.000890000000026703">
            <text:p>0.00089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317108">
            <text:p>1061.317108</text:p>
          </table:table-cell>
          <table:table-cell office:value-type="float" office:value="5086560477604">
            <text:p>5086560477604</text:p>
          </table:table-cell>
          <table:table-cell table:formula="of:=([.B417]-[.B$2])/10^9" office:value-type="float" office:value="0.099956854">
            <text:p>0.099957</text:p>
          </table:table-cell>
          <table:table-cell table:formula="of:=[.C417]-[.C416]" office:value-type="float" office:value="0.000051081999999994">
            <text:p>0.000051</text:p>
          </table:table-cell>
          <table:table-cell table:formula="of:=[.A417]-[.A416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317109">
            <text:p>1061.317109</text:p>
          </table:table-cell>
          <table:table-cell office:value-type="float" office:value="5086560477604">
            <text:p>5086560477604</text:p>
          </table:table-cell>
          <table:table-cell table:formula="of:=([.B418]-[.B$2])/10^9" office:value-type="float" office:value="0.099956854">
            <text:p>0.099957</text:p>
          </table:table-cell>
          <table:table-cell table:formula="of:=[.C418]-[.C417]" office:value-type="float" office:value="0">
            <text:p>0.000000</text:p>
          </table:table-cell>
          <table:table-cell table:formula="of:=[.A418]-[.A417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5086567477604; c_s is fully topped up</text:p>
          </table:table-cell>
        </table:table-row>
        <table:table-row table:style-name="ro1">
          <table:table-cell office:value-type="float" office:value="1061.317113">
            <text:p>1061.317113</text:p>
          </table:table-cell>
          <table:table-cell office:value-type="float" office:value="5086560477604">
            <text:p>5086560477604</text:p>
          </table:table-cell>
          <table:table-cell table:formula="of:=([.B419]-[.B$2])/10^9" office:value-type="float" office:value="0.099956854">
            <text:p>0.099957</text:p>
          </table:table-cell>
          <table:table-cell table:formula="of:=[.C419]-[.C418]" office:value-type="float" office:value="0">
            <text:p>0.000000</text:p>
          </table:table-cell>
          <table:table-cell table:formula="of:=[.A419]-[.A418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17116">
            <text:p>1061.317116</text:p>
          </table:table-cell>
          <table:table-cell office:value-type="float" office:value="5086560484900">
            <text:p>5086560484900</text:p>
          </table:table-cell>
          <table:table-cell table:formula="of:=([.B420]-[.B$2])/10^9" office:value-type="float" office:value="0.09996415">
            <text:p>0.099964</text:p>
          </table:table-cell>
          <table:table-cell table:formula="of:=[.C420]-[.C419]" office:value-type="float" office:value="0.00000729600000000386">
            <text:p>0.000007</text:p>
          </table:table-cell>
          <table:table-cell table:formula="of:=[.A420]-[.A419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17116">
            <text:p>1061.317116</text:p>
          </table:table-cell>
          <table:table-cell office:value-type="float" office:value="5086560484900">
            <text:p>5086560484900</text:p>
          </table:table-cell>
          <table:table-cell table:formula="of:=([.B421]-[.B$2])/10^9" office:value-type="float" office:value="0.09996415">
            <text:p>0.099964</text:p>
          </table:table-cell>
          <table:table-cell table:formula="of:=[.C421]-[.C420]" office:value-type="float" office:value="0">
            <text:p>0.000000</text:p>
          </table:table-cell>
          <table:table-cell table:formula="of:=[.A421]-[.A420]" office:value-type="float" office:value="0">
            <text:p>0.000000</text:p>
          </table:table-cell>
          <table:table-cell office:value-type="string">
            <text:p>d_s is renewed (r + D) to 5086562484900; c_s is fully topped up</text:p>
          </table:table-cell>
          <table:table-cell table:number-columns-repeated="2"/>
        </table:table-row>
        <table:table-row table:style-name="ro1">
          <table:table-cell table:style-name="ce2" office:value-type="float" office:value="1061.317121">
            <text:p>1061.317121</text:p>
          </table:table-cell>
          <table:table-cell table:style-name="ce4" office:value-type="float" office:value="5086560484900">
            <text:p>5086560484900</text:p>
          </table:table-cell>
          <table:table-cell table:style-name="ce2" table:formula="of:=([.B422]-[.B$2])/10^9" office:value-type="float" office:value="0.09996415">
            <text:p>0.099964</text:p>
          </table:table-cell>
          <table:table-cell table:style-name="ce2" table:formula="of:=[.C422]-[.C421]" office:value-type="float" office:value="0">
            <text:p>0.000000</text:p>
          </table:table-cell>
          <table:table-cell table:style-name="ce2" table:formula="of:=[.A422]-[.A421]" office:value-type="float" office:value="0.00000500000010106305">
            <text:p>0.000005</text:p>
          </table:table-cell>
          <table:table-cell table:style-name="ce4"/>
          <table:table-cell table:style-name="ce4" office:value-type="string">
            <text:p>select_task_rq_dl</text:p>
          </table:table-cell>
          <table:table-cell/>
        </table:table-row>
        <table:table-row table:style-name="ro1">
          <table:table-cell table:style-name="ce2" office:value-type="float" office:value="1061.317123">
            <text:p>1061.317123</text:p>
          </table:table-cell>
          <table:table-cell table:style-name="ce4" office:value-type="float" office:value="5086560492496">
            <text:p>5086560492496</text:p>
          </table:table-cell>
          <table:table-cell table:style-name="ce2" table:formula="of:=([.B423]-[.B$2])/10^9" office:value-type="float" office:value="0.099971746">
            <text:p>0.099972</text:p>
          </table:table-cell>
          <table:table-cell table:style-name="ce2" table:formula="of:=[.C423]-[.C422]" office:value-type="float" office:value="0.0000075959999999986">
            <text:p>0.000008</text:p>
          </table:table-cell>
          <table:table-cell table:style-name="ce2" table:formula="of:=[.A423]-[.A422]" office:value-type="float" office:value="0.00000199999999495049">
            <text:p>0.000002</text:p>
          </table:table-cell>
          <table:table-cell table:style-name="ce4"/>
          <table:table-cell table:style-name="ce4" office:value-type="string">
            <text:p>is enqueued</text:p>
          </table:table-cell>
          <table:table-cell/>
        </table:table-row>
        <table:table-row table:style-name="ro1">
          <table:table-cell table:style-name="ce2" office:value-type="float" office:value="1061.317124">
            <text:p>1061.317124</text:p>
          </table:table-cell>
          <table:table-cell table:style-name="ce4" office:value-type="float" office:value="5086560492496">
            <text:p>5086560492496</text:p>
          </table:table-cell>
          <table:table-cell table:style-name="ce2" table:formula="of:=([.B424]-[.B$2])/10^9" office:value-type="float" office:value="0.099971746">
            <text:p>0.099972</text:p>
          </table:table-cell>
          <table:table-cell table:style-name="ce2" table:formula="of:=[.C424]-[.C423]" office:value-type="float" office:value="0">
            <text:p>0.000000</text:p>
          </table:table-cell>
          <table:table-cell table:style-name="ce2" table:formula="of:=[.A424]-[.A423]" office:value-type="float" office:value="0.000000999999883788405">
            <text:p>0.000001</text:p>
          </table:table-cell>
          <table:table-cell table:style-name="ce4"/>
          <table:table-cell table:style-name="ce4" office:value-type="string">
            <text:p>75495 / 2041860 &lt;= 2000000 / 5000000</text:p>
          </table:table-cell>
          <table:table-cell/>
        </table:table-row>
        <table:table-row table:style-name="ro1">
          <table:table-cell table:style-name="ce2" office:value-type="float" office:value="1061.317125">
            <text:p>1061.317125</text:p>
          </table:table-cell>
          <table:table-cell table:style-name="ce4" office:value-type="float" office:value="5086560492496">
            <text:p>5086560492496</text:p>
          </table:table-cell>
          <table:table-cell table:style-name="ce2" table:formula="of:=([.B425]-[.B$2])/10^9" office:value-type="float" office:value="0.099971746">
            <text:p>0.099972</text:p>
          </table:table-cell>
          <table:table-cell table:style-name="ce2" table:formula="of:=[.C425]-[.C424]" office:value-type="float" office:value="0">
            <text:p>0.000000</text:p>
          </table:table-cell>
          <table:table-cell table:style-name="ce2" table:formula="of:=[.A425]-[.A424]" office:value-type="float" office:value="0.00000100000011116208">
            <text:p>0.000001</text:p>
          </table:table-cell>
          <table:table-cell table:style-name="ce4"/>
          <table:table-cell table:style-name="ce4" office:value-type="string">
            <text:p>resumes its BW pair</text:p>
          </table:table-cell>
          <table:table-cell/>
        </table:table-row>
        <table:table-row table:style-name="ro1">
          <table:table-cell table:style-name="ce2" office:value-type="float" office:value="1061.317156">
            <text:p>1061.317156</text:p>
          </table:table-cell>
          <table:table-cell table:style-name="ce4" office:value-type="float" office:value="5086560517512">
            <text:p>5086560517512</text:p>
          </table:table-cell>
          <table:table-cell table:style-name="ce2" table:formula="of:=([.B426]-[.B$2])/10^9" office:value-type="float" office:value="0.099996762">
            <text:p>0.099997</text:p>
          </table:table-cell>
          <table:table-cell table:style-name="ce2" table:formula="of:=[.C426]-[.C425]" office:value-type="float" office:value="0.0000250160000000027">
            <text:p>0.000025</text:p>
          </table:table-cell>
          <table:table-cell table:style-name="ce2" table:formula="of:=[.A426]-[.A425]" office:value-type="float" office:value="0.0000310000000354194">
            <text:p>0.000031</text:p>
          </table:table-cell>
          <table:table-cell table:style-name="ce4" office:value-type="string">
            <text:p>is pick_next_task_dl-ed by gnome-terminal (2016)</text:p>
          </table:table-cell>
          <table:table-cell table:style-name="ce4"/>
          <table:table-cell/>
        </table:table-row>
        <table:table-row table:style-name="ro1">
          <table:table-cell table:style-name="ce3" office:value-type="float" office:value="1061.318069">
            <text:p>1061.318069</text:p>
          </table:table-cell>
          <table:table-cell table:style-name="ce5" office:value-type="float" office:value="5086561438595">
            <text:p>5086561438595</text:p>
          </table:table-cell>
          <table:table-cell table:style-name="ce3" table:formula="of:=([.B427]-[.B$2])/10^9" office:value-type="float" office:value="0.100917845">
            <text:p>0.100918</text:p>
          </table:table-cell>
          <table:table-cell table:style-name="ce3" table:formula="of:=[.C427]-[.C426]" office:value-type="float" office:value="0.000921083000000003">
            <text:p>0.000921</text:p>
          </table:table-cell>
          <table:table-cell table:style-name="ce3" table:formula="of:=[.A427]-[.A426]" office:value-type="float" office:value="0.000912999999854947">
            <text:p>0.000913</text:p>
          </table:table-cell>
          <table:table-cell table:style-name="ce5" office:value-type="string">
            <text:p>is dequeued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1061.318071">
            <text:p>1061.318071</text:p>
          </table:table-cell>
          <table:table-cell table:style-name="ce4" office:value-type="float" office:value="5086561438595">
            <text:p>5086561438595</text:p>
          </table:table-cell>
          <table:table-cell table:style-name="ce2" table:formula="of:=([.B428]-[.B$2])/10^9" office:value-type="float" office:value="0.100917845">
            <text:p>0.100918</text:p>
          </table:table-cell>
          <table:table-cell table:style-name="ce2" table:formula="of:=[.C428]-[.C427]" office:value-type="float" office:value="0">
            <text:p>0.000000</text:p>
          </table:table-cell>
          <table:table-cell table:style-name="ce2" table:formula="of:=[.A428]-[.A427]" office:value-type="float" office:value="0.00000199999999495049">
            <text:p>0.000002</text:p>
          </table:table-cell>
          <table:table-cell table:style-name="ce4" office:value-type="string">
            <text:p>put_prev_task_dl</text:p>
          </table:table-cell>
          <table:table-cell table:style-name="ce4"/>
          <table:table-cell/>
        </table:table-row>
        <table:table-row table:style-name="ro1">
          <table:table-cell table:style-name="ce2" office:value-type="float" office:value="1061.318079">
            <text:p>1061.318079</text:p>
          </table:table-cell>
          <table:table-cell table:style-name="ce4" office:value-type="float" office:value="5086561438595">
            <text:p>5086561438595</text:p>
          </table:table-cell>
          <table:table-cell table:style-name="ce2" table:formula="of:=([.B429]-[.B$2])/10^9" office:value-type="float" office:value="0.100917845">
            <text:p>0.100918</text:p>
          </table:table-cell>
          <table:table-cell table:style-name="ce2" table:formula="of:=[.C429]-[.C428]" office:value-type="float" office:value="0">
            <text:p>0.000000</text:p>
          </table:table-cell>
          <table:table-cell table:style-name="ce2" table:formula="of:=[.A429]-[.A428]" office:value-type="float" office:value="0.00000799999997980194">
            <text:p>0.000008</text:p>
          </table:table-cell>
          <table:table-cell table:style-name="ce4"/>
          <table:table-cell table:style-name="ce4" office:value-type="string">
            <text:p>is pick_next_task_dl-ed by Task 1</text:p>
          </table:table-cell>
          <table:table-cell/>
        </table:table-row>
        <table:table-row table:style-name="ro1">
          <table:table-cell table:style-name="ce3" office:value-type="float" office:value="1061.318157">
            <text:p>1061.318157</text:p>
          </table:table-cell>
          <table:table-cell table:style-name="ce5" office:value-type="float" office:value="5086561524771">
            <text:p>5086561524771</text:p>
          </table:table-cell>
          <table:table-cell table:style-name="ce3" table:formula="of:=([.B430]-[.B$2])/10^9" office:value-type="float" office:value="0.101004021">
            <text:p>0.101004</text:p>
          </table:table-cell>
          <table:table-cell table:style-name="ce3" table:formula="of:=[.C430]-[.C429]" office:value-type="float" office:value="0.0000861759999999934">
            <text:p>0.000086</text:p>
          </table:table-cell>
          <table:table-cell table:style-name="ce3" table:formula="of:=[.A430]-[.A429]" office:value-type="float" office:value="0.0000780000000304426">
            <text:p>0.000078</text:p>
          </table:table-cell>
          <table:table-cell table:style-name="ce5" office:value-type="string">
            <text:p>← <text:span text:style-name="T1">The 75 us of Task 2 is not killed by 913 us of Task 1</text:span></text:p>
          </table:table-cell>
          <table:table-cell table:style-name="ce5" office:value-type="string">
            <text:p>rorun</text:p>
          </table:table-cell>
          <table:table-cell/>
        </table:table-row>
        <table:table-row table:style-name="ro1">
          <table:table-cell table:style-name="ce2" office:value-type="float" office:value="1061.318157">
            <text:p>1061.318157</text:p>
          </table:table-cell>
          <table:table-cell table:style-name="ce4" office:value-type="float" office:value="5086561524771">
            <text:p>5086561524771</text:p>
          </table:table-cell>
          <table:table-cell table:style-name="ce2" table:formula="of:=([.B431]-[.B$2])/10^9" office:value-type="float" office:value="0.101004021">
            <text:p>0.101004</text:p>
          </table:table-cell>
          <table:table-cell table:style-name="ce2" table:formula="of:=[.C431]-[.C430]" office:value-type="float" office:value="0">
            <text:p>0.000000</text:p>
          </table:table-cell>
          <table:table-cell table:style-name="ce2" table:formula="of:=[.A431]-[.A430]" office:value-type="float" office:value="0">
            <text:p>0.000000</text:p>
          </table:table-cell>
          <table:table-cell table:style-name="ce4"/>
          <table:table-cell table:style-name="ce4" office:value-type="string">
            <text:p>uses up its c_s; 5086561524771-5086561438595=86176</text:p>
          </table:table-cell>
          <table:table-cell/>
        </table:table-row>
        <table:table-row table:style-name="ro1">
          <table:table-cell table:style-name="ce2" office:value-type="float" office:value="1061.31817">
            <text:p>1061.318170</text:p>
          </table:table-cell>
          <table:table-cell table:style-name="ce4" office:value-type="float" office:value="5086561539153">
            <text:p>5086561539153</text:p>
          </table:table-cell>
          <table:table-cell table:style-name="ce2" table:formula="of:=([.B432]-[.B$2])/10^9" office:value-type="float" office:value="0.101018403">
            <text:p>0.101018</text:p>
          </table:table-cell>
          <table:table-cell table:style-name="ce2" table:formula="of:=[.C432]-[.C431]" office:value-type="float" office:value="0.0000143820000000072">
            <text:p>0.000014</text:p>
          </table:table-cell>
          <table:table-cell table:style-name="ce2" table:formula="of:=[.A432]-[.A431]" office:value-type="float" office:value="0.000013000000080865">
            <text:p>0.000013</text:p>
          </table:table-cell>
          <table:table-cell table:style-name="ce4"/>
          <table:table-cell table:style-name="ce4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18175">
            <text:p>1061.318175</text:p>
          </table:table-cell>
          <table:table-cell office:value-type="float" office:value="5086561539153">
            <text:p>5086561539153</text:p>
          </table:table-cell>
          <table:table-cell table:formula="of:=([.B433]-[.B$2])/10^9" office:value-type="float" office:value="0.101018403">
            <text:p>0.101018</text:p>
          </table:table-cell>
          <table:table-cell table:formula="of:=[.C433]-[.C432]" office:value-type="float" office:value="0">
            <text:p>0.000000</text:p>
          </table:table-cell>
          <table:table-cell table:formula="of:=[.A433]-[.A432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19172">
            <text:p>1061.319172</text:p>
          </table:table-cell>
          <table:table-cell office:value-type="float" office:value="5086561539153">
            <text:p>5086561539153</text:p>
          </table:table-cell>
          <table:table-cell table:formula="of:=([.B434]-[.B$2])/10^9" office:value-type="float" office:value="0.101018403">
            <text:p>0.101018</text:p>
          </table:table-cell>
          <table:table-cell table:formula="of:=[.C434]-[.C433]" office:value-type="float" office:value="0">
            <text:p>0.000000</text:p>
          </table:table-cell>
          <table:table-cell table:formula="of:=[.A434]-[.A433]" office:value-type="float" office:value="0.000996999999870241">
            <text:p>0.00099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319173">
            <text:p>1061.319173</text:p>
          </table:table-cell>
          <table:table-cell office:value-type="float" office:value="5086561539153">
            <text:p>5086561539153</text:p>
          </table:table-cell>
          <table:table-cell table:formula="of:=([.B435]-[.B$2])/10^9" office:value-type="float" office:value="0.101018403">
            <text:p>0.101018</text:p>
          </table:table-cell>
          <table:table-cell table:formula="of:=[.C435]-[.C434]" office:value-type="float" office:value="0">
            <text:p>0.000000</text:p>
          </table:table-cell>
          <table:table-cell table:formula="of:=[.A435]-[.A434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19174">
            <text:p>1061.319174</text:p>
          </table:table-cell>
          <table:table-cell office:value-type="float" office:value="5086561539153">
            <text:p>5086561539153</text:p>
          </table:table-cell>
          <table:table-cell table:formula="of:=([.B436]-[.B$2])/10^9" office:value-type="float" office:value="0.101018403">
            <text:p>0.101018</text:p>
          </table:table-cell>
          <table:table-cell table:formula="of:=[.C436]-[.C435]" office:value-type="float" office:value="0">
            <text:p>0.000000</text:p>
          </table:table-cell>
          <table:table-cell table:formula="of:=[.A436]-[.A435]" office:value-type="float" office:value="0.000000999999883788405">
            <text:p>0.000001</text:p>
          </table:table-cell>
          <table:table-cell/>
          <table:table-cell office:value-type="string">
            <text:p>postpones its deadline to 5086567534356; c_s is topped up to 1989319</text:p>
          </table:table-cell>
          <table:table-cell/>
        </table:table-row>
        <table:table-row table:style-name="ro1">
          <table:table-cell office:value-type="float" office:value="1061.3211">
            <text:p>1061.321100</text:p>
          </table:table-cell>
          <table:table-cell office:value-type="float" office:value="5086564015159">
            <text:p>5086564015159</text:p>
          </table:table-cell>
          <table:table-cell table:formula="of:=([.B437]-[.B$2])/10^9" office:value-type="float" office:value="0.103494409">
            <text:p>0.103494</text:p>
          </table:table-cell>
          <table:table-cell table:formula="of:=[.C437]-[.C436]" office:value-type="float" office:value="0.00247600599999999">
            <text:p>0.002476</text:p>
          </table:table-cell>
          <table:table-cell table:formula="of:=[.A437]-[.A436]" office:value-type="float" office:value="0.00192599999991216">
            <text:p>0.00192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21102">
            <text:p>1061.321102</text:p>
          </table:table-cell>
          <table:table-cell office:value-type="float" office:value="5086564475703">
            <text:p>5086564475703</text:p>
          </table:table-cell>
          <table:table-cell table:formula="of:=([.B438]-[.B$2])/10^9" office:value-type="float" office:value="0.103954953">
            <text:p>0.103955</text:p>
          </table:table-cell>
          <table:table-cell table:formula="of:=[.C438]-[.C437]" office:value-type="float" office:value="0.000460544000000007">
            <text:p>0.000461</text:p>
          </table:table-cell>
          <table:table-cell table:formula="of:=[.A438]-[.A437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21103">
            <text:p>1061.321103</text:p>
          </table:table-cell>
          <table:table-cell office:value-type="float" office:value="5086564475703">
            <text:p>5086564475703</text:p>
          </table:table-cell>
          <table:table-cell table:formula="of:=([.B439]-[.B$2])/10^9" office:value-type="float" office:value="0.103954953">
            <text:p>0.103955</text:p>
          </table:table-cell>
          <table:table-cell table:formula="of:=[.C439]-[.C438]" office:value-type="float" office:value="0">
            <text:p>0.000000</text:p>
          </table:table-cell>
          <table:table-cell table:formula="of:=[.A439]-[.A438]" office:value-type="float" office:value="0.000000999999883788405">
            <text:p>0.000001</text:p>
          </table:table-cell>
          <table:table-cell office:value-type="string">
            <text:p>d_s is renewed (r + D) to 5086566475703; c_s is fully topped up</text:p>
          </table:table-cell>
          <table:table-cell table:number-columns-repeated="2"/>
        </table:table-row>
        <table:table-row table:style-name="ro1">
          <table:table-cell office:value-type="float" office:value="1061.321105">
            <text:p>1061.321105</text:p>
          </table:table-cell>
          <table:table-cell office:value-type="float" office:value="5086564475703">
            <text:p>5086564475703</text:p>
          </table:table-cell>
          <table:table-cell table:formula="of:=([.B440]-[.B$2])/10^9" office:value-type="float" office:value="0.103954953">
            <text:p>0.103955</text:p>
          </table:table-cell>
          <table:table-cell table:formula="of:=[.C440]-[.C439]" office:value-type="float" office:value="0">
            <text:p>0.000000</text:p>
          </table:table-cell>
          <table:table-cell table:formula="of:=[.A440]-[.A439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321115">
            <text:p>1061.321115</text:p>
          </table:table-cell>
          <table:table-cell office:value-type="float" office:value="5086564487707">
            <text:p>5086564487707</text:p>
          </table:table-cell>
          <table:table-cell table:formula="of:=([.B441]-[.B$2])/10^9" office:value-type="float" office:value="0.103966957">
            <text:p>0.103967</text:p>
          </table:table-cell>
          <table:table-cell table:formula="of:=[.C441]-[.C440]" office:value-type="float" office:value="0.000012003999999996">
            <text:p>0.000012</text:p>
          </table:table-cell>
          <table:table-cell table:formula="of:=[.A441]-[.A440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21122">
            <text:p>1061.321122</text:p>
          </table:table-cell>
          <table:table-cell office:value-type="float" office:value="5086564487707">
            <text:p>5086564487707</text:p>
          </table:table-cell>
          <table:table-cell table:formula="of:=([.B442]-[.B$2])/10^9" office:value-type="float" office:value="0.103966957">
            <text:p>0.103967</text:p>
          </table:table-cell>
          <table:table-cell table:formula="of:=[.C442]-[.C441]" office:value-type="float" office:value="0">
            <text:p>0.000000</text:p>
          </table:table-cell>
          <table:table-cell table:formula="of:=[.A442]-[.A441]" office:value-type="float" office:value="0.00000700000009601354">
            <text:p>0.000007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322035">
            <text:p>1061.322035</text:p>
          </table:table-cell>
          <table:table-cell office:value-type="float" office:value="5086565407487">
            <text:p>5086565407487</text:p>
          </table:table-cell>
          <table:table-cell table:formula="of:=([.B443]-[.B$2])/10^9" office:value-type="float" office:value="0.104886737">
            <text:p>0.104887</text:p>
          </table:table-cell>
          <table:table-cell table:formula="of:=[.C443]-[.C442]" office:value-type="float" office:value="0.000919779999999995">
            <text:p>0.000920</text:p>
          </table:table-cell>
          <table:table-cell table:formula="of:=[.A443]-[.A442]" office:value-type="float" office:value="0.000912999999854947">
            <text:p>0.00091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22036">
            <text:p>1061.322036</text:p>
          </table:table-cell>
          <table:table-cell office:value-type="float" office:value="5086565407487">
            <text:p>5086565407487</text:p>
          </table:table-cell>
          <table:table-cell table:formula="of:=([.B444]-[.B$2])/10^9" office:value-type="float" office:value="0.104886737">
            <text:p>0.104887</text:p>
          </table:table-cell>
          <table:table-cell table:formula="of:=[.C444]-[.C443]" office:value-type="float" office:value="0">
            <text:p>0.000000</text:p>
          </table:table-cell>
          <table:table-cell table:formula="of:=[.A444]-[.A443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22044">
            <text:p>1061.322044</text:p>
          </table:table-cell>
          <table:table-cell office:value-type="float" office:value="5086565407487">
            <text:p>5086565407487</text:p>
          </table:table-cell>
          <table:table-cell table:formula="of:=([.B445]-[.B$2])/10^9" office:value-type="float" office:value="0.104886737">
            <text:p>0.104887</text:p>
          </table:table-cell>
          <table:table-cell table:formula="of:=[.C445]-[.C444]" office:value-type="float" office:value="0">
            <text:p>0.000000</text:p>
          </table:table-cell>
          <table:table-cell table:formula="of:=[.A445]-[.A444]" office:value-type="float" office:value="0.00000799999997980194">
            <text:p>0.000008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322078">
            <text:p>1061.322078</text:p>
          </table:table-cell>
          <table:table-cell office:value-type="float" office:value="5086565450963">
            <text:p>5086565450963</text:p>
          </table:table-cell>
          <table:table-cell table:formula="of:=([.B446]-[.B$2])/10^9" office:value-type="float" office:value="0.104930213">
            <text:p>0.104930</text:p>
          </table:table-cell>
          <table:table-cell table:formula="of:=[.C446]-[.C445]" office:value-type="float" office:value="0.0000434760000000006">
            <text:p>0.000043</text:p>
          </table:table-cell>
          <table:table-cell table:formula="of:=[.A446]-[.A445]" office:value-type="float" office:value="0.0000339999999141582">
            <text:p>0.00003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322079">
            <text:p>1061.322079</text:p>
          </table:table-cell>
          <table:table-cell office:value-type="float" office:value="5086565450963">
            <text:p>5086565450963</text:p>
          </table:table-cell>
          <table:table-cell table:formula="of:=([.B447]-[.B$2])/10^9" office:value-type="float" office:value="0.104930213">
            <text:p>0.104930</text:p>
          </table:table-cell>
          <table:table-cell table:formula="of:=[.C447]-[.C446]" office:value-type="float" office:value="0">
            <text:p>0.000000</text:p>
          </table:table-cell>
          <table:table-cell table:formula="of:=[.A447]-[.A446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22087">
            <text:p>1061.322087</text:p>
          </table:table-cell>
          <table:table-cell office:value-type="float" office:value="5086565450963">
            <text:p>5086565450963</text:p>
          </table:table-cell>
          <table:table-cell table:formula="of:=([.B448]-[.B$2])/10^9" office:value-type="float" office:value="0.104930213">
            <text:p>0.104930</text:p>
          </table:table-cell>
          <table:table-cell table:formula="of:=[.C448]-[.C447]" office:value-type="float" office:value="0">
            <text:p>0.000000</text:p>
          </table:table-cell>
          <table:table-cell table:formula="of:=[.A448]-[.A447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23939">
            <text:p>1061.323939</text:p>
          </table:table-cell>
          <table:table-cell office:value-type="float" office:value="5086567312596">
            <text:p>5086567312596</text:p>
          </table:table-cell>
          <table:table-cell table:formula="of:=([.B449]-[.B$2])/10^9" office:value-type="float" office:value="0.106791846">
            <text:p>0.106792</text:p>
          </table:table-cell>
          <table:table-cell table:formula="of:=[.C449]-[.C448]" office:value-type="float" office:value="0.001861633">
            <text:p>0.001862</text:p>
          </table:table-cell>
          <table:table-cell table:formula="of:=[.A449]-[.A448]" office:value-type="float" office:value="0.001852000000099">
            <text:p>0.00185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23941">
            <text:p>1061.323941</text:p>
          </table:table-cell>
          <table:table-cell office:value-type="float" office:value="5086567312596">
            <text:p>5086567312596</text:p>
          </table:table-cell>
          <table:table-cell table:formula="of:=([.B450]-[.B$2])/10^9" office:value-type="float" office:value="0.106791846">
            <text:p>0.106792</text:p>
          </table:table-cell>
          <table:table-cell table:formula="of:=[.C450]-[.C449]" office:value-type="float" office:value="0">
            <text:p>0.000000</text:p>
          </table:table-cell>
          <table:table-cell table:formula="of:=[.A450]-[.A449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23955">
            <text:p>1061.323955</text:p>
          </table:table-cell>
          <table:table-cell office:value-type="float" office:value="5086567312596">
            <text:p>5086567312596</text:p>
          </table:table-cell>
          <table:table-cell table:formula="of:=([.B451]-[.B$2])/10^9" office:value-type="float" office:value="0.106791846">
            <text:p>0.106792</text:p>
          </table:table-cell>
          <table:table-cell table:formula="of:=[.C451]-[.C450]" office:value-type="float" office:value="0">
            <text:p>0.000000</text:p>
          </table:table-cell>
          <table:table-cell table:formula="of:=[.A451]-[.A450]" office:value-type="float" office:value="0.0000139999999646534">
            <text:p>0.00001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23957">
            <text:p>1061.323957</text:p>
          </table:table-cell>
          <table:table-cell office:value-type="float" office:value="5086567330215">
            <text:p>5086567330215</text:p>
          </table:table-cell>
          <table:table-cell table:formula="of:=([.B452]-[.B$2])/10^9" office:value-type="float" office:value="0.106809465">
            <text:p>0.106809</text:p>
          </table:table-cell>
          <table:table-cell table:formula="of:=[.C452]-[.C451]" office:value-type="float" office:value="0.0000176190000000104">
            <text:p>0.000018</text:p>
          </table:table-cell>
          <table:table-cell table:formula="of:=[.A452]-[.A45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23958">
            <text:p>1061.323958</text:p>
          </table:table-cell>
          <table:table-cell office:value-type="float" office:value="5086567330215">
            <text:p>5086567330215</text:p>
          </table:table-cell>
          <table:table-cell table:formula="of:=([.B453]-[.B$2])/10^9" office:value-type="float" office:value="0.106809465">
            <text:p>0.106809</text:p>
          </table:table-cell>
          <table:table-cell table:formula="of:=[.C453]-[.C452]" office:value-type="float" office:value="0">
            <text:p>0.000000</text:p>
          </table:table-cell>
          <table:table-cell table:formula="of:=[.A453]-[.A452]" office:value-type="float" office:value="0.000000999999883788405">
            <text:p>0.000001</text:p>
          </table:table-cell>
          <table:table-cell/>
          <table:table-cell office:value-type="string">
            <text:p>127686 / 204141 &gt; 2000000 / 5000000</text:p>
          </table:table-cell>
          <table:table-cell/>
        </table:table-row>
        <table:table-row table:style-name="ro1">
          <table:table-cell office:value-type="float" office:value="1061.323959">
            <text:p>1061.323959</text:p>
          </table:table-cell>
          <table:table-cell office:value-type="float" office:value="5086567330215">
            <text:p>5086567330215</text:p>
          </table:table-cell>
          <table:table-cell table:formula="of:=([.B454]-[.B$2])/10^9" office:value-type="float" office:value="0.106809465">
            <text:p>0.106809</text:p>
          </table:table-cell>
          <table:table-cell table:formula="of:=[.C454]-[.C453]" office:value-type="float" office:value="0">
            <text:p>0.000000</text:p>
          </table:table-cell>
          <table:table-cell table:formula="of:=[.A454]-[.A453]" office:value-type="float" office:value="0.00000100000011116208">
            <text:p>0.000001</text:p>
          </table:table-cell>
          <table:table-cell/>
          <table:table-cell office:value-type="string">
            <text:p>d_s is renewed (r + D) to 5086572330215; c_s is fully topped up</text:p>
          </table:table-cell>
          <table:table-cell/>
        </table:table-row>
        <table:table-row table:style-name="ro1">
          <table:table-cell office:value-type="float" office:value="1061.323973">
            <text:p>1061.323973</text:p>
          </table:table-cell>
          <table:table-cell office:value-type="float" office:value="5086567340783">
            <text:p>5086567340783</text:p>
          </table:table-cell>
          <table:table-cell table:formula="of:=([.B455]-[.B$2])/10^9" office:value-type="float" office:value="0.106820033">
            <text:p>0.106820</text:p>
          </table:table-cell>
          <table:table-cell table:formula="of:=[.C455]-[.C454]" office:value-type="float" office:value="0.0000105679999999886">
            <text:p>0.000011</text:p>
          </table:table-cell>
          <table:table-cell table:formula="of:=[.A455]-[.A454]" office:value-type="float" office:value="0.0000139999999646534">
            <text:p>0.000014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061.325096">
            <text:p>1061.325096</text:p>
          </table:table-cell>
          <table:table-cell office:value-type="float" office:value="5086568022745">
            <text:p>5086568022745</text:p>
          </table:table-cell>
          <table:table-cell table:formula="of:=([.B456]-[.B$2])/10^9" office:value-type="float" office:value="0.107501995">
            <text:p>0.107502</text:p>
          </table:table-cell>
          <table:table-cell table:formula="of:=[.C456]-[.C455]" office:value-type="float" office:value="0.000681962000000008">
            <text:p>0.000682</text:p>
          </table:table-cell>
          <table:table-cell table:formula="of:=[.A456]-[.A455]" office:value-type="float" office:value="0.00112300000000687">
            <text:p>0.00112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25099">
            <text:p>1061.325099</text:p>
          </table:table-cell>
          <table:table-cell office:value-type="float" office:value="5086568476414">
            <text:p>5086568476414</text:p>
          </table:table-cell>
          <table:table-cell table:formula="of:=([.B457]-[.B$2])/10^9" office:value-type="float" office:value="0.107955664">
            <text:p>0.107956</text:p>
          </table:table-cell>
          <table:table-cell table:formula="of:=[.C457]-[.C456]" office:value-type="float" office:value="0.000453669000000004">
            <text:p>0.000454</text:p>
          </table:table-cell>
          <table:table-cell table:formula="of:=[.A457]-[.A456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251">
            <text:p>1061.325100</text:p>
          </table:table-cell>
          <table:table-cell office:value-type="float" office:value="5086568476414">
            <text:p>5086568476414</text:p>
          </table:table-cell>
          <table:table-cell table:formula="of:=([.B458]-[.B$2])/10^9" office:value-type="float" office:value="0.107955664">
            <text:p>0.107956</text:p>
          </table:table-cell>
          <table:table-cell table:formula="of:=[.C458]-[.C457]" office:value-type="float" office:value="0">
            <text:p>0.000000</text:p>
          </table:table-cell>
          <table:table-cell table:formula="of:=[.A458]-[.A457]" office:value-type="float" office:value="0.00000100000011116208">
            <text:p>0.000001</text:p>
          </table:table-cell>
          <table:table-cell office:value-type="string">
            <text:p>d_s is renewed (r + D) to 5086570476414; c_s is fully topped up</text:p>
          </table:table-cell>
          <table:table-cell table:number-columns-repeated="2"/>
        </table:table-row>
        <table:table-row table:style-name="ro1">
          <table:table-cell office:value-type="float" office:value="1061.325101">
            <text:p>1061.325101</text:p>
          </table:table-cell>
          <table:table-cell office:value-type="float" office:value="5086568476414">
            <text:p>5086568476414</text:p>
          </table:table-cell>
          <table:table-cell table:formula="of:=([.B459]-[.B$2])/10^9" office:value-type="float" office:value="0.107955664">
            <text:p>0.107956</text:p>
          </table:table-cell>
          <table:table-cell table:formula="of:=[.C459]-[.C458]" office:value-type="float" office:value="0">
            <text:p>0.000000</text:p>
          </table:table-cell>
          <table:table-cell table:formula="of:=[.A459]-[.A458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325112">
            <text:p>1061.325112</text:p>
          </table:table-cell>
          <table:table-cell office:value-type="float" office:value="5086568489985">
            <text:p>5086568489985</text:p>
          </table:table-cell>
          <table:table-cell table:formula="of:=([.B460]-[.B$2])/10^9" office:value-type="float" office:value="0.107969235">
            <text:p>0.107969</text:p>
          </table:table-cell>
          <table:table-cell table:formula="of:=[.C460]-[.C459]" office:value-type="float" office:value="0.00001357099999999">
            <text:p>0.000014</text:p>
          </table:table-cell>
          <table:table-cell table:formula="of:=[.A460]-[.A459]" office:value-type="float" office:value="0.0000110000000859145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2512">
            <text:p>1061.325120</text:p>
          </table:table-cell>
          <table:table-cell office:value-type="float" office:value="5086568489985">
            <text:p>5086568489985</text:p>
          </table:table-cell>
          <table:table-cell table:formula="of:=([.B461]-[.B$2])/10^9" office:value-type="float" office:value="0.107969235">
            <text:p>0.107969</text:p>
          </table:table-cell>
          <table:table-cell table:formula="of:=[.C461]-[.C460]" office:value-type="float" office:value="0">
            <text:p>0.000000</text:p>
          </table:table-cell>
          <table:table-cell table:formula="of:=[.A461]-[.A460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326032">
            <text:p>1061.326032</text:p>
          </table:table-cell>
          <table:table-cell office:value-type="float" office:value="5086569409579">
            <text:p>5086569409579</text:p>
          </table:table-cell>
          <table:table-cell table:formula="of:=([.B462]-[.B$2])/10^9" office:value-type="float" office:value="0.108888829">
            <text:p>0.108889</text:p>
          </table:table-cell>
          <table:table-cell table:formula="of:=[.C462]-[.C461]" office:value-type="float" office:value="0.00091959400000001">
            <text:p>0.000920</text:p>
          </table:table-cell>
          <table:table-cell table:formula="of:=[.A462]-[.A461]" office:value-type="float" office:value="0.000911999999971158">
            <text:p>0.00091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26033">
            <text:p>1061.326033</text:p>
          </table:table-cell>
          <table:table-cell office:value-type="float" office:value="5086569409579">
            <text:p>5086569409579</text:p>
          </table:table-cell>
          <table:table-cell table:formula="of:=([.B463]-[.B$2])/10^9" office:value-type="float" office:value="0.108888829">
            <text:p>0.108889</text:p>
          </table:table-cell>
          <table:table-cell table:formula="of:=[.C463]-[.C462]" office:value-type="float" office:value="0">
            <text:p>0.000000</text:p>
          </table:table-cell>
          <table:table-cell table:formula="of:=[.A463]-[.A462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26041">
            <text:p>1061.326041</text:p>
          </table:table-cell>
          <table:table-cell office:value-type="float" office:value="5086569409579">
            <text:p>5086569409579</text:p>
          </table:table-cell>
          <table:table-cell table:formula="of:=([.B464]-[.B$2])/10^9" office:value-type="float" office:value="0.108888829">
            <text:p>0.108889</text:p>
          </table:table-cell>
          <table:table-cell table:formula="of:=[.C464]-[.C463]" office:value-type="float" office:value="0">
            <text:p>0.000000</text:p>
          </table:table-cell>
          <table:table-cell table:formula="of:=[.A464]-[.A463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326887">
            <text:p>1061.326887</text:p>
          </table:table-cell>
          <table:table-cell office:value-type="float" office:value="5086570264452">
            <text:p>5086570264452</text:p>
          </table:table-cell>
          <table:table-cell table:formula="of:=([.B465]-[.B$2])/10^9" office:value-type="float" office:value="0.109743702">
            <text:p>0.109744</text:p>
          </table:table-cell>
          <table:table-cell table:formula="of:=[.C465]-[.C464]" office:value-type="float" office:value="0.000854872999999992">
            <text:p>0.000855</text:p>
          </table:table-cell>
          <table:table-cell table:formula="of:=[.A465]-[.A464]" office:value-type="float" office:value="0.000845999999910418">
            <text:p>0.00084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26888">
            <text:p>1061.326888</text:p>
          </table:table-cell>
          <table:table-cell office:value-type="float" office:value="5086570264452">
            <text:p>5086570264452</text:p>
          </table:table-cell>
          <table:table-cell table:formula="of:=([.B466]-[.B$2])/10^9" office:value-type="float" office:value="0.109743702">
            <text:p>0.109744</text:p>
          </table:table-cell>
          <table:table-cell table:formula="of:=[.C466]-[.C465]" office:value-type="float" office:value="0">
            <text:p>0.000000</text:p>
          </table:table-cell>
          <table:table-cell table:formula="of:=[.A466]-[.A465]" office:value-type="float" office:value="0.00000100000011116208">
            <text:p>0.00000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326889">
            <text:p>1061.326889</text:p>
          </table:table-cell>
          <table:table-cell office:value-type="float" office:value="5086570264452">
            <text:p>5086570264452</text:p>
          </table:table-cell>
          <table:table-cell table:formula="of:=([.B467]-[.B$2])/10^9" office:value-type="float" office:value="0.109743702">
            <text:p>0.109744</text:p>
          </table:table-cell>
          <table:table-cell table:formula="of:=[.C467]-[.C466]" office:value-type="float" office:value="0">
            <text:p>0.000000</text:p>
          </table:table-cell>
          <table:table-cell table:formula="of:=[.A467]-[.A466]" office:value-type="float" office:value="0.000000999999883788405">
            <text:p>0.000001</text:p>
          </table:table-cell>
          <table:table-cell/>
          <table:table-cell office:value-type="string">
            <text:p>uses up its c_s; 5086570264452-5086569409579=854873</text:p>
          </table:table-cell>
          <table:table-cell/>
        </table:table-row>
        <table:table-row table:style-name="ro1">
          <table:table-cell office:value-type="float" office:value="1061.326895">
            <text:p>1061.326895</text:p>
          </table:table-cell>
          <table:table-cell office:value-type="float" office:value="5086570264452">
            <text:p>5086570264452</text:p>
          </table:table-cell>
          <table:table-cell table:formula="of:=([.B468]-[.B$2])/10^9" office:value-type="float" office:value="0.109743702">
            <text:p>0.109744</text:p>
          </table:table-cell>
          <table:table-cell table:formula="of:=[.C468]-[.C467]" office:value-type="float" office:value="0">
            <text:p>0.000000</text:p>
          </table:table-cell>
          <table:table-cell table:formula="of:=[.A468]-[.A467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27096">
            <text:p>1061.327096</text:p>
          </table:table-cell>
          <table:table-cell office:value-type="float" office:value="5086570446328">
            <text:p>5086570446328</text:p>
          </table:table-cell>
          <table:table-cell table:formula="of:=([.B469]-[.B$2])/10^9" office:value-type="float" office:value="0.109925578">
            <text:p>0.109926</text:p>
          </table:table-cell>
          <table:table-cell table:formula="of:=[.C469]-[.C468]" office:value-type="float" office:value="0.000181875999999997">
            <text:p>0.000182</text:p>
          </table:table-cell>
          <table:table-cell table:formula="of:=[.A469]-[.A468]" office:value-type="float" office:value="0.000201000000060958">
            <text:p>0.00020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327099">
            <text:p>1061.327099</text:p>
          </table:table-cell>
          <table:table-cell office:value-type="float" office:value="5086570476280">
            <text:p>5086570476280</text:p>
          </table:table-cell>
          <table:table-cell table:formula="of:=([.B470]-[.B$2])/10^9" office:value-type="float" office:value="0.10995553">
            <text:p>0.109956</text:p>
          </table:table-cell>
          <table:table-cell table:formula="of:=[.C470]-[.C469]" office:value-type="float" office:value="0.0000299519999999998">
            <text:p>0.000030</text:p>
          </table:table-cell>
          <table:table-cell table:formula="of:=[.A470]-[.A469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3271">
            <text:p>1061.327100</text:p>
          </table:table-cell>
          <table:table-cell office:value-type="float" office:value="5086570476280">
            <text:p>5086570476280</text:p>
          </table:table-cell>
          <table:table-cell table:formula="of:=([.B471]-[.B$2])/10^9" office:value-type="float" office:value="0.10995553">
            <text:p>0.109956</text:p>
          </table:table-cell>
          <table:table-cell table:formula="of:=[.C471]-[.C470]" office:value-type="float" office:value="0">
            <text:p>0.000000</text:p>
          </table:table-cell>
          <table:table-cell table:formula="of:=[.A471]-[.A470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5086577476280; c_s is fully topped up</text:p>
          </table:table-cell>
        </table:table-row>
        <table:table-row table:style-name="ro1">
          <table:table-cell office:value-type="float" office:value="1061.327104">
            <text:p>1061.327104</text:p>
          </table:table-cell>
          <table:table-cell office:value-type="float" office:value="5086570476280">
            <text:p>5086570476280</text:p>
          </table:table-cell>
          <table:table-cell table:formula="of:=([.B472]-[.B$2])/10^9" office:value-type="float" office:value="0.10995553">
            <text:p>0.109956</text:p>
          </table:table-cell>
          <table:table-cell table:formula="of:=[.C472]-[.C471]" office:value-type="float" office:value="0">
            <text:p>0.000000</text:p>
          </table:table-cell>
          <table:table-cell table:formula="of:=[.A472]-[.A471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27106">
            <text:p>1061.327106</text:p>
          </table:table-cell>
          <table:table-cell office:value-type="float" office:value="5086570484153">
            <text:p>5086570484153</text:p>
          </table:table-cell>
          <table:table-cell table:formula="of:=([.B473]-[.B$2])/10^9" office:value-type="float" office:value="0.109963403">
            <text:p>0.109963</text:p>
          </table:table-cell>
          <table:table-cell table:formula="of:=[.C473]-[.C472]" office:value-type="float" office:value="0.00000787300000000546">
            <text:p>0.000008</text:p>
          </table:table-cell>
          <table:table-cell table:formula="of:=[.A473]-[.A472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61.327121">
            <text:p>1061.327121</text:p>
          </table:table-cell>
          <table:table-cell office:value-type="float" office:value="5086570484153">
            <text:p>5086570484153</text:p>
          </table:table-cell>
          <table:table-cell table:formula="of:=([.B474]-[.B$2])/10^9" office:value-type="float" office:value="0.109963403">
            <text:p>0.109963</text:p>
          </table:table-cell>
          <table:table-cell table:formula="of:=[.C474]-[.C473]" office:value-type="float" office:value="0">
            <text:p>0.000000</text:p>
          </table:table-cell>
          <table:table-cell table:formula="of:=[.A474]-[.A473]" office:value-type="float" office:value="0.0000150000000758155">
            <text:p>0.000015</text:p>
          </table:table-cell>
          <table:table-cell table:number-columns-repeated="2"/>
          <table:table-cell office:value-type="string">
            <text:p>is pick_next_task_dl-ed by gnome-terminal (2016)</text:p>
          </table:table-cell>
        </table:table-row>
        <table:table-row table:style-name="ro1">
          <table:table-cell office:value-type="float" office:value="1061.32896">
            <text:p>1061.328960</text:p>
          </table:table-cell>
          <table:table-cell office:value-type="float" office:value="5086572012343">
            <text:p>5086572012343</text:p>
          </table:table-cell>
          <table:table-cell table:formula="of:=([.B475]-[.B$2])/10^9" office:value-type="float" office:value="0.111491593">
            <text:p>0.111492</text:p>
          </table:table-cell>
          <table:table-cell table:formula="of:=[.C475]-[.C474]" office:value-type="float" office:value="0.00152819">
            <text:p>0.001528</text:p>
          </table:table-cell>
          <table:table-cell table:formula="of:=[.A475]-[.A474]" office:value-type="float" office:value="0.00183900000001813">
            <text:p>0.00183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328961">
            <text:p>1061.328961</text:p>
          </table:table-cell>
          <table:table-cell office:value-type="float" office:value="5086572012343">
            <text:p>5086572012343</text:p>
          </table:table-cell>
          <table:table-cell table:formula="of:=([.B476]-[.B$2])/10^9" office:value-type="float" office:value="0.111491593">
            <text:p>0.111492</text:p>
          </table:table-cell>
          <table:table-cell table:formula="of:=[.C476]-[.C475]" office:value-type="float" office:value="0">
            <text:p>0.000000</text:p>
          </table:table-cell>
          <table:table-cell table:formula="of:=[.A476]-[.A475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28962">
            <text:p>1061.328962</text:p>
          </table:table-cell>
          <table:table-cell office:value-type="float" office:value="5086572012343">
            <text:p>5086572012343</text:p>
          </table:table-cell>
          <table:table-cell table:formula="of:=([.B477]-[.B$2])/10^9" office:value-type="float" office:value="0.111491593">
            <text:p>0.111492</text:p>
          </table:table-cell>
          <table:table-cell table:formula="of:=[.C477]-[.C476]" office:value-type="float" office:value="0">
            <text:p>0.000000</text:p>
          </table:table-cell>
          <table:table-cell table:formula="of:=[.A477]-[.A476]" office:value-type="float" office:value="0.00000100000011116208">
            <text:p>0.000001</text:p>
          </table:table-cell>
          <table:table-cell/>
          <table:table-cell office:value-type="string">
            <text:p>postpones its deadline to 5086577330215; c_s is topped up to 1995925</text:p>
          </table:table-cell>
          <table:table-cell/>
        </table:table-row>
        <table:table-row table:style-name="ro1">
          <table:table-cell office:value-type="float" office:value="1061.328963">
            <text:p>1061.328963</text:p>
          </table:table-cell>
          <table:table-cell office:value-type="float" office:value="5086572012343">
            <text:p>5086572012343</text:p>
          </table:table-cell>
          <table:table-cell table:formula="of:=([.B478]-[.B$2])/10^9" office:value-type="float" office:value="0.111491593">
            <text:p>0.111492</text:p>
          </table:table-cell>
          <table:table-cell table:formula="of:=[.C478]-[.C477]" office:value-type="float" office:value="0">
            <text:p>0.000000</text:p>
          </table:table-cell>
          <table:table-cell table:formula="of:=[.A478]-[.A477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32897">
            <text:p>1061.328970</text:p>
          </table:table-cell>
          <table:table-cell office:value-type="float" office:value="5086572352400">
            <text:p>5086572352400</text:p>
          </table:table-cell>
          <table:table-cell table:formula="of:=([.B479]-[.B$2])/10^9" office:value-type="float" office:value="0.11183165">
            <text:p>0.111832</text:p>
          </table:table-cell>
          <table:table-cell table:formula="of:=[.C479]-[.C478]" office:value-type="float" office:value="0.000340057000000005">
            <text:p>0.000340</text:p>
          </table:table-cell>
          <table:table-cell table:formula="of:=[.A479]-[.A478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28975">
            <text:p>1061.328975</text:p>
          </table:table-cell>
          <table:table-cell office:value-type="float" office:value="5086572352400">
            <text:p>5086572352400</text:p>
          </table:table-cell>
          <table:table-cell table:formula="of:=([.B480]-[.B$2])/10^9" office:value-type="float" office:value="0.11183165">
            <text:p>0.111832</text:p>
          </table:table-cell>
          <table:table-cell table:formula="of:=[.C480]-[.C479]" office:value-type="float" office:value="0">
            <text:p>0.000000</text:p>
          </table:table-cell>
          <table:table-cell table:formula="of:=[.A480]-[.A479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2898">
            <text:p>1061.328980</text:p>
          </table:table-cell>
          <table:table-cell office:value-type="float" office:value="5086572362320">
            <text:p>5086572362320</text:p>
          </table:table-cell>
          <table:table-cell table:formula="of:=([.B481]-[.B$2])/10^9" office:value-type="float" office:value="0.11184157">
            <text:p>0.111842</text:p>
          </table:table-cell>
          <table:table-cell table:formula="of:=[.C481]-[.C480]" office:value-type="float" office:value="0.0000099199999999966">
            <text:p>0.000010</text:p>
          </table:table-cell>
          <table:table-cell table:formula="of:=[.A481]-[.A480]" office:value-type="float" office:value="0.00000500000010106305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28985">
            <text:p>1061.328985</text:p>
          </table:table-cell>
          <table:table-cell office:value-type="float" office:value="5086572362320">
            <text:p>5086572362320</text:p>
          </table:table-cell>
          <table:table-cell table:formula="of:=([.B482]-[.B$2])/10^9" office:value-type="float" office:value="0.11184157">
            <text:p>0.111842</text:p>
          </table:table-cell>
          <table:table-cell table:formula="of:=[.C482]-[.C481]" office:value-type="float" office:value="0">
            <text:p>0.000000</text:p>
          </table:table-cell>
          <table:table-cell table:formula="of:=[.A482]-[.A481]" office:value-type="float" office:value="0.00000500000010106305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61.329091">
            <text:p>1061.329091</text:p>
          </table:table-cell>
          <table:table-cell office:value-type="float" office:value="5086572362320">
            <text:p>5086572362320</text:p>
          </table:table-cell>
          <table:table-cell table:formula="of:=([.B483]-[.B$2])/10^9" office:value-type="float" office:value="0.11184157">
            <text:p>0.111842</text:p>
          </table:table-cell>
          <table:table-cell table:formula="of:=[.C483]-[.C482]" office:value-type="float" office:value="0">
            <text:p>0.000000</text:p>
          </table:table-cell>
          <table:table-cell table:formula="of:=[.A483]-[.A482]" office:value-type="float" office:value="0.000105999999959749">
            <text:p>0.00010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29093">
            <text:p>1061.329093</text:p>
          </table:table-cell>
          <table:table-cell office:value-type="float" office:value="5086572475464">
            <text:p>5086572475464</text:p>
          </table:table-cell>
          <table:table-cell table:formula="of:=([.B484]-[.B$2])/10^9" office:value-type="float" office:value="0.111954714">
            <text:p>0.111955</text:p>
          </table:table-cell>
          <table:table-cell table:formula="of:=[.C484]-[.C483]" office:value-type="float" office:value="0.000113143999999996">
            <text:p>0.000113</text:p>
          </table:table-cell>
          <table:table-cell table:formula="of:=[.A484]-[.A48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29094">
            <text:p>1061.329094</text:p>
          </table:table-cell>
          <table:table-cell office:value-type="float" office:value="5086572475464">
            <text:p>5086572475464</text:p>
          </table:table-cell>
          <table:table-cell table:formula="of:=([.B485]-[.B$2])/10^9" office:value-type="float" office:value="0.111954714">
            <text:p>0.111955</text:p>
          </table:table-cell>
          <table:table-cell table:formula="of:=[.C485]-[.C484]" office:value-type="float" office:value="0">
            <text:p>0.000000</text:p>
          </table:table-cell>
          <table:table-cell table:formula="of:=[.A485]-[.A484]" office:value-type="float" office:value="0.000000999999883788405">
            <text:p>0.000001</text:p>
          </table:table-cell>
          <table:table-cell office:value-type="string">
            <text:p>d_s is renewed (r + D) to 5086574475464; c_s is fully topped up</text:p>
          </table:table-cell>
          <table:table-cell table:number-columns-repeated="2"/>
        </table:table-row>
        <table:table-row table:style-name="ro1">
          <table:table-cell office:value-type="float" office:value="1061.329096">
            <text:p>1061.329096</text:p>
          </table:table-cell>
          <table:table-cell office:value-type="float" office:value="5086572475464">
            <text:p>5086572475464</text:p>
          </table:table-cell>
          <table:table-cell table:formula="of:=([.B486]-[.B$2])/10^9" office:value-type="float" office:value="0.111954714">
            <text:p>0.111955</text:p>
          </table:table-cell>
          <table:table-cell table:formula="of:=[.C486]-[.C485]" office:value-type="float" office:value="0">
            <text:p>0.000000</text:p>
          </table:table-cell>
          <table:table-cell table:formula="of:=[.A486]-[.A485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329113">
            <text:p>1061.329113</text:p>
          </table:table-cell>
          <table:table-cell office:value-type="float" office:value="5086572494830">
            <text:p>5086572494830</text:p>
          </table:table-cell>
          <table:table-cell table:formula="of:=([.B487]-[.B$2])/10^9" office:value-type="float" office:value="0.11197408">
            <text:p>0.111974</text:p>
          </table:table-cell>
          <table:table-cell table:formula="of:=[.C487]-[.C486]" office:value-type="float" office:value="0.0000193660000000068">
            <text:p>0.000019</text:p>
          </table:table-cell>
          <table:table-cell table:formula="of:=[.A487]-[.A486]" office:value-type="float" office:value="0.000017000000070766">
            <text:p>0.00001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2912">
            <text:p>1061.329120</text:p>
          </table:table-cell>
          <table:table-cell office:value-type="float" office:value="5086572494830">
            <text:p>5086572494830</text:p>
          </table:table-cell>
          <table:table-cell table:formula="of:=([.B488]-[.B$2])/10^9" office:value-type="float" office:value="0.11197408">
            <text:p>0.111974</text:p>
          </table:table-cell>
          <table:table-cell table:formula="of:=[.C488]-[.C487]" office:value-type="float" office:value="0">
            <text:p>0.000000</text:p>
          </table:table-cell>
          <table:table-cell table:formula="of:=[.A488]-[.A487]" office:value-type="float" office:value="0.00000700000009601354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330033">
            <text:p>1061.330033</text:p>
          </table:table-cell>
          <table:table-cell office:value-type="float" office:value="5086573415637">
            <text:p>5086573415637</text:p>
          </table:table-cell>
          <table:table-cell table:formula="of:=([.B489]-[.B$2])/10^9" office:value-type="float" office:value="0.112894887">
            <text:p>0.112895</text:p>
          </table:table-cell>
          <table:table-cell table:formula="of:=[.C489]-[.C488]" office:value-type="float" office:value="0.000920806999999996">
            <text:p>0.000921</text:p>
          </table:table-cell>
          <table:table-cell table:formula="of:=[.A489]-[.A488]" office:value-type="float" office:value="0.000912999999854947">
            <text:p>0.00091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30035">
            <text:p>1061.330035</text:p>
          </table:table-cell>
          <table:table-cell office:value-type="float" office:value="5086573415637">
            <text:p>5086573415637</text:p>
          </table:table-cell>
          <table:table-cell table:formula="of:=([.B490]-[.B$2])/10^9" office:value-type="float" office:value="0.112894887">
            <text:p>0.112895</text:p>
          </table:table-cell>
          <table:table-cell table:formula="of:=[.C490]-[.C489]" office:value-type="float" office:value="0">
            <text:p>0.000000</text:p>
          </table:table-cell>
          <table:table-cell table:formula="of:=[.A490]-[.A48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30042">
            <text:p>1061.330042</text:p>
          </table:table-cell>
          <table:table-cell office:value-type="float" office:value="5086573415637">
            <text:p>5086573415637</text:p>
          </table:table-cell>
          <table:table-cell table:formula="of:=([.B491]-[.B$2])/10^9" office:value-type="float" office:value="0.112894887">
            <text:p>0.112895</text:p>
          </table:table-cell>
          <table:table-cell table:formula="of:=[.C491]-[.C490]" office:value-type="float" office:value="0">
            <text:p>0.000000</text:p>
          </table:table-cell>
          <table:table-cell table:formula="of:=[.A491]-[.A490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331853">
            <text:p>1061.331853</text:p>
          </table:table-cell>
          <table:table-cell office:value-type="float" office:value="5086575234798">
            <text:p>5086575234798</text:p>
          </table:table-cell>
          <table:table-cell table:formula="of:=([.B492]-[.B$2])/10^9" office:value-type="float" office:value="0.114714048">
            <text:p>0.114714</text:p>
          </table:table-cell>
          <table:table-cell table:formula="of:=[.C492]-[.C491]" office:value-type="float" office:value="0.001819161">
            <text:p>0.001819</text:p>
          </table:table-cell>
          <table:table-cell table:formula="of:=[.A492]-[.A491]" office:value-type="float" office:value="0.00181099999986145">
            <text:p>0.00181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31854">
            <text:p>1061.331854</text:p>
          </table:table-cell>
          <table:table-cell office:value-type="float" office:value="5086575234798">
            <text:p>5086575234798</text:p>
          </table:table-cell>
          <table:table-cell table:formula="of:=([.B493]-[.B$2])/10^9" office:value-type="float" office:value="0.114714048">
            <text:p>0.114714</text:p>
          </table:table-cell>
          <table:table-cell table:formula="of:=[.C493]-[.C492]" office:value-type="float" office:value="0">
            <text:p>0.000000</text:p>
          </table:table-cell>
          <table:table-cell table:formula="of:=[.A493]-[.A492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31859">
            <text:p>1061.331859</text:p>
          </table:table-cell>
          <table:table-cell office:value-type="float" office:value="5086575234798">
            <text:p>5086575234798</text:p>
          </table:table-cell>
          <table:table-cell table:formula="of:=([.B494]-[.B$2])/10^9" office:value-type="float" office:value="0.114714048">
            <text:p>0.114714</text:p>
          </table:table-cell>
          <table:table-cell table:formula="of:=[.C494]-[.C493]" office:value-type="float" office:value="0">
            <text:p>0.000000</text:p>
          </table:table-cell>
          <table:table-cell table:formula="of:=[.A494]-[.A493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32087">
            <text:p>1061.332087</text:p>
          </table:table-cell>
          <table:table-cell office:value-type="float" office:value="5086575234798">
            <text:p>5086575234798</text:p>
          </table:table-cell>
          <table:table-cell table:formula="of:=([.B495]-[.B$2])/10^9" office:value-type="float" office:value="0.114714048">
            <text:p>0.114714</text:p>
          </table:table-cell>
          <table:table-cell table:formula="of:=[.C495]-[.C494]" office:value-type="float" office:value="0">
            <text:p>0.000000</text:p>
          </table:table-cell>
          <table:table-cell table:formula="of:=[.A495]-[.A494]" office:value-type="float" office:value="0.000228000000106476">
            <text:p>0.00022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32089">
            <text:p>1061.332089</text:p>
          </table:table-cell>
          <table:table-cell office:value-type="float" office:value="5086575471570">
            <text:p>5086575471570</text:p>
          </table:table-cell>
          <table:table-cell table:formula="of:=([.B496]-[.B$2])/10^9" office:value-type="float" office:value="0.11495082">
            <text:p>0.114951</text:p>
          </table:table-cell>
          <table:table-cell table:formula="of:=[.C496]-[.C495]" office:value-type="float" office:value="0.000236771999999996">
            <text:p>0.000237</text:p>
          </table:table-cell>
          <table:table-cell table:formula="of:=[.A496]-[.A49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3209">
            <text:p>1061.332090</text:p>
          </table:table-cell>
          <table:table-cell office:value-type="float" office:value="5086575471570">
            <text:p>5086575471570</text:p>
          </table:table-cell>
          <table:table-cell table:formula="of:=([.B497]-[.B$2])/10^9" office:value-type="float" office:value="0.11495082">
            <text:p>0.114951</text:p>
          </table:table-cell>
          <table:table-cell table:formula="of:=[.C497]-[.C496]" office:value-type="float" office:value="0">
            <text:p>0.000000</text:p>
          </table:table-cell>
          <table:table-cell table:formula="of:=[.A497]-[.A496]" office:value-type="float" office:value="0.00000100000011116208">
            <text:p>0.000001</text:p>
          </table:table-cell>
          <table:table-cell/>
          <table:table-cell office:value-type="string">
            <text:p>34334 / 1858645 &lt;= 2000000 / 5000000</text:p>
          </table:table-cell>
          <table:table-cell/>
        </table:table-row>
        <table:table-row table:style-name="ro1">
          <table:table-cell office:value-type="float" office:value="1061.332091">
            <text:p>1061.332091</text:p>
          </table:table-cell>
          <table:table-cell office:value-type="float" office:value="5086575471570">
            <text:p>5086575471570</text:p>
          </table:table-cell>
          <table:table-cell table:formula="of:=([.B498]-[.B$2])/10^9" office:value-type="float" office:value="0.11495082">
            <text:p>0.114951</text:p>
          </table:table-cell>
          <table:table-cell table:formula="of:=[.C498]-[.C497]" office:value-type="float" office:value="0">
            <text:p>0.000000</text:p>
          </table:table-cell>
          <table:table-cell table:formula="of:=[.A498]-[.A497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332092">
            <text:p>1061.332092</text:p>
          </table:table-cell>
          <table:table-cell office:value-type="float" office:value="5086575471570">
            <text:p>5086575471570</text:p>
          </table:table-cell>
          <table:table-cell table:formula="of:=([.B499]-[.B$2])/10^9" office:value-type="float" office:value="0.11495082">
            <text:p>0.114951</text:p>
          </table:table-cell>
          <table:table-cell table:formula="of:=[.C499]-[.C498]" office:value-type="float" office:value="0">
            <text:p>0.000000</text:p>
          </table:table-cell>
          <table:table-cell table:formula="of:=[.A499]-[.A498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332099">
            <text:p>1061.332099</text:p>
          </table:table-cell>
          <table:table-cell office:value-type="float" office:value="5086575481538">
            <text:p>5086575481538</text:p>
          </table:table-cell>
          <table:table-cell table:formula="of:=([.B500]-[.B$2])/10^9" office:value-type="float" office:value="0.114960788">
            <text:p>0.114961</text:p>
          </table:table-cell>
          <table:table-cell table:formula="of:=[.C500]-[.C499]" office:value-type="float" office:value="0.00000996799999999909">
            <text:p>0.000010</text:p>
          </table:table-cell>
          <table:table-cell table:formula="of:=[.A500]-[.A499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32107">
            <text:p>1061.332107</text:p>
          </table:table-cell>
          <table:table-cell office:value-type="float" office:value="5086575481538">
            <text:p>5086575481538</text:p>
          </table:table-cell>
          <table:table-cell table:formula="of:=([.B501]-[.B$2])/10^9" office:value-type="float" office:value="0.114960788">
            <text:p>0.114961</text:p>
          </table:table-cell>
          <table:table-cell table:formula="of:=[.C501]-[.C500]" office:value-type="float" office:value="0">
            <text:p>0.000000</text:p>
          </table:table-cell>
          <table:table-cell table:formula="of:=[.A501]-[.A500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32143">
            <text:p>1061.332143</text:p>
          </table:table-cell>
          <table:table-cell office:value-type="float" office:value="5086575524629">
            <text:p>5086575524629</text:p>
          </table:table-cell>
          <table:table-cell table:formula="of:=([.B502]-[.B$2])/10^9" office:value-type="float" office:value="0.115003879">
            <text:p>0.115004</text:p>
          </table:table-cell>
          <table:table-cell table:formula="of:=[.C502]-[.C501]" office:value-type="float" office:value="0.000043091000000009">
            <text:p>0.000043</text:p>
          </table:table-cell>
          <table:table-cell table:formula="of:=[.A502]-[.A501]" office:value-type="float" office:value="0.0000360000001364824">
            <text:p>0.00003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332144">
            <text:p>1061.332144</text:p>
          </table:table-cell>
          <table:table-cell office:value-type="float" office:value="5086575524629">
            <text:p>5086575524629</text:p>
          </table:table-cell>
          <table:table-cell table:formula="of:=([.B503]-[.B$2])/10^9" office:value-type="float" office:value="0.115003879">
            <text:p>0.115004</text:p>
          </table:table-cell>
          <table:table-cell table:formula="of:=[.C503]-[.C502]" office:value-type="float" office:value="0">
            <text:p>0.000000</text:p>
          </table:table-cell>
          <table:table-cell table:formula="of:=[.A503]-[.A502]" office:value-type="float" office:value="0.000000999999883788405">
            <text:p>0.000001</text:p>
          </table:table-cell>
          <table:table-cell/>
          <table:table-cell office:value-type="string">
            <text:p>uses up its c_s; 5086575524629-5086575481538=43091</text:p>
          </table:table-cell>
          <table:table-cell/>
        </table:table-row>
        <table:table-row table:style-name="ro1">
          <table:table-cell office:value-type="float" office:value="1061.332153">
            <text:p>1061.332153</text:p>
          </table:table-cell>
          <table:table-cell office:value-type="float" office:value="5086575535564">
            <text:p>5086575535564</text:p>
          </table:table-cell>
          <table:table-cell table:formula="of:=([.B504]-[.B$2])/10^9" office:value-type="float" office:value="0.115014814">
            <text:p>0.115015</text:p>
          </table:table-cell>
          <table:table-cell table:formula="of:=[.C504]-[.C503]" office:value-type="float" office:value="0.0000109350000000036">
            <text:p>0.000011</text:p>
          </table:table-cell>
          <table:table-cell table:formula="of:=[.A504]-[.A503]" office:value-type="float" office:value="0.00000900000009096402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32158">
            <text:p>1061.332158</text:p>
          </table:table-cell>
          <table:table-cell office:value-type="float" office:value="5086575535564">
            <text:p>5086575535564</text:p>
          </table:table-cell>
          <table:table-cell table:formula="of:=([.B505]-[.B$2])/10^9" office:value-type="float" office:value="0.115014814">
            <text:p>0.115015</text:p>
          </table:table-cell>
          <table:table-cell table:formula="of:=[.C505]-[.C504]" office:value-type="float" office:value="0">
            <text:p>0.000000</text:p>
          </table:table-cell>
          <table:table-cell table:formula="of:=[.A505]-[.A504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33047">
            <text:p>1061.333047</text:p>
          </table:table-cell>
          <table:table-cell office:value-type="float" office:value="5086576432609">
            <text:p>5086576432609</text:p>
          </table:table-cell>
          <table:table-cell table:formula="of:=([.B506]-[.B$2])/10^9" office:value-type="float" office:value="0.115911859">
            <text:p>0.115912</text:p>
          </table:table-cell>
          <table:table-cell table:formula="of:=[.C506]-[.C505]" office:value-type="float" office:value="0.000897044999999999">
            <text:p>0.000897</text:p>
          </table:table-cell>
          <table:table-cell table:formula="of:=[.A506]-[.A505]" office:value-type="float" office:value="0.000889000000142914">
            <text:p>0.000889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61.333047">
            <text:p>1061.333047</text:p>
          </table:table-cell>
          <table:table-cell office:value-type="float" office:value="5086576432609">
            <text:p>5086576432609</text:p>
          </table:table-cell>
          <table:table-cell table:formula="of:=([.B507]-[.B$2])/10^9" office:value-type="float" office:value="0.115911859">
            <text:p>0.115912</text:p>
          </table:table-cell>
          <table:table-cell table:formula="of:=[.C507]-[.C506]" office:value-type="float" office:value="0">
            <text:p>0.000000</text:p>
          </table:table-cell>
          <table:table-cell table:formula="of:=[.A507]-[.A506]" office:value-type="float" office:value="0">
            <text:p>0.000000</text:p>
          </table:table-cell>
          <table:table-cell table:number-columns-repeated="2"/>
          <table:table-cell office:value-type="string">
            <text:p>uses up its c_s; 5086576432609-5086576010520=422089</text:p>
          </table:table-cell>
        </table:table-row>
        <table:table-row table:style-name="ro1">
          <table:table-cell office:value-type="float" office:value="1061.333057">
            <text:p>1061.333057</text:p>
          </table:table-cell>
          <table:table-cell office:value-type="float" office:value="5086576443784">
            <text:p>5086576443784</text:p>
          </table:table-cell>
          <table:table-cell table:formula="of:=([.B508]-[.B$2])/10^9" office:value-type="float" office:value="0.115923034">
            <text:p>0.115923</text:p>
          </table:table-cell>
          <table:table-cell table:formula="of:=[.C508]-[.C507]" office:value-type="float" office:value="0.0000111749999999883">
            <text:p>0.000011</text:p>
          </table:table-cell>
          <table:table-cell table:formula="of:=[.A508]-[.A507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33087">
            <text:p>1061.333087</text:p>
          </table:table-cell>
          <table:table-cell office:value-type="float" office:value="5086576443784">
            <text:p>5086576443784</text:p>
          </table:table-cell>
          <table:table-cell table:formula="of:=([.B509]-[.B$2])/10^9" office:value-type="float" office:value="0.115923034">
            <text:p>0.115923</text:p>
          </table:table-cell>
          <table:table-cell table:formula="of:=[.C509]-[.C508]" office:value-type="float" office:value="0">
            <text:p>0.000000</text:p>
          </table:table-cell>
          <table:table-cell table:formula="of:=[.A509]-[.A508]" office:value-type="float" office:value="0.0000299999999242573">
            <text:p>0.00003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3309">
            <text:p>1061.333090</text:p>
          </table:table-cell>
          <table:table-cell office:value-type="float" office:value="5086576475490">
            <text:p>5086576475490</text:p>
          </table:table-cell>
          <table:table-cell table:formula="of:=([.B510]-[.B$2])/10^9" office:value-type="float" office:value="0.11595474">
            <text:p>0.115955</text:p>
          </table:table-cell>
          <table:table-cell table:formula="of:=[.C510]-[.C509]" office:value-type="float" office:value="0.0000317060000000063">
            <text:p>0.000032</text:p>
          </table:table-cell>
          <table:table-cell table:formula="of:=[.A510]-[.A509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3309">
            <text:p>1061.333090</text:p>
          </table:table-cell>
          <table:table-cell office:value-type="float" office:value="5086576475490">
            <text:p>5086576475490</text:p>
          </table:table-cell>
          <table:table-cell table:formula="of:=([.B511]-[.B$2])/10^9" office:value-type="float" office:value="0.11595474">
            <text:p>0.115955</text:p>
          </table:table-cell>
          <table:table-cell table:formula="of:=[.C511]-[.C510]" office:value-type="float" office:value="0">
            <text:p>0.000000</text:p>
          </table:table-cell>
          <table:table-cell table:formula="of:=[.A511]-[.A510]" office:value-type="float" office:value="0">
            <text:p>0.000000</text:p>
          </table:table-cell>
          <table:table-cell office:value-type="string">
            <text:p>d_s is renewed (r + D) to 5086578475490; c_s is fully topped up</text:p>
          </table:table-cell>
          <table:table-cell table:number-columns-repeated="2"/>
        </table:table-row>
        <table:table-row table:style-name="ro1">
          <table:table-cell office:value-type="float" office:value="1061.333102">
            <text:p>1061.333102</text:p>
          </table:table-cell>
          <table:table-cell office:value-type="float" office:value="5086576483417">
            <text:p>5086576483417</text:p>
          </table:table-cell>
          <table:table-cell table:formula="of:=([.B512]-[.B$2])/10^9" office:value-type="float" office:value="0.115962667">
            <text:p>0.115963</text:p>
          </table:table-cell>
          <table:table-cell table:formula="of:=[.C512]-[.C511]" office:value-type="float" office:value="0.00000792700000000479">
            <text:p>0.000008</text:p>
          </table:table-cell>
          <table:table-cell table:formula="of:=[.A512]-[.A511]" office:value-type="float" office:value="0.0000119999999697029">
            <text:p>0.000012</text:p>
          </table:table-cell>
          <table:table-cell office:value-type="string">
            <text:p>is pick_next_task_dl-ed by gnome-terminal (2016)</text:p>
          </table:table-cell>
          <table:table-cell table:number-columns-repeated="2"/>
        </table:table-row>
        <table:table-row table:style-name="ro1">
          <table:table-cell office:value-type="float" office:value="1061.333954">
            <text:p>1061.333954</text:p>
          </table:table-cell>
          <table:table-cell office:value-type="float" office:value="5086576483417">
            <text:p>5086576483417</text:p>
          </table:table-cell>
          <table:table-cell table:formula="of:=([.B513]-[.B$2])/10^9" office:value-type="float" office:value="0.115962667">
            <text:p>0.115963</text:p>
          </table:table-cell>
          <table:table-cell table:formula="of:=[.C513]-[.C512]" office:value-type="float" office:value="0">
            <text:p>0.000000</text:p>
          </table:table-cell>
          <table:table-cell table:formula="of:=[.A513]-[.A512]" office:value-type="float" office:value="0.00085199999989527">
            <text:p>0.00085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333955">
            <text:p>1061.333955</text:p>
          </table:table-cell>
          <table:table-cell office:value-type="float" office:value="5086576483417">
            <text:p>5086576483417</text:p>
          </table:table-cell>
          <table:table-cell table:formula="of:=([.B514]-[.B$2])/10^9" office:value-type="float" office:value="0.115962667">
            <text:p>0.115963</text:p>
          </table:table-cell>
          <table:table-cell table:formula="of:=[.C514]-[.C513]" office:value-type="float" office:value="0">
            <text:p>0.000000</text:p>
          </table:table-cell>
          <table:table-cell table:formula="of:=[.A514]-[.A513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33956">
            <text:p>1061.333956</text:p>
          </table:table-cell>
          <table:table-cell office:value-type="float" office:value="5086576483417">
            <text:p>5086576483417</text:p>
          </table:table-cell>
          <table:table-cell table:formula="of:=([.B515]-[.B$2])/10^9" office:value-type="float" office:value="0.115962667">
            <text:p>0.115963</text:p>
          </table:table-cell>
          <table:table-cell table:formula="of:=[.C515]-[.C514]" office:value-type="float" office:value="0">
            <text:p>0.000000</text:p>
          </table:table-cell>
          <table:table-cell table:formula="of:=[.A515]-[.A514]" office:value-type="float" office:value="0.000000999999883788405">
            <text:p>0.000001</text:p>
          </table:table-cell>
          <table:table-cell/>
          <table:table-cell office:value-type="string">
            <text:p>postpones its deadline to 5086582330215; c_s is topped up to 1991243</text:p>
          </table:table-cell>
          <table:table-cell/>
        </table:table-row>
        <table:table-row table:style-name="ro1">
          <table:table-cell office:value-type="float" office:value="1061.334021">
            <text:p>1061.334021</text:p>
          </table:table-cell>
          <table:table-cell office:value-type="float" office:value="5086577407526">
            <text:p>5086577407526</text:p>
          </table:table-cell>
          <table:table-cell table:formula="of:=([.B516]-[.B$2])/10^9" office:value-type="float" office:value="0.116886776">
            <text:p>0.116887</text:p>
          </table:table-cell>
          <table:table-cell table:formula="of:=[.C516]-[.C515]" office:value-type="float" office:value="0.000924108999999992">
            <text:p>0.000924</text:p>
          </table:table-cell>
          <table:table-cell table:formula="of:=[.A516]-[.A515]" office:value-type="float" office:value="0.0000649999999495776">
            <text:p>0.00006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34022">
            <text:p>1061.334022</text:p>
          </table:table-cell>
          <table:table-cell office:value-type="float" office:value="5086577407526">
            <text:p>5086577407526</text:p>
          </table:table-cell>
          <table:table-cell table:formula="of:=([.B517]-[.B$2])/10^9" office:value-type="float" office:value="0.116886776">
            <text:p>0.116887</text:p>
          </table:table-cell>
          <table:table-cell table:formula="of:=[.C517]-[.C516]" office:value-type="float" office:value="0">
            <text:p>0.000000</text:p>
          </table:table-cell>
          <table:table-cell table:formula="of:=[.A517]-[.A516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34027">
            <text:p>1061.334027</text:p>
          </table:table-cell>
          <table:table-cell office:value-type="float" office:value="5086577407526">
            <text:p>5086577407526</text:p>
          </table:table-cell>
          <table:table-cell table:formula="of:=([.B518]-[.B$2])/10^9" office:value-type="float" office:value="0.116886776">
            <text:p>0.116887</text:p>
          </table:table-cell>
          <table:table-cell table:formula="of:=[.C518]-[.C517]" office:value-type="float" office:value="0">
            <text:p>0.000000</text:p>
          </table:table-cell>
          <table:table-cell table:formula="of:=[.A518]-[.A517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334097">
            <text:p>1061.334097</text:p>
          </table:table-cell>
          <table:table-cell office:value-type="float" office:value="5086577407526">
            <text:p>5086577407526</text:p>
          </table:table-cell>
          <table:table-cell table:formula="of:=([.B519]-[.B$2])/10^9" office:value-type="float" office:value="0.116886776">
            <text:p>0.116887</text:p>
          </table:table-cell>
          <table:table-cell table:formula="of:=[.C519]-[.C518]" office:value-type="float" office:value="0">
            <text:p>0.000000</text:p>
          </table:table-cell>
          <table:table-cell table:formula="of:=[.A519]-[.A518]" office:value-type="float" office:value="0.000069999999823267">
            <text:p>0.000070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61.334098">
            <text:p>1061.334098</text:p>
          </table:table-cell>
          <table:table-cell office:value-type="float" office:value="5086577407526">
            <text:p>5086577407526</text:p>
          </table:table-cell>
          <table:table-cell table:formula="of:=([.B520]-[.B$2])/10^9" office:value-type="float" office:value="0.116886776">
            <text:p>0.116887</text:p>
          </table:table-cell>
          <table:table-cell table:formula="of:=[.C520]-[.C519]" office:value-type="float" office:value="0">
            <text:p>0.000000</text:p>
          </table:table-cell>
          <table:table-cell table:formula="of:=[.A520]-[.A519]" office:value-type="float" office:value="0.00000100000011116208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334099">
            <text:p>1061.334099</text:p>
          </table:table-cell>
          <table:table-cell office:value-type="float" office:value="5086577407526">
            <text:p>5086577407526</text:p>
          </table:table-cell>
          <table:table-cell table:formula="of:=([.B521]-[.B$2])/10^9" office:value-type="float" office:value="0.116886776">
            <text:p>0.116887</text:p>
          </table:table-cell>
          <table:table-cell table:formula="of:=[.C521]-[.C520]" office:value-type="float" office:value="0">
            <text:p>0.000000</text:p>
          </table:table-cell>
          <table:table-cell table:formula="of:=[.A521]-[.A520]" office:value-type="float" office:value="0.000000999999883788405">
            <text:p>0.000001</text:p>
          </table:table-cell>
          <table:table-cell table:number-columns-repeated="2"/>
          <table:table-cell office:value-type="string">
            <text:p>postpones its deadline to 5086584476280; c_s is topped up to 2987968</text:p>
          </table:table-cell>
        </table:table-row>
        <table:table-row table:style-name="ro1">
          <table:table-cell office:value-type="float" office:value="1061.335927">
            <text:p>1061.335927</text:p>
          </table:table-cell>
          <table:table-cell office:value-type="float" office:value="5086579313764">
            <text:p>5086579313764</text:p>
          </table:table-cell>
          <table:table-cell table:formula="of:=([.B522]-[.B$2])/10^9" office:value-type="float" office:value="0.118793014">
            <text:p>0.118793</text:p>
          </table:table-cell>
          <table:table-cell table:formula="of:=[.C522]-[.C521]" office:value-type="float" office:value="0.001906238">
            <text:p>0.001906</text:p>
          </table:table-cell>
          <table:table-cell table:formula="of:=[.A522]-[.A521]" office:value-type="float" office:value="0.00182800000015959">
            <text:p>0.00182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35929">
            <text:p>1061.335929</text:p>
          </table:table-cell>
          <table:table-cell office:value-type="float" office:value="5086579313764">
            <text:p>5086579313764</text:p>
          </table:table-cell>
          <table:table-cell table:formula="of:=([.B523]-[.B$2])/10^9" office:value-type="float" office:value="0.118793014">
            <text:p>0.118793</text:p>
          </table:table-cell>
          <table:table-cell table:formula="of:=[.C523]-[.C522]" office:value-type="float" office:value="0">
            <text:p>0.000000</text:p>
          </table:table-cell>
          <table:table-cell table:formula="of:=[.A523]-[.A522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35933">
            <text:p>1061.335933</text:p>
          </table:table-cell>
          <table:table-cell office:value-type="float" office:value="5086579313764">
            <text:p>5086579313764</text:p>
          </table:table-cell>
          <table:table-cell table:formula="of:=([.B524]-[.B$2])/10^9" office:value-type="float" office:value="0.118793014">
            <text:p>0.118793</text:p>
          </table:table-cell>
          <table:table-cell table:formula="of:=[.C524]-[.C523]" office:value-type="float" office:value="0">
            <text:p>0.000000</text:p>
          </table:table-cell>
          <table:table-cell table:formula="of:=[.A524]-[.A523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35982">
            <text:p>1061.335982</text:p>
          </table:table-cell>
          <table:table-cell office:value-type="float" office:value="5086579368931">
            <text:p>5086579368931</text:p>
          </table:table-cell>
          <table:table-cell table:formula="of:=([.B525]-[.B$2])/10^9" office:value-type="float" office:value="0.118848181">
            <text:p>0.118848</text:p>
          </table:table-cell>
          <table:table-cell table:formula="of:=[.C525]-[.C524]" office:value-type="float" office:value="0.0000551669999999949">
            <text:p>0.000055</text:p>
          </table:table-cell>
          <table:table-cell table:formula="of:=[.A525]-[.A524]" office:value-type="float" office:value="0.0000489999999899737">
            <text:p>0.00004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335983">
            <text:p>1061.335983</text:p>
          </table:table-cell>
          <table:table-cell office:value-type="float" office:value="5086579368931">
            <text:p>5086579368931</text:p>
          </table:table-cell>
          <table:table-cell table:formula="of:=([.B526]-[.B$2])/10^9" office:value-type="float" office:value="0.118848181">
            <text:p>0.118848</text:p>
          </table:table-cell>
          <table:table-cell table:formula="of:=[.C526]-[.C525]" office:value-type="float" office:value="0">
            <text:p>0.000000</text:p>
          </table:table-cell>
          <table:table-cell table:formula="of:=[.A526]-[.A525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37101">
            <text:p>1061.337101</text:p>
          </table:table-cell>
          <table:table-cell office:value-type="float" office:value="5086580136991">
            <text:p>5086580136991</text:p>
          </table:table-cell>
          <table:table-cell table:formula="of:=([.B527]-[.B$2])/10^9" office:value-type="float" office:value="0.119616241">
            <text:p>0.119616</text:p>
          </table:table-cell>
          <table:table-cell table:formula="of:=[.C527]-[.C526]" office:value-type="float" office:value="0.000768060000000001">
            <text:p>0.000768</text:p>
          </table:table-cell>
          <table:table-cell table:formula="of:=[.A527]-[.A526]" office:value-type="float" office:value="0.00111800000013318">
            <text:p>0.00111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37104">
            <text:p>1061.337104</text:p>
          </table:table-cell>
          <table:table-cell office:value-type="float" office:value="5086580495046">
            <text:p>5086580495046</text:p>
          </table:table-cell>
          <table:table-cell table:formula="of:=([.B528]-[.B$2])/10^9" office:value-type="float" office:value="0.119974296">
            <text:p>0.119974</text:p>
          </table:table-cell>
          <table:table-cell table:formula="of:=[.C528]-[.C527]" office:value-type="float" office:value="0.000358054999999996">
            <text:p>0.000358</text:p>
          </table:table-cell>
          <table:table-cell table:formula="of:=[.A528]-[.A527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37104">
            <text:p>1061.337104</text:p>
          </table:table-cell>
          <table:table-cell office:value-type="float" office:value="5086580495046">
            <text:p>5086580495046</text:p>
          </table:table-cell>
          <table:table-cell table:formula="of:=([.B529]-[.B$2])/10^9" office:value-type="float" office:value="0.119974296">
            <text:p>0.119974</text:p>
          </table:table-cell>
          <table:table-cell table:formula="of:=[.C529]-[.C528]" office:value-type="float" office:value="0">
            <text:p>0.000000</text:p>
          </table:table-cell>
          <table:table-cell table:formula="of:=[.A529]-[.A528]" office:value-type="float" office:value="0">
            <text:p>0.000000</text:p>
          </table:table-cell>
          <table:table-cell office:value-type="string">
            <text:p>d_s is renewed (r + D) to 5086582495046; c_s is fully topped up</text:p>
          </table:table-cell>
          <table:table-cell table:number-columns-repeated="2"/>
        </table:table-row>
        <table:table-row table:style-name="ro1">
          <table:table-cell office:value-type="float" office:value="1061.337108">
            <text:p>1061.337108</text:p>
          </table:table-cell>
          <table:table-cell office:value-type="float" office:value="5086580495046">
            <text:p>5086580495046</text:p>
          </table:table-cell>
          <table:table-cell table:formula="of:=([.B530]-[.B$2])/10^9" office:value-type="float" office:value="0.119974296">
            <text:p>0.119974</text:p>
          </table:table-cell>
          <table:table-cell table:formula="of:=[.C530]-[.C529]" office:value-type="float" office:value="0">
            <text:p>0.000000</text:p>
          </table:table-cell>
          <table:table-cell table:formula="of:=[.A530]-[.A529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3711">
            <text:p>1061.337110</text:p>
          </table:table-cell>
          <table:table-cell office:value-type="float" office:value="5086580502108">
            <text:p>5086580502108</text:p>
          </table:table-cell>
          <table:table-cell table:formula="of:=([.B531]-[.B$2])/10^9" office:value-type="float" office:value="0.119981358">
            <text:p>0.119981</text:p>
          </table:table-cell>
          <table:table-cell table:formula="of:=[.C531]-[.C530]" office:value-type="float" office:value="0.00000706200000000212">
            <text:p>0.000007</text:p>
          </table:table-cell>
          <table:table-cell table:formula="of:=[.A531]-[.A53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37111">
            <text:p>1061.337111</text:p>
          </table:table-cell>
          <table:table-cell office:value-type="float" office:value="5086580502108">
            <text:p>5086580502108</text:p>
          </table:table-cell>
          <table:table-cell table:formula="of:=([.B532]-[.B$2])/10^9" office:value-type="float" office:value="0.119981358">
            <text:p>0.119981</text:p>
          </table:table-cell>
          <table:table-cell table:formula="of:=[.C532]-[.C531]" office:value-type="float" office:value="0">
            <text:p>0.000000</text:p>
          </table:table-cell>
          <table:table-cell table:formula="of:=[.A532]-[.A531]" office:value-type="float" office:value="0.00000100000011116208">
            <text:p>0.000001</text:p>
          </table:table-cell>
          <table:table-cell/>
          <table:table-cell office:value-type="string">
            <text:p>85005 / 1828107 &lt;= 2000000 / 5000000</text:p>
          </table:table-cell>
          <table:table-cell/>
        </table:table-row>
        <table:table-row table:style-name="ro1">
          <table:table-cell office:value-type="float" office:value="1061.337112">
            <text:p>1061.337112</text:p>
          </table:table-cell>
          <table:table-cell office:value-type="float" office:value="5086580502108">
            <text:p>5086580502108</text:p>
          </table:table-cell>
          <table:table-cell table:formula="of:=([.B533]-[.B$2])/10^9" office:value-type="float" office:value="0.119981358">
            <text:p>0.119981</text:p>
          </table:table-cell>
          <table:table-cell table:formula="of:=[.C533]-[.C532]" office:value-type="float" office:value="0">
            <text:p>0.000000</text:p>
          </table:table-cell>
          <table:table-cell table:formula="of:=[.A533]-[.A532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337115">
            <text:p>1061.337115</text:p>
          </table:table-cell>
          <table:table-cell office:value-type="float" office:value="5086580502108">
            <text:p>5086580502108</text:p>
          </table:table-cell>
          <table:table-cell table:formula="of:=([.B534]-[.B$2])/10^9" office:value-type="float" office:value="0.119981358">
            <text:p>0.119981</text:p>
          </table:table-cell>
          <table:table-cell table:formula="of:=[.C534]-[.C533]" office:value-type="float" office:value="0">
            <text:p>0.000000</text:p>
          </table:table-cell>
          <table:table-cell table:formula="of:=[.A534]-[.A533]" office:value-type="float" office:value="0.00000300000010611257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337118">
            <text:p>1061.337118</text:p>
          </table:table-cell>
          <table:table-cell office:value-type="float" office:value="5086580509500">
            <text:p>5086580509500</text:p>
          </table:table-cell>
          <table:table-cell table:formula="of:=([.B535]-[.B$2])/10^9" office:value-type="float" office:value="0.11998875">
            <text:p>0.119989</text:p>
          </table:table-cell>
          <table:table-cell table:formula="of:=[.C535]-[.C534]" office:value-type="float" office:value="0.00000739200000000884">
            <text:p>0.000007</text:p>
          </table:table-cell>
          <table:table-cell table:formula="of:=[.A535]-[.A534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337119">
            <text:p>1061.337119</text:p>
          </table:table-cell>
          <table:table-cell office:value-type="float" office:value="5086580509500">
            <text:p>5086580509500</text:p>
          </table:table-cell>
          <table:table-cell table:formula="of:=([.B536]-[.B$2])/10^9" office:value-type="float" office:value="0.11998875">
            <text:p>0.119989</text:p>
          </table:table-cell>
          <table:table-cell table:formula="of:=[.C536]-[.C535]" office:value-type="float" office:value="0">
            <text:p>0.000000</text:p>
          </table:table-cell>
          <table:table-cell table:formula="of:=[.A536]-[.A535]" office:value-type="float" office:value="0.00000100000011116208">
            <text:p>0.000001</text:p>
          </table:table-cell>
          <table:table-cell table:number-columns-repeated="2"/>
          <table:table-cell office:value-type="string">
            <text:p>2932801 / 3966780 &gt; 3000000 / 7000000</text:p>
          </table:table-cell>
        </table:table-row>
        <table:table-row table:style-name="ro1">
          <table:table-cell office:value-type="float" office:value="1061.337119">
            <text:p>1061.337119</text:p>
          </table:table-cell>
          <table:table-cell office:value-type="float" office:value="5086580509500">
            <text:p>5086580509500</text:p>
          </table:table-cell>
          <table:table-cell table:formula="of:=([.B537]-[.B$2])/10^9" office:value-type="float" office:value="0.11998875">
            <text:p>0.119989</text:p>
          </table:table-cell>
          <table:table-cell table:formula="of:=[.C537]-[.C536]" office:value-type="float" office:value="0">
            <text:p>0.000000</text:p>
          </table:table-cell>
          <table:table-cell table:formula="of:=[.A537]-[.A536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5086587509500; c_s is fully topped up</text:p>
          </table:table-cell>
        </table:table-row>
        <table:table-row table:style-name="ro1">
          <table:table-cell office:value-type="float" office:value="1061.337149">
            <text:p>1061.337149</text:p>
          </table:table-cell>
          <table:table-cell office:value-type="float" office:value="5086580509500">
            <text:p>5086580509500</text:p>
          </table:table-cell>
          <table:table-cell table:formula="of:=([.B538]-[.B$2])/10^9" office:value-type="float" office:value="0.11998875">
            <text:p>0.119989</text:p>
          </table:table-cell>
          <table:table-cell table:formula="of:=[.C538]-[.C537]" office:value-type="float" office:value="0">
            <text:p>0.000000</text:p>
          </table:table-cell>
          <table:table-cell table:formula="of:=[.A538]-[.A537]" office:value-type="float" office:value="0.0000299999999242573">
            <text:p>0.000030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061.337236">
            <text:p>1061.337236</text:p>
          </table:table-cell>
          <table:table-cell office:value-type="float" office:value="5086580626860">
            <text:p>5086580626860</text:p>
          </table:table-cell>
          <table:table-cell table:formula="of:=([.B539]-[.B$2])/10^9" office:value-type="float" office:value="0.12010611">
            <text:p>0.120106</text:p>
          </table:table-cell>
          <table:table-cell table:formula="of:=[.C539]-[.C538]" office:value-type="float" office:value="0.000117359999999997">
            <text:p>0.000117</text:p>
          </table:table-cell>
          <table:table-cell table:formula="of:=[.A539]-[.A538]" office:value-type="float" office:value="0.0000870000001214066">
            <text:p>0.00008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337237">
            <text:p>1061.337237</text:p>
          </table:table-cell>
          <table:table-cell office:value-type="float" office:value="5086580626860">
            <text:p>5086580626860</text:p>
          </table:table-cell>
          <table:table-cell table:formula="of:=([.B540]-[.B$2])/10^9" office:value-type="float" office:value="0.12010611">
            <text:p>0.120106</text:p>
          </table:table-cell>
          <table:table-cell table:formula="of:=[.C540]-[.C539]" office:value-type="float" office:value="0">
            <text:p>0.000000</text:p>
          </table:table-cell>
          <table:table-cell table:formula="of:=[.A540]-[.A539]" office:value-type="float" office:value="0.000000999999883788405">
            <text:p>0.000001</text:p>
          </table:table-cell>
          <table:table-cell/>
          <table:table-cell office:value-type="string">
            <text:p>uses up its c_s; 5086580626860-5086580509500=117360</text:p>
          </table:table-cell>
          <table:table-cell/>
        </table:table-row>
        <table:table-row table:style-name="ro1">
          <table:table-cell office:value-type="float" office:value="1061.337249">
            <text:p>1061.337249</text:p>
          </table:table-cell>
          <table:table-cell office:value-type="float" office:value="5086580641061">
            <text:p>5086580641061</text:p>
          </table:table-cell>
          <table:table-cell table:formula="of:=([.B541]-[.B$2])/10^9" office:value-type="float" office:value="0.120120311">
            <text:p>0.120120</text:p>
          </table:table-cell>
          <table:table-cell table:formula="of:=[.C541]-[.C540]" office:value-type="float" office:value="0.0000142009999999915">
            <text:p>0.000014</text:p>
          </table:table-cell>
          <table:table-cell table:formula="of:=[.A541]-[.A540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37257">
            <text:p>1061.337257</text:p>
          </table:table-cell>
          <table:table-cell office:value-type="float" office:value="5086580641061">
            <text:p>5086580641061</text:p>
          </table:table-cell>
          <table:table-cell table:formula="of:=([.B542]-[.B$2])/10^9" office:value-type="float" office:value="0.120120311">
            <text:p>0.120120</text:p>
          </table:table-cell>
          <table:table-cell table:formula="of:=[.C542]-[.C541]" office:value-type="float" office:value="0">
            <text:p>0.000000</text:p>
          </table:table-cell>
          <table:table-cell table:formula="of:=[.A542]-[.A541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338168">
            <text:p>1061.338168</text:p>
          </table:table-cell>
          <table:table-cell office:value-type="float" office:value="5086581559526">
            <text:p>5086581559526</text:p>
          </table:table-cell>
          <table:table-cell table:formula="of:=([.B543]-[.B$2])/10^9" office:value-type="float" office:value="0.121038776">
            <text:p>0.121039</text:p>
          </table:table-cell>
          <table:table-cell table:formula="of:=[.C543]-[.C542]" office:value-type="float" office:value="0.000918465000000007">
            <text:p>0.000918</text:p>
          </table:table-cell>
          <table:table-cell table:formula="of:=[.A543]-[.A542]" office:value-type="float" office:value="0.00091100000008737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38169">
            <text:p>1061.338169</text:p>
          </table:table-cell>
          <table:table-cell office:value-type="float" office:value="5086581559526">
            <text:p>5086581559526</text:p>
          </table:table-cell>
          <table:table-cell table:formula="of:=([.B544]-[.B$2])/10^9" office:value-type="float" office:value="0.121038776">
            <text:p>0.121039</text:p>
          </table:table-cell>
          <table:table-cell table:formula="of:=[.C544]-[.C543]" office:value-type="float" office:value="0">
            <text:p>0.000000</text:p>
          </table:table-cell>
          <table:table-cell table:formula="of:=[.A544]-[.A543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38174">
            <text:p>1061.338174</text:p>
          </table:table-cell>
          <table:table-cell office:value-type="float" office:value="5086581559526">
            <text:p>5086581559526</text:p>
          </table:table-cell>
          <table:table-cell table:formula="of:=([.B545]-[.B$2])/10^9" office:value-type="float" office:value="0.121038776">
            <text:p>0.121039</text:p>
          </table:table-cell>
          <table:table-cell table:formula="of:=[.C545]-[.C544]" office:value-type="float" office:value="0">
            <text:p>0.000000</text:p>
          </table:table-cell>
          <table:table-cell table:formula="of:=[.A545]-[.A544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338945">
            <text:p>1061.338945</text:p>
          </table:table-cell>
          <table:table-cell office:value-type="float" office:value="5086581559526">
            <text:p>5086581559526</text:p>
          </table:table-cell>
          <table:table-cell table:formula="of:=([.B546]-[.B$2])/10^9" office:value-type="float" office:value="0.121038776">
            <text:p>0.121039</text:p>
          </table:table-cell>
          <table:table-cell table:formula="of:=[.C546]-[.C545]" office:value-type="float" office:value="0">
            <text:p>0.000000</text:p>
          </table:table-cell>
          <table:table-cell table:formula="of:=[.A546]-[.A545]" office:value-type="float" office:value="0.000770999999986088">
            <text:p>0.00077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338946">
            <text:p>1061.338946</text:p>
          </table:table-cell>
          <table:table-cell office:value-type="float" office:value="5086581559526">
            <text:p>5086581559526</text:p>
          </table:table-cell>
          <table:table-cell table:formula="of:=([.B547]-[.B$2])/10^9" office:value-type="float" office:value="0.121038776">
            <text:p>0.121039</text:p>
          </table:table-cell>
          <table:table-cell table:formula="of:=[.C547]-[.C546]" office:value-type="float" office:value="0">
            <text:p>0.000000</text:p>
          </table:table-cell>
          <table:table-cell table:formula="of:=[.A547]-[.A546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38947">
            <text:p>1061.338947</text:p>
          </table:table-cell>
          <table:table-cell office:value-type="float" office:value="5086581559526">
            <text:p>5086581559526</text:p>
          </table:table-cell>
          <table:table-cell table:formula="of:=([.B548]-[.B$2])/10^9" office:value-type="float" office:value="0.121038776">
            <text:p>0.121039</text:p>
          </table:table-cell>
          <table:table-cell table:formula="of:=[.C548]-[.C547]" office:value-type="float" office:value="0">
            <text:p>0.000000</text:p>
          </table:table-cell>
          <table:table-cell table:formula="of:=[.A548]-[.A547]" office:value-type="float" office:value="0.000000999999883788405">
            <text:p>0.000001</text:p>
          </table:table-cell>
          <table:table-cell/>
          <table:table-cell office:value-type="string">
            <text:p>postpones its deadline to 5086587330215; c_s is topped up to 1967645</text:p>
          </table:table-cell>
          <table:table-cell/>
        </table:table-row>
        <table:table-row table:style-name="ro1">
          <table:table-cell office:value-type="float" office:value="1061.338948">
            <text:p>1061.338948</text:p>
          </table:table-cell>
          <table:table-cell office:value-type="float" office:value="5086581559526">
            <text:p>5086581559526</text:p>
          </table:table-cell>
          <table:table-cell table:formula="of:=([.B549]-[.B$2])/10^9" office:value-type="float" office:value="0.121038776">
            <text:p>0.121039</text:p>
          </table:table-cell>
          <table:table-cell table:formula="of:=[.C549]-[.C548]" office:value-type="float" office:value="0">
            <text:p>0.000000</text:p>
          </table:table-cell>
          <table:table-cell table:formula="of:=[.A549]-[.A548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338955">
            <text:p>1061.338955</text:p>
          </table:table-cell>
          <table:table-cell office:value-type="float" office:value="5086582347276">
            <text:p>5086582347276</text:p>
          </table:table-cell>
          <table:table-cell table:formula="of:=([.B550]-[.B$2])/10^9" office:value-type="float" office:value="0.121826526">
            <text:p>0.121827</text:p>
          </table:table-cell>
          <table:table-cell table:formula="of:=[.C550]-[.C549]" office:value-type="float" office:value="0.000787750000000004">
            <text:p>0.000788</text:p>
          </table:table-cell>
          <table:table-cell table:formula="of:=[.A550]-[.A549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3896">
            <text:p>1061.338960</text:p>
          </table:table-cell>
          <table:table-cell office:value-type="float" office:value="5086582347276">
            <text:p>5086582347276</text:p>
          </table:table-cell>
          <table:table-cell table:formula="of:=([.B551]-[.B$2])/10^9" office:value-type="float" office:value="0.121826526">
            <text:p>0.121827</text:p>
          </table:table-cell>
          <table:table-cell table:formula="of:=[.C551]-[.C550]" office:value-type="float" office:value="0">
            <text:p>0.000000</text:p>
          </table:table-cell>
          <table:table-cell table:formula="of:=[.A551]-[.A550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40818">
            <text:p>1061.340818</text:p>
          </table:table-cell>
          <table:table-cell office:value-type="float" office:value="5086584214033">
            <text:p>5086584214033</text:p>
          </table:table-cell>
          <table:table-cell table:formula="of:=([.B552]-[.B$2])/10^9" office:value-type="float" office:value="0.123693283">
            <text:p>0.123693</text:p>
          </table:table-cell>
          <table:table-cell table:formula="of:=[.C552]-[.C551]" office:value-type="float" office:value="0.001866757">
            <text:p>0.001867</text:p>
          </table:table-cell>
          <table:table-cell table:formula="of:=[.A552]-[.A551]" office:value-type="float" office:value="0.00185799999985647">
            <text:p>0.00185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4082">
            <text:p>1061.340820</text:p>
          </table:table-cell>
          <table:table-cell office:value-type="float" office:value="5086584214033">
            <text:p>5086584214033</text:p>
          </table:table-cell>
          <table:table-cell table:formula="of:=([.B553]-[.B$2])/10^9" office:value-type="float" office:value="0.123693283">
            <text:p>0.123693</text:p>
          </table:table-cell>
          <table:table-cell table:formula="of:=[.C553]-[.C552]" office:value-type="float" office:value="0">
            <text:p>0.000000</text:p>
          </table:table-cell>
          <table:table-cell table:formula="of:=[.A553]-[.A552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40824">
            <text:p>1061.340824</text:p>
          </table:table-cell>
          <table:table-cell office:value-type="float" office:value="5086584214033">
            <text:p>5086584214033</text:p>
          </table:table-cell>
          <table:table-cell table:formula="of:=([.B554]-[.B$2])/10^9" office:value-type="float" office:value="0.123693283">
            <text:p>0.123693</text:p>
          </table:table-cell>
          <table:table-cell table:formula="of:=[.C554]-[.C553]" office:value-type="float" office:value="0">
            <text:p>0.000000</text:p>
          </table:table-cell>
          <table:table-cell table:formula="of:=[.A554]-[.A553]" office:value-type="float" office:value="0.00000400000021727465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41078">
            <text:p>1061.341078</text:p>
          </table:table-cell>
          <table:table-cell office:value-type="float" office:value="5086584214033">
            <text:p>5086584214033</text:p>
          </table:table-cell>
          <table:table-cell table:formula="of:=([.B555]-[.B$2])/10^9" office:value-type="float" office:value="0.123693283">
            <text:p>0.123693</text:p>
          </table:table-cell>
          <table:table-cell table:formula="of:=[.C555]-[.C554]" office:value-type="float" office:value="0">
            <text:p>0.000000</text:p>
          </table:table-cell>
          <table:table-cell table:formula="of:=[.A555]-[.A554]" office:value-type="float" office:value="0.000253999999813459">
            <text:p>0.00025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4108">
            <text:p>1061.341080</text:p>
          </table:table-cell>
          <table:table-cell office:value-type="float" office:value="5086584475720">
            <text:p>5086584475720</text:p>
          </table:table-cell>
          <table:table-cell table:formula="of:=([.B556]-[.B$2])/10^9" office:value-type="float" office:value="0.12395497">
            <text:p>0.123955</text:p>
          </table:table-cell>
          <table:table-cell table:formula="of:=[.C556]-[.C555]" office:value-type="float" office:value="0.000261686999999997">
            <text:p>0.000262</text:p>
          </table:table-cell>
          <table:table-cell table:formula="of:=[.A556]-[.A55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41081">
            <text:p>1061.341081</text:p>
          </table:table-cell>
          <table:table-cell office:value-type="float" office:value="5086584475720">
            <text:p>5086584475720</text:p>
          </table:table-cell>
          <table:table-cell table:formula="of:=([.B557]-[.B$2])/10^9" office:value-type="float" office:value="0.12395497">
            <text:p>0.123955</text:p>
          </table:table-cell>
          <table:table-cell table:formula="of:=[.C557]-[.C556]" office:value-type="float" office:value="0">
            <text:p>0.000000</text:p>
          </table:table-cell>
          <table:table-cell table:formula="of:=[.A557]-[.A556]" office:value-type="float" office:value="0.00000100000011116208">
            <text:p>0.000001</text:p>
          </table:table-cell>
          <table:table-cell office:value-type="string">
            <text:p>d_s is renewed (r + D) to 5086586475720; c_s is fully topped up</text:p>
          </table:table-cell>
          <table:table-cell table:number-columns-repeated="2"/>
        </table:table-row>
        <table:table-row table:style-name="ro1">
          <table:table-cell office:value-type="float" office:value="1061.341082">
            <text:p>1061.341082</text:p>
          </table:table-cell>
          <table:table-cell office:value-type="float" office:value="5086584475720">
            <text:p>5086584475720</text:p>
          </table:table-cell>
          <table:table-cell table:formula="of:=([.B558]-[.B$2])/10^9" office:value-type="float" office:value="0.12395497">
            <text:p>0.123955</text:p>
          </table:table-cell>
          <table:table-cell table:formula="of:=[.C558]-[.C557]" office:value-type="float" office:value="0">
            <text:p>0.000000</text:p>
          </table:table-cell>
          <table:table-cell table:formula="of:=[.A558]-[.A557]" office:value-type="float" office:value="0.000000999999883788405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34109">
            <text:p>1061.341090</text:p>
          </table:table-cell>
          <table:table-cell office:value-type="float" office:value="5086584485832">
            <text:p>5086584485832</text:p>
          </table:table-cell>
          <table:table-cell table:formula="of:=([.B559]-[.B$2])/10^9" office:value-type="float" office:value="0.123965082">
            <text:p>0.123965</text:p>
          </table:table-cell>
          <table:table-cell table:formula="of:=[.C559]-[.C558]" office:value-type="float" office:value="0.0000101120000000066">
            <text:p>0.000010</text:p>
          </table:table-cell>
          <table:table-cell table:formula="of:=[.A559]-[.A558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41096">
            <text:p>1061.341096</text:p>
          </table:table-cell>
          <table:table-cell office:value-type="float" office:value="5086584485832">
            <text:p>5086584485832</text:p>
          </table:table-cell>
          <table:table-cell table:formula="of:=([.B560]-[.B$2])/10^9" office:value-type="float" office:value="0.123965082">
            <text:p>0.123965</text:p>
          </table:table-cell>
          <table:table-cell table:formula="of:=[.C560]-[.C559]" office:value-type="float" office:value="0">
            <text:p>0.000000</text:p>
          </table:table-cell>
          <table:table-cell table:formula="of:=[.A560]-[.A559]" office:value-type="float" office:value="0.00000600000021222513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342003">
            <text:p>1061.342003</text:p>
          </table:table-cell>
          <table:table-cell office:value-type="float" office:value="5086585399151">
            <text:p>5086585399151</text:p>
          </table:table-cell>
          <table:table-cell table:formula="of:=([.B561]-[.B$2])/10^9" office:value-type="float" office:value="0.124878401">
            <text:p>0.124878</text:p>
          </table:table-cell>
          <table:table-cell table:formula="of:=[.C561]-[.C560]" office:value-type="float" office:value="0.000913318999999996">
            <text:p>0.000913</text:p>
          </table:table-cell>
          <table:table-cell table:formula="of:=[.A561]-[.A560]" office:value-type="float" office:value="0.000906999999870095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42005">
            <text:p>1061.342005</text:p>
          </table:table-cell>
          <table:table-cell office:value-type="float" office:value="5086585399151">
            <text:p>5086585399151</text:p>
          </table:table-cell>
          <table:table-cell table:formula="of:=([.B562]-[.B$2])/10^9" office:value-type="float" office:value="0.124878401">
            <text:p>0.124878</text:p>
          </table:table-cell>
          <table:table-cell table:formula="of:=[.C562]-[.C561]" office:value-type="float" office:value="0">
            <text:p>0.000000</text:p>
          </table:table-cell>
          <table:table-cell table:formula="of:=[.A562]-[.A56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4201">
            <text:p>1061.342010</text:p>
          </table:table-cell>
          <table:table-cell office:value-type="float" office:value="5086585399151">
            <text:p>5086585399151</text:p>
          </table:table-cell>
          <table:table-cell table:formula="of:=([.B563]-[.B$2])/10^9" office:value-type="float" office:value="0.124878401">
            <text:p>0.124878</text:p>
          </table:table-cell>
          <table:table-cell table:formula="of:=[.C563]-[.C562]" office:value-type="float" office:value="0">
            <text:p>0.000000</text:p>
          </table:table-cell>
          <table:table-cell table:formula="of:=[.A563]-[.A562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342076">
            <text:p>1061.342076</text:p>
          </table:table-cell>
          <table:table-cell office:value-type="float" office:value="5086585399151">
            <text:p>5086585399151</text:p>
          </table:table-cell>
          <table:table-cell table:formula="of:=([.B564]-[.B$2])/10^9" office:value-type="float" office:value="0.124878401">
            <text:p>0.124878</text:p>
          </table:table-cell>
          <table:table-cell table:formula="of:=[.C564]-[.C563]" office:value-type="float" office:value="0">
            <text:p>0.000000</text:p>
          </table:table-cell>
          <table:table-cell table:formula="of:=[.A564]-[.A563]" office:value-type="float" office:value="0.000065999999833366">
            <text:p>0.00006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42078">
            <text:p>1061.342078</text:p>
          </table:table-cell>
          <table:table-cell office:value-type="float" office:value="5086585474074">
            <text:p>5086585474074</text:p>
          </table:table-cell>
          <table:table-cell table:formula="of:=([.B565]-[.B$2])/10^9" office:value-type="float" office:value="0.124953324">
            <text:p>0.124953</text:p>
          </table:table-cell>
          <table:table-cell table:formula="of:=[.C565]-[.C564]" office:value-type="float" office:value="0.0000749230000000045">
            <text:p>0.000075</text:p>
          </table:table-cell>
          <table:table-cell table:formula="of:=[.A565]-[.A56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42079">
            <text:p>1061.342079</text:p>
          </table:table-cell>
          <table:table-cell office:value-type="float" office:value="5086585474074">
            <text:p>5086585474074</text:p>
          </table:table-cell>
          <table:table-cell table:formula="of:=([.B566]-[.B$2])/10^9" office:value-type="float" office:value="0.124953324">
            <text:p>0.124953</text:p>
          </table:table-cell>
          <table:table-cell table:formula="of:=[.C566]-[.C565]" office:value-type="float" office:value="0">
            <text:p>0.000000</text:p>
          </table:table-cell>
          <table:table-cell table:formula="of:=[.A566]-[.A565]" office:value-type="float" office:value="0.00000100000011116208">
            <text:p>0.000001</text:p>
          </table:table-cell>
          <table:table-cell/>
          <table:table-cell office:value-type="string">
            <text:p>100888 / 1856141 &lt;= 2000000 / 5000000</text:p>
          </table:table-cell>
          <table:table-cell/>
        </table:table-row>
        <table:table-row table:style-name="ro1">
          <table:table-cell office:value-type="float" office:value="1061.34208">
            <text:p>1061.342080</text:p>
          </table:table-cell>
          <table:table-cell office:value-type="float" office:value="5086585474074">
            <text:p>5086585474074</text:p>
          </table:table-cell>
          <table:table-cell table:formula="of:=([.B567]-[.B$2])/10^9" office:value-type="float" office:value="0.124953324">
            <text:p>0.124953</text:p>
          </table:table-cell>
          <table:table-cell table:formula="of:=[.C567]-[.C566]" office:value-type="float" office:value="0">
            <text:p>0.000000</text:p>
          </table:table-cell>
          <table:table-cell table:formula="of:=[.A567]-[.A566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342081">
            <text:p>1061.342081</text:p>
          </table:table-cell>
          <table:table-cell office:value-type="float" office:value="5086585474074">
            <text:p>5086585474074</text:p>
          </table:table-cell>
          <table:table-cell table:formula="of:=([.B568]-[.B$2])/10^9" office:value-type="float" office:value="0.124953324">
            <text:p>0.124953</text:p>
          </table:table-cell>
          <table:table-cell table:formula="of:=[.C568]-[.C567]" office:value-type="float" office:value="0">
            <text:p>0.000000</text:p>
          </table:table-cell>
          <table:table-cell table:formula="of:=[.A568]-[.A567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342091">
            <text:p>1061.342091</text:p>
          </table:table-cell>
          <table:table-cell office:value-type="float" office:value="5086585487062">
            <text:p>5086585487062</text:p>
          </table:table-cell>
          <table:table-cell table:formula="of:=([.B569]-[.B$2])/10^9" office:value-type="float" office:value="0.124966312">
            <text:p>0.124966</text:p>
          </table:table-cell>
          <table:table-cell table:formula="of:=[.C569]-[.C568]" office:value-type="float" office:value="0.0000129879999999916">
            <text:p>0.000013</text:p>
          </table:table-cell>
          <table:table-cell table:formula="of:=[.A569]-[.A568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42099">
            <text:p>1061.342099</text:p>
          </table:table-cell>
          <table:table-cell office:value-type="float" office:value="5086585487062">
            <text:p>5086585487062</text:p>
          </table:table-cell>
          <table:table-cell table:formula="of:=([.B570]-[.B$2])/10^9" office:value-type="float" office:value="0.124966312">
            <text:p>0.124966</text:p>
          </table:table-cell>
          <table:table-cell table:formula="of:=[.C570]-[.C569]" office:value-type="float" office:value="0">
            <text:p>0.000000</text:p>
          </table:table-cell>
          <table:table-cell table:formula="of:=[.A570]-[.A569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42203">
            <text:p>1061.342203</text:p>
          </table:table-cell>
          <table:table-cell office:value-type="float" office:value="5086585597162">
            <text:p>5086585597162</text:p>
          </table:table-cell>
          <table:table-cell table:formula="of:=([.B571]-[.B$2])/10^9" office:value-type="float" office:value="0.125076412">
            <text:p>0.125076</text:p>
          </table:table-cell>
          <table:table-cell table:formula="of:=[.C571]-[.C570]" office:value-type="float" office:value="0.000110100000000002">
            <text:p>0.000110</text:p>
          </table:table-cell>
          <table:table-cell table:formula="of:=[.A571]-[.A570]" office:value-type="float" office:value="0.000103999999964799">
            <text:p>0.00010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342204">
            <text:p>1061.342204</text:p>
          </table:table-cell>
          <table:table-cell office:value-type="float" office:value="5086585597162">
            <text:p>5086585597162</text:p>
          </table:table-cell>
          <table:table-cell table:formula="of:=([.B572]-[.B$2])/10^9" office:value-type="float" office:value="0.125076412">
            <text:p>0.125076</text:p>
          </table:table-cell>
          <table:table-cell table:formula="of:=[.C572]-[.C571]" office:value-type="float" office:value="0">
            <text:p>0.000000</text:p>
          </table:table-cell>
          <table:table-cell table:formula="of:=[.A572]-[.A571]" office:value-type="float" office:value="0.00000100000011116208">
            <text:p>0.000001</text:p>
          </table:table-cell>
          <table:table-cell/>
          <table:table-cell office:value-type="string">
            <text:p>uses up its c_s; 5086585597162-5086585487062=110100</text:p>
          </table:table-cell>
          <table:table-cell/>
        </table:table-row>
        <table:table-row table:style-name="ro1">
          <table:table-cell office:value-type="float" office:value="1061.342216">
            <text:p>1061.342216</text:p>
          </table:table-cell>
          <table:table-cell office:value-type="float" office:value="5086585611682">
            <text:p>5086585611682</text:p>
          </table:table-cell>
          <table:table-cell table:formula="of:=([.B573]-[.B$2])/10^9" office:value-type="float" office:value="0.125090932">
            <text:p>0.125091</text:p>
          </table:table-cell>
          <table:table-cell table:formula="of:=[.C573]-[.C572]" office:value-type="float" office:value="0.0000145199999999901">
            <text:p>0.000015</text:p>
          </table:table-cell>
          <table:table-cell table:formula="of:=[.A573]-[.A572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42221">
            <text:p>1061.342221</text:p>
          </table:table-cell>
          <table:table-cell office:value-type="float" office:value="5086585611682">
            <text:p>5086585611682</text:p>
          </table:table-cell>
          <table:table-cell table:formula="of:=([.B574]-[.B$2])/10^9" office:value-type="float" office:value="0.125090932">
            <text:p>0.125091</text:p>
          </table:table-cell>
          <table:table-cell table:formula="of:=[.C574]-[.C573]" office:value-type="float" office:value="0">
            <text:p>0.000000</text:p>
          </table:table-cell>
          <table:table-cell table:formula="of:=[.A574]-[.A573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43941">
            <text:p>1061.343941</text:p>
          </table:table-cell>
          <table:table-cell office:value-type="float" office:value="5086585611682">
            <text:p>5086585611682</text:p>
          </table:table-cell>
          <table:table-cell table:formula="of:=([.B575]-[.B$2])/10^9" office:value-type="float" office:value="0.125090932">
            <text:p>0.125091</text:p>
          </table:table-cell>
          <table:table-cell table:formula="of:=[.C575]-[.C574]" office:value-type="float" office:value="0">
            <text:p>0.000000</text:p>
          </table:table-cell>
          <table:table-cell table:formula="of:=[.A575]-[.A574]" office:value-type="float" office:value="0.00171999999997752">
            <text:p>0.00172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343941">
            <text:p>1061.343941</text:p>
          </table:table-cell>
          <table:table-cell office:value-type="float" office:value="5086585611682">
            <text:p>5086585611682</text:p>
          </table:table-cell>
          <table:table-cell table:formula="of:=([.B576]-[.B$2])/10^9" office:value-type="float" office:value="0.125090932">
            <text:p>0.125091</text:p>
          </table:table-cell>
          <table:table-cell table:formula="of:=[.C576]-[.C575]" office:value-type="float" office:value="0">
            <text:p>0.000000</text:p>
          </table:table-cell>
          <table:table-cell table:formula="of:=[.A576]-[.A575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43943">
            <text:p>1061.343943</text:p>
          </table:table-cell>
          <table:table-cell office:value-type="float" office:value="5086585611682">
            <text:p>5086585611682</text:p>
          </table:table-cell>
          <table:table-cell table:formula="of:=([.B577]-[.B$2])/10^9" office:value-type="float" office:value="0.125090932">
            <text:p>0.125091</text:p>
          </table:table-cell>
          <table:table-cell table:formula="of:=[.C577]-[.C576]" office:value-type="float" office:value="0">
            <text:p>0.000000</text:p>
          </table:table-cell>
          <table:table-cell table:formula="of:=[.A577]-[.A576]" office:value-type="float" office:value="0.00000199999999495049">
            <text:p>0.000002</text:p>
          </table:table-cell>
          <table:table-cell/>
          <table:table-cell office:value-type="string">
            <text:p>postpones its deadline to 5086592330215; c_s is topped up to 1990788</text:p>
          </table:table-cell>
          <table:table-cell/>
        </table:table-row>
        <table:table-row table:style-name="ro1">
          <table:table-cell office:value-type="float" office:value="1061.344079">
            <text:p>1061.344079</text:p>
          </table:table-cell>
          <table:table-cell office:value-type="float" office:value="5086587474360">
            <text:p>5086587474360</text:p>
          </table:table-cell>
          <table:table-cell table:formula="of:=([.B578]-[.B$2])/10^9" office:value-type="float" office:value="0.12695361">
            <text:p>0.126954</text:p>
          </table:table-cell>
          <table:table-cell table:formula="of:=[.C578]-[.C577]" office:value-type="float" office:value="0.00186267800000001">
            <text:p>0.001863</text:p>
          </table:table-cell>
          <table:table-cell table:formula="of:=[.A578]-[.A577]" office:value-type="float" office:value="0.000135999999884007">
            <text:p>0.00013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34408">
            <text:p>1061.344080</text:p>
          </table:table-cell>
          <table:table-cell office:value-type="float" office:value="5086587474360">
            <text:p>5086587474360</text:p>
          </table:table-cell>
          <table:table-cell table:formula="of:=([.B579]-[.B$2])/10^9" office:value-type="float" office:value="0.12695361">
            <text:p>0.126954</text:p>
          </table:table-cell>
          <table:table-cell table:formula="of:=[.C579]-[.C578]" office:value-type="float" office:value="0">
            <text:p>0.000000</text:p>
          </table:table-cell>
          <table:table-cell table:formula="of:=[.A579]-[.A578]" office:value-type="float" office:value="0.00000100000011116208">
            <text:p>0.000001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61.344081">
            <text:p>1061.344081</text:p>
          </table:table-cell>
          <table:table-cell office:value-type="float" office:value="5086587474360">
            <text:p>5086587474360</text:p>
          </table:table-cell>
          <table:table-cell table:formula="of:=([.B580]-[.B$2])/10^9" office:value-type="float" office:value="0.12695361">
            <text:p>0.126954</text:p>
          </table:table-cell>
          <table:table-cell table:formula="of:=[.C580]-[.C579]" office:value-type="float" office:value="0">
            <text:p>0.000000</text:p>
          </table:table-cell>
          <table:table-cell table:formula="of:=[.A580]-[.A579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; 5086587474360-5086585611682=1862678</text:p>
          </table:table-cell>
        </table:table-row>
        <table:table-row table:style-name="ro1">
          <table:table-cell office:value-type="float" office:value="1061.344088">
            <text:p>1061.344088</text:p>
          </table:table-cell>
          <table:table-cell office:value-type="float" office:value="5086587474360">
            <text:p>5086587474360</text:p>
          </table:table-cell>
          <table:table-cell table:formula="of:=([.B581]-[.B$2])/10^9" office:value-type="float" office:value="0.12695361">
            <text:p>0.126954</text:p>
          </table:table-cell>
          <table:table-cell table:formula="of:=[.C581]-[.C580]" office:value-type="float" office:value="0">
            <text:p>0.000000</text:p>
          </table:table-cell>
          <table:table-cell table:formula="of:=[.A581]-[.A580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44093">
            <text:p>1061.344093</text:p>
          </table:table-cell>
          <table:table-cell office:value-type="float" office:value="5086587474360">
            <text:p>5086587474360</text:p>
          </table:table-cell>
          <table:table-cell table:formula="of:=([.B582]-[.B$2])/10^9" office:value-type="float" office:value="0.12695361">
            <text:p>0.126954</text:p>
          </table:table-cell>
          <table:table-cell table:formula="of:=[.C582]-[.C581]" office:value-type="float" office:value="0">
            <text:p>0.000000</text:p>
          </table:table-cell>
          <table:table-cell table:formula="of:=[.A582]-[.A581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44123">
            <text:p>1061.344123</text:p>
          </table:table-cell>
          <table:table-cell office:value-type="float" office:value="5086587474360">
            <text:p>5086587474360</text:p>
          </table:table-cell>
          <table:table-cell table:formula="of:=([.B583]-[.B$2])/10^9" office:value-type="float" office:value="0.12695361">
            <text:p>0.126954</text:p>
          </table:table-cell>
          <table:table-cell table:formula="of:=[.C583]-[.C582]" office:value-type="float" office:value="0">
            <text:p>0.000000</text:p>
          </table:table-cell>
          <table:table-cell table:formula="of:=[.A583]-[.A582]" office:value-type="float" office:value="0.000030000000151631">
            <text:p>0.000030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61.345073">
            <text:p>1061.345073</text:p>
          </table:table-cell>
          <table:table-cell office:value-type="float" office:value="5086588014680">
            <text:p>5086588014680</text:p>
          </table:table-cell>
          <table:table-cell table:formula="of:=([.B584]-[.B$2])/10^9" office:value-type="float" office:value="0.12749393">
            <text:p>0.127494</text:p>
          </table:table-cell>
          <table:table-cell table:formula="of:=[.C584]-[.C583]" office:value-type="float" office:value="0.000540320000000011">
            <text:p>0.000540</text:p>
          </table:table-cell>
          <table:table-cell table:formula="of:=[.A584]-[.A583]" office:value-type="float" office:value="0.000949999999875217">
            <text:p>0.00095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45075">
            <text:p>1061.345075</text:p>
          </table:table-cell>
          <table:table-cell office:value-type="float" office:value="5086588475411">
            <text:p>5086588475411</text:p>
          </table:table-cell>
          <table:table-cell table:formula="of:=([.B585]-[.B$2])/10^9" office:value-type="float" office:value="0.127954661">
            <text:p>0.127955</text:p>
          </table:table-cell>
          <table:table-cell table:formula="of:=[.C585]-[.C584]" office:value-type="float" office:value="0.000460730999999992">
            <text:p>0.000461</text:p>
          </table:table-cell>
          <table:table-cell table:formula="of:=[.A585]-[.A58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45076">
            <text:p>1061.345076</text:p>
          </table:table-cell>
          <table:table-cell office:value-type="float" office:value="5086588475411">
            <text:p>5086588475411</text:p>
          </table:table-cell>
          <table:table-cell table:formula="of:=([.B586]-[.B$2])/10^9" office:value-type="float" office:value="0.127954661">
            <text:p>0.127955</text:p>
          </table:table-cell>
          <table:table-cell table:formula="of:=[.C586]-[.C585]" office:value-type="float" office:value="0">
            <text:p>0.000000</text:p>
          </table:table-cell>
          <table:table-cell table:formula="of:=[.A586]-[.A585]" office:value-type="float" office:value="0.00000100000011116208">
            <text:p>0.000001</text:p>
          </table:table-cell>
          <table:table-cell office:value-type="string">
            <text:p>d_s is renewed (r + D) to 5086590475411; c_s is fully topped up</text:p>
          </table:table-cell>
          <table:table-cell table:number-columns-repeated="2"/>
        </table:table-row>
        <table:table-row table:style-name="ro1">
          <table:table-cell office:value-type="float" office:value="1061.345077">
            <text:p>1061.345077</text:p>
          </table:table-cell>
          <table:table-cell office:value-type="float" office:value="5086588475411">
            <text:p>5086588475411</text:p>
          </table:table-cell>
          <table:table-cell table:formula="of:=([.B587]-[.B$2])/10^9" office:value-type="float" office:value="0.127954661">
            <text:p>0.127955</text:p>
          </table:table-cell>
          <table:table-cell table:formula="of:=[.C587]-[.C586]" office:value-type="float" office:value="0">
            <text:p>0.000000</text:p>
          </table:table-cell>
          <table:table-cell table:formula="of:=[.A587]-[.A586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345087">
            <text:p>1061.345087</text:p>
          </table:table-cell>
          <table:table-cell office:value-type="float" office:value="5086588487276">
            <text:p>5086588487276</text:p>
          </table:table-cell>
          <table:table-cell table:formula="of:=([.B588]-[.B$2])/10^9" office:value-type="float" office:value="0.127966526">
            <text:p>0.127967</text:p>
          </table:table-cell>
          <table:table-cell table:formula="of:=[.C588]-[.C587]" office:value-type="float" office:value="0.0000118649999999998">
            <text:p>0.000012</text:p>
          </table:table-cell>
          <table:table-cell table:formula="of:=[.A588]-[.A587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45094">
            <text:p>1061.345094</text:p>
          </table:table-cell>
          <table:table-cell office:value-type="float" office:value="5086588487276">
            <text:p>5086588487276</text:p>
          </table:table-cell>
          <table:table-cell table:formula="of:=([.B589]-[.B$2])/10^9" office:value-type="float" office:value="0.127966526">
            <text:p>0.127967</text:p>
          </table:table-cell>
          <table:table-cell table:formula="of:=[.C589]-[.C588]" office:value-type="float" office:value="0">
            <text:p>0.000000</text:p>
          </table:table-cell>
          <table:table-cell table:formula="of:=[.A589]-[.A588]" office:value-type="float" office:value="0.00000700000009601354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346004">
            <text:p>1061.346004</text:p>
          </table:table-cell>
          <table:table-cell office:value-type="float" office:value="5086589404570">
            <text:p>5086589404570</text:p>
          </table:table-cell>
          <table:table-cell table:formula="of:=([.B590]-[.B$2])/10^9" office:value-type="float" office:value="0.12888382">
            <text:p>0.128884</text:p>
          </table:table-cell>
          <table:table-cell table:formula="of:=[.C590]-[.C589]" office:value-type="float" office:value="0.000917294000000013">
            <text:p>0.000917</text:p>
          </table:table-cell>
          <table:table-cell table:formula="of:=[.A590]-[.A589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46006">
            <text:p>1061.346006</text:p>
          </table:table-cell>
          <table:table-cell office:value-type="float" office:value="5086589404570">
            <text:p>5086589404570</text:p>
          </table:table-cell>
          <table:table-cell table:formula="of:=([.B591]-[.B$2])/10^9" office:value-type="float" office:value="0.12888382">
            <text:p>0.128884</text:p>
          </table:table-cell>
          <table:table-cell table:formula="of:=[.C591]-[.C590]" office:value-type="float" office:value="0">
            <text:p>0.000000</text:p>
          </table:table-cell>
          <table:table-cell table:formula="of:=[.A591]-[.A59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46013">
            <text:p>1061.346013</text:p>
          </table:table-cell>
          <table:table-cell office:value-type="float" office:value="5086589404570">
            <text:p>5086589404570</text:p>
          </table:table-cell>
          <table:table-cell table:formula="of:=([.B592]-[.B$2])/10^9" office:value-type="float" office:value="0.12888382">
            <text:p>0.128884</text:p>
          </table:table-cell>
          <table:table-cell table:formula="of:=[.C592]-[.C591]" office:value-type="float" office:value="0">
            <text:p>0.000000</text:p>
          </table:table-cell>
          <table:table-cell table:formula="of:=[.A592]-[.A591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346899">
            <text:p>1061.346899</text:p>
          </table:table-cell>
          <table:table-cell office:value-type="float" office:value="5086590299226">
            <text:p>5086590299226</text:p>
          </table:table-cell>
          <table:table-cell table:formula="of:=([.B593]-[.B$2])/10^9" office:value-type="float" office:value="0.129778476">
            <text:p>0.129778</text:p>
          </table:table-cell>
          <table:table-cell table:formula="of:=[.C593]-[.C592]" office:value-type="float" office:value="0.000894655999999994">
            <text:p>0.000895</text:p>
          </table:table-cell>
          <table:table-cell table:formula="of:=[.A593]-[.A592]" office:value-type="float" office:value="0.000885999999809428">
            <text:p>0.00088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46902">
            <text:p>1061.346902</text:p>
          </table:table-cell>
          <table:table-cell office:value-type="float" office:value="5086590299226">
            <text:p>5086590299226</text:p>
          </table:table-cell>
          <table:table-cell table:formula="of:=([.B594]-[.B$2])/10^9" office:value-type="float" office:value="0.129778476">
            <text:p>0.129778</text:p>
          </table:table-cell>
          <table:table-cell table:formula="of:=[.C594]-[.C593]" office:value-type="float" office:value="0">
            <text:p>0.000000</text:p>
          </table:table-cell>
          <table:table-cell table:formula="of:=[.A594]-[.A593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46967">
            <text:p>1061.346967</text:p>
          </table:table-cell>
          <table:table-cell office:value-type="float" office:value="5086590299226">
            <text:p>5086590299226</text:p>
          </table:table-cell>
          <table:table-cell table:formula="of:=([.B595]-[.B$2])/10^9" office:value-type="float" office:value="0.129778476">
            <text:p>0.129778</text:p>
          </table:table-cell>
          <table:table-cell table:formula="of:=[.C595]-[.C594]" office:value-type="float" office:value="0">
            <text:p>0.000000</text:p>
          </table:table-cell>
          <table:table-cell table:formula="of:=[.A595]-[.A594]" office:value-type="float" office:value="0.0000649999999495776">
            <text:p>0.00006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34697">
            <text:p>1061.346970</text:p>
          </table:table-cell>
          <table:table-cell office:value-type="float" office:value="5086590536534">
            <text:p>5086590536534</text:p>
          </table:table-cell>
          <table:table-cell table:formula="of:=([.B596]-[.B$2])/10^9" office:value-type="float" office:value="0.130015784">
            <text:p>0.130016</text:p>
          </table:table-cell>
          <table:table-cell table:formula="of:=[.C596]-[.C595]" office:value-type="float" office:value="0.000237307999999992">
            <text:p>0.000237</text:p>
          </table:table-cell>
          <table:table-cell table:formula="of:=[.A596]-[.A595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34697">
            <text:p>1061.346970</text:p>
          </table:table-cell>
          <table:table-cell office:value-type="float" office:value="5086590536534">
            <text:p>5086590536534</text:p>
          </table:table-cell>
          <table:table-cell table:formula="of:=([.B597]-[.B$2])/10^9" office:value-type="float" office:value="0.130015784">
            <text:p>0.130016</text:p>
          </table:table-cell>
          <table:table-cell table:formula="of:=[.C597]-[.C596]" office:value-type="float" office:value="0">
            <text:p>0.000000</text:p>
          </table:table-cell>
          <table:table-cell table:formula="of:=[.A597]-[.A596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5086597536534; c_s is fully topped up</text:p>
          </table:table-cell>
        </table:table-row>
        <table:table-row table:style-name="ro1">
          <table:table-cell office:value-type="float" office:value="1061.346974">
            <text:p>1061.346974</text:p>
          </table:table-cell>
          <table:table-cell office:value-type="float" office:value="5086590536534">
            <text:p>5086590536534</text:p>
          </table:table-cell>
          <table:table-cell table:formula="of:=([.B598]-[.B$2])/10^9" office:value-type="float" office:value="0.130015784">
            <text:p>0.130016</text:p>
          </table:table-cell>
          <table:table-cell table:formula="of:=[.C598]-[.C597]" office:value-type="float" office:value="0">
            <text:p>0.000000</text:p>
          </table:table-cell>
          <table:table-cell table:formula="of:=[.A598]-[.A597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46976">
            <text:p>1061.346976</text:p>
          </table:table-cell>
          <table:table-cell office:value-type="float" office:value="5086590536534">
            <text:p>5086590536534</text:p>
          </table:table-cell>
          <table:table-cell table:formula="of:=([.B599]-[.B$2])/10^9" office:value-type="float" office:value="0.130015784">
            <text:p>0.130016</text:p>
          </table:table-cell>
          <table:table-cell table:formula="of:=[.C599]-[.C598]" office:value-type="float" office:value="0">
            <text:p>0.000000</text:p>
          </table:table-cell>
          <table:table-cell table:formula="of:=[.A599]-[.A59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46977">
            <text:p>1061.346977</text:p>
          </table:table-cell>
          <table:table-cell office:value-type="float" office:value="5086590536534">
            <text:p>5086590536534</text:p>
          </table:table-cell>
          <table:table-cell table:formula="of:=([.B600]-[.B$2])/10^9" office:value-type="float" office:value="0.130015784">
            <text:p>0.130016</text:p>
          </table:table-cell>
          <table:table-cell table:formula="of:=[.C600]-[.C599]" office:value-type="float" office:value="0">
            <text:p>0.000000</text:p>
          </table:table-cell>
          <table:table-cell table:formula="of:=[.A600]-[.A599]" office:value-type="float" office:value="0.000000999999883788405">
            <text:p>0.000001</text:p>
          </table:table-cell>
          <table:table-cell/>
          <table:table-cell office:value-type="string">
            <text:p>83216 / 1793681 &lt;= 2000000 / 5000000</text:p>
          </table:table-cell>
          <table:table-cell/>
        </table:table-row>
        <table:table-row table:style-name="ro1">
          <table:table-cell office:value-type="float" office:value="1061.346978">
            <text:p>1061.346978</text:p>
          </table:table-cell>
          <table:table-cell office:value-type="float" office:value="5086590536534">
            <text:p>5086590536534</text:p>
          </table:table-cell>
          <table:table-cell table:formula="of:=([.B601]-[.B$2])/10^9" office:value-type="float" office:value="0.130015784">
            <text:p>0.130016</text:p>
          </table:table-cell>
          <table:table-cell table:formula="of:=[.C601]-[.C600]" office:value-type="float" office:value="0">
            <text:p>0.000000</text:p>
          </table:table-cell>
          <table:table-cell table:formula="of:=[.A601]-[.A600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34701">
            <text:p>1061.347010</text:p>
          </table:table-cell>
          <table:table-cell office:value-type="float" office:value="5086590536534">
            <text:p>5086590536534</text:p>
          </table:table-cell>
          <table:table-cell table:formula="of:=([.B602]-[.B$2])/10^9" office:value-type="float" office:value="0.130015784">
            <text:p>0.130016</text:p>
          </table:table-cell>
          <table:table-cell table:formula="of:=[.C602]-[.C601]" office:value-type="float" office:value="0">
            <text:p>0.000000</text:p>
          </table:table-cell>
          <table:table-cell table:formula="of:=[.A602]-[.A601]" office:value-type="float" office:value="0.0000319999999192078">
            <text:p>0.000032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061.347094">
            <text:p>1061.347094</text:p>
          </table:table-cell>
          <table:table-cell office:value-type="float" office:value="5086590660379">
            <text:p>5086590660379</text:p>
          </table:table-cell>
          <table:table-cell table:formula="of:=([.B603]-[.B$2])/10^9" office:value-type="float" office:value="0.130139629">
            <text:p>0.130140</text:p>
          </table:table-cell>
          <table:table-cell table:formula="of:=[.C603]-[.C602]" office:value-type="float" office:value="0.000123845000000011">
            <text:p>0.000124</text:p>
          </table:table-cell>
          <table:table-cell table:formula="of:=[.A603]-[.A602]" office:value-type="float" office:value="0.0000840000000152941">
            <text:p>0.00008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347095">
            <text:p>1061.347095</text:p>
          </table:table-cell>
          <table:table-cell office:value-type="float" office:value="5086590660379">
            <text:p>5086590660379</text:p>
          </table:table-cell>
          <table:table-cell table:formula="of:=([.B604]-[.B$2])/10^9" office:value-type="float" office:value="0.130139629">
            <text:p>0.130140</text:p>
          </table:table-cell>
          <table:table-cell table:formula="of:=[.C604]-[.C603]" office:value-type="float" office:value="0">
            <text:p>0.000000</text:p>
          </table:table-cell>
          <table:table-cell table:formula="of:=[.A604]-[.A603]" office:value-type="float" office:value="0.00000100000011116208">
            <text:p>0.000001</text:p>
          </table:table-cell>
          <table:table-cell/>
          <table:table-cell office:value-type="string">
            <text:p>uses up its c_s; 5086590660379-5086590536534=123845</text:p>
          </table:table-cell>
          <table:table-cell/>
        </table:table-row>
        <table:table-row table:style-name="ro1">
          <table:table-cell office:value-type="float" office:value="1061.347105">
            <text:p>1061.347105</text:p>
          </table:table-cell>
          <table:table-cell office:value-type="float" office:value="5086590671398">
            <text:p>5086590671398</text:p>
          </table:table-cell>
          <table:table-cell table:formula="of:=([.B605]-[.B$2])/10^9" office:value-type="float" office:value="0.130150648">
            <text:p>0.130151</text:p>
          </table:table-cell>
          <table:table-cell table:formula="of:=[.C605]-[.C604]" office:value-type="float" office:value="0.000011019000000001">
            <text:p>0.000011</text:p>
          </table:table-cell>
          <table:table-cell table:formula="of:=[.A605]-[.A604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47109">
            <text:p>1061.347109</text:p>
          </table:table-cell>
          <table:table-cell office:value-type="float" office:value="5086590671398">
            <text:p>5086590671398</text:p>
          </table:table-cell>
          <table:table-cell table:formula="of:=([.B606]-[.B$2])/10^9" office:value-type="float" office:value="0.130150648">
            <text:p>0.130151</text:p>
          </table:table-cell>
          <table:table-cell table:formula="of:=[.C606]-[.C605]" office:value-type="float" office:value="0">
            <text:p>0.000000</text:p>
          </table:table-cell>
          <table:table-cell table:formula="of:=[.A606]-[.A605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47114">
            <text:p>1061.347114</text:p>
          </table:table-cell>
          <table:table-cell office:value-type="float" office:value="5086590680850">
            <text:p>5086590680850</text:p>
          </table:table-cell>
          <table:table-cell table:formula="of:=([.B607]-[.B$2])/10^9" office:value-type="float" office:value="0.1301601">
            <text:p>0.130160</text:p>
          </table:table-cell>
          <table:table-cell table:formula="of:=[.C607]-[.C606]" office:value-type="float" office:value="0.00000945199999999313">
            <text:p>0.000009</text:p>
          </table:table-cell>
          <table:table-cell table:formula="of:=[.A607]-[.A606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47119">
            <text:p>1061.347119</text:p>
          </table:table-cell>
          <table:table-cell office:value-type="float" office:value="5086590680850">
            <text:p>5086590680850</text:p>
          </table:table-cell>
          <table:table-cell table:formula="of:=([.B608]-[.B$2])/10^9" office:value-type="float" office:value="0.1301601">
            <text:p>0.130160</text:p>
          </table:table-cell>
          <table:table-cell table:formula="of:=[.C608]-[.C607]" office:value-type="float" office:value="0">
            <text:p>0.000000</text:p>
          </table:table-cell>
          <table:table-cell table:formula="of:=[.A608]-[.A607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61.34877">
            <text:p>1061.348770</text:p>
          </table:table-cell>
          <table:table-cell office:value-type="float" office:value="5086592012972">
            <text:p>5086592012972</text:p>
          </table:table-cell>
          <table:table-cell table:formula="of:=([.B609]-[.B$2])/10^9" office:value-type="float" office:value="0.131492222">
            <text:p>0.131492</text:p>
          </table:table-cell>
          <table:table-cell table:formula="of:=[.C609]-[.C608]" office:value-type="float" office:value="0.00133212199999999">
            <text:p>0.001332</text:p>
          </table:table-cell>
          <table:table-cell table:formula="of:=[.A609]-[.A608]" office:value-type="float" office:value="0.00165100000003804">
            <text:p>0.00165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348771">
            <text:p>1061.348771</text:p>
          </table:table-cell>
          <table:table-cell office:value-type="float" office:value="5086592012972">
            <text:p>5086592012972</text:p>
          </table:table-cell>
          <table:table-cell table:formula="of:=([.B610]-[.B$2])/10^9" office:value-type="float" office:value="0.131492222">
            <text:p>0.131492</text:p>
          </table:table-cell>
          <table:table-cell table:formula="of:=[.C610]-[.C609]" office:value-type="float" office:value="0">
            <text:p>0.000000</text:p>
          </table:table-cell>
          <table:table-cell table:formula="of:=[.A610]-[.A609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48772">
            <text:p>1061.348772</text:p>
          </table:table-cell>
          <table:table-cell office:value-type="float" office:value="5086592012972">
            <text:p>5086592012972</text:p>
          </table:table-cell>
          <table:table-cell table:formula="of:=([.B611]-[.B$2])/10^9" office:value-type="float" office:value="0.131492222">
            <text:p>0.131492</text:p>
          </table:table-cell>
          <table:table-cell table:formula="of:=[.C611]-[.C610]" office:value-type="float" office:value="0">
            <text:p>0.000000</text:p>
          </table:table-cell>
          <table:table-cell table:formula="of:=[.A611]-[.A610]" office:value-type="float" office:value="0.00000100000011116208">
            <text:p>0.000001</text:p>
          </table:table-cell>
          <table:table-cell/>
          <table:table-cell office:value-type="string">
            <text:p>postpones its deadline to 5086597330215; c_s is topped up to 1959371</text:p>
          </table:table-cell>
          <table:table-cell/>
        </table:table-row>
        <table:table-row table:style-name="ro1">
          <table:table-cell office:value-type="float" office:value="1061.348773">
            <text:p>1061.348773</text:p>
          </table:table-cell>
          <table:table-cell office:value-type="float" office:value="5086592012972">
            <text:p>5086592012972</text:p>
          </table:table-cell>
          <table:table-cell table:formula="of:=([.B612]-[.B$2])/10^9" office:value-type="float" office:value="0.131492222">
            <text:p>0.131492</text:p>
          </table:table-cell>
          <table:table-cell table:formula="of:=[.C612]-[.C611]" office:value-type="float" office:value="0">
            <text:p>0.000000</text:p>
          </table:table-cell>
          <table:table-cell table:formula="of:=[.A612]-[.A611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34878">
            <text:p>1061.348780</text:p>
          </table:table-cell>
          <table:table-cell office:value-type="float" office:value="5086592348657">
            <text:p>5086592348657</text:p>
          </table:table-cell>
          <table:table-cell table:formula="of:=([.B613]-[.B$2])/10^9" office:value-type="float" office:value="0.131827907">
            <text:p>0.131828</text:p>
          </table:table-cell>
          <table:table-cell table:formula="of:=[.C613]-[.C612]" office:value-type="float" office:value="0.000335685000000002">
            <text:p>0.000336</text:p>
          </table:table-cell>
          <table:table-cell table:formula="of:=[.A613]-[.A612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48785">
            <text:p>1061.348785</text:p>
          </table:table-cell>
          <table:table-cell office:value-type="float" office:value="5086592348657">
            <text:p>5086592348657</text:p>
          </table:table-cell>
          <table:table-cell table:formula="of:=([.B614]-[.B$2])/10^9" office:value-type="float" office:value="0.131827907">
            <text:p>0.131828</text:p>
          </table:table-cell>
          <table:table-cell table:formula="of:=[.C614]-[.C613]" office:value-type="float" office:value="0">
            <text:p>0.000000</text:p>
          </table:table-cell>
          <table:table-cell table:formula="of:=[.A614]-[.A613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48905">
            <text:p>1061.348905</text:p>
          </table:table-cell>
          <table:table-cell office:value-type="float" office:value="5086592348657">
            <text:p>5086592348657</text:p>
          </table:table-cell>
          <table:table-cell table:formula="of:=([.B615]-[.B$2])/10^9" office:value-type="float" office:value="0.131827907">
            <text:p>0.131828</text:p>
          </table:table-cell>
          <table:table-cell table:formula="of:=[.C615]-[.C614]" office:value-type="float" office:value="0">
            <text:p>0.000000</text:p>
          </table:table-cell>
          <table:table-cell table:formula="of:=[.A615]-[.A614]" office:value-type="float" office:value="0.000120000000151776">
            <text:p>0.00012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48908">
            <text:p>1061.348908</text:p>
          </table:table-cell>
          <table:table-cell office:value-type="float" office:value="5086592475973">
            <text:p>5086592475973</text:p>
          </table:table-cell>
          <table:table-cell table:formula="of:=([.B616]-[.B$2])/10^9" office:value-type="float" office:value="0.131955223">
            <text:p>0.131955</text:p>
          </table:table-cell>
          <table:table-cell table:formula="of:=[.C616]-[.C615]" office:value-type="float" office:value="0.000127316000000016">
            <text:p>0.000127</text:p>
          </table:table-cell>
          <table:table-cell table:formula="of:=[.A616]-[.A615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48908">
            <text:p>1061.348908</text:p>
          </table:table-cell>
          <table:table-cell office:value-type="float" office:value="5086592475973">
            <text:p>5086592475973</text:p>
          </table:table-cell>
          <table:table-cell table:formula="of:=([.B617]-[.B$2])/10^9" office:value-type="float" office:value="0.131955223">
            <text:p>0.131955</text:p>
          </table:table-cell>
          <table:table-cell table:formula="of:=[.C617]-[.C616]" office:value-type="float" office:value="0">
            <text:p>0.000000</text:p>
          </table:table-cell>
          <table:table-cell table:formula="of:=[.A617]-[.A616]" office:value-type="float" office:value="0">
            <text:p>0.000000</text:p>
          </table:table-cell>
          <table:table-cell office:value-type="string">
            <text:p>d_s is renewed (r + D) to 5086594475973; c_s is fully topped up</text:p>
          </table:table-cell>
          <table:table-cell table:number-columns-repeated="2"/>
        </table:table-row>
        <table:table-row table:style-name="ro1">
          <table:table-cell office:value-type="float" office:value="1061.34891">
            <text:p>1061.348910</text:p>
          </table:table-cell>
          <table:table-cell office:value-type="float" office:value="5086592475973">
            <text:p>5086592475973</text:p>
          </table:table-cell>
          <table:table-cell table:formula="of:=([.B618]-[.B$2])/10^9" office:value-type="float" office:value="0.131955223">
            <text:p>0.131955</text:p>
          </table:table-cell>
          <table:table-cell table:formula="of:=[.C618]-[.C617]" office:value-type="float" office:value="0">
            <text:p>0.000000</text:p>
          </table:table-cell>
          <table:table-cell table:formula="of:=[.A618]-[.A617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348921">
            <text:p>1061.348921</text:p>
          </table:table-cell>
          <table:table-cell office:value-type="float" office:value="5086592489184">
            <text:p>5086592489184</text:p>
          </table:table-cell>
          <table:table-cell table:formula="of:=([.B619]-[.B$2])/10^9" office:value-type="float" office:value="0.131968434">
            <text:p>0.131968</text:p>
          </table:table-cell>
          <table:table-cell table:formula="of:=[.C619]-[.C618]" office:value-type="float" office:value="0.0000132109999999852">
            <text:p>0.000013</text:p>
          </table:table-cell>
          <table:table-cell table:formula="of:=[.A619]-[.A618]" office:value-type="float" office:value="0.0000110000000859145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48928">
            <text:p>1061.348928</text:p>
          </table:table-cell>
          <table:table-cell office:value-type="float" office:value="5086592489184">
            <text:p>5086592489184</text:p>
          </table:table-cell>
          <table:table-cell table:formula="of:=([.B620]-[.B$2])/10^9" office:value-type="float" office:value="0.131968434">
            <text:p>0.131968</text:p>
          </table:table-cell>
          <table:table-cell table:formula="of:=[.C620]-[.C619]" office:value-type="float" office:value="0">
            <text:p>0.000000</text:p>
          </table:table-cell>
          <table:table-cell table:formula="of:=[.A620]-[.A619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34984">
            <text:p>1061.349840</text:p>
          </table:table-cell>
          <table:table-cell office:value-type="float" office:value="5086593407751">
            <text:p>5086593407751</text:p>
          </table:table-cell>
          <table:table-cell table:formula="of:=([.B621]-[.B$2])/10^9" office:value-type="float" office:value="0.132887001">
            <text:p>0.132887</text:p>
          </table:table-cell>
          <table:table-cell table:formula="of:=[.C621]-[.C620]" office:value-type="float" office:value="0.000918567000000009">
            <text:p>0.000919</text:p>
          </table:table-cell>
          <table:table-cell table:formula="of:=[.A621]-[.A620]" office:value-type="float" office:value="0.000912000000198532">
            <text:p>0.00091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49841">
            <text:p>1061.349841</text:p>
          </table:table-cell>
          <table:table-cell office:value-type="float" office:value="5086593407751">
            <text:p>5086593407751</text:p>
          </table:table-cell>
          <table:table-cell table:formula="of:=([.B622]-[.B$2])/10^9" office:value-type="float" office:value="0.132887001">
            <text:p>0.132887</text:p>
          </table:table-cell>
          <table:table-cell table:formula="of:=[.C622]-[.C621]" office:value-type="float" office:value="0">
            <text:p>0.000000</text:p>
          </table:table-cell>
          <table:table-cell table:formula="of:=[.A622]-[.A621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49848">
            <text:p>1061.349848</text:p>
          </table:table-cell>
          <table:table-cell office:value-type="float" office:value="5086593407751">
            <text:p>5086593407751</text:p>
          </table:table-cell>
          <table:table-cell table:formula="of:=([.B623]-[.B$2])/10^9" office:value-type="float" office:value="0.132887001">
            <text:p>0.132887</text:p>
          </table:table-cell>
          <table:table-cell table:formula="of:=[.C623]-[.C622]" office:value-type="float" office:value="0">
            <text:p>0.000000</text:p>
          </table:table-cell>
          <table:table-cell table:formula="of:=[.A623]-[.A622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351571">
            <text:p>1061.351571</text:p>
          </table:table-cell>
          <table:table-cell office:value-type="float" office:value="5086595139433">
            <text:p>5086595139433</text:p>
          </table:table-cell>
          <table:table-cell table:formula="of:=([.B624]-[.B$2])/10^9" office:value-type="float" office:value="0.134618683">
            <text:p>0.134619</text:p>
          </table:table-cell>
          <table:table-cell table:formula="of:=[.C624]-[.C623]" office:value-type="float" office:value="0.00173168199999998">
            <text:p>0.001732</text:p>
          </table:table-cell>
          <table:table-cell table:formula="of:=[.A624]-[.A623]" office:value-type="float" office:value="0.00172299999985626">
            <text:p>0.00172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51572">
            <text:p>1061.351572</text:p>
          </table:table-cell>
          <table:table-cell office:value-type="float" office:value="5086595139433">
            <text:p>5086595139433</text:p>
          </table:table-cell>
          <table:table-cell table:formula="of:=([.B625]-[.B$2])/10^9" office:value-type="float" office:value="0.134618683">
            <text:p>0.134619</text:p>
          </table:table-cell>
          <table:table-cell table:formula="of:=[.C625]-[.C624]" office:value-type="float" office:value="0">
            <text:p>0.000000</text:p>
          </table:table-cell>
          <table:table-cell table:formula="of:=[.A625]-[.A624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51577">
            <text:p>1061.351577</text:p>
          </table:table-cell>
          <table:table-cell office:value-type="float" office:value="5086595139433">
            <text:p>5086595139433</text:p>
          </table:table-cell>
          <table:table-cell table:formula="of:=([.B626]-[.B$2])/10^9" office:value-type="float" office:value="0.134618683">
            <text:p>0.134619</text:p>
          </table:table-cell>
          <table:table-cell table:formula="of:=[.C626]-[.C625]" office:value-type="float" office:value="0">
            <text:p>0.000000</text:p>
          </table:table-cell>
          <table:table-cell table:formula="of:=[.A626]-[.A625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51901">
            <text:p>1061.351901</text:p>
          </table:table-cell>
          <table:table-cell office:value-type="float" office:value="5086595139433">
            <text:p>5086595139433</text:p>
          </table:table-cell>
          <table:table-cell table:formula="of:=([.B627]-[.B$2])/10^9" office:value-type="float" office:value="0.134618683">
            <text:p>0.134619</text:p>
          </table:table-cell>
          <table:table-cell table:formula="of:=[.C627]-[.C626]" office:value-type="float" office:value="0">
            <text:p>0.000000</text:p>
          </table:table-cell>
          <table:table-cell table:formula="of:=[.A627]-[.A626]" office:value-type="float" office:value="0.000324000000091473">
            <text:p>0.00032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51903">
            <text:p>1061.351903</text:p>
          </table:table-cell>
          <table:table-cell office:value-type="float" office:value="5086595471857">
            <text:p>5086595471857</text:p>
          </table:table-cell>
          <table:table-cell table:formula="of:=([.B628]-[.B$2])/10^9" office:value-type="float" office:value="0.134951107">
            <text:p>0.134951</text:p>
          </table:table-cell>
          <table:table-cell table:formula="of:=[.C628]-[.C627]" office:value-type="float" office:value="0.000332423999999998">
            <text:p>0.000332</text:p>
          </table:table-cell>
          <table:table-cell table:formula="of:=[.A628]-[.A62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51904">
            <text:p>1061.351904</text:p>
          </table:table-cell>
          <table:table-cell office:value-type="float" office:value="5086595471857">
            <text:p>5086595471857</text:p>
          </table:table-cell>
          <table:table-cell table:formula="of:=([.B629]-[.B$2])/10^9" office:value-type="float" office:value="0.134951107">
            <text:p>0.134951</text:p>
          </table:table-cell>
          <table:table-cell table:formula="of:=[.C629]-[.C628]" office:value-type="float" office:value="0">
            <text:p>0.000000</text:p>
          </table:table-cell>
          <table:table-cell table:formula="of:=[.A629]-[.A628]" office:value-type="float" office:value="0.00000100000011116208">
            <text:p>0.000001</text:p>
          </table:table-cell>
          <table:table-cell/>
          <table:table-cell office:value-type="string">
            <text:p>87162 / 1858358 &lt;= 2000000 / 5000000</text:p>
          </table:table-cell>
          <table:table-cell/>
        </table:table-row>
        <table:table-row table:style-name="ro1">
          <table:table-cell office:value-type="float" office:value="1061.351905">
            <text:p>1061.351905</text:p>
          </table:table-cell>
          <table:table-cell office:value-type="float" office:value="5086595471857">
            <text:p>5086595471857</text:p>
          </table:table-cell>
          <table:table-cell table:formula="of:=([.B630]-[.B$2])/10^9" office:value-type="float" office:value="0.134951107">
            <text:p>0.134951</text:p>
          </table:table-cell>
          <table:table-cell table:formula="of:=[.C630]-[.C629]" office:value-type="float" office:value="0">
            <text:p>0.000000</text:p>
          </table:table-cell>
          <table:table-cell table:formula="of:=[.A630]-[.A629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351906">
            <text:p>1061.351906</text:p>
          </table:table-cell>
          <table:table-cell office:value-type="float" office:value="5086595471857">
            <text:p>5086595471857</text:p>
          </table:table-cell>
          <table:table-cell table:formula="of:=([.B631]-[.B$2])/10^9" office:value-type="float" office:value="0.134951107">
            <text:p>0.134951</text:p>
          </table:table-cell>
          <table:table-cell table:formula="of:=[.C631]-[.C630]" office:value-type="float" office:value="0">
            <text:p>0.000000</text:p>
          </table:table-cell>
          <table:table-cell table:formula="of:=[.A631]-[.A630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351913">
            <text:p>1061.351913</text:p>
          </table:table-cell>
          <table:table-cell office:value-type="float" office:value="5086595481897">
            <text:p>5086595481897</text:p>
          </table:table-cell>
          <table:table-cell table:formula="of:=([.B632]-[.B$2])/10^9" office:value-type="float" office:value="0.134961147">
            <text:p>0.134961</text:p>
          </table:table-cell>
          <table:table-cell table:formula="of:=[.C632]-[.C631]" office:value-type="float" office:value="0.0000100400000000167">
            <text:p>0.000010</text:p>
          </table:table-cell>
          <table:table-cell table:formula="of:=[.A632]-[.A631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51921">
            <text:p>1061.351921</text:p>
          </table:table-cell>
          <table:table-cell office:value-type="float" office:value="5086595481897">
            <text:p>5086595481897</text:p>
          </table:table-cell>
          <table:table-cell table:formula="of:=([.B633]-[.B$2])/10^9" office:value-type="float" office:value="0.134961147">
            <text:p>0.134961</text:p>
          </table:table-cell>
          <table:table-cell table:formula="of:=[.C633]-[.C632]" office:value-type="float" office:value="0">
            <text:p>0.000000</text:p>
          </table:table-cell>
          <table:table-cell table:formula="of:=[.A633]-[.A632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5201">
            <text:p>1061.352010</text:p>
          </table:table-cell>
          <table:table-cell office:value-type="float" office:value="5086595577369">
            <text:p>5086595577369</text:p>
          </table:table-cell>
          <table:table-cell table:formula="of:=([.B634]-[.B$2])/10^9" office:value-type="float" office:value="0.135056619">
            <text:p>0.135057</text:p>
          </table:table-cell>
          <table:table-cell table:formula="of:=[.C634]-[.C633]" office:value-type="float" office:value="0.0000954719999999853">
            <text:p>0.000095</text:p>
          </table:table-cell>
          <table:table-cell table:formula="of:=[.A634]-[.A633]" office:value-type="float" office:value="0.0000890000001163571">
            <text:p>0.00008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35201">
            <text:p>1061.352010</text:p>
          </table:table-cell>
          <table:table-cell office:value-type="float" office:value="5086595577369">
            <text:p>5086595577369</text:p>
          </table:table-cell>
          <table:table-cell table:formula="of:=([.B635]-[.B$2])/10^9" office:value-type="float" office:value="0.135056619">
            <text:p>0.135057</text:p>
          </table:table-cell>
          <table:table-cell table:formula="of:=[.C635]-[.C634]" office:value-type="float" office:value="0">
            <text:p>0.000000</text:p>
          </table:table-cell>
          <table:table-cell table:formula="of:=[.A635]-[.A634]" office:value-type="float" office:value="0">
            <text:p>0.000000</text:p>
          </table:table-cell>
          <table:table-cell/>
          <table:table-cell office:value-type="string">
            <text:p>uses up its c_s; 5086595577369-5086595481897=95472</text:p>
          </table:table-cell>
          <table:table-cell/>
        </table:table-row>
        <table:table-row table:style-name="ro1">
          <table:table-cell office:value-type="float" office:value="1061.352021">
            <text:p>1061.352021</text:p>
          </table:table-cell>
          <table:table-cell office:value-type="float" office:value="5086595589006">
            <text:p>5086595589006</text:p>
          </table:table-cell>
          <table:table-cell table:formula="of:=([.B636]-[.B$2])/10^9" office:value-type="float" office:value="0.135068256">
            <text:p>0.135068</text:p>
          </table:table-cell>
          <table:table-cell table:formula="of:=[.C636]-[.C635]" office:value-type="float" office:value="0.0000116370000000088">
            <text:p>0.000012</text:p>
          </table:table-cell>
          <table:table-cell table:formula="of:=[.A636]-[.A635]" office:value-type="float" office:value="0.0000109999998585408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52025">
            <text:p>1061.352025</text:p>
          </table:table-cell>
          <table:table-cell office:value-type="float" office:value="5086595589006">
            <text:p>5086595589006</text:p>
          </table:table-cell>
          <table:table-cell table:formula="of:=([.B637]-[.B$2])/10^9" office:value-type="float" office:value="0.135068256">
            <text:p>0.135068</text:p>
          </table:table-cell>
          <table:table-cell table:formula="of:=[.C637]-[.C636]" office:value-type="float" office:value="0">
            <text:p>0.000000</text:p>
          </table:table-cell>
          <table:table-cell table:formula="of:=[.A637]-[.A636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529">
            <text:p>1061.352900</text:p>
          </table:table-cell>
          <table:table-cell office:value-type="float" office:value="5086596014348">
            <text:p>5086596014348</text:p>
          </table:table-cell>
          <table:table-cell table:formula="of:=([.B638]-[.B$2])/10^9" office:value-type="float" office:value="0.135493598">
            <text:p>0.135494</text:p>
          </table:table-cell>
          <table:table-cell table:formula="of:=[.C638]-[.C637]" office:value-type="float" office:value="0.000425341999999995">
            <text:p>0.000425</text:p>
          </table:table-cell>
          <table:table-cell table:formula="of:=[.A638]-[.A637]" office:value-type="float" office:value="0.000875000000178261">
            <text:p>0.00087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52902">
            <text:p>1061.352902</text:p>
          </table:table-cell>
          <table:table-cell office:value-type="float" office:value="5086596474779">
            <text:p>5086596474779</text:p>
          </table:table-cell>
          <table:table-cell table:formula="of:=([.B639]-[.B$2])/10^9" office:value-type="float" office:value="0.135954029">
            <text:p>0.135954</text:p>
          </table:table-cell>
          <table:table-cell table:formula="of:=[.C639]-[.C638]" office:value-type="float" office:value="0.000460431000000011">
            <text:p>0.000460</text:p>
          </table:table-cell>
          <table:table-cell table:formula="of:=[.A639]-[.A63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52902">
            <text:p>1061.352902</text:p>
          </table:table-cell>
          <table:table-cell office:value-type="float" office:value="5086596474779">
            <text:p>5086596474779</text:p>
          </table:table-cell>
          <table:table-cell table:formula="of:=([.B640]-[.B$2])/10^9" office:value-type="float" office:value="0.135954029">
            <text:p>0.135954</text:p>
          </table:table-cell>
          <table:table-cell table:formula="of:=[.C640]-[.C639]" office:value-type="float" office:value="0">
            <text:p>0.000000</text:p>
          </table:table-cell>
          <table:table-cell table:formula="of:=[.A640]-[.A639]" office:value-type="float" office:value="0">
            <text:p>0.000000</text:p>
          </table:table-cell>
          <table:table-cell office:value-type="string">
            <text:p>d_s is renewed (r + D) to 5086598474779; c_s is fully topped up</text:p>
          </table:table-cell>
          <table:table-cell table:number-columns-repeated="2"/>
        </table:table-row>
        <table:table-row table:style-name="ro1">
          <table:table-cell office:value-type="float" office:value="1061.353009">
            <text:p>1061.353009</text:p>
          </table:table-cell>
          <table:table-cell office:value-type="float" office:value="5086596580939">
            <text:p>5086596580939</text:p>
          </table:table-cell>
          <table:table-cell table:formula="of:=([.B641]-[.B$2])/10^9" office:value-type="float" office:value="0.136060189">
            <text:p>0.136060</text:p>
          </table:table-cell>
          <table:table-cell table:formula="of:=[.C641]-[.C640]" office:value-type="float" office:value="0.000106159999999994">
            <text:p>0.000106</text:p>
          </table:table-cell>
          <table:table-cell table:formula="of:=[.A641]-[.A640]" office:value-type="float" office:value="0.000106999999843538">
            <text:p>0.000107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61.353009">
            <text:p>1061.353009</text:p>
          </table:table-cell>
          <table:table-cell office:value-type="float" office:value="5086596580939">
            <text:p>5086596580939</text:p>
          </table:table-cell>
          <table:table-cell table:formula="of:=([.B642]-[.B$2])/10^9" office:value-type="float" office:value="0.136060189">
            <text:p>0.136060</text:p>
          </table:table-cell>
          <table:table-cell table:formula="of:=[.C642]-[.C641]" office:value-type="float" office:value="0">
            <text:p>0.000000</text:p>
          </table:table-cell>
          <table:table-cell table:formula="of:=[.A642]-[.A641]" office:value-type="float" office:value="0">
            <text:p>0.000000</text:p>
          </table:table-cell>
          <table:table-cell table:number-columns-repeated="2"/>
          <table:table-cell office:value-type="string">
            <text:p>uses up its c_s; 5086596580939-5086596014348=566591</text:p>
          </table:table-cell>
        </table:table-row>
        <table:table-row table:style-name="ro1">
          <table:table-cell office:value-type="float" office:value="1061.353019">
            <text:p>1061.353019</text:p>
          </table:table-cell>
          <table:table-cell office:value-type="float" office:value="5086596592294">
            <text:p>5086596592294</text:p>
          </table:table-cell>
          <table:table-cell table:formula="of:=([.B643]-[.B$2])/10^9" office:value-type="float" office:value="0.136071544">
            <text:p>0.136072</text:p>
          </table:table-cell>
          <table:table-cell table:formula="of:=[.C643]-[.C642]" office:value-type="float" office:value="0.0000113549999999907">
            <text:p>0.000011</text:p>
          </table:table-cell>
          <table:table-cell table:formula="of:=[.A643]-[.A642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53024">
            <text:p>1061.353024</text:p>
          </table:table-cell>
          <table:table-cell office:value-type="float" office:value="5086596592294">
            <text:p>5086596592294</text:p>
          </table:table-cell>
          <table:table-cell table:formula="of:=([.B644]-[.B$2])/10^9" office:value-type="float" office:value="0.136071544">
            <text:p>0.136072</text:p>
          </table:table-cell>
          <table:table-cell table:formula="of:=[.C644]-[.C643]" office:value-type="float" office:value="0">
            <text:p>0.000000</text:p>
          </table:table-cell>
          <table:table-cell table:formula="of:=[.A644]-[.A643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353768">
            <text:p>1061.353768</text:p>
          </table:table-cell>
          <table:table-cell office:value-type="float" office:value="5086596592294">
            <text:p>5086596592294</text:p>
          </table:table-cell>
          <table:table-cell table:formula="of:=([.B645]-[.B$2])/10^9" office:value-type="float" office:value="0.136071544">
            <text:p>0.136072</text:p>
          </table:table-cell>
          <table:table-cell table:formula="of:=[.C645]-[.C644]" office:value-type="float" office:value="0">
            <text:p>0.000000</text:p>
          </table:table-cell>
          <table:table-cell table:formula="of:=[.A645]-[.A644]" office:value-type="float" office:value="0.00074399999994057">
            <text:p>0.00074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353769">
            <text:p>1061.353769</text:p>
          </table:table-cell>
          <table:table-cell office:value-type="float" office:value="5086596592294">
            <text:p>5086596592294</text:p>
          </table:table-cell>
          <table:table-cell table:formula="of:=([.B646]-[.B$2])/10^9" office:value-type="float" office:value="0.136071544">
            <text:p>0.136072</text:p>
          </table:table-cell>
          <table:table-cell table:formula="of:=[.C646]-[.C645]" office:value-type="float" office:value="0">
            <text:p>0.000000</text:p>
          </table:table-cell>
          <table:table-cell table:formula="of:=[.A646]-[.A645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5377">
            <text:p>1061.353770</text:p>
          </table:table-cell>
          <table:table-cell office:value-type="float" office:value="5086596592294">
            <text:p>5086596592294</text:p>
          </table:table-cell>
          <table:table-cell table:formula="of:=([.B647]-[.B$2])/10^9" office:value-type="float" office:value="0.136071544">
            <text:p>0.136072</text:p>
          </table:table-cell>
          <table:table-cell table:formula="of:=[.C647]-[.C646]" office:value-type="float" office:value="0">
            <text:p>0.000000</text:p>
          </table:table-cell>
          <table:table-cell table:formula="of:=[.A647]-[.A646]" office:value-type="float" office:value="0.000000999999883788405">
            <text:p>0.000001</text:p>
          </table:table-cell>
          <table:table-cell/>
          <table:table-cell office:value-type="string">
            <text:p>postpones its deadline to 5086602330215; c_s is topped up to 1991690</text:p>
          </table:table-cell>
          <table:table-cell/>
        </table:table-row>
        <table:table-row table:style-name="ro1">
          <table:table-cell office:value-type="float" office:value="1061.35394">
            <text:p>1061.353940</text:p>
          </table:table-cell>
          <table:table-cell office:value-type="float" office:value="5086597512951">
            <text:p>5086597512951</text:p>
          </table:table-cell>
          <table:table-cell table:formula="of:=([.B648]-[.B$2])/10^9" office:value-type="float" office:value="0.136992201">
            <text:p>0.136992</text:p>
          </table:table-cell>
          <table:table-cell table:formula="of:=[.C648]-[.C647]" office:value-type="float" office:value="0.000920657000000019">
            <text:p>0.000921</text:p>
          </table:table-cell>
          <table:table-cell table:formula="of:=[.A648]-[.A647]" office:value-type="float" office:value="0.000170000000025539">
            <text:p>0.00017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53941">
            <text:p>1061.353941</text:p>
          </table:table-cell>
          <table:table-cell office:value-type="float" office:value="5086597512951">
            <text:p>5086597512951</text:p>
          </table:table-cell>
          <table:table-cell table:formula="of:=([.B649]-[.B$2])/10^9" office:value-type="float" office:value="0.136992201">
            <text:p>0.136992</text:p>
          </table:table-cell>
          <table:table-cell table:formula="of:=[.C649]-[.C648]" office:value-type="float" office:value="0">
            <text:p>0.000000</text:p>
          </table:table-cell>
          <table:table-cell table:formula="of:=[.A649]-[.A648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53946">
            <text:p>1061.353946</text:p>
          </table:table-cell>
          <table:table-cell office:value-type="float" office:value="5086597512951">
            <text:p>5086597512951</text:p>
          </table:table-cell>
          <table:table-cell table:formula="of:=([.B650]-[.B$2])/10^9" office:value-type="float" office:value="0.136992201">
            <text:p>0.136992</text:p>
          </table:table-cell>
          <table:table-cell table:formula="of:=[.C650]-[.C649]" office:value-type="float" office:value="0">
            <text:p>0.000000</text:p>
          </table:table-cell>
          <table:table-cell table:formula="of:=[.A650]-[.A649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353971">
            <text:p>1061.353971</text:p>
          </table:table-cell>
          <table:table-cell office:value-type="float" office:value="5086597512951">
            <text:p>5086597512951</text:p>
          </table:table-cell>
          <table:table-cell table:formula="of:=([.B651]-[.B$2])/10^9" office:value-type="float" office:value="0.136992201">
            <text:p>0.136992</text:p>
          </table:table-cell>
          <table:table-cell table:formula="of:=[.C651]-[.C650]" office:value-type="float" office:value="0">
            <text:p>0.000000</text:p>
          </table:table-cell>
          <table:table-cell table:formula="of:=[.A651]-[.A650]" office:value-type="float" office:value="0.0000250000000505679">
            <text:p>0.000025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61.353972">
            <text:p>1061.353972</text:p>
          </table:table-cell>
          <table:table-cell office:value-type="float" office:value="5086597512951">
            <text:p>5086597512951</text:p>
          </table:table-cell>
          <table:table-cell table:formula="of:=([.B652]-[.B$2])/10^9" office:value-type="float" office:value="0.136992201">
            <text:p>0.136992</text:p>
          </table:table-cell>
          <table:table-cell table:formula="of:=[.C652]-[.C651]" office:value-type="float" office:value="0">
            <text:p>0.000000</text:p>
          </table:table-cell>
          <table:table-cell table:formula="of:=[.A652]-[.A651]" office:value-type="float" office:value="0.00000100000011116208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353973">
            <text:p>1061.353973</text:p>
          </table:table-cell>
          <table:table-cell office:value-type="float" office:value="5086597512951">
            <text:p>5086597512951</text:p>
          </table:table-cell>
          <table:table-cell table:formula="of:=([.B653]-[.B$2])/10^9" office:value-type="float" office:value="0.136992201">
            <text:p>0.136992</text:p>
          </table:table-cell>
          <table:table-cell table:formula="of:=[.C653]-[.C652]" office:value-type="float" office:value="0">
            <text:p>0.000000</text:p>
          </table:table-cell>
          <table:table-cell table:formula="of:=[.A653]-[.A652]" office:value-type="float" office:value="0.000000999999883788405">
            <text:p>0.000001</text:p>
          </table:table-cell>
          <table:table-cell table:number-columns-repeated="2"/>
          <table:table-cell office:value-type="string">
            <text:p>postpones its deadline to 5086604536534; c_s is topped up to 2988344</text:p>
          </table:table-cell>
        </table:table-row>
        <table:table-row table:style-name="ro1">
          <table:table-cell office:value-type="float" office:value="1061.355794">
            <text:p>1061.355794</text:p>
          </table:table-cell>
          <table:table-cell office:value-type="float" office:value="5086599367133">
            <text:p>5086599367133</text:p>
          </table:table-cell>
          <table:table-cell table:formula="of:=([.B654]-[.B$2])/10^9" office:value-type="float" office:value="0.138846383">
            <text:p>0.138846</text:p>
          </table:table-cell>
          <table:table-cell table:formula="of:=[.C654]-[.C653]" office:value-type="float" office:value="0.00185418199999998">
            <text:p>0.001854</text:p>
          </table:table-cell>
          <table:table-cell table:formula="of:=[.A654]-[.A653]" office:value-type="float" office:value="0.00182100000006358">
            <text:p>0.00182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55795">
            <text:p>1061.355795</text:p>
          </table:table-cell>
          <table:table-cell office:value-type="float" office:value="5086599367133">
            <text:p>5086599367133</text:p>
          </table:table-cell>
          <table:table-cell table:formula="of:=([.B655]-[.B$2])/10^9" office:value-type="float" office:value="0.138846383">
            <text:p>0.138846</text:p>
          </table:table-cell>
          <table:table-cell table:formula="of:=[.C655]-[.C654]" office:value-type="float" office:value="0">
            <text:p>0.000000</text:p>
          </table:table-cell>
          <table:table-cell table:formula="of:=[.A655]-[.A654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558">
            <text:p>1061.355800</text:p>
          </table:table-cell>
          <table:table-cell office:value-type="float" office:value="5086599367133">
            <text:p>5086599367133</text:p>
          </table:table-cell>
          <table:table-cell table:formula="of:=([.B656]-[.B$2])/10^9" office:value-type="float" office:value="0.138846383">
            <text:p>0.138846</text:p>
          </table:table-cell>
          <table:table-cell table:formula="of:=[.C656]-[.C655]" office:value-type="float" office:value="0">
            <text:p>0.000000</text:p>
          </table:table-cell>
          <table:table-cell table:formula="of:=[.A656]-[.A655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55828">
            <text:p>1061.355828</text:p>
          </table:table-cell>
          <table:table-cell office:value-type="float" office:value="5086599400682">
            <text:p>5086599400682</text:p>
          </table:table-cell>
          <table:table-cell table:formula="of:=([.B657]-[.B$2])/10^9" office:value-type="float" office:value="0.138879932">
            <text:p>0.138880</text:p>
          </table:table-cell>
          <table:table-cell table:formula="of:=[.C657]-[.C656]" office:value-type="float" office:value="0.0000335490000000216">
            <text:p>0.000034</text:p>
          </table:table-cell>
          <table:table-cell table:formula="of:=[.A657]-[.A656]" office:value-type="float" office:value="0.0000279999999293068">
            <text:p>0.00002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355831">
            <text:p>1061.355831</text:p>
          </table:table-cell>
          <table:table-cell office:value-type="float" office:value="5086599400682">
            <text:p>5086599400682</text:p>
          </table:table-cell>
          <table:table-cell table:formula="of:=([.B658]-[.B$2])/10^9" office:value-type="float" office:value="0.138879932">
            <text:p>0.138880</text:p>
          </table:table-cell>
          <table:table-cell table:formula="of:=[.C658]-[.C657]" office:value-type="float" office:value="0">
            <text:p>0.000000</text:p>
          </table:table-cell>
          <table:table-cell table:formula="of:=[.A658]-[.A657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56168">
            <text:p>1061.356168</text:p>
          </table:table-cell>
          <table:table-cell office:value-type="float" office:value="5086600370875">
            <text:p>5086600370875</text:p>
          </table:table-cell>
          <table:table-cell table:formula="of:=([.B659]-[.B$2])/10^9" office:value-type="float" office:value="0.139850125">
            <text:p>0.139850</text:p>
          </table:table-cell>
          <table:table-cell table:formula="of:=[.C659]-[.C658]" office:value-type="float" office:value="0.00097019299999998">
            <text:p>0.000970</text:p>
          </table:table-cell>
          <table:table-cell table:formula="of:=[.A659]-[.A658]" office:value-type="float" office:value="0.000336999999944965">
            <text:p>0.00033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56171">
            <text:p>1061.356171</text:p>
          </table:table-cell>
          <table:table-cell office:value-type="float" office:value="5086600476641">
            <text:p>5086600476641</text:p>
          </table:table-cell>
          <table:table-cell table:formula="of:=([.B660]-[.B$2])/10^9" office:value-type="float" office:value="0.139955891">
            <text:p>0.139956</text:p>
          </table:table-cell>
          <table:table-cell table:formula="of:=[.C660]-[.C659]" office:value-type="float" office:value="0.000105766000000007">
            <text:p>0.000106</text:p>
          </table:table-cell>
          <table:table-cell table:formula="of:=[.A660]-[.A659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56171">
            <text:p>1061.356171</text:p>
          </table:table-cell>
          <table:table-cell office:value-type="float" office:value="5086600476641">
            <text:p>5086600476641</text:p>
          </table:table-cell>
          <table:table-cell table:formula="of:=([.B661]-[.B$2])/10^9" office:value-type="float" office:value="0.139955891">
            <text:p>0.139956</text:p>
          </table:table-cell>
          <table:table-cell table:formula="of:=[.C661]-[.C660]" office:value-type="float" office:value="0">
            <text:p>0.000000</text:p>
          </table:table-cell>
          <table:table-cell table:formula="of:=[.A661]-[.A660]" office:value-type="float" office:value="0">
            <text:p>0.000000</text:p>
          </table:table-cell>
          <table:table-cell office:value-type="string">
            <text:p>d_s is renewed (r + D) to 5086602476641; c_s is fully topped up</text:p>
          </table:table-cell>
          <table:table-cell table:number-columns-repeated="2"/>
        </table:table-row>
        <table:table-row table:style-name="ro1">
          <table:table-cell office:value-type="float" office:value="1061.356175">
            <text:p>1061.356175</text:p>
          </table:table-cell>
          <table:table-cell office:value-type="float" office:value="5086600476641">
            <text:p>5086600476641</text:p>
          </table:table-cell>
          <table:table-cell table:formula="of:=([.B662]-[.B$2])/10^9" office:value-type="float" office:value="0.139955891">
            <text:p>0.139956</text:p>
          </table:table-cell>
          <table:table-cell table:formula="of:=[.C662]-[.C661]" office:value-type="float" office:value="0">
            <text:p>0.000000</text:p>
          </table:table-cell>
          <table:table-cell table:formula="of:=[.A662]-[.A661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56177">
            <text:p>1061.356177</text:p>
          </table:table-cell>
          <table:table-cell office:value-type="float" office:value="5086600483498">
            <text:p>5086600483498</text:p>
          </table:table-cell>
          <table:table-cell table:formula="of:=([.B663]-[.B$2])/10^9" office:value-type="float" office:value="0.139962748">
            <text:p>0.139963</text:p>
          </table:table-cell>
          <table:table-cell table:formula="of:=[.C663]-[.C662]" office:value-type="float" office:value="0.000006856999999999">
            <text:p>0.000007</text:p>
          </table:table-cell>
          <table:table-cell table:formula="of:=[.A663]-[.A66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56179">
            <text:p>1061.356179</text:p>
          </table:table-cell>
          <table:table-cell office:value-type="float" office:value="5086600483498">
            <text:p>5086600483498</text:p>
          </table:table-cell>
          <table:table-cell table:formula="of:=([.B664]-[.B$2])/10^9" office:value-type="float" office:value="0.139962748">
            <text:p>0.139963</text:p>
          </table:table-cell>
          <table:table-cell table:formula="of:=[.C664]-[.C663]" office:value-type="float" office:value="0">
            <text:p>0.000000</text:p>
          </table:table-cell>
          <table:table-cell table:formula="of:=[.A664]-[.A663]" office:value-type="float" office:value="0.00000200000022232416">
            <text:p>0.000002</text:p>
          </table:table-cell>
          <table:table-cell/>
          <table:table-cell office:value-type="string">
            <text:p>137508 / 1846717 &lt;= 2000000 / 5000000</text:p>
          </table:table-cell>
          <table:table-cell/>
        </table:table-row>
        <table:table-row table:style-name="ro1">
          <table:table-cell office:value-type="float" office:value="1061.35618">
            <text:p>1061.356180</text:p>
          </table:table-cell>
          <table:table-cell office:value-type="float" office:value="5086600483498">
            <text:p>5086600483498</text:p>
          </table:table-cell>
          <table:table-cell table:formula="of:=([.B665]-[.B$2])/10^9" office:value-type="float" office:value="0.139962748">
            <text:p>0.139963</text:p>
          </table:table-cell>
          <table:table-cell table:formula="of:=[.C665]-[.C664]" office:value-type="float" office:value="0">
            <text:p>0.000000</text:p>
          </table:table-cell>
          <table:table-cell table:formula="of:=[.A665]-[.A664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356183">
            <text:p>1061.356183</text:p>
          </table:table-cell>
          <table:table-cell office:value-type="float" office:value="5086600483498">
            <text:p>5086600483498</text:p>
          </table:table-cell>
          <table:table-cell table:formula="of:=([.B666]-[.B$2])/10^9" office:value-type="float" office:value="0.139962748">
            <text:p>0.139963</text:p>
          </table:table-cell>
          <table:table-cell table:formula="of:=[.C666]-[.C665]" office:value-type="float" office:value="0">
            <text:p>0.000000</text:p>
          </table:table-cell>
          <table:table-cell table:formula="of:=[.A666]-[.A665]" office:value-type="float" office:value="0.00000300000010611257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356185">
            <text:p>1061.356185</text:p>
          </table:table-cell>
          <table:table-cell office:value-type="float" office:value="5086600491419">
            <text:p>5086600491419</text:p>
          </table:table-cell>
          <table:table-cell table:formula="of:=([.B667]-[.B$2])/10^9" office:value-type="float" office:value="0.139970669">
            <text:p>0.139971</text:p>
          </table:table-cell>
          <table:table-cell table:formula="of:=[.C667]-[.C666]" office:value-type="float" office:value="0.00000792099999999407">
            <text:p>0.000008</text:p>
          </table:table-cell>
          <table:table-cell table:formula="of:=[.A667]-[.A666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356186">
            <text:p>1061.356186</text:p>
          </table:table-cell>
          <table:table-cell office:value-type="float" office:value="5086600491419">
            <text:p>5086600491419</text:p>
          </table:table-cell>
          <table:table-cell table:formula="of:=([.B668]-[.B$2])/10^9" office:value-type="float" office:value="0.139970669">
            <text:p>0.139971</text:p>
          </table:table-cell>
          <table:table-cell table:formula="of:=[.C668]-[.C667]" office:value-type="float" office:value="0">
            <text:p>0.000000</text:p>
          </table:table-cell>
          <table:table-cell table:formula="of:=[.A668]-[.A667]" office:value-type="float" office:value="0.000000999999883788405">
            <text:p>0.000001</text:p>
          </table:table-cell>
          <table:table-cell table:number-columns-repeated="2"/>
          <table:table-cell office:value-type="string">
            <text:p>2954795 / 4045115 &gt; 3000000 / 7000000</text:p>
          </table:table-cell>
        </table:table-row>
        <table:table-row table:style-name="ro1">
          <table:table-cell office:value-type="float" office:value="1061.356187">
            <text:p>1061.356187</text:p>
          </table:table-cell>
          <table:table-cell office:value-type="float" office:value="5086600491419">
            <text:p>5086600491419</text:p>
          </table:table-cell>
          <table:table-cell table:formula="of:=([.B669]-[.B$2])/10^9" office:value-type="float" office:value="0.139970669">
            <text:p>0.139971</text:p>
          </table:table-cell>
          <table:table-cell table:formula="of:=[.C669]-[.C668]" office:value-type="float" office:value="0">
            <text:p>0.000000</text:p>
          </table:table-cell>
          <table:table-cell table:formula="of:=[.A669]-[.A668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5086607491419; c_s is fully topped up</text:p>
          </table:table-cell>
        </table:table-row>
        <table:table-row table:style-name="ro1">
          <table:table-cell office:value-type="float" office:value="1061.356201">
            <text:p>1061.356201</text:p>
          </table:table-cell>
          <table:table-cell office:value-type="float" office:value="5086600500180">
            <text:p>5086600500180</text:p>
          </table:table-cell>
          <table:table-cell table:formula="of:=([.B670]-[.B$2])/10^9" office:value-type="float" office:value="0.13997943">
            <text:p>0.139979</text:p>
          </table:table-cell>
          <table:table-cell table:formula="of:=[.C670]-[.C669]" office:value-type="float" office:value="0.00000876099999999602">
            <text:p>0.000009</text:p>
          </table:table-cell>
          <table:table-cell table:formula="of:=[.A670]-[.A669]" office:value-type="float" office:value="0.0000139999999646534">
            <text:p>0.000014</text:p>
          </table:table-cell>
          <table:table-cell/>
          <table:table-cell office:value-type="string">
            <text:p>is pick_next_task_dl-ed by gnome-terminal (2016)</text:p>
          </table:table-cell>
          <table:table-cell/>
        </table:table-row>
        <table:table-row table:style-name="ro1">
          <table:table-cell office:value-type="float" office:value="1061.356341">
            <text:p>1061.356341</text:p>
          </table:table-cell>
          <table:table-cell office:value-type="float" office:value="5086600645744">
            <text:p>5086600645744</text:p>
          </table:table-cell>
          <table:table-cell table:formula="of:=([.B671]-[.B$2])/10^9" office:value-type="float" office:value="0.140124994">
            <text:p>0.140125</text:p>
          </table:table-cell>
          <table:table-cell table:formula="of:=[.C671]-[.C670]" office:value-type="float" office:value="0.000145564000000015">
            <text:p>0.000146</text:p>
          </table:table-cell>
          <table:table-cell table:formula="of:=[.A671]-[.A670]" office:value-type="float" office:value="0.000139999999873908">
            <text:p>0.00014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356341">
            <text:p>1061.356341</text:p>
          </table:table-cell>
          <table:table-cell office:value-type="float" office:value="5086600645744">
            <text:p>5086600645744</text:p>
          </table:table-cell>
          <table:table-cell table:formula="of:=([.B672]-[.B$2])/10^9" office:value-type="float" office:value="0.140124994">
            <text:p>0.140125</text:p>
          </table:table-cell>
          <table:table-cell table:formula="of:=[.C672]-[.C671]" office:value-type="float" office:value="0">
            <text:p>0.000000</text:p>
          </table:table-cell>
          <table:table-cell table:formula="of:=[.A672]-[.A671]" office:value-type="float" office:value="0">
            <text:p>0.000000</text:p>
          </table:table-cell>
          <table:table-cell/>
          <table:table-cell office:value-type="string">
            <text:p>uses up its c_s; 5086600645744-5086600500180=145564</text:p>
          </table:table-cell>
          <table:table-cell/>
        </table:table-row>
        <table:table-row table:style-name="ro1">
          <table:table-cell office:value-type="float" office:value="1061.356354">
            <text:p>1061.356354</text:p>
          </table:table-cell>
          <table:table-cell office:value-type="float" office:value="5086600659868">
            <text:p>5086600659868</text:p>
          </table:table-cell>
          <table:table-cell table:formula="of:=([.B673]-[.B$2])/10^9" office:value-type="float" office:value="0.140139118">
            <text:p>0.140139</text:p>
          </table:table-cell>
          <table:table-cell table:formula="of:=[.C673]-[.C672]" office:value-type="float" office:value="0.0000141240000000042">
            <text:p>0.000014</text:p>
          </table:table-cell>
          <table:table-cell table:formula="of:=[.A673]-[.A672]" office:value-type="float" office:value="0.000013000000080865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56361">
            <text:p>1061.356361</text:p>
          </table:table-cell>
          <table:table-cell office:value-type="float" office:value="5086600659868">
            <text:p>5086600659868</text:p>
          </table:table-cell>
          <table:table-cell table:formula="of:=([.B674]-[.B$2])/10^9" office:value-type="float" office:value="0.140139118">
            <text:p>0.140139</text:p>
          </table:table-cell>
          <table:table-cell table:formula="of:=[.C674]-[.C673]" office:value-type="float" office:value="0">
            <text:p>0.000000</text:p>
          </table:table-cell>
          <table:table-cell table:formula="of:=[.A674]-[.A673]" office:value-type="float" office:value="0.00000700000009601354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357271">
            <text:p>1061.357271</text:p>
          </table:table-cell>
          <table:table-cell office:value-type="float" office:value="5086601576867">
            <text:p>5086601576867</text:p>
          </table:table-cell>
          <table:table-cell table:formula="of:=([.B675]-[.B$2])/10^9" office:value-type="float" office:value="0.141056117">
            <text:p>0.141056</text:p>
          </table:table-cell>
          <table:table-cell table:formula="of:=[.C675]-[.C674]" office:value-type="float" office:value="0.000916999000000002">
            <text:p>0.000917</text:p>
          </table:table-cell>
          <table:table-cell table:formula="of:=[.A675]-[.A674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57272">
            <text:p>1061.357272</text:p>
          </table:table-cell>
          <table:table-cell office:value-type="float" office:value="5086601576867">
            <text:p>5086601576867</text:p>
          </table:table-cell>
          <table:table-cell table:formula="of:=([.B676]-[.B$2])/10^9" office:value-type="float" office:value="0.141056117">
            <text:p>0.141056</text:p>
          </table:table-cell>
          <table:table-cell table:formula="of:=[.C676]-[.C675]" office:value-type="float" office:value="0">
            <text:p>0.000000</text:p>
          </table:table-cell>
          <table:table-cell table:formula="of:=[.A676]-[.A675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57277">
            <text:p>1061.357277</text:p>
          </table:table-cell>
          <table:table-cell office:value-type="float" office:value="5086601576867">
            <text:p>5086601576867</text:p>
          </table:table-cell>
          <table:table-cell table:formula="of:=([.B677]-[.B$2])/10^9" office:value-type="float" office:value="0.141056117">
            <text:p>0.141056</text:p>
          </table:table-cell>
          <table:table-cell table:formula="of:=[.C677]-[.C676]" office:value-type="float" office:value="0">
            <text:p>0.000000</text:p>
          </table:table-cell>
          <table:table-cell table:formula="of:=[.A677]-[.A676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358031">
            <text:p>1061.358031</text:p>
          </table:table-cell>
          <table:table-cell office:value-type="float" office:value="5086601576867">
            <text:p>5086601576867</text:p>
          </table:table-cell>
          <table:table-cell table:formula="of:=([.B678]-[.B$2])/10^9" office:value-type="float" office:value="0.141056117">
            <text:p>0.141056</text:p>
          </table:table-cell>
          <table:table-cell table:formula="of:=[.C678]-[.C677]" office:value-type="float" office:value="0">
            <text:p>0.000000</text:p>
          </table:table-cell>
          <table:table-cell table:formula="of:=[.A678]-[.A677]" office:value-type="float" office:value="0.000753999999915322">
            <text:p>0.00075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358031">
            <text:p>1061.358031</text:p>
          </table:table-cell>
          <table:table-cell office:value-type="float" office:value="5086601576867">
            <text:p>5086601576867</text:p>
          </table:table-cell>
          <table:table-cell table:formula="of:=([.B679]-[.B$2])/10^9" office:value-type="float" office:value="0.141056117">
            <text:p>0.141056</text:p>
          </table:table-cell>
          <table:table-cell table:formula="of:=[.C679]-[.C678]" office:value-type="float" office:value="0">
            <text:p>0.000000</text:p>
          </table:table-cell>
          <table:table-cell table:formula="of:=[.A679]-[.A678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58032">
            <text:p>1061.358032</text:p>
          </table:table-cell>
          <table:table-cell office:value-type="float" office:value="5086601576867">
            <text:p>5086601576867</text:p>
          </table:table-cell>
          <table:table-cell table:formula="of:=([.B680]-[.B$2])/10^9" office:value-type="float" office:value="0.141056117">
            <text:p>0.141056</text:p>
          </table:table-cell>
          <table:table-cell table:formula="of:=[.C680]-[.C679]" office:value-type="float" office:value="0">
            <text:p>0.000000</text:p>
          </table:table-cell>
          <table:table-cell table:formula="of:=[.A680]-[.A679]" office:value-type="float" office:value="0.00000100000011116208">
            <text:p>0.000001</text:p>
          </table:table-cell>
          <table:table-cell/>
          <table:table-cell office:value-type="string">
            <text:p>postpones its deadline to 5086607330215; c_s is topped up to 1991944</text:p>
          </table:table-cell>
          <table:table-cell/>
        </table:table-row>
        <table:table-row table:style-name="ro1">
          <table:table-cell office:value-type="float" office:value="1061.358034">
            <text:p>1061.358034</text:p>
          </table:table-cell>
          <table:table-cell office:value-type="float" office:value="5086601576867">
            <text:p>5086601576867</text:p>
          </table:table-cell>
          <table:table-cell table:formula="of:=([.B681]-[.B$2])/10^9" office:value-type="float" office:value="0.141056117">
            <text:p>0.141056</text:p>
          </table:table-cell>
          <table:table-cell table:formula="of:=[.C681]-[.C680]" office:value-type="float" office:value="0">
            <text:p>0.000000</text:p>
          </table:table-cell>
          <table:table-cell table:formula="of:=[.A681]-[.A680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358042">
            <text:p>1061.358042</text:p>
          </table:table-cell>
          <table:table-cell office:value-type="float" office:value="5086602347594">
            <text:p>5086602347594</text:p>
          </table:table-cell>
          <table:table-cell table:formula="of:=([.B682]-[.B$2])/10^9" office:value-type="float" office:value="0.141826844">
            <text:p>0.141827</text:p>
          </table:table-cell>
          <table:table-cell table:formula="of:=[.C682]-[.C681]" office:value-type="float" office:value="0.000770726999999999">
            <text:p>0.000771</text:p>
          </table:table-cell>
          <table:table-cell table:formula="of:=[.A682]-[.A681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58046">
            <text:p>1061.358046</text:p>
          </table:table-cell>
          <table:table-cell office:value-type="float" office:value="5086602347594">
            <text:p>5086602347594</text:p>
          </table:table-cell>
          <table:table-cell table:formula="of:=([.B683]-[.B$2])/10^9" office:value-type="float" office:value="0.141826844">
            <text:p>0.141827</text:p>
          </table:table-cell>
          <table:table-cell table:formula="of:=[.C683]-[.C682]" office:value-type="float" office:value="0">
            <text:p>0.000000</text:p>
          </table:table-cell>
          <table:table-cell table:formula="of:=[.A683]-[.A682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59863">
            <text:p>1061.359863</text:p>
          </table:table-cell>
          <table:table-cell office:value-type="float" office:value="5086604173459">
            <text:p>5086604173459</text:p>
          </table:table-cell>
          <table:table-cell table:formula="of:=([.B684]-[.B$2])/10^9" office:value-type="float" office:value="0.143652709">
            <text:p>0.143653</text:p>
          </table:table-cell>
          <table:table-cell table:formula="of:=[.C684]-[.C683]" office:value-type="float" office:value="0.00182586499999998">
            <text:p>0.001826</text:p>
          </table:table-cell>
          <table:table-cell table:formula="of:=[.A684]-[.A683]" office:value-type="float" office:value="0.0018169999998463">
            <text:p>0.00181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59864">
            <text:p>1061.359864</text:p>
          </table:table-cell>
          <table:table-cell office:value-type="float" office:value="5086604173459">
            <text:p>5086604173459</text:p>
          </table:table-cell>
          <table:table-cell table:formula="of:=([.B685]-[.B$2])/10^9" office:value-type="float" office:value="0.143652709">
            <text:p>0.143653</text:p>
          </table:table-cell>
          <table:table-cell table:formula="of:=[.C685]-[.C684]" office:value-type="float" office:value="0">
            <text:p>0.000000</text:p>
          </table:table-cell>
          <table:table-cell table:formula="of:=[.A685]-[.A684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59869">
            <text:p>1061.359869</text:p>
          </table:table-cell>
          <table:table-cell office:value-type="float" office:value="5086604173459">
            <text:p>5086604173459</text:p>
          </table:table-cell>
          <table:table-cell table:formula="of:=([.B686]-[.B$2])/10^9" office:value-type="float" office:value="0.143652709">
            <text:p>0.143653</text:p>
          </table:table-cell>
          <table:table-cell table:formula="of:=[.C686]-[.C685]" office:value-type="float" office:value="0">
            <text:p>0.000000</text:p>
          </table:table-cell>
          <table:table-cell table:formula="of:=[.A686]-[.A685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60163">
            <text:p>1061.360163</text:p>
          </table:table-cell>
          <table:table-cell office:value-type="float" office:value="5086604173459">
            <text:p>5086604173459</text:p>
          </table:table-cell>
          <table:table-cell table:formula="of:=([.B687]-[.B$2])/10^9" office:value-type="float" office:value="0.143652709">
            <text:p>0.143653</text:p>
          </table:table-cell>
          <table:table-cell table:formula="of:=[.C687]-[.C686]" office:value-type="float" office:value="0">
            <text:p>0.000000</text:p>
          </table:table-cell>
          <table:table-cell table:formula="of:=[.A687]-[.A686]" office:value-type="float" office:value="0.000294000000167216">
            <text:p>0.00029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60165">
            <text:p>1061.360165</text:p>
          </table:table-cell>
          <table:table-cell office:value-type="float" office:value="5086604475445">
            <text:p>5086604475445</text:p>
          </table:table-cell>
          <table:table-cell table:formula="of:=([.B688]-[.B$2])/10^9" office:value-type="float" office:value="0.143954695">
            <text:p>0.143955</text:p>
          </table:table-cell>
          <table:table-cell table:formula="of:=[.C688]-[.C687]" office:value-type="float" office:value="0.000301986000000004">
            <text:p>0.000302</text:p>
          </table:table-cell>
          <table:table-cell table:formula="of:=[.A688]-[.A68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60166">
            <text:p>1061.360166</text:p>
          </table:table-cell>
          <table:table-cell office:value-type="float" office:value="5086604475445">
            <text:p>5086604475445</text:p>
          </table:table-cell>
          <table:table-cell table:formula="of:=([.B689]-[.B$2])/10^9" office:value-type="float" office:value="0.143954695">
            <text:p>0.143955</text:p>
          </table:table-cell>
          <table:table-cell table:formula="of:=[.C689]-[.C688]" office:value-type="float" office:value="0">
            <text:p>0.000000</text:p>
          </table:table-cell>
          <table:table-cell table:formula="of:=[.A689]-[.A688]" office:value-type="float" office:value="0.000000999999883788405">
            <text:p>0.000001</text:p>
          </table:table-cell>
          <table:table-cell office:value-type="string">
            <text:p>d_s is renewed (r + D) to 5086606475445; c_s is fully topped up</text:p>
          </table:table-cell>
          <table:table-cell table:number-columns-repeated="2"/>
        </table:table-row>
        <table:table-row table:style-name="ro1">
          <table:table-cell office:value-type="float" office:value="1061.360167">
            <text:p>1061.360167</text:p>
          </table:table-cell>
          <table:table-cell office:value-type="float" office:value="5086604475445">
            <text:p>5086604475445</text:p>
          </table:table-cell>
          <table:table-cell table:formula="of:=([.B690]-[.B$2])/10^9" office:value-type="float" office:value="0.143954695">
            <text:p>0.143955</text:p>
          </table:table-cell>
          <table:table-cell table:formula="of:=[.C690]-[.C689]" office:value-type="float" office:value="0">
            <text:p>0.000000</text:p>
          </table:table-cell>
          <table:table-cell table:formula="of:=[.A690]-[.A689]" office:value-type="float" office:value="0.00000100000011116208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360174">
            <text:p>1061.360174</text:p>
          </table:table-cell>
          <table:table-cell office:value-type="float" office:value="5086604484536">
            <text:p>5086604484536</text:p>
          </table:table-cell>
          <table:table-cell table:formula="of:=([.B691]-[.B$2])/10^9" office:value-type="float" office:value="0.143963786">
            <text:p>0.143964</text:p>
          </table:table-cell>
          <table:table-cell table:formula="of:=[.C691]-[.C690]" office:value-type="float" office:value="0.00000909100000001661">
            <text:p>0.000009</text:p>
          </table:table-cell>
          <table:table-cell table:formula="of:=[.A691]-[.A690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60179">
            <text:p>1061.360179</text:p>
          </table:table-cell>
          <table:table-cell office:value-type="float" office:value="5086604484536">
            <text:p>5086604484536</text:p>
          </table:table-cell>
          <table:table-cell table:formula="of:=([.B692]-[.B$2])/10^9" office:value-type="float" office:value="0.143963786">
            <text:p>0.143964</text:p>
          </table:table-cell>
          <table:table-cell table:formula="of:=[.C692]-[.C691]" office:value-type="float" office:value="0">
            <text:p>0.000000</text:p>
          </table:table-cell>
          <table:table-cell table:formula="of:=[.A692]-[.A691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361085">
            <text:p>1061.361085</text:p>
          </table:table-cell>
          <table:table-cell office:value-type="float" office:value="5086605394799">
            <text:p>5086605394799</text:p>
          </table:table-cell>
          <table:table-cell table:formula="of:=([.B693]-[.B$2])/10^9" office:value-type="float" office:value="0.144874049">
            <text:p>0.144874</text:p>
          </table:table-cell>
          <table:table-cell table:formula="of:=[.C693]-[.C692]" office:value-type="float" office:value="0.000910262999999994">
            <text:p>0.000910</text:p>
          </table:table-cell>
          <table:table-cell table:formula="of:=[.A693]-[.A692]" office:value-type="float" office:value="0.000905999999986307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61086">
            <text:p>1061.361086</text:p>
          </table:table-cell>
          <table:table-cell office:value-type="float" office:value="5086605394799">
            <text:p>5086605394799</text:p>
          </table:table-cell>
          <table:table-cell table:formula="of:=([.B694]-[.B$2])/10^9" office:value-type="float" office:value="0.144874049">
            <text:p>0.144874</text:p>
          </table:table-cell>
          <table:table-cell table:formula="of:=[.C694]-[.C693]" office:value-type="float" office:value="0">
            <text:p>0.000000</text:p>
          </table:table-cell>
          <table:table-cell table:formula="of:=[.A694]-[.A693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6109">
            <text:p>1061.361090</text:p>
          </table:table-cell>
          <table:table-cell office:value-type="float" office:value="5086605394799">
            <text:p>5086605394799</text:p>
          </table:table-cell>
          <table:table-cell table:formula="of:=([.B695]-[.B$2])/10^9" office:value-type="float" office:value="0.144874049">
            <text:p>0.144874</text:p>
          </table:table-cell>
          <table:table-cell table:formula="of:=[.C695]-[.C694]" office:value-type="float" office:value="0">
            <text:p>0.000000</text:p>
          </table:table-cell>
          <table:table-cell table:formula="of:=[.A695]-[.A694]" office:value-type="float" office:value="0.00000400000021727465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361161">
            <text:p>1061.361161</text:p>
          </table:table-cell>
          <table:table-cell office:value-type="float" office:value="5086605394799">
            <text:p>5086605394799</text:p>
          </table:table-cell>
          <table:table-cell table:formula="of:=([.B696]-[.B$2])/10^9" office:value-type="float" office:value="0.144874049">
            <text:p>0.144874</text:p>
          </table:table-cell>
          <table:table-cell table:formula="of:=[.C696]-[.C695]" office:value-type="float" office:value="0">
            <text:p>0.000000</text:p>
          </table:table-cell>
          <table:table-cell table:formula="of:=[.A696]-[.A695]" office:value-type="float" office:value="0.0000709999999344291">
            <text:p>0.00007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61164">
            <text:p>1061.361164</text:p>
          </table:table-cell>
          <table:table-cell office:value-type="float" office:value="5086605473342">
            <text:p>5086605473342</text:p>
          </table:table-cell>
          <table:table-cell table:formula="of:=([.B697]-[.B$2])/10^9" office:value-type="float" office:value="0.144952592">
            <text:p>0.144953</text:p>
          </table:table-cell>
          <table:table-cell table:formula="of:=[.C697]-[.C696]" office:value-type="float" office:value="0.0000785429999999865">
            <text:p>0.000079</text:p>
          </table:table-cell>
          <table:table-cell table:formula="of:=[.A697]-[.A696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61165">
            <text:p>1061.361165</text:p>
          </table:table-cell>
          <table:table-cell office:value-type="float" office:value="5086605473342">
            <text:p>5086605473342</text:p>
          </table:table-cell>
          <table:table-cell table:formula="of:=([.B698]-[.B$2])/10^9" office:value-type="float" office:value="0.144952592">
            <text:p>0.144953</text:p>
          </table:table-cell>
          <table:table-cell table:formula="of:=[.C698]-[.C697]" office:value-type="float" office:value="0">
            <text:p>0.000000</text:p>
          </table:table-cell>
          <table:table-cell table:formula="of:=[.A698]-[.A697]" office:value-type="float" office:value="0.00000100000011116208">
            <text:p>0.000001</text:p>
          </table:table-cell>
          <table:table-cell/>
          <table:table-cell office:value-type="string">
            <text:p>166079 / 1856873 &lt;= 2000000 / 5000000</text:p>
          </table:table-cell>
          <table:table-cell/>
        </table:table-row>
        <table:table-row table:style-name="ro1">
          <table:table-cell office:value-type="float" office:value="1061.361165">
            <text:p>1061.361165</text:p>
          </table:table-cell>
          <table:table-cell office:value-type="float" office:value="5086605473342">
            <text:p>5086605473342</text:p>
          </table:table-cell>
          <table:table-cell table:formula="of:=([.B699]-[.B$2])/10^9" office:value-type="float" office:value="0.144952592">
            <text:p>0.144953</text:p>
          </table:table-cell>
          <table:table-cell table:formula="of:=[.C699]-[.C698]" office:value-type="float" office:value="0">
            <text:p>0.000000</text:p>
          </table:table-cell>
          <table:table-cell table:formula="of:=[.A699]-[.A698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361167">
            <text:p>1061.361167</text:p>
          </table:table-cell>
          <table:table-cell office:value-type="float" office:value="5086605473342">
            <text:p>5086605473342</text:p>
          </table:table-cell>
          <table:table-cell table:formula="of:=([.B700]-[.B$2])/10^9" office:value-type="float" office:value="0.144952592">
            <text:p>0.144953</text:p>
          </table:table-cell>
          <table:table-cell table:formula="of:=[.C700]-[.C699]" office:value-type="float" office:value="0">
            <text:p>0.000000</text:p>
          </table:table-cell>
          <table:table-cell table:formula="of:=[.A700]-[.A699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361177">
            <text:p>1061.361177</text:p>
          </table:table-cell>
          <table:table-cell office:value-type="float" office:value="5086605486793">
            <text:p>5086605486793</text:p>
          </table:table-cell>
          <table:table-cell table:formula="of:=([.B701]-[.B$2])/10^9" office:value-type="float" office:value="0.144966043">
            <text:p>0.144966</text:p>
          </table:table-cell>
          <table:table-cell table:formula="of:=[.C701]-[.C700]" office:value-type="float" office:value="0.0000134509999999977">
            <text:p>0.000013</text:p>
          </table:table-cell>
          <table:table-cell table:formula="of:=[.A701]-[.A700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61184">
            <text:p>1061.361184</text:p>
          </table:table-cell>
          <table:table-cell office:value-type="float" office:value="5086605486793">
            <text:p>5086605486793</text:p>
          </table:table-cell>
          <table:table-cell table:formula="of:=([.B702]-[.B$2])/10^9" office:value-type="float" office:value="0.144966043">
            <text:p>0.144966</text:p>
          </table:table-cell>
          <table:table-cell table:formula="of:=[.C702]-[.C701]" office:value-type="float" office:value="0">
            <text:p>0.000000</text:p>
          </table:table-cell>
          <table:table-cell table:formula="of:=[.A702]-[.A701]" office:value-type="float" office:value="0.00000700000009601354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61351">
            <text:p>1061.361351</text:p>
          </table:table-cell>
          <table:table-cell office:value-type="float" office:value="5086605660851">
            <text:p>5086605660851</text:p>
          </table:table-cell>
          <table:table-cell table:formula="of:=([.B703]-[.B$2])/10^9" office:value-type="float" office:value="0.145140101">
            <text:p>0.145140</text:p>
          </table:table-cell>
          <table:table-cell table:formula="of:=[.C703]-[.C702]" office:value-type="float" office:value="0.000174058000000005">
            <text:p>0.000174</text:p>
          </table:table-cell>
          <table:table-cell table:formula="of:=[.A703]-[.A702]" office:value-type="float" office:value="0.000166999999919426">
            <text:p>0.00016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361352">
            <text:p>1061.361352</text:p>
          </table:table-cell>
          <table:table-cell office:value-type="float" office:value="5086605660851">
            <text:p>5086605660851</text:p>
          </table:table-cell>
          <table:table-cell table:formula="of:=([.B704]-[.B$2])/10^9" office:value-type="float" office:value="0.145140101">
            <text:p>0.145140</text:p>
          </table:table-cell>
          <table:table-cell table:formula="of:=[.C704]-[.C703]" office:value-type="float" office:value="0">
            <text:p>0.000000</text:p>
          </table:table-cell>
          <table:table-cell table:formula="of:=[.A704]-[.A703]" office:value-type="float" office:value="0.000000999999883788405">
            <text:p>0.000001</text:p>
          </table:table-cell>
          <table:table-cell/>
          <table:table-cell office:value-type="string">
            <text:p>uses up its c_s; 5086605660851-5086605486793=174058</text:p>
          </table:table-cell>
          <table:table-cell/>
        </table:table-row>
        <table:table-row table:style-name="ro1">
          <table:table-cell office:value-type="float" office:value="1061.361364">
            <text:p>1061.361364</text:p>
          </table:table-cell>
          <table:table-cell office:value-type="float" office:value="5086605673984">
            <text:p>5086605673984</text:p>
          </table:table-cell>
          <table:table-cell table:formula="of:=([.B705]-[.B$2])/10^9" office:value-type="float" office:value="0.145153234">
            <text:p>0.145153</text:p>
          </table:table-cell>
          <table:table-cell table:formula="of:=[.C705]-[.C704]" office:value-type="float" office:value="0.0000131329999999985">
            <text:p>0.000013</text:p>
          </table:table-cell>
          <table:table-cell table:formula="of:=[.A705]-[.A704]" office:value-type="float" office:value="0.0000120000001970766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61369">
            <text:p>1061.361369</text:p>
          </table:table-cell>
          <table:table-cell office:value-type="float" office:value="5086605673984">
            <text:p>5086605673984</text:p>
          </table:table-cell>
          <table:table-cell table:formula="of:=([.B706]-[.B$2])/10^9" office:value-type="float" office:value="0.145153234">
            <text:p>0.145153</text:p>
          </table:table-cell>
          <table:table-cell table:formula="of:=[.C706]-[.C705]" office:value-type="float" office:value="0">
            <text:p>0.000000</text:p>
          </table:table-cell>
          <table:table-cell table:formula="of:=[.A706]-[.A705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63026">
            <text:p>1061.363026</text:p>
          </table:table-cell>
          <table:table-cell office:value-type="float" office:value="5086605673984">
            <text:p>5086605673984</text:p>
          </table:table-cell>
          <table:table-cell table:formula="of:=([.B707]-[.B$2])/10^9" office:value-type="float" office:value="0.145153234">
            <text:p>0.145153</text:p>
          </table:table-cell>
          <table:table-cell table:formula="of:=[.C707]-[.C706]" office:value-type="float" office:value="0">
            <text:p>0.000000</text:p>
          </table:table-cell>
          <table:table-cell table:formula="of:=[.A707]-[.A706]" office:value-type="float" office:value="0.00165700000002289">
            <text:p>0.00165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363027">
            <text:p>1061.363027</text:p>
          </table:table-cell>
          <table:table-cell office:value-type="float" office:value="5086605673984">
            <text:p>5086605673984</text:p>
          </table:table-cell>
          <table:table-cell table:formula="of:=([.B708]-[.B$2])/10^9" office:value-type="float" office:value="0.145153234">
            <text:p>0.145153</text:p>
          </table:table-cell>
          <table:table-cell table:formula="of:=[.C708]-[.C707]" office:value-type="float" office:value="0">
            <text:p>0.000000</text:p>
          </table:table-cell>
          <table:table-cell table:formula="of:=[.A708]-[.A707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63028">
            <text:p>1061.363028</text:p>
          </table:table-cell>
          <table:table-cell office:value-type="float" office:value="5086605673984">
            <text:p>5086605673984</text:p>
          </table:table-cell>
          <table:table-cell table:formula="of:=([.B709]-[.B$2])/10^9" office:value-type="float" office:value="0.145153234">
            <text:p>0.145153</text:p>
          </table:table-cell>
          <table:table-cell table:formula="of:=[.C709]-[.C708]" office:value-type="float" office:value="0">
            <text:p>0.000000</text:p>
          </table:table-cell>
          <table:table-cell table:formula="of:=[.A709]-[.A708]" office:value-type="float" office:value="0.000000999999883788405">
            <text:p>0.000001</text:p>
          </table:table-cell>
          <table:table-cell/>
          <table:table-cell office:value-type="string">
            <text:p>postpones its deadline to 5086612330215; c_s is topped up to 1992021</text:p>
          </table:table-cell>
          <table:table-cell/>
        </table:table-row>
        <table:table-row table:style-name="ro1">
          <table:table-cell office:value-type="float" office:value="1061.363197">
            <text:p>1061.363197</text:p>
          </table:table-cell>
          <table:table-cell office:value-type="float" office:value="5086607506350">
            <text:p>5086607506350</text:p>
          </table:table-cell>
          <table:table-cell table:formula="of:=([.B710]-[.B$2])/10^9" office:value-type="float" office:value="0.1469856">
            <text:p>0.146986</text:p>
          </table:table-cell>
          <table:table-cell table:formula="of:=[.C710]-[.C709]" office:value-type="float" office:value="0.001832366">
            <text:p>0.001832</text:p>
          </table:table-cell>
          <table:table-cell table:formula="of:=[.A710]-[.A709]" office:value-type="float" office:value="0.000168999999914377">
            <text:p>0.000169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1061.363198">
            <text:p>1061.363198</text:p>
          </table:table-cell>
          <table:table-cell office:value-type="float" office:value="5086607506350">
            <text:p>5086607506350</text:p>
          </table:table-cell>
          <table:table-cell table:formula="of:=([.B711]-[.B$2])/10^9" office:value-type="float" office:value="0.1469856">
            <text:p>0.146986</text:p>
          </table:table-cell>
          <table:table-cell table:formula="of:=[.C711]-[.C710]" office:value-type="float" office:value="0">
            <text:p>0.000000</text:p>
          </table:table-cell>
          <table:table-cell table:formula="of:=[.A711]-[.A710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5086607506350-5086605673984=1832366</text:p>
          </table:table-cell>
        </table:table-row>
        <table:table-row table:style-name="ro1">
          <table:table-cell office:value-type="float" office:value="1061.363201">
            <text:p>1061.363201</text:p>
          </table:table-cell>
          <table:table-cell office:value-type="float" office:value="5086607506350">
            <text:p>5086607506350</text:p>
          </table:table-cell>
          <table:table-cell table:formula="of:=([.B712]-[.B$2])/10^9" office:value-type="float" office:value="0.1469856">
            <text:p>0.146986</text:p>
          </table:table-cell>
          <table:table-cell table:formula="of:=[.C712]-[.C711]" office:value-type="float" office:value="0">
            <text:p>0.000000</text:p>
          </table:table-cell>
          <table:table-cell table:formula="of:=[.A712]-[.A711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363202">
            <text:p>1061.363202</text:p>
          </table:table-cell>
          <table:table-cell office:value-type="float" office:value="5086607506350">
            <text:p>5086607506350</text:p>
          </table:table-cell>
          <table:table-cell table:formula="of:=([.B713]-[.B$2])/10^9" office:value-type="float" office:value="0.1469856">
            <text:p>0.146986</text:p>
          </table:table-cell>
          <table:table-cell table:formula="of:=[.C713]-[.C712]" office:value-type="float" office:value="0">
            <text:p>0.000000</text:p>
          </table:table-cell>
          <table:table-cell table:formula="of:=[.A713]-[.A712]" office:value-type="float" office:value="0.00000100000011116208">
            <text:p>0.000001</text:p>
          </table:table-cell>
          <table:table-cell table:number-columns-repeated="2"/>
          <table:table-cell office:value-type="string">
            <text:p>postpones its deadline to 5086614491419; c_s is topped up to 2978905</text:p>
          </table:table-cell>
        </table:table-row>
        <table:table-row table:style-name="ro1">
          <table:table-cell office:value-type="float" office:value="1061.363213">
            <text:p>1061.363213</text:p>
          </table:table-cell>
          <table:table-cell office:value-type="float" office:value="5086607523391">
            <text:p>5086607523391</text:p>
          </table:table-cell>
          <table:table-cell table:formula="of:=([.B714]-[.B$2])/10^9" office:value-type="float" office:value="0.147002641">
            <text:p>0.147003</text:p>
          </table:table-cell>
          <table:table-cell table:formula="of:=[.C714]-[.C713]" office:value-type="float" office:value="0.0000170409999999954">
            <text:p>0.000017</text:p>
          </table:table-cell>
          <table:table-cell table:formula="of:=[.A714]-[.A713]" office:value-type="float" office:value="0.0000110000000859145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63218">
            <text:p>1061.363218</text:p>
          </table:table-cell>
          <table:table-cell office:value-type="float" office:value="5086607523391">
            <text:p>5086607523391</text:p>
          </table:table-cell>
          <table:table-cell table:formula="of:=([.B715]-[.B$2])/10^9" office:value-type="float" office:value="0.147002641">
            <text:p>0.147003</text:p>
          </table:table-cell>
          <table:table-cell table:formula="of:=[.C715]-[.C714]" office:value-type="float" office:value="0">
            <text:p>0.000000</text:p>
          </table:table-cell>
          <table:table-cell table:formula="of:=[.A715]-[.A714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64158">
            <text:p>1061.364158</text:p>
          </table:table-cell>
          <table:table-cell office:value-type="float" office:value="5086608017491">
            <text:p>5086608017491</text:p>
          </table:table-cell>
          <table:table-cell table:formula="of:=([.B716]-[.B$2])/10^9" office:value-type="float" office:value="0.147496741">
            <text:p>0.147497</text:p>
          </table:table-cell>
          <table:table-cell table:formula="of:=[.C716]-[.C715]" office:value-type="float" office:value="0.000494099999999997">
            <text:p>0.000494</text:p>
          </table:table-cell>
          <table:table-cell table:formula="of:=[.A716]-[.A715]" office:value-type="float" office:value="0.000940000000127839">
            <text:p>0.00094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64161">
            <text:p>1061.364161</text:p>
          </table:table-cell>
          <table:table-cell office:value-type="float" office:value="5086608475315">
            <text:p>5086608475315</text:p>
          </table:table-cell>
          <table:table-cell table:formula="of:=([.B717]-[.B$2])/10^9" office:value-type="float" office:value="0.147954565">
            <text:p>0.147955</text:p>
          </table:table-cell>
          <table:table-cell table:formula="of:=[.C717]-[.C716]" office:value-type="float" office:value="0.000457824000000023">
            <text:p>0.000458</text:p>
          </table:table-cell>
          <table:table-cell table:formula="of:=[.A717]-[.A716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64161">
            <text:p>1061.364161</text:p>
          </table:table-cell>
          <table:table-cell office:value-type="float" office:value="5086608475315">
            <text:p>5086608475315</text:p>
          </table:table-cell>
          <table:table-cell table:formula="of:=([.B718]-[.B$2])/10^9" office:value-type="float" office:value="0.147954565">
            <text:p>0.147955</text:p>
          </table:table-cell>
          <table:table-cell table:formula="of:=[.C718]-[.C717]" office:value-type="float" office:value="0">
            <text:p>0.000000</text:p>
          </table:table-cell>
          <table:table-cell table:formula="of:=[.A718]-[.A717]" office:value-type="float" office:value="0">
            <text:p>0.000000</text:p>
          </table:table-cell>
          <table:table-cell office:value-type="string">
            <text:p>d_s is renewed (r + D) to 5086610475315; c_s is fully topped up</text:p>
          </table:table-cell>
          <table:table-cell table:number-columns-repeated="2"/>
        </table:table-row>
        <table:table-row table:style-name="ro1">
          <table:table-cell office:value-type="float" office:value="1061.364163">
            <text:p>1061.364163</text:p>
          </table:table-cell>
          <table:table-cell office:value-type="float" office:value="5086608475315">
            <text:p>5086608475315</text:p>
          </table:table-cell>
          <table:table-cell table:formula="of:=([.B719]-[.B$2])/10^9" office:value-type="float" office:value="0.147954565">
            <text:p>0.147955</text:p>
          </table:table-cell>
          <table:table-cell table:formula="of:=[.C719]-[.C718]" office:value-type="float" office:value="0">
            <text:p>0.000000</text:p>
          </table:table-cell>
          <table:table-cell table:formula="of:=[.A719]-[.A718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364173">
            <text:p>1061.364173</text:p>
          </table:table-cell>
          <table:table-cell office:value-type="float" office:value="5086608487535">
            <text:p>5086608487535</text:p>
          </table:table-cell>
          <table:table-cell table:formula="of:=([.B720]-[.B$2])/10^9" office:value-type="float" office:value="0.147966785">
            <text:p>0.147967</text:p>
          </table:table-cell>
          <table:table-cell table:formula="of:=[.C720]-[.C719]" office:value-type="float" office:value="0.0000122199999999795">
            <text:p>0.000012</text:p>
          </table:table-cell>
          <table:table-cell table:formula="of:=[.A720]-[.A719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64181">
            <text:p>1061.364181</text:p>
          </table:table-cell>
          <table:table-cell office:value-type="float" office:value="5086608487535">
            <text:p>5086608487535</text:p>
          </table:table-cell>
          <table:table-cell table:formula="of:=([.B721]-[.B$2])/10^9" office:value-type="float" office:value="0.147966785">
            <text:p>0.147967</text:p>
          </table:table-cell>
          <table:table-cell table:formula="of:=[.C721]-[.C720]" office:value-type="float" office:value="0">
            <text:p>0.000000</text:p>
          </table:table-cell>
          <table:table-cell table:formula="of:=[.A721]-[.A720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365091">
            <text:p>1061.365091</text:p>
          </table:table-cell>
          <table:table-cell office:value-type="float" office:value="5086609405747">
            <text:p>5086609405747</text:p>
          </table:table-cell>
          <table:table-cell table:formula="of:=([.B722]-[.B$2])/10^9" office:value-type="float" office:value="0.148884997">
            <text:p>0.148885</text:p>
          </table:table-cell>
          <table:table-cell table:formula="of:=[.C722]-[.C721]" office:value-type="float" office:value="0.000918212000000002">
            <text:p>0.000918</text:p>
          </table:table-cell>
          <table:table-cell table:formula="of:=[.A722]-[.A721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65092">
            <text:p>1061.365092</text:p>
          </table:table-cell>
          <table:table-cell office:value-type="float" office:value="5086609405747">
            <text:p>5086609405747</text:p>
          </table:table-cell>
          <table:table-cell table:formula="of:=([.B723]-[.B$2])/10^9" office:value-type="float" office:value="0.148884997">
            <text:p>0.148885</text:p>
          </table:table-cell>
          <table:table-cell table:formula="of:=[.C723]-[.C722]" office:value-type="float" office:value="0">
            <text:p>0.000000</text:p>
          </table:table-cell>
          <table:table-cell table:formula="of:=[.A723]-[.A722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651">
            <text:p>1061.365100</text:p>
          </table:table-cell>
          <table:table-cell office:value-type="float" office:value="5086609405747">
            <text:p>5086609405747</text:p>
          </table:table-cell>
          <table:table-cell table:formula="of:=([.B724]-[.B$2])/10^9" office:value-type="float" office:value="0.148884997">
            <text:p>0.148885</text:p>
          </table:table-cell>
          <table:table-cell table:formula="of:=[.C724]-[.C723]" office:value-type="float" office:value="0">
            <text:p>0.000000</text:p>
          </table:table-cell>
          <table:table-cell table:formula="of:=[.A724]-[.A723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365943">
            <text:p>1061.365943</text:p>
          </table:table-cell>
          <table:table-cell office:value-type="float" office:value="5086610257264">
            <text:p>5086610257264</text:p>
          </table:table-cell>
          <table:table-cell table:formula="of:=([.B725]-[.B$2])/10^9" office:value-type="float" office:value="0.149736514">
            <text:p>0.149737</text:p>
          </table:table-cell>
          <table:table-cell table:formula="of:=[.C725]-[.C724]" office:value-type="float" office:value="0.000851516999999996">
            <text:p>0.000852</text:p>
          </table:table-cell>
          <table:table-cell table:formula="of:=[.A725]-[.A724]" office:value-type="float" office:value="0.00084300000003168">
            <text:p>0.00084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65944">
            <text:p>1061.365944</text:p>
          </table:table-cell>
          <table:table-cell office:value-type="float" office:value="5086610257264">
            <text:p>5086610257264</text:p>
          </table:table-cell>
          <table:table-cell table:formula="of:=([.B726]-[.B$2])/10^9" office:value-type="float" office:value="0.149736514">
            <text:p>0.149737</text:p>
          </table:table-cell>
          <table:table-cell table:formula="of:=[.C726]-[.C725]" office:value-type="float" office:value="0">
            <text:p>0.000000</text:p>
          </table:table-cell>
          <table:table-cell table:formula="of:=[.A726]-[.A725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65949">
            <text:p>1061.365949</text:p>
          </table:table-cell>
          <table:table-cell office:value-type="float" office:value="5086610257264">
            <text:p>5086610257264</text:p>
          </table:table-cell>
          <table:table-cell table:formula="of:=([.B727]-[.B$2])/10^9" office:value-type="float" office:value="0.149736514">
            <text:p>0.149737</text:p>
          </table:table-cell>
          <table:table-cell table:formula="of:=[.C727]-[.C726]" office:value-type="float" office:value="0">
            <text:p>0.000000</text:p>
          </table:table-cell>
          <table:table-cell table:formula="of:=[.A727]-[.A726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65958">
            <text:p>1061.365958</text:p>
          </table:table-cell>
          <table:table-cell office:value-type="float" office:value="5086610273177">
            <text:p>5086610273177</text:p>
          </table:table-cell>
          <table:table-cell table:formula="of:=([.B728]-[.B$2])/10^9" office:value-type="float" office:value="0.149752427">
            <text:p>0.149752</text:p>
          </table:table-cell>
          <table:table-cell table:formula="of:=[.C728]-[.C727]" office:value-type="float" office:value="0.0000159130000000063">
            <text:p>0.000016</text:p>
          </table:table-cell>
          <table:table-cell table:formula="of:=[.A728]-[.A727]" office:value-type="float" office:value="0.00000900000009096402">
            <text:p>0.00000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36596">
            <text:p>1061.365960</text:p>
          </table:table-cell>
          <table:table-cell office:value-type="float" office:value="5086610273177">
            <text:p>5086610273177</text:p>
          </table:table-cell>
          <table:table-cell table:formula="of:=([.B729]-[.B$2])/10^9" office:value-type="float" office:value="0.149752427">
            <text:p>0.149752</text:p>
          </table:table-cell>
          <table:table-cell table:formula="of:=[.C729]-[.C728]" office:value-type="float" office:value="0">
            <text:p>0.000000</text:p>
          </table:table-cell>
          <table:table-cell table:formula="of:=[.A729]-[.A728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66162">
            <text:p>1061.366162</text:p>
          </table:table-cell>
          <table:table-cell office:value-type="float" office:value="5086610273177">
            <text:p>5086610273177</text:p>
          </table:table-cell>
          <table:table-cell table:formula="of:=([.B730]-[.B$2])/10^9" office:value-type="float" office:value="0.149752427">
            <text:p>0.149752</text:p>
          </table:table-cell>
          <table:table-cell table:formula="of:=[.C730]-[.C729]" office:value-type="float" office:value="0">
            <text:p>0.000000</text:p>
          </table:table-cell>
          <table:table-cell table:formula="of:=[.A730]-[.A729]" office:value-type="float" office:value="0.000201999999944746">
            <text:p>0.0002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66165">
            <text:p>1061.366165</text:p>
          </table:table-cell>
          <table:table-cell office:value-type="float" office:value="5086610479114">
            <text:p>5086610479114</text:p>
          </table:table-cell>
          <table:table-cell table:formula="of:=([.B731]-[.B$2])/10^9" office:value-type="float" office:value="0.149958364">
            <text:p>0.149958</text:p>
          </table:table-cell>
          <table:table-cell table:formula="of:=[.C731]-[.C730]" office:value-type="float" office:value="0.000205937000000017">
            <text:p>0.000206</text:p>
          </table:table-cell>
          <table:table-cell table:formula="of:=[.A731]-[.A730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66166">
            <text:p>1061.366166</text:p>
          </table:table-cell>
          <table:table-cell office:value-type="float" office:value="5086610479114">
            <text:p>5086610479114</text:p>
          </table:table-cell>
          <table:table-cell table:formula="of:=([.B732]-[.B$2])/10^9" office:value-type="float" office:value="0.149958364">
            <text:p>0.149958</text:p>
          </table:table-cell>
          <table:table-cell table:formula="of:=[.C732]-[.C731]" office:value-type="float" office:value="0">
            <text:p>0.000000</text:p>
          </table:table-cell>
          <table:table-cell table:formula="of:=[.A732]-[.A731]" office:value-type="float" office:value="0.00000100000011116208">
            <text:p>0.000001</text:p>
          </table:table-cell>
          <table:table-cell/>
          <table:table-cell office:value-type="string">
            <text:p>176360 / 1851101 &lt;= 2000000 / 5000000</text:p>
          </table:table-cell>
          <table:table-cell/>
        </table:table-row>
        <table:table-row table:style-name="ro1">
          <table:table-cell office:value-type="float" office:value="1061.366166">
            <text:p>1061.366166</text:p>
          </table:table-cell>
          <table:table-cell office:value-type="float" office:value="5086610479114">
            <text:p>5086610479114</text:p>
          </table:table-cell>
          <table:table-cell table:formula="of:=([.B733]-[.B$2])/10^9" office:value-type="float" office:value="0.149958364">
            <text:p>0.149958</text:p>
          </table:table-cell>
          <table:table-cell table:formula="of:=[.C733]-[.C732]" office:value-type="float" office:value="0">
            <text:p>0.000000</text:p>
          </table:table-cell>
          <table:table-cell table:formula="of:=[.A733]-[.A732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366171">
            <text:p>1061.366171</text:p>
          </table:table-cell>
          <table:table-cell office:value-type="float" office:value="5086610479114">
            <text:p>5086610479114</text:p>
          </table:table-cell>
          <table:table-cell table:formula="of:=([.B734]-[.B$2])/10^9" office:value-type="float" office:value="0.149958364">
            <text:p>0.149958</text:p>
          </table:table-cell>
          <table:table-cell table:formula="of:=[.C734]-[.C733]" office:value-type="float" office:value="0">
            <text:p>0.000000</text:p>
          </table:table-cell>
          <table:table-cell table:formula="of:=[.A734]-[.A733]" office:value-type="float" office:value="0.0000049999998736893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366173">
            <text:p>1061.366173</text:p>
          </table:table-cell>
          <table:table-cell office:value-type="float" office:value="5086610487701">
            <text:p>5086610487701</text:p>
          </table:table-cell>
          <table:table-cell table:formula="of:=([.B735]-[.B$2])/10^9" office:value-type="float" office:value="0.149966951">
            <text:p>0.149967</text:p>
          </table:table-cell>
          <table:table-cell table:formula="of:=[.C735]-[.C734]" office:value-type="float" office:value="0.00000858699999997659">
            <text:p>0.000009</text:p>
          </table:table-cell>
          <table:table-cell table:formula="of:=[.A735]-[.A73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366174">
            <text:p>1061.366174</text:p>
          </table:table-cell>
          <table:table-cell office:value-type="float" office:value="5086610487701">
            <text:p>5086610487701</text:p>
          </table:table-cell>
          <table:table-cell table:formula="of:=([.B736]-[.B$2])/10^9" office:value-type="float" office:value="0.149966951">
            <text:p>0.149967</text:p>
          </table:table-cell>
          <table:table-cell table:formula="of:=[.C736]-[.C735]" office:value-type="float" office:value="0">
            <text:p>0.000000</text:p>
          </table:table-cell>
          <table:table-cell table:formula="of:=[.A736]-[.A735]" office:value-type="float" office:value="0.00000100000011116208">
            <text:p>0.000001</text:p>
          </table:table-cell>
          <table:table-cell table:number-columns-repeated="2"/>
          <table:table-cell office:value-type="string">
            <text:p>2945951 / 4003718 &gt; 3000000 / 7000000</text:p>
          </table:table-cell>
        </table:table-row>
        <table:table-row table:style-name="ro1">
          <table:table-cell office:value-type="float" office:value="1061.366175">
            <text:p>1061.366175</text:p>
          </table:table-cell>
          <table:table-cell office:value-type="float" office:value="5086610487701">
            <text:p>5086610487701</text:p>
          </table:table-cell>
          <table:table-cell table:formula="of:=([.B737]-[.B$2])/10^9" office:value-type="float" office:value="0.149966951">
            <text:p>0.149967</text:p>
          </table:table-cell>
          <table:table-cell table:formula="of:=[.C737]-[.C736]" office:value-type="float" office:value="0">
            <text:p>0.000000</text:p>
          </table:table-cell>
          <table:table-cell table:formula="of:=[.A737]-[.A736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5086617487701; c_s is fully topped up</text:p>
          </table:table-cell>
        </table:table-row>
        <table:table-row table:style-name="ro1">
          <table:table-cell office:value-type="float" office:value="1061.36619">
            <text:p>1061.366190</text:p>
          </table:table-cell>
          <table:table-cell office:value-type="float" office:value="5086610496949">
            <text:p>5086610496949</text:p>
          </table:table-cell>
          <table:table-cell table:formula="of:=([.B738]-[.B$2])/10^9" office:value-type="float" office:value="0.149976199">
            <text:p>0.149976</text:p>
          </table:table-cell>
          <table:table-cell table:formula="of:=[.C738]-[.C737]" office:value-type="float" office:value="0.00000924800000001724">
            <text:p>0.000009</text:p>
          </table:table-cell>
          <table:table-cell table:formula="of:=[.A738]-[.A737]" office:value-type="float" office:value="0.0000149999998484418">
            <text:p>0.000015</text:p>
          </table:table-cell>
          <table:table-cell/>
          <table:table-cell office:value-type="string">
            <text:p>is pick_next_task_dl-ed by gnome-terminal (2016)</text:p>
          </table:table-cell>
          <table:table-cell/>
        </table:table-row>
        <table:table-row table:style-name="ro1">
          <table:table-cell office:value-type="float" office:value="1061.366368">
            <text:p>1061.366368</text:p>
          </table:table-cell>
          <table:table-cell office:value-type="float" office:value="5086610681749">
            <text:p>5086610681749</text:p>
          </table:table-cell>
          <table:table-cell table:formula="of:=([.B739]-[.B$2])/10^9" office:value-type="float" office:value="0.150160999">
            <text:p>0.150161</text:p>
          </table:table-cell>
          <table:table-cell table:formula="of:=[.C739]-[.C738]" office:value-type="float" office:value="0.000184799999999985">
            <text:p>0.000185</text:p>
          </table:table-cell>
          <table:table-cell table:formula="of:=[.A739]-[.A738]" office:value-type="float" office:value="0.000178000000005341">
            <text:p>0.00017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366369">
            <text:p>1061.366369</text:p>
          </table:table-cell>
          <table:table-cell office:value-type="float" office:value="5086610681749">
            <text:p>5086610681749</text:p>
          </table:table-cell>
          <table:table-cell table:formula="of:=([.B740]-[.B$2])/10^9" office:value-type="float" office:value="0.150160999">
            <text:p>0.150161</text:p>
          </table:table-cell>
          <table:table-cell table:formula="of:=[.C740]-[.C739]" office:value-type="float" office:value="0">
            <text:p>0.000000</text:p>
          </table:table-cell>
          <table:table-cell table:formula="of:=[.A740]-[.A739]" office:value-type="float" office:value="0.00000100000011116208">
            <text:p>0.000001</text:p>
          </table:table-cell>
          <table:table-cell/>
          <table:table-cell office:value-type="string">
            <text:p>uses up its c_s; 5086610681749-5086610496949=184800</text:p>
          </table:table-cell>
          <table:table-cell/>
        </table:table-row>
        <table:table-row table:style-name="ro1">
          <table:table-cell office:value-type="float" office:value="1061.366379">
            <text:p>1061.366379</text:p>
          </table:table-cell>
          <table:table-cell office:value-type="float" office:value="5086610693254">
            <text:p>5086610693254</text:p>
          </table:table-cell>
          <table:table-cell table:formula="of:=([.B741]-[.B$2])/10^9" office:value-type="float" office:value="0.150172504">
            <text:p>0.150173</text:p>
          </table:table-cell>
          <table:table-cell table:formula="of:=[.C741]-[.C740]" office:value-type="float" office:value="0.0000115050000000227">
            <text:p>0.000012</text:p>
          </table:table-cell>
          <table:table-cell table:formula="of:=[.A741]-[.A740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66383">
            <text:p>1061.366383</text:p>
          </table:table-cell>
          <table:table-cell office:value-type="float" office:value="5086610693254">
            <text:p>5086610693254</text:p>
          </table:table-cell>
          <table:table-cell table:formula="of:=([.B742]-[.B$2])/10^9" office:value-type="float" office:value="0.150172504">
            <text:p>0.150173</text:p>
          </table:table-cell>
          <table:table-cell table:formula="of:=[.C742]-[.C741]" office:value-type="float" office:value="0">
            <text:p>0.000000</text:p>
          </table:table-cell>
          <table:table-cell table:formula="of:=[.A742]-[.A741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68022">
            <text:p>1061.368022</text:p>
          </table:table-cell>
          <table:table-cell office:value-type="float" office:value="5086612015908">
            <text:p>5086612015908</text:p>
          </table:table-cell>
          <table:table-cell table:formula="of:=([.B743]-[.B$2])/10^9" office:value-type="float" office:value="0.151495158">
            <text:p>0.151495</text:p>
          </table:table-cell>
          <table:table-cell table:formula="of:=[.C743]-[.C742]" office:value-type="float" office:value="0.00132265399999998">
            <text:p>0.001323</text:p>
          </table:table-cell>
          <table:table-cell table:formula="of:=[.A743]-[.A742]" office:value-type="float" office:value="0.00163900000006834">
            <text:p>0.00163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368023">
            <text:p>1061.368023</text:p>
          </table:table-cell>
          <table:table-cell office:value-type="float" office:value="5086612015908">
            <text:p>5086612015908</text:p>
          </table:table-cell>
          <table:table-cell table:formula="of:=([.B744]-[.B$2])/10^9" office:value-type="float" office:value="0.151495158">
            <text:p>0.151495</text:p>
          </table:table-cell>
          <table:table-cell table:formula="of:=[.C744]-[.C743]" office:value-type="float" office:value="0">
            <text:p>0.000000</text:p>
          </table:table-cell>
          <table:table-cell table:formula="of:=[.A744]-[.A743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68024">
            <text:p>1061.368024</text:p>
          </table:table-cell>
          <table:table-cell office:value-type="float" office:value="5086612015908">
            <text:p>5086612015908</text:p>
          </table:table-cell>
          <table:table-cell table:formula="of:=([.B745]-[.B$2])/10^9" office:value-type="float" office:value="0.151495158">
            <text:p>0.151495</text:p>
          </table:table-cell>
          <table:table-cell table:formula="of:=[.C745]-[.C744]" office:value-type="float" office:value="0">
            <text:p>0.000000</text:p>
          </table:table-cell>
          <table:table-cell table:formula="of:=[.A745]-[.A744]" office:value-type="float" office:value="0.00000100000011116208">
            <text:p>0.000001</text:p>
          </table:table-cell>
          <table:table-cell/>
          <table:table-cell office:value-type="string">
            <text:p>postpones its deadline to 5086617330215; c_s is topped up to 1991560</text:p>
          </table:table-cell>
          <table:table-cell/>
        </table:table-row>
        <table:table-row table:style-name="ro1">
          <table:table-cell office:value-type="float" office:value="1061.368026">
            <text:p>1061.368026</text:p>
          </table:table-cell>
          <table:table-cell office:value-type="float" office:value="5086612015908">
            <text:p>5086612015908</text:p>
          </table:table-cell>
          <table:table-cell table:formula="of:=([.B746]-[.B$2])/10^9" office:value-type="float" office:value="0.151495158">
            <text:p>0.151495</text:p>
          </table:table-cell>
          <table:table-cell table:formula="of:=[.C746]-[.C745]" office:value-type="float" office:value="0">
            <text:p>0.000000</text:p>
          </table:table-cell>
          <table:table-cell table:formula="of:=[.A746]-[.A745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368033">
            <text:p>1061.368033</text:p>
          </table:table-cell>
          <table:table-cell office:value-type="float" office:value="5086612351953">
            <text:p>5086612351953</text:p>
          </table:table-cell>
          <table:table-cell table:formula="of:=([.B747]-[.B$2])/10^9" office:value-type="float" office:value="0.151831203">
            <text:p>0.151831</text:p>
          </table:table-cell>
          <table:table-cell table:formula="of:=[.C747]-[.C746]" office:value-type="float" office:value="0.000336045000000007">
            <text:p>0.000336</text:p>
          </table:table-cell>
          <table:table-cell table:formula="of:=[.A747]-[.A746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68038">
            <text:p>1061.368038</text:p>
          </table:table-cell>
          <table:table-cell office:value-type="float" office:value="5086612351953">
            <text:p>5086612351953</text:p>
          </table:table-cell>
          <table:table-cell table:formula="of:=([.B748]-[.B$2])/10^9" office:value-type="float" office:value="0.151831203">
            <text:p>0.151831</text:p>
          </table:table-cell>
          <table:table-cell table:formula="of:=[.C748]-[.C747]" office:value-type="float" office:value="0">
            <text:p>0.000000</text:p>
          </table:table-cell>
          <table:table-cell table:formula="of:=[.A748]-[.A747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68154">
            <text:p>1061.368154</text:p>
          </table:table-cell>
          <table:table-cell office:value-type="float" office:value="5086612351953">
            <text:p>5086612351953</text:p>
          </table:table-cell>
          <table:table-cell table:formula="of:=([.B749]-[.B$2])/10^9" office:value-type="float" office:value="0.151831203">
            <text:p>0.151831</text:p>
          </table:table-cell>
          <table:table-cell table:formula="of:=[.C749]-[.C748]" office:value-type="float" office:value="0">
            <text:p>0.000000</text:p>
          </table:table-cell>
          <table:table-cell table:formula="of:=[.A749]-[.A748]" office:value-type="float" office:value="0.000115999999934502">
            <text:p>0.00011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68156">
            <text:p>1061.368156</text:p>
          </table:table-cell>
          <table:table-cell office:value-type="float" office:value="5086612475570">
            <text:p>5086612475570</text:p>
          </table:table-cell>
          <table:table-cell table:formula="of:=([.B750]-[.B$2])/10^9" office:value-type="float" office:value="0.15195482">
            <text:p>0.151955</text:p>
          </table:table-cell>
          <table:table-cell table:formula="of:=[.C750]-[.C749]" office:value-type="float" office:value="0.000123616999999993">
            <text:p>0.000124</text:p>
          </table:table-cell>
          <table:table-cell table:formula="of:=[.A750]-[.A74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68157">
            <text:p>1061.368157</text:p>
          </table:table-cell>
          <table:table-cell office:value-type="float" office:value="5086612475570">
            <text:p>5086612475570</text:p>
          </table:table-cell>
          <table:table-cell table:formula="of:=([.B751]-[.B$2])/10^9" office:value-type="float" office:value="0.15195482">
            <text:p>0.151955</text:p>
          </table:table-cell>
          <table:table-cell table:formula="of:=[.C751]-[.C750]" office:value-type="float" office:value="0">
            <text:p>0.000000</text:p>
          </table:table-cell>
          <table:table-cell table:formula="of:=[.A751]-[.A750]" office:value-type="float" office:value="0.00000100000011116208">
            <text:p>0.000001</text:p>
          </table:table-cell>
          <table:table-cell office:value-type="string">
            <text:p>d_s is renewed (r + D) to 5086614475570; c_s is fully topped up</text:p>
          </table:table-cell>
          <table:table-cell table:number-columns-repeated="2"/>
        </table:table-row>
        <table:table-row table:style-name="ro1">
          <table:table-cell office:value-type="float" office:value="1061.368158">
            <text:p>1061.368158</text:p>
          </table:table-cell>
          <table:table-cell office:value-type="float" office:value="5086612475570">
            <text:p>5086612475570</text:p>
          </table:table-cell>
          <table:table-cell table:formula="of:=([.B752]-[.B$2])/10^9" office:value-type="float" office:value="0.15195482">
            <text:p>0.151955</text:p>
          </table:table-cell>
          <table:table-cell table:formula="of:=[.C752]-[.C751]" office:value-type="float" office:value="0">
            <text:p>0.000000</text:p>
          </table:table-cell>
          <table:table-cell table:formula="of:=[.A752]-[.A751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368169">
            <text:p>1061.368169</text:p>
          </table:table-cell>
          <table:table-cell office:value-type="float" office:value="5086612487844">
            <text:p>5086612487844</text:p>
          </table:table-cell>
          <table:table-cell table:formula="of:=([.B753]-[.B$2])/10^9" office:value-type="float" office:value="0.151967094">
            <text:p>0.151967</text:p>
          </table:table-cell>
          <table:table-cell table:formula="of:=[.C753]-[.C752]" office:value-type="float" office:value="0.0000122740000000066">
            <text:p>0.000012</text:p>
          </table:table-cell>
          <table:table-cell table:formula="of:=[.A753]-[.A752]" office:value-type="float" office:value="0.0000110000000859145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68176">
            <text:p>1061.368176</text:p>
          </table:table-cell>
          <table:table-cell office:value-type="float" office:value="5086612487844">
            <text:p>5086612487844</text:p>
          </table:table-cell>
          <table:table-cell table:formula="of:=([.B754]-[.B$2])/10^9" office:value-type="float" office:value="0.151967094">
            <text:p>0.151967</text:p>
          </table:table-cell>
          <table:table-cell table:formula="of:=[.C754]-[.C753]" office:value-type="float" office:value="0">
            <text:p>0.000000</text:p>
          </table:table-cell>
          <table:table-cell table:formula="of:=[.A754]-[.A753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369086">
            <text:p>1061.369086</text:p>
          </table:table-cell>
          <table:table-cell office:value-type="float" office:value="5086613405450">
            <text:p>5086613405450</text:p>
          </table:table-cell>
          <table:table-cell table:formula="of:=([.B755]-[.B$2])/10^9" office:value-type="float" office:value="0.1528847">
            <text:p>0.152885</text:p>
          </table:table-cell>
          <table:table-cell table:formula="of:=[.C755]-[.C754]" office:value-type="float" office:value="0.000917606000000015">
            <text:p>0.000918</text:p>
          </table:table-cell>
          <table:table-cell table:formula="of:=[.A755]-[.A754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69087">
            <text:p>1061.369087</text:p>
          </table:table-cell>
          <table:table-cell office:value-type="float" office:value="5086613405450">
            <text:p>5086613405450</text:p>
          </table:table-cell>
          <table:table-cell table:formula="of:=([.B756]-[.B$2])/10^9" office:value-type="float" office:value="0.1528847">
            <text:p>0.152885</text:p>
          </table:table-cell>
          <table:table-cell table:formula="of:=[.C756]-[.C755]" office:value-type="float" office:value="0">
            <text:p>0.000000</text:p>
          </table:table-cell>
          <table:table-cell table:formula="of:=[.A756]-[.A755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69092">
            <text:p>1061.369092</text:p>
          </table:table-cell>
          <table:table-cell office:value-type="float" office:value="5086613405450">
            <text:p>5086613405450</text:p>
          </table:table-cell>
          <table:table-cell table:formula="of:=([.B757]-[.B$2])/10^9" office:value-type="float" office:value="0.1528847">
            <text:p>0.152885</text:p>
          </table:table-cell>
          <table:table-cell table:formula="of:=[.C757]-[.C756]" office:value-type="float" office:value="0">
            <text:p>0.000000</text:p>
          </table:table-cell>
          <table:table-cell table:formula="of:=[.A757]-[.A756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370741">
            <text:p>1061.370741</text:p>
          </table:table-cell>
          <table:table-cell office:value-type="float" office:value="5086615059993">
            <text:p>5086615059993</text:p>
          </table:table-cell>
          <table:table-cell table:formula="of:=([.B758]-[.B$2])/10^9" office:value-type="float" office:value="0.154539243">
            <text:p>0.154539</text:p>
          </table:table-cell>
          <table:table-cell table:formula="of:=[.C758]-[.C757]" office:value-type="float" office:value="0.00165454299999998">
            <text:p>0.001655</text:p>
          </table:table-cell>
          <table:table-cell table:formula="of:=[.A758]-[.A757]" office:value-type="float" office:value="0.00164900000004309">
            <text:p>0.00164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70742">
            <text:p>1061.370742</text:p>
          </table:table-cell>
          <table:table-cell office:value-type="float" office:value="5086615059993">
            <text:p>5086615059993</text:p>
          </table:table-cell>
          <table:table-cell table:formula="of:=([.B759]-[.B$2])/10^9" office:value-type="float" office:value="0.154539243">
            <text:p>0.154539</text:p>
          </table:table-cell>
          <table:table-cell table:formula="of:=[.C759]-[.C758]" office:value-type="float" office:value="0">
            <text:p>0.000000</text:p>
          </table:table-cell>
          <table:table-cell table:formula="of:=[.A759]-[.A758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70747">
            <text:p>1061.370747</text:p>
          </table:table-cell>
          <table:table-cell office:value-type="float" office:value="5086615059993">
            <text:p>5086615059993</text:p>
          </table:table-cell>
          <table:table-cell table:formula="of:=([.B760]-[.B$2])/10^9" office:value-type="float" office:value="0.154539243">
            <text:p>0.154539</text:p>
          </table:table-cell>
          <table:table-cell table:formula="of:=[.C760]-[.C759]" office:value-type="float" office:value="0">
            <text:p>0.000000</text:p>
          </table:table-cell>
          <table:table-cell table:formula="of:=[.A760]-[.A759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7115">
            <text:p>1061.371150</text:p>
          </table:table-cell>
          <table:table-cell office:value-type="float" office:value="5086615059993">
            <text:p>5086615059993</text:p>
          </table:table-cell>
          <table:table-cell table:formula="of:=([.B761]-[.B$2])/10^9" office:value-type="float" office:value="0.154539243">
            <text:p>0.154539</text:p>
          </table:table-cell>
          <table:table-cell table:formula="of:=[.C761]-[.C760]" office:value-type="float" office:value="0">
            <text:p>0.000000</text:p>
          </table:table-cell>
          <table:table-cell table:formula="of:=[.A761]-[.A760]" office:value-type="float" office:value="0.000403000000005704">
            <text:p>0.0004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71152">
            <text:p>1061.371152</text:p>
          </table:table-cell>
          <table:table-cell office:value-type="float" office:value="5086615471484">
            <text:p>5086615471484</text:p>
          </table:table-cell>
          <table:table-cell table:formula="of:=([.B762]-[.B$2])/10^9" office:value-type="float" office:value="0.154950734">
            <text:p>0.154951</text:p>
          </table:table-cell>
          <table:table-cell table:formula="of:=[.C762]-[.C761]" office:value-type="float" office:value="0.000411491000000014">
            <text:p>0.000411</text:p>
          </table:table-cell>
          <table:table-cell table:formula="of:=[.A762]-[.A76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71153">
            <text:p>1061.371153</text:p>
          </table:table-cell>
          <table:table-cell office:value-type="float" office:value="5086615471484">
            <text:p>5086615471484</text:p>
          </table:table-cell>
          <table:table-cell table:formula="of:=([.B763]-[.B$2])/10^9" office:value-type="float" office:value="0.154950734">
            <text:p>0.154951</text:p>
          </table:table-cell>
          <table:table-cell table:formula="of:=[.C763]-[.C762]" office:value-type="float" office:value="0">
            <text:p>0.000000</text:p>
          </table:table-cell>
          <table:table-cell table:formula="of:=[.A763]-[.A762]" office:value-type="float" office:value="0.00000100000011116208">
            <text:p>0.000001</text:p>
          </table:table-cell>
          <table:table-cell/>
          <table:table-cell office:value-type="string">
            <text:p>201126 / 1858731 &lt;= 2000000 / 5000000</text:p>
          </table:table-cell>
          <table:table-cell/>
        </table:table-row>
        <table:table-row table:style-name="ro1">
          <table:table-cell office:value-type="float" office:value="1061.371154">
            <text:p>1061.371154</text:p>
          </table:table-cell>
          <table:table-cell office:value-type="float" office:value="5086615471484">
            <text:p>5086615471484</text:p>
          </table:table-cell>
          <table:table-cell table:formula="of:=([.B764]-[.B$2])/10^9" office:value-type="float" office:value="0.154950734">
            <text:p>0.154951</text:p>
          </table:table-cell>
          <table:table-cell table:formula="of:=[.C764]-[.C763]" office:value-type="float" office:value="0">
            <text:p>0.000000</text:p>
          </table:table-cell>
          <table:table-cell table:formula="of:=[.A764]-[.A763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371155">
            <text:p>1061.371155</text:p>
          </table:table-cell>
          <table:table-cell office:value-type="float" office:value="5086615471484">
            <text:p>5086615471484</text:p>
          </table:table-cell>
          <table:table-cell table:formula="of:=([.B765]-[.B$2])/10^9" office:value-type="float" office:value="0.154950734">
            <text:p>0.154951</text:p>
          </table:table-cell>
          <table:table-cell table:formula="of:=[.C765]-[.C764]" office:value-type="float" office:value="0">
            <text:p>0.000000</text:p>
          </table:table-cell>
          <table:table-cell table:formula="of:=[.A765]-[.A764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371163">
            <text:p>1061.371163</text:p>
          </table:table-cell>
          <table:table-cell office:value-type="float" office:value="5086615481716">
            <text:p>5086615481716</text:p>
          </table:table-cell>
          <table:table-cell table:formula="of:=([.B766]-[.B$2])/10^9" office:value-type="float" office:value="0.154960966">
            <text:p>0.154961</text:p>
          </table:table-cell>
          <table:table-cell table:formula="of:=[.C766]-[.C765]" office:value-type="float" office:value="0.0000102319999999989">
            <text:p>0.000010</text:p>
          </table:table-cell>
          <table:table-cell table:formula="of:=[.A766]-[.A765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7117">
            <text:p>1061.371170</text:p>
          </table:table-cell>
          <table:table-cell office:value-type="float" office:value="5086615481716">
            <text:p>5086615481716</text:p>
          </table:table-cell>
          <table:table-cell table:formula="of:=([.B767]-[.B$2])/10^9" office:value-type="float" office:value="0.154960966">
            <text:p>0.154961</text:p>
          </table:table-cell>
          <table:table-cell table:formula="of:=[.C767]-[.C766]" office:value-type="float" office:value="0">
            <text:p>0.000000</text:p>
          </table:table-cell>
          <table:table-cell table:formula="of:=[.A767]-[.A766]" office:value-type="float" office:value="0.00000699999986863986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71372">
            <text:p>1061.371372</text:p>
          </table:table-cell>
          <table:table-cell office:value-type="float" office:value="5086615690812">
            <text:p>5086615690812</text:p>
          </table:table-cell>
          <table:table-cell table:formula="of:=([.B768]-[.B$2])/10^9" office:value-type="float" office:value="0.155170062">
            <text:p>0.155170</text:p>
          </table:table-cell>
          <table:table-cell table:formula="of:=[.C768]-[.C767]" office:value-type="float" office:value="0.000209095999999992">
            <text:p>0.000209</text:p>
          </table:table-cell>
          <table:table-cell table:formula="of:=[.A768]-[.A767]" office:value-type="float" office:value="0.00020200000017212">
            <text:p>0.0002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371373">
            <text:p>1061.371373</text:p>
          </table:table-cell>
          <table:table-cell office:value-type="float" office:value="5086615690812">
            <text:p>5086615690812</text:p>
          </table:table-cell>
          <table:table-cell table:formula="of:=([.B769]-[.B$2])/10^9" office:value-type="float" office:value="0.155170062">
            <text:p>0.155170</text:p>
          </table:table-cell>
          <table:table-cell table:formula="of:=[.C769]-[.C768]" office:value-type="float" office:value="0">
            <text:p>0.000000</text:p>
          </table:table-cell>
          <table:table-cell table:formula="of:=[.A769]-[.A768]" office:value-type="float" office:value="0.000000999999883788405">
            <text:p>0.000001</text:p>
          </table:table-cell>
          <table:table-cell/>
          <table:table-cell office:value-type="string">
            <text:p>uses up its c_s; 5086615690812-5086615481716=209096</text:p>
          </table:table-cell>
          <table:table-cell/>
        </table:table-row>
        <table:table-row table:style-name="ro1">
          <table:table-cell office:value-type="float" office:value="1061.371383">
            <text:p>1061.371383</text:p>
          </table:table-cell>
          <table:table-cell office:value-type="float" office:value="5086615701579">
            <text:p>5086615701579</text:p>
          </table:table-cell>
          <table:table-cell table:formula="of:=([.B770]-[.B$2])/10^9" office:value-type="float" office:value="0.155180829">
            <text:p>0.155181</text:p>
          </table:table-cell>
          <table:table-cell table:formula="of:=[.C770]-[.C769]" office:value-type="float" office:value="0.0000107669999999949">
            <text:p>0.000011</text:p>
          </table:table-cell>
          <table:table-cell table:formula="of:=[.A770]-[.A769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71387">
            <text:p>1061.371387</text:p>
          </table:table-cell>
          <table:table-cell office:value-type="float" office:value="5086615701579">
            <text:p>5086615701579</text:p>
          </table:table-cell>
          <table:table-cell table:formula="of:=([.B771]-[.B$2])/10^9" office:value-type="float" office:value="0.155180829">
            <text:p>0.155181</text:p>
          </table:table-cell>
          <table:table-cell table:formula="of:=[.C771]-[.C770]" office:value-type="float" office:value="0">
            <text:p>0.000000</text:p>
          </table:table-cell>
          <table:table-cell table:formula="of:=[.A771]-[.A770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72149">
            <text:p>1061.372149</text:p>
          </table:table-cell>
          <table:table-cell office:value-type="float" office:value="5086616013239">
            <text:p>5086616013239</text:p>
          </table:table-cell>
          <table:table-cell table:formula="of:=([.B772]-[.B$2])/10^9" office:value-type="float" office:value="0.155492489">
            <text:p>0.155492</text:p>
          </table:table-cell>
          <table:table-cell table:formula="of:=[.C772]-[.C771]" office:value-type="float" office:value="0.000311660000000019">
            <text:p>0.000312</text:p>
          </table:table-cell>
          <table:table-cell table:formula="of:=[.A772]-[.A771]" office:value-type="float" office:value="0.000762000000122498">
            <text:p>0.00076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72152">
            <text:p>1061.372152</text:p>
          </table:table-cell>
          <table:table-cell office:value-type="float" office:value="5086616475159">
            <text:p>5086616475159</text:p>
          </table:table-cell>
          <table:table-cell table:formula="of:=([.B773]-[.B$2])/10^9" office:value-type="float" office:value="0.155954409">
            <text:p>0.155954</text:p>
          </table:table-cell>
          <table:table-cell table:formula="of:=[.C773]-[.C772]" office:value-type="float" office:value="0.000461919999999977">
            <text:p>0.000462</text:p>
          </table:table-cell>
          <table:table-cell table:formula="of:=[.A773]-[.A772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72152">
            <text:p>1061.372152</text:p>
          </table:table-cell>
          <table:table-cell office:value-type="float" office:value="5086616475159">
            <text:p>5086616475159</text:p>
          </table:table-cell>
          <table:table-cell table:formula="of:=([.B774]-[.B$2])/10^9" office:value-type="float" office:value="0.155954409">
            <text:p>0.155954</text:p>
          </table:table-cell>
          <table:table-cell table:formula="of:=[.C774]-[.C773]" office:value-type="float" office:value="0">
            <text:p>0.000000</text:p>
          </table:table-cell>
          <table:table-cell table:formula="of:=[.A774]-[.A773]" office:value-type="float" office:value="0">
            <text:p>0.000000</text:p>
          </table:table-cell>
          <table:table-cell office:value-type="string">
            <text:p>d_s is renewed (r + D) to 5086618475159; c_s is fully topped up</text:p>
          </table:table-cell>
          <table:table-cell table:number-columns-repeated="2"/>
        </table:table-row>
        <table:table-row table:style-name="ro1">
          <table:table-cell office:value-type="float" office:value="1061.37231">
            <text:p>1061.372310</text:p>
          </table:table-cell>
          <table:table-cell office:value-type="float" office:value="5086616632793">
            <text:p>5086616632793</text:p>
          </table:table-cell>
          <table:table-cell table:formula="of:=([.B775]-[.B$2])/10^9" office:value-type="float" office:value="0.156112043">
            <text:p>0.156112</text:p>
          </table:table-cell>
          <table:table-cell table:formula="of:=[.C775]-[.C774]" office:value-type="float" office:value="0.000157634000000018">
            <text:p>0.000158</text:p>
          </table:table-cell>
          <table:table-cell table:formula="of:=[.A775]-[.A774]" office:value-type="float" office:value="0.000158000000055836">
            <text:p>0.000158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61.372311">
            <text:p>1061.372311</text:p>
          </table:table-cell>
          <table:table-cell office:value-type="float" office:value="5086616632793">
            <text:p>5086616632793</text:p>
          </table:table-cell>
          <table:table-cell table:formula="of:=([.B776]-[.B$2])/10^9" office:value-type="float" office:value="0.156112043">
            <text:p>0.156112</text:p>
          </table:table-cell>
          <table:table-cell table:formula="of:=[.C776]-[.C775]" office:value-type="float" office:value="0">
            <text:p>0.000000</text:p>
          </table:table-cell>
          <table:table-cell table:formula="of:=[.A776]-[.A775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5086616632793-5086616013239=619554</text:p>
          </table:table-cell>
        </table:table-row>
        <table:table-row table:style-name="ro1">
          <table:table-cell office:value-type="float" office:value="1061.37232">
            <text:p>1061.372320</text:p>
          </table:table-cell>
          <table:table-cell office:value-type="float" office:value="5086616643800">
            <text:p>5086616643800</text:p>
          </table:table-cell>
          <table:table-cell table:formula="of:=([.B777]-[.B$2])/10^9" office:value-type="float" office:value="0.15612305">
            <text:p>0.156123</text:p>
          </table:table-cell>
          <table:table-cell table:formula="of:=[.C777]-[.C776]" office:value-type="float" office:value="0.0000110070000000073">
            <text:p>0.000011</text:p>
          </table:table-cell>
          <table:table-cell table:formula="of:=[.A777]-[.A776]" office:value-type="float" office:value="0.00000899999986359035">
            <text:p>0.00000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72325">
            <text:p>1061.372325</text:p>
          </table:table-cell>
          <table:table-cell office:value-type="float" office:value="5086616643800">
            <text:p>5086616643800</text:p>
          </table:table-cell>
          <table:table-cell table:formula="of:=([.B778]-[.B$2])/10^9" office:value-type="float" office:value="0.15612305">
            <text:p>0.156123</text:p>
          </table:table-cell>
          <table:table-cell table:formula="of:=[.C778]-[.C777]" office:value-type="float" office:value="0">
            <text:p>0.000000</text:p>
          </table:table-cell>
          <table:table-cell table:formula="of:=[.A778]-[.A777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373017">
            <text:p>1061.373017</text:p>
          </table:table-cell>
          <table:table-cell office:value-type="float" office:value="5086616643800">
            <text:p>5086616643800</text:p>
          </table:table-cell>
          <table:table-cell table:formula="of:=([.B779]-[.B$2])/10^9" office:value-type="float" office:value="0.15612305">
            <text:p>0.156123</text:p>
          </table:table-cell>
          <table:table-cell table:formula="of:=[.C779]-[.C778]" office:value-type="float" office:value="0">
            <text:p>0.000000</text:p>
          </table:table-cell>
          <table:table-cell table:formula="of:=[.A779]-[.A778]" office:value-type="float" office:value="0.000691999999844484">
            <text:p>0.00069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373018">
            <text:p>1061.373018</text:p>
          </table:table-cell>
          <table:table-cell office:value-type="float" office:value="5086616643800">
            <text:p>5086616643800</text:p>
          </table:table-cell>
          <table:table-cell table:formula="of:=([.B780]-[.B$2])/10^9" office:value-type="float" office:value="0.15612305">
            <text:p>0.156123</text:p>
          </table:table-cell>
          <table:table-cell table:formula="of:=[.C780]-[.C779]" office:value-type="float" office:value="0">
            <text:p>0.000000</text:p>
          </table:table-cell>
          <table:table-cell table:formula="of:=[.A780]-[.A779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73019">
            <text:p>1061.373019</text:p>
          </table:table-cell>
          <table:table-cell office:value-type="float" office:value="5086616643800">
            <text:p>5086616643800</text:p>
          </table:table-cell>
          <table:table-cell table:formula="of:=([.B781]-[.B$2])/10^9" office:value-type="float" office:value="0.15612305">
            <text:p>0.156123</text:p>
          </table:table-cell>
          <table:table-cell table:formula="of:=[.C781]-[.C780]" office:value-type="float" office:value="0">
            <text:p>0.000000</text:p>
          </table:table-cell>
          <table:table-cell table:formula="of:=[.A781]-[.A780]" office:value-type="float" office:value="0.00000100000011116208">
            <text:p>0.000001</text:p>
          </table:table-cell>
          <table:table-cell/>
          <table:table-cell office:value-type="string">
            <text:p>postpones its deadline to 5086622330215; c_s is topped up to 1992030</text:p>
          </table:table-cell>
          <table:table-cell/>
        </table:table-row>
        <table:table-row table:style-name="ro1">
          <table:table-cell office:value-type="float" office:value="1061.373173">
            <text:p>1061.373173</text:p>
          </table:table-cell>
          <table:table-cell office:value-type="float" office:value="5086616643800">
            <text:p>5086616643800</text:p>
          </table:table-cell>
          <table:table-cell table:formula="of:=([.B782]-[.B$2])/10^9" office:value-type="float" office:value="0.15612305">
            <text:p>0.156123</text:p>
          </table:table-cell>
          <table:table-cell table:formula="of:=[.C782]-[.C781]" office:value-type="float" office:value="0">
            <text:p>0.000000</text:p>
          </table:table-cell>
          <table:table-cell table:formula="of:=[.A782]-[.A781]" office:value-type="float" office:value="0.000153999999838561">
            <text:p>0.000154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61.373174">
            <text:p>1061.373174</text:p>
          </table:table-cell>
          <table:table-cell office:value-type="float" office:value="5086616643800">
            <text:p>5086616643800</text:p>
          </table:table-cell>
          <table:table-cell table:formula="of:=([.B783]-[.B$2])/10^9" office:value-type="float" office:value="0.15612305">
            <text:p>0.156123</text:p>
          </table:table-cell>
          <table:table-cell table:formula="of:=[.C783]-[.C782]" office:value-type="float" office:value="0">
            <text:p>0.000000</text:p>
          </table:table-cell>
          <table:table-cell table:formula="of:=[.A783]-[.A782]" office:value-type="float" office:value="0.00000100000011116208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373174">
            <text:p>1061.373174</text:p>
          </table:table-cell>
          <table:table-cell office:value-type="float" office:value="5086616643800">
            <text:p>5086616643800</text:p>
          </table:table-cell>
          <table:table-cell table:formula="of:=([.B784]-[.B$2])/10^9" office:value-type="float" office:value="0.15612305">
            <text:p>0.156123</text:p>
          </table:table-cell>
          <table:table-cell table:formula="of:=[.C784]-[.C783]" office:value-type="float" office:value="0">
            <text:p>0.000000</text:p>
          </table:table-cell>
          <table:table-cell table:formula="of:=[.A784]-[.A783]" office:value-type="float" office:value="0">
            <text:p>0.000000</text:p>
          </table:table-cell>
          <table:table-cell table:number-columns-repeated="2"/>
          <table:table-cell office:value-type="string">
            <text:p>postpones its deadline to 5086624487701; c_s is topped up to 2988364</text:p>
          </table:table-cell>
        </table:table-row>
        <table:table-row table:style-name="ro1">
          <table:table-cell office:value-type="float" office:value="1061.373256">
            <text:p>1061.373256</text:p>
          </table:table-cell>
          <table:table-cell office:value-type="float" office:value="5086617579871">
            <text:p>5086617579871</text:p>
          </table:table-cell>
          <table:table-cell table:formula="of:=([.B785]-[.B$2])/10^9" office:value-type="float" office:value="0.157059121">
            <text:p>0.157059</text:p>
          </table:table-cell>
          <table:table-cell table:formula="of:=[.C785]-[.C784]" office:value-type="float" office:value="0.000936070999999983">
            <text:p>0.000936</text:p>
          </table:table-cell>
          <table:table-cell table:formula="of:=[.A785]-[.A784]" office:value-type="float" office:value="0.0000820000000203436">
            <text:p>0.00008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73257">
            <text:p>1061.373257</text:p>
          </table:table-cell>
          <table:table-cell office:value-type="float" office:value="5086617579871">
            <text:p>5086617579871</text:p>
          </table:table-cell>
          <table:table-cell table:formula="of:=([.B786]-[.B$2])/10^9" office:value-type="float" office:value="0.157059121">
            <text:p>0.157059</text:p>
          </table:table-cell>
          <table:table-cell table:formula="of:=[.C786]-[.C785]" office:value-type="float" office:value="0">
            <text:p>0.000000</text:p>
          </table:table-cell>
          <table:table-cell table:formula="of:=[.A786]-[.A785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73265">
            <text:p>1061.373265</text:p>
          </table:table-cell>
          <table:table-cell office:value-type="float" office:value="5086617579871">
            <text:p>5086617579871</text:p>
          </table:table-cell>
          <table:table-cell table:formula="of:=([.B787]-[.B$2])/10^9" office:value-type="float" office:value="0.157059121">
            <text:p>0.157059</text:p>
          </table:table-cell>
          <table:table-cell table:formula="of:=[.C787]-[.C786]" office:value-type="float" office:value="0">
            <text:p>0.000000</text:p>
          </table:table-cell>
          <table:table-cell table:formula="of:=[.A787]-[.A786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374988">
            <text:p>1061.374988</text:p>
          </table:table-cell>
          <table:table-cell office:value-type="float" office:value="5086619311163">
            <text:p>5086619311163</text:p>
          </table:table-cell>
          <table:table-cell table:formula="of:=([.B788]-[.B$2])/10^9" office:value-type="float" office:value="0.158790413">
            <text:p>0.158790</text:p>
          </table:table-cell>
          <table:table-cell table:formula="of:=[.C788]-[.C787]" office:value-type="float" office:value="0.001731292">
            <text:p>0.001731</text:p>
          </table:table-cell>
          <table:table-cell table:formula="of:=[.A788]-[.A787]" office:value-type="float" office:value="0.00172300000008363">
            <text:p>0.00172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7499">
            <text:p>1061.374990</text:p>
          </table:table-cell>
          <table:table-cell office:value-type="float" office:value="5086619311163">
            <text:p>5086619311163</text:p>
          </table:table-cell>
          <table:table-cell table:formula="of:=([.B789]-[.B$2])/10^9" office:value-type="float" office:value="0.158790413">
            <text:p>0.158790</text:p>
          </table:table-cell>
          <table:table-cell table:formula="of:=[.C789]-[.C788]" office:value-type="float" office:value="0">
            <text:p>0.000000</text:p>
          </table:table-cell>
          <table:table-cell table:formula="of:=[.A789]-[.A78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74995">
            <text:p>1061.374995</text:p>
          </table:table-cell>
          <table:table-cell office:value-type="float" office:value="5086619311163">
            <text:p>5086619311163</text:p>
          </table:table-cell>
          <table:table-cell table:formula="of:=([.B790]-[.B$2])/10^9" office:value-type="float" office:value="0.158790413">
            <text:p>0.158790</text:p>
          </table:table-cell>
          <table:table-cell table:formula="of:=[.C790]-[.C789]" office:value-type="float" office:value="0">
            <text:p>0.000000</text:p>
          </table:table-cell>
          <table:table-cell table:formula="of:=[.A790]-[.A789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75036">
            <text:p>1061.375036</text:p>
          </table:table-cell>
          <table:table-cell office:value-type="float" office:value="5086619359172">
            <text:p>5086619359172</text:p>
          </table:table-cell>
          <table:table-cell table:formula="of:=([.B791]-[.B$2])/10^9" office:value-type="float" office:value="0.158838422">
            <text:p>0.158838</text:p>
          </table:table-cell>
          <table:table-cell table:formula="of:=[.C791]-[.C790]" office:value-type="float" office:value="0.0000480090000000155">
            <text:p>0.000048</text:p>
          </table:table-cell>
          <table:table-cell table:formula="of:=[.A791]-[.A790]" office:value-type="float" office:value="0.0000410000000101718">
            <text:p>0.00004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375037">
            <text:p>1061.375037</text:p>
          </table:table-cell>
          <table:table-cell office:value-type="float" office:value="5086619359172">
            <text:p>5086619359172</text:p>
          </table:table-cell>
          <table:table-cell table:formula="of:=([.B792]-[.B$2])/10^9" office:value-type="float" office:value="0.158838422">
            <text:p>0.158838</text:p>
          </table:table-cell>
          <table:table-cell table:formula="of:=[.C792]-[.C791]" office:value-type="float" office:value="0">
            <text:p>0.000000</text:p>
          </table:table-cell>
          <table:table-cell table:formula="of:=[.A792]-[.A791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76165">
            <text:p>1061.376165</text:p>
          </table:table-cell>
          <table:table-cell office:value-type="float" office:value="5086620429489">
            <text:p>5086620429489</text:p>
          </table:table-cell>
          <table:table-cell table:formula="of:=([.B793]-[.B$2])/10^9" office:value-type="float" office:value="0.159908739">
            <text:p>0.159909</text:p>
          </table:table-cell>
          <table:table-cell table:formula="of:=[.C793]-[.C792]" office:value-type="float" office:value="0.00107031699999999">
            <text:p>0.001070</text:p>
          </table:table-cell>
          <table:table-cell table:formula="of:=[.A793]-[.A792]" office:value-type="float" office:value="0.00112799999988056">
            <text:p>0.00112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76167">
            <text:p>1061.376167</text:p>
          </table:table-cell>
          <table:table-cell office:value-type="float" office:value="5086620495420">
            <text:p>5086620495420</text:p>
          </table:table-cell>
          <table:table-cell table:formula="of:=([.B794]-[.B$2])/10^9" office:value-type="float" office:value="0.15997467">
            <text:p>0.159975</text:p>
          </table:table-cell>
          <table:table-cell table:formula="of:=[.C794]-[.C793]" office:value-type="float" office:value="0.0000659310000000191">
            <text:p>0.000066</text:p>
          </table:table-cell>
          <table:table-cell table:formula="of:=[.A794]-[.A79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76168">
            <text:p>1061.376168</text:p>
          </table:table-cell>
          <table:table-cell office:value-type="float" office:value="5086620495420">
            <text:p>5086620495420</text:p>
          </table:table-cell>
          <table:table-cell table:formula="of:=([.B795]-[.B$2])/10^9" office:value-type="float" office:value="0.15997467">
            <text:p>0.159975</text:p>
          </table:table-cell>
          <table:table-cell table:formula="of:=[.C795]-[.C794]" office:value-type="float" office:value="0">
            <text:p>0.000000</text:p>
          </table:table-cell>
          <table:table-cell table:formula="of:=[.A795]-[.A794]" office:value-type="float" office:value="0.00000100000011116208">
            <text:p>0.000001</text:p>
          </table:table-cell>
          <table:table-cell office:value-type="string">
            <text:p>d_s is renewed (r + D) to 5086622495420; c_s is fully topped up</text:p>
          </table:table-cell>
          <table:table-cell table:number-columns-repeated="2"/>
        </table:table-row>
        <table:table-row table:style-name="ro1">
          <table:table-cell office:value-type="float" office:value="1061.376171">
            <text:p>1061.376171</text:p>
          </table:table-cell>
          <table:table-cell office:value-type="float" office:value="5086620495420">
            <text:p>5086620495420</text:p>
          </table:table-cell>
          <table:table-cell table:formula="of:=([.B796]-[.B$2])/10^9" office:value-type="float" office:value="0.15997467">
            <text:p>0.159975</text:p>
          </table:table-cell>
          <table:table-cell table:formula="of:=[.C796]-[.C795]" office:value-type="float" office:value="0">
            <text:p>0.000000</text:p>
          </table:table-cell>
          <table:table-cell table:formula="of:=[.A796]-[.A795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76174">
            <text:p>1061.376174</text:p>
          </table:table-cell>
          <table:table-cell office:value-type="float" office:value="5086620502902">
            <text:p>5086620502902</text:p>
          </table:table-cell>
          <table:table-cell table:formula="of:=([.B797]-[.B$2])/10^9" office:value-type="float" office:value="0.159982152">
            <text:p>0.159982</text:p>
          </table:table-cell>
          <table:table-cell table:formula="of:=[.C797]-[.C796]" office:value-type="float" office:value="0.00000748199999997534">
            <text:p>0.000007</text:p>
          </table:table-cell>
          <table:table-cell table:formula="of:=[.A797]-[.A796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76176">
            <text:p>1061.376176</text:p>
          </table:table-cell>
          <table:table-cell office:value-type="float" office:value="5086620502902">
            <text:p>5086620502902</text:p>
          </table:table-cell>
          <table:table-cell table:formula="of:=([.B798]-[.B$2])/10^9" office:value-type="float" office:value="0.159982152">
            <text:p>0.159982</text:p>
          </table:table-cell>
          <table:table-cell table:formula="of:=[.C798]-[.C797]" office:value-type="float" office:value="0">
            <text:p>0.000000</text:p>
          </table:table-cell>
          <table:table-cell table:formula="of:=[.A798]-[.A797]" office:value-type="float" office:value="0.00000199999999495049">
            <text:p>0.000002</text:p>
          </table:table-cell>
          <table:table-cell/>
          <table:table-cell office:value-type="string">
            <text:p>260738 / 1827313 &lt;= 2000000 / 5000000</text:p>
          </table:table-cell>
          <table:table-cell/>
        </table:table-row>
        <table:table-row table:style-name="ro1">
          <table:table-cell office:value-type="float" office:value="1061.376176">
            <text:p>1061.376176</text:p>
          </table:table-cell>
          <table:table-cell office:value-type="float" office:value="5086620502902">
            <text:p>5086620502902</text:p>
          </table:table-cell>
          <table:table-cell table:formula="of:=([.B799]-[.B$2])/10^9" office:value-type="float" office:value="0.159982152">
            <text:p>0.159982</text:p>
          </table:table-cell>
          <table:table-cell table:formula="of:=[.C799]-[.C798]" office:value-type="float" office:value="0">
            <text:p>0.000000</text:p>
          </table:table-cell>
          <table:table-cell table:formula="of:=[.A799]-[.A798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376179">
            <text:p>1061.376179</text:p>
          </table:table-cell>
          <table:table-cell office:value-type="float" office:value="5086620502902">
            <text:p>5086620502902</text:p>
          </table:table-cell>
          <table:table-cell table:formula="of:=([.B800]-[.B$2])/10^9" office:value-type="float" office:value="0.159982152">
            <text:p>0.159982</text:p>
          </table:table-cell>
          <table:table-cell table:formula="of:=[.C800]-[.C799]" office:value-type="float" office:value="0">
            <text:p>0.000000</text:p>
          </table:table-cell>
          <table:table-cell table:formula="of:=[.A800]-[.A799]" office:value-type="float" office:value="0.00000300000010611257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376182">
            <text:p>1061.376182</text:p>
          </table:table-cell>
          <table:table-cell office:value-type="float" office:value="5086620510300">
            <text:p>5086620510300</text:p>
          </table:table-cell>
          <table:table-cell table:formula="of:=([.B801]-[.B$2])/10^9" office:value-type="float" office:value="0.15998955">
            <text:p>0.159990</text:p>
          </table:table-cell>
          <table:table-cell table:formula="of:=[.C801]-[.C800]" office:value-type="float" office:value="0.00000739800000001956">
            <text:p>0.000007</text:p>
          </table:table-cell>
          <table:table-cell table:formula="of:=[.A801]-[.A800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376183">
            <text:p>1061.376183</text:p>
          </table:table-cell>
          <table:table-cell office:value-type="float" office:value="5086620510300">
            <text:p>5086620510300</text:p>
          </table:table-cell>
          <table:table-cell table:formula="of:=([.B802]-[.B$2])/10^9" office:value-type="float" office:value="0.15998955">
            <text:p>0.159990</text:p>
          </table:table-cell>
          <table:table-cell table:formula="of:=[.C802]-[.C801]" office:value-type="float" office:value="0">
            <text:p>0.000000</text:p>
          </table:table-cell>
          <table:table-cell table:formula="of:=[.A802]-[.A801]" office:value-type="float" office:value="0.00000100000011116208">
            <text:p>0.000001</text:p>
          </table:table-cell>
          <table:table-cell table:number-columns-repeated="2"/>
          <table:table-cell office:value-type="string">
            <text:p>2940355 / 3977401 &gt; 3000000 / 7000000</text:p>
          </table:table-cell>
        </table:table-row>
        <table:table-row table:style-name="ro1">
          <table:table-cell office:value-type="float" office:value="1061.376183">
            <text:p>1061.376183</text:p>
          </table:table-cell>
          <table:table-cell office:value-type="float" office:value="5086620510300">
            <text:p>5086620510300</text:p>
          </table:table-cell>
          <table:table-cell table:formula="of:=([.B803]-[.B$2])/10^9" office:value-type="float" office:value="0.15998955">
            <text:p>0.159990</text:p>
          </table:table-cell>
          <table:table-cell table:formula="of:=[.C803]-[.C802]" office:value-type="float" office:value="0">
            <text:p>0.000000</text:p>
          </table:table-cell>
          <table:table-cell table:formula="of:=[.A803]-[.A802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5086627510300; c_s is fully topped up</text:p>
          </table:table-cell>
        </table:table-row>
        <table:table-row table:style-name="ro1">
          <table:table-cell office:value-type="float" office:value="1061.376212">
            <text:p>1061.376212</text:p>
          </table:table-cell>
          <table:table-cell office:value-type="float" office:value="5086620510300">
            <text:p>5086620510300</text:p>
          </table:table-cell>
          <table:table-cell table:formula="of:=([.B804]-[.B$2])/10^9" office:value-type="float" office:value="0.15998955">
            <text:p>0.159990</text:p>
          </table:table-cell>
          <table:table-cell table:formula="of:=[.C804]-[.C803]" office:value-type="float" office:value="0">
            <text:p>0.000000</text:p>
          </table:table-cell>
          <table:table-cell table:formula="of:=[.A804]-[.A803]" office:value-type="float" office:value="0.0000289999998130952">
            <text:p>0.000029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061.376474">
            <text:p>1061.376474</text:p>
          </table:table-cell>
          <table:table-cell office:value-type="float" office:value="5086620801999">
            <text:p>5086620801999</text:p>
          </table:table-cell>
          <table:table-cell table:formula="of:=([.B805]-[.B$2])/10^9" office:value-type="float" office:value="0.160281249">
            <text:p>0.160281</text:p>
          </table:table-cell>
          <table:table-cell table:formula="of:=[.C805]-[.C804]" office:value-type="float" office:value="0.000291698999999979">
            <text:p>0.000292</text:p>
          </table:table-cell>
          <table:table-cell table:formula="of:=[.A805]-[.A804]" office:value-type="float" office:value="0.000262000000020635">
            <text:p>0.00026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376475">
            <text:p>1061.376475</text:p>
          </table:table-cell>
          <table:table-cell office:value-type="float" office:value="5086620801999">
            <text:p>5086620801999</text:p>
          </table:table-cell>
          <table:table-cell table:formula="of:=([.B806]-[.B$2])/10^9" office:value-type="float" office:value="0.160281249">
            <text:p>0.160281</text:p>
          </table:table-cell>
          <table:table-cell table:formula="of:=[.C806]-[.C805]" office:value-type="float" office:value="0">
            <text:p>0.000000</text:p>
          </table:table-cell>
          <table:table-cell table:formula="of:=[.A806]-[.A805]" office:value-type="float" office:value="0.00000100000011116208">
            <text:p>0.000001</text:p>
          </table:table-cell>
          <table:table-cell/>
          <table:table-cell office:value-type="string">
            <text:p>uses up its c_s; 5086620801999-5086620510300=291699</text:p>
          </table:table-cell>
          <table:table-cell/>
        </table:table-row>
        <table:table-row table:style-name="ro1">
          <table:table-cell office:value-type="float" office:value="1061.376488">
            <text:p>1061.376488</text:p>
          </table:table-cell>
          <table:table-cell office:value-type="float" office:value="5086620816567">
            <text:p>5086620816567</text:p>
          </table:table-cell>
          <table:table-cell table:formula="of:=([.B807]-[.B$2])/10^9" office:value-type="float" office:value="0.160295817">
            <text:p>0.160296</text:p>
          </table:table-cell>
          <table:table-cell table:formula="of:=[.C807]-[.C806]" office:value-type="float" office:value="0.0000145680000000203">
            <text:p>0.000015</text:p>
          </table:table-cell>
          <table:table-cell table:formula="of:=[.A807]-[.A806]" office:value-type="float" office:value="0.000013000000080865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76495">
            <text:p>1061.376495</text:p>
          </table:table-cell>
          <table:table-cell office:value-type="float" office:value="5086620816567">
            <text:p>5086620816567</text:p>
          </table:table-cell>
          <table:table-cell table:formula="of:=([.B808]-[.B$2])/10^9" office:value-type="float" office:value="0.160295817">
            <text:p>0.160296</text:p>
          </table:table-cell>
          <table:table-cell table:formula="of:=[.C808]-[.C807]" office:value-type="float" office:value="0">
            <text:p>0.000000</text:p>
          </table:table-cell>
          <table:table-cell table:formula="of:=[.A808]-[.A807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377406">
            <text:p>1061.377406</text:p>
          </table:table-cell>
          <table:table-cell office:value-type="float" office:value="5086621734461">
            <text:p>5086621734461</text:p>
          </table:table-cell>
          <table:table-cell table:formula="of:=([.B809]-[.B$2])/10^9" office:value-type="float" office:value="0.161213711">
            <text:p>0.161214</text:p>
          </table:table-cell>
          <table:table-cell table:formula="of:=[.C809]-[.C808]" office:value-type="float" office:value="0.000917894000000002">
            <text:p>0.000918</text:p>
          </table:table-cell>
          <table:table-cell table:formula="of:=[.A809]-[.A808]" office:value-type="float" office:value="0.00091100000008737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77407">
            <text:p>1061.377407</text:p>
          </table:table-cell>
          <table:table-cell office:value-type="float" office:value="5086621734461">
            <text:p>5086621734461</text:p>
          </table:table-cell>
          <table:table-cell table:formula="of:=([.B810]-[.B$2])/10^9" office:value-type="float" office:value="0.161213711">
            <text:p>0.161214</text:p>
          </table:table-cell>
          <table:table-cell table:formula="of:=[.C810]-[.C809]" office:value-type="float" office:value="0">
            <text:p>0.000000</text:p>
          </table:table-cell>
          <table:table-cell table:formula="of:=[.A810]-[.A809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77412">
            <text:p>1061.377412</text:p>
          </table:table-cell>
          <table:table-cell office:value-type="float" office:value="5086621734461">
            <text:p>5086621734461</text:p>
          </table:table-cell>
          <table:table-cell table:formula="of:=([.B811]-[.B$2])/10^9" office:value-type="float" office:value="0.161213711">
            <text:p>0.161214</text:p>
          </table:table-cell>
          <table:table-cell table:formula="of:=[.C811]-[.C810]" office:value-type="float" office:value="0">
            <text:p>0.000000</text:p>
          </table:table-cell>
          <table:table-cell table:formula="of:=[.A811]-[.A810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378008">
            <text:p>1061.378008</text:p>
          </table:table-cell>
          <table:table-cell office:value-type="float" office:value="5086621734461">
            <text:p>5086621734461</text:p>
          </table:table-cell>
          <table:table-cell table:formula="of:=([.B812]-[.B$2])/10^9" office:value-type="float" office:value="0.161213711">
            <text:p>0.161214</text:p>
          </table:table-cell>
          <table:table-cell table:formula="of:=[.C812]-[.C811]" office:value-type="float" office:value="0">
            <text:p>0.000000</text:p>
          </table:table-cell>
          <table:table-cell table:formula="of:=[.A812]-[.A811]" office:value-type="float" office:value="0.000595999999859487">
            <text:p>0.00059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378009">
            <text:p>1061.378009</text:p>
          </table:table-cell>
          <table:table-cell office:value-type="float" office:value="5086621734461">
            <text:p>5086621734461</text:p>
          </table:table-cell>
          <table:table-cell table:formula="of:=([.B813]-[.B$2])/10^9" office:value-type="float" office:value="0.161213711">
            <text:p>0.161214</text:p>
          </table:table-cell>
          <table:table-cell table:formula="of:=[.C813]-[.C812]" office:value-type="float" office:value="0">
            <text:p>0.000000</text:p>
          </table:table-cell>
          <table:table-cell table:formula="of:=[.A813]-[.A812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7801">
            <text:p>1061.378010</text:p>
          </table:table-cell>
          <table:table-cell office:value-type="float" office:value="5086621734461">
            <text:p>5086621734461</text:p>
          </table:table-cell>
          <table:table-cell table:formula="of:=([.B814]-[.B$2])/10^9" office:value-type="float" office:value="0.161213711">
            <text:p>0.161214</text:p>
          </table:table-cell>
          <table:table-cell table:formula="of:=[.C814]-[.C813]" office:value-type="float" office:value="0">
            <text:p>0.000000</text:p>
          </table:table-cell>
          <table:table-cell table:formula="of:=[.A814]-[.A813]" office:value-type="float" office:value="0.000000999999883788405">
            <text:p>0.000001</text:p>
          </table:table-cell>
          <table:table-cell/>
          <table:table-cell office:value-type="string">
            <text:p>postpones its deadline to 5086627330215; c_s is topped up to 1969039</text:p>
          </table:table-cell>
          <table:table-cell/>
        </table:table-row>
        <table:table-row table:style-name="ro1">
          <table:table-cell office:value-type="float" office:value="1061.378012">
            <text:p>1061.378012</text:p>
          </table:table-cell>
          <table:table-cell office:value-type="float" office:value="5086621734461">
            <text:p>5086621734461</text:p>
          </table:table-cell>
          <table:table-cell table:formula="of:=([.B815]-[.B$2])/10^9" office:value-type="float" office:value="0.161213711">
            <text:p>0.161214</text:p>
          </table:table-cell>
          <table:table-cell table:formula="of:=[.C815]-[.C814]" office:value-type="float" office:value="0">
            <text:p>0.000000</text:p>
          </table:table-cell>
          <table:table-cell table:formula="of:=[.A815]-[.A814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378019">
            <text:p>1061.378019</text:p>
          </table:table-cell>
          <table:table-cell office:value-type="float" office:value="5086622347830">
            <text:p>5086622347830</text:p>
          </table:table-cell>
          <table:table-cell table:formula="of:=([.B816]-[.B$2])/10^9" office:value-type="float" office:value="0.16182708">
            <text:p>0.161827</text:p>
          </table:table-cell>
          <table:table-cell table:formula="of:=[.C816]-[.C815]" office:value-type="float" office:value="0.000613369000000002">
            <text:p>0.000613</text:p>
          </table:table-cell>
          <table:table-cell table:formula="of:=[.A816]-[.A815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78024">
            <text:p>1061.378024</text:p>
          </table:table-cell>
          <table:table-cell office:value-type="float" office:value="5086622347830">
            <text:p>5086622347830</text:p>
          </table:table-cell>
          <table:table-cell table:formula="of:=([.B817]-[.B$2])/10^9" office:value-type="float" office:value="0.16182708">
            <text:p>0.161827</text:p>
          </table:table-cell>
          <table:table-cell table:formula="of:=[.C817]-[.C816]" office:value-type="float" office:value="0">
            <text:p>0.000000</text:p>
          </table:table-cell>
          <table:table-cell table:formula="of:=[.A817]-[.A816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79707">
            <text:p>1061.379707</text:p>
          </table:table-cell>
          <table:table-cell office:value-type="float" office:value="5086624039233">
            <text:p>5086624039233</text:p>
          </table:table-cell>
          <table:table-cell table:formula="of:=([.B818]-[.B$2])/10^9" office:value-type="float" office:value="0.163518483">
            <text:p>0.163518</text:p>
          </table:table-cell>
          <table:table-cell table:formula="of:=[.C818]-[.C817]" office:value-type="float" office:value="0.00169140299999998">
            <text:p>0.001691</text:p>
          </table:table-cell>
          <table:table-cell table:formula="of:=[.A818]-[.A817]" office:value-type="float" office:value="0.00168299999995725">
            <text:p>0.00168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79708">
            <text:p>1061.379708</text:p>
          </table:table-cell>
          <table:table-cell office:value-type="float" office:value="5086624039233">
            <text:p>5086624039233</text:p>
          </table:table-cell>
          <table:table-cell table:formula="of:=([.B819]-[.B$2])/10^9" office:value-type="float" office:value="0.163518483">
            <text:p>0.163518</text:p>
          </table:table-cell>
          <table:table-cell table:formula="of:=[.C819]-[.C818]" office:value-type="float" office:value="0">
            <text:p>0.000000</text:p>
          </table:table-cell>
          <table:table-cell table:formula="of:=[.A819]-[.A818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79713">
            <text:p>1061.379713</text:p>
          </table:table-cell>
          <table:table-cell office:value-type="float" office:value="5086624039233">
            <text:p>5086624039233</text:p>
          </table:table-cell>
          <table:table-cell table:formula="of:=([.B820]-[.B$2])/10^9" office:value-type="float" office:value="0.163518483">
            <text:p>0.163518</text:p>
          </table:table-cell>
          <table:table-cell table:formula="of:=[.C820]-[.C819]" office:value-type="float" office:value="0">
            <text:p>0.000000</text:p>
          </table:table-cell>
          <table:table-cell table:formula="of:=[.A820]-[.A819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80141">
            <text:p>1061.380141</text:p>
          </table:table-cell>
          <table:table-cell office:value-type="float" office:value="5086624039233">
            <text:p>5086624039233</text:p>
          </table:table-cell>
          <table:table-cell table:formula="of:=([.B821]-[.B$2])/10^9" office:value-type="float" office:value="0.163518483">
            <text:p>0.163518</text:p>
          </table:table-cell>
          <table:table-cell table:formula="of:=[.C821]-[.C820]" office:value-type="float" office:value="0">
            <text:p>0.000000</text:p>
          </table:table-cell>
          <table:table-cell table:formula="of:=[.A821]-[.A820]" office:value-type="float" office:value="0.000428000000056272">
            <text:p>0.00042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80143">
            <text:p>1061.380143</text:p>
          </table:table-cell>
          <table:table-cell office:value-type="float" office:value="5086624475674">
            <text:p>5086624475674</text:p>
          </table:table-cell>
          <table:table-cell table:formula="of:=([.B822]-[.B$2])/10^9" office:value-type="float" office:value="0.163954924">
            <text:p>0.163955</text:p>
          </table:table-cell>
          <table:table-cell table:formula="of:=[.C822]-[.C821]" office:value-type="float" office:value="0.00043644100000001">
            <text:p>0.000436</text:p>
          </table:table-cell>
          <table:table-cell table:formula="of:=[.A822]-[.A82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80144">
            <text:p>1061.380144</text:p>
          </table:table-cell>
          <table:table-cell office:value-type="float" office:value="5086624475674">
            <text:p>5086624475674</text:p>
          </table:table-cell>
          <table:table-cell table:formula="of:=([.B823]-[.B$2])/10^9" office:value-type="float" office:value="0.163954924">
            <text:p>0.163955</text:p>
          </table:table-cell>
          <table:table-cell table:formula="of:=[.C823]-[.C822]" office:value-type="float" office:value="0">
            <text:p>0.000000</text:p>
          </table:table-cell>
          <table:table-cell table:formula="of:=[.A823]-[.A822]" office:value-type="float" office:value="0.000000999999883788405">
            <text:p>0.000001</text:p>
          </table:table-cell>
          <table:table-cell office:value-type="string">
            <text:p>d_s is renewed (r + D) to 5086626475674; c_s is fully topped up</text:p>
          </table:table-cell>
          <table:table-cell table:number-columns-repeated="2"/>
        </table:table-row>
        <table:table-row table:style-name="ro1">
          <table:table-cell office:value-type="float" office:value="1061.380145">
            <text:p>1061.380145</text:p>
          </table:table-cell>
          <table:table-cell office:value-type="float" office:value="5086624475674">
            <text:p>5086624475674</text:p>
          </table:table-cell>
          <table:table-cell table:formula="of:=([.B824]-[.B$2])/10^9" office:value-type="float" office:value="0.163954924">
            <text:p>0.163955</text:p>
          </table:table-cell>
          <table:table-cell table:formula="of:=[.C824]-[.C823]" office:value-type="float" office:value="0">
            <text:p>0.000000</text:p>
          </table:table-cell>
          <table:table-cell table:formula="of:=[.A824]-[.A823]" office:value-type="float" office:value="0.00000100000011116208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380153">
            <text:p>1061.380153</text:p>
          </table:table-cell>
          <table:table-cell office:value-type="float" office:value="5086624485120">
            <text:p>5086624485120</text:p>
          </table:table-cell>
          <table:table-cell table:formula="of:=([.B825]-[.B$2])/10^9" office:value-type="float" office:value="0.16396437">
            <text:p>0.163964</text:p>
          </table:table-cell>
          <table:table-cell table:formula="of:=[.C825]-[.C824]" office:value-type="float" office:value="0.00000944599999999629">
            <text:p>0.000009</text:p>
          </table:table-cell>
          <table:table-cell table:formula="of:=[.A825]-[.A824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80157">
            <text:p>1061.380157</text:p>
          </table:table-cell>
          <table:table-cell office:value-type="float" office:value="5086624485120">
            <text:p>5086624485120</text:p>
          </table:table-cell>
          <table:table-cell table:formula="of:=([.B826]-[.B$2])/10^9" office:value-type="float" office:value="0.16396437">
            <text:p>0.163964</text:p>
          </table:table-cell>
          <table:table-cell table:formula="of:=[.C826]-[.C825]" office:value-type="float" office:value="0">
            <text:p>0.000000</text:p>
          </table:table-cell>
          <table:table-cell table:formula="of:=[.A826]-[.A825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381064">
            <text:p>1061.381064</text:p>
          </table:table-cell>
          <table:table-cell office:value-type="float" office:value="5086625396360">
            <text:p>5086625396360</text:p>
          </table:table-cell>
          <table:table-cell table:formula="of:=([.B827]-[.B$2])/10^9" office:value-type="float" office:value="0.16487561">
            <text:p>0.164876</text:p>
          </table:table-cell>
          <table:table-cell table:formula="of:=[.C827]-[.C826]" office:value-type="float" office:value="0.000911240000000008">
            <text:p>0.000911</text:p>
          </table:table-cell>
          <table:table-cell table:formula="of:=[.A827]-[.A826]" office:value-type="float" office:value="0.000906999999870095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81065">
            <text:p>1061.381065</text:p>
          </table:table-cell>
          <table:table-cell office:value-type="float" office:value="5086625396360">
            <text:p>5086625396360</text:p>
          </table:table-cell>
          <table:table-cell table:formula="of:=([.B828]-[.B$2])/10^9" office:value-type="float" office:value="0.16487561">
            <text:p>0.164876</text:p>
          </table:table-cell>
          <table:table-cell table:formula="of:=[.C828]-[.C827]" office:value-type="float" office:value="0">
            <text:p>0.000000</text:p>
          </table:table-cell>
          <table:table-cell table:formula="of:=[.A828]-[.A827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8107">
            <text:p>1061.381070</text:p>
          </table:table-cell>
          <table:table-cell office:value-type="float" office:value="5086625396360">
            <text:p>5086625396360</text:p>
          </table:table-cell>
          <table:table-cell table:formula="of:=([.B829]-[.B$2])/10^9" office:value-type="float" office:value="0.16487561">
            <text:p>0.164876</text:p>
          </table:table-cell>
          <table:table-cell table:formula="of:=[.C829]-[.C828]" office:value-type="float" office:value="0">
            <text:p>0.000000</text:p>
          </table:table-cell>
          <table:table-cell table:formula="of:=[.A829]-[.A828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381139">
            <text:p>1061.381139</text:p>
          </table:table-cell>
          <table:table-cell office:value-type="float" office:value="5086625396360">
            <text:p>5086625396360</text:p>
          </table:table-cell>
          <table:table-cell table:formula="of:=([.B830]-[.B$2])/10^9" office:value-type="float" office:value="0.16487561">
            <text:p>0.164876</text:p>
          </table:table-cell>
          <table:table-cell table:formula="of:=[.C830]-[.C829]" office:value-type="float" office:value="0">
            <text:p>0.000000</text:p>
          </table:table-cell>
          <table:table-cell table:formula="of:=[.A830]-[.A829]" office:value-type="float" office:value="0.0000690000001668523">
            <text:p>0.00006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81141">
            <text:p>1061.381141</text:p>
          </table:table-cell>
          <table:table-cell office:value-type="float" office:value="5086625474046">
            <text:p>5086625474046</text:p>
          </table:table-cell>
          <table:table-cell table:formula="of:=([.B831]-[.B$2])/10^9" office:value-type="float" office:value="0.164953296">
            <text:p>0.164953</text:p>
          </table:table-cell>
          <table:table-cell table:formula="of:=[.C831]-[.C830]" office:value-type="float" office:value="0.0000776859999999935">
            <text:p>0.000078</text:p>
          </table:table-cell>
          <table:table-cell table:formula="of:=[.A831]-[.A83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81143">
            <text:p>1061.381143</text:p>
          </table:table-cell>
          <table:table-cell office:value-type="float" office:value="5086625474046">
            <text:p>5086625474046</text:p>
          </table:table-cell>
          <table:table-cell table:formula="of:=([.B832]-[.B$2])/10^9" office:value-type="float" office:value="0.164953296">
            <text:p>0.164953</text:p>
          </table:table-cell>
          <table:table-cell table:formula="of:=[.C832]-[.C831]" office:value-type="float" office:value="0">
            <text:p>0.000000</text:p>
          </table:table-cell>
          <table:table-cell table:formula="of:=[.A832]-[.A831]" office:value-type="float" office:value="0.00000199999999495049">
            <text:p>0.000002</text:p>
          </table:table-cell>
          <table:table-cell/>
          <table:table-cell office:value-type="string">
            <text:p>277636 / 1856169 &lt;= 2000000 / 5000000</text:p>
          </table:table-cell>
          <table:table-cell/>
        </table:table-row>
        <table:table-row table:style-name="ro1">
          <table:table-cell office:value-type="float" office:value="1061.381143">
            <text:p>1061.381143</text:p>
          </table:table-cell>
          <table:table-cell office:value-type="float" office:value="5086625474046">
            <text:p>5086625474046</text:p>
          </table:table-cell>
          <table:table-cell table:formula="of:=([.B833]-[.B$2])/10^9" office:value-type="float" office:value="0.164953296">
            <text:p>0.164953</text:p>
          </table:table-cell>
          <table:table-cell table:formula="of:=[.C833]-[.C832]" office:value-type="float" office:value="0">
            <text:p>0.000000</text:p>
          </table:table-cell>
          <table:table-cell table:formula="of:=[.A833]-[.A832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381144">
            <text:p>1061.381144</text:p>
          </table:table-cell>
          <table:table-cell office:value-type="float" office:value="5086625474046">
            <text:p>5086625474046</text:p>
          </table:table-cell>
          <table:table-cell table:formula="of:=([.B834]-[.B$2])/10^9" office:value-type="float" office:value="0.164953296">
            <text:p>0.164953</text:p>
          </table:table-cell>
          <table:table-cell table:formula="of:=[.C834]-[.C833]" office:value-type="float" office:value="0">
            <text:p>0.000000</text:p>
          </table:table-cell>
          <table:table-cell table:formula="of:=[.A834]-[.A833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381154">
            <text:p>1061.381154</text:p>
          </table:table-cell>
          <table:table-cell office:value-type="float" office:value="5086625486842">
            <text:p>5086625486842</text:p>
          </table:table-cell>
          <table:table-cell table:formula="of:=([.B835]-[.B$2])/10^9" office:value-type="float" office:value="0.164966092">
            <text:p>0.164966</text:p>
          </table:table-cell>
          <table:table-cell table:formula="of:=[.C835]-[.C834]" office:value-type="float" office:value="0.0000127960000000094">
            <text:p>0.000013</text:p>
          </table:table-cell>
          <table:table-cell table:formula="of:=[.A835]-[.A834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81162">
            <text:p>1061.381162</text:p>
          </table:table-cell>
          <table:table-cell office:value-type="float" office:value="5086625486842">
            <text:p>5086625486842</text:p>
          </table:table-cell>
          <table:table-cell table:formula="of:=([.B836]-[.B$2])/10^9" office:value-type="float" office:value="0.164966092">
            <text:p>0.164966</text:p>
          </table:table-cell>
          <table:table-cell table:formula="of:=[.C836]-[.C835]" office:value-type="float" office:value="0">
            <text:p>0.000000</text:p>
          </table:table-cell>
          <table:table-cell table:formula="of:=[.A836]-[.A835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81441">
            <text:p>1061.381441</text:p>
          </table:table-cell>
          <table:table-cell office:value-type="float" office:value="5086625772338">
            <text:p>5086625772338</text:p>
          </table:table-cell>
          <table:table-cell table:formula="of:=([.B837]-[.B$2])/10^9" office:value-type="float" office:value="0.165251588">
            <text:p>0.165252</text:p>
          </table:table-cell>
          <table:table-cell table:formula="of:=[.C837]-[.C836]" office:value-type="float" office:value="0.000285495999999996">
            <text:p>0.000285</text:p>
          </table:table-cell>
          <table:table-cell table:formula="of:=[.A837]-[.A836]" office:value-type="float" office:value="0.000279000000091401">
            <text:p>0.00027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381441">
            <text:p>1061.381441</text:p>
          </table:table-cell>
          <table:table-cell office:value-type="float" office:value="5086625772338">
            <text:p>5086625772338</text:p>
          </table:table-cell>
          <table:table-cell table:formula="of:=([.B838]-[.B$2])/10^9" office:value-type="float" office:value="0.165251588">
            <text:p>0.165252</text:p>
          </table:table-cell>
          <table:table-cell table:formula="of:=[.C838]-[.C837]" office:value-type="float" office:value="0">
            <text:p>0.000000</text:p>
          </table:table-cell>
          <table:table-cell table:formula="of:=[.A838]-[.A837]" office:value-type="float" office:value="0">
            <text:p>0.000000</text:p>
          </table:table-cell>
          <table:table-cell/>
          <table:table-cell office:value-type="string">
            <text:p>uses up its c_s; 5086625772338-5086625486842=285496</text:p>
          </table:table-cell>
          <table:table-cell/>
        </table:table-row>
        <table:table-row table:style-name="ro1">
          <table:table-cell office:value-type="float" office:value="1061.381453">
            <text:p>1061.381453</text:p>
          </table:table-cell>
          <table:table-cell office:value-type="float" office:value="5086625785915">
            <text:p>5086625785915</text:p>
          </table:table-cell>
          <table:table-cell table:formula="of:=([.B839]-[.B$2])/10^9" office:value-type="float" office:value="0.165265165">
            <text:p>0.165265</text:p>
          </table:table-cell>
          <table:table-cell table:formula="of:=[.C839]-[.C838]" office:value-type="float" office:value="0.0000135769999999869">
            <text:p>0.000014</text:p>
          </table:table-cell>
          <table:table-cell table:formula="of:=[.A839]-[.A838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81459">
            <text:p>1061.381459</text:p>
          </table:table-cell>
          <table:table-cell office:value-type="float" office:value="5086625785915">
            <text:p>5086625785915</text:p>
          </table:table-cell>
          <table:table-cell table:formula="of:=([.B840]-[.B$2])/10^9" office:value-type="float" office:value="0.165265165">
            <text:p>0.165265</text:p>
          </table:table-cell>
          <table:table-cell table:formula="of:=[.C840]-[.C839]" office:value-type="float" office:value="0">
            <text:p>0.000000</text:p>
          </table:table-cell>
          <table:table-cell table:formula="of:=[.A840]-[.A839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83003">
            <text:p>1061.383003</text:p>
          </table:table-cell>
          <table:table-cell office:value-type="float" office:value="5086625785915">
            <text:p>5086625785915</text:p>
          </table:table-cell>
          <table:table-cell table:formula="of:=([.B841]-[.B$2])/10^9" office:value-type="float" office:value="0.165265165">
            <text:p>0.165265</text:p>
          </table:table-cell>
          <table:table-cell table:formula="of:=[.C841]-[.C840]" office:value-type="float" office:value="0">
            <text:p>0.000000</text:p>
          </table:table-cell>
          <table:table-cell table:formula="of:=[.A841]-[.A840]" office:value-type="float" office:value="0.00154399999996713">
            <text:p>0.00154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383004">
            <text:p>1061.383004</text:p>
          </table:table-cell>
          <table:table-cell office:value-type="float" office:value="5086625785915">
            <text:p>5086625785915</text:p>
          </table:table-cell>
          <table:table-cell table:formula="of:=([.B842]-[.B$2])/10^9" office:value-type="float" office:value="0.165265165">
            <text:p>0.165265</text:p>
          </table:table-cell>
          <table:table-cell table:formula="of:=[.C842]-[.C841]" office:value-type="float" office:value="0">
            <text:p>0.000000</text:p>
          </table:table-cell>
          <table:table-cell table:formula="of:=[.A842]-[.A841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83005">
            <text:p>1061.383005</text:p>
          </table:table-cell>
          <table:table-cell office:value-type="float" office:value="5086625785915">
            <text:p>5086625785915</text:p>
          </table:table-cell>
          <table:table-cell table:formula="of:=([.B843]-[.B$2])/10^9" office:value-type="float" office:value="0.165265165">
            <text:p>0.165265</text:p>
          </table:table-cell>
          <table:table-cell table:formula="of:=[.C843]-[.C842]" office:value-type="float" office:value="0">
            <text:p>0.000000</text:p>
          </table:table-cell>
          <table:table-cell table:formula="of:=[.A843]-[.A842]" office:value-type="float" office:value="0.000000999999883788405">
            <text:p>0.000001</text:p>
          </table:table-cell>
          <table:table-cell/>
          <table:table-cell office:value-type="string">
            <text:p>postpones its deadline to 5086632330215; c_s is topped up to 1992140</text:p>
          </table:table-cell>
          <table:table-cell/>
        </table:table-row>
        <table:table-row table:style-name="ro1">
          <table:table-cell office:value-type="float" office:value="1061.383314">
            <text:p>1061.383314</text:p>
          </table:table-cell>
          <table:table-cell office:value-type="float" office:value="5086627646852">
            <text:p>5086627646852</text:p>
          </table:table-cell>
          <table:table-cell table:formula="of:=([.B844]-[.B$2])/10^9" office:value-type="float" office:value="0.167126102">
            <text:p>0.167126</text:p>
          </table:table-cell>
          <table:table-cell table:formula="of:=[.C844]-[.C843]" office:value-type="float" office:value="0.00186093700000001">
            <text:p>0.001861</text:p>
          </table:table-cell>
          <table:table-cell table:formula="of:=[.A844]-[.A843]" office:value-type="float" office:value="0.000309000000015658">
            <text:p>0.00030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383316">
            <text:p>1061.383316</text:p>
          </table:table-cell>
          <table:table-cell office:value-type="float" office:value="5086627646852">
            <text:p>5086627646852</text:p>
          </table:table-cell>
          <table:table-cell table:formula="of:=([.B845]-[.B$2])/10^9" office:value-type="float" office:value="0.167126102">
            <text:p>0.167126</text:p>
          </table:table-cell>
          <table:table-cell table:formula="of:=[.C845]-[.C844]" office:value-type="float" office:value="0">
            <text:p>0.000000</text:p>
          </table:table-cell>
          <table:table-cell table:formula="of:=[.A845]-[.A844]" office:value-type="float" office:value="0.00000199999999495049">
            <text:p>0.000002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1061.383316">
            <text:p>1061.383316</text:p>
          </table:table-cell>
          <table:table-cell office:value-type="float" office:value="5086627646852">
            <text:p>5086627646852</text:p>
          </table:table-cell>
          <table:table-cell table:formula="of:=([.B846]-[.B$2])/10^9" office:value-type="float" office:value="0.167126102">
            <text:p>0.167126</text:p>
          </table:table-cell>
          <table:table-cell table:formula="of:=[.C846]-[.C845]" office:value-type="float" office:value="0">
            <text:p>0.000000</text:p>
          </table:table-cell>
          <table:table-cell table:formula="of:=[.A846]-[.A845]" office:value-type="float" office:value="0">
            <text:p>0.000000</text:p>
          </table:table-cell>
          <table:table-cell table:number-columns-repeated="2"/>
          <table:table-cell office:value-type="string">
            <text:p>uses up its c_s; 5086627646852-5086625785915=1860937</text:p>
          </table:table-cell>
        </table:table-row>
        <table:table-row table:style-name="ro1">
          <table:table-cell office:value-type="float" office:value="1061.383319">
            <text:p>1061.383319</text:p>
          </table:table-cell>
          <table:table-cell office:value-type="float" office:value="5086627646852">
            <text:p>5086627646852</text:p>
          </table:table-cell>
          <table:table-cell table:formula="of:=([.B847]-[.B$2])/10^9" office:value-type="float" office:value="0.167126102">
            <text:p>0.167126</text:p>
          </table:table-cell>
          <table:table-cell table:formula="of:=[.C847]-[.C846]" office:value-type="float" office:value="0">
            <text:p>0.000000</text:p>
          </table:table-cell>
          <table:table-cell table:formula="of:=[.A847]-[.A846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38332">
            <text:p>1061.383320</text:p>
          </table:table-cell>
          <table:table-cell office:value-type="float" office:value="5086627646852">
            <text:p>5086627646852</text:p>
          </table:table-cell>
          <table:table-cell table:formula="of:=([.B848]-[.B$2])/10^9" office:value-type="float" office:value="0.167126102">
            <text:p>0.167126</text:p>
          </table:table-cell>
          <table:table-cell table:formula="of:=[.C848]-[.C847]" office:value-type="float" office:value="0">
            <text:p>0.000000</text:p>
          </table:table-cell>
          <table:table-cell table:formula="of:=[.A848]-[.A847]" office:value-type="float" office:value="0.000000999999883788405">
            <text:p>0.000001</text:p>
          </table:table-cell>
          <table:table-cell table:number-columns-repeated="2"/>
          <table:table-cell office:value-type="string">
            <text:p>postpones its deadline to 5086634510300; c_s is topped up to 2852773</text:p>
          </table:table-cell>
        </table:table-row>
        <table:table-row table:style-name="ro1">
          <table:table-cell office:value-type="float" office:value="1061.383321">
            <text:p>1061.383321</text:p>
          </table:table-cell>
          <table:table-cell office:value-type="float" office:value="5086627646852">
            <text:p>5086627646852</text:p>
          </table:table-cell>
          <table:table-cell table:formula="of:=([.B849]-[.B$2])/10^9" office:value-type="float" office:value="0.167126102">
            <text:p>0.167126</text:p>
          </table:table-cell>
          <table:table-cell table:formula="of:=[.C849]-[.C848]" office:value-type="float" office:value="0">
            <text:p>0.000000</text:p>
          </table:table-cell>
          <table:table-cell table:formula="of:=[.A849]-[.A848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83326">
            <text:p>1061.383326</text:p>
          </table:table-cell>
          <table:table-cell office:value-type="float" office:value="5086627646852">
            <text:p>5086627646852</text:p>
          </table:table-cell>
          <table:table-cell table:formula="of:=([.B850]-[.B$2])/10^9" office:value-type="float" office:value="0.167126102">
            <text:p>0.167126</text:p>
          </table:table-cell>
          <table:table-cell table:formula="of:=[.C850]-[.C849]" office:value-type="float" office:value="0">
            <text:p>0.000000</text:p>
          </table:table-cell>
          <table:table-cell table:formula="of:=[.A850]-[.A849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84136">
            <text:p>1061.384136</text:p>
          </table:table-cell>
          <table:table-cell office:value-type="float" office:value="5086628014865">
            <text:p>5086628014865</text:p>
          </table:table-cell>
          <table:table-cell table:formula="of:=([.B851]-[.B$2])/10^9" office:value-type="float" office:value="0.167494115">
            <text:p>0.167494</text:p>
          </table:table-cell>
          <table:table-cell table:formula="of:=[.C851]-[.C850]" office:value-type="float" office:value="0.000368013">
            <text:p>0.000368</text:p>
          </table:table-cell>
          <table:table-cell table:formula="of:=[.A851]-[.A850]" office:value-type="float" office:value="0.00081000000000131">
            <text:p>0.00081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84138">
            <text:p>1061.384138</text:p>
          </table:table-cell>
          <table:table-cell office:value-type="float" office:value="5086628474713">
            <text:p>5086628474713</text:p>
          </table:table-cell>
          <table:table-cell table:formula="of:=([.B852]-[.B$2])/10^9" office:value-type="float" office:value="0.167953963">
            <text:p>0.167954</text:p>
          </table:table-cell>
          <table:table-cell table:formula="of:=[.C852]-[.C851]" office:value-type="float" office:value="0.000459848000000013">
            <text:p>0.000460</text:p>
          </table:table-cell>
          <table:table-cell table:formula="of:=[.A852]-[.A85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84138">
            <text:p>1061.384138</text:p>
          </table:table-cell>
          <table:table-cell office:value-type="float" office:value="5086628474713">
            <text:p>5086628474713</text:p>
          </table:table-cell>
          <table:table-cell table:formula="of:=([.B853]-[.B$2])/10^9" office:value-type="float" office:value="0.167953963">
            <text:p>0.167954</text:p>
          </table:table-cell>
          <table:table-cell table:formula="of:=[.C853]-[.C852]" office:value-type="float" office:value="0">
            <text:p>0.000000</text:p>
          </table:table-cell>
          <table:table-cell table:formula="of:=[.A853]-[.A852]" office:value-type="float" office:value="0">
            <text:p>0.000000</text:p>
          </table:table-cell>
          <table:table-cell office:value-type="string">
            <text:p>d_s is renewed (r + D) to 5086630474713; c_s is fully topped up</text:p>
          </table:table-cell>
          <table:table-cell table:number-columns-repeated="2"/>
        </table:table-row>
        <table:table-row table:style-name="ro1">
          <table:table-cell office:value-type="float" office:value="1061.38414">
            <text:p>1061.384140</text:p>
          </table:table-cell>
          <table:table-cell office:value-type="float" office:value="5086628474713">
            <text:p>5086628474713</text:p>
          </table:table-cell>
          <table:table-cell table:formula="of:=([.B854]-[.B$2])/10^9" office:value-type="float" office:value="0.167953963">
            <text:p>0.167954</text:p>
          </table:table-cell>
          <table:table-cell table:formula="of:=[.C854]-[.C853]" office:value-type="float" office:value="0">
            <text:p>0.000000</text:p>
          </table:table-cell>
          <table:table-cell table:formula="of:=[.A854]-[.A853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384149">
            <text:p>1061.384149</text:p>
          </table:table-cell>
          <table:table-cell office:value-type="float" office:value="5086628486440">
            <text:p>5086628486440</text:p>
          </table:table-cell>
          <table:table-cell table:formula="of:=([.B855]-[.B$2])/10^9" office:value-type="float" office:value="0.16796569">
            <text:p>0.167966</text:p>
          </table:table-cell>
          <table:table-cell table:formula="of:=[.C855]-[.C854]" office:value-type="float" office:value="0.0000117269999999892">
            <text:p>0.000012</text:p>
          </table:table-cell>
          <table:table-cell table:formula="of:=[.A855]-[.A854]" office:value-type="float" office:value="0.00000900000009096402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84156">
            <text:p>1061.384156</text:p>
          </table:table-cell>
          <table:table-cell office:value-type="float" office:value="5086628486440">
            <text:p>5086628486440</text:p>
          </table:table-cell>
          <table:table-cell table:formula="of:=([.B856]-[.B$2])/10^9" office:value-type="float" office:value="0.16796569">
            <text:p>0.167966</text:p>
          </table:table-cell>
          <table:table-cell table:formula="of:=[.C856]-[.C855]" office:value-type="float" office:value="0">
            <text:p>0.000000</text:p>
          </table:table-cell>
          <table:table-cell table:formula="of:=[.A856]-[.A855]" office:value-type="float" office:value="0.00000700000009601354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385075">
            <text:p>1061.385075</text:p>
          </table:table-cell>
          <table:table-cell office:value-type="float" office:value="5086629412267">
            <text:p>5086629412267</text:p>
          </table:table-cell>
          <table:table-cell table:formula="of:=([.B857]-[.B$2])/10^9" office:value-type="float" office:value="0.168891517">
            <text:p>0.168892</text:p>
          </table:table-cell>
          <table:table-cell table:formula="of:=[.C857]-[.C856]" office:value-type="float" office:value="0.00092582699999999">
            <text:p>0.000926</text:p>
          </table:table-cell>
          <table:table-cell table:formula="of:=[.A857]-[.A856]" office:value-type="float" office:value="0.000918999999839798">
            <text:p>0.00091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85076">
            <text:p>1061.385076</text:p>
          </table:table-cell>
          <table:table-cell office:value-type="float" office:value="5086629412267">
            <text:p>5086629412267</text:p>
          </table:table-cell>
          <table:table-cell table:formula="of:=([.B858]-[.B$2])/10^9" office:value-type="float" office:value="0.168891517">
            <text:p>0.168892</text:p>
          </table:table-cell>
          <table:table-cell table:formula="of:=[.C858]-[.C857]" office:value-type="float" office:value="0">
            <text:p>0.000000</text:p>
          </table:table-cell>
          <table:table-cell table:formula="of:=[.A858]-[.A857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85081">
            <text:p>1061.385081</text:p>
          </table:table-cell>
          <table:table-cell office:value-type="float" office:value="5086629412267">
            <text:p>5086629412267</text:p>
          </table:table-cell>
          <table:table-cell table:formula="of:=([.B859]-[.B$2])/10^9" office:value-type="float" office:value="0.168891517">
            <text:p>0.168892</text:p>
          </table:table-cell>
          <table:table-cell table:formula="of:=[.C859]-[.C858]" office:value-type="float" office:value="0">
            <text:p>0.000000</text:p>
          </table:table-cell>
          <table:table-cell table:formula="of:=[.A859]-[.A858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385937">
            <text:p>1061.385937</text:p>
          </table:table-cell>
          <table:table-cell office:value-type="float" office:value="5086630273908">
            <text:p>5086630273908</text:p>
          </table:table-cell>
          <table:table-cell table:formula="of:=([.B860]-[.B$2])/10^9" office:value-type="float" office:value="0.169753158">
            <text:p>0.169753</text:p>
          </table:table-cell>
          <table:table-cell table:formula="of:=[.C860]-[.C859]" office:value-type="float" office:value="0.000861640999999996">
            <text:p>0.000862</text:p>
          </table:table-cell>
          <table:table-cell table:formula="of:=[.A860]-[.A859]" office:value-type="float" office:value="0.000856000000112545">
            <text:p>0.00085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85938">
            <text:p>1061.385938</text:p>
          </table:table-cell>
          <table:table-cell office:value-type="float" office:value="5086630273908">
            <text:p>5086630273908</text:p>
          </table:table-cell>
          <table:table-cell table:formula="of:=([.B861]-[.B$2])/10^9" office:value-type="float" office:value="0.169753158">
            <text:p>0.169753</text:p>
          </table:table-cell>
          <table:table-cell table:formula="of:=[.C861]-[.C860]" office:value-type="float" office:value="0">
            <text:p>0.000000</text:p>
          </table:table-cell>
          <table:table-cell table:formula="of:=[.A861]-[.A860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86032">
            <text:p>1061.386032</text:p>
          </table:table-cell>
          <table:table-cell office:value-type="float" office:value="5086630273908">
            <text:p>5086630273908</text:p>
          </table:table-cell>
          <table:table-cell table:formula="of:=([.B862]-[.B$2])/10^9" office:value-type="float" office:value="0.169753158">
            <text:p>0.169753</text:p>
          </table:table-cell>
          <table:table-cell table:formula="of:=[.C862]-[.C861]" office:value-type="float" office:value="0">
            <text:p>0.000000</text:p>
          </table:table-cell>
          <table:table-cell table:formula="of:=[.A862]-[.A861]" office:value-type="float" office:value="0.0000939999999900465">
            <text:p>0.00009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386035">
            <text:p>1061.386035</text:p>
          </table:table-cell>
          <table:table-cell office:value-type="float" office:value="5086630555252">
            <text:p>5086630555252</text:p>
          </table:table-cell>
          <table:table-cell table:formula="of:=([.B863]-[.B$2])/10^9" office:value-type="float" office:value="0.170034502">
            <text:p>0.170035</text:p>
          </table:table-cell>
          <table:table-cell table:formula="of:=[.C863]-[.C862]" office:value-type="float" office:value="0.000281344000000017">
            <text:p>0.000281</text:p>
          </table:table-cell>
          <table:table-cell table:formula="of:=[.A863]-[.A862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386036">
            <text:p>1061.386036</text:p>
          </table:table-cell>
          <table:table-cell office:value-type="float" office:value="5086630555252">
            <text:p>5086630555252</text:p>
          </table:table-cell>
          <table:table-cell table:formula="of:=([.B864]-[.B$2])/10^9" office:value-type="float" office:value="0.170034502">
            <text:p>0.170035</text:p>
          </table:table-cell>
          <table:table-cell table:formula="of:=[.C864]-[.C863]" office:value-type="float" office:value="0">
            <text:p>0.000000</text:p>
          </table:table-cell>
          <table:table-cell table:formula="of:=[.A864]-[.A863]" office:value-type="float" office:value="0.00000100000011116208">
            <text:p>0.000001</text:p>
          </table:table-cell>
          <table:table-cell table:number-columns-repeated="2"/>
          <table:table-cell office:value-type="string">
            <text:p>2852773 / 3955048 &gt; 3000000 / 7000000</text:p>
          </table:table-cell>
        </table:table-row>
        <table:table-row table:style-name="ro1">
          <table:table-cell office:value-type="float" office:value="1061.386036">
            <text:p>1061.386036</text:p>
          </table:table-cell>
          <table:table-cell office:value-type="float" office:value="5086630555252">
            <text:p>5086630555252</text:p>
          </table:table-cell>
          <table:table-cell table:formula="of:=([.B865]-[.B$2])/10^9" office:value-type="float" office:value="0.170034502">
            <text:p>0.170035</text:p>
          </table:table-cell>
          <table:table-cell table:formula="of:=[.C865]-[.C864]" office:value-type="float" office:value="0">
            <text:p>0.000000</text:p>
          </table:table-cell>
          <table:table-cell table:formula="of:=[.A865]-[.A864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5086637555252; c_s is fully topped up</text:p>
          </table:table-cell>
        </table:table-row>
        <table:table-row table:style-name="ro1">
          <table:table-cell office:value-type="float" office:value="1061.38604">
            <text:p>1061.386040</text:p>
          </table:table-cell>
          <table:table-cell office:value-type="float" office:value="5086630555252">
            <text:p>5086630555252</text:p>
          </table:table-cell>
          <table:table-cell table:formula="of:=([.B866]-[.B$2])/10^9" office:value-type="float" office:value="0.170034502">
            <text:p>0.170035</text:p>
          </table:table-cell>
          <table:table-cell table:formula="of:=[.C866]-[.C865]" office:value-type="float" office:value="0">
            <text:p>0.000000</text:p>
          </table:table-cell>
          <table:table-cell table:formula="of:=[.A866]-[.A865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86042">
            <text:p>1061.386042</text:p>
          </table:table-cell>
          <table:table-cell office:value-type="float" office:value="5086630555252">
            <text:p>5086630555252</text:p>
          </table:table-cell>
          <table:table-cell table:formula="of:=([.B867]-[.B$2])/10^9" office:value-type="float" office:value="0.170034502">
            <text:p>0.170035</text:p>
          </table:table-cell>
          <table:table-cell table:formula="of:=[.C867]-[.C866]" office:value-type="float" office:value="0">
            <text:p>0.000000</text:p>
          </table:table-cell>
          <table:table-cell table:formula="of:=[.A867]-[.A86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86043">
            <text:p>1061.386043</text:p>
          </table:table-cell>
          <table:table-cell office:value-type="float" office:value="5086630555252">
            <text:p>5086630555252</text:p>
          </table:table-cell>
          <table:table-cell table:formula="of:=([.B868]-[.B$2])/10^9" office:value-type="float" office:value="0.170034502">
            <text:p>0.170035</text:p>
          </table:table-cell>
          <table:table-cell table:formula="of:=[.C868]-[.C867]" office:value-type="float" office:value="0">
            <text:p>0.000000</text:p>
          </table:table-cell>
          <table:table-cell table:formula="of:=[.A868]-[.A867]" office:value-type="float" office:value="0.000000999999883788405">
            <text:p>0.000001</text:p>
          </table:table-cell>
          <table:table-cell/>
          <table:table-cell office:value-type="string">
            <text:p>290911 / 1774963 &lt;= 2000000 / 5000000</text:p>
          </table:table-cell>
          <table:table-cell/>
        </table:table-row>
        <table:table-row table:style-name="ro1">
          <table:table-cell office:value-type="float" office:value="1061.386044">
            <text:p>1061.386044</text:p>
          </table:table-cell>
          <table:table-cell office:value-type="float" office:value="5086630555252">
            <text:p>5086630555252</text:p>
          </table:table-cell>
          <table:table-cell table:formula="of:=([.B869]-[.B$2])/10^9" office:value-type="float" office:value="0.170034502">
            <text:p>0.170035</text:p>
          </table:table-cell>
          <table:table-cell table:formula="of:=[.C869]-[.C868]" office:value-type="float" office:value="0">
            <text:p>0.000000</text:p>
          </table:table-cell>
          <table:table-cell table:formula="of:=[.A869]-[.A868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386083">
            <text:p>1061.386083</text:p>
          </table:table-cell>
          <table:table-cell office:value-type="float" office:value="5086630555252">
            <text:p>5086630555252</text:p>
          </table:table-cell>
          <table:table-cell table:formula="of:=([.B870]-[.B$2])/10^9" office:value-type="float" office:value="0.170034502">
            <text:p>0.170035</text:p>
          </table:table-cell>
          <table:table-cell table:formula="of:=[.C870]-[.C869]" office:value-type="float" office:value="0">
            <text:p>0.000000</text:p>
          </table:table-cell>
          <table:table-cell table:formula="of:=[.A870]-[.A869]" office:value-type="float" office:value="0.0000390000000152213">
            <text:p>0.000039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061.386375">
            <text:p>1061.386375</text:p>
          </table:table-cell>
          <table:table-cell office:value-type="float" office:value="5086630895219">
            <text:p>5086630895219</text:p>
          </table:table-cell>
          <table:table-cell table:formula="of:=([.B871]-[.B$2])/10^9" office:value-type="float" office:value="0.170374469">
            <text:p>0.170374</text:p>
          </table:table-cell>
          <table:table-cell table:formula="of:=[.C871]-[.C870]" office:value-type="float" office:value="0.000339966999999997">
            <text:p>0.000340</text:p>
          </table:table-cell>
          <table:table-cell table:formula="of:=[.A871]-[.A870]" office:value-type="float" office:value="0.000291999999944892">
            <text:p>0.00029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386376">
            <text:p>1061.386376</text:p>
          </table:table-cell>
          <table:table-cell office:value-type="float" office:value="5086630895219">
            <text:p>5086630895219</text:p>
          </table:table-cell>
          <table:table-cell table:formula="of:=([.B872]-[.B$2])/10^9" office:value-type="float" office:value="0.170374469">
            <text:p>0.170374</text:p>
          </table:table-cell>
          <table:table-cell table:formula="of:=[.C872]-[.C871]" office:value-type="float" office:value="0">
            <text:p>0.000000</text:p>
          </table:table-cell>
          <table:table-cell table:formula="of:=[.A872]-[.A871]" office:value-type="float" office:value="0.000000999999883788405">
            <text:p>0.000001</text:p>
          </table:table-cell>
          <table:table-cell/>
          <table:table-cell office:value-type="string">
            <text:p>uses up its c_s; 5086630895219-5086630555252=339967</text:p>
          </table:table-cell>
          <table:table-cell/>
        </table:table-row>
        <table:table-row table:style-name="ro1">
          <table:table-cell office:value-type="float" office:value="1061.386386">
            <text:p>1061.386386</text:p>
          </table:table-cell>
          <table:table-cell office:value-type="float" office:value="5086630906706">
            <text:p>5086630906706</text:p>
          </table:table-cell>
          <table:table-cell table:formula="of:=([.B873]-[.B$2])/10^9" office:value-type="float" office:value="0.170385956">
            <text:p>0.170386</text:p>
          </table:table-cell>
          <table:table-cell table:formula="of:=[.C873]-[.C872]" office:value-type="float" office:value="0.0000114870000000045">
            <text:p>0.000011</text:p>
          </table:table-cell>
          <table:table-cell table:formula="of:=[.A873]-[.A872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86391">
            <text:p>1061.386391</text:p>
          </table:table-cell>
          <table:table-cell office:value-type="float" office:value="5086630906706">
            <text:p>5086630906706</text:p>
          </table:table-cell>
          <table:table-cell table:formula="of:=([.B874]-[.B$2])/10^9" office:value-type="float" office:value="0.170385956">
            <text:p>0.170386</text:p>
          </table:table-cell>
          <table:table-cell table:formula="of:=[.C874]-[.C873]" office:value-type="float" office:value="0">
            <text:p>0.000000</text:p>
          </table:table-cell>
          <table:table-cell table:formula="of:=[.A874]-[.A873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86395">
            <text:p>1061.386395</text:p>
          </table:table-cell>
          <table:table-cell office:value-type="float" office:value="5086630916224">
            <text:p>5086630916224</text:p>
          </table:table-cell>
          <table:table-cell table:formula="of:=([.B875]-[.B$2])/10^9" office:value-type="float" office:value="0.170395474">
            <text:p>0.170395</text:p>
          </table:table-cell>
          <table:table-cell table:formula="of:=[.C875]-[.C874]" office:value-type="float" office:value="0.00000951799999998615">
            <text:p>0.000010</text:p>
          </table:table-cell>
          <table:table-cell table:formula="of:=[.A875]-[.A874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864">
            <text:p>1061.386400</text:p>
          </table:table-cell>
          <table:table-cell office:value-type="float" office:value="5086630916224">
            <text:p>5086630916224</text:p>
          </table:table-cell>
          <table:table-cell table:formula="of:=([.B876]-[.B$2])/10^9" office:value-type="float" office:value="0.170395474">
            <text:p>0.170395</text:p>
          </table:table-cell>
          <table:table-cell table:formula="of:=[.C876]-[.C875]" office:value-type="float" office:value="0">
            <text:p>0.000000</text:p>
          </table:table-cell>
          <table:table-cell table:formula="of:=[.A876]-[.A875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61.387817">
            <text:p>1061.387817</text:p>
          </table:table-cell>
          <table:table-cell office:value-type="float" office:value="5086632013437">
            <text:p>5086632013437</text:p>
          </table:table-cell>
          <table:table-cell table:formula="of:=([.B877]-[.B$2])/10^9" office:value-type="float" office:value="0.171492687">
            <text:p>0.171493</text:p>
          </table:table-cell>
          <table:table-cell table:formula="of:=[.C877]-[.C876]" office:value-type="float" office:value="0.00109721300000001">
            <text:p>0.001097</text:p>
          </table:table-cell>
          <table:table-cell table:formula="of:=[.A877]-[.A876]" office:value-type="float" office:value="0.00141699999994671">
            <text:p>0.00141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387818">
            <text:p>1061.387818</text:p>
          </table:table-cell>
          <table:table-cell office:value-type="float" office:value="5086632013437">
            <text:p>5086632013437</text:p>
          </table:table-cell>
          <table:table-cell table:formula="of:=([.B878]-[.B$2])/10^9" office:value-type="float" office:value="0.171492687">
            <text:p>0.171493</text:p>
          </table:table-cell>
          <table:table-cell table:formula="of:=[.C878]-[.C877]" office:value-type="float" office:value="0">
            <text:p>0.000000</text:p>
          </table:table-cell>
          <table:table-cell table:formula="of:=[.A878]-[.A877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87819">
            <text:p>1061.387819</text:p>
          </table:table-cell>
          <table:table-cell office:value-type="float" office:value="5086632013437">
            <text:p>5086632013437</text:p>
          </table:table-cell>
          <table:table-cell table:formula="of:=([.B879]-[.B$2])/10^9" office:value-type="float" office:value="0.171492687">
            <text:p>0.171493</text:p>
          </table:table-cell>
          <table:table-cell table:formula="of:=[.C879]-[.C878]" office:value-type="float" office:value="0">
            <text:p>0.000000</text:p>
          </table:table-cell>
          <table:table-cell table:formula="of:=[.A879]-[.A878]" office:value-type="float" office:value="0.00000100000011116208">
            <text:p>0.000001</text:p>
          </table:table-cell>
          <table:table-cell/>
          <table:table-cell office:value-type="string">
            <text:p>postpones its deadline to 5086637330215; c_s is topped up to 1950944</text:p>
          </table:table-cell>
          <table:table-cell/>
        </table:table-row>
        <table:table-row table:style-name="ro1">
          <table:table-cell office:value-type="float" office:value="1061.387821">
            <text:p>1061.387821</text:p>
          </table:table-cell>
          <table:table-cell office:value-type="float" office:value="5086632013437">
            <text:p>5086632013437</text:p>
          </table:table-cell>
          <table:table-cell table:formula="of:=([.B880]-[.B$2])/10^9" office:value-type="float" office:value="0.171492687">
            <text:p>0.171493</text:p>
          </table:table-cell>
          <table:table-cell table:formula="of:=[.C880]-[.C879]" office:value-type="float" office:value="0">
            <text:p>0.000000</text:p>
          </table:table-cell>
          <table:table-cell table:formula="of:=[.A880]-[.A879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387828">
            <text:p>1061.387828</text:p>
          </table:table-cell>
          <table:table-cell office:value-type="float" office:value="5086632350281">
            <text:p>5086632350281</text:p>
          </table:table-cell>
          <table:table-cell table:formula="of:=([.B881]-[.B$2])/10^9" office:value-type="float" office:value="0.171829531">
            <text:p>0.171830</text:p>
          </table:table-cell>
          <table:table-cell table:formula="of:=[.C881]-[.C880]" office:value-type="float" office:value="0.000336844000000003">
            <text:p>0.000337</text:p>
          </table:table-cell>
          <table:table-cell table:formula="of:=[.A881]-[.A880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87833">
            <text:p>1061.387833</text:p>
          </table:table-cell>
          <table:table-cell office:value-type="float" office:value="5086632350281">
            <text:p>5086632350281</text:p>
          </table:table-cell>
          <table:table-cell table:formula="of:=([.B882]-[.B$2])/10^9" office:value-type="float" office:value="0.171829531">
            <text:p>0.171830</text:p>
          </table:table-cell>
          <table:table-cell table:formula="of:=[.C882]-[.C881]" office:value-type="float" office:value="0">
            <text:p>0.000000</text:p>
          </table:table-cell>
          <table:table-cell table:formula="of:=[.A882]-[.A881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87951">
            <text:p>1061.387951</text:p>
          </table:table-cell>
          <table:table-cell office:value-type="float" office:value="5086632350281">
            <text:p>5086632350281</text:p>
          </table:table-cell>
          <table:table-cell table:formula="of:=([.B883]-[.B$2])/10^9" office:value-type="float" office:value="0.171829531">
            <text:p>0.171830</text:p>
          </table:table-cell>
          <table:table-cell table:formula="of:=[.C883]-[.C882]" office:value-type="float" office:value="0">
            <text:p>0.000000</text:p>
          </table:table-cell>
          <table:table-cell table:formula="of:=[.A883]-[.A882]" office:value-type="float" office:value="0.000117999999929452">
            <text:p>0.00011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87953">
            <text:p>1061.387953</text:p>
          </table:table-cell>
          <table:table-cell office:value-type="float" office:value="5086632475410">
            <text:p>5086632475410</text:p>
          </table:table-cell>
          <table:table-cell table:formula="of:=([.B884]-[.B$2])/10^9" office:value-type="float" office:value="0.17195466">
            <text:p>0.171955</text:p>
          </table:table-cell>
          <table:table-cell table:formula="of:=[.C884]-[.C883]" office:value-type="float" office:value="0.000125129000000002">
            <text:p>0.000125</text:p>
          </table:table-cell>
          <table:table-cell table:formula="of:=[.A884]-[.A88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87954">
            <text:p>1061.387954</text:p>
          </table:table-cell>
          <table:table-cell office:value-type="float" office:value="5086632475410">
            <text:p>5086632475410</text:p>
          </table:table-cell>
          <table:table-cell table:formula="of:=([.B885]-[.B$2])/10^9" office:value-type="float" office:value="0.17195466">
            <text:p>0.171955</text:p>
          </table:table-cell>
          <table:table-cell table:formula="of:=[.C885]-[.C884]" office:value-type="float" office:value="0">
            <text:p>0.000000</text:p>
          </table:table-cell>
          <table:table-cell table:formula="of:=[.A885]-[.A884]" office:value-type="float" office:value="0.00000100000011116208">
            <text:p>0.000001</text:p>
          </table:table-cell>
          <table:table-cell office:value-type="string">
            <text:p>d_s is renewed (r + D) to 5086634475410; c_s is fully topped up</text:p>
          </table:table-cell>
          <table:table-cell table:number-columns-repeated="2"/>
        </table:table-row>
        <table:table-row table:style-name="ro1">
          <table:table-cell office:value-type="float" office:value="1061.387955">
            <text:p>1061.387955</text:p>
          </table:table-cell>
          <table:table-cell office:value-type="float" office:value="5086632475410">
            <text:p>5086632475410</text:p>
          </table:table-cell>
          <table:table-cell table:formula="of:=([.B886]-[.B$2])/10^9" office:value-type="float" office:value="0.17195466">
            <text:p>0.171955</text:p>
          </table:table-cell>
          <table:table-cell table:formula="of:=[.C886]-[.C885]" office:value-type="float" office:value="0">
            <text:p>0.000000</text:p>
          </table:table-cell>
          <table:table-cell table:formula="of:=[.A886]-[.A885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387965">
            <text:p>1061.387965</text:p>
          </table:table-cell>
          <table:table-cell office:value-type="float" office:value="5086632487750">
            <text:p>5086632487750</text:p>
          </table:table-cell>
          <table:table-cell table:formula="of:=([.B887]-[.B$2])/10^9" office:value-type="float" office:value="0.171967">
            <text:p>0.171967</text:p>
          </table:table-cell>
          <table:table-cell table:formula="of:=[.C887]-[.C886]" office:value-type="float" office:value="0.0000123399999999996">
            <text:p>0.000012</text:p>
          </table:table-cell>
          <table:table-cell table:formula="of:=[.A887]-[.A886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87973">
            <text:p>1061.387973</text:p>
          </table:table-cell>
          <table:table-cell office:value-type="float" office:value="5086632487750">
            <text:p>5086632487750</text:p>
          </table:table-cell>
          <table:table-cell table:formula="of:=([.B888]-[.B$2])/10^9" office:value-type="float" office:value="0.171967">
            <text:p>0.171967</text:p>
          </table:table-cell>
          <table:table-cell table:formula="of:=[.C888]-[.C887]" office:value-type="float" office:value="0">
            <text:p>0.000000</text:p>
          </table:table-cell>
          <table:table-cell table:formula="of:=[.A888]-[.A887]" office:value-type="float" office:value="0.00000800000020717562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388884">
            <text:p>1061.388884</text:p>
          </table:table-cell>
          <table:table-cell office:value-type="float" office:value="5086633406636">
            <text:p>5086633406636</text:p>
          </table:table-cell>
          <table:table-cell table:formula="of:=([.B889]-[.B$2])/10^9" office:value-type="float" office:value="0.172885886">
            <text:p>0.172886</text:p>
          </table:table-cell>
          <table:table-cell table:formula="of:=[.C889]-[.C888]" office:value-type="float" office:value="0.00091888599999998">
            <text:p>0.000919</text:p>
          </table:table-cell>
          <table:table-cell table:formula="of:=[.A889]-[.A888]" office:value-type="float" office:value="0.000910999999859996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88885">
            <text:p>1061.388885</text:p>
          </table:table-cell>
          <table:table-cell office:value-type="float" office:value="5086633406636">
            <text:p>5086633406636</text:p>
          </table:table-cell>
          <table:table-cell table:formula="of:=([.B890]-[.B$2])/10^9" office:value-type="float" office:value="0.172885886">
            <text:p>0.172886</text:p>
          </table:table-cell>
          <table:table-cell table:formula="of:=[.C890]-[.C889]" office:value-type="float" office:value="0">
            <text:p>0.000000</text:p>
          </table:table-cell>
          <table:table-cell table:formula="of:=[.A890]-[.A889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88893">
            <text:p>1061.388893</text:p>
          </table:table-cell>
          <table:table-cell office:value-type="float" office:value="5086633406636">
            <text:p>5086633406636</text:p>
          </table:table-cell>
          <table:table-cell table:formula="of:=([.B891]-[.B$2])/10^9" office:value-type="float" office:value="0.172885886">
            <text:p>0.172886</text:p>
          </table:table-cell>
          <table:table-cell table:formula="of:=[.C891]-[.C890]" office:value-type="float" office:value="0">
            <text:p>0.000000</text:p>
          </table:table-cell>
          <table:table-cell table:formula="of:=[.A891]-[.A890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390409">
            <text:p>1061.390409</text:p>
          </table:table-cell>
          <table:table-cell office:value-type="float" office:value="5086634931798">
            <text:p>5086634931798</text:p>
          </table:table-cell>
          <table:table-cell table:formula="of:=([.B892]-[.B$2])/10^9" office:value-type="float" office:value="0.174411048">
            <text:p>0.174411</text:p>
          </table:table-cell>
          <table:table-cell table:formula="of:=[.C892]-[.C891]" office:value-type="float" office:value="0.00152516200000002">
            <text:p>0.001525</text:p>
          </table:table-cell>
          <table:table-cell table:formula="of:=[.A892]-[.A891]" office:value-type="float" office:value="0.00151600000003782">
            <text:p>0.00151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90411">
            <text:p>1061.390411</text:p>
          </table:table-cell>
          <table:table-cell office:value-type="float" office:value="5086634931798">
            <text:p>5086634931798</text:p>
          </table:table-cell>
          <table:table-cell table:formula="of:=([.B893]-[.B$2])/10^9" office:value-type="float" office:value="0.174411048">
            <text:p>0.174411</text:p>
          </table:table-cell>
          <table:table-cell table:formula="of:=[.C893]-[.C892]" office:value-type="float" office:value="0">
            <text:p>0.000000</text:p>
          </table:table-cell>
          <table:table-cell table:formula="of:=[.A893]-[.A892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90415">
            <text:p>1061.390415</text:p>
          </table:table-cell>
          <table:table-cell office:value-type="float" office:value="5086634931798">
            <text:p>5086634931798</text:p>
          </table:table-cell>
          <table:table-cell table:formula="of:=([.B894]-[.B$2])/10^9" office:value-type="float" office:value="0.174411048">
            <text:p>0.174411</text:p>
          </table:table-cell>
          <table:table-cell table:formula="of:=[.C894]-[.C893]" office:value-type="float" office:value="0">
            <text:p>0.000000</text:p>
          </table:table-cell>
          <table:table-cell table:formula="of:=[.A894]-[.A893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90947">
            <text:p>1061.390947</text:p>
          </table:table-cell>
          <table:table-cell office:value-type="float" office:value="5086634931798">
            <text:p>5086634931798</text:p>
          </table:table-cell>
          <table:table-cell table:formula="of:=([.B895]-[.B$2])/10^9" office:value-type="float" office:value="0.174411048">
            <text:p>0.174411</text:p>
          </table:table-cell>
          <table:table-cell table:formula="of:=[.C895]-[.C894]" office:value-type="float" office:value="0">
            <text:p>0.000000</text:p>
          </table:table-cell>
          <table:table-cell table:formula="of:=[.A895]-[.A894]" office:value-type="float" office:value="0.000532000000021071">
            <text:p>0.00053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90949">
            <text:p>1061.390949</text:p>
          </table:table-cell>
          <table:table-cell office:value-type="float" office:value="5086635471667">
            <text:p>5086635471667</text:p>
          </table:table-cell>
          <table:table-cell table:formula="of:=([.B896]-[.B$2])/10^9" office:value-type="float" office:value="0.174950917">
            <text:p>0.174951</text:p>
          </table:table-cell>
          <table:table-cell table:formula="of:=[.C896]-[.C895]" office:value-type="float" office:value="0.000539868999999998">
            <text:p>0.000540</text:p>
          </table:table-cell>
          <table:table-cell table:formula="of:=[.A896]-[.A89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9095">
            <text:p>1061.390950</text:p>
          </table:table-cell>
          <table:table-cell office:value-type="float" office:value="5086635471667">
            <text:p>5086635471667</text:p>
          </table:table-cell>
          <table:table-cell table:formula="of:=([.B897]-[.B$2])/10^9" office:value-type="float" office:value="0.174950917">
            <text:p>0.174951</text:p>
          </table:table-cell>
          <table:table-cell table:formula="of:=[.C897]-[.C896]" office:value-type="float" office:value="0">
            <text:p>0.000000</text:p>
          </table:table-cell>
          <table:table-cell table:formula="of:=[.A897]-[.A896]" office:value-type="float" office:value="0.000000999999883788405">
            <text:p>0.000001</text:p>
          </table:table-cell>
          <table:table-cell/>
          <table:table-cell office:value-type="string">
            <text:p>288313 / 1858548 &lt;= 2000000 / 5000000</text:p>
          </table:table-cell>
          <table:table-cell/>
        </table:table-row>
        <table:table-row table:style-name="ro1">
          <table:table-cell office:value-type="float" office:value="1061.390951">
            <text:p>1061.390951</text:p>
          </table:table-cell>
          <table:table-cell office:value-type="float" office:value="5086635471667">
            <text:p>5086635471667</text:p>
          </table:table-cell>
          <table:table-cell table:formula="of:=([.B898]-[.B$2])/10^9" office:value-type="float" office:value="0.174950917">
            <text:p>0.174951</text:p>
          </table:table-cell>
          <table:table-cell table:formula="of:=[.C898]-[.C897]" office:value-type="float" office:value="0">
            <text:p>0.000000</text:p>
          </table:table-cell>
          <table:table-cell table:formula="of:=[.A898]-[.A897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390952">
            <text:p>1061.390952</text:p>
          </table:table-cell>
          <table:table-cell office:value-type="float" office:value="5086635471667">
            <text:p>5086635471667</text:p>
          </table:table-cell>
          <table:table-cell table:formula="of:=([.B899]-[.B$2])/10^9" office:value-type="float" office:value="0.174950917">
            <text:p>0.174951</text:p>
          </table:table-cell>
          <table:table-cell table:formula="of:=[.C899]-[.C898]" office:value-type="float" office:value="0">
            <text:p>0.000000</text:p>
          </table:table-cell>
          <table:table-cell table:formula="of:=[.A899]-[.A898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39096">
            <text:p>1061.390960</text:p>
          </table:table-cell>
          <table:table-cell office:value-type="float" office:value="5086635482037">
            <text:p>5086635482037</text:p>
          </table:table-cell>
          <table:table-cell table:formula="of:=([.B900]-[.B$2])/10^9" office:value-type="float" office:value="0.174961287">
            <text:p>0.174961</text:p>
          </table:table-cell>
          <table:table-cell table:formula="of:=[.C900]-[.C899]" office:value-type="float" office:value="0.0000103699999999818">
            <text:p>0.000010</text:p>
          </table:table-cell>
          <table:table-cell table:formula="of:=[.A900]-[.A899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90967">
            <text:p>1061.390967</text:p>
          </table:table-cell>
          <table:table-cell office:value-type="float" office:value="5086635482037">
            <text:p>5086635482037</text:p>
          </table:table-cell>
          <table:table-cell table:formula="of:=([.B901]-[.B$2])/10^9" office:value-type="float" office:value="0.174961287">
            <text:p>0.174961</text:p>
          </table:table-cell>
          <table:table-cell table:formula="of:=[.C901]-[.C900]" office:value-type="float" office:value="0">
            <text:p>0.000000</text:p>
          </table:table-cell>
          <table:table-cell table:formula="of:=[.A901]-[.A900]" office:value-type="float" office:value="0.00000700000009601354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91257">
            <text:p>1061.391257</text:p>
          </table:table-cell>
          <table:table-cell office:value-type="float" office:value="5086635778246">
            <text:p>5086635778246</text:p>
          </table:table-cell>
          <table:table-cell table:formula="of:=([.B902]-[.B$2])/10^9" office:value-type="float" office:value="0.175257496">
            <text:p>0.175257</text:p>
          </table:table-cell>
          <table:table-cell table:formula="of:=[.C902]-[.C901]" office:value-type="float" office:value="0.000296209000000019">
            <text:p>0.000296</text:p>
          </table:table-cell>
          <table:table-cell table:formula="of:=[.A902]-[.A901]" office:value-type="float" office:value="0.000289999999949941">
            <text:p>0.00029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391257">
            <text:p>1061.391257</text:p>
          </table:table-cell>
          <table:table-cell office:value-type="float" office:value="5086635778246">
            <text:p>5086635778246</text:p>
          </table:table-cell>
          <table:table-cell table:formula="of:=([.B903]-[.B$2])/10^9" office:value-type="float" office:value="0.175257496">
            <text:p>0.175257</text:p>
          </table:table-cell>
          <table:table-cell table:formula="of:=[.C903]-[.C902]" office:value-type="float" office:value="0">
            <text:p>0.000000</text:p>
          </table:table-cell>
          <table:table-cell table:formula="of:=[.A903]-[.A902]" office:value-type="float" office:value="0">
            <text:p>0.000000</text:p>
          </table:table-cell>
          <table:table-cell/>
          <table:table-cell office:value-type="string">
            <text:p>uses up its c_s; 5086635778246-5086635482037=296209</text:p>
          </table:table-cell>
          <table:table-cell/>
        </table:table-row>
        <table:table-row table:style-name="ro1">
          <table:table-cell office:value-type="float" office:value="1061.391267">
            <text:p>1061.391267</text:p>
          </table:table-cell>
          <table:table-cell office:value-type="float" office:value="5086635789529">
            <text:p>5086635789529</text:p>
          </table:table-cell>
          <table:table-cell table:formula="of:=([.B904]-[.B$2])/10^9" office:value-type="float" office:value="0.175268779">
            <text:p>0.175269</text:p>
          </table:table-cell>
          <table:table-cell table:formula="of:=[.C904]-[.C903]" office:value-type="float" office:value="0.0000112830000000008">
            <text:p>0.000011</text:p>
          </table:table-cell>
          <table:table-cell table:formula="of:=[.A904]-[.A903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91272">
            <text:p>1061.391272</text:p>
          </table:table-cell>
          <table:table-cell office:value-type="float" office:value="5086635789529">
            <text:p>5086635789529</text:p>
          </table:table-cell>
          <table:table-cell table:formula="of:=([.B905]-[.B$2])/10^9" office:value-type="float" office:value="0.175268779">
            <text:p>0.175269</text:p>
          </table:table-cell>
          <table:table-cell table:formula="of:=[.C905]-[.C904]" office:value-type="float" office:value="0">
            <text:p>0.000000</text:p>
          </table:table-cell>
          <table:table-cell table:formula="of:=[.A905]-[.A904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91946">
            <text:p>1061.391946</text:p>
          </table:table-cell>
          <table:table-cell office:value-type="float" office:value="5086636014140">
            <text:p>5086636014140</text:p>
          </table:table-cell>
          <table:table-cell table:formula="of:=([.B906]-[.B$2])/10^9" office:value-type="float" office:value="0.17549339">
            <text:p>0.175493</text:p>
          </table:table-cell>
          <table:table-cell table:formula="of:=[.C906]-[.C905]" office:value-type="float" office:value="0.000224610999999986">
            <text:p>0.000225</text:p>
          </table:table-cell>
          <table:table-cell table:formula="of:=[.A906]-[.A905]" office:value-type="float" office:value="0.000673999999889929">
            <text:p>0.00067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91948">
            <text:p>1061.391948</text:p>
          </table:table-cell>
          <table:table-cell office:value-type="float" office:value="5086636474607">
            <text:p>5086636474607</text:p>
          </table:table-cell>
          <table:table-cell table:formula="of:=([.B907]-[.B$2])/10^9" office:value-type="float" office:value="0.175953857">
            <text:p>0.175954</text:p>
          </table:table-cell>
          <table:table-cell table:formula="of:=[.C907]-[.C906]" office:value-type="float" office:value="0.000460466999999992">
            <text:p>0.000460</text:p>
          </table:table-cell>
          <table:table-cell table:formula="of:=[.A907]-[.A90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91948">
            <text:p>1061.391948</text:p>
          </table:table-cell>
          <table:table-cell office:value-type="float" office:value="5086636474607">
            <text:p>5086636474607</text:p>
          </table:table-cell>
          <table:table-cell table:formula="of:=([.B908]-[.B$2])/10^9" office:value-type="float" office:value="0.175953857">
            <text:p>0.175954</text:p>
          </table:table-cell>
          <table:table-cell table:formula="of:=[.C908]-[.C907]" office:value-type="float" office:value="0">
            <text:p>0.000000</text:p>
          </table:table-cell>
          <table:table-cell table:formula="of:=[.A908]-[.A907]" office:value-type="float" office:value="0">
            <text:p>0.000000</text:p>
          </table:table-cell>
          <table:table-cell office:value-type="string">
            <text:p>d_s is renewed (r + D) to 5086638474607; c_s is fully topped up</text:p>
          </table:table-cell>
          <table:table-cell table:number-columns-repeated="2"/>
        </table:table-row>
        <table:table-row table:style-name="ro1">
          <table:table-cell office:value-type="float" office:value="1061.392281">
            <text:p>1061.392281</text:p>
          </table:table-cell>
          <table:table-cell office:value-type="float" office:value="5086636807115">
            <text:p>5086636807115</text:p>
          </table:table-cell>
          <table:table-cell table:formula="of:=([.B909]-[.B$2])/10^9" office:value-type="float" office:value="0.176286365">
            <text:p>0.176286</text:p>
          </table:table-cell>
          <table:table-cell table:formula="of:=[.C909]-[.C908]" office:value-type="float" office:value="0.000332508000000009">
            <text:p>0.000333</text:p>
          </table:table-cell>
          <table:table-cell table:formula="of:=[.A909]-[.A908]" office:value-type="float" office:value="0.000332999999955064">
            <text:p>0.000333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61.392282">
            <text:p>1061.392282</text:p>
          </table:table-cell>
          <table:table-cell office:value-type="float" office:value="5086636807115">
            <text:p>5086636807115</text:p>
          </table:table-cell>
          <table:table-cell table:formula="of:=([.B910]-[.B$2])/10^9" office:value-type="float" office:value="0.176286365">
            <text:p>0.176286</text:p>
          </table:table-cell>
          <table:table-cell table:formula="of:=[.C910]-[.C909]" office:value-type="float" office:value="0">
            <text:p>0.000000</text:p>
          </table:table-cell>
          <table:table-cell table:formula="of:=[.A910]-[.A909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5086636807115-5086636014140=792975</text:p>
          </table:table-cell>
        </table:table-row>
        <table:table-row table:style-name="ro1">
          <table:table-cell office:value-type="float" office:value="1061.392291">
            <text:p>1061.392291</text:p>
          </table:table-cell>
          <table:table-cell office:value-type="float" office:value="5086636817780">
            <text:p>5086636817780</text:p>
          </table:table-cell>
          <table:table-cell table:formula="of:=([.B911]-[.B$2])/10^9" office:value-type="float" office:value="0.17629703">
            <text:p>0.176297</text:p>
          </table:table-cell>
          <table:table-cell table:formula="of:=[.C911]-[.C910]" office:value-type="float" office:value="0.000010664999999993">
            <text:p>0.000011</text:p>
          </table:table-cell>
          <table:table-cell table:formula="of:=[.A911]-[.A910]" office:value-type="float" office:value="0.00000899999986359035">
            <text:p>0.00000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92296">
            <text:p>1061.392296</text:p>
          </table:table-cell>
          <table:table-cell office:value-type="float" office:value="5086636817780">
            <text:p>5086636817780</text:p>
          </table:table-cell>
          <table:table-cell table:formula="of:=([.B912]-[.B$2])/10^9" office:value-type="float" office:value="0.17629703">
            <text:p>0.176297</text:p>
          </table:table-cell>
          <table:table-cell table:formula="of:=[.C912]-[.C911]" office:value-type="float" office:value="0">
            <text:p>0.000000</text:p>
          </table:table-cell>
          <table:table-cell table:formula="of:=[.A912]-[.A911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392814">
            <text:p>1061.392814</text:p>
          </table:table-cell>
          <table:table-cell office:value-type="float" office:value="5086636817780">
            <text:p>5086636817780</text:p>
          </table:table-cell>
          <table:table-cell table:formula="of:=([.B913]-[.B$2])/10^9" office:value-type="float" office:value="0.17629703">
            <text:p>0.176297</text:p>
          </table:table-cell>
          <table:table-cell table:formula="of:=[.C913]-[.C912]" office:value-type="float" office:value="0">
            <text:p>0.000000</text:p>
          </table:table-cell>
          <table:table-cell table:formula="of:=[.A913]-[.A912]" office:value-type="float" office:value="0.000518000000056418">
            <text:p>0.00051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392815">
            <text:p>1061.392815</text:p>
          </table:table-cell>
          <table:table-cell office:value-type="float" office:value="5086636817780">
            <text:p>5086636817780</text:p>
          </table:table-cell>
          <table:table-cell table:formula="of:=([.B914]-[.B$2])/10^9" office:value-type="float" office:value="0.17629703">
            <text:p>0.176297</text:p>
          </table:table-cell>
          <table:table-cell table:formula="of:=[.C914]-[.C913]" office:value-type="float" office:value="0">
            <text:p>0.000000</text:p>
          </table:table-cell>
          <table:table-cell table:formula="of:=[.A914]-[.A913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92816">
            <text:p>1061.392816</text:p>
          </table:table-cell>
          <table:table-cell office:value-type="float" office:value="5086636817780">
            <text:p>5086636817780</text:p>
          </table:table-cell>
          <table:table-cell table:formula="of:=([.B915]-[.B$2])/10^9" office:value-type="float" office:value="0.17629703">
            <text:p>0.176297</text:p>
          </table:table-cell>
          <table:table-cell table:formula="of:=[.C915]-[.C914]" office:value-type="float" office:value="0">
            <text:p>0.000000</text:p>
          </table:table-cell>
          <table:table-cell table:formula="of:=[.A915]-[.A914]" office:value-type="float" office:value="0.00000100000011116208">
            <text:p>0.000001</text:p>
          </table:table-cell>
          <table:table-cell/>
          <table:table-cell office:value-type="string">
            <text:p>postpones its deadline to 5086642330215; c_s is topped up to 1992104</text:p>
          </table:table-cell>
          <table:table-cell/>
        </table:table-row>
        <table:table-row table:style-name="ro1">
          <table:table-cell office:value-type="float" office:value="1061.393036">
            <text:p>1061.393036</text:p>
          </table:table-cell>
          <table:table-cell office:value-type="float" office:value="5086636817780">
            <text:p>5086636817780</text:p>
          </table:table-cell>
          <table:table-cell table:formula="of:=([.B916]-[.B$2])/10^9" office:value-type="float" office:value="0.17629703">
            <text:p>0.176297</text:p>
          </table:table-cell>
          <table:table-cell table:formula="of:=[.C916]-[.C915]" office:value-type="float" office:value="0">
            <text:p>0.000000</text:p>
          </table:table-cell>
          <table:table-cell table:formula="of:=[.A916]-[.A915]" office:value-type="float" office:value="0.000219999999899301">
            <text:p>0.000220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61.393036">
            <text:p>1061.393036</text:p>
          </table:table-cell>
          <table:table-cell office:value-type="float" office:value="5086636817780">
            <text:p>5086636817780</text:p>
          </table:table-cell>
          <table:table-cell table:formula="of:=([.B917]-[.B$2])/10^9" office:value-type="float" office:value="0.17629703">
            <text:p>0.176297</text:p>
          </table:table-cell>
          <table:table-cell table:formula="of:=[.C917]-[.C916]" office:value-type="float" office:value="0">
            <text:p>0.000000</text:p>
          </table:table-cell>
          <table:table-cell table:formula="of:=[.A917]-[.A916]" office:value-type="float" office:value="0">
            <text:p>0.000000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393037">
            <text:p>1061.393037</text:p>
          </table:table-cell>
          <table:table-cell office:value-type="float" office:value="5086636817780">
            <text:p>5086636817780</text:p>
          </table:table-cell>
          <table:table-cell table:formula="of:=([.B918]-[.B$2])/10^9" office:value-type="float" office:value="0.17629703">
            <text:p>0.176297</text:p>
          </table:table-cell>
          <table:table-cell table:formula="of:=[.C918]-[.C917]" office:value-type="float" office:value="0">
            <text:p>0.000000</text:p>
          </table:table-cell>
          <table:table-cell table:formula="of:=[.A918]-[.A917]" office:value-type="float" office:value="0.00000100000011116208">
            <text:p>0.000001</text:p>
          </table:table-cell>
          <table:table-cell table:number-columns-repeated="2"/>
          <table:table-cell office:value-type="string">
            <text:p>postpones its deadline to 5086644555252; c_s is topped up to 2988600</text:p>
          </table:table-cell>
        </table:table-row>
        <table:table-row table:style-name="ro1">
          <table:table-cell office:value-type="float" office:value="1061.393238">
            <text:p>1061.393238</text:p>
          </table:table-cell>
          <table:table-cell office:value-type="float" office:value="5086637764347">
            <text:p>5086637764347</text:p>
          </table:table-cell>
          <table:table-cell table:formula="of:=([.B919]-[.B$2])/10^9" office:value-type="float" office:value="0.177243597">
            <text:p>0.177244</text:p>
          </table:table-cell>
          <table:table-cell table:formula="of:=[.C919]-[.C918]" office:value-type="float" office:value="0.000946567000000009">
            <text:p>0.000947</text:p>
          </table:table-cell>
          <table:table-cell table:formula="of:=[.A919]-[.A918]" office:value-type="float" office:value="0.000201000000060958">
            <text:p>0.00020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93239">
            <text:p>1061.393239</text:p>
          </table:table-cell>
          <table:table-cell office:value-type="float" office:value="5086637764347">
            <text:p>5086637764347</text:p>
          </table:table-cell>
          <table:table-cell table:formula="of:=([.B920]-[.B$2])/10^9" office:value-type="float" office:value="0.177243597">
            <text:p>0.177244</text:p>
          </table:table-cell>
          <table:table-cell table:formula="of:=[.C920]-[.C919]" office:value-type="float" office:value="0">
            <text:p>0.000000</text:p>
          </table:table-cell>
          <table:table-cell table:formula="of:=[.A920]-[.A919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93246">
            <text:p>1061.393246</text:p>
          </table:table-cell>
          <table:table-cell office:value-type="float" office:value="5086637764347">
            <text:p>5086637764347</text:p>
          </table:table-cell>
          <table:table-cell table:formula="of:=([.B921]-[.B$2])/10^9" office:value-type="float" office:value="0.177243597">
            <text:p>0.177244</text:p>
          </table:table-cell>
          <table:table-cell table:formula="of:=[.C921]-[.C920]" office:value-type="float" office:value="0">
            <text:p>0.000000</text:p>
          </table:table-cell>
          <table:table-cell table:formula="of:=[.A921]-[.A920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394875">
            <text:p>1061.394875</text:p>
          </table:table-cell>
          <table:table-cell office:value-type="float" office:value="5086639401753">
            <text:p>5086639401753</text:p>
          </table:table-cell>
          <table:table-cell table:formula="of:=([.B922]-[.B$2])/10^9" office:value-type="float" office:value="0.178881003">
            <text:p>0.178881</text:p>
          </table:table-cell>
          <table:table-cell table:formula="of:=[.C922]-[.C921]" office:value-type="float" office:value="0.00163740600000001">
            <text:p>0.001637</text:p>
          </table:table-cell>
          <table:table-cell table:formula="of:=[.A922]-[.A921]" office:value-type="float" office:value="0.00162899999986621">
            <text:p>0.00162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94876">
            <text:p>1061.394876</text:p>
          </table:table-cell>
          <table:table-cell office:value-type="float" office:value="5086639401753">
            <text:p>5086639401753</text:p>
          </table:table-cell>
          <table:table-cell table:formula="of:=([.B923]-[.B$2])/10^9" office:value-type="float" office:value="0.178881003">
            <text:p>0.178881</text:p>
          </table:table-cell>
          <table:table-cell table:formula="of:=[.C923]-[.C922]" office:value-type="float" office:value="0">
            <text:p>0.000000</text:p>
          </table:table-cell>
          <table:table-cell table:formula="of:=[.A923]-[.A922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94881">
            <text:p>1061.394881</text:p>
          </table:table-cell>
          <table:table-cell office:value-type="float" office:value="5086639401753">
            <text:p>5086639401753</text:p>
          </table:table-cell>
          <table:table-cell table:formula="of:=([.B924]-[.B$2])/10^9" office:value-type="float" office:value="0.178881003">
            <text:p>0.178881</text:p>
          </table:table-cell>
          <table:table-cell table:formula="of:=[.C924]-[.C923]" office:value-type="float" office:value="0">
            <text:p>0.000000</text:p>
          </table:table-cell>
          <table:table-cell table:formula="of:=[.A924]-[.A923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94909">
            <text:p>1061.394909</text:p>
          </table:table-cell>
          <table:table-cell office:value-type="float" office:value="5086639435909">
            <text:p>5086639435909</text:p>
          </table:table-cell>
          <table:table-cell table:formula="of:=([.B925]-[.B$2])/10^9" office:value-type="float" office:value="0.178915159">
            <text:p>0.178915</text:p>
          </table:table-cell>
          <table:table-cell table:formula="of:=[.C925]-[.C924]" office:value-type="float" office:value="0.0000341559999999796">
            <text:p>0.000034</text:p>
          </table:table-cell>
          <table:table-cell table:formula="of:=[.A925]-[.A924]" office:value-type="float" office:value="0.0000280000001566805">
            <text:p>0.00002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39491">
            <text:p>1061.394910</text:p>
          </table:table-cell>
          <table:table-cell office:value-type="float" office:value="5086639435909">
            <text:p>5086639435909</text:p>
          </table:table-cell>
          <table:table-cell table:formula="of:=([.B926]-[.B$2])/10^9" office:value-type="float" office:value="0.178915159">
            <text:p>0.178915</text:p>
          </table:table-cell>
          <table:table-cell table:formula="of:=[.C926]-[.C925]" office:value-type="float" office:value="0">
            <text:p>0.000000</text:p>
          </table:table-cell>
          <table:table-cell table:formula="of:=[.A926]-[.A925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95353">
            <text:p>1061.395353</text:p>
          </table:table-cell>
          <table:table-cell office:value-type="float" office:value="5086640372249">
            <text:p>5086640372249</text:p>
          </table:table-cell>
          <table:table-cell table:formula="of:=([.B927]-[.B$2])/10^9" office:value-type="float" office:value="0.179851499">
            <text:p>0.179851</text:p>
          </table:table-cell>
          <table:table-cell table:formula="of:=[.C927]-[.C926]" office:value-type="float" office:value="0.000936340000000008">
            <text:p>0.000936</text:p>
          </table:table-cell>
          <table:table-cell table:formula="of:=[.A927]-[.A926]" office:value-type="float" office:value="0.000442999999904714">
            <text:p>0.00044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95356">
            <text:p>1061.395356</text:p>
          </table:table-cell>
          <table:table-cell office:value-type="float" office:value="5086640478748">
            <text:p>5086640478748</text:p>
          </table:table-cell>
          <table:table-cell table:formula="of:=([.B928]-[.B$2])/10^9" office:value-type="float" office:value="0.179957998">
            <text:p>0.179958</text:p>
          </table:table-cell>
          <table:table-cell table:formula="of:=[.C928]-[.C927]" office:value-type="float" office:value="0.00010649900000001">
            <text:p>0.000106</text:p>
          </table:table-cell>
          <table:table-cell table:formula="of:=[.A928]-[.A927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95356">
            <text:p>1061.395356</text:p>
          </table:table-cell>
          <table:table-cell office:value-type="float" office:value="5086640478748">
            <text:p>5086640478748</text:p>
          </table:table-cell>
          <table:table-cell table:formula="of:=([.B929]-[.B$2])/10^9" office:value-type="float" office:value="0.179957998">
            <text:p>0.179958</text:p>
          </table:table-cell>
          <table:table-cell table:formula="of:=[.C929]-[.C928]" office:value-type="float" office:value="0">
            <text:p>0.000000</text:p>
          </table:table-cell>
          <table:table-cell table:formula="of:=[.A929]-[.A928]" office:value-type="float" office:value="0">
            <text:p>0.000000</text:p>
          </table:table-cell>
          <table:table-cell office:value-type="string">
            <text:p>d_s is renewed (r + D) to 5086642478748; c_s is fully topped up</text:p>
          </table:table-cell>
          <table:table-cell table:number-columns-repeated="2"/>
        </table:table-row>
        <table:table-row table:style-name="ro1">
          <table:table-cell office:value-type="float" office:value="1061.39536">
            <text:p>1061.395360</text:p>
          </table:table-cell>
          <table:table-cell office:value-type="float" office:value="5086640478748">
            <text:p>5086640478748</text:p>
          </table:table-cell>
          <table:table-cell table:formula="of:=([.B930]-[.B$2])/10^9" office:value-type="float" office:value="0.179957998">
            <text:p>0.179958</text:p>
          </table:table-cell>
          <table:table-cell table:formula="of:=[.C930]-[.C929]" office:value-type="float" office:value="0">
            <text:p>0.000000</text:p>
          </table:table-cell>
          <table:table-cell table:formula="of:=[.A930]-[.A929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395362">
            <text:p>1061.395362</text:p>
          </table:table-cell>
          <table:table-cell office:value-type="float" office:value="5086640485551">
            <text:p>5086640485551</text:p>
          </table:table-cell>
          <table:table-cell table:formula="of:=([.B931]-[.B$2])/10^9" office:value-type="float" office:value="0.179964801">
            <text:p>0.179965</text:p>
          </table:table-cell>
          <table:table-cell table:formula="of:=[.C931]-[.C930]" office:value-type="float" office:value="0.00000680299999999967">
            <text:p>0.000007</text:p>
          </table:table-cell>
          <table:table-cell table:formula="of:=[.A931]-[.A93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95363">
            <text:p>1061.395363</text:p>
          </table:table-cell>
          <table:table-cell office:value-type="float" office:value="5086640485551">
            <text:p>5086640485551</text:p>
          </table:table-cell>
          <table:table-cell table:formula="of:=([.B932]-[.B$2])/10^9" office:value-type="float" office:value="0.179964801">
            <text:p>0.179965</text:p>
          </table:table-cell>
          <table:table-cell table:formula="of:=[.C932]-[.C931]" office:value-type="float" office:value="0">
            <text:p>0.000000</text:p>
          </table:table-cell>
          <table:table-cell table:formula="of:=[.A932]-[.A931]" office:value-type="float" office:value="0.00000100000011116208">
            <text:p>0.000001</text:p>
          </table:table-cell>
          <table:table-cell/>
          <table:table-cell office:value-type="string">
            <text:p>354698 / 1844664 &lt;= 2000000 / 5000000</text:p>
          </table:table-cell>
          <table:table-cell/>
        </table:table-row>
        <table:table-row table:style-name="ro1">
          <table:table-cell office:value-type="float" office:value="1061.395364">
            <text:p>1061.395364</text:p>
          </table:table-cell>
          <table:table-cell office:value-type="float" office:value="5086640485551">
            <text:p>5086640485551</text:p>
          </table:table-cell>
          <table:table-cell table:formula="of:=([.B933]-[.B$2])/10^9" office:value-type="float" office:value="0.179964801">
            <text:p>0.179965</text:p>
          </table:table-cell>
          <table:table-cell table:formula="of:=[.C933]-[.C932]" office:value-type="float" office:value="0">
            <text:p>0.000000</text:p>
          </table:table-cell>
          <table:table-cell table:formula="of:=[.A933]-[.A932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395367">
            <text:p>1061.395367</text:p>
          </table:table-cell>
          <table:table-cell office:value-type="float" office:value="5086640485551">
            <text:p>5086640485551</text:p>
          </table:table-cell>
          <table:table-cell table:formula="of:=([.B934]-[.B$2])/10^9" office:value-type="float" office:value="0.179964801">
            <text:p>0.179965</text:p>
          </table:table-cell>
          <table:table-cell table:formula="of:=[.C934]-[.C933]" office:value-type="float" office:value="0">
            <text:p>0.000000</text:p>
          </table:table-cell>
          <table:table-cell table:formula="of:=[.A934]-[.A933]" office:value-type="float" office:value="0.00000300000010611257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39537">
            <text:p>1061.395370</text:p>
          </table:table-cell>
          <table:table-cell office:value-type="float" office:value="5086640492853">
            <text:p>5086640492853</text:p>
          </table:table-cell>
          <table:table-cell table:formula="of:=([.B935]-[.B$2])/10^9" office:value-type="float" office:value="0.179972103">
            <text:p>0.179972</text:p>
          </table:table-cell>
          <table:table-cell table:formula="of:=[.C935]-[.C934]" office:value-type="float" office:value="0.00000730199999998682">
            <text:p>0.000007</text:p>
          </table:table-cell>
          <table:table-cell table:formula="of:=[.A935]-[.A934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395371">
            <text:p>1061.395371</text:p>
          </table:table-cell>
          <table:table-cell office:value-type="float" office:value="5086640492853">
            <text:p>5086640492853</text:p>
          </table:table-cell>
          <table:table-cell table:formula="of:=([.B936]-[.B$2])/10^9" office:value-type="float" office:value="0.179972103">
            <text:p>0.179972</text:p>
          </table:table-cell>
          <table:table-cell table:formula="of:=[.C936]-[.C935]" office:value-type="float" office:value="0">
            <text:p>0.000000</text:p>
          </table:table-cell>
          <table:table-cell table:formula="of:=[.A936]-[.A935]" office:value-type="float" office:value="0.00000100000011116208">
            <text:p>0.000001</text:p>
          </table:table-cell>
          <table:table-cell table:number-columns-repeated="2"/>
          <table:table-cell office:value-type="string">
            <text:p>2954444 / 4062399 &gt; 3000000 / 7000000</text:p>
          </table:table-cell>
        </table:table-row>
        <table:table-row table:style-name="ro1">
          <table:table-cell office:value-type="float" office:value="1061.395371">
            <text:p>1061.395371</text:p>
          </table:table-cell>
          <table:table-cell office:value-type="float" office:value="5086640492853">
            <text:p>5086640492853</text:p>
          </table:table-cell>
          <table:table-cell table:formula="of:=([.B937]-[.B$2])/10^9" office:value-type="float" office:value="0.179972103">
            <text:p>0.179972</text:p>
          </table:table-cell>
          <table:table-cell table:formula="of:=[.C937]-[.C936]" office:value-type="float" office:value="0">
            <text:p>0.000000</text:p>
          </table:table-cell>
          <table:table-cell table:formula="of:=[.A937]-[.A936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5086647492853; c_s is fully topped up</text:p>
          </table:table-cell>
        </table:table-row>
        <table:table-row table:style-name="ro1">
          <table:table-cell office:value-type="float" office:value="1061.395399">
            <text:p>1061.395399</text:p>
          </table:table-cell>
          <table:table-cell office:value-type="float" office:value="5086640514261">
            <text:p>5086640514261</text:p>
          </table:table-cell>
          <table:table-cell table:formula="of:=([.B938]-[.B$2])/10^9" office:value-type="float" office:value="0.179993511">
            <text:p>0.179994</text:p>
          </table:table-cell>
          <table:table-cell table:formula="of:=[.C938]-[.C937]" office:value-type="float" office:value="0.0000214080000000005">
            <text:p>0.000021</text:p>
          </table:table-cell>
          <table:table-cell table:formula="of:=[.A938]-[.A937]" office:value-type="float" office:value="0.0000279999999293068">
            <text:p>0.000028</text:p>
          </table:table-cell>
          <table:table-cell/>
          <table:table-cell office:value-type="string">
            <text:p>is pick_next_task_dl-ed by gnome-terminal (2016)</text:p>
          </table:table-cell>
          <table:table-cell/>
        </table:table-row>
        <table:table-row table:style-name="ro1">
          <table:table-cell office:value-type="float" office:value="1061.395755">
            <text:p>1061.395755</text:p>
          </table:table-cell>
          <table:table-cell office:value-type="float" office:value="5086640877322">
            <text:p>5086640877322</text:p>
          </table:table-cell>
          <table:table-cell table:formula="of:=([.B939]-[.B$2])/10^9" office:value-type="float" office:value="0.180356572">
            <text:p>0.180357</text:p>
          </table:table-cell>
          <table:table-cell table:formula="of:=[.C939]-[.C938]" office:value-type="float" office:value="0.000363060999999998">
            <text:p>0.000363</text:p>
          </table:table-cell>
          <table:table-cell table:formula="of:=[.A939]-[.A938]" office:value-type="float" office:value="0.000356000000010681">
            <text:p>0.00035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395756">
            <text:p>1061.395756</text:p>
          </table:table-cell>
          <table:table-cell office:value-type="float" office:value="5086640877322">
            <text:p>5086640877322</text:p>
          </table:table-cell>
          <table:table-cell table:formula="of:=([.B940]-[.B$2])/10^9" office:value-type="float" office:value="0.180356572">
            <text:p>0.180357</text:p>
          </table:table-cell>
          <table:table-cell table:formula="of:=[.C940]-[.C939]" office:value-type="float" office:value="0">
            <text:p>0.000000</text:p>
          </table:table-cell>
          <table:table-cell table:formula="of:=[.A940]-[.A939]" office:value-type="float" office:value="0.000000999999883788405">
            <text:p>0.000001</text:p>
          </table:table-cell>
          <table:table-cell/>
          <table:table-cell office:value-type="string">
            <text:p>uses up its c_s; 5086640877322-5086640514261=363061</text:p>
          </table:table-cell>
          <table:table-cell/>
        </table:table-row>
        <table:table-row table:style-name="ro1">
          <table:table-cell office:value-type="float" office:value="1061.395768">
            <text:p>1061.395768</text:p>
          </table:table-cell>
          <table:table-cell office:value-type="float" office:value="5086640891097">
            <text:p>5086640891097</text:p>
          </table:table-cell>
          <table:table-cell table:formula="of:=([.B941]-[.B$2])/10^9" office:value-type="float" office:value="0.180370347">
            <text:p>0.180370</text:p>
          </table:table-cell>
          <table:table-cell table:formula="of:=[.C941]-[.C940]" office:value-type="float" office:value="0.0000137749999999937">
            <text:p>0.000014</text:p>
          </table:table-cell>
          <table:table-cell table:formula="of:=[.A941]-[.A940]" office:value-type="float" office:value="0.0000120000001970766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95775">
            <text:p>1061.395775</text:p>
          </table:table-cell>
          <table:table-cell office:value-type="float" office:value="5086640891097">
            <text:p>5086640891097</text:p>
          </table:table-cell>
          <table:table-cell table:formula="of:=([.B942]-[.B$2])/10^9" office:value-type="float" office:value="0.180370347">
            <text:p>0.180370</text:p>
          </table:table-cell>
          <table:table-cell table:formula="of:=[.C942]-[.C941]" office:value-type="float" office:value="0">
            <text:p>0.000000</text:p>
          </table:table-cell>
          <table:table-cell table:formula="of:=[.A942]-[.A941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396687">
            <text:p>1061.396687</text:p>
          </table:table-cell>
          <table:table-cell office:value-type="float" office:value="5086641809790">
            <text:p>5086641809790</text:p>
          </table:table-cell>
          <table:table-cell table:formula="of:=([.B943]-[.B$2])/10^9" office:value-type="float" office:value="0.18128904">
            <text:p>0.181289</text:p>
          </table:table-cell>
          <table:table-cell table:formula="of:=[.C943]-[.C942]" office:value-type="float" office:value="0.000918693000000026">
            <text:p>0.000919</text:p>
          </table:table-cell>
          <table:table-cell table:formula="of:=[.A943]-[.A942]" office:value-type="float" office:value="0.000911999999971158">
            <text:p>0.00091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396688">
            <text:p>1061.396688</text:p>
          </table:table-cell>
          <table:table-cell office:value-type="float" office:value="5086641809790">
            <text:p>5086641809790</text:p>
          </table:table-cell>
          <table:table-cell table:formula="of:=([.B944]-[.B$2])/10^9" office:value-type="float" office:value="0.18128904">
            <text:p>0.181289</text:p>
          </table:table-cell>
          <table:table-cell table:formula="of:=[.C944]-[.C943]" office:value-type="float" office:value="0">
            <text:p>0.000000</text:p>
          </table:table-cell>
          <table:table-cell table:formula="of:=[.A944]-[.A943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396693">
            <text:p>1061.396693</text:p>
          </table:table-cell>
          <table:table-cell office:value-type="float" office:value="5086641809790">
            <text:p>5086641809790</text:p>
          </table:table-cell>
          <table:table-cell table:formula="of:=([.B945]-[.B$2])/10^9" office:value-type="float" office:value="0.18128904">
            <text:p>0.181289</text:p>
          </table:table-cell>
          <table:table-cell table:formula="of:=[.C945]-[.C944]" office:value-type="float" office:value="0">
            <text:p>0.000000</text:p>
          </table:table-cell>
          <table:table-cell table:formula="of:=[.A945]-[.A944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397214">
            <text:p>1061.397214</text:p>
          </table:table-cell>
          <table:table-cell office:value-type="float" office:value="5086641809790">
            <text:p>5086641809790</text:p>
          </table:table-cell>
          <table:table-cell table:formula="of:=([.B946]-[.B$2])/10^9" office:value-type="float" office:value="0.18128904">
            <text:p>0.181289</text:p>
          </table:table-cell>
          <table:table-cell table:formula="of:=[.C946]-[.C945]" office:value-type="float" office:value="0">
            <text:p>0.000000</text:p>
          </table:table-cell>
          <table:table-cell table:formula="of:=[.A946]-[.A945]" office:value-type="float" office:value="0.00052100000016253">
            <text:p>0.00052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397215">
            <text:p>1061.397215</text:p>
          </table:table-cell>
          <table:table-cell office:value-type="float" office:value="5086641809790">
            <text:p>5086641809790</text:p>
          </table:table-cell>
          <table:table-cell table:formula="of:=([.B947]-[.B$2])/10^9" office:value-type="float" office:value="0.18128904">
            <text:p>0.181289</text:p>
          </table:table-cell>
          <table:table-cell table:formula="of:=[.C947]-[.C946]" office:value-type="float" office:value="0">
            <text:p>0.000000</text:p>
          </table:table-cell>
          <table:table-cell table:formula="of:=[.A947]-[.A946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397216">
            <text:p>1061.397216</text:p>
          </table:table-cell>
          <table:table-cell office:value-type="float" office:value="5086641809790">
            <text:p>5086641809790</text:p>
          </table:table-cell>
          <table:table-cell table:formula="of:=([.B948]-[.B$2])/10^9" office:value-type="float" office:value="0.18128904">
            <text:p>0.181289</text:p>
          </table:table-cell>
          <table:table-cell table:formula="of:=[.C948]-[.C947]" office:value-type="float" office:value="0">
            <text:p>0.000000</text:p>
          </table:table-cell>
          <table:table-cell table:formula="of:=[.A948]-[.A947]" office:value-type="float" office:value="0.00000100000011116208">
            <text:p>0.000001</text:p>
          </table:table-cell>
          <table:table-cell/>
          <table:table-cell office:value-type="string">
            <text:p>postpones its deadline to 5086647330215; c_s is topped up to 1991637</text:p>
          </table:table-cell>
          <table:table-cell/>
        </table:table-row>
        <table:table-row table:style-name="ro1">
          <table:table-cell office:value-type="float" office:value="1061.397217">
            <text:p>1061.397217</text:p>
          </table:table-cell>
          <table:table-cell office:value-type="float" office:value="5086641809790">
            <text:p>5086641809790</text:p>
          </table:table-cell>
          <table:table-cell table:formula="of:=([.B949]-[.B$2])/10^9" office:value-type="float" office:value="0.18128904">
            <text:p>0.181289</text:p>
          </table:table-cell>
          <table:table-cell table:formula="of:=[.C949]-[.C948]" office:value-type="float" office:value="0">
            <text:p>0.000000</text:p>
          </table:table-cell>
          <table:table-cell table:formula="of:=[.A949]-[.A948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397224">
            <text:p>1061.397224</text:p>
          </table:table-cell>
          <table:table-cell office:value-type="float" office:value="5086642347101">
            <text:p>5086642347101</text:p>
          </table:table-cell>
          <table:table-cell table:formula="of:=([.B950]-[.B$2])/10^9" office:value-type="float" office:value="0.181826351">
            <text:p>0.181826</text:p>
          </table:table-cell>
          <table:table-cell table:formula="of:=[.C950]-[.C949]" office:value-type="float" office:value="0.000537310999999985">
            <text:p>0.000537</text:p>
          </table:table-cell>
          <table:table-cell table:formula="of:=[.A950]-[.A949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97229">
            <text:p>1061.397229</text:p>
          </table:table-cell>
          <table:table-cell office:value-type="float" office:value="5086642347101">
            <text:p>5086642347101</text:p>
          </table:table-cell>
          <table:table-cell table:formula="of:=([.B951]-[.B$2])/10^9" office:value-type="float" office:value="0.181826351">
            <text:p>0.181826</text:p>
          </table:table-cell>
          <table:table-cell table:formula="of:=[.C951]-[.C950]" office:value-type="float" office:value="0">
            <text:p>0.000000</text:p>
          </table:table-cell>
          <table:table-cell table:formula="of:=[.A951]-[.A950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398791">
            <text:p>1061.398791</text:p>
          </table:table-cell>
          <table:table-cell office:value-type="float" office:value="5086643914531">
            <text:p>5086643914531</text:p>
          </table:table-cell>
          <table:table-cell table:formula="of:=([.B952]-[.B$2])/10^9" office:value-type="float" office:value="0.183393781">
            <text:p>0.183394</text:p>
          </table:table-cell>
          <table:table-cell table:formula="of:=[.C952]-[.C951]" office:value-type="float" office:value="0.00156743000000001">
            <text:p>0.001567</text:p>
          </table:table-cell>
          <table:table-cell table:formula="of:=[.A952]-[.A951]" office:value-type="float" office:value="0.00156200000014906">
            <text:p>0.00156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398793">
            <text:p>1061.398793</text:p>
          </table:table-cell>
          <table:table-cell office:value-type="float" office:value="5086643914531">
            <text:p>5086643914531</text:p>
          </table:table-cell>
          <table:table-cell table:formula="of:=([.B953]-[.B$2])/10^9" office:value-type="float" office:value="0.183393781">
            <text:p>0.183394</text:p>
          </table:table-cell>
          <table:table-cell table:formula="of:=[.C953]-[.C952]" office:value-type="float" office:value="0">
            <text:p>0.000000</text:p>
          </table:table-cell>
          <table:table-cell table:formula="of:=[.A953]-[.A952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398798">
            <text:p>1061.398798</text:p>
          </table:table-cell>
          <table:table-cell office:value-type="float" office:value="5086643914531">
            <text:p>5086643914531</text:p>
          </table:table-cell>
          <table:table-cell table:formula="of:=([.B954]-[.B$2])/10^9" office:value-type="float" office:value="0.183393781">
            <text:p>0.183394</text:p>
          </table:table-cell>
          <table:table-cell table:formula="of:=[.C954]-[.C953]" office:value-type="float" office:value="0">
            <text:p>0.000000</text:p>
          </table:table-cell>
          <table:table-cell table:formula="of:=[.A954]-[.A953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399345">
            <text:p>1061.399345</text:p>
          </table:table-cell>
          <table:table-cell office:value-type="float" office:value="5086644014106">
            <text:p>5086644014106</text:p>
          </table:table-cell>
          <table:table-cell table:formula="of:=([.B955]-[.B$2])/10^9" office:value-type="float" office:value="0.183493356">
            <text:p>0.183493</text:p>
          </table:table-cell>
          <table:table-cell table:formula="of:=[.C955]-[.C954]" office:value-type="float" office:value="0.0000995749999999906">
            <text:p>0.000100</text:p>
          </table:table-cell>
          <table:table-cell table:formula="of:=[.A955]-[.A954]" office:value-type="float" office:value="0.000547000000096887">
            <text:p>0.00054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399347">
            <text:p>1061.399347</text:p>
          </table:table-cell>
          <table:table-cell office:value-type="float" office:value="5086644474813">
            <text:p>5086644474813</text:p>
          </table:table-cell>
          <table:table-cell table:formula="of:=([.B956]-[.B$2])/10^9" office:value-type="float" office:value="0.183954063">
            <text:p>0.183954</text:p>
          </table:table-cell>
          <table:table-cell table:formula="of:=[.C956]-[.C955]" office:value-type="float" office:value="0.000460707000000005">
            <text:p>0.000461</text:p>
          </table:table-cell>
          <table:table-cell table:formula="of:=[.A956]-[.A95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399348">
            <text:p>1061.399348</text:p>
          </table:table-cell>
          <table:table-cell office:value-type="float" office:value="5086644474813">
            <text:p>5086644474813</text:p>
          </table:table-cell>
          <table:table-cell table:formula="of:=([.B957]-[.B$2])/10^9" office:value-type="float" office:value="0.183954063">
            <text:p>0.183954</text:p>
          </table:table-cell>
          <table:table-cell table:formula="of:=[.C957]-[.C956]" office:value-type="float" office:value="0">
            <text:p>0.000000</text:p>
          </table:table-cell>
          <table:table-cell table:formula="of:=[.A957]-[.A956]" office:value-type="float" office:value="0.000000999999883788405">
            <text:p>0.000001</text:p>
          </table:table-cell>
          <table:table-cell office:value-type="string">
            <text:p>d_s is renewed (r + D) to 5086646474813; c_s is fully topped up</text:p>
          </table:table-cell>
          <table:table-cell table:number-columns-repeated="2"/>
        </table:table-row>
        <table:table-row table:style-name="ro1">
          <table:table-cell office:value-type="float" office:value="1061.399349">
            <text:p>1061.399349</text:p>
          </table:table-cell>
          <table:table-cell office:value-type="float" office:value="5086644474813">
            <text:p>5086644474813</text:p>
          </table:table-cell>
          <table:table-cell table:formula="of:=([.B958]-[.B$2])/10^9" office:value-type="float" office:value="0.183954063">
            <text:p>0.183954</text:p>
          </table:table-cell>
          <table:table-cell table:formula="of:=[.C958]-[.C957]" office:value-type="float" office:value="0">
            <text:p>0.000000</text:p>
          </table:table-cell>
          <table:table-cell table:formula="of:=[.A958]-[.A957]" office:value-type="float" office:value="0.00000100000011116208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399357">
            <text:p>1061.399357</text:p>
          </table:table-cell>
          <table:table-cell office:value-type="float" office:value="5086644484072">
            <text:p>5086644484072</text:p>
          </table:table-cell>
          <table:table-cell table:formula="of:=([.B959]-[.B$2])/10^9" office:value-type="float" office:value="0.183963322">
            <text:p>0.183963</text:p>
          </table:table-cell>
          <table:table-cell table:formula="of:=[.C959]-[.C958]" office:value-type="float" office:value="0.00000925900000001145">
            <text:p>0.000009</text:p>
          </table:table-cell>
          <table:table-cell table:formula="of:=[.A959]-[.A958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399362">
            <text:p>1061.399362</text:p>
          </table:table-cell>
          <table:table-cell office:value-type="float" office:value="5086644484072">
            <text:p>5086644484072</text:p>
          </table:table-cell>
          <table:table-cell table:formula="of:=([.B960]-[.B$2])/10^9" office:value-type="float" office:value="0.183963322">
            <text:p>0.183963</text:p>
          </table:table-cell>
          <table:table-cell table:formula="of:=[.C960]-[.C959]" office:value-type="float" office:value="0">
            <text:p>0.000000</text:p>
          </table:table-cell>
          <table:table-cell table:formula="of:=[.A960]-[.A959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400267">
            <text:p>1061.400267</text:p>
          </table:table-cell>
          <table:table-cell office:value-type="float" office:value="5086645394887">
            <text:p>5086645394887</text:p>
          </table:table-cell>
          <table:table-cell table:formula="of:=([.B961]-[.B$2])/10^9" office:value-type="float" office:value="0.184874137">
            <text:p>0.184874</text:p>
          </table:table-cell>
          <table:table-cell table:formula="of:=[.C961]-[.C960]" office:value-type="float" office:value="0.000910814999999982">
            <text:p>0.000911</text:p>
          </table:table-cell>
          <table:table-cell table:formula="of:=[.A961]-[.A960]" office:value-type="float" office:value="0.000904999999875145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00269">
            <text:p>1061.400269</text:p>
          </table:table-cell>
          <table:table-cell office:value-type="float" office:value="5086645394887">
            <text:p>5086645394887</text:p>
          </table:table-cell>
          <table:table-cell table:formula="of:=([.B962]-[.B$2])/10^9" office:value-type="float" office:value="0.184874137">
            <text:p>0.184874</text:p>
          </table:table-cell>
          <table:table-cell table:formula="of:=[.C962]-[.C961]" office:value-type="float" office:value="0">
            <text:p>0.000000</text:p>
          </table:table-cell>
          <table:table-cell table:formula="of:=[.A962]-[.A96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00273">
            <text:p>1061.400273</text:p>
          </table:table-cell>
          <table:table-cell office:value-type="float" office:value="5086645394887">
            <text:p>5086645394887</text:p>
          </table:table-cell>
          <table:table-cell table:formula="of:=([.B963]-[.B$2])/10^9" office:value-type="float" office:value="0.184874137">
            <text:p>0.184874</text:p>
          </table:table-cell>
          <table:table-cell table:formula="of:=[.C963]-[.C962]" office:value-type="float" office:value="0">
            <text:p>0.000000</text:p>
          </table:table-cell>
          <table:table-cell table:formula="of:=[.A963]-[.A962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400344">
            <text:p>1061.400344</text:p>
          </table:table-cell>
          <table:table-cell office:value-type="float" office:value="5086645394887">
            <text:p>5086645394887</text:p>
          </table:table-cell>
          <table:table-cell table:formula="of:=([.B964]-[.B$2])/10^9" office:value-type="float" office:value="0.184874137">
            <text:p>0.184874</text:p>
          </table:table-cell>
          <table:table-cell table:formula="of:=[.C964]-[.C963]" office:value-type="float" office:value="0">
            <text:p>0.000000</text:p>
          </table:table-cell>
          <table:table-cell table:formula="of:=[.A964]-[.A963]" office:value-type="float" office:value="0.0000709999999344291">
            <text:p>0.00007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00346">
            <text:p>1061.400346</text:p>
          </table:table-cell>
          <table:table-cell office:value-type="float" office:value="5086645473317">
            <text:p>5086645473317</text:p>
          </table:table-cell>
          <table:table-cell table:formula="of:=([.B965]-[.B$2])/10^9" office:value-type="float" office:value="0.184952567">
            <text:p>0.184953</text:p>
          </table:table-cell>
          <table:table-cell table:formula="of:=[.C965]-[.C964]" office:value-type="float" office:value="0.0000784300000000182">
            <text:p>0.000078</text:p>
          </table:table-cell>
          <table:table-cell table:formula="of:=[.A965]-[.A96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00347">
            <text:p>1061.400347</text:p>
          </table:table-cell>
          <table:table-cell office:value-type="float" office:value="5086645473317">
            <text:p>5086645473317</text:p>
          </table:table-cell>
          <table:table-cell table:formula="of:=([.B966]-[.B$2])/10^9" office:value-type="float" office:value="0.184952567">
            <text:p>0.184953</text:p>
          </table:table-cell>
          <table:table-cell table:formula="of:=[.C966]-[.C965]" office:value-type="float" office:value="0">
            <text:p>0.000000</text:p>
          </table:table-cell>
          <table:table-cell table:formula="of:=[.A966]-[.A965]" office:value-type="float" office:value="0.00000100000011116208">
            <text:p>0.000001</text:p>
          </table:table-cell>
          <table:table-cell/>
          <table:table-cell office:value-type="string">
            <text:p>424207 / 1856898 &lt;= 2000000 / 5000000</text:p>
          </table:table-cell>
          <table:table-cell/>
        </table:table-row>
        <table:table-row table:style-name="ro1">
          <table:table-cell office:value-type="float" office:value="1061.400347">
            <text:p>1061.400347</text:p>
          </table:table-cell>
          <table:table-cell office:value-type="float" office:value="5086645473317">
            <text:p>5086645473317</text:p>
          </table:table-cell>
          <table:table-cell table:formula="of:=([.B967]-[.B$2])/10^9" office:value-type="float" office:value="0.184952567">
            <text:p>0.184953</text:p>
          </table:table-cell>
          <table:table-cell table:formula="of:=[.C967]-[.C966]" office:value-type="float" office:value="0">
            <text:p>0.000000</text:p>
          </table:table-cell>
          <table:table-cell table:formula="of:=[.A967]-[.A966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400349">
            <text:p>1061.400349</text:p>
          </table:table-cell>
          <table:table-cell office:value-type="float" office:value="5086645473317">
            <text:p>5086645473317</text:p>
          </table:table-cell>
          <table:table-cell table:formula="of:=([.B968]-[.B$2])/10^9" office:value-type="float" office:value="0.184952567">
            <text:p>0.184953</text:p>
          </table:table-cell>
          <table:table-cell table:formula="of:=[.C968]-[.C967]" office:value-type="float" office:value="0">
            <text:p>0.000000</text:p>
          </table:table-cell>
          <table:table-cell table:formula="of:=[.A968]-[.A967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400358">
            <text:p>1061.400358</text:p>
          </table:table-cell>
          <table:table-cell office:value-type="float" office:value="5086645485705">
            <text:p>5086645485705</text:p>
          </table:table-cell>
          <table:table-cell table:formula="of:=([.B969]-[.B$2])/10^9" office:value-type="float" office:value="0.184964955">
            <text:p>0.184965</text:p>
          </table:table-cell>
          <table:table-cell table:formula="of:=[.C969]-[.C968]" office:value-type="float" office:value="0.0000123879999999743">
            <text:p>0.000012</text:p>
          </table:table-cell>
          <table:table-cell table:formula="of:=[.A969]-[.A968]" office:value-type="float" office:value="0.00000900000009096402">
            <text:p>0.00000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00366">
            <text:p>1061.400366</text:p>
          </table:table-cell>
          <table:table-cell office:value-type="float" office:value="5086645485705">
            <text:p>5086645485705</text:p>
          </table:table-cell>
          <table:table-cell table:formula="of:=([.B970]-[.B$2])/10^9" office:value-type="float" office:value="0.184964955">
            <text:p>0.184965</text:p>
          </table:table-cell>
          <table:table-cell table:formula="of:=[.C970]-[.C969]" office:value-type="float" office:value="0">
            <text:p>0.000000</text:p>
          </table:table-cell>
          <table:table-cell table:formula="of:=[.A970]-[.A969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00791">
            <text:p>1061.400791</text:p>
          </table:table-cell>
          <table:table-cell office:value-type="float" office:value="5086645917378">
            <text:p>5086645917378</text:p>
          </table:table-cell>
          <table:table-cell table:formula="of:=([.B971]-[.B$2])/10^9" office:value-type="float" office:value="0.185396628">
            <text:p>0.185397</text:p>
          </table:table-cell>
          <table:table-cell table:formula="of:=[.C971]-[.C970]" office:value-type="float" office:value="0.000431673000000021">
            <text:p>0.000432</text:p>
          </table:table-cell>
          <table:table-cell table:formula="of:=[.A971]-[.A970]" office:value-type="float" office:value="0.00042499999995016">
            <text:p>0.00042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400791">
            <text:p>1061.400791</text:p>
          </table:table-cell>
          <table:table-cell office:value-type="float" office:value="5086645917378">
            <text:p>5086645917378</text:p>
          </table:table-cell>
          <table:table-cell table:formula="of:=([.B972]-[.B$2])/10^9" office:value-type="float" office:value="0.185396628">
            <text:p>0.185397</text:p>
          </table:table-cell>
          <table:table-cell table:formula="of:=[.C972]-[.C971]" office:value-type="float" office:value="0">
            <text:p>0.000000</text:p>
          </table:table-cell>
          <table:table-cell table:formula="of:=[.A972]-[.A971]" office:value-type="float" office:value="0">
            <text:p>0.000000</text:p>
          </table:table-cell>
          <table:table-cell/>
          <table:table-cell office:value-type="string">
            <text:p>uses up its c_s; 5086645917378-5086645485705=431673</text:p>
          </table:table-cell>
          <table:table-cell/>
        </table:table-row>
        <table:table-row table:style-name="ro1">
          <table:table-cell office:value-type="float" office:value="1061.400803">
            <text:p>1061.400803</text:p>
          </table:table-cell>
          <table:table-cell office:value-type="float" office:value="5086645930781">
            <text:p>5086645930781</text:p>
          </table:table-cell>
          <table:table-cell table:formula="of:=([.B973]-[.B$2])/10^9" office:value-type="float" office:value="0.185410031">
            <text:p>0.185410</text:p>
          </table:table-cell>
          <table:table-cell table:formula="of:=[.C973]-[.C972]" office:value-type="float" office:value="0.0000134029999999952">
            <text:p>0.000013</text:p>
          </table:table-cell>
          <table:table-cell table:formula="of:=[.A973]-[.A972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00808">
            <text:p>1061.400808</text:p>
          </table:table-cell>
          <table:table-cell office:value-type="float" office:value="5086645930781">
            <text:p>5086645930781</text:p>
          </table:table-cell>
          <table:table-cell table:formula="of:=([.B974]-[.B$2])/10^9" office:value-type="float" office:value="0.185410031">
            <text:p>0.185410</text:p>
          </table:table-cell>
          <table:table-cell table:formula="of:=[.C974]-[.C973]" office:value-type="float" office:value="0">
            <text:p>0.000000</text:p>
          </table:table-cell>
          <table:table-cell table:formula="of:=[.A974]-[.A973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02209">
            <text:p>1061.402209</text:p>
          </table:table-cell>
          <table:table-cell office:value-type="float" office:value="5086645930781">
            <text:p>5086645930781</text:p>
          </table:table-cell>
          <table:table-cell table:formula="of:=([.B975]-[.B$2])/10^9" office:value-type="float" office:value="0.185410031">
            <text:p>0.185410</text:p>
          </table:table-cell>
          <table:table-cell table:formula="of:=[.C975]-[.C974]" office:value-type="float" office:value="0">
            <text:p>0.000000</text:p>
          </table:table-cell>
          <table:table-cell table:formula="of:=[.A975]-[.A974]" office:value-type="float" office:value="0.00140099999998711">
            <text:p>0.00140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402209">
            <text:p>1061.402209</text:p>
          </table:table-cell>
          <table:table-cell office:value-type="float" office:value="5086645930781">
            <text:p>5086645930781</text:p>
          </table:table-cell>
          <table:table-cell table:formula="of:=([.B976]-[.B$2])/10^9" office:value-type="float" office:value="0.185410031">
            <text:p>0.185410</text:p>
          </table:table-cell>
          <table:table-cell table:formula="of:=[.C976]-[.C975]" office:value-type="float" office:value="0">
            <text:p>0.000000</text:p>
          </table:table-cell>
          <table:table-cell table:formula="of:=[.A976]-[.A975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0221">
            <text:p>1061.402210</text:p>
          </table:table-cell>
          <table:table-cell office:value-type="float" office:value="5086645930781">
            <text:p>5086645930781</text:p>
          </table:table-cell>
          <table:table-cell table:formula="of:=([.B977]-[.B$2])/10^9" office:value-type="float" office:value="0.185410031">
            <text:p>0.185410</text:p>
          </table:table-cell>
          <table:table-cell table:formula="of:=[.C977]-[.C976]" office:value-type="float" office:value="0">
            <text:p>0.000000</text:p>
          </table:table-cell>
          <table:table-cell table:formula="of:=[.A977]-[.A976]" office:value-type="float" office:value="0.000000999999883788405">
            <text:p>0.000001</text:p>
          </table:table-cell>
          <table:table-cell/>
          <table:table-cell office:value-type="string">
            <text:p>postpones its deadline to 5086652330215; c_s is topped up to 1992534</text:p>
          </table:table-cell>
          <table:table-cell/>
        </table:table-row>
        <table:table-row table:style-name="ro1">
          <table:table-cell office:value-type="float" office:value="1061.402612">
            <text:p>1061.402612</text:p>
          </table:table-cell>
          <table:table-cell office:value-type="float" office:value="5086647739049">
            <text:p>5086647739049</text:p>
          </table:table-cell>
          <table:table-cell table:formula="of:=([.B978]-[.B$2])/10^9" office:value-type="float" office:value="0.187218299">
            <text:p>0.187218</text:p>
          </table:table-cell>
          <table:table-cell table:formula="of:=[.C978]-[.C977]" office:value-type="float" office:value="0.001808268">
            <text:p>0.001808</text:p>
          </table:table-cell>
          <table:table-cell table:formula="of:=[.A978]-[.A977]" office:value-type="float" office:value="0.000402000000121916">
            <text:p>0.000402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1061.402613">
            <text:p>1061.402613</text:p>
          </table:table-cell>
          <table:table-cell office:value-type="float" office:value="5086647739049">
            <text:p>5086647739049</text:p>
          </table:table-cell>
          <table:table-cell table:formula="of:=([.B979]-[.B$2])/10^9" office:value-type="float" office:value="0.187218299">
            <text:p>0.187218</text:p>
          </table:table-cell>
          <table:table-cell table:formula="of:=[.C979]-[.C978]" office:value-type="float" office:value="0">
            <text:p>0.000000</text:p>
          </table:table-cell>
          <table:table-cell table:formula="of:=[.A979]-[.A978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; 5086647739049-5086645930781=1808268</text:p>
          </table:table-cell>
        </table:table-row>
        <table:table-row table:style-name="ro1">
          <table:table-cell office:value-type="float" office:value="1061.402616">
            <text:p>1061.402616</text:p>
          </table:table-cell>
          <table:table-cell office:value-type="float" office:value="5086647739049">
            <text:p>5086647739049</text:p>
          </table:table-cell>
          <table:table-cell table:formula="of:=([.B980]-[.B$2])/10^9" office:value-type="float" office:value="0.187218299">
            <text:p>0.187218</text:p>
          </table:table-cell>
          <table:table-cell table:formula="of:=[.C980]-[.C979]" office:value-type="float" office:value="0">
            <text:p>0.000000</text:p>
          </table:table-cell>
          <table:table-cell table:formula="of:=[.A980]-[.A979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402617">
            <text:p>1061.402617</text:p>
          </table:table-cell>
          <table:table-cell office:value-type="float" office:value="5086647739049">
            <text:p>5086647739049</text:p>
          </table:table-cell>
          <table:table-cell table:formula="of:=([.B981]-[.B$2])/10^9" office:value-type="float" office:value="0.187218299">
            <text:p>0.187218</text:p>
          </table:table-cell>
          <table:table-cell table:formula="of:=[.C981]-[.C980]" office:value-type="float" office:value="0">
            <text:p>0.000000</text:p>
          </table:table-cell>
          <table:table-cell table:formula="of:=[.A981]-[.A980]" office:value-type="float" office:value="0.000000999999883788405">
            <text:p>0.000001</text:p>
          </table:table-cell>
          <table:table-cell table:number-columns-repeated="2"/>
          <table:table-cell office:value-type="string">
            <text:p>postpones its deadline to 5086654492853; c_s is topped up to 2747866</text:p>
          </table:table-cell>
        </table:table-row>
        <table:table-row table:style-name="ro1">
          <table:table-cell office:value-type="float" office:value="1061.402628">
            <text:p>1061.402628</text:p>
          </table:table-cell>
          <table:table-cell office:value-type="float" office:value="5086647755484">
            <text:p>5086647755484</text:p>
          </table:table-cell>
          <table:table-cell table:formula="of:=([.B982]-[.B$2])/10^9" office:value-type="float" office:value="0.187234734">
            <text:p>0.187235</text:p>
          </table:table-cell>
          <table:table-cell table:formula="of:=[.C982]-[.C981]" office:value-type="float" office:value="0.0000164350000000091">
            <text:p>0.000016</text:p>
          </table:table-cell>
          <table:table-cell table:formula="of:=[.A982]-[.A981]" office:value-type="float" office:value="0.0000110000000859145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02633">
            <text:p>1061.402633</text:p>
          </table:table-cell>
          <table:table-cell office:value-type="float" office:value="5086647755484">
            <text:p>5086647755484</text:p>
          </table:table-cell>
          <table:table-cell table:formula="of:=([.B983]-[.B$2])/10^9" office:value-type="float" office:value="0.187234734">
            <text:p>0.187235</text:p>
          </table:table-cell>
          <table:table-cell table:formula="of:=[.C983]-[.C982]" office:value-type="float" office:value="0">
            <text:p>0.000000</text:p>
          </table:table-cell>
          <table:table-cell table:formula="of:=[.A983]-[.A982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03341">
            <text:p>1061.403341</text:p>
          </table:table-cell>
          <table:table-cell office:value-type="float" office:value="5086648013369">
            <text:p>5086648013369</text:p>
          </table:table-cell>
          <table:table-cell table:formula="of:=([.B984]-[.B$2])/10^9" office:value-type="float" office:value="0.187492619">
            <text:p>0.187493</text:p>
          </table:table-cell>
          <table:table-cell table:formula="of:=[.C984]-[.C983]" office:value-type="float" office:value="0.000257884999999985">
            <text:p>0.000258</text:p>
          </table:table-cell>
          <table:table-cell table:formula="of:=[.A984]-[.A983]" office:value-type="float" office:value="0.000708000000031461">
            <text:p>0.00070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03343">
            <text:p>1061.403343</text:p>
          </table:table-cell>
          <table:table-cell office:value-type="float" office:value="5086648475385">
            <text:p>5086648475385</text:p>
          </table:table-cell>
          <table:table-cell table:formula="of:=([.B985]-[.B$2])/10^9" office:value-type="float" office:value="0.187954635">
            <text:p>0.187955</text:p>
          </table:table-cell>
          <table:table-cell table:formula="of:=[.C985]-[.C984]" office:value-type="float" office:value="0.00046201600000001">
            <text:p>0.000462</text:p>
          </table:table-cell>
          <table:table-cell table:formula="of:=[.A985]-[.A98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03344">
            <text:p>1061.403344</text:p>
          </table:table-cell>
          <table:table-cell office:value-type="float" office:value="5086648475385">
            <text:p>5086648475385</text:p>
          </table:table-cell>
          <table:table-cell table:formula="of:=([.B986]-[.B$2])/10^9" office:value-type="float" office:value="0.187954635">
            <text:p>0.187955</text:p>
          </table:table-cell>
          <table:table-cell table:formula="of:=[.C986]-[.C985]" office:value-type="float" office:value="0">
            <text:p>0.000000</text:p>
          </table:table-cell>
          <table:table-cell table:formula="of:=[.A986]-[.A985]" office:value-type="float" office:value="0.00000100000011116208">
            <text:p>0.000001</text:p>
          </table:table-cell>
          <table:table-cell office:value-type="string">
            <text:p>d_s is renewed (r + D) to 5086650475385; c_s is fully topped up</text:p>
          </table:table-cell>
          <table:table-cell table:number-columns-repeated="2"/>
        </table:table-row>
        <table:table-row table:style-name="ro1">
          <table:table-cell office:value-type="float" office:value="1061.403346">
            <text:p>1061.403346</text:p>
          </table:table-cell>
          <table:table-cell office:value-type="float" office:value="5086648475385">
            <text:p>5086648475385</text:p>
          </table:table-cell>
          <table:table-cell table:formula="of:=([.B987]-[.B$2])/10^9" office:value-type="float" office:value="0.187954635">
            <text:p>0.187955</text:p>
          </table:table-cell>
          <table:table-cell table:formula="of:=[.C987]-[.C986]" office:value-type="float" office:value="0">
            <text:p>0.000000</text:p>
          </table:table-cell>
          <table:table-cell table:formula="of:=[.A987]-[.A986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403356">
            <text:p>1061.403356</text:p>
          </table:table-cell>
          <table:table-cell office:value-type="float" office:value="5086648487845">
            <text:p>5086648487845</text:p>
          </table:table-cell>
          <table:table-cell table:formula="of:=([.B988]-[.B$2])/10^9" office:value-type="float" office:value="0.187967095">
            <text:p>0.187967</text:p>
          </table:table-cell>
          <table:table-cell table:formula="of:=[.C988]-[.C987]" office:value-type="float" office:value="0.0000124599999999919">
            <text:p>0.000012</text:p>
          </table:table-cell>
          <table:table-cell table:formula="of:=[.A988]-[.A987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03363">
            <text:p>1061.403363</text:p>
          </table:table-cell>
          <table:table-cell office:value-type="float" office:value="5086648487845">
            <text:p>5086648487845</text:p>
          </table:table-cell>
          <table:table-cell table:formula="of:=([.B989]-[.B$2])/10^9" office:value-type="float" office:value="0.187967095">
            <text:p>0.187967</text:p>
          </table:table-cell>
          <table:table-cell table:formula="of:=[.C989]-[.C988]" office:value-type="float" office:value="0">
            <text:p>0.000000</text:p>
          </table:table-cell>
          <table:table-cell table:formula="of:=[.A989]-[.A988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404281">
            <text:p>1061.404281</text:p>
          </table:table-cell>
          <table:table-cell office:value-type="float" office:value="5086649412459">
            <text:p>5086649412459</text:p>
          </table:table-cell>
          <table:table-cell table:formula="of:=([.B990]-[.B$2])/10^9" office:value-type="float" office:value="0.188891709">
            <text:p>0.188892</text:p>
          </table:table-cell>
          <table:table-cell table:formula="of:=[.C990]-[.C989]" office:value-type="float" office:value="0.00092461399999999">
            <text:p>0.000925</text:p>
          </table:table-cell>
          <table:table-cell table:formula="of:=[.A990]-[.A989]" office:value-type="float" office:value="0.000918000000183383">
            <text:p>0.00091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04282">
            <text:p>1061.404282</text:p>
          </table:table-cell>
          <table:table-cell office:value-type="float" office:value="5086649412459">
            <text:p>5086649412459</text:p>
          </table:table-cell>
          <table:table-cell table:formula="of:=([.B991]-[.B$2])/10^9" office:value-type="float" office:value="0.188891709">
            <text:p>0.188892</text:p>
          </table:table-cell>
          <table:table-cell table:formula="of:=[.C991]-[.C990]" office:value-type="float" office:value="0">
            <text:p>0.000000</text:p>
          </table:table-cell>
          <table:table-cell table:formula="of:=[.A991]-[.A990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0429">
            <text:p>1061.404290</text:p>
          </table:table-cell>
          <table:table-cell office:value-type="float" office:value="5086649412459">
            <text:p>5086649412459</text:p>
          </table:table-cell>
          <table:table-cell table:formula="of:=([.B992]-[.B$2])/10^9" office:value-type="float" office:value="0.188891709">
            <text:p>0.188892</text:p>
          </table:table-cell>
          <table:table-cell table:formula="of:=[.C992]-[.C991]" office:value-type="float" office:value="0">
            <text:p>0.000000</text:p>
          </table:table-cell>
          <table:table-cell table:formula="of:=[.A992]-[.A991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405126">
            <text:p>1061.405126</text:p>
          </table:table-cell>
          <table:table-cell office:value-type="float" office:value="5086650257454">
            <text:p>5086650257454</text:p>
          </table:table-cell>
          <table:table-cell table:formula="of:=([.B993]-[.B$2])/10^9" office:value-type="float" office:value="0.189736704">
            <text:p>0.189737</text:p>
          </table:table-cell>
          <table:table-cell table:formula="of:=[.C993]-[.C992]" office:value-type="float" office:value="0.000844995000000015">
            <text:p>0.000845</text:p>
          </table:table-cell>
          <table:table-cell table:formula="of:=[.A993]-[.A992]" office:value-type="float" office:value="0.00083600000016304">
            <text:p>0.00083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05127">
            <text:p>1061.405127</text:p>
          </table:table-cell>
          <table:table-cell office:value-type="float" office:value="5086650257454">
            <text:p>5086650257454</text:p>
          </table:table-cell>
          <table:table-cell table:formula="of:=([.B994]-[.B$2])/10^9" office:value-type="float" office:value="0.189736704">
            <text:p>0.189737</text:p>
          </table:table-cell>
          <table:table-cell table:formula="of:=[.C994]-[.C993]" office:value-type="float" office:value="0">
            <text:p>0.000000</text:p>
          </table:table-cell>
          <table:table-cell table:formula="of:=[.A994]-[.A993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05132">
            <text:p>1061.405132</text:p>
          </table:table-cell>
          <table:table-cell office:value-type="float" office:value="5086650257454">
            <text:p>5086650257454</text:p>
          </table:table-cell>
          <table:table-cell table:formula="of:=([.B995]-[.B$2])/10^9" office:value-type="float" office:value="0.189736704">
            <text:p>0.189737</text:p>
          </table:table-cell>
          <table:table-cell table:formula="of:=[.C995]-[.C994]" office:value-type="float" office:value="0">
            <text:p>0.000000</text:p>
          </table:table-cell>
          <table:table-cell table:formula="of:=[.A995]-[.A994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05157">
            <text:p>1061.405157</text:p>
          </table:table-cell>
          <table:table-cell office:value-type="float" office:value="5086650288745">
            <text:p>5086650288745</text:p>
          </table:table-cell>
          <table:table-cell table:formula="of:=([.B996]-[.B$2])/10^9" office:value-type="float" office:value="0.189767995">
            <text:p>0.189768</text:p>
          </table:table-cell>
          <table:table-cell table:formula="of:=[.C996]-[.C995]" office:value-type="float" office:value="0.0000312909999999888">
            <text:p>0.000031</text:p>
          </table:table-cell>
          <table:table-cell table:formula="of:=[.A996]-[.A995]" office:value-type="float" office:value="0.0000249999998231942">
            <text:p>0.00002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405158">
            <text:p>1061.405158</text:p>
          </table:table-cell>
          <table:table-cell office:value-type="float" office:value="5086650288745">
            <text:p>5086650288745</text:p>
          </table:table-cell>
          <table:table-cell table:formula="of:=([.B997]-[.B$2])/10^9" office:value-type="float" office:value="0.189767995">
            <text:p>0.189768</text:p>
          </table:table-cell>
          <table:table-cell table:formula="of:=[.C997]-[.C996]" office:value-type="float" office:value="0">
            <text:p>0.000000</text:p>
          </table:table-cell>
          <table:table-cell table:formula="of:=[.A997]-[.A996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05343">
            <text:p>1061.405343</text:p>
          </table:table-cell>
          <table:table-cell office:value-type="float" office:value="5086650288745">
            <text:p>5086650288745</text:p>
          </table:table-cell>
          <table:table-cell table:formula="of:=([.B998]-[.B$2])/10^9" office:value-type="float" office:value="0.189767995">
            <text:p>0.189768</text:p>
          </table:table-cell>
          <table:table-cell table:formula="of:=[.C998]-[.C997]" office:value-type="float" office:value="0">
            <text:p>0.000000</text:p>
          </table:table-cell>
          <table:table-cell table:formula="of:=[.A998]-[.A997]" office:value-type="float" office:value="0.00018499999987398">
            <text:p>0.00018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05346">
            <text:p>1061.405346</text:p>
          </table:table-cell>
          <table:table-cell office:value-type="float" office:value="5086650477629">
            <text:p>5086650477629</text:p>
          </table:table-cell>
          <table:table-cell table:formula="of:=([.B999]-[.B$2])/10^9" office:value-type="float" office:value="0.189956879">
            <text:p>0.189957</text:p>
          </table:table-cell>
          <table:table-cell table:formula="of:=[.C999]-[.C998]" office:value-type="float" office:value="0.000188884">
            <text:p>0.000189</text:p>
          </table:table-cell>
          <table:table-cell table:formula="of:=[.A999]-[.A998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05347">
            <text:p>1061.405347</text:p>
          </table:table-cell>
          <table:table-cell office:value-type="float" office:value="5086650477629">
            <text:p>5086650477629</text:p>
          </table:table-cell>
          <table:table-cell table:formula="of:=([.B1000]-[.B$2])/10^9" office:value-type="float" office:value="0.189956879">
            <text:p>0.189957</text:p>
          </table:table-cell>
          <table:table-cell table:formula="of:=[.C1000]-[.C999]" office:value-type="float" office:value="0">
            <text:p>0.000000</text:p>
          </table:table-cell>
          <table:table-cell table:formula="of:=[.A1000]-[.A999]" office:value-type="float" office:value="0.000000999999883788405">
            <text:p>0.000001</text:p>
          </table:table-cell>
          <table:table-cell/>
          <table:table-cell office:value-type="string">
            <text:p>415178 / 1852586 &lt;= 2000000 / 5000000</text:p>
          </table:table-cell>
          <table:table-cell/>
        </table:table-row>
        <table:table-row table:style-name="ro1">
          <table:table-cell office:value-type="float" office:value="1061.405348">
            <text:p>1061.405348</text:p>
          </table:table-cell>
          <table:table-cell office:value-type="float" office:value="5086650477629">
            <text:p>5086650477629</text:p>
          </table:table-cell>
          <table:table-cell table:formula="of:=([.B1001]-[.B$2])/10^9" office:value-type="float" office:value="0.189956879">
            <text:p>0.189957</text:p>
          </table:table-cell>
          <table:table-cell table:formula="of:=[.C1001]-[.C1000]" office:value-type="float" office:value="0">
            <text:p>0.000000</text:p>
          </table:table-cell>
          <table:table-cell table:formula="of:=[.A1001]-[.A1000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405352">
            <text:p>1061.405352</text:p>
          </table:table-cell>
          <table:table-cell office:value-type="float" office:value="5086650477629">
            <text:p>5086650477629</text:p>
          </table:table-cell>
          <table:table-cell table:formula="of:=([.B1002]-[.B$2])/10^9" office:value-type="float" office:value="0.189956879">
            <text:p>0.189957</text:p>
          </table:table-cell>
          <table:table-cell table:formula="of:=[.C1002]-[.C1001]" office:value-type="float" office:value="0">
            <text:p>0.000000</text:p>
          </table:table-cell>
          <table:table-cell table:formula="of:=[.A1002]-[.A1001]" office:value-type="float" office:value="0.00000399999998990097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405354">
            <text:p>1061.405354</text:p>
          </table:table-cell>
          <table:table-cell office:value-type="float" office:value="5086650485586">
            <text:p>5086650485586</text:p>
          </table:table-cell>
          <table:table-cell table:formula="of:=([.B1003]-[.B$2])/10^9" office:value-type="float" office:value="0.189964836">
            <text:p>0.189965</text:p>
          </table:table-cell>
          <table:table-cell table:formula="of:=[.C1003]-[.C1002]" office:value-type="float" office:value="0.00000795700000000288">
            <text:p>0.000008</text:p>
          </table:table-cell>
          <table:table-cell table:formula="of:=[.A1003]-[.A100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405355">
            <text:p>1061.405355</text:p>
          </table:table-cell>
          <table:table-cell office:value-type="float" office:value="5086650485586">
            <text:p>5086650485586</text:p>
          </table:table-cell>
          <table:table-cell table:formula="of:=([.B1004]-[.B$2])/10^9" office:value-type="float" office:value="0.189964836">
            <text:p>0.189965</text:p>
          </table:table-cell>
          <table:table-cell table:formula="of:=[.C1004]-[.C1003]" office:value-type="float" office:value="0">
            <text:p>0.000000</text:p>
          </table:table-cell>
          <table:table-cell table:formula="of:=[.A1004]-[.A1003]" office:value-type="float" office:value="0.00000100000011116208">
            <text:p>0.000001</text:p>
          </table:table-cell>
          <table:table-cell table:number-columns-repeated="2"/>
          <table:table-cell office:value-type="string">
            <text:p>2700140 / 4007267 &gt; 3000000 / 7000000</text:p>
          </table:table-cell>
        </table:table-row>
        <table:table-row table:style-name="ro1">
          <table:table-cell office:value-type="float" office:value="1061.405355">
            <text:p>1061.405355</text:p>
          </table:table-cell>
          <table:table-cell office:value-type="float" office:value="5086650485586">
            <text:p>5086650485586</text:p>
          </table:table-cell>
          <table:table-cell table:formula="of:=([.B1005]-[.B$2])/10^9" office:value-type="float" office:value="0.189964836">
            <text:p>0.189965</text:p>
          </table:table-cell>
          <table:table-cell table:formula="of:=[.C1005]-[.C1004]" office:value-type="float" office:value="0">
            <text:p>0.000000</text:p>
          </table:table-cell>
          <table:table-cell table:formula="of:=[.A1005]-[.A1004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5086657485586; c_s is fully topped up</text:p>
          </table:table-cell>
        </table:table-row>
        <table:table-row table:style-name="ro1">
          <table:table-cell office:value-type="float" office:value="1061.40537">
            <text:p>1061.405370</text:p>
          </table:table-cell>
          <table:table-cell office:value-type="float" office:value="5086650494112">
            <text:p>5086650494112</text:p>
          </table:table-cell>
          <table:table-cell table:formula="of:=([.B1006]-[.B$2])/10^9" office:value-type="float" office:value="0.189973362">
            <text:p>0.189973</text:p>
          </table:table-cell>
          <table:table-cell table:formula="of:=[.C1006]-[.C1005]" office:value-type="float" office:value="0.00000852600000000869">
            <text:p>0.000009</text:p>
          </table:table-cell>
          <table:table-cell table:formula="of:=[.A1006]-[.A1005]" office:value-type="float" office:value="0.0000149999998484418">
            <text:p>0.000015</text:p>
          </table:table-cell>
          <table:table-cell/>
          <table:table-cell office:value-type="string">
            <text:p>is pick_next_task_dl-ed by gnome-terminal (2016)</text:p>
          </table:table-cell>
          <table:table-cell/>
        </table:table-row>
        <table:table-row table:style-name="ro1">
          <table:table-cell office:value-type="float" office:value="1061.405786">
            <text:p>1061.405786</text:p>
          </table:table-cell>
          <table:table-cell office:value-type="float" office:value="5086650917012">
            <text:p>5086650917012</text:p>
          </table:table-cell>
          <table:table-cell table:formula="of:=([.B1007]-[.B$2])/10^9" office:value-type="float" office:value="0.190396262">
            <text:p>0.190396</text:p>
          </table:table-cell>
          <table:table-cell table:formula="of:=[.C1007]-[.C1006]" office:value-type="float" office:value="0.000422900000000004">
            <text:p>0.000423</text:p>
          </table:table-cell>
          <table:table-cell table:formula="of:=[.A1007]-[.A1006]" office:value-type="float" office:value="0.000416000000086569">
            <text:p>0.00041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405787">
            <text:p>1061.405787</text:p>
          </table:table-cell>
          <table:table-cell office:value-type="float" office:value="5086650917012">
            <text:p>5086650917012</text:p>
          </table:table-cell>
          <table:table-cell table:formula="of:=([.B1008]-[.B$2])/10^9" office:value-type="float" office:value="0.190396262">
            <text:p>0.190396</text:p>
          </table:table-cell>
          <table:table-cell table:formula="of:=[.C1008]-[.C1007]" office:value-type="float" office:value="0">
            <text:p>0.000000</text:p>
          </table:table-cell>
          <table:table-cell table:formula="of:=[.A1008]-[.A1007]" office:value-type="float" office:value="0.000000999999883788405">
            <text:p>0.000001</text:p>
          </table:table-cell>
          <table:table-cell/>
          <table:table-cell office:value-type="string">
            <text:p>uses up its c_s; 5086650917012-5086650494112=422900</text:p>
          </table:table-cell>
          <table:table-cell/>
        </table:table-row>
        <table:table-row table:style-name="ro1">
          <table:table-cell office:value-type="float" office:value="1061.405797">
            <text:p>1061.405797</text:p>
          </table:table-cell>
          <table:table-cell office:value-type="float" office:value="5086650928686">
            <text:p>5086650928686</text:p>
          </table:table-cell>
          <table:table-cell table:formula="of:=([.B1009]-[.B$2])/10^9" office:value-type="float" office:value="0.190407936">
            <text:p>0.190408</text:p>
          </table:table-cell>
          <table:table-cell table:formula="of:=[.C1009]-[.C1008]" office:value-type="float" office:value="0.0000116739999999893">
            <text:p>0.000012</text:p>
          </table:table-cell>
          <table:table-cell table:formula="of:=[.A1009]-[.A1008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05802">
            <text:p>1061.405802</text:p>
          </table:table-cell>
          <table:table-cell office:value-type="float" office:value="5086650928686">
            <text:p>5086650928686</text:p>
          </table:table-cell>
          <table:table-cell table:formula="of:=([.B1010]-[.B$2])/10^9" office:value-type="float" office:value="0.190407936">
            <text:p>0.190408</text:p>
          </table:table-cell>
          <table:table-cell table:formula="of:=[.C1010]-[.C1009]" office:value-type="float" office:value="0">
            <text:p>0.000000</text:p>
          </table:table-cell>
          <table:table-cell table:formula="of:=[.A1010]-[.A1009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07206">
            <text:p>1061.407206</text:p>
          </table:table-cell>
          <table:table-cell office:value-type="float" office:value="5086652014232">
            <text:p>5086652014232</text:p>
          </table:table-cell>
          <table:table-cell table:formula="of:=([.B1011]-[.B$2])/10^9" office:value-type="float" office:value="0.191493482">
            <text:p>0.191493</text:p>
          </table:table-cell>
          <table:table-cell table:formula="of:=[.C1011]-[.C1010]" office:value-type="float" office:value="0.00108554599999999">
            <text:p>0.001086</text:p>
          </table:table-cell>
          <table:table-cell table:formula="of:=[.A1011]-[.A1010]" office:value-type="float" office:value="0.00140400000009322">
            <text:p>0.00140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407206">
            <text:p>1061.407206</text:p>
          </table:table-cell>
          <table:table-cell office:value-type="float" office:value="5086652014232">
            <text:p>5086652014232</text:p>
          </table:table-cell>
          <table:table-cell table:formula="of:=([.B1012]-[.B$2])/10^9" office:value-type="float" office:value="0.191493482">
            <text:p>0.191493</text:p>
          </table:table-cell>
          <table:table-cell table:formula="of:=[.C1012]-[.C1011]" office:value-type="float" office:value="0">
            <text:p>0.000000</text:p>
          </table:table-cell>
          <table:table-cell table:formula="of:=[.A1012]-[.A1011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07207">
            <text:p>1061.407207</text:p>
          </table:table-cell>
          <table:table-cell office:value-type="float" office:value="5086652014232">
            <text:p>5086652014232</text:p>
          </table:table-cell>
          <table:table-cell table:formula="of:=([.B1013]-[.B$2])/10^9" office:value-type="float" office:value="0.191493482">
            <text:p>0.191493</text:p>
          </table:table-cell>
          <table:table-cell table:formula="of:=[.C1013]-[.C1012]" office:value-type="float" office:value="0">
            <text:p>0.000000</text:p>
          </table:table-cell>
          <table:table-cell table:formula="of:=[.A1013]-[.A1012]" office:value-type="float" office:value="0.000000999999883788405">
            <text:p>0.000001</text:p>
          </table:table-cell>
          <table:table-cell/>
          <table:table-cell office:value-type="string">
            <text:p>postpones its deadline to 5086657330215; c_s is topped up to 1992278</text:p>
          </table:table-cell>
          <table:table-cell/>
        </table:table-row>
        <table:table-row table:style-name="ro1">
          <table:table-cell office:value-type="float" office:value="1061.407209">
            <text:p>1061.407209</text:p>
          </table:table-cell>
          <table:table-cell office:value-type="float" office:value="5086652014232">
            <text:p>5086652014232</text:p>
          </table:table-cell>
          <table:table-cell table:formula="of:=([.B1014]-[.B$2])/10^9" office:value-type="float" office:value="0.191493482">
            <text:p>0.191493</text:p>
          </table:table-cell>
          <table:table-cell table:formula="of:=[.C1014]-[.C1013]" office:value-type="float" office:value="0">
            <text:p>0.000000</text:p>
          </table:table-cell>
          <table:table-cell table:formula="of:=[.A1014]-[.A1013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407216">
            <text:p>1061.407216</text:p>
          </table:table-cell>
          <table:table-cell office:value-type="float" office:value="5086652352061">
            <text:p>5086652352061</text:p>
          </table:table-cell>
          <table:table-cell table:formula="of:=([.B1015]-[.B$2])/10^9" office:value-type="float" office:value="0.191831311">
            <text:p>0.191831</text:p>
          </table:table-cell>
          <table:table-cell table:formula="of:=[.C1015]-[.C1014]" office:value-type="float" office:value="0.000337829000000012">
            <text:p>0.000338</text:p>
          </table:table-cell>
          <table:table-cell table:formula="of:=[.A1015]-[.A1014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07221">
            <text:p>1061.407221</text:p>
          </table:table-cell>
          <table:table-cell office:value-type="float" office:value="5086652352061">
            <text:p>5086652352061</text:p>
          </table:table-cell>
          <table:table-cell table:formula="of:=([.B1016]-[.B$2])/10^9" office:value-type="float" office:value="0.191831311">
            <text:p>0.191831</text:p>
          </table:table-cell>
          <table:table-cell table:formula="of:=[.C1016]-[.C1015]" office:value-type="float" office:value="0">
            <text:p>0.000000</text:p>
          </table:table-cell>
          <table:table-cell table:formula="of:=[.A1016]-[.A1015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07337">
            <text:p>1061.407337</text:p>
          </table:table-cell>
          <table:table-cell office:value-type="float" office:value="5086652352061">
            <text:p>5086652352061</text:p>
          </table:table-cell>
          <table:table-cell table:formula="of:=([.B1017]-[.B$2])/10^9" office:value-type="float" office:value="0.191831311">
            <text:p>0.191831</text:p>
          </table:table-cell>
          <table:table-cell table:formula="of:=[.C1017]-[.C1016]" office:value-type="float" office:value="0">
            <text:p>0.000000</text:p>
          </table:table-cell>
          <table:table-cell table:formula="of:=[.A1017]-[.A1016]" office:value-type="float" office:value="0.000116000000161876">
            <text:p>0.00011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07339">
            <text:p>1061.407339</text:p>
          </table:table-cell>
          <table:table-cell office:value-type="float" office:value="5086652475149">
            <text:p>5086652475149</text:p>
          </table:table-cell>
          <table:table-cell table:formula="of:=([.B1018]-[.B$2])/10^9" office:value-type="float" office:value="0.191954399">
            <text:p>0.191954</text:p>
          </table:table-cell>
          <table:table-cell table:formula="of:=[.C1018]-[.C1017]" office:value-type="float" office:value="0.000123087999999993">
            <text:p>0.000123</text:p>
          </table:table-cell>
          <table:table-cell table:formula="of:=[.A1018]-[.A101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07339">
            <text:p>1061.407339</text:p>
          </table:table-cell>
          <table:table-cell office:value-type="float" office:value="5086652475149">
            <text:p>5086652475149</text:p>
          </table:table-cell>
          <table:table-cell table:formula="of:=([.B1019]-[.B$2])/10^9" office:value-type="float" office:value="0.191954399">
            <text:p>0.191954</text:p>
          </table:table-cell>
          <table:table-cell table:formula="of:=[.C1019]-[.C1018]" office:value-type="float" office:value="0">
            <text:p>0.000000</text:p>
          </table:table-cell>
          <table:table-cell table:formula="of:=[.A1019]-[.A1018]" office:value-type="float" office:value="0">
            <text:p>0.000000</text:p>
          </table:table-cell>
          <table:table-cell office:value-type="string">
            <text:p>d_s is renewed (r + D) to 5086654475149; c_s is fully topped up</text:p>
          </table:table-cell>
          <table:table-cell table:number-columns-repeated="2"/>
        </table:table-row>
        <table:table-row table:style-name="ro1">
          <table:table-cell office:value-type="float" office:value="1061.407341">
            <text:p>1061.407341</text:p>
          </table:table-cell>
          <table:table-cell office:value-type="float" office:value="5086652475149">
            <text:p>5086652475149</text:p>
          </table:table-cell>
          <table:table-cell table:formula="of:=([.B1020]-[.B$2])/10^9" office:value-type="float" office:value="0.191954399">
            <text:p>0.191954</text:p>
          </table:table-cell>
          <table:table-cell table:formula="of:=[.C1020]-[.C1019]" office:value-type="float" office:value="0">
            <text:p>0.000000</text:p>
          </table:table-cell>
          <table:table-cell table:formula="of:=[.A1020]-[.A1019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407351">
            <text:p>1061.407351</text:p>
          </table:table-cell>
          <table:table-cell office:value-type="float" office:value="5086652486990">
            <text:p>5086652486990</text:p>
          </table:table-cell>
          <table:table-cell table:formula="of:=([.B1021]-[.B$2])/10^9" office:value-type="float" office:value="0.19196624">
            <text:p>0.191966</text:p>
          </table:table-cell>
          <table:table-cell table:formula="of:=[.C1021]-[.C1020]" office:value-type="float" office:value="0.0000118410000000124">
            <text:p>0.000012</text:p>
          </table:table-cell>
          <table:table-cell table:formula="of:=[.A1021]-[.A1020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07358">
            <text:p>1061.407358</text:p>
          </table:table-cell>
          <table:table-cell office:value-type="float" office:value="5086652486990">
            <text:p>5086652486990</text:p>
          </table:table-cell>
          <table:table-cell table:formula="of:=([.B1022]-[.B$2])/10^9" office:value-type="float" office:value="0.19196624">
            <text:p>0.191966</text:p>
          </table:table-cell>
          <table:table-cell table:formula="of:=[.C1022]-[.C1021]" office:value-type="float" office:value="0">
            <text:p>0.000000</text:p>
          </table:table-cell>
          <table:table-cell table:formula="of:=[.A1022]-[.A1021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408268">
            <text:p>1061.408268</text:p>
          </table:table-cell>
          <table:table-cell office:value-type="float" office:value="5086653404338">
            <text:p>5086653404338</text:p>
          </table:table-cell>
          <table:table-cell table:formula="of:=([.B1023]-[.B$2])/10^9" office:value-type="float" office:value="0.192883588">
            <text:p>0.192884</text:p>
          </table:table-cell>
          <table:table-cell table:formula="of:=[.C1023]-[.C1022]" office:value-type="float" office:value="0.000917347999999985">
            <text:p>0.000917</text:p>
          </table:table-cell>
          <table:table-cell table:formula="of:=[.A1023]-[.A1022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08269">
            <text:p>1061.408269</text:p>
          </table:table-cell>
          <table:table-cell office:value-type="float" office:value="5086653404338">
            <text:p>5086653404338</text:p>
          </table:table-cell>
          <table:table-cell table:formula="of:=([.B1024]-[.B$2])/10^9" office:value-type="float" office:value="0.192883588">
            <text:p>0.192884</text:p>
          </table:table-cell>
          <table:table-cell table:formula="of:=[.C1024]-[.C1023]" office:value-type="float" office:value="0">
            <text:p>0.000000</text:p>
          </table:table-cell>
          <table:table-cell table:formula="of:=[.A1024]-[.A1023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08277">
            <text:p>1061.408277</text:p>
          </table:table-cell>
          <table:table-cell office:value-type="float" office:value="5086653404338">
            <text:p>5086653404338</text:p>
          </table:table-cell>
          <table:table-cell table:formula="of:=([.B1025]-[.B$2])/10^9" office:value-type="float" office:value="0.192883588">
            <text:p>0.192884</text:p>
          </table:table-cell>
          <table:table-cell table:formula="of:=[.C1025]-[.C1024]" office:value-type="float" office:value="0">
            <text:p>0.000000</text:p>
          </table:table-cell>
          <table:table-cell table:formula="of:=[.A1025]-[.A1024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409672">
            <text:p>1061.409672</text:p>
          </table:table-cell>
          <table:table-cell office:value-type="float" office:value="5086654807944">
            <text:p>5086654807944</text:p>
          </table:table-cell>
          <table:table-cell table:formula="of:=([.B1026]-[.B$2])/10^9" office:value-type="float" office:value="0.194287194">
            <text:p>0.194287</text:p>
          </table:table-cell>
          <table:table-cell table:formula="of:=[.C1026]-[.C1025]" office:value-type="float" office:value="0.001403606">
            <text:p>0.001404</text:p>
          </table:table-cell>
          <table:table-cell table:formula="of:=[.A1026]-[.A1025]" office:value-type="float" office:value="0.00139500000000226">
            <text:p>0.00139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09673">
            <text:p>1061.409673</text:p>
          </table:table-cell>
          <table:table-cell office:value-type="float" office:value="5086654807944">
            <text:p>5086654807944</text:p>
          </table:table-cell>
          <table:table-cell table:formula="of:=([.B1027]-[.B$2])/10^9" office:value-type="float" office:value="0.194287194">
            <text:p>0.194287</text:p>
          </table:table-cell>
          <table:table-cell table:formula="of:=[.C1027]-[.C1026]" office:value-type="float" office:value="0">
            <text:p>0.000000</text:p>
          </table:table-cell>
          <table:table-cell table:formula="of:=[.A1027]-[.A1026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09678">
            <text:p>1061.409678</text:p>
          </table:table-cell>
          <table:table-cell office:value-type="float" office:value="5086654807944">
            <text:p>5086654807944</text:p>
          </table:table-cell>
          <table:table-cell table:formula="of:=([.B1028]-[.B$2])/10^9" office:value-type="float" office:value="0.194287194">
            <text:p>0.194287</text:p>
          </table:table-cell>
          <table:table-cell table:formula="of:=[.C1028]-[.C1027]" office:value-type="float" office:value="0">
            <text:p>0.000000</text:p>
          </table:table-cell>
          <table:table-cell table:formula="of:=[.A1028]-[.A1027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10333">
            <text:p>1061.410333</text:p>
          </table:table-cell>
          <table:table-cell office:value-type="float" office:value="5086654807944">
            <text:p>5086654807944</text:p>
          </table:table-cell>
          <table:table-cell table:formula="of:=([.B1029]-[.B$2])/10^9" office:value-type="float" office:value="0.194287194">
            <text:p>0.194287</text:p>
          </table:table-cell>
          <table:table-cell table:formula="of:=[.C1029]-[.C1028]" office:value-type="float" office:value="0">
            <text:p>0.000000</text:p>
          </table:table-cell>
          <table:table-cell table:formula="of:=[.A1029]-[.A1028]" office:value-type="float" office:value="0.000655000000051587">
            <text:p>0.00065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10335">
            <text:p>1061.410335</text:p>
          </table:table-cell>
          <table:table-cell office:value-type="float" office:value="5086655471525">
            <text:p>5086655471525</text:p>
          </table:table-cell>
          <table:table-cell table:formula="of:=([.B1030]-[.B$2])/10^9" office:value-type="float" office:value="0.194950775">
            <text:p>0.194951</text:p>
          </table:table-cell>
          <table:table-cell table:formula="of:=[.C1030]-[.C1029]" office:value-type="float" office:value="0.000663580999999996">
            <text:p>0.000664</text:p>
          </table:table-cell>
          <table:table-cell table:formula="of:=[.A1030]-[.A102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10337">
            <text:p>1061.410337</text:p>
          </table:table-cell>
          <table:table-cell office:value-type="float" office:value="5086655471525">
            <text:p>5086655471525</text:p>
          </table:table-cell>
          <table:table-cell table:formula="of:=([.B1031]-[.B$2])/10^9" office:value-type="float" office:value="0.194950775">
            <text:p>0.194951</text:p>
          </table:table-cell>
          <table:table-cell table:formula="of:=[.C1031]-[.C1030]" office:value-type="float" office:value="0">
            <text:p>0.000000</text:p>
          </table:table-cell>
          <table:table-cell table:formula="of:=[.A1031]-[.A1030]" office:value-type="float" office:value="0.00000199999999495049">
            <text:p>0.000002</text:p>
          </table:table-cell>
          <table:table-cell/>
          <table:table-cell office:value-type="string">
            <text:p>453743 / 1858690 &lt;= 2000000 / 5000000</text:p>
          </table:table-cell>
          <table:table-cell/>
        </table:table-row>
        <table:table-row table:style-name="ro1">
          <table:table-cell office:value-type="float" office:value="1061.410337">
            <text:p>1061.410337</text:p>
          </table:table-cell>
          <table:table-cell office:value-type="float" office:value="5086655471525">
            <text:p>5086655471525</text:p>
          </table:table-cell>
          <table:table-cell table:formula="of:=([.B1032]-[.B$2])/10^9" office:value-type="float" office:value="0.194950775">
            <text:p>0.194951</text:p>
          </table:table-cell>
          <table:table-cell table:formula="of:=[.C1032]-[.C1031]" office:value-type="float" office:value="0">
            <text:p>0.000000</text:p>
          </table:table-cell>
          <table:table-cell table:formula="of:=[.A1032]-[.A1031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410339">
            <text:p>1061.410339</text:p>
          </table:table-cell>
          <table:table-cell office:value-type="float" office:value="5086655471525">
            <text:p>5086655471525</text:p>
          </table:table-cell>
          <table:table-cell table:formula="of:=([.B1033]-[.B$2])/10^9" office:value-type="float" office:value="0.194950775">
            <text:p>0.194951</text:p>
          </table:table-cell>
          <table:table-cell table:formula="of:=[.C1033]-[.C1032]" office:value-type="float" office:value="0">
            <text:p>0.000000</text:p>
          </table:table-cell>
          <table:table-cell table:formula="of:=[.A1033]-[.A1032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410346">
            <text:p>1061.410346</text:p>
          </table:table-cell>
          <table:table-cell office:value-type="float" office:value="5086655481872">
            <text:p>5086655481872</text:p>
          </table:table-cell>
          <table:table-cell table:formula="of:=([.B1034]-[.B$2])/10^9" office:value-type="float" office:value="0.194961122">
            <text:p>0.194961</text:p>
          </table:table-cell>
          <table:table-cell table:formula="of:=[.C1034]-[.C1033]" office:value-type="float" office:value="0.0000103469999999939">
            <text:p>0.000010</text:p>
          </table:table-cell>
          <table:table-cell table:formula="of:=[.A1034]-[.A1033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10353">
            <text:p>1061.410353</text:p>
          </table:table-cell>
          <table:table-cell office:value-type="float" office:value="5086655481872">
            <text:p>5086655481872</text:p>
          </table:table-cell>
          <table:table-cell table:formula="of:=([.B1035]-[.B$2])/10^9" office:value-type="float" office:value="0.194961122">
            <text:p>0.194961</text:p>
          </table:table-cell>
          <table:table-cell table:formula="of:=[.C1035]-[.C1034]" office:value-type="float" office:value="0">
            <text:p>0.000000</text:p>
          </table:table-cell>
          <table:table-cell table:formula="of:=[.A1035]-[.A1034]" office:value-type="float" office:value="0.00000700000009601354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10807">
            <text:p>1061.410807</text:p>
          </table:table-cell>
          <table:table-cell office:value-type="float" office:value="5086655943137">
            <text:p>5086655943137</text:p>
          </table:table-cell>
          <table:table-cell table:formula="of:=([.B1036]-[.B$2])/10^9" office:value-type="float" office:value="0.195422387">
            <text:p>0.195422</text:p>
          </table:table-cell>
          <table:table-cell table:formula="of:=[.C1036]-[.C1035]" office:value-type="float" office:value="0.000461265000000016">
            <text:p>0.000461</text:p>
          </table:table-cell>
          <table:table-cell table:formula="of:=[.A1036]-[.A1035]" office:value-type="float" office:value="0.000453999999990629">
            <text:p>0.00045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410808">
            <text:p>1061.410808</text:p>
          </table:table-cell>
          <table:table-cell office:value-type="float" office:value="5086655943137">
            <text:p>5086655943137</text:p>
          </table:table-cell>
          <table:table-cell table:formula="of:=([.B1037]-[.B$2])/10^9" office:value-type="float" office:value="0.195422387">
            <text:p>0.195422</text:p>
          </table:table-cell>
          <table:table-cell table:formula="of:=[.C1037]-[.C1036]" office:value-type="float" office:value="0">
            <text:p>0.000000</text:p>
          </table:table-cell>
          <table:table-cell table:formula="of:=[.A1037]-[.A1036]" office:value-type="float" office:value="0.00000100000011116208">
            <text:p>0.000001</text:p>
          </table:table-cell>
          <table:table-cell/>
          <table:table-cell office:value-type="string">
            <text:p>uses up its c_s; 5086655943137-5086655481872=461265</text:p>
          </table:table-cell>
          <table:table-cell/>
        </table:table-row>
        <table:table-row table:style-name="ro1">
          <table:table-cell office:value-type="float" office:value="1061.410818">
            <text:p>1061.410818</text:p>
          </table:table-cell>
          <table:table-cell office:value-type="float" office:value="5086655953934">
            <text:p>5086655953934</text:p>
          </table:table-cell>
          <table:table-cell table:formula="of:=([.B1038]-[.B$2])/10^9" office:value-type="float" office:value="0.195433184">
            <text:p>0.195433</text:p>
          </table:table-cell>
          <table:table-cell table:formula="of:=[.C1038]-[.C1037]" office:value-type="float" office:value="0.0000107970000000068">
            <text:p>0.000011</text:p>
          </table:table-cell>
          <table:table-cell table:formula="of:=[.A1038]-[.A1037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10822">
            <text:p>1061.410822</text:p>
          </table:table-cell>
          <table:table-cell office:value-type="float" office:value="5086655953934">
            <text:p>5086655953934</text:p>
          </table:table-cell>
          <table:table-cell table:formula="of:=([.B1039]-[.B$2])/10^9" office:value-type="float" office:value="0.195433184">
            <text:p>0.195433</text:p>
          </table:table-cell>
          <table:table-cell table:formula="of:=[.C1039]-[.C1038]" office:value-type="float" office:value="0">
            <text:p>0.000000</text:p>
          </table:table-cell>
          <table:table-cell table:formula="of:=[.A1039]-[.A1038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11332">
            <text:p>1061.411332</text:p>
          </table:table-cell>
          <table:table-cell office:value-type="float" office:value="5086656013876">
            <text:p>5086656013876</text:p>
          </table:table-cell>
          <table:table-cell table:formula="of:=([.B1040]-[.B$2])/10^9" office:value-type="float" office:value="0.195493126">
            <text:p>0.195493</text:p>
          </table:table-cell>
          <table:table-cell table:formula="of:=[.C1040]-[.C1039]" office:value-type="float" office:value="0.0000599419999999795">
            <text:p>0.000060</text:p>
          </table:table-cell>
          <table:table-cell table:formula="of:=[.A1040]-[.A1039]" office:value-type="float" office:value="0.000509999999849242">
            <text:p>0.00051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11334">
            <text:p>1061.411334</text:p>
          </table:table-cell>
          <table:table-cell office:value-type="float" office:value="5086656474864">
            <text:p>5086656474864</text:p>
          </table:table-cell>
          <table:table-cell table:formula="of:=([.B1041]-[.B$2])/10^9" office:value-type="float" office:value="0.195954114">
            <text:p>0.195954</text:p>
          </table:table-cell>
          <table:table-cell table:formula="of:=[.C1041]-[.C1040]" office:value-type="float" office:value="0.000460988000000023">
            <text:p>0.000461</text:p>
          </table:table-cell>
          <table:table-cell table:formula="of:=[.A1041]-[.A104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11335">
            <text:p>1061.411335</text:p>
          </table:table-cell>
          <table:table-cell office:value-type="float" office:value="5086656474864">
            <text:p>5086656474864</text:p>
          </table:table-cell>
          <table:table-cell table:formula="of:=([.B1042]-[.B$2])/10^9" office:value-type="float" office:value="0.195954114">
            <text:p>0.195954</text:p>
          </table:table-cell>
          <table:table-cell table:formula="of:=[.C1042]-[.C1041]" office:value-type="float" office:value="0">
            <text:p>0.000000</text:p>
          </table:table-cell>
          <table:table-cell table:formula="of:=[.A1042]-[.A1041]" office:value-type="float" office:value="0.00000100000011116208">
            <text:p>0.000001</text:p>
          </table:table-cell>
          <table:table-cell office:value-type="string">
            <text:p>d_s is renewed (r + D) to 5086658474864; c_s is fully topped up</text:p>
          </table:table-cell>
          <table:table-cell table:number-columns-repeated="2"/>
        </table:table-row>
        <table:table-row table:style-name="ro1">
          <table:table-cell office:value-type="float" office:value="1061.411728">
            <text:p>1061.411728</text:p>
          </table:table-cell>
          <table:table-cell office:value-type="float" office:value="5086656868166">
            <text:p>5086656868166</text:p>
          </table:table-cell>
          <table:table-cell table:formula="of:=([.B1043]-[.B$2])/10^9" office:value-type="float" office:value="0.196347416">
            <text:p>0.196347</text:p>
          </table:table-cell>
          <table:table-cell table:formula="of:=[.C1043]-[.C1042]" office:value-type="float" office:value="0.000393301999999984">
            <text:p>0.000393</text:p>
          </table:table-cell>
          <table:table-cell table:formula="of:=[.A1043]-[.A1042]" office:value-type="float" office:value="0.000393000000030952">
            <text:p>0.000393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61.411729">
            <text:p>1061.411729</text:p>
          </table:table-cell>
          <table:table-cell office:value-type="float" office:value="5086656868166">
            <text:p>5086656868166</text:p>
          </table:table-cell>
          <table:table-cell table:formula="of:=([.B1044]-[.B$2])/10^9" office:value-type="float" office:value="0.196347416">
            <text:p>0.196347</text:p>
          </table:table-cell>
          <table:table-cell table:formula="of:=[.C1044]-[.C1043]" office:value-type="float" office:value="0">
            <text:p>0.000000</text:p>
          </table:table-cell>
          <table:table-cell table:formula="of:=[.A1044]-[.A1043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; 5086656868166-5086656013876=854290</text:p>
          </table:table-cell>
        </table:table-row>
        <table:table-row table:style-name="ro1">
          <table:table-cell office:value-type="float" office:value="1061.411738">
            <text:p>1061.411738</text:p>
          </table:table-cell>
          <table:table-cell office:value-type="float" office:value="5086656878813">
            <text:p>5086656878813</text:p>
          </table:table-cell>
          <table:table-cell table:formula="of:=([.B1045]-[.B$2])/10^9" office:value-type="float" office:value="0.196358063">
            <text:p>0.196358</text:p>
          </table:table-cell>
          <table:table-cell table:formula="of:=[.C1045]-[.C1044]" office:value-type="float" office:value="0.0000106470000000025">
            <text:p>0.000011</text:p>
          </table:table-cell>
          <table:table-cell table:formula="of:=[.A1045]-[.A1044]" office:value-type="float" office:value="0.00000900000009096402">
            <text:p>0.00000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11743">
            <text:p>1061.411743</text:p>
          </table:table-cell>
          <table:table-cell office:value-type="float" office:value="5086656878813">
            <text:p>5086656878813</text:p>
          </table:table-cell>
          <table:table-cell table:formula="of:=([.B1046]-[.B$2])/10^9" office:value-type="float" office:value="0.196358063">
            <text:p>0.196358</text:p>
          </table:table-cell>
          <table:table-cell table:formula="of:=[.C1046]-[.C1045]" office:value-type="float" office:value="0">
            <text:p>0.000000</text:p>
          </table:table-cell>
          <table:table-cell table:formula="of:=[.A1046]-[.A1045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412201">
            <text:p>1061.412201</text:p>
          </table:table-cell>
          <table:table-cell office:value-type="float" office:value="5086656878813">
            <text:p>5086656878813</text:p>
          </table:table-cell>
          <table:table-cell table:formula="of:=([.B1047]-[.B$2])/10^9" office:value-type="float" office:value="0.196358063">
            <text:p>0.196358</text:p>
          </table:table-cell>
          <table:table-cell table:formula="of:=[.C1047]-[.C1046]" office:value-type="float" office:value="0">
            <text:p>0.000000</text:p>
          </table:table-cell>
          <table:table-cell table:formula="of:=[.A1047]-[.A1046]" office:value-type="float" office:value="0.000458000000207903">
            <text:p>0.00045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412202">
            <text:p>1061.412202</text:p>
          </table:table-cell>
          <table:table-cell office:value-type="float" office:value="5086656878813">
            <text:p>5086656878813</text:p>
          </table:table-cell>
          <table:table-cell table:formula="of:=([.B1048]-[.B$2])/10^9" office:value-type="float" office:value="0.196358063">
            <text:p>0.196358</text:p>
          </table:table-cell>
          <table:table-cell table:formula="of:=[.C1048]-[.C1047]" office:value-type="float" office:value="0">
            <text:p>0.000000</text:p>
          </table:table-cell>
          <table:table-cell table:formula="of:=[.A1048]-[.A1047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12203">
            <text:p>1061.412203</text:p>
          </table:table-cell>
          <table:table-cell office:value-type="float" office:value="5086656878813">
            <text:p>5086656878813</text:p>
          </table:table-cell>
          <table:table-cell table:formula="of:=([.B1049]-[.B$2])/10^9" office:value-type="float" office:value="0.196358063">
            <text:p>0.196358</text:p>
          </table:table-cell>
          <table:table-cell table:formula="of:=[.C1049]-[.C1048]" office:value-type="float" office:value="0">
            <text:p>0.000000</text:p>
          </table:table-cell>
          <table:table-cell table:formula="of:=[.A1049]-[.A1048]" office:value-type="float" office:value="0.00000100000011116208">
            <text:p>0.000001</text:p>
          </table:table-cell>
          <table:table-cell/>
          <table:table-cell office:value-type="string">
            <text:p>postpones its deadline to 5086662330215; c_s is topped up to 1992478</text:p>
          </table:table-cell>
          <table:table-cell/>
        </table:table-row>
        <table:table-row table:style-name="ro1">
          <table:table-cell office:value-type="float" office:value="1061.412352">
            <text:p>1061.412352</text:p>
          </table:table-cell>
          <table:table-cell office:value-type="float" office:value="5086656878813">
            <text:p>5086656878813</text:p>
          </table:table-cell>
          <table:table-cell table:formula="of:=([.B1050]-[.B$2])/10^9" office:value-type="float" office:value="0.196358063">
            <text:p>0.196358</text:p>
          </table:table-cell>
          <table:table-cell table:formula="of:=[.C1050]-[.C1049]" office:value-type="float" office:value="0">
            <text:p>0.000000</text:p>
          </table:table-cell>
          <table:table-cell table:formula="of:=[.A1050]-[.A1049]" office:value-type="float" office:value="0.000148999999964872">
            <text:p>0.000149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61.412353">
            <text:p>1061.412353</text:p>
          </table:table-cell>
          <table:table-cell office:value-type="float" office:value="5086656878813">
            <text:p>5086656878813</text:p>
          </table:table-cell>
          <table:table-cell table:formula="of:=([.B1051]-[.B$2])/10^9" office:value-type="float" office:value="0.196358063">
            <text:p>0.196358</text:p>
          </table:table-cell>
          <table:table-cell table:formula="of:=[.C1051]-[.C1050]" office:value-type="float" office:value="0">
            <text:p>0.000000</text:p>
          </table:table-cell>
          <table:table-cell table:formula="of:=[.A1051]-[.A1050]" office:value-type="float" office:value="0.000000999999883788405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412354">
            <text:p>1061.412354</text:p>
          </table:table-cell>
          <table:table-cell office:value-type="float" office:value="5086656878813">
            <text:p>5086656878813</text:p>
          </table:table-cell>
          <table:table-cell table:formula="of:=([.B1052]-[.B$2])/10^9" office:value-type="float" office:value="0.196358063">
            <text:p>0.196358</text:p>
          </table:table-cell>
          <table:table-cell table:formula="of:=[.C1052]-[.C1051]" office:value-type="float" office:value="0">
            <text:p>0.000000</text:p>
          </table:table-cell>
          <table:table-cell table:formula="of:=[.A1052]-[.A1051]" office:value-type="float" office:value="0.00000100000011116208">
            <text:p>0.000001</text:p>
          </table:table-cell>
          <table:table-cell table:number-columns-repeated="2"/>
          <table:table-cell office:value-type="string">
            <text:p>postpones its deadline to 5086664485586; c_s is topped up to 2988465</text:p>
          </table:table-cell>
        </table:table-row>
        <table:table-row table:style-name="ro1">
          <table:table-cell office:value-type="float" office:value="1061.412673">
            <text:p>1061.412673</text:p>
          </table:table-cell>
          <table:table-cell office:value-type="float" office:value="5086657813779">
            <text:p>5086657813779</text:p>
          </table:table-cell>
          <table:table-cell table:formula="of:=([.B1053]-[.B$2])/10^9" office:value-type="float" office:value="0.197293029">
            <text:p>0.197293</text:p>
          </table:table-cell>
          <table:table-cell table:formula="of:=[.C1053]-[.C1052]" office:value-type="float" office:value="0.000934966000000009">
            <text:p>0.000935</text:p>
          </table:table-cell>
          <table:table-cell table:formula="of:=[.A1053]-[.A1052]" office:value-type="float" office:value="0.00031899999999041">
            <text:p>0.00031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12674">
            <text:p>1061.412674</text:p>
          </table:table-cell>
          <table:table-cell office:value-type="float" office:value="5086657813779">
            <text:p>5086657813779</text:p>
          </table:table-cell>
          <table:table-cell table:formula="of:=([.B1054]-[.B$2])/10^9" office:value-type="float" office:value="0.197293029">
            <text:p>0.197293</text:p>
          </table:table-cell>
          <table:table-cell table:formula="of:=[.C1054]-[.C1053]" office:value-type="float" office:value="0">
            <text:p>0.000000</text:p>
          </table:table-cell>
          <table:table-cell table:formula="of:=[.A1054]-[.A1053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12682">
            <text:p>1061.412682</text:p>
          </table:table-cell>
          <table:table-cell office:value-type="float" office:value="5086657813779">
            <text:p>5086657813779</text:p>
          </table:table-cell>
          <table:table-cell table:formula="of:=([.B1055]-[.B$2])/10^9" office:value-type="float" office:value="0.197293029">
            <text:p>0.197293</text:p>
          </table:table-cell>
          <table:table-cell table:formula="of:=[.C1055]-[.C1054]" office:value-type="float" office:value="0">
            <text:p>0.000000</text:p>
          </table:table-cell>
          <table:table-cell table:formula="of:=[.A1055]-[.A1054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414154">
            <text:p>1061.414154</text:p>
          </table:table-cell>
          <table:table-cell office:value-type="float" office:value="5086659294505">
            <text:p>5086659294505</text:p>
          </table:table-cell>
          <table:table-cell table:formula="of:=([.B1056]-[.B$2])/10^9" office:value-type="float" office:value="0.198773755">
            <text:p>0.198774</text:p>
          </table:table-cell>
          <table:table-cell table:formula="of:=[.C1056]-[.C1055]" office:value-type="float" office:value="0.00148072599999999">
            <text:p>0.001481</text:p>
          </table:table-cell>
          <table:table-cell table:formula="of:=[.A1056]-[.A1055]" office:value-type="float" office:value="0.00147200000014891">
            <text:p>0.00147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14155">
            <text:p>1061.414155</text:p>
          </table:table-cell>
          <table:table-cell office:value-type="float" office:value="5086659294505">
            <text:p>5086659294505</text:p>
          </table:table-cell>
          <table:table-cell table:formula="of:=([.B1057]-[.B$2])/10^9" office:value-type="float" office:value="0.198773755">
            <text:p>0.198774</text:p>
          </table:table-cell>
          <table:table-cell table:formula="of:=[.C1057]-[.C1056]" office:value-type="float" office:value="0">
            <text:p>0.000000</text:p>
          </table:table-cell>
          <table:table-cell table:formula="of:=[.A1057]-[.A1056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1416">
            <text:p>1061.414160</text:p>
          </table:table-cell>
          <table:table-cell office:value-type="float" office:value="5086659294505">
            <text:p>5086659294505</text:p>
          </table:table-cell>
          <table:table-cell table:formula="of:=([.B1058]-[.B$2])/10^9" office:value-type="float" office:value="0.198773755">
            <text:p>0.198774</text:p>
          </table:table-cell>
          <table:table-cell table:formula="of:=[.C1058]-[.C1057]" office:value-type="float" office:value="0">
            <text:p>0.000000</text:p>
          </table:table-cell>
          <table:table-cell table:formula="of:=[.A1058]-[.A1057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1418">
            <text:p>1061.414180</text:p>
          </table:table-cell>
          <table:table-cell office:value-type="float" office:value="5086659320693">
            <text:p>5086659320693</text:p>
          </table:table-cell>
          <table:table-cell table:formula="of:=([.B1059]-[.B$2])/10^9" office:value-type="float" office:value="0.198799943">
            <text:p>0.198800</text:p>
          </table:table-cell>
          <table:table-cell table:formula="of:=[.C1059]-[.C1058]" office:value-type="float" office:value="0.0000261880000000103">
            <text:p>0.000026</text:p>
          </table:table-cell>
          <table:table-cell table:formula="of:=[.A1059]-[.A1058]" office:value-type="float" office:value="0.0000199999999495049">
            <text:p>0.00002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414181">
            <text:p>1061.414181</text:p>
          </table:table-cell>
          <table:table-cell office:value-type="float" office:value="5086659320693">
            <text:p>5086659320693</text:p>
          </table:table-cell>
          <table:table-cell table:formula="of:=([.B1060]-[.B$2])/10^9" office:value-type="float" office:value="0.198799943">
            <text:p>0.198800</text:p>
          </table:table-cell>
          <table:table-cell table:formula="of:=[.C1060]-[.C1059]" office:value-type="float" office:value="0">
            <text:p>0.000000</text:p>
          </table:table-cell>
          <table:table-cell table:formula="of:=[.A1060]-[.A1059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1538">
            <text:p>1061.415380</text:p>
          </table:table-cell>
          <table:table-cell office:value-type="float" office:value="5086660044420">
            <text:p>5086660044420</text:p>
          </table:table-cell>
          <table:table-cell table:formula="of:=([.B1061]-[.B$2])/10^9" office:value-type="float" office:value="0.19952367">
            <text:p>0.199524</text:p>
          </table:table-cell>
          <table:table-cell table:formula="of:=[.C1061]-[.C1060]" office:value-type="float" office:value="0.00072372699999998">
            <text:p>0.000724</text:p>
          </table:table-cell>
          <table:table-cell table:formula="of:=[.A1061]-[.A1060]" office:value-type="float" office:value="0.00119899999981499">
            <text:p>0.00119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15383">
            <text:p>1061.415383</text:p>
          </table:table-cell>
          <table:table-cell office:value-type="float" office:value="5086660528802">
            <text:p>5086660528802</text:p>
          </table:table-cell>
          <table:table-cell table:formula="of:=([.B1062]-[.B$2])/10^9" office:value-type="float" office:value="0.200008052">
            <text:p>0.200008</text:p>
          </table:table-cell>
          <table:table-cell table:formula="of:=[.C1062]-[.C1061]" office:value-type="float" office:value="0.000484382000000005">
            <text:p>0.000484</text:p>
          </table:table-cell>
          <table:table-cell table:formula="of:=[.A1062]-[.A1061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15384">
            <text:p>1061.415384</text:p>
          </table:table-cell>
          <table:table-cell office:value-type="float" office:value="5086660528802">
            <text:p>5086660528802</text:p>
          </table:table-cell>
          <table:table-cell table:formula="of:=([.B1063]-[.B$2])/10^9" office:value-type="float" office:value="0.200008052">
            <text:p>0.200008</text:p>
          </table:table-cell>
          <table:table-cell table:formula="of:=[.C1063]-[.C1062]" office:value-type="float" office:value="0">
            <text:p>0.000000</text:p>
          </table:table-cell>
          <table:table-cell table:formula="of:=[.A1063]-[.A1062]" office:value-type="float" office:value="0.000000999999883788405">
            <text:p>0.000001</text:p>
          </table:table-cell>
          <table:table-cell office:value-type="string">
            <text:p>d_s is renewed (r + D) to 5086662528802; c_s is fully topped up</text:p>
          </table:table-cell>
          <table:table-cell table:number-columns-repeated="2"/>
        </table:table-row>
        <table:table-row table:style-name="ro1">
          <table:table-cell office:value-type="float" office:value="1061.415388">
            <text:p>1061.415388</text:p>
          </table:table-cell>
          <table:table-cell office:value-type="float" office:value="5086660528802">
            <text:p>5086660528802</text:p>
          </table:table-cell>
          <table:table-cell table:formula="of:=([.B1064]-[.B$2])/10^9" office:value-type="float" office:value="0.200008052">
            <text:p>0.200008</text:p>
          </table:table-cell>
          <table:table-cell table:formula="of:=[.C1064]-[.C1063]" office:value-type="float" office:value="0">
            <text:p>0.000000</text:p>
          </table:table-cell>
          <table:table-cell table:formula="of:=[.A1064]-[.A1063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1539">
            <text:p>1061.415390</text:p>
          </table:table-cell>
          <table:table-cell office:value-type="float" office:value="5086660535773">
            <text:p>5086660535773</text:p>
          </table:table-cell>
          <table:table-cell table:formula="of:=([.B1065]-[.B$2])/10^9" office:value-type="float" office:value="0.200015023">
            <text:p>0.200015</text:p>
          </table:table-cell>
          <table:table-cell table:formula="of:=[.C1065]-[.C1064]" office:value-type="float" office:value="0.00000697099999999451">
            <text:p>0.000007</text:p>
          </table:table-cell>
          <table:table-cell table:formula="of:=[.A1065]-[.A106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15391">
            <text:p>1061.415391</text:p>
          </table:table-cell>
          <table:table-cell office:value-type="float" office:value="5086660535773">
            <text:p>5086660535773</text:p>
          </table:table-cell>
          <table:table-cell table:formula="of:=([.B1066]-[.B$2])/10^9" office:value-type="float" office:value="0.200015023">
            <text:p>0.200015</text:p>
          </table:table-cell>
          <table:table-cell table:formula="of:=[.C1066]-[.C1065]" office:value-type="float" office:value="0">
            <text:p>0.000000</text:p>
          </table:table-cell>
          <table:table-cell table:formula="of:=[.A1066]-[.A1065]" office:value-type="float" office:value="0.00000100000011116208">
            <text:p>0.000001</text:p>
          </table:table-cell>
          <table:table-cell/>
          <table:table-cell office:value-type="string">
            <text:p>511752 / 1794442 &lt;= 2000000 / 5000000</text:p>
          </table:table-cell>
          <table:table-cell/>
        </table:table-row>
        <table:table-row table:style-name="ro1">
          <table:table-cell office:value-type="float" office:value="1061.415392">
            <text:p>1061.415392</text:p>
          </table:table-cell>
          <table:table-cell office:value-type="float" office:value="5086660535773">
            <text:p>5086660535773</text:p>
          </table:table-cell>
          <table:table-cell table:formula="of:=([.B1067]-[.B$2])/10^9" office:value-type="float" office:value="0.200015023">
            <text:p>0.200015</text:p>
          </table:table-cell>
          <table:table-cell table:formula="of:=[.C1067]-[.C1066]" office:value-type="float" office:value="0">
            <text:p>0.000000</text:p>
          </table:table-cell>
          <table:table-cell table:formula="of:=[.A1067]-[.A1066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415395">
            <text:p>1061.415395</text:p>
          </table:table-cell>
          <table:table-cell office:value-type="float" office:value="5086660535773">
            <text:p>5086660535773</text:p>
          </table:table-cell>
          <table:table-cell table:formula="of:=([.B1068]-[.B$2])/10^9" office:value-type="float" office:value="0.200015023">
            <text:p>0.200015</text:p>
          </table:table-cell>
          <table:table-cell table:formula="of:=[.C1068]-[.C1067]" office:value-type="float" office:value="0">
            <text:p>0.000000</text:p>
          </table:table-cell>
          <table:table-cell table:formula="of:=[.A1068]-[.A1067]" office:value-type="float" office:value="0.00000299999987873889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415397">
            <text:p>1061.415397</text:p>
          </table:table-cell>
          <table:table-cell office:value-type="float" office:value="5086660543141">
            <text:p>5086660543141</text:p>
          </table:table-cell>
          <table:table-cell table:formula="of:=([.B1069]-[.B$2])/10^9" office:value-type="float" office:value="0.200022391">
            <text:p>0.200022</text:p>
          </table:table-cell>
          <table:table-cell table:formula="of:=[.C1069]-[.C1068]" office:value-type="float" office:value="0.00000736800000000759">
            <text:p>0.000007</text:p>
          </table:table-cell>
          <table:table-cell table:formula="of:=[.A1069]-[.A1068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415398">
            <text:p>1061.415398</text:p>
          </table:table-cell>
          <table:table-cell office:value-type="float" office:value="5086660543141">
            <text:p>5086660543141</text:p>
          </table:table-cell>
          <table:table-cell table:formula="of:=([.B1070]-[.B$2])/10^9" office:value-type="float" office:value="0.200022391">
            <text:p>0.200022</text:p>
          </table:table-cell>
          <table:table-cell table:formula="of:=[.C1070]-[.C1069]" office:value-type="float" office:value="0">
            <text:p>0.000000</text:p>
          </table:table-cell>
          <table:table-cell table:formula="of:=[.A1070]-[.A1069]" office:value-type="float" office:value="0.00000100000011116208">
            <text:p>0.000001</text:p>
          </table:table-cell>
          <table:table-cell table:number-columns-repeated="2"/>
          <table:table-cell office:value-type="string">
            <text:p>2962277 / 3942445 &gt; 3000000 / 7000000</text:p>
          </table:table-cell>
        </table:table-row>
        <table:table-row table:style-name="ro1">
          <table:table-cell office:value-type="float" office:value="1061.415399">
            <text:p>1061.415399</text:p>
          </table:table-cell>
          <table:table-cell office:value-type="float" office:value="5086660543141">
            <text:p>5086660543141</text:p>
          </table:table-cell>
          <table:table-cell table:formula="of:=([.B1071]-[.B$2])/10^9" office:value-type="float" office:value="0.200022391">
            <text:p>0.200022</text:p>
          </table:table-cell>
          <table:table-cell table:formula="of:=[.C1071]-[.C1070]" office:value-type="float" office:value="0">
            <text:p>0.000000</text:p>
          </table:table-cell>
          <table:table-cell table:formula="of:=[.A1071]-[.A1070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5086667543141; c_s is fully topped up</text:p>
          </table:table-cell>
        </table:table-row>
        <table:table-row table:style-name="ro1">
          <table:table-cell office:value-type="float" office:value="1061.415441">
            <text:p>1061.415441</text:p>
          </table:table-cell>
          <table:table-cell office:value-type="float" office:value="5086660543141">
            <text:p>5086660543141</text:p>
          </table:table-cell>
          <table:table-cell table:formula="of:=([.B1072]-[.B$2])/10^9" office:value-type="float" office:value="0.200022391">
            <text:p>0.200022</text:p>
          </table:table-cell>
          <table:table-cell table:formula="of:=[.C1072]-[.C1071]" office:value-type="float" office:value="0">
            <text:p>0.000000</text:p>
          </table:table-cell>
          <table:table-cell table:formula="of:=[.A1072]-[.A1071]" office:value-type="float" office:value="0.0000420000001213339">
            <text:p>0.000042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061.415953">
            <text:p>1061.415953</text:p>
          </table:table-cell>
          <table:table-cell office:value-type="float" office:value="5086661098029">
            <text:p>5086661098029</text:p>
          </table:table-cell>
          <table:table-cell table:formula="of:=([.B1073]-[.B$2])/10^9" office:value-type="float" office:value="0.200577279">
            <text:p>0.200577</text:p>
          </table:table-cell>
          <table:table-cell table:formula="of:=[.C1073]-[.C1072]" office:value-type="float" office:value="0.000554888000000003">
            <text:p>0.000555</text:p>
          </table:table-cell>
          <table:table-cell table:formula="of:=[.A1073]-[.A1072]" office:value-type="float" office:value="0.000511999999844193">
            <text:p>0.00051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415954">
            <text:p>1061.415954</text:p>
          </table:table-cell>
          <table:table-cell office:value-type="float" office:value="5086661098029">
            <text:p>5086661098029</text:p>
          </table:table-cell>
          <table:table-cell table:formula="of:=([.B1074]-[.B$2])/10^9" office:value-type="float" office:value="0.200577279">
            <text:p>0.200577</text:p>
          </table:table-cell>
          <table:table-cell table:formula="of:=[.C1074]-[.C1073]" office:value-type="float" office:value="0">
            <text:p>0.000000</text:p>
          </table:table-cell>
          <table:table-cell table:formula="of:=[.A1074]-[.A1073]" office:value-type="float" office:value="0.00000100000011116208">
            <text:p>0.000001</text:p>
          </table:table-cell>
          <table:table-cell/>
          <table:table-cell office:value-type="string">
            <text:p>uses up its c_s; 5086661098029-5086660543141=554888</text:p>
          </table:table-cell>
          <table:table-cell/>
        </table:table-row>
        <table:table-row table:style-name="ro1">
          <table:table-cell office:value-type="float" office:value="1061.415966">
            <text:p>1061.415966</text:p>
          </table:table-cell>
          <table:table-cell office:value-type="float" office:value="5086661112338">
            <text:p>5086661112338</text:p>
          </table:table-cell>
          <table:table-cell table:formula="of:=([.B1075]-[.B$2])/10^9" office:value-type="float" office:value="0.200591588">
            <text:p>0.200592</text:p>
          </table:table-cell>
          <table:table-cell table:formula="of:=[.C1075]-[.C1074]" office:value-type="float" office:value="0.0000143089999999901">
            <text:p>0.000014</text:p>
          </table:table-cell>
          <table:table-cell table:formula="of:=[.A1075]-[.A1074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15974">
            <text:p>1061.415974</text:p>
          </table:table-cell>
          <table:table-cell office:value-type="float" office:value="5086661112338">
            <text:p>5086661112338</text:p>
          </table:table-cell>
          <table:table-cell table:formula="of:=([.B1076]-[.B$2])/10^9" office:value-type="float" office:value="0.200591588">
            <text:p>0.200592</text:p>
          </table:table-cell>
          <table:table-cell table:formula="of:=[.C1076]-[.C1075]" office:value-type="float" office:value="0">
            <text:p>0.000000</text:p>
          </table:table-cell>
          <table:table-cell table:formula="of:=[.A1076]-[.A1075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416886">
            <text:p>1061.416886</text:p>
          </table:table-cell>
          <table:table-cell office:value-type="float" office:value="5086662031500">
            <text:p>5086662031500</text:p>
          </table:table-cell>
          <table:table-cell table:formula="of:=([.B1077]-[.B$2])/10^9" office:value-type="float" office:value="0.20151075">
            <text:p>0.201511</text:p>
          </table:table-cell>
          <table:table-cell table:formula="of:=[.C1077]-[.C1076]" office:value-type="float" office:value="0.000919162000000001">
            <text:p>0.000919</text:p>
          </table:table-cell>
          <table:table-cell table:formula="of:=[.A1077]-[.A1076]" office:value-type="float" office:value="0.000911999999971158">
            <text:p>0.00091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16887">
            <text:p>1061.416887</text:p>
          </table:table-cell>
          <table:table-cell office:value-type="float" office:value="5086662031500">
            <text:p>5086662031500</text:p>
          </table:table-cell>
          <table:table-cell table:formula="of:=([.B1078]-[.B$2])/10^9" office:value-type="float" office:value="0.20151075">
            <text:p>0.201511</text:p>
          </table:table-cell>
          <table:table-cell table:formula="of:=[.C1078]-[.C1077]" office:value-type="float" office:value="0">
            <text:p>0.000000</text:p>
          </table:table-cell>
          <table:table-cell table:formula="of:=[.A1078]-[.A1077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16892">
            <text:p>1061.416892</text:p>
          </table:table-cell>
          <table:table-cell office:value-type="float" office:value="5086662031500">
            <text:p>5086662031500</text:p>
          </table:table-cell>
          <table:table-cell table:formula="of:=([.B1079]-[.B$2])/10^9" office:value-type="float" office:value="0.20151075">
            <text:p>0.201511</text:p>
          </table:table-cell>
          <table:table-cell table:formula="of:=[.C1079]-[.C1078]" office:value-type="float" office:value="0">
            <text:p>0.000000</text:p>
          </table:table-cell>
          <table:table-cell table:formula="of:=[.A1079]-[.A1078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417192">
            <text:p>1061.417192</text:p>
          </table:table-cell>
          <table:table-cell office:value-type="float" office:value="5086662031500">
            <text:p>5086662031500</text:p>
          </table:table-cell>
          <table:table-cell table:formula="of:=([.B1080]-[.B$2])/10^9" office:value-type="float" office:value="0.20151075">
            <text:p>0.201511</text:p>
          </table:table-cell>
          <table:table-cell table:formula="of:=[.C1080]-[.C1079]" office:value-type="float" office:value="0">
            <text:p>0.000000</text:p>
          </table:table-cell>
          <table:table-cell table:formula="of:=[.A1080]-[.A1079]" office:value-type="float" office:value="0.000299999999924694">
            <text:p>0.00030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417193">
            <text:p>1061.417193</text:p>
          </table:table-cell>
          <table:table-cell office:value-type="float" office:value="5086662031500">
            <text:p>5086662031500</text:p>
          </table:table-cell>
          <table:table-cell table:formula="of:=([.B1081]-[.B$2])/10^9" office:value-type="float" office:value="0.20151075">
            <text:p>0.201511</text:p>
          </table:table-cell>
          <table:table-cell table:formula="of:=[.C1081]-[.C1080]" office:value-type="float" office:value="0">
            <text:p>0.000000</text:p>
          </table:table-cell>
          <table:table-cell table:formula="of:=[.A1081]-[.A1080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17194">
            <text:p>1061.417194</text:p>
          </table:table-cell>
          <table:table-cell office:value-type="float" office:value="5086662031500">
            <text:p>5086662031500</text:p>
          </table:table-cell>
          <table:table-cell table:formula="of:=([.B1082]-[.B$2])/10^9" office:value-type="float" office:value="0.20151075">
            <text:p>0.201511</text:p>
          </table:table-cell>
          <table:table-cell table:formula="of:=[.C1082]-[.C1081]" office:value-type="float" office:value="0">
            <text:p>0.000000</text:p>
          </table:table-cell>
          <table:table-cell table:formula="of:=[.A1082]-[.A1081]" office:value-type="float" office:value="0.00000100000011116208">
            <text:p>0.000001</text:p>
          </table:table-cell>
          <table:table-cell/>
          <table:table-cell office:value-type="string">
            <text:p>postpones its deadline to 5086667330215; c_s is topped up to 1956864</text:p>
          </table:table-cell>
          <table:table-cell/>
        </table:table-row>
        <table:table-row table:style-name="ro1">
          <table:table-cell office:value-type="float" office:value="1061.417196">
            <text:p>1061.417196</text:p>
          </table:table-cell>
          <table:table-cell office:value-type="float" office:value="5086662031500">
            <text:p>5086662031500</text:p>
          </table:table-cell>
          <table:table-cell table:formula="of:=([.B1083]-[.B$2])/10^9" office:value-type="float" office:value="0.20151075">
            <text:p>0.201511</text:p>
          </table:table-cell>
          <table:table-cell table:formula="of:=[.C1083]-[.C1082]" office:value-type="float" office:value="0">
            <text:p>0.000000</text:p>
          </table:table-cell>
          <table:table-cell table:formula="of:=[.A1083]-[.A1082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417203">
            <text:p>1061.417203</text:p>
          </table:table-cell>
          <table:table-cell office:value-type="float" office:value="5086662349050">
            <text:p>5086662349050</text:p>
          </table:table-cell>
          <table:table-cell table:formula="of:=([.B1084]-[.B$2])/10^9" office:value-type="float" office:value="0.2018283">
            <text:p>0.201828</text:p>
          </table:table-cell>
          <table:table-cell table:formula="of:=[.C1084]-[.C1083]" office:value-type="float" office:value="0.00031755">
            <text:p>0.000318</text:p>
          </table:table-cell>
          <table:table-cell table:formula="of:=[.A1084]-[.A1083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17209">
            <text:p>1061.417209</text:p>
          </table:table-cell>
          <table:table-cell office:value-type="float" office:value="5086662349050">
            <text:p>5086662349050</text:p>
          </table:table-cell>
          <table:table-cell table:formula="of:=([.B1085]-[.B$2])/10^9" office:value-type="float" office:value="0.2018283">
            <text:p>0.201828</text:p>
          </table:table-cell>
          <table:table-cell table:formula="of:=[.C1085]-[.C1084]" office:value-type="float" office:value="0">
            <text:p>0.000000</text:p>
          </table:table-cell>
          <table:table-cell table:formula="of:=[.A1085]-[.A1084]" office:value-type="float" office:value="0.00000599999998485146">
            <text:p>0.000006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18614">
            <text:p>1061.418614</text:p>
          </table:table-cell>
          <table:table-cell office:value-type="float" office:value="5086663760161">
            <text:p>5086663760161</text:p>
          </table:table-cell>
          <table:table-cell table:formula="of:=([.B1086]-[.B$2])/10^9" office:value-type="float" office:value="0.203239411">
            <text:p>0.203239</text:p>
          </table:table-cell>
          <table:table-cell table:formula="of:=[.C1086]-[.C1085]" office:value-type="float" office:value="0.00141111100000002">
            <text:p>0.001411</text:p>
          </table:table-cell>
          <table:table-cell table:formula="of:=[.A1086]-[.A1085]" office:value-type="float" office:value="0.00140499999997701">
            <text:p>0.0014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18615">
            <text:p>1061.418615</text:p>
          </table:table-cell>
          <table:table-cell office:value-type="float" office:value="5086663760161">
            <text:p>5086663760161</text:p>
          </table:table-cell>
          <table:table-cell table:formula="of:=([.B1087]-[.B$2])/10^9" office:value-type="float" office:value="0.203239411">
            <text:p>0.203239</text:p>
          </table:table-cell>
          <table:table-cell table:formula="of:=[.C1087]-[.C1086]" office:value-type="float" office:value="0">
            <text:p>0.000000</text:p>
          </table:table-cell>
          <table:table-cell table:formula="of:=[.A1087]-[.A1086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1862">
            <text:p>1061.418620</text:p>
          </table:table-cell>
          <table:table-cell office:value-type="float" office:value="5086663760161">
            <text:p>5086663760161</text:p>
          </table:table-cell>
          <table:table-cell table:formula="of:=([.B1088]-[.B$2])/10^9" office:value-type="float" office:value="0.203239411">
            <text:p>0.203239</text:p>
          </table:table-cell>
          <table:table-cell table:formula="of:=[.C1088]-[.C1087]" office:value-type="float" office:value="0">
            <text:p>0.000000</text:p>
          </table:table-cell>
          <table:table-cell table:formula="of:=[.A1088]-[.A1087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19323">
            <text:p>1061.419323</text:p>
          </table:table-cell>
          <table:table-cell office:value-type="float" office:value="5086664013591">
            <text:p>5086664013591</text:p>
          </table:table-cell>
          <table:table-cell table:formula="of:=([.B1089]-[.B$2])/10^9" office:value-type="float" office:value="0.203492841">
            <text:p>0.203493</text:p>
          </table:table-cell>
          <table:table-cell table:formula="of:=[.C1089]-[.C1088]" office:value-type="float" office:value="0.000253429999999999">
            <text:p>0.000253</text:p>
          </table:table-cell>
          <table:table-cell table:formula="of:=[.A1089]-[.A1088]" office:value-type="float" office:value="0.000703000000157772">
            <text:p>0.0007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19326">
            <text:p>1061.419326</text:p>
          </table:table-cell>
          <table:table-cell office:value-type="float" office:value="5086664475181">
            <text:p>5086664475181</text:p>
          </table:table-cell>
          <table:table-cell table:formula="of:=([.B1090]-[.B$2])/10^9" office:value-type="float" office:value="0.203954431">
            <text:p>0.203954</text:p>
          </table:table-cell>
          <table:table-cell table:formula="of:=[.C1090]-[.C1089]" office:value-type="float" office:value="0.000461589999999984">
            <text:p>0.000462</text:p>
          </table:table-cell>
          <table:table-cell table:formula="of:=[.A1090]-[.A1089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19326">
            <text:p>1061.419326</text:p>
          </table:table-cell>
          <table:table-cell office:value-type="float" office:value="5086664475181">
            <text:p>5086664475181</text:p>
          </table:table-cell>
          <table:table-cell table:formula="of:=([.B1091]-[.B$2])/10^9" office:value-type="float" office:value="0.203954431">
            <text:p>0.203954</text:p>
          </table:table-cell>
          <table:table-cell table:formula="of:=[.C1091]-[.C1090]" office:value-type="float" office:value="0">
            <text:p>0.000000</text:p>
          </table:table-cell>
          <table:table-cell table:formula="of:=[.A1091]-[.A1090]" office:value-type="float" office:value="0">
            <text:p>0.000000</text:p>
          </table:table-cell>
          <table:table-cell office:value-type="string">
            <text:p>d_s is renewed (r + D) to 5086666475181; c_s is fully topped up</text:p>
          </table:table-cell>
          <table:table-cell table:number-columns-repeated="2"/>
        </table:table-row>
        <table:table-row table:style-name="ro1">
          <table:table-cell office:value-type="float" office:value="1061.419328">
            <text:p>1061.419328</text:p>
          </table:table-cell>
          <table:table-cell office:value-type="float" office:value="5086664475181">
            <text:p>5086664475181</text:p>
          </table:table-cell>
          <table:table-cell table:formula="of:=([.B1092]-[.B$2])/10^9" office:value-type="float" office:value="0.203954431">
            <text:p>0.203954</text:p>
          </table:table-cell>
          <table:table-cell table:formula="of:=[.C1092]-[.C1091]" office:value-type="float" office:value="0">
            <text:p>0.000000</text:p>
          </table:table-cell>
          <table:table-cell table:formula="of:=[.A1092]-[.A1091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419335">
            <text:p>1061.419335</text:p>
          </table:table-cell>
          <table:table-cell office:value-type="float" office:value="5086664485239">
            <text:p>5086664485239</text:p>
          </table:table-cell>
          <table:table-cell table:formula="of:=([.B1093]-[.B$2])/10^9" office:value-type="float" office:value="0.203964489">
            <text:p>0.203964</text:p>
          </table:table-cell>
          <table:table-cell table:formula="of:=[.C1093]-[.C1092]" office:value-type="float" office:value="0.0000100580000000072">
            <text:p>0.000010</text:p>
          </table:table-cell>
          <table:table-cell table:formula="of:=[.A1093]-[.A1092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19342">
            <text:p>1061.419342</text:p>
          </table:table-cell>
          <table:table-cell office:value-type="float" office:value="5086664485239">
            <text:p>5086664485239</text:p>
          </table:table-cell>
          <table:table-cell table:formula="of:=([.B1094]-[.B$2])/10^9" office:value-type="float" office:value="0.203964489">
            <text:p>0.203964</text:p>
          </table:table-cell>
          <table:table-cell table:formula="of:=[.C1094]-[.C1093]" office:value-type="float" office:value="0">
            <text:p>0.000000</text:p>
          </table:table-cell>
          <table:table-cell table:formula="of:=[.A1094]-[.A1093]" office:value-type="float" office:value="0.00000699999986863986">
            <text:p>0.000007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420249">
            <text:p>1061.420249</text:p>
          </table:table-cell>
          <table:table-cell office:value-type="float" office:value="5086665399146">
            <text:p>5086665399146</text:p>
          </table:table-cell>
          <table:table-cell table:formula="of:=([.B1095]-[.B$2])/10^9" office:value-type="float" office:value="0.204878396">
            <text:p>0.204878</text:p>
          </table:table-cell>
          <table:table-cell table:formula="of:=[.C1095]-[.C1094]" office:value-type="float" office:value="0.000913906999999992">
            <text:p>0.000914</text:p>
          </table:table-cell>
          <table:table-cell table:formula="of:=[.A1095]-[.A1094]" office:value-type="float" office:value="0.000907000000097469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20251">
            <text:p>1061.420251</text:p>
          </table:table-cell>
          <table:table-cell office:value-type="float" office:value="5086665399146">
            <text:p>5086665399146</text:p>
          </table:table-cell>
          <table:table-cell table:formula="of:=([.B1096]-[.B$2])/10^9" office:value-type="float" office:value="0.204878396">
            <text:p>0.204878</text:p>
          </table:table-cell>
          <table:table-cell table:formula="of:=[.C1096]-[.C1095]" office:value-type="float" office:value="0">
            <text:p>0.000000</text:p>
          </table:table-cell>
          <table:table-cell table:formula="of:=[.A1096]-[.A1095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20256">
            <text:p>1061.420256</text:p>
          </table:table-cell>
          <table:table-cell office:value-type="float" office:value="5086665399146">
            <text:p>5086665399146</text:p>
          </table:table-cell>
          <table:table-cell table:formula="of:=([.B1097]-[.B$2])/10^9" office:value-type="float" office:value="0.204878396">
            <text:p>0.204878</text:p>
          </table:table-cell>
          <table:table-cell table:formula="of:=[.C1097]-[.C1096]" office:value-type="float" office:value="0">
            <text:p>0.000000</text:p>
          </table:table-cell>
          <table:table-cell table:formula="of:=[.A1097]-[.A1096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420322">
            <text:p>1061.420322</text:p>
          </table:table-cell>
          <table:table-cell office:value-type="float" office:value="5086665399146">
            <text:p>5086665399146</text:p>
          </table:table-cell>
          <table:table-cell table:formula="of:=([.B1098]-[.B$2])/10^9" office:value-type="float" office:value="0.204878396">
            <text:p>0.204878</text:p>
          </table:table-cell>
          <table:table-cell table:formula="of:=[.C1098]-[.C1097]" office:value-type="float" office:value="0">
            <text:p>0.000000</text:p>
          </table:table-cell>
          <table:table-cell table:formula="of:=[.A1098]-[.A1097]" office:value-type="float" office:value="0.000065999999833366">
            <text:p>0.00006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20324">
            <text:p>1061.420324</text:p>
          </table:table-cell>
          <table:table-cell office:value-type="float" office:value="5086665473955">
            <text:p>5086665473955</text:p>
          </table:table-cell>
          <table:table-cell table:formula="of:=([.B1099]-[.B$2])/10^9" office:value-type="float" office:value="0.204953205">
            <text:p>0.204953</text:p>
          </table:table-cell>
          <table:table-cell table:formula="of:=[.C1099]-[.C1098]" office:value-type="float" office:value="0.000074809000000009">
            <text:p>0.000075</text:p>
          </table:table-cell>
          <table:table-cell table:formula="of:=[.A1099]-[.A109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20325">
            <text:p>1061.420325</text:p>
          </table:table-cell>
          <table:table-cell office:value-type="float" office:value="5086665473955">
            <text:p>5086665473955</text:p>
          </table:table-cell>
          <table:table-cell table:formula="of:=([.B1100]-[.B$2])/10^9" office:value-type="float" office:value="0.204953205">
            <text:p>0.204953</text:p>
          </table:table-cell>
          <table:table-cell table:formula="of:=[.C1100]-[.C1099]" office:value-type="float" office:value="0">
            <text:p>0.000000</text:p>
          </table:table-cell>
          <table:table-cell table:formula="of:=[.A1100]-[.A1099]" office:value-type="float" office:value="0.00000100000011116208">
            <text:p>0.000001</text:p>
          </table:table-cell>
          <table:table-cell/>
          <table:table-cell office:value-type="string">
            <text:p>545753 / 1856260 &lt;= 2000000 / 5000000</text:p>
          </table:table-cell>
          <table:table-cell/>
        </table:table-row>
        <table:table-row table:style-name="ro1">
          <table:table-cell office:value-type="float" office:value="1061.420326">
            <text:p>1061.420326</text:p>
          </table:table-cell>
          <table:table-cell office:value-type="float" office:value="5086665473955">
            <text:p>5086665473955</text:p>
          </table:table-cell>
          <table:table-cell table:formula="of:=([.B1101]-[.B$2])/10^9" office:value-type="float" office:value="0.204953205">
            <text:p>0.204953</text:p>
          </table:table-cell>
          <table:table-cell table:formula="of:=[.C1101]-[.C1100]" office:value-type="float" office:value="0">
            <text:p>0.000000</text:p>
          </table:table-cell>
          <table:table-cell table:formula="of:=[.A1101]-[.A1100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420327">
            <text:p>1061.420327</text:p>
          </table:table-cell>
          <table:table-cell office:value-type="float" office:value="5086665473955">
            <text:p>5086665473955</text:p>
          </table:table-cell>
          <table:table-cell table:formula="of:=([.B1102]-[.B$2])/10^9" office:value-type="float" office:value="0.204953205">
            <text:p>0.204953</text:p>
          </table:table-cell>
          <table:table-cell table:formula="of:=[.C1102]-[.C1101]" office:value-type="float" office:value="0">
            <text:p>0.000000</text:p>
          </table:table-cell>
          <table:table-cell table:formula="of:=[.A1102]-[.A1101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420337">
            <text:p>1061.420337</text:p>
          </table:table-cell>
          <table:table-cell office:value-type="float" office:value="5086665486745">
            <text:p>5086665486745</text:p>
          </table:table-cell>
          <table:table-cell table:formula="of:=([.B1103]-[.B$2])/10^9" office:value-type="float" office:value="0.204965995">
            <text:p>0.204966</text:p>
          </table:table-cell>
          <table:table-cell table:formula="of:=[.C1103]-[.C1102]" office:value-type="float" office:value="0.0000127900000000125">
            <text:p>0.000013</text:p>
          </table:table-cell>
          <table:table-cell table:formula="of:=[.A1103]-[.A1102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20345">
            <text:p>1061.420345</text:p>
          </table:table-cell>
          <table:table-cell office:value-type="float" office:value="5086665486745">
            <text:p>5086665486745</text:p>
          </table:table-cell>
          <table:table-cell table:formula="of:=([.B1104]-[.B$2])/10^9" office:value-type="float" office:value="0.204965995">
            <text:p>0.204966</text:p>
          </table:table-cell>
          <table:table-cell table:formula="of:=[.C1104]-[.C1103]" office:value-type="float" office:value="0">
            <text:p>0.000000</text:p>
          </table:table-cell>
          <table:table-cell table:formula="of:=[.A1104]-[.A1103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20891">
            <text:p>1061.420891</text:p>
          </table:table-cell>
          <table:table-cell office:value-type="float" office:value="5086666040407">
            <text:p>5086666040407</text:p>
          </table:table-cell>
          <table:table-cell table:formula="of:=([.B1105]-[.B$2])/10^9" office:value-type="float" office:value="0.205519657">
            <text:p>0.205520</text:p>
          </table:table-cell>
          <table:table-cell table:formula="of:=[.C1105]-[.C1104]" office:value-type="float" office:value="0.000553661999999983">
            <text:p>0.000554</text:p>
          </table:table-cell>
          <table:table-cell table:formula="of:=[.A1105]-[.A1104]" office:value-type="float" office:value="0.000545999999985725">
            <text:p>0.00054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420892">
            <text:p>1061.420892</text:p>
          </table:table-cell>
          <table:table-cell office:value-type="float" office:value="5086666040407">
            <text:p>5086666040407</text:p>
          </table:table-cell>
          <table:table-cell table:formula="of:=([.B1106]-[.B$2])/10^9" office:value-type="float" office:value="0.205519657">
            <text:p>0.205520</text:p>
          </table:table-cell>
          <table:table-cell table:formula="of:=[.C1106]-[.C1105]" office:value-type="float" office:value="0">
            <text:p>0.000000</text:p>
          </table:table-cell>
          <table:table-cell table:formula="of:=[.A1106]-[.A1105]" office:value-type="float" office:value="0.00000100000011116208">
            <text:p>0.000001</text:p>
          </table:table-cell>
          <table:table-cell/>
          <table:table-cell office:value-type="string">
            <text:p>uses up its c_s; 5086666040407-5086665486745=553662</text:p>
          </table:table-cell>
          <table:table-cell/>
        </table:table-row>
        <table:table-row table:style-name="ro1">
          <table:table-cell office:value-type="float" office:value="1061.420905">
            <text:p>1061.420905</text:p>
          </table:table-cell>
          <table:table-cell office:value-type="float" office:value="5086666054369">
            <text:p>5086666054369</text:p>
          </table:table-cell>
          <table:table-cell table:formula="of:=([.B1107]-[.B$2])/10^9" office:value-type="float" office:value="0.205533619">
            <text:p>0.205534</text:p>
          </table:table-cell>
          <table:table-cell table:formula="of:=[.C1107]-[.C1106]" office:value-type="float" office:value="0.0000139620000000062">
            <text:p>0.000014</text:p>
          </table:table-cell>
          <table:table-cell table:formula="of:=[.A1107]-[.A1106]" office:value-type="float" office:value="0.0000129999998534913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20909">
            <text:p>1061.420909</text:p>
          </table:table-cell>
          <table:table-cell office:value-type="float" office:value="5086666054369">
            <text:p>5086666054369</text:p>
          </table:table-cell>
          <table:table-cell table:formula="of:=([.B1108]-[.B$2])/10^9" office:value-type="float" office:value="0.205533619">
            <text:p>0.205534</text:p>
          </table:table-cell>
          <table:table-cell table:formula="of:=[.C1108]-[.C1107]" office:value-type="float" office:value="0">
            <text:p>0.000000</text:p>
          </table:table-cell>
          <table:table-cell table:formula="of:=[.A1108]-[.A1107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22187">
            <text:p>1061.422187</text:p>
          </table:table-cell>
          <table:table-cell office:value-type="float" office:value="5086666054369">
            <text:p>5086666054369</text:p>
          </table:table-cell>
          <table:table-cell table:formula="of:=([.B1109]-[.B$2])/10^9" office:value-type="float" office:value="0.205533619">
            <text:p>0.205534</text:p>
          </table:table-cell>
          <table:table-cell table:formula="of:=[.C1109]-[.C1108]" office:value-type="float" office:value="0">
            <text:p>0.000000</text:p>
          </table:table-cell>
          <table:table-cell table:formula="of:=[.A1109]-[.A1108]" office:value-type="float" office:value="0.00127799999995659">
            <text:p>0.00127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422187">
            <text:p>1061.422187</text:p>
          </table:table-cell>
          <table:table-cell office:value-type="float" office:value="5086666054369">
            <text:p>5086666054369</text:p>
          </table:table-cell>
          <table:table-cell table:formula="of:=([.B1110]-[.B$2])/10^9" office:value-type="float" office:value="0.205533619">
            <text:p>0.205534</text:p>
          </table:table-cell>
          <table:table-cell table:formula="of:=[.C1110]-[.C1109]" office:value-type="float" office:value="0">
            <text:p>0.000000</text:p>
          </table:table-cell>
          <table:table-cell table:formula="of:=[.A1110]-[.A1109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22188">
            <text:p>1061.422188</text:p>
          </table:table-cell>
          <table:table-cell office:value-type="float" office:value="5086666054369">
            <text:p>5086666054369</text:p>
          </table:table-cell>
          <table:table-cell table:formula="of:=([.B1111]-[.B$2])/10^9" office:value-type="float" office:value="0.205533619">
            <text:p>0.205534</text:p>
          </table:table-cell>
          <table:table-cell table:formula="of:=[.C1111]-[.C1110]" office:value-type="float" office:value="0">
            <text:p>0.000000</text:p>
          </table:table-cell>
          <table:table-cell table:formula="of:=[.A1111]-[.A1110]" office:value-type="float" office:value="0.00000100000011116208">
            <text:p>0.000001</text:p>
          </table:table-cell>
          <table:table-cell/>
          <table:table-cell office:value-type="string">
            <text:p>postpones its deadline to 5086672330215; c_s is topped up to 1992091</text:p>
          </table:table-cell>
          <table:table-cell/>
        </table:table-row>
        <table:table-row table:style-name="ro1">
          <table:table-cell office:value-type="float" office:value="1061.422781">
            <text:p>1061.422781</text:p>
          </table:table-cell>
          <table:table-cell office:value-type="float" office:value="5086667929856">
            <text:p>5086667929856</text:p>
          </table:table-cell>
          <table:table-cell table:formula="of:=([.B1112]-[.B$2])/10^9" office:value-type="float" office:value="0.207409106">
            <text:p>0.207409</text:p>
          </table:table-cell>
          <table:table-cell table:formula="of:=[.C1112]-[.C1111]" office:value-type="float" office:value="0.00187548700000001">
            <text:p>0.001875</text:p>
          </table:table-cell>
          <table:table-cell table:formula="of:=[.A1112]-[.A1111]" office:value-type="float" office:value="0.000592999999980748">
            <text:p>0.000593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1061.422782">
            <text:p>1061.422782</text:p>
          </table:table-cell>
          <table:table-cell office:value-type="float" office:value="5086667929856">
            <text:p>5086667929856</text:p>
          </table:table-cell>
          <table:table-cell table:formula="of:=([.B1113]-[.B$2])/10^9" office:value-type="float" office:value="0.207409106">
            <text:p>0.207409</text:p>
          </table:table-cell>
          <table:table-cell table:formula="of:=[.C1113]-[.C1112]" office:value-type="float" office:value="0">
            <text:p>0.000000</text:p>
          </table:table-cell>
          <table:table-cell table:formula="of:=[.A1113]-[.A1112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5086667929856-5086666054369=1875487</text:p>
          </table:table-cell>
        </table:table-row>
        <table:table-row table:style-name="ro1">
          <table:table-cell office:value-type="float" office:value="1061.422784">
            <text:p>1061.422784</text:p>
          </table:table-cell>
          <table:table-cell office:value-type="float" office:value="5086667929856">
            <text:p>5086667929856</text:p>
          </table:table-cell>
          <table:table-cell table:formula="of:=([.B1114]-[.B$2])/10^9" office:value-type="float" office:value="0.207409106">
            <text:p>0.207409</text:p>
          </table:table-cell>
          <table:table-cell table:formula="of:=[.C1114]-[.C1113]" office:value-type="float" office:value="0">
            <text:p>0.000000</text:p>
          </table:table-cell>
          <table:table-cell table:formula="of:=[.A1114]-[.A111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422785">
            <text:p>1061.422785</text:p>
          </table:table-cell>
          <table:table-cell office:value-type="float" office:value="5086667929856">
            <text:p>5086667929856</text:p>
          </table:table-cell>
          <table:table-cell table:formula="of:=([.B1115]-[.B$2])/10^9" office:value-type="float" office:value="0.207409106">
            <text:p>0.207409</text:p>
          </table:table-cell>
          <table:table-cell table:formula="of:=[.C1115]-[.C1114]" office:value-type="float" office:value="0">
            <text:p>0.000000</text:p>
          </table:table-cell>
          <table:table-cell table:formula="of:=[.A1115]-[.A1114]" office:value-type="float" office:value="0.000000999999883788405">
            <text:p>0.000001</text:p>
          </table:table-cell>
          <table:table-cell table:number-columns-repeated="2"/>
          <table:table-cell office:value-type="string">
            <text:p>postpones its deadline to 5086674543141; c_s is topped up to 2607571</text:p>
          </table:table-cell>
        </table:table-row>
        <table:table-row table:style-name="ro1">
          <table:table-cell office:value-type="float" office:value="1061.422797">
            <text:p>1061.422797</text:p>
          </table:table-cell>
          <table:table-cell office:value-type="float" office:value="5086667946483">
            <text:p>5086667946483</text:p>
          </table:table-cell>
          <table:table-cell table:formula="of:=([.B1116]-[.B$2])/10^9" office:value-type="float" office:value="0.207425733">
            <text:p>0.207426</text:p>
          </table:table-cell>
          <table:table-cell table:formula="of:=[.C1116]-[.C1115]" office:value-type="float" office:value="0.0000166269999999913">
            <text:p>0.000017</text:p>
          </table:table-cell>
          <table:table-cell table:formula="of:=[.A1116]-[.A1115]" office:value-type="float" office:value="0.0000119999999697029">
            <text:p>0.00001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22802">
            <text:p>1061.422802</text:p>
          </table:table-cell>
          <table:table-cell office:value-type="float" office:value="5086667946483">
            <text:p>5086667946483</text:p>
          </table:table-cell>
          <table:table-cell table:formula="of:=([.B1117]-[.B$2])/10^9" office:value-type="float" office:value="0.207425733">
            <text:p>0.207426</text:p>
          </table:table-cell>
          <table:table-cell table:formula="of:=[.C1117]-[.C1116]" office:value-type="float" office:value="0">
            <text:p>0.000000</text:p>
          </table:table-cell>
          <table:table-cell table:formula="of:=[.A1117]-[.A1116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23318">
            <text:p>1061.423318</text:p>
          </table:table-cell>
          <table:table-cell office:value-type="float" office:value="5086668014140">
            <text:p>5086668014140</text:p>
          </table:table-cell>
          <table:table-cell table:formula="of:=([.B1118]-[.B$2])/10^9" office:value-type="float" office:value="0.20749339">
            <text:p>0.207493</text:p>
          </table:table-cell>
          <table:table-cell table:formula="of:=[.C1118]-[.C1117]" office:value-type="float" office:value="0.0000676569999999987">
            <text:p>0.000068</text:p>
          </table:table-cell>
          <table:table-cell table:formula="of:=[.A1118]-[.A1117]" office:value-type="float" office:value="0.000516000000061467">
            <text:p>0.00051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23321">
            <text:p>1061.423321</text:p>
          </table:table-cell>
          <table:table-cell office:value-type="float" office:value="5086668474780">
            <text:p>5086668474780</text:p>
          </table:table-cell>
          <table:table-cell table:formula="of:=([.B1119]-[.B$2])/10^9" office:value-type="float" office:value="0.20795403">
            <text:p>0.207954</text:p>
          </table:table-cell>
          <table:table-cell table:formula="of:=[.C1119]-[.C1118]" office:value-type="float" office:value="0.000460640000000012">
            <text:p>0.000461</text:p>
          </table:table-cell>
          <table:table-cell table:formula="of:=[.A1119]-[.A1118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23321">
            <text:p>1061.423321</text:p>
          </table:table-cell>
          <table:table-cell office:value-type="float" office:value="5086668474780">
            <text:p>5086668474780</text:p>
          </table:table-cell>
          <table:table-cell table:formula="of:=([.B1120]-[.B$2])/10^9" office:value-type="float" office:value="0.20795403">
            <text:p>0.207954</text:p>
          </table:table-cell>
          <table:table-cell table:formula="of:=[.C1120]-[.C1119]" office:value-type="float" office:value="0">
            <text:p>0.000000</text:p>
          </table:table-cell>
          <table:table-cell table:formula="of:=[.A1120]-[.A1119]" office:value-type="float" office:value="0">
            <text:p>0.000000</text:p>
          </table:table-cell>
          <table:table-cell office:value-type="string">
            <text:p>d_s is renewed (r + D) to 5086670474780; c_s is fully topped up</text:p>
          </table:table-cell>
          <table:table-cell table:number-columns-repeated="2"/>
        </table:table-row>
        <table:table-row table:style-name="ro1">
          <table:table-cell office:value-type="float" office:value="1061.423323">
            <text:p>1061.423323</text:p>
          </table:table-cell>
          <table:table-cell office:value-type="float" office:value="5086668474780">
            <text:p>5086668474780</text:p>
          </table:table-cell>
          <table:table-cell table:formula="of:=([.B1121]-[.B$2])/10^9" office:value-type="float" office:value="0.20795403">
            <text:p>0.207954</text:p>
          </table:table-cell>
          <table:table-cell table:formula="of:=[.C1121]-[.C1120]" office:value-type="float" office:value="0">
            <text:p>0.000000</text:p>
          </table:table-cell>
          <table:table-cell table:formula="of:=[.A1121]-[.A1120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423333">
            <text:p>1061.423333</text:p>
          </table:table-cell>
          <table:table-cell office:value-type="float" office:value="5086668487306">
            <text:p>5086668487306</text:p>
          </table:table-cell>
          <table:table-cell table:formula="of:=([.B1122]-[.B$2])/10^9" office:value-type="float" office:value="0.207966556">
            <text:p>0.207967</text:p>
          </table:table-cell>
          <table:table-cell table:formula="of:=[.C1122]-[.C1121]" office:value-type="float" office:value="0.0000125259999999849">
            <text:p>0.000013</text:p>
          </table:table-cell>
          <table:table-cell table:formula="of:=[.A1122]-[.A1121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2334">
            <text:p>1061.423340</text:p>
          </table:table-cell>
          <table:table-cell office:value-type="float" office:value="5086668487306">
            <text:p>5086668487306</text:p>
          </table:table-cell>
          <table:table-cell table:formula="of:=([.B1123]-[.B$2])/10^9" office:value-type="float" office:value="0.207966556">
            <text:p>0.207967</text:p>
          </table:table-cell>
          <table:table-cell table:formula="of:=[.C1123]-[.C1122]" office:value-type="float" office:value="0">
            <text:p>0.000000</text:p>
          </table:table-cell>
          <table:table-cell table:formula="of:=[.A1123]-[.A1122]" office:value-type="float" office:value="0.00000700000009601354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424259">
            <text:p>1061.424259</text:p>
          </table:table-cell>
          <table:table-cell office:value-type="float" office:value="5086669412719">
            <text:p>5086669412719</text:p>
          </table:table-cell>
          <table:table-cell table:formula="of:=([.B1124]-[.B$2])/10^9" office:value-type="float" office:value="0.208891969">
            <text:p>0.208892</text:p>
          </table:table-cell>
          <table:table-cell table:formula="of:=[.C1124]-[.C1123]" office:value-type="float" office:value="0.000925413000000014">
            <text:p>0.000925</text:p>
          </table:table-cell>
          <table:table-cell table:formula="of:=[.A1124]-[.A1123]" office:value-type="float" office:value="0.000918999999839798">
            <text:p>0.00091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2426">
            <text:p>1061.424260</text:p>
          </table:table-cell>
          <table:table-cell office:value-type="float" office:value="5086669412719">
            <text:p>5086669412719</text:p>
          </table:table-cell>
          <table:table-cell table:formula="of:=([.B1125]-[.B$2])/10^9" office:value-type="float" office:value="0.208891969">
            <text:p>0.208892</text:p>
          </table:table-cell>
          <table:table-cell table:formula="of:=[.C1125]-[.C1124]" office:value-type="float" office:value="0">
            <text:p>0.000000</text:p>
          </table:table-cell>
          <table:table-cell table:formula="of:=[.A1125]-[.A1124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24267">
            <text:p>1061.424267</text:p>
          </table:table-cell>
          <table:table-cell office:value-type="float" office:value="5086669412719">
            <text:p>5086669412719</text:p>
          </table:table-cell>
          <table:table-cell table:formula="of:=([.B1126]-[.B$2])/10^9" office:value-type="float" office:value="0.208891969">
            <text:p>0.208892</text:p>
          </table:table-cell>
          <table:table-cell table:formula="of:=[.C1126]-[.C1125]" office:value-type="float" office:value="0">
            <text:p>0.000000</text:p>
          </table:table-cell>
          <table:table-cell table:formula="of:=[.A1126]-[.A1125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425151">
            <text:p>1061.425151</text:p>
          </table:table-cell>
          <table:table-cell office:value-type="float" office:value="5086670305080">
            <text:p>5086670305080</text:p>
          </table:table-cell>
          <table:table-cell table:formula="of:=([.B1127]-[.B$2])/10^9" office:value-type="float" office:value="0.20978433">
            <text:p>0.209784</text:p>
          </table:table-cell>
          <table:table-cell table:formula="of:=[.C1127]-[.C1126]" office:value-type="float" office:value="0.00089236099999998">
            <text:p>0.000892</text:p>
          </table:table-cell>
          <table:table-cell table:formula="of:=[.A1127]-[.A1126]" office:value-type="float" office:value="0.000883999999814478">
            <text:p>0.00088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25152">
            <text:p>1061.425152</text:p>
          </table:table-cell>
          <table:table-cell office:value-type="float" office:value="5086670305080">
            <text:p>5086670305080</text:p>
          </table:table-cell>
          <table:table-cell table:formula="of:=([.B1128]-[.B$2])/10^9" office:value-type="float" office:value="0.20978433">
            <text:p>0.209784</text:p>
          </table:table-cell>
          <table:table-cell table:formula="of:=[.C1128]-[.C1127]" office:value-type="float" office:value="0">
            <text:p>0.000000</text:p>
          </table:table-cell>
          <table:table-cell table:formula="of:=[.A1128]-[.A1127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25157">
            <text:p>1061.425157</text:p>
          </table:table-cell>
          <table:table-cell office:value-type="float" office:value="5086670305080">
            <text:p>5086670305080</text:p>
          </table:table-cell>
          <table:table-cell table:formula="of:=([.B1129]-[.B$2])/10^9" office:value-type="float" office:value="0.20978433">
            <text:p>0.209784</text:p>
          </table:table-cell>
          <table:table-cell table:formula="of:=[.C1129]-[.C1128]" office:value-type="float" office:value="0">
            <text:p>0.000000</text:p>
          </table:table-cell>
          <table:table-cell table:formula="of:=[.A1129]-[.A1128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25185">
            <text:p>1061.425185</text:p>
          </table:table-cell>
          <table:table-cell office:value-type="float" office:value="5086670339032">
            <text:p>5086670339032</text:p>
          </table:table-cell>
          <table:table-cell table:formula="of:=([.B1130]-[.B$2])/10^9" office:value-type="float" office:value="0.209818282">
            <text:p>0.209818</text:p>
          </table:table-cell>
          <table:table-cell table:formula="of:=[.C1130]-[.C1129]" office:value-type="float" office:value="0.0000339520000000038">
            <text:p>0.000034</text:p>
          </table:table-cell>
          <table:table-cell table:formula="of:=[.A1130]-[.A1129]" office:value-type="float" office:value="0.0000280000001566805">
            <text:p>0.00002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425186">
            <text:p>1061.425186</text:p>
          </table:table-cell>
          <table:table-cell office:value-type="float" office:value="5086670339032">
            <text:p>5086670339032</text:p>
          </table:table-cell>
          <table:table-cell table:formula="of:=([.B1131]-[.B$2])/10^9" office:value-type="float" office:value="0.209818282">
            <text:p>0.209818</text:p>
          </table:table-cell>
          <table:table-cell table:formula="of:=[.C1131]-[.C1130]" office:value-type="float" office:value="0">
            <text:p>0.000000</text:p>
          </table:table-cell>
          <table:table-cell table:formula="of:=[.A1131]-[.A1130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25281">
            <text:p>1061.425281</text:p>
          </table:table-cell>
          <table:table-cell office:value-type="float" office:value="5086670339032">
            <text:p>5086670339032</text:p>
          </table:table-cell>
          <table:table-cell table:formula="of:=([.B1132]-[.B$2])/10^9" office:value-type="float" office:value="0.209818282">
            <text:p>0.209818</text:p>
          </table:table-cell>
          <table:table-cell table:formula="of:=[.C1132]-[.C1131]" office:value-type="float" office:value="0">
            <text:p>0.000000</text:p>
          </table:table-cell>
          <table:table-cell table:formula="of:=[.A1132]-[.A1131]" office:value-type="float" office:value="0.0000950000001012086">
            <text:p>0.00009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25284">
            <text:p>1061.425284</text:p>
          </table:table-cell>
          <table:table-cell office:value-type="float" office:value="5086670534952">
            <text:p>5086670534952</text:p>
          </table:table-cell>
          <table:table-cell table:formula="of:=([.B1133]-[.B$2])/10^9" office:value-type="float" office:value="0.210014202">
            <text:p>0.210014</text:p>
          </table:table-cell>
          <table:table-cell table:formula="of:=[.C1133]-[.C1132]" office:value-type="float" office:value="0.000195920000000016">
            <text:p>0.000196</text:p>
          </table:table-cell>
          <table:table-cell table:formula="of:=[.A1133]-[.A1132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25285">
            <text:p>1061.425285</text:p>
          </table:table-cell>
          <table:table-cell office:value-type="float" office:value="5086670534952">
            <text:p>5086670534952</text:p>
          </table:table-cell>
          <table:table-cell table:formula="of:=([.B1134]-[.B$2])/10^9" office:value-type="float" office:value="0.210014202">
            <text:p>0.210014</text:p>
          </table:table-cell>
          <table:table-cell table:formula="of:=[.C1134]-[.C1133]" office:value-type="float" office:value="0">
            <text:p>0.000000</text:p>
          </table:table-cell>
          <table:table-cell table:formula="of:=[.A1134]-[.A1133]" office:value-type="float" office:value="0.00000100000011116208">
            <text:p>0.000001</text:p>
          </table:table-cell>
          <table:table-cell/>
          <table:table-cell office:value-type="string">
            <text:p>558907 / 1795263 &lt;= 2000000 / 5000000</text:p>
          </table:table-cell>
          <table:table-cell/>
        </table:table-row>
        <table:table-row table:style-name="ro1">
          <table:table-cell office:value-type="float" office:value="1061.425286">
            <text:p>1061.425286</text:p>
          </table:table-cell>
          <table:table-cell office:value-type="float" office:value="5086670534952">
            <text:p>5086670534952</text:p>
          </table:table-cell>
          <table:table-cell table:formula="of:=([.B1135]-[.B$2])/10^9" office:value-type="float" office:value="0.210014202">
            <text:p>0.210014</text:p>
          </table:table-cell>
          <table:table-cell table:formula="of:=[.C1135]-[.C1134]" office:value-type="float" office:value="0">
            <text:p>0.000000</text:p>
          </table:table-cell>
          <table:table-cell table:formula="of:=[.A1135]-[.A1134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425289">
            <text:p>1061.425289</text:p>
          </table:table-cell>
          <table:table-cell office:value-type="float" office:value="5086670534952">
            <text:p>5086670534952</text:p>
          </table:table-cell>
          <table:table-cell table:formula="of:=([.B1136]-[.B$2])/10^9" office:value-type="float" office:value="0.210014202">
            <text:p>0.210014</text:p>
          </table:table-cell>
          <table:table-cell table:formula="of:=[.C1136]-[.C1135]" office:value-type="float" office:value="0">
            <text:p>0.000000</text:p>
          </table:table-cell>
          <table:table-cell table:formula="of:=[.A1136]-[.A1135]" office:value-type="float" office:value="0.00000300000010611257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425291">
            <text:p>1061.425291</text:p>
          </table:table-cell>
          <table:table-cell office:value-type="float" office:value="5086670542579">
            <text:p>5086670542579</text:p>
          </table:table-cell>
          <table:table-cell table:formula="of:=([.B1137]-[.B$2])/10^9" office:value-type="float" office:value="0.210021829">
            <text:p>0.210022</text:p>
          </table:table-cell>
          <table:table-cell table:formula="of:=[.C1137]-[.C1136]" office:value-type="float" office:value="0.00000762699999998229">
            <text:p>0.000008</text:p>
          </table:table-cell>
          <table:table-cell table:formula="of:=[.A1137]-[.A1136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425292">
            <text:p>1061.425292</text:p>
          </table:table-cell>
          <table:table-cell office:value-type="float" office:value="5086670542579">
            <text:p>5086670542579</text:p>
          </table:table-cell>
          <table:table-cell table:formula="of:=([.B1138]-[.B$2])/10^9" office:value-type="float" office:value="0.210021829">
            <text:p>0.210022</text:p>
          </table:table-cell>
          <table:table-cell table:formula="of:=[.C1138]-[.C1137]" office:value-type="float" office:value="0">
            <text:p>0.000000</text:p>
          </table:table-cell>
          <table:table-cell table:formula="of:=[.A1138]-[.A1137]" office:value-type="float" office:value="0.000000999999883788405">
            <text:p>0.000001</text:p>
          </table:table-cell>
          <table:table-cell table:number-columns-repeated="2"/>
          <table:table-cell office:value-type="string">
            <text:p>2556992 / 4000562 &gt; 3000000 / 7000000</text:p>
          </table:table-cell>
        </table:table-row>
        <table:table-row table:style-name="ro1">
          <table:table-cell office:value-type="float" office:value="1061.425293">
            <text:p>1061.425293</text:p>
          </table:table-cell>
          <table:table-cell office:value-type="float" office:value="5086670542579">
            <text:p>5086670542579</text:p>
          </table:table-cell>
          <table:table-cell table:formula="of:=([.B1139]-[.B$2])/10^9" office:value-type="float" office:value="0.210021829">
            <text:p>0.210022</text:p>
          </table:table-cell>
          <table:table-cell table:formula="of:=[.C1139]-[.C1138]" office:value-type="float" office:value="0">
            <text:p>0.000000</text:p>
          </table:table-cell>
          <table:table-cell table:formula="of:=[.A1139]-[.A1138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5086677542579; c_s is fully topped up</text:p>
          </table:table-cell>
        </table:table-row>
        <table:table-row table:style-name="ro1">
          <table:table-cell office:value-type="float" office:value="1061.425333">
            <text:p>1061.425333</text:p>
          </table:table-cell>
          <table:table-cell office:value-type="float" office:value="5086670542579">
            <text:p>5086670542579</text:p>
          </table:table-cell>
          <table:table-cell table:formula="of:=([.B1140]-[.B$2])/10^9" office:value-type="float" office:value="0.210021829">
            <text:p>0.210022</text:p>
          </table:table-cell>
          <table:table-cell table:formula="of:=[.C1140]-[.C1139]" office:value-type="float" office:value="0">
            <text:p>0.000000</text:p>
          </table:table-cell>
          <table:table-cell table:formula="of:=[.A1140]-[.A1139]" office:value-type="float" office:value="0.0000399999998990097">
            <text:p>0.000040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061.425893">
            <text:p>1061.425893</text:p>
          </table:table-cell>
          <table:table-cell office:value-type="float" office:value="5086671143049">
            <text:p>5086671143049</text:p>
          </table:table-cell>
          <table:table-cell table:formula="of:=([.B1141]-[.B$2])/10^9" office:value-type="float" office:value="0.210622299">
            <text:p>0.210622</text:p>
          </table:table-cell>
          <table:table-cell table:formula="of:=[.C1141]-[.C1140]" office:value-type="float" office:value="0.00060047000000002">
            <text:p>0.000600</text:p>
          </table:table-cell>
          <table:table-cell table:formula="of:=[.A1141]-[.A1140]" office:value-type="float" office:value="0.000560000000177752">
            <text:p>0.00056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425893">
            <text:p>1061.425893</text:p>
          </table:table-cell>
          <table:table-cell office:value-type="float" office:value="5086671143049">
            <text:p>5086671143049</text:p>
          </table:table-cell>
          <table:table-cell table:formula="of:=([.B1142]-[.B$2])/10^9" office:value-type="float" office:value="0.210622299">
            <text:p>0.210622</text:p>
          </table:table-cell>
          <table:table-cell table:formula="of:=[.C1142]-[.C1141]" office:value-type="float" office:value="0">
            <text:p>0.000000</text:p>
          </table:table-cell>
          <table:table-cell table:formula="of:=[.A1142]-[.A1141]" office:value-type="float" office:value="0">
            <text:p>0.000000</text:p>
          </table:table-cell>
          <table:table-cell/>
          <table:table-cell office:value-type="string">
            <text:p>uses up its c_s; 5086671143049-5086670542579=600470</text:p>
          </table:table-cell>
          <table:table-cell/>
        </table:table-row>
        <table:table-row table:style-name="ro1">
          <table:table-cell office:value-type="float" office:value="1061.425903">
            <text:p>1061.425903</text:p>
          </table:table-cell>
          <table:table-cell office:value-type="float" office:value="5086671154752">
            <text:p>5086671154752</text:p>
          </table:table-cell>
          <table:table-cell table:formula="of:=([.B1143]-[.B$2])/10^9" office:value-type="float" office:value="0.210634002">
            <text:p>0.210634</text:p>
          </table:table-cell>
          <table:table-cell table:formula="of:=[.C1143]-[.C1142]" office:value-type="float" office:value="0.000011702999999974">
            <text:p>0.000012</text:p>
          </table:table-cell>
          <table:table-cell table:formula="of:=[.A1143]-[.A1142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25908">
            <text:p>1061.425908</text:p>
          </table:table-cell>
          <table:table-cell office:value-type="float" office:value="5086671154752">
            <text:p>5086671154752</text:p>
          </table:table-cell>
          <table:table-cell table:formula="of:=([.B1144]-[.B$2])/10^9" office:value-type="float" office:value="0.210634002">
            <text:p>0.210634</text:p>
          </table:table-cell>
          <table:table-cell table:formula="of:=[.C1144]-[.C1143]" office:value-type="float" office:value="0">
            <text:p>0.000000</text:p>
          </table:table-cell>
          <table:table-cell table:formula="of:=[.A1144]-[.A1143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27086">
            <text:p>1061.427086</text:p>
          </table:table-cell>
          <table:table-cell office:value-type="float" office:value="5086672014050">
            <text:p>5086672014050</text:p>
          </table:table-cell>
          <table:table-cell table:formula="of:=([.B1145]-[.B$2])/10^9" office:value-type="float" office:value="0.2114933">
            <text:p>0.211493</text:p>
          </table:table-cell>
          <table:table-cell table:formula="of:=[.C1145]-[.C1144]" office:value-type="float" office:value="0.000859298000000008">
            <text:p>0.000859</text:p>
          </table:table-cell>
          <table:table-cell table:formula="of:=[.A1145]-[.A1144]" office:value-type="float" office:value="0.00117799999998169">
            <text:p>0.00117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427087">
            <text:p>1061.427087</text:p>
          </table:table-cell>
          <table:table-cell office:value-type="float" office:value="5086672014050">
            <text:p>5086672014050</text:p>
          </table:table-cell>
          <table:table-cell table:formula="of:=([.B1146]-[.B$2])/10^9" office:value-type="float" office:value="0.2114933">
            <text:p>0.211493</text:p>
          </table:table-cell>
          <table:table-cell table:formula="of:=[.C1146]-[.C1145]" office:value-type="float" office:value="0">
            <text:p>0.000000</text:p>
          </table:table-cell>
          <table:table-cell table:formula="of:=[.A1146]-[.A1145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27088">
            <text:p>1061.427088</text:p>
          </table:table-cell>
          <table:table-cell office:value-type="float" office:value="5086672014050">
            <text:p>5086672014050</text:p>
          </table:table-cell>
          <table:table-cell table:formula="of:=([.B1147]-[.B$2])/10^9" office:value-type="float" office:value="0.2114933">
            <text:p>0.211493</text:p>
          </table:table-cell>
          <table:table-cell table:formula="of:=[.C1147]-[.C1146]" office:value-type="float" office:value="0">
            <text:p>0.000000</text:p>
          </table:table-cell>
          <table:table-cell table:formula="of:=[.A1147]-[.A1146]" office:value-type="float" office:value="0.000000999999883788405">
            <text:p>0.000001</text:p>
          </table:table-cell>
          <table:table-cell/>
          <table:table-cell office:value-type="string">
            <text:p>postpones its deadline to 5086677330215; c_s is topped up to 1958437</text:p>
          </table:table-cell>
          <table:table-cell/>
        </table:table-row>
        <table:table-row table:style-name="ro1">
          <table:table-cell office:value-type="float" office:value="1061.427089">
            <text:p>1061.427089</text:p>
          </table:table-cell>
          <table:table-cell office:value-type="float" office:value="5086672014050">
            <text:p>5086672014050</text:p>
          </table:table-cell>
          <table:table-cell table:formula="of:=([.B1148]-[.B$2])/10^9" office:value-type="float" office:value="0.2114933">
            <text:p>0.211493</text:p>
          </table:table-cell>
          <table:table-cell table:formula="of:=[.C1148]-[.C1147]" office:value-type="float" office:value="0">
            <text:p>0.000000</text:p>
          </table:table-cell>
          <table:table-cell table:formula="of:=[.A1148]-[.A1147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427096">
            <text:p>1061.427096</text:p>
          </table:table-cell>
          <table:table-cell office:value-type="float" office:value="5086672348912">
            <text:p>5086672348912</text:p>
          </table:table-cell>
          <table:table-cell table:formula="of:=([.B1149]-[.B$2])/10^9" office:value-type="float" office:value="0.211828162">
            <text:p>0.211828</text:p>
          </table:table-cell>
          <table:table-cell table:formula="of:=[.C1149]-[.C1148]" office:value-type="float" office:value="0.000334861999999991">
            <text:p>0.000335</text:p>
          </table:table-cell>
          <table:table-cell table:formula="of:=[.A1149]-[.A1148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27101">
            <text:p>1061.427101</text:p>
          </table:table-cell>
          <table:table-cell office:value-type="float" office:value="5086672348912">
            <text:p>5086672348912</text:p>
          </table:table-cell>
          <table:table-cell table:formula="of:=([.B1150]-[.B$2])/10^9" office:value-type="float" office:value="0.211828162">
            <text:p>0.211828</text:p>
          </table:table-cell>
          <table:table-cell table:formula="of:=[.C1150]-[.C1149]" office:value-type="float" office:value="0">
            <text:p>0.000000</text:p>
          </table:table-cell>
          <table:table-cell table:formula="of:=[.A1150]-[.A1149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27221">
            <text:p>1061.427221</text:p>
          </table:table-cell>
          <table:table-cell office:value-type="float" office:value="5086672348912">
            <text:p>5086672348912</text:p>
          </table:table-cell>
          <table:table-cell table:formula="of:=([.B1151]-[.B$2])/10^9" office:value-type="float" office:value="0.211828162">
            <text:p>0.211828</text:p>
          </table:table-cell>
          <table:table-cell table:formula="of:=[.C1151]-[.C1150]" office:value-type="float" office:value="0">
            <text:p>0.000000</text:p>
          </table:table-cell>
          <table:table-cell table:formula="of:=[.A1151]-[.A1150]" office:value-type="float" office:value="0.000119999999924403">
            <text:p>0.00012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27223">
            <text:p>1061.427223</text:p>
          </table:table-cell>
          <table:table-cell office:value-type="float" office:value="5086672476077">
            <text:p>5086672476077</text:p>
          </table:table-cell>
          <table:table-cell table:formula="of:=([.B1152]-[.B$2])/10^9" office:value-type="float" office:value="0.211955327">
            <text:p>0.211955</text:p>
          </table:table-cell>
          <table:table-cell table:formula="of:=[.C1152]-[.C1151]" office:value-type="float" office:value="0.000127165000000012">
            <text:p>0.000127</text:p>
          </table:table-cell>
          <table:table-cell table:formula="of:=[.A1152]-[.A115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27224">
            <text:p>1061.427224</text:p>
          </table:table-cell>
          <table:table-cell office:value-type="float" office:value="5086672476077">
            <text:p>5086672476077</text:p>
          </table:table-cell>
          <table:table-cell table:formula="of:=([.B1153]-[.B$2])/10^9" office:value-type="float" office:value="0.211955327">
            <text:p>0.211955</text:p>
          </table:table-cell>
          <table:table-cell table:formula="of:=[.C1153]-[.C1152]" office:value-type="float" office:value="0">
            <text:p>0.000000</text:p>
          </table:table-cell>
          <table:table-cell table:formula="of:=[.A1153]-[.A1152]" office:value-type="float" office:value="0.00000100000011116208">
            <text:p>0.000001</text:p>
          </table:table-cell>
          <table:table-cell office:value-type="string">
            <text:p>d_s is renewed (r + D) to 5086674476077; c_s is fully topped up</text:p>
          </table:table-cell>
          <table:table-cell table:number-columns-repeated="2"/>
        </table:table-row>
        <table:table-row table:style-name="ro1">
          <table:table-cell office:value-type="float" office:value="1061.427226">
            <text:p>1061.427226</text:p>
          </table:table-cell>
          <table:table-cell office:value-type="float" office:value="5086672476077">
            <text:p>5086672476077</text:p>
          </table:table-cell>
          <table:table-cell table:formula="of:=([.B1154]-[.B$2])/10^9" office:value-type="float" office:value="0.211955327">
            <text:p>0.211955</text:p>
          </table:table-cell>
          <table:table-cell table:formula="of:=[.C1154]-[.C1153]" office:value-type="float" office:value="0">
            <text:p>0.000000</text:p>
          </table:table-cell>
          <table:table-cell table:formula="of:=[.A1154]-[.A1153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427235">
            <text:p>1061.427235</text:p>
          </table:table-cell>
          <table:table-cell office:value-type="float" office:value="5086672488363">
            <text:p>5086672488363</text:p>
          </table:table-cell>
          <table:table-cell table:formula="of:=([.B1155]-[.B$2])/10^9" office:value-type="float" office:value="0.211967613">
            <text:p>0.211968</text:p>
          </table:table-cell>
          <table:table-cell table:formula="of:=[.C1155]-[.C1154]" office:value-type="float" office:value="0.0000122860000000002">
            <text:p>0.000012</text:p>
          </table:table-cell>
          <table:table-cell table:formula="of:=[.A1155]-[.A1154]" office:value-type="float" office:value="0.00000900000009096402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27243">
            <text:p>1061.427243</text:p>
          </table:table-cell>
          <table:table-cell office:value-type="float" office:value="5086672488363">
            <text:p>5086672488363</text:p>
          </table:table-cell>
          <table:table-cell table:formula="of:=([.B1156]-[.B$2])/10^9" office:value-type="float" office:value="0.211967613">
            <text:p>0.211968</text:p>
          </table:table-cell>
          <table:table-cell table:formula="of:=[.C1156]-[.C1155]" office:value-type="float" office:value="0">
            <text:p>0.000000</text:p>
          </table:table-cell>
          <table:table-cell table:formula="of:=[.A1156]-[.A1155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428162">
            <text:p>1061.428162</text:p>
          </table:table-cell>
          <table:table-cell office:value-type="float" office:value="5086673414803">
            <text:p>5086673414803</text:p>
          </table:table-cell>
          <table:table-cell table:formula="of:=([.B1157]-[.B$2])/10^9" office:value-type="float" office:value="0.212894053">
            <text:p>0.212894</text:p>
          </table:table-cell>
          <table:table-cell table:formula="of:=[.C1157]-[.C1156]" office:value-type="float" office:value="0.000926440000000001">
            <text:p>0.000926</text:p>
          </table:table-cell>
          <table:table-cell table:formula="of:=[.A1157]-[.A1156]" office:value-type="float" office:value="0.000918999999839798">
            <text:p>0.00091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28163">
            <text:p>1061.428163</text:p>
          </table:table-cell>
          <table:table-cell office:value-type="float" office:value="5086673414803">
            <text:p>5086673414803</text:p>
          </table:table-cell>
          <table:table-cell table:formula="of:=([.B1158]-[.B$2])/10^9" office:value-type="float" office:value="0.212894053">
            <text:p>0.212894</text:p>
          </table:table-cell>
          <table:table-cell table:formula="of:=[.C1158]-[.C1157]" office:value-type="float" office:value="0">
            <text:p>0.000000</text:p>
          </table:table-cell>
          <table:table-cell table:formula="of:=[.A1158]-[.A1157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28171">
            <text:p>1061.428171</text:p>
          </table:table-cell>
          <table:table-cell office:value-type="float" office:value="5086673414803">
            <text:p>5086673414803</text:p>
          </table:table-cell>
          <table:table-cell table:formula="of:=([.B1159]-[.B$2])/10^9" office:value-type="float" office:value="0.212894053">
            <text:p>0.212894</text:p>
          </table:table-cell>
          <table:table-cell table:formula="of:=[.C1159]-[.C1158]" office:value-type="float" office:value="0">
            <text:p>0.000000</text:p>
          </table:table-cell>
          <table:table-cell table:formula="of:=[.A1159]-[.A1158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429418">
            <text:p>1061.429418</text:p>
          </table:table-cell>
          <table:table-cell office:value-type="float" office:value="5086674671397">
            <text:p>5086674671397</text:p>
          </table:table-cell>
          <table:table-cell table:formula="of:=([.B1160]-[.B$2])/10^9" office:value-type="float" office:value="0.214150647">
            <text:p>0.214151</text:p>
          </table:table-cell>
          <table:table-cell table:formula="of:=[.C1160]-[.C1159]" office:value-type="float" office:value="0.001256594">
            <text:p>0.001257</text:p>
          </table:table-cell>
          <table:table-cell table:formula="of:=[.A1160]-[.A1159]" office:value-type="float" office:value="0.00124699999992117">
            <text:p>0.00124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2942">
            <text:p>1061.429420</text:p>
          </table:table-cell>
          <table:table-cell office:value-type="float" office:value="5086674671397">
            <text:p>5086674671397</text:p>
          </table:table-cell>
          <table:table-cell table:formula="of:=([.B1161]-[.B$2])/10^9" office:value-type="float" office:value="0.214150647">
            <text:p>0.214151</text:p>
          </table:table-cell>
          <table:table-cell table:formula="of:=[.C1161]-[.C1160]" office:value-type="float" office:value="0">
            <text:p>0.000000</text:p>
          </table:table-cell>
          <table:table-cell table:formula="of:=[.A1161]-[.A116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29424">
            <text:p>1061.429424</text:p>
          </table:table-cell>
          <table:table-cell office:value-type="float" office:value="5086674671397">
            <text:p>5086674671397</text:p>
          </table:table-cell>
          <table:table-cell table:formula="of:=([.B1162]-[.B$2])/10^9" office:value-type="float" office:value="0.214150647">
            <text:p>0.214151</text:p>
          </table:table-cell>
          <table:table-cell table:formula="of:=[.C1162]-[.C1161]" office:value-type="float" office:value="0">
            <text:p>0.000000</text:p>
          </table:table-cell>
          <table:table-cell table:formula="of:=[.A1162]-[.A1161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30216">
            <text:p>1061.430216</text:p>
          </table:table-cell>
          <table:table-cell office:value-type="float" office:value="5086674671397">
            <text:p>5086674671397</text:p>
          </table:table-cell>
          <table:table-cell table:formula="of:=([.B1163]-[.B$2])/10^9" office:value-type="float" office:value="0.214150647">
            <text:p>0.214151</text:p>
          </table:table-cell>
          <table:table-cell table:formula="of:=[.C1163]-[.C1162]" office:value-type="float" office:value="0">
            <text:p>0.000000</text:p>
          </table:table-cell>
          <table:table-cell table:formula="of:=[.A1163]-[.A1162]" office:value-type="float" office:value="0.000792000000046755">
            <text:p>0.00079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30219">
            <text:p>1061.430219</text:p>
          </table:table-cell>
          <table:table-cell office:value-type="float" office:value="5086675471637">
            <text:p>5086675471637</text:p>
          </table:table-cell>
          <table:table-cell table:formula="of:=([.B1164]-[.B$2])/10^9" office:value-type="float" office:value="0.214950887">
            <text:p>0.214951</text:p>
          </table:table-cell>
          <table:table-cell table:formula="of:=[.C1164]-[.C1163]" office:value-type="float" office:value="0.000800240000000008">
            <text:p>0.000800</text:p>
          </table:table-cell>
          <table:table-cell table:formula="of:=[.A1164]-[.A1163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3022">
            <text:p>1061.430220</text:p>
          </table:table-cell>
          <table:table-cell office:value-type="float" office:value="5086675471637">
            <text:p>5086675471637</text:p>
          </table:table-cell>
          <table:table-cell table:formula="of:=([.B1165]-[.B$2])/10^9" office:value-type="float" office:value="0.214950887">
            <text:p>0.214951</text:p>
          </table:table-cell>
          <table:table-cell table:formula="of:=[.C1165]-[.C1164]" office:value-type="float" office:value="0">
            <text:p>0.000000</text:p>
          </table:table-cell>
          <table:table-cell table:formula="of:=[.A1165]-[.A1164]" office:value-type="float" office:value="0.000000999999883788405">
            <text:p>0.000001</text:p>
          </table:table-cell>
          <table:table-cell/>
          <table:table-cell office:value-type="string">
            <text:p>562392 / 1858578 &lt;= 2000000 / 5000000</text:p>
          </table:table-cell>
          <table:table-cell/>
        </table:table-row>
        <table:table-row table:style-name="ro1">
          <table:table-cell office:value-type="float" office:value="1061.43022">
            <text:p>1061.430220</text:p>
          </table:table-cell>
          <table:table-cell office:value-type="float" office:value="5086675471637">
            <text:p>5086675471637</text:p>
          </table:table-cell>
          <table:table-cell table:formula="of:=([.B1166]-[.B$2])/10^9" office:value-type="float" office:value="0.214950887">
            <text:p>0.214951</text:p>
          </table:table-cell>
          <table:table-cell table:formula="of:=[.C1166]-[.C1165]" office:value-type="float" office:value="0">
            <text:p>0.000000</text:p>
          </table:table-cell>
          <table:table-cell table:formula="of:=[.A1166]-[.A1165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430222">
            <text:p>1061.430222</text:p>
          </table:table-cell>
          <table:table-cell office:value-type="float" office:value="5086675471637">
            <text:p>5086675471637</text:p>
          </table:table-cell>
          <table:table-cell table:formula="of:=([.B1167]-[.B$2])/10^9" office:value-type="float" office:value="0.214950887">
            <text:p>0.214951</text:p>
          </table:table-cell>
          <table:table-cell table:formula="of:=[.C1167]-[.C1166]" office:value-type="float" office:value="0">
            <text:p>0.000000</text:p>
          </table:table-cell>
          <table:table-cell table:formula="of:=[.A1167]-[.A1166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430229">
            <text:p>1061.430229</text:p>
          </table:table-cell>
          <table:table-cell office:value-type="float" office:value="5086675481689">
            <text:p>5086675481689</text:p>
          </table:table-cell>
          <table:table-cell table:formula="of:=([.B1168]-[.B$2])/10^9" office:value-type="float" office:value="0.214960939">
            <text:p>0.214961</text:p>
          </table:table-cell>
          <table:table-cell table:formula="of:=[.C1168]-[.C1167]" office:value-type="float" office:value="0.0000100519999999826">
            <text:p>0.000010</text:p>
          </table:table-cell>
          <table:table-cell table:formula="of:=[.A1168]-[.A1167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30234">
            <text:p>1061.430234</text:p>
          </table:table-cell>
          <table:table-cell office:value-type="float" office:value="5086675481689">
            <text:p>5086675481689</text:p>
          </table:table-cell>
          <table:table-cell table:formula="of:=([.B1169]-[.B$2])/10^9" office:value-type="float" office:value="0.214960939">
            <text:p>0.214961</text:p>
          </table:table-cell>
          <table:table-cell table:formula="of:=[.C1169]-[.C1168]" office:value-type="float" office:value="0">
            <text:p>0.000000</text:p>
          </table:table-cell>
          <table:table-cell table:formula="of:=[.A1169]-[.A1168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308">
            <text:p>1061.430800</text:p>
          </table:table-cell>
          <table:table-cell office:value-type="float" office:value="5086676056825">
            <text:p>5086676056825</text:p>
          </table:table-cell>
          <table:table-cell table:formula="of:=([.B1170]-[.B$2])/10^9" office:value-type="float" office:value="0.215536075">
            <text:p>0.215536</text:p>
          </table:table-cell>
          <table:table-cell table:formula="of:=[.C1170]-[.C1169]" office:value-type="float" office:value="0.000575136000000004">
            <text:p>0.000575</text:p>
          </table:table-cell>
          <table:table-cell table:formula="of:=[.A1170]-[.A1169]" office:value-type="float" office:value="0.000566000000162603">
            <text:p>0.00056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430801">
            <text:p>1061.430801</text:p>
          </table:table-cell>
          <table:table-cell office:value-type="float" office:value="5086676056825">
            <text:p>5086676056825</text:p>
          </table:table-cell>
          <table:table-cell table:formula="of:=([.B1171]-[.B$2])/10^9" office:value-type="float" office:value="0.215536075">
            <text:p>0.215536</text:p>
          </table:table-cell>
          <table:table-cell table:formula="of:=[.C1171]-[.C1170]" office:value-type="float" office:value="0">
            <text:p>0.000000</text:p>
          </table:table-cell>
          <table:table-cell table:formula="of:=[.A1171]-[.A1170]" office:value-type="float" office:value="0.000000999999883788405">
            <text:p>0.000001</text:p>
          </table:table-cell>
          <table:table-cell/>
          <table:table-cell office:value-type="string">
            <text:p>uses up its c_s; 5086676056825-5086676014365=42460</text:p>
          </table:table-cell>
          <table:table-cell/>
        </table:table-row>
        <table:table-row table:style-name="ro1">
          <table:table-cell office:value-type="float" office:value="1061.430811">
            <text:p>1061.430811</text:p>
          </table:table-cell>
          <table:table-cell office:value-type="float" office:value="5086676068073">
            <text:p>5086676068073</text:p>
          </table:table-cell>
          <table:table-cell table:formula="of:=([.B1172]-[.B$2])/10^9" office:value-type="float" office:value="0.215547323">
            <text:p>0.215547</text:p>
          </table:table-cell>
          <table:table-cell table:formula="of:=[.C1172]-[.C1171]" office:value-type="float" office:value="0.0000112480000000192">
            <text:p>0.000011</text:p>
          </table:table-cell>
          <table:table-cell table:formula="of:=[.A1172]-[.A1171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30815">
            <text:p>1061.430815</text:p>
          </table:table-cell>
          <table:table-cell office:value-type="float" office:value="5086676068073">
            <text:p>5086676068073</text:p>
          </table:table-cell>
          <table:table-cell table:formula="of:=([.B1173]-[.B$2])/10^9" office:value-type="float" office:value="0.215547323">
            <text:p>0.215547</text:p>
          </table:table-cell>
          <table:table-cell table:formula="of:=[.C1173]-[.C1172]" office:value-type="float" office:value="0">
            <text:p>0.000000</text:p>
          </table:table-cell>
          <table:table-cell table:formula="of:=[.A1173]-[.A1172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31215">
            <text:p>1061.431215</text:p>
          </table:table-cell>
          <table:table-cell office:value-type="float" office:value="5086676068073">
            <text:p>5086676068073</text:p>
          </table:table-cell>
          <table:table-cell table:formula="of:=([.B1174]-[.B$2])/10^9" office:value-type="float" office:value="0.215547323">
            <text:p>0.215547</text:p>
          </table:table-cell>
          <table:table-cell table:formula="of:=[.C1174]-[.C1173]" office:value-type="float" office:value="0">
            <text:p>0.000000</text:p>
          </table:table-cell>
          <table:table-cell table:formula="of:=[.A1174]-[.A1173]" office:value-type="float" office:value="0.000400000000126965">
            <text:p>0.00040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31218">
            <text:p>1061.431218</text:p>
          </table:table-cell>
          <table:table-cell office:value-type="float" office:value="5086676475030">
            <text:p>5086676475030</text:p>
          </table:table-cell>
          <table:table-cell table:formula="of:=([.B1175]-[.B$2])/10^9" office:value-type="float" office:value="0.21595428">
            <text:p>0.215954</text:p>
          </table:table-cell>
          <table:table-cell table:formula="of:=[.C1175]-[.C1174]" office:value-type="float" office:value="0.000406956999999986">
            <text:p>0.000407</text:p>
          </table:table-cell>
          <table:table-cell table:formula="of:=[.A1175]-[.A1174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31218">
            <text:p>1061.431218</text:p>
          </table:table-cell>
          <table:table-cell office:value-type="float" office:value="5086676475030">
            <text:p>5086676475030</text:p>
          </table:table-cell>
          <table:table-cell table:formula="of:=([.B1176]-[.B$2])/10^9" office:value-type="float" office:value="0.21595428">
            <text:p>0.215954</text:p>
          </table:table-cell>
          <table:table-cell table:formula="of:=[.C1176]-[.C1175]" office:value-type="float" office:value="0">
            <text:p>0.000000</text:p>
          </table:table-cell>
          <table:table-cell table:formula="of:=[.A1176]-[.A1175]" office:value-type="float" office:value="0">
            <text:p>0.000000</text:p>
          </table:table-cell>
          <table:table-cell office:value-type="string">
            <text:p>d_s is renewed (r + D) to 5086678475030; c_s is fully topped up</text:p>
          </table:table-cell>
          <table:table-cell table:number-columns-repeated="2"/>
        </table:table-row>
        <table:table-row table:style-name="ro1">
          <table:table-cell office:value-type="float" office:value="1061.431804">
            <text:p>1061.431804</text:p>
          </table:table-cell>
          <table:table-cell office:value-type="float" office:value="5086677061815">
            <text:p>5086677061815</text:p>
          </table:table-cell>
          <table:table-cell table:formula="of:=([.B1177]-[.B$2])/10^9" office:value-type="float" office:value="0.216541065">
            <text:p>0.216541</text:p>
          </table:table-cell>
          <table:table-cell table:formula="of:=[.C1177]-[.C1176]" office:value-type="float" office:value="0.000586785000000006">
            <text:p>0.000587</text:p>
          </table:table-cell>
          <table:table-cell table:formula="of:=[.A1177]-[.A1176]" office:value-type="float" office:value="0.000586000000112108">
            <text:p>0.00058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431806">
            <text:p>1061.431806</text:p>
          </table:table-cell>
          <table:table-cell office:value-type="float" office:value="5086677061815">
            <text:p>5086677061815</text:p>
          </table:table-cell>
          <table:table-cell table:formula="of:=([.B1178]-[.B$2])/10^9" office:value-type="float" office:value="0.216541065">
            <text:p>0.216541</text:p>
          </table:table-cell>
          <table:table-cell table:formula="of:=[.C1178]-[.C1177]" office:value-type="float" office:value="0">
            <text:p>0.000000</text:p>
          </table:table-cell>
          <table:table-cell table:formula="of:=[.A1178]-[.A1177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3181">
            <text:p>1061.431810</text:p>
          </table:table-cell>
          <table:table-cell office:value-type="float" office:value="5086677061815">
            <text:p>5086677061815</text:p>
          </table:table-cell>
          <table:table-cell table:formula="of:=([.B1179]-[.B$2])/10^9" office:value-type="float" office:value="0.216541065">
            <text:p>0.216541</text:p>
          </table:table-cell>
          <table:table-cell table:formula="of:=[.C1179]-[.C1178]" office:value-type="float" office:value="0">
            <text:p>0.000000</text:p>
          </table:table-cell>
          <table:table-cell table:formula="of:=[.A1179]-[.A1178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43208">
            <text:p>1061.432080</text:p>
          </table:table-cell>
          <table:table-cell office:value-type="float" office:value="5086677061815">
            <text:p>5086677061815</text:p>
          </table:table-cell>
          <table:table-cell table:formula="of:=([.B1180]-[.B$2])/10^9" office:value-type="float" office:value="0.216541065">
            <text:p>0.216541</text:p>
          </table:table-cell>
          <table:table-cell table:formula="of:=[.C1180]-[.C1179]" office:value-type="float" office:value="0">
            <text:p>0.000000</text:p>
          </table:table-cell>
          <table:table-cell table:formula="of:=[.A1180]-[.A1179]" office:value-type="float" office:value="0.000270000000000437">
            <text:p>0.00027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432081">
            <text:p>1061.432081</text:p>
          </table:table-cell>
          <table:table-cell office:value-type="float" office:value="5086677061815">
            <text:p>5086677061815</text:p>
          </table:table-cell>
          <table:table-cell table:formula="of:=([.B1181]-[.B$2])/10^9" office:value-type="float" office:value="0.216541065">
            <text:p>0.216541</text:p>
          </table:table-cell>
          <table:table-cell table:formula="of:=[.C1181]-[.C1180]" office:value-type="float" office:value="0">
            <text:p>0.000000</text:p>
          </table:table-cell>
          <table:table-cell table:formula="of:=[.A1181]-[.A1180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32082">
            <text:p>1061.432082</text:p>
          </table:table-cell>
          <table:table-cell office:value-type="float" office:value="5086677061815">
            <text:p>5086677061815</text:p>
          </table:table-cell>
          <table:table-cell table:formula="of:=([.B1182]-[.B$2])/10^9" office:value-type="float" office:value="0.216541065">
            <text:p>0.216541</text:p>
          </table:table-cell>
          <table:table-cell table:formula="of:=[.C1182]-[.C1181]" office:value-type="float" office:value="0">
            <text:p>0.000000</text:p>
          </table:table-cell>
          <table:table-cell table:formula="of:=[.A1182]-[.A1181]" office:value-type="float" office:value="0.00000100000011116208">
            <text:p>0.000001</text:p>
          </table:table-cell>
          <table:table-cell/>
          <table:table-cell office:value-type="string">
            <text:p>postpones its deadline to 5086682330215; c_s is topped up to 1987256</text:p>
          </table:table-cell>
          <table:table-cell/>
        </table:table-row>
        <table:table-row table:style-name="ro1">
          <table:table-cell office:value-type="float" office:value="1061.432738">
            <text:p>1061.432738</text:p>
          </table:table-cell>
          <table:table-cell office:value-type="float" office:value="5086677994931">
            <text:p>5086677994931</text:p>
          </table:table-cell>
          <table:table-cell table:formula="of:=([.B1183]-[.B$2])/10^9" office:value-type="float" office:value="0.217474181">
            <text:p>0.217474</text:p>
          </table:table-cell>
          <table:table-cell table:formula="of:=[.C1183]-[.C1182]" office:value-type="float" office:value="0.000933115999999984">
            <text:p>0.000933</text:p>
          </table:table-cell>
          <table:table-cell table:formula="of:=[.A1183]-[.A1182]" office:value-type="float" office:value="0.000655999999935375">
            <text:p>0.00065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32739">
            <text:p>1061.432739</text:p>
          </table:table-cell>
          <table:table-cell office:value-type="float" office:value="5086677994931">
            <text:p>5086677994931</text:p>
          </table:table-cell>
          <table:table-cell table:formula="of:=([.B1184]-[.B$2])/10^9" office:value-type="float" office:value="0.217474181">
            <text:p>0.217474</text:p>
          </table:table-cell>
          <table:table-cell table:formula="of:=[.C1184]-[.C1183]" office:value-type="float" office:value="0">
            <text:p>0.000000</text:p>
          </table:table-cell>
          <table:table-cell table:formula="of:=[.A1184]-[.A1183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32746">
            <text:p>1061.432746</text:p>
          </table:table-cell>
          <table:table-cell office:value-type="float" office:value="5086677994931">
            <text:p>5086677994931</text:p>
          </table:table-cell>
          <table:table-cell table:formula="of:=([.B1185]-[.B$2])/10^9" office:value-type="float" office:value="0.217474181">
            <text:p>0.217474</text:p>
          </table:table-cell>
          <table:table-cell table:formula="of:=[.C1185]-[.C1184]" office:value-type="float" office:value="0">
            <text:p>0.000000</text:p>
          </table:table-cell>
          <table:table-cell table:formula="of:=[.A1185]-[.A1184]" office:value-type="float" office:value="0.00000699999986863986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43412">
            <text:p>1061.434120</text:p>
          </table:table-cell>
          <table:table-cell office:value-type="float" office:value="5086679377129">
            <text:p>5086679377129</text:p>
          </table:table-cell>
          <table:table-cell table:formula="of:=([.B1186]-[.B$2])/10^9" office:value-type="float" office:value="0.218856379">
            <text:p>0.218856</text:p>
          </table:table-cell>
          <table:table-cell table:formula="of:=[.C1186]-[.C1185]" office:value-type="float" office:value="0.001382198">
            <text:p>0.001382</text:p>
          </table:table-cell>
          <table:table-cell table:formula="of:=[.A1186]-[.A1185]" office:value-type="float" office:value="0.00137399999994159">
            <text:p>0.00137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34121">
            <text:p>1061.434121</text:p>
          </table:table-cell>
          <table:table-cell office:value-type="float" office:value="5086679377129">
            <text:p>5086679377129</text:p>
          </table:table-cell>
          <table:table-cell table:formula="of:=([.B1187]-[.B$2])/10^9" office:value-type="float" office:value="0.218856379">
            <text:p>0.218856</text:p>
          </table:table-cell>
          <table:table-cell table:formula="of:=[.C1187]-[.C1186]" office:value-type="float" office:value="0">
            <text:p>0.000000</text:p>
          </table:table-cell>
          <table:table-cell table:formula="of:=[.A1187]-[.A1186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34505">
            <text:p>1061.434505</text:p>
          </table:table-cell>
          <table:table-cell office:value-type="float" office:value="5086680322708">
            <text:p>5086680322708</text:p>
          </table:table-cell>
          <table:table-cell table:formula="of:=([.B1188]-[.B$2])/10^9" office:value-type="float" office:value="0.219801958">
            <text:p>0.219802</text:p>
          </table:table-cell>
          <table:table-cell table:formula="of:=[.C1188]-[.C1187]" office:value-type="float" office:value="0.000945579000000002">
            <text:p>0.000946</text:p>
          </table:table-cell>
          <table:table-cell table:formula="of:=[.A1188]-[.A1187]" office:value-type="float" office:value="0.000383999999939988">
            <text:p>0.00038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434508">
            <text:p>1061.434508</text:p>
          </table:table-cell>
          <table:table-cell office:value-type="float" office:value="5086680477486">
            <text:p>5086680477486</text:p>
          </table:table-cell>
          <table:table-cell table:formula="of:=([.B1189]-[.B$2])/10^9" office:value-type="float" office:value="0.219956736">
            <text:p>0.219957</text:p>
          </table:table-cell>
          <table:table-cell table:formula="of:=[.C1189]-[.C1188]" office:value-type="float" office:value="0.000154778000000022">
            <text:p>0.000155</text:p>
          </table:table-cell>
          <table:table-cell table:formula="of:=[.A1189]-[.A1188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434508">
            <text:p>1061.434508</text:p>
          </table:table-cell>
          <table:table-cell office:value-type="float" office:value="5086680477486">
            <text:p>5086680477486</text:p>
          </table:table-cell>
          <table:table-cell table:formula="of:=([.B1190]-[.B$2])/10^9" office:value-type="float" office:value="0.219956736">
            <text:p>0.219957</text:p>
          </table:table-cell>
          <table:table-cell table:formula="of:=[.C1190]-[.C1189]" office:value-type="float" office:value="0">
            <text:p>0.000000</text:p>
          </table:table-cell>
          <table:table-cell table:formula="of:=[.A1190]-[.A1189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5086687477486; c_s is fully topped up</text:p>
          </table:table-cell>
        </table:table-row>
        <table:table-row table:style-name="ro1">
          <table:table-cell office:value-type="float" office:value="1061.434512">
            <text:p>1061.434512</text:p>
          </table:table-cell>
          <table:table-cell office:value-type="float" office:value="5086680477486">
            <text:p>5086680477486</text:p>
          </table:table-cell>
          <table:table-cell table:formula="of:=([.B1191]-[.B$2])/10^9" office:value-type="float" office:value="0.219956736">
            <text:p>0.219957</text:p>
          </table:table-cell>
          <table:table-cell table:formula="of:=[.C1191]-[.C1190]" office:value-type="float" office:value="0">
            <text:p>0.000000</text:p>
          </table:table-cell>
          <table:table-cell table:formula="of:=[.A1191]-[.A1190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34515">
            <text:p>1061.434515</text:p>
          </table:table-cell>
          <table:table-cell office:value-type="float" office:value="5086680484583">
            <text:p>5086680484583</text:p>
          </table:table-cell>
          <table:table-cell table:formula="of:=([.B1192]-[.B$2])/10^9" office:value-type="float" office:value="0.219963833">
            <text:p>0.219964</text:p>
          </table:table-cell>
          <table:table-cell table:formula="of:=[.C1192]-[.C1191]" office:value-type="float" office:value="0.0000070969999999837">
            <text:p>0.000007</text:p>
          </table:table-cell>
          <table:table-cell table:formula="of:=[.A1192]-[.A1191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34515">
            <text:p>1061.434515</text:p>
          </table:table-cell>
          <table:table-cell office:value-type="float" office:value="5086680484583">
            <text:p>5086680484583</text:p>
          </table:table-cell>
          <table:table-cell table:formula="of:=([.B1193]-[.B$2])/10^9" office:value-type="float" office:value="0.219963833">
            <text:p>0.219964</text:p>
          </table:table-cell>
          <table:table-cell table:formula="of:=[.C1193]-[.C1192]" office:value-type="float" office:value="0">
            <text:p>0.000000</text:p>
          </table:table-cell>
          <table:table-cell table:formula="of:=[.A1193]-[.A1192]" office:value-type="float" office:value="0">
            <text:p>0.000000</text:p>
          </table:table-cell>
          <table:table-cell office:value-type="string">
            <text:p>d_s is renewed (r + D) to 5086682484583; c_s is fully topped up</text:p>
          </table:table-cell>
          <table:table-cell table:number-columns-repeated="2"/>
        </table:table-row>
        <table:table-row table:style-name="ro1">
          <table:table-cell office:value-type="float" office:value="1061.434519">
            <text:p>1061.434519</text:p>
          </table:table-cell>
          <table:table-cell office:value-type="float" office:value="5086680484583">
            <text:p>5086680484583</text:p>
          </table:table-cell>
          <table:table-cell table:formula="of:=([.B1194]-[.B$2])/10^9" office:value-type="float" office:value="0.219963833">
            <text:p>0.219964</text:p>
          </table:table-cell>
          <table:table-cell table:formula="of:=[.C1194]-[.C1193]" office:value-type="float" office:value="0">
            <text:p>0.000000</text:p>
          </table:table-cell>
          <table:table-cell table:formula="of:=[.A1194]-[.A1193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34521">
            <text:p>1061.434521</text:p>
          </table:table-cell>
          <table:table-cell office:value-type="float" office:value="5086680491303">
            <text:p>5086680491303</text:p>
          </table:table-cell>
          <table:table-cell table:formula="of:=([.B1195]-[.B$2])/10^9" office:value-type="float" office:value="0.219970553">
            <text:p>0.219971</text:p>
          </table:table-cell>
          <table:table-cell table:formula="of:=[.C1195]-[.C1194]" office:value-type="float" office:value="0.0000067200000000156">
            <text:p>0.000007</text:p>
          </table:table-cell>
          <table:table-cell table:formula="of:=[.A1195]-[.A119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34522">
            <text:p>1061.434522</text:p>
          </table:table-cell>
          <table:table-cell office:value-type="float" office:value="5086680491303">
            <text:p>5086680491303</text:p>
          </table:table-cell>
          <table:table-cell table:formula="of:=([.B1196]-[.B$2])/10^9" office:value-type="float" office:value="0.219970553">
            <text:p>0.219971</text:p>
          </table:table-cell>
          <table:table-cell table:formula="of:=[.C1196]-[.C1195]" office:value-type="float" office:value="0">
            <text:p>0.000000</text:p>
          </table:table-cell>
          <table:table-cell table:formula="of:=[.A1196]-[.A1195]" office:value-type="float" office:value="0.00000100000011116208">
            <text:p>0.000001</text:p>
          </table:table-cell>
          <table:table-cell/>
          <table:table-cell office:value-type="string">
            <text:p>605058 / 1838912 &lt;= 2000000 / 5000000</text:p>
          </table:table-cell>
          <table:table-cell/>
        </table:table-row>
        <table:table-row table:style-name="ro1">
          <table:table-cell office:value-type="float" office:value="1061.434523">
            <text:p>1061.434523</text:p>
          </table:table-cell>
          <table:table-cell office:value-type="float" office:value="5086680491303">
            <text:p>5086680491303</text:p>
          </table:table-cell>
          <table:table-cell table:formula="of:=([.B1197]-[.B$2])/10^9" office:value-type="float" office:value="0.219970553">
            <text:p>0.219971</text:p>
          </table:table-cell>
          <table:table-cell table:formula="of:=[.C1197]-[.C1196]" office:value-type="float" office:value="0">
            <text:p>0.000000</text:p>
          </table:table-cell>
          <table:table-cell table:formula="of:=[.A1197]-[.A1196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434537">
            <text:p>1061.434537</text:p>
          </table:table-cell>
          <table:table-cell office:value-type="float" office:value="5086680499620">
            <text:p>5086680499620</text:p>
          </table:table-cell>
          <table:table-cell table:formula="of:=([.B1198]-[.B$2])/10^9" office:value-type="float" office:value="0.21997887">
            <text:p>0.219979</text:p>
          </table:table-cell>
          <table:table-cell table:formula="of:=[.C1198]-[.C1197]" office:value-type="float" office:value="0.00000831699999997992">
            <text:p>0.000008</text:p>
          </table:table-cell>
          <table:table-cell table:formula="of:=[.A1198]-[.A1197]" office:value-type="float" office:value="0.0000140000001920271">
            <text:p>0.000014</text:p>
          </table:table-cell>
          <table:table-cell/>
          <table:table-cell office:value-type="string">
            <text:p>is pick_next_task_dl-ed by gnome-terminal (2016)</text:p>
          </table:table-cell>
          <table:table-cell/>
        </table:table-row>
        <table:table-row table:style-name="ro1">
          <table:table-cell office:value-type="float" office:value="1061.435143">
            <text:p>1061.435143</text:p>
          </table:table-cell>
          <table:table-cell office:value-type="float" office:value="5086681112052">
            <text:p>5086681112052</text:p>
          </table:table-cell>
          <table:table-cell table:formula="of:=([.B1199]-[.B$2])/10^9" office:value-type="float" office:value="0.220591302">
            <text:p>0.220591</text:p>
          </table:table-cell>
          <table:table-cell table:formula="of:=[.C1199]-[.C1198]" office:value-type="float" office:value="0.000612431999999996">
            <text:p>0.000612</text:p>
          </table:table-cell>
          <table:table-cell table:formula="of:=[.A1199]-[.A1198]" office:value-type="float" office:value="0.000605999999834239">
            <text:p>0.00060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435144">
            <text:p>1061.435144</text:p>
          </table:table-cell>
          <table:table-cell office:value-type="float" office:value="5086681112052">
            <text:p>5086681112052</text:p>
          </table:table-cell>
          <table:table-cell table:formula="of:=([.B1200]-[.B$2])/10^9" office:value-type="float" office:value="0.220591302">
            <text:p>0.220591</text:p>
          </table:table-cell>
          <table:table-cell table:formula="of:=[.C1200]-[.C1199]" office:value-type="float" office:value="0">
            <text:p>0.000000</text:p>
          </table:table-cell>
          <table:table-cell table:formula="of:=[.A1200]-[.A1199]" office:value-type="float" office:value="0.00000100000011116208">
            <text:p>0.000001</text:p>
          </table:table-cell>
          <table:table-cell/>
          <table:table-cell office:value-type="string">
            <text:p>uses up its c_s; 5086681112052-5086680499620=612432</text:p>
          </table:table-cell>
          <table:table-cell/>
        </table:table-row>
        <table:table-row table:style-name="ro1">
          <table:table-cell office:value-type="float" office:value="1061.435156">
            <text:p>1061.435156</text:p>
          </table:table-cell>
          <table:table-cell office:value-type="float" office:value="5086681125917">
            <text:p>5086681125917</text:p>
          </table:table-cell>
          <table:table-cell table:formula="of:=([.B1201]-[.B$2])/10^9" office:value-type="float" office:value="0.220605167">
            <text:p>0.220605</text:p>
          </table:table-cell>
          <table:table-cell table:formula="of:=[.C1201]-[.C1200]" office:value-type="float" office:value="0.0000138650000000018">
            <text:p>0.000014</text:p>
          </table:table-cell>
          <table:table-cell table:formula="of:=[.A1201]-[.A1200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35163">
            <text:p>1061.435163</text:p>
          </table:table-cell>
          <table:table-cell office:value-type="float" office:value="5086681125917">
            <text:p>5086681125917</text:p>
          </table:table-cell>
          <table:table-cell table:formula="of:=([.B1202]-[.B$2])/10^9" office:value-type="float" office:value="0.220605167">
            <text:p>0.220605</text:p>
          </table:table-cell>
          <table:table-cell table:formula="of:=[.C1202]-[.C1201]" office:value-type="float" office:value="0">
            <text:p>0.000000</text:p>
          </table:table-cell>
          <table:table-cell table:formula="of:=[.A1202]-[.A1201]" office:value-type="float" office:value="0.00000700000009601354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436073">
            <text:p>1061.436073</text:p>
          </table:table-cell>
          <table:table-cell office:value-type="float" office:value="5086682042851">
            <text:p>5086682042851</text:p>
          </table:table-cell>
          <table:table-cell table:formula="of:=([.B1203]-[.B$2])/10^9" office:value-type="float" office:value="0.221522101">
            <text:p>0.221522</text:p>
          </table:table-cell>
          <table:table-cell table:formula="of:=[.C1203]-[.C1202]" office:value-type="float" office:value="0.000916934000000008">
            <text:p>0.000917</text:p>
          </table:table-cell>
          <table:table-cell table:formula="of:=[.A1203]-[.A1202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36074">
            <text:p>1061.436074</text:p>
          </table:table-cell>
          <table:table-cell office:value-type="float" office:value="5086682042851">
            <text:p>5086682042851</text:p>
          </table:table-cell>
          <table:table-cell table:formula="of:=([.B1204]-[.B$2])/10^9" office:value-type="float" office:value="0.221522101">
            <text:p>0.221522</text:p>
          </table:table-cell>
          <table:table-cell table:formula="of:=[.C1204]-[.C1203]" office:value-type="float" office:value="0">
            <text:p>0.000000</text:p>
          </table:table-cell>
          <table:table-cell table:formula="of:=[.A1204]-[.A1203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36079">
            <text:p>1061.436079</text:p>
          </table:table-cell>
          <table:table-cell office:value-type="float" office:value="5086682042851">
            <text:p>5086682042851</text:p>
          </table:table-cell>
          <table:table-cell table:formula="of:=([.B1205]-[.B$2])/10^9" office:value-type="float" office:value="0.221522101">
            <text:p>0.221522</text:p>
          </table:table-cell>
          <table:table-cell table:formula="of:=[.C1205]-[.C1204]" office:value-type="float" office:value="0">
            <text:p>0.000000</text:p>
          </table:table-cell>
          <table:table-cell table:formula="of:=[.A1205]-[.A1204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436367">
            <text:p>1061.436367</text:p>
          </table:table-cell>
          <table:table-cell office:value-type="float" office:value="5086682042851">
            <text:p>5086682042851</text:p>
          </table:table-cell>
          <table:table-cell table:formula="of:=([.B1206]-[.B$2])/10^9" office:value-type="float" office:value="0.221522101">
            <text:p>0.221522</text:p>
          </table:table-cell>
          <table:table-cell table:formula="of:=[.C1206]-[.C1205]" office:value-type="float" office:value="0">
            <text:p>0.000000</text:p>
          </table:table-cell>
          <table:table-cell table:formula="of:=[.A1206]-[.A1205]" office:value-type="float" office:value="0.000287999999954991">
            <text:p>0.00028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436368">
            <text:p>1061.436368</text:p>
          </table:table-cell>
          <table:table-cell office:value-type="float" office:value="5086682042851">
            <text:p>5086682042851</text:p>
          </table:table-cell>
          <table:table-cell table:formula="of:=([.B1207]-[.B$2])/10^9" office:value-type="float" office:value="0.221522101">
            <text:p>0.221522</text:p>
          </table:table-cell>
          <table:table-cell table:formula="of:=[.C1207]-[.C1206]" office:value-type="float" office:value="0">
            <text:p>0.000000</text:p>
          </table:table-cell>
          <table:table-cell table:formula="of:=[.A1207]-[.A1206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36369">
            <text:p>1061.436369</text:p>
          </table:table-cell>
          <table:table-cell office:value-type="float" office:value="5086682042851">
            <text:p>5086682042851</text:p>
          </table:table-cell>
          <table:table-cell table:formula="of:=([.B1208]-[.B$2])/10^9" office:value-type="float" office:value="0.221522101">
            <text:p>0.221522</text:p>
          </table:table-cell>
          <table:table-cell table:formula="of:=[.C1208]-[.C1207]" office:value-type="float" office:value="0">
            <text:p>0.000000</text:p>
          </table:table-cell>
          <table:table-cell table:formula="of:=[.A1208]-[.A1207]" office:value-type="float" office:value="0.00000100000011116208">
            <text:p>0.000001</text:p>
          </table:table-cell>
          <table:table-cell/>
          <table:table-cell office:value-type="string">
            <text:p>postpones its deadline to 5086687330215; c_s is topped up to 1992626</text:p>
          </table:table-cell>
          <table:table-cell/>
        </table:table-row>
        <table:table-row table:style-name="ro1">
          <table:table-cell office:value-type="float" office:value="1061.43637">
            <text:p>1061.436370</text:p>
          </table:table-cell>
          <table:table-cell office:value-type="float" office:value="5086682042851">
            <text:p>5086682042851</text:p>
          </table:table-cell>
          <table:table-cell table:formula="of:=([.B1209]-[.B$2])/10^9" office:value-type="float" office:value="0.221522101">
            <text:p>0.221522</text:p>
          </table:table-cell>
          <table:table-cell table:formula="of:=[.C1209]-[.C1208]" office:value-type="float" office:value="0">
            <text:p>0.000000</text:p>
          </table:table-cell>
          <table:table-cell table:formula="of:=[.A1209]-[.A1208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436377">
            <text:p>1061.436377</text:p>
          </table:table-cell>
          <table:table-cell office:value-type="float" office:value="5086682347562">
            <text:p>5086682347562</text:p>
          </table:table-cell>
          <table:table-cell table:formula="of:=([.B1210]-[.B$2])/10^9" office:value-type="float" office:value="0.221826812">
            <text:p>0.221827</text:p>
          </table:table-cell>
          <table:table-cell table:formula="of:=[.C1210]-[.C1209]" office:value-type="float" office:value="0.000304711000000013">
            <text:p>0.000305</text:p>
          </table:table-cell>
          <table:table-cell table:formula="of:=[.A1210]-[.A1209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36382">
            <text:p>1061.436382</text:p>
          </table:table-cell>
          <table:table-cell office:value-type="float" office:value="5086682347562">
            <text:p>5086682347562</text:p>
          </table:table-cell>
          <table:table-cell table:formula="of:=([.B1211]-[.B$2])/10^9" office:value-type="float" office:value="0.221826812">
            <text:p>0.221827</text:p>
          </table:table-cell>
          <table:table-cell table:formula="of:=[.C1211]-[.C1210]" office:value-type="float" office:value="0">
            <text:p>0.000000</text:p>
          </table:table-cell>
          <table:table-cell table:formula="of:=[.A1211]-[.A1210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37707">
            <text:p>1061.437707</text:p>
          </table:table-cell>
          <table:table-cell office:value-type="float" office:value="5086683677145">
            <text:p>5086683677145</text:p>
          </table:table-cell>
          <table:table-cell table:formula="of:=([.B1212]-[.B$2])/10^9" office:value-type="float" office:value="0.223156395">
            <text:p>0.223156</text:p>
          </table:table-cell>
          <table:table-cell table:formula="of:=[.C1212]-[.C1211]" office:value-type="float" office:value="0.001329583">
            <text:p>0.001330</text:p>
          </table:table-cell>
          <table:table-cell table:formula="of:=[.A1212]-[.A1211]" office:value-type="float" office:value="0.00132499999995161">
            <text:p>0.00132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37708">
            <text:p>1061.437708</text:p>
          </table:table-cell>
          <table:table-cell office:value-type="float" office:value="5086683677145">
            <text:p>5086683677145</text:p>
          </table:table-cell>
          <table:table-cell table:formula="of:=([.B1213]-[.B$2])/10^9" office:value-type="float" office:value="0.223156395">
            <text:p>0.223156</text:p>
          </table:table-cell>
          <table:table-cell table:formula="of:=[.C1213]-[.C1212]" office:value-type="float" office:value="0">
            <text:p>0.000000</text:p>
          </table:table-cell>
          <table:table-cell table:formula="of:=[.A1213]-[.A1212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37713">
            <text:p>1061.437713</text:p>
          </table:table-cell>
          <table:table-cell office:value-type="float" office:value="5086683677145">
            <text:p>5086683677145</text:p>
          </table:table-cell>
          <table:table-cell table:formula="of:=([.B1214]-[.B$2])/10^9" office:value-type="float" office:value="0.223156395">
            <text:p>0.223156</text:p>
          </table:table-cell>
          <table:table-cell table:formula="of:=[.C1214]-[.C1213]" office:value-type="float" office:value="0">
            <text:p>0.000000</text:p>
          </table:table-cell>
          <table:table-cell table:formula="of:=[.A1214]-[.A1213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38499">
            <text:p>1061.438499</text:p>
          </table:table-cell>
          <table:table-cell office:value-type="float" office:value="5086684014780">
            <text:p>5086684014780</text:p>
          </table:table-cell>
          <table:table-cell table:formula="of:=([.B1215]-[.B$2])/10^9" office:value-type="float" office:value="0.22349403">
            <text:p>0.223494</text:p>
          </table:table-cell>
          <table:table-cell table:formula="of:=[.C1215]-[.C1214]" office:value-type="float" office:value="0.000337635000000003">
            <text:p>0.000338</text:p>
          </table:table-cell>
          <table:table-cell table:formula="of:=[.A1215]-[.A1214]" office:value-type="float" office:value="0.000786000000061904">
            <text:p>0.00078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38501">
            <text:p>1061.438501</text:p>
          </table:table-cell>
          <table:table-cell office:value-type="float" office:value="5086684474874">
            <text:p>5086684474874</text:p>
          </table:table-cell>
          <table:table-cell table:formula="of:=([.B1216]-[.B$2])/10^9" office:value-type="float" office:value="0.223954124">
            <text:p>0.223954</text:p>
          </table:table-cell>
          <table:table-cell table:formula="of:=[.C1216]-[.C1215]" office:value-type="float" office:value="0.000460093999999994">
            <text:p>0.000460</text:p>
          </table:table-cell>
          <table:table-cell table:formula="of:=[.A1216]-[.A121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38501">
            <text:p>1061.438501</text:p>
          </table:table-cell>
          <table:table-cell office:value-type="float" office:value="5086684474874">
            <text:p>5086684474874</text:p>
          </table:table-cell>
          <table:table-cell table:formula="of:=([.B1217]-[.B$2])/10^9" office:value-type="float" office:value="0.223954124">
            <text:p>0.223954</text:p>
          </table:table-cell>
          <table:table-cell table:formula="of:=[.C1217]-[.C1216]" office:value-type="float" office:value="0">
            <text:p>0.000000</text:p>
          </table:table-cell>
          <table:table-cell table:formula="of:=[.A1217]-[.A1216]" office:value-type="float" office:value="0">
            <text:p>0.000000</text:p>
          </table:table-cell>
          <table:table-cell office:value-type="string">
            <text:p>d_s is renewed (r + D) to 5086686474874; c_s is fully topped up</text:p>
          </table:table-cell>
          <table:table-cell table:number-columns-repeated="2"/>
        </table:table-row>
        <table:table-row table:style-name="ro1">
          <table:table-cell office:value-type="float" office:value="1061.438503">
            <text:p>1061.438503</text:p>
          </table:table-cell>
          <table:table-cell office:value-type="float" office:value="5086684474874">
            <text:p>5086684474874</text:p>
          </table:table-cell>
          <table:table-cell table:formula="of:=([.B1218]-[.B$2])/10^9" office:value-type="float" office:value="0.223954124">
            <text:p>0.223954</text:p>
          </table:table-cell>
          <table:table-cell table:formula="of:=[.C1218]-[.C1217]" office:value-type="float" office:value="0">
            <text:p>0.000000</text:p>
          </table:table-cell>
          <table:table-cell table:formula="of:=[.A1218]-[.A1217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43851">
            <text:p>1061.438510</text:p>
          </table:table-cell>
          <table:table-cell office:value-type="float" office:value="5086684483989">
            <text:p>5086684483989</text:p>
          </table:table-cell>
          <table:table-cell table:formula="of:=([.B1219]-[.B$2])/10^9" office:value-type="float" office:value="0.223963239">
            <text:p>0.223963</text:p>
          </table:table-cell>
          <table:table-cell table:formula="of:=[.C1219]-[.C1218]" office:value-type="float" office:value="0.00000911500000000398">
            <text:p>0.000009</text:p>
          </table:table-cell>
          <table:table-cell table:formula="of:=[.A1219]-[.A1218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38515">
            <text:p>1061.438515</text:p>
          </table:table-cell>
          <table:table-cell office:value-type="float" office:value="5086684483989">
            <text:p>5086684483989</text:p>
          </table:table-cell>
          <table:table-cell table:formula="of:=([.B1220]-[.B$2])/10^9" office:value-type="float" office:value="0.223963239">
            <text:p>0.223963</text:p>
          </table:table-cell>
          <table:table-cell table:formula="of:=[.C1220]-[.C1219]" office:value-type="float" office:value="0">
            <text:p>0.000000</text:p>
          </table:table-cell>
          <table:table-cell table:formula="of:=[.A1220]-[.A1219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43942">
            <text:p>1061.439420</text:p>
          </table:table-cell>
          <table:table-cell office:value-type="float" office:value="5086685394041">
            <text:p>5086685394041</text:p>
          </table:table-cell>
          <table:table-cell table:formula="of:=([.B1221]-[.B$2])/10^9" office:value-type="float" office:value="0.224873291">
            <text:p>0.224873</text:p>
          </table:table-cell>
          <table:table-cell table:formula="of:=[.C1221]-[.C1220]" office:value-type="float" office:value="0.000910051999999994">
            <text:p>0.000910</text:p>
          </table:table-cell>
          <table:table-cell table:formula="of:=[.A1221]-[.A1220]" office:value-type="float" office:value="0.000904999999875145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39421">
            <text:p>1061.439421</text:p>
          </table:table-cell>
          <table:table-cell office:value-type="float" office:value="5086685394041">
            <text:p>5086685394041</text:p>
          </table:table-cell>
          <table:table-cell table:formula="of:=([.B1222]-[.B$2])/10^9" office:value-type="float" office:value="0.224873291">
            <text:p>0.224873</text:p>
          </table:table-cell>
          <table:table-cell table:formula="of:=[.C1222]-[.C1221]" office:value-type="float" office:value="0">
            <text:p>0.000000</text:p>
          </table:table-cell>
          <table:table-cell table:formula="of:=[.A1222]-[.A1221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39426">
            <text:p>1061.439426</text:p>
          </table:table-cell>
          <table:table-cell office:value-type="float" office:value="5086685394041">
            <text:p>5086685394041</text:p>
          </table:table-cell>
          <table:table-cell table:formula="of:=([.B1223]-[.B$2])/10^9" office:value-type="float" office:value="0.224873291">
            <text:p>0.224873</text:p>
          </table:table-cell>
          <table:table-cell table:formula="of:=[.C1223]-[.C1222]" office:value-type="float" office:value="0">
            <text:p>0.000000</text:p>
          </table:table-cell>
          <table:table-cell table:formula="of:=[.A1223]-[.A1222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439497">
            <text:p>1061.439497</text:p>
          </table:table-cell>
          <table:table-cell office:value-type="float" office:value="5086685394041">
            <text:p>5086685394041</text:p>
          </table:table-cell>
          <table:table-cell table:formula="of:=([.B1224]-[.B$2])/10^9" office:value-type="float" office:value="0.224873291">
            <text:p>0.224873</text:p>
          </table:table-cell>
          <table:table-cell table:formula="of:=[.C1224]-[.C1223]" office:value-type="float" office:value="0">
            <text:p>0.000000</text:p>
          </table:table-cell>
          <table:table-cell table:formula="of:=[.A1224]-[.A1223]" office:value-type="float" office:value="0.0000710000001618027">
            <text:p>0.00007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395">
            <text:p>1061.439500</text:p>
          </table:table-cell>
          <table:table-cell office:value-type="float" office:value="5086685474020">
            <text:p>5086685474020</text:p>
          </table:table-cell>
          <table:table-cell table:formula="of:=([.B1225]-[.B$2])/10^9" office:value-type="float" office:value="0.22495327">
            <text:p>0.224953</text:p>
          </table:table-cell>
          <table:table-cell table:formula="of:=[.C1225]-[.C1224]" office:value-type="float" office:value="0.0000799790000000078">
            <text:p>0.000080</text:p>
          </table:table-cell>
          <table:table-cell table:formula="of:=[.A1225]-[.A1224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39501">
            <text:p>1061.439501</text:p>
          </table:table-cell>
          <table:table-cell office:value-type="float" office:value="5086685474020">
            <text:p>5086685474020</text:p>
          </table:table-cell>
          <table:table-cell table:formula="of:=([.B1226]-[.B$2])/10^9" office:value-type="float" office:value="0.22495327">
            <text:p>0.224953</text:p>
          </table:table-cell>
          <table:table-cell table:formula="of:=[.C1226]-[.C1225]" office:value-type="float" office:value="0">
            <text:p>0.000000</text:p>
          </table:table-cell>
          <table:table-cell table:formula="of:=[.A1226]-[.A1225]" office:value-type="float" office:value="0.00000100000011116208">
            <text:p>0.000001</text:p>
          </table:table-cell>
          <table:table-cell/>
          <table:table-cell office:value-type="string">
            <text:p>663043 / 1856195 &lt;= 2000000 / 5000000</text:p>
          </table:table-cell>
          <table:table-cell/>
        </table:table-row>
        <table:table-row table:style-name="ro1">
          <table:table-cell office:value-type="float" office:value="1061.439501">
            <text:p>1061.439501</text:p>
          </table:table-cell>
          <table:table-cell office:value-type="float" office:value="5086685474020">
            <text:p>5086685474020</text:p>
          </table:table-cell>
          <table:table-cell table:formula="of:=([.B1227]-[.B$2])/10^9" office:value-type="float" office:value="0.22495327">
            <text:p>0.224953</text:p>
          </table:table-cell>
          <table:table-cell table:formula="of:=[.C1227]-[.C1226]" office:value-type="float" office:value="0">
            <text:p>0.000000</text:p>
          </table:table-cell>
          <table:table-cell table:formula="of:=[.A1227]-[.A1226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439503">
            <text:p>1061.439503</text:p>
          </table:table-cell>
          <table:table-cell office:value-type="float" office:value="5086685474020">
            <text:p>5086685474020</text:p>
          </table:table-cell>
          <table:table-cell table:formula="of:=([.B1228]-[.B$2])/10^9" office:value-type="float" office:value="0.22495327">
            <text:p>0.224953</text:p>
          </table:table-cell>
          <table:table-cell table:formula="of:=[.C1228]-[.C1227]" office:value-type="float" office:value="0">
            <text:p>0.000000</text:p>
          </table:table-cell>
          <table:table-cell table:formula="of:=[.A1228]-[.A1227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439513">
            <text:p>1061.439513</text:p>
          </table:table-cell>
          <table:table-cell office:value-type="float" office:value="5086685486799">
            <text:p>5086685486799</text:p>
          </table:table-cell>
          <table:table-cell table:formula="of:=([.B1229]-[.B$2])/10^9" office:value-type="float" office:value="0.224966049">
            <text:p>0.224966</text:p>
          </table:table-cell>
          <table:table-cell table:formula="of:=[.C1229]-[.C1228]" office:value-type="float" office:value="0.0000127789999999905">
            <text:p>0.000013</text:p>
          </table:table-cell>
          <table:table-cell table:formula="of:=[.A1229]-[.A1228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3952">
            <text:p>1061.439520</text:p>
          </table:table-cell>
          <table:table-cell office:value-type="float" office:value="5086685486799">
            <text:p>5086685486799</text:p>
          </table:table-cell>
          <table:table-cell table:formula="of:=([.B1230]-[.B$2])/10^9" office:value-type="float" office:value="0.224966049">
            <text:p>0.224966</text:p>
          </table:table-cell>
          <table:table-cell table:formula="of:=[.C1230]-[.C1229]" office:value-type="float" office:value="0">
            <text:p>0.000000</text:p>
          </table:table-cell>
          <table:table-cell table:formula="of:=[.A1230]-[.A1229]" office:value-type="float" office:value="0.00000699999986863986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40183">
            <text:p>1061.440183</text:p>
          </table:table-cell>
          <table:table-cell office:value-type="float" office:value="5086686156925">
            <text:p>5086686156925</text:p>
          </table:table-cell>
          <table:table-cell table:formula="of:=([.B1231]-[.B$2])/10^9" office:value-type="float" office:value="0.225636175">
            <text:p>0.225636</text:p>
          </table:table-cell>
          <table:table-cell table:formula="of:=[.C1231]-[.C1230]" office:value-type="float" office:value="0.000670125999999993">
            <text:p>0.000670</text:p>
          </table:table-cell>
          <table:table-cell table:formula="of:=[.A1231]-[.A1230]" office:value-type="float" office:value="0.000663000000031389">
            <text:p>0.00066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440184">
            <text:p>1061.440184</text:p>
          </table:table-cell>
          <table:table-cell office:value-type="float" office:value="5086686156925">
            <text:p>5086686156925</text:p>
          </table:table-cell>
          <table:table-cell table:formula="of:=([.B1232]-[.B$2])/10^9" office:value-type="float" office:value="0.225636175">
            <text:p>0.225636</text:p>
          </table:table-cell>
          <table:table-cell table:formula="of:=[.C1232]-[.C1231]" office:value-type="float" office:value="0">
            <text:p>0.000000</text:p>
          </table:table-cell>
          <table:table-cell table:formula="of:=[.A1232]-[.A1231]" office:value-type="float" office:value="0.00000100000011116208">
            <text:p>0.000001</text:p>
          </table:table-cell>
          <table:table-cell/>
          <table:table-cell office:value-type="string">
            <text:p>uses up its c_s; 5086686156925-5086685486799=670126</text:p>
          </table:table-cell>
          <table:table-cell/>
        </table:table-row>
        <table:table-row table:style-name="ro1">
          <table:table-cell office:value-type="float" office:value="1061.440196">
            <text:p>1061.440196</text:p>
          </table:table-cell>
          <table:table-cell office:value-type="float" office:value="5086686170058">
            <text:p>5086686170058</text:p>
          </table:table-cell>
          <table:table-cell table:formula="of:=([.B1233]-[.B$2])/10^9" office:value-type="float" office:value="0.225649308">
            <text:p>0.225649</text:p>
          </table:table-cell>
          <table:table-cell table:formula="of:=[.C1233]-[.C1232]" office:value-type="float" office:value="0.0000131329999999985">
            <text:p>0.000013</text:p>
          </table:table-cell>
          <table:table-cell table:formula="of:=[.A1233]-[.A1232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40201">
            <text:p>1061.440201</text:p>
          </table:table-cell>
          <table:table-cell office:value-type="float" office:value="5086686170058">
            <text:p>5086686170058</text:p>
          </table:table-cell>
          <table:table-cell table:formula="of:=([.B1234]-[.B$2])/10^9" office:value-type="float" office:value="0.225649308">
            <text:p>0.225649</text:p>
          </table:table-cell>
          <table:table-cell table:formula="of:=[.C1234]-[.C1233]" office:value-type="float" office:value="0">
            <text:p>0.000000</text:p>
          </table:table-cell>
          <table:table-cell table:formula="of:=[.A1234]-[.A1233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41363">
            <text:p>1061.441363</text:p>
          </table:table-cell>
          <table:table-cell office:value-type="float" office:value="5086686170058">
            <text:p>5086686170058</text:p>
          </table:table-cell>
          <table:table-cell table:formula="of:=([.B1235]-[.B$2])/10^9" office:value-type="float" office:value="0.225649308">
            <text:p>0.225649</text:p>
          </table:table-cell>
          <table:table-cell table:formula="of:=[.C1235]-[.C1234]" office:value-type="float" office:value="0">
            <text:p>0.000000</text:p>
          </table:table-cell>
          <table:table-cell table:formula="of:=[.A1235]-[.A1234]" office:value-type="float" office:value="0.00116200000002209">
            <text:p>0.00116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441363">
            <text:p>1061.441363</text:p>
          </table:table-cell>
          <table:table-cell office:value-type="float" office:value="5086686170058">
            <text:p>5086686170058</text:p>
          </table:table-cell>
          <table:table-cell table:formula="of:=([.B1236]-[.B$2])/10^9" office:value-type="float" office:value="0.225649308">
            <text:p>0.225649</text:p>
          </table:table-cell>
          <table:table-cell table:formula="of:=[.C1236]-[.C1235]" office:value-type="float" office:value="0">
            <text:p>0.000000</text:p>
          </table:table-cell>
          <table:table-cell table:formula="of:=[.A1236]-[.A1235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41364">
            <text:p>1061.441364</text:p>
          </table:table-cell>
          <table:table-cell office:value-type="float" office:value="5086686170058">
            <text:p>5086686170058</text:p>
          </table:table-cell>
          <table:table-cell table:formula="of:=([.B1237]-[.B$2])/10^9" office:value-type="float" office:value="0.225649308">
            <text:p>0.225649</text:p>
          </table:table-cell>
          <table:table-cell table:formula="of:=[.C1237]-[.C1236]" office:value-type="float" office:value="0">
            <text:p>0.000000</text:p>
          </table:table-cell>
          <table:table-cell table:formula="of:=[.A1237]-[.A1236]" office:value-type="float" office:value="0.00000100000011116208">
            <text:p>0.000001</text:p>
          </table:table-cell>
          <table:table-cell/>
          <table:table-cell office:value-type="string">
            <text:p>postpones its deadline to 5086692330215; c_s is topped up to 1992917</text:p>
          </table:table-cell>
          <table:table-cell/>
        </table:table-row>
        <table:table-row table:style-name="ro1">
          <table:table-cell office:value-type="float" office:value="1061.441998">
            <text:p>1061.441998</text:p>
          </table:table-cell>
          <table:table-cell office:value-type="float" office:value="5086687971409">
            <text:p>5086687971409</text:p>
          </table:table-cell>
          <table:table-cell table:formula="of:=([.B1238]-[.B$2])/10^9" office:value-type="float" office:value="0.227450659">
            <text:p>0.227451</text:p>
          </table:table-cell>
          <table:table-cell table:formula="of:=[.C1238]-[.C1237]" office:value-type="float" office:value="0.00180135100000001">
            <text:p>0.001801</text:p>
          </table:table-cell>
          <table:table-cell table:formula="of:=[.A1238]-[.A1237]" office:value-type="float" office:value="0.00063399999999092">
            <text:p>0.000634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1061.441999">
            <text:p>1061.441999</text:p>
          </table:table-cell>
          <table:table-cell office:value-type="float" office:value="5086687971409">
            <text:p>5086687971409</text:p>
          </table:table-cell>
          <table:table-cell table:formula="of:=([.B1239]-[.B$2])/10^9" office:value-type="float" office:value="0.227450659">
            <text:p>0.227451</text:p>
          </table:table-cell>
          <table:table-cell table:formula="of:=[.C1239]-[.C1238]" office:value-type="float" office:value="0">
            <text:p>0.000000</text:p>
          </table:table-cell>
          <table:table-cell table:formula="of:=[.A1239]-[.A1238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; 5086687971409-5086686170058=1801351</text:p>
          </table:table-cell>
        </table:table-row>
        <table:table-row table:style-name="ro1">
          <table:table-cell office:value-type="float" office:value="1061.442002">
            <text:p>1061.442002</text:p>
          </table:table-cell>
          <table:table-cell office:value-type="float" office:value="5086687971409">
            <text:p>5086687971409</text:p>
          </table:table-cell>
          <table:table-cell table:formula="of:=([.B1240]-[.B$2])/10^9" office:value-type="float" office:value="0.227450659">
            <text:p>0.227451</text:p>
          </table:table-cell>
          <table:table-cell table:formula="of:=[.C1240]-[.C1239]" office:value-type="float" office:value="0">
            <text:p>0.000000</text:p>
          </table:table-cell>
          <table:table-cell table:formula="of:=[.A1240]-[.A1239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442003">
            <text:p>1061.442003</text:p>
          </table:table-cell>
          <table:table-cell office:value-type="float" office:value="5086687971409">
            <text:p>5086687971409</text:p>
          </table:table-cell>
          <table:table-cell table:formula="of:=([.B1241]-[.B$2])/10^9" office:value-type="float" office:value="0.227450659">
            <text:p>0.227451</text:p>
          </table:table-cell>
          <table:table-cell table:formula="of:=[.C1241]-[.C1240]" office:value-type="float" office:value="0">
            <text:p>0.000000</text:p>
          </table:table-cell>
          <table:table-cell table:formula="of:=[.A1241]-[.A1240]" office:value-type="float" office:value="0.00000100000011116208">
            <text:p>0.000001</text:p>
          </table:table-cell>
          <table:table-cell table:number-columns-repeated="2"/>
          <table:table-cell office:value-type="string">
            <text:p>postpones its deadline to 5086694477486; c_s is topped up to 2500413</text:p>
          </table:table-cell>
        </table:table-row>
        <table:table-row table:style-name="ro1">
          <table:table-cell office:value-type="float" office:value="1061.442013">
            <text:p>1061.442013</text:p>
          </table:table-cell>
          <table:table-cell office:value-type="float" office:value="5086687987442">
            <text:p>5086687987442</text:p>
          </table:table-cell>
          <table:table-cell table:formula="of:=([.B1242]-[.B$2])/10^9" office:value-type="float" office:value="0.227466692">
            <text:p>0.227467</text:p>
          </table:table-cell>
          <table:table-cell table:formula="of:=[.C1242]-[.C1241]" office:value-type="float" office:value="0.0000160329999999986">
            <text:p>0.000016</text:p>
          </table:table-cell>
          <table:table-cell table:formula="of:=[.A1242]-[.A1241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42018">
            <text:p>1061.442018</text:p>
          </table:table-cell>
          <table:table-cell office:value-type="float" office:value="5086687987442">
            <text:p>5086687987442</text:p>
          </table:table-cell>
          <table:table-cell table:formula="of:=([.B1243]-[.B$2])/10^9" office:value-type="float" office:value="0.227466692">
            <text:p>0.227467</text:p>
          </table:table-cell>
          <table:table-cell table:formula="of:=[.C1243]-[.C1242]" office:value-type="float" office:value="0">
            <text:p>0.000000</text:p>
          </table:table-cell>
          <table:table-cell table:formula="of:=[.A1243]-[.A1242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42495">
            <text:p>1061.442495</text:p>
          </table:table-cell>
          <table:table-cell office:value-type="float" office:value="5086688013244">
            <text:p>5086688013244</text:p>
          </table:table-cell>
          <table:table-cell table:formula="of:=([.B1244]-[.B$2])/10^9" office:value-type="float" office:value="0.227492494">
            <text:p>0.227492</text:p>
          </table:table-cell>
          <table:table-cell table:formula="of:=[.C1244]-[.C1243]" office:value-type="float" office:value="0.0000258019999999914">
            <text:p>0.000026</text:p>
          </table:table-cell>
          <table:table-cell table:formula="of:=[.A1244]-[.A1243]" office:value-type="float" office:value="0.000477000000046246">
            <text:p>0.00047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42497">
            <text:p>1061.442497</text:p>
          </table:table-cell>
          <table:table-cell office:value-type="float" office:value="5086688475374">
            <text:p>5086688475374</text:p>
          </table:table-cell>
          <table:table-cell table:formula="of:=([.B1245]-[.B$2])/10^9" office:value-type="float" office:value="0.227954624">
            <text:p>0.227955</text:p>
          </table:table-cell>
          <table:table-cell table:formula="of:=[.C1245]-[.C1244]" office:value-type="float" office:value="0.000462130000000005">
            <text:p>0.000462</text:p>
          </table:table-cell>
          <table:table-cell table:formula="of:=[.A1245]-[.A124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42497">
            <text:p>1061.442497</text:p>
          </table:table-cell>
          <table:table-cell office:value-type="float" office:value="5086688475374">
            <text:p>5086688475374</text:p>
          </table:table-cell>
          <table:table-cell table:formula="of:=([.B1246]-[.B$2])/10^9" office:value-type="float" office:value="0.227954624">
            <text:p>0.227955</text:p>
          </table:table-cell>
          <table:table-cell table:formula="of:=[.C1246]-[.C1245]" office:value-type="float" office:value="0">
            <text:p>0.000000</text:p>
          </table:table-cell>
          <table:table-cell table:formula="of:=[.A1246]-[.A1245]" office:value-type="float" office:value="0">
            <text:p>0.000000</text:p>
          </table:table-cell>
          <table:table-cell office:value-type="string">
            <text:p>d_s is renewed (r + D) to 5086690475374; c_s is fully topped up</text:p>
          </table:table-cell>
          <table:table-cell table:number-columns-repeated="2"/>
        </table:table-row>
        <table:table-row table:style-name="ro1">
          <table:table-cell office:value-type="float" office:value="1061.442499">
            <text:p>1061.442499</text:p>
          </table:table-cell>
          <table:table-cell office:value-type="float" office:value="5086688475374">
            <text:p>5086688475374</text:p>
          </table:table-cell>
          <table:table-cell table:formula="of:=([.B1247]-[.B$2])/10^9" office:value-type="float" office:value="0.227954624">
            <text:p>0.227955</text:p>
          </table:table-cell>
          <table:table-cell table:formula="of:=[.C1247]-[.C1246]" office:value-type="float" office:value="0">
            <text:p>0.000000</text:p>
          </table:table-cell>
          <table:table-cell table:formula="of:=[.A1247]-[.A1246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442509">
            <text:p>1061.442509</text:p>
          </table:table-cell>
          <table:table-cell office:value-type="float" office:value="5086688487168">
            <text:p>5086688487168</text:p>
          </table:table-cell>
          <table:table-cell table:formula="of:=([.B1248]-[.B$2])/10^9" office:value-type="float" office:value="0.227966418">
            <text:p>0.227966</text:p>
          </table:table-cell>
          <table:table-cell table:formula="of:=[.C1248]-[.C1247]" office:value-type="float" office:value="0.0000117940000000094">
            <text:p>0.000012</text:p>
          </table:table-cell>
          <table:table-cell table:formula="of:=[.A1248]-[.A1247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42516">
            <text:p>1061.442516</text:p>
          </table:table-cell>
          <table:table-cell office:value-type="float" office:value="5086688487168">
            <text:p>5086688487168</text:p>
          </table:table-cell>
          <table:table-cell table:formula="of:=([.B1249]-[.B$2])/10^9" office:value-type="float" office:value="0.227966418">
            <text:p>0.227966</text:p>
          </table:table-cell>
          <table:table-cell table:formula="of:=[.C1249]-[.C1248]" office:value-type="float" office:value="0">
            <text:p>0.000000</text:p>
          </table:table-cell>
          <table:table-cell table:formula="of:=[.A1249]-[.A1248]" office:value-type="float" office:value="0.00000700000009601354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443433">
            <text:p>1061.443433</text:p>
          </table:table-cell>
          <table:table-cell office:value-type="float" office:value="5086689411505">
            <text:p>5086689411505</text:p>
          </table:table-cell>
          <table:table-cell table:formula="of:=([.B1250]-[.B$2])/10^9" office:value-type="float" office:value="0.228890755">
            <text:p>0.228891</text:p>
          </table:table-cell>
          <table:table-cell table:formula="of:=[.C1250]-[.C1249]" office:value-type="float" office:value="0.000924336999999997">
            <text:p>0.000924</text:p>
          </table:table-cell>
          <table:table-cell table:formula="of:=[.A1250]-[.A1249]" office:value-type="float" office:value="0.000916999999844848">
            <text:p>0.00091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43434">
            <text:p>1061.443434</text:p>
          </table:table-cell>
          <table:table-cell office:value-type="float" office:value="5086689411505">
            <text:p>5086689411505</text:p>
          </table:table-cell>
          <table:table-cell table:formula="of:=([.B1251]-[.B$2])/10^9" office:value-type="float" office:value="0.228890755">
            <text:p>0.228891</text:p>
          </table:table-cell>
          <table:table-cell table:formula="of:=[.C1251]-[.C1250]" office:value-type="float" office:value="0">
            <text:p>0.000000</text:p>
          </table:table-cell>
          <table:table-cell table:formula="of:=[.A1251]-[.A1250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43441">
            <text:p>1061.443441</text:p>
          </table:table-cell>
          <table:table-cell office:value-type="float" office:value="5086689411505">
            <text:p>5086689411505</text:p>
          </table:table-cell>
          <table:table-cell table:formula="of:=([.B1252]-[.B$2])/10^9" office:value-type="float" office:value="0.228890755">
            <text:p>0.228891</text:p>
          </table:table-cell>
          <table:table-cell table:formula="of:=[.C1252]-[.C1251]" office:value-type="float" office:value="0">
            <text:p>0.000000</text:p>
          </table:table-cell>
          <table:table-cell table:formula="of:=[.A1252]-[.A1251]" office:value-type="float" office:value="0.00000699999986863986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444246">
            <text:p>1061.444246</text:p>
          </table:table-cell>
          <table:table-cell office:value-type="float" office:value="5086690224392">
            <text:p>5086690224392</text:p>
          </table:table-cell>
          <table:table-cell table:formula="of:=([.B1253]-[.B$2])/10^9" office:value-type="float" office:value="0.229703642">
            <text:p>0.229704</text:p>
          </table:table-cell>
          <table:table-cell table:formula="of:=[.C1253]-[.C1252]" office:value-type="float" office:value="0.000812887000000012">
            <text:p>0.000813</text:p>
          </table:table-cell>
          <table:table-cell table:formula="of:=[.A1253]-[.A1252]" office:value-type="float" office:value="0.00080500000012762">
            <text:p>0.0008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44247">
            <text:p>1061.444247</text:p>
          </table:table-cell>
          <table:table-cell office:value-type="float" office:value="5086690224392">
            <text:p>5086690224392</text:p>
          </table:table-cell>
          <table:table-cell table:formula="of:=([.B1254]-[.B$2])/10^9" office:value-type="float" office:value="0.229703642">
            <text:p>0.229704</text:p>
          </table:table-cell>
          <table:table-cell table:formula="of:=[.C1254]-[.C1253]" office:value-type="float" office:value="0">
            <text:p>0.000000</text:p>
          </table:table-cell>
          <table:table-cell table:formula="of:=[.A1254]-[.A1253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44252">
            <text:p>1061.444252</text:p>
          </table:table-cell>
          <table:table-cell office:value-type="float" office:value="5086690224392">
            <text:p>5086690224392</text:p>
          </table:table-cell>
          <table:table-cell table:formula="of:=([.B1255]-[.B$2])/10^9" office:value-type="float" office:value="0.229703642">
            <text:p>0.229704</text:p>
          </table:table-cell>
          <table:table-cell table:formula="of:=[.C1255]-[.C1254]" office:value-type="float" office:value="0">
            <text:p>0.000000</text:p>
          </table:table-cell>
          <table:table-cell table:formula="of:=[.A1255]-[.A1254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4428">
            <text:p>1061.444280</text:p>
          </table:table-cell>
          <table:table-cell office:value-type="float" office:value="5086690258986">
            <text:p>5086690258986</text:p>
          </table:table-cell>
          <table:table-cell table:formula="of:=([.B1256]-[.B$2])/10^9" office:value-type="float" office:value="0.229738236">
            <text:p>0.229738</text:p>
          </table:table-cell>
          <table:table-cell table:formula="of:=[.C1256]-[.C1255]" office:value-type="float" office:value="0.0000345939999999989">
            <text:p>0.000035</text:p>
          </table:table-cell>
          <table:table-cell table:formula="of:=[.A1256]-[.A1255]" office:value-type="float" office:value="0.0000279999999293068">
            <text:p>0.00002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444282">
            <text:p>1061.444282</text:p>
          </table:table-cell>
          <table:table-cell office:value-type="float" office:value="5086690258986">
            <text:p>5086690258986</text:p>
          </table:table-cell>
          <table:table-cell table:formula="of:=([.B1257]-[.B$2])/10^9" office:value-type="float" office:value="0.229738236">
            <text:p>0.229738</text:p>
          </table:table-cell>
          <table:table-cell table:formula="of:=[.C1257]-[.C1256]" office:value-type="float" office:value="0">
            <text:p>0.000000</text:p>
          </table:table-cell>
          <table:table-cell table:formula="of:=[.A1257]-[.A1256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44498">
            <text:p>1061.444498</text:p>
          </table:table-cell>
          <table:table-cell office:value-type="float" office:value="5086690453971">
            <text:p>5086690453971</text:p>
          </table:table-cell>
          <table:table-cell table:formula="of:=([.B1258]-[.B$2])/10^9" office:value-type="float" office:value="0.229933221">
            <text:p>0.229933</text:p>
          </table:table-cell>
          <table:table-cell table:formula="of:=[.C1258]-[.C1257]" office:value-type="float" office:value="0.000194984999999981">
            <text:p>0.000195</text:p>
          </table:table-cell>
          <table:table-cell table:formula="of:=[.A1258]-[.A1257]" office:value-type="float" office:value="0.000216000000136773">
            <text:p>0.00021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44501">
            <text:p>1061.444501</text:p>
          </table:table-cell>
          <table:table-cell office:value-type="float" office:value="5086690481840">
            <text:p>5086690481840</text:p>
          </table:table-cell>
          <table:table-cell table:formula="of:=([.B1259]-[.B$2])/10^9" office:value-type="float" office:value="0.22996109">
            <text:p>0.229961</text:p>
          </table:table-cell>
          <table:table-cell table:formula="of:=[.C1259]-[.C1258]" office:value-type="float" office:value="0.0000278690000000137">
            <text:p>0.000028</text:p>
          </table:table-cell>
          <table:table-cell table:formula="of:=[.A1259]-[.A1258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44502">
            <text:p>1061.444502</text:p>
          </table:table-cell>
          <table:table-cell office:value-type="float" office:value="5086690481840">
            <text:p>5086690481840</text:p>
          </table:table-cell>
          <table:table-cell table:formula="of:=([.B1260]-[.B$2])/10^9" office:value-type="float" office:value="0.22996109">
            <text:p>0.229961</text:p>
          </table:table-cell>
          <table:table-cell table:formula="of:=[.C1260]-[.C1259]" office:value-type="float" office:value="0">
            <text:p>0.000000</text:p>
          </table:table-cell>
          <table:table-cell table:formula="of:=[.A1260]-[.A1259]" office:value-type="float" office:value="0.00000100000011116208">
            <text:p>0.000001</text:p>
          </table:table-cell>
          <table:table-cell/>
          <table:table-cell office:value-type="string">
            <text:p>680304 / 1848375 &lt;= 2000000 / 5000000</text:p>
          </table:table-cell>
          <table:table-cell/>
        </table:table-row>
        <table:table-row table:style-name="ro1">
          <table:table-cell office:value-type="float" office:value="1061.444502">
            <text:p>1061.444502</text:p>
          </table:table-cell>
          <table:table-cell office:value-type="float" office:value="5086690481840">
            <text:p>5086690481840</text:p>
          </table:table-cell>
          <table:table-cell table:formula="of:=([.B1261]-[.B$2])/10^9" office:value-type="float" office:value="0.22996109">
            <text:p>0.229961</text:p>
          </table:table-cell>
          <table:table-cell table:formula="of:=[.C1261]-[.C1260]" office:value-type="float" office:value="0">
            <text:p>0.000000</text:p>
          </table:table-cell>
          <table:table-cell table:formula="of:=[.A1261]-[.A1260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444506">
            <text:p>1061.444506</text:p>
          </table:table-cell>
          <table:table-cell office:value-type="float" office:value="5086690481840">
            <text:p>5086690481840</text:p>
          </table:table-cell>
          <table:table-cell table:formula="of:=([.B1262]-[.B$2])/10^9" office:value-type="float" office:value="0.22996109">
            <text:p>0.229961</text:p>
          </table:table-cell>
          <table:table-cell table:formula="of:=[.C1262]-[.C1261]" office:value-type="float" office:value="0">
            <text:p>0.000000</text:p>
          </table:table-cell>
          <table:table-cell table:formula="of:=[.A1262]-[.A1261]" office:value-type="float" office:value="0.00000399999998990097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444508">
            <text:p>1061.444508</text:p>
          </table:table-cell>
          <table:table-cell office:value-type="float" office:value="5086690489370">
            <text:p>5086690489370</text:p>
          </table:table-cell>
          <table:table-cell table:formula="of:=([.B1263]-[.B$2])/10^9" office:value-type="float" office:value="0.22996862">
            <text:p>0.229969</text:p>
          </table:table-cell>
          <table:table-cell table:formula="of:=[.C1263]-[.C1262]" office:value-type="float" office:value="0.00000753000000000559">
            <text:p>0.000008</text:p>
          </table:table-cell>
          <table:table-cell table:formula="of:=[.A1263]-[.A126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444509">
            <text:p>1061.444509</text:p>
          </table:table-cell>
          <table:table-cell office:value-type="float" office:value="5086690489370">
            <text:p>5086690489370</text:p>
          </table:table-cell>
          <table:table-cell table:formula="of:=([.B1264]-[.B$2])/10^9" office:value-type="float" office:value="0.22996862">
            <text:p>0.229969</text:p>
          </table:table-cell>
          <table:table-cell table:formula="of:=[.C1264]-[.C1263]" office:value-type="float" office:value="0">
            <text:p>0.000000</text:p>
          </table:table-cell>
          <table:table-cell table:formula="of:=[.A1264]-[.A1263]" office:value-type="float" office:value="0.000000999999883788405">
            <text:p>0.000001</text:p>
          </table:table-cell>
          <table:table-cell table:number-columns-repeated="2"/>
          <table:table-cell office:value-type="string">
            <text:p>2449786 / 3988116 &gt; 3000000 / 7000000</text:p>
          </table:table-cell>
        </table:table-row>
        <table:table-row table:style-name="ro1">
          <table:table-cell office:value-type="float" office:value="1061.44451">
            <text:p>1061.444510</text:p>
          </table:table-cell>
          <table:table-cell office:value-type="float" office:value="5086690489370">
            <text:p>5086690489370</text:p>
          </table:table-cell>
          <table:table-cell table:formula="of:=([.B1265]-[.B$2])/10^9" office:value-type="float" office:value="0.22996862">
            <text:p>0.229969</text:p>
          </table:table-cell>
          <table:table-cell table:formula="of:=[.C1265]-[.C1264]" office:value-type="float" office:value="0">
            <text:p>0.000000</text:p>
          </table:table-cell>
          <table:table-cell table:formula="of:=[.A1265]-[.A1264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5086697489370; c_s is fully topped up</text:p>
          </table:table-cell>
        </table:table-row>
        <table:table-row table:style-name="ro1">
          <table:table-cell office:value-type="float" office:value="1061.444533">
            <text:p>1061.444533</text:p>
          </table:table-cell>
          <table:table-cell office:value-type="float" office:value="5086690501031">
            <text:p>5086690501031</text:p>
          </table:table-cell>
          <table:table-cell table:formula="of:=([.B1266]-[.B$2])/10^9" office:value-type="float" office:value="0.229980281">
            <text:p>0.229980</text:p>
          </table:table-cell>
          <table:table-cell table:formula="of:=[.C1266]-[.C1265]" office:value-type="float" office:value="0.0000116609999999961">
            <text:p>0.000012</text:p>
          </table:table-cell>
          <table:table-cell table:formula="of:=[.A1266]-[.A1265]" office:value-type="float" office:value="0.0000230000000556174">
            <text:p>0.000023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061.445212">
            <text:p>1061.445212</text:p>
          </table:table-cell>
          <table:table-cell office:value-type="float" office:value="5086691192176">
            <text:p>5086691192176</text:p>
          </table:table-cell>
          <table:table-cell table:formula="of:=([.B1267]-[.B$2])/10^9" office:value-type="float" office:value="0.230671426">
            <text:p>0.230671</text:p>
          </table:table-cell>
          <table:table-cell table:formula="of:=[.C1267]-[.C1266]" office:value-type="float" office:value="0.000691145000000004">
            <text:p>0.000691</text:p>
          </table:table-cell>
          <table:table-cell table:formula="of:=[.A1267]-[.A1266]" office:value-type="float" office:value="0.000678999999990992">
            <text:p>0.00067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445212">
            <text:p>1061.445212</text:p>
          </table:table-cell>
          <table:table-cell office:value-type="float" office:value="5086691192176">
            <text:p>5086691192176</text:p>
          </table:table-cell>
          <table:table-cell table:formula="of:=([.B1268]-[.B$2])/10^9" office:value-type="float" office:value="0.230671426">
            <text:p>0.230671</text:p>
          </table:table-cell>
          <table:table-cell table:formula="of:=[.C1268]-[.C1267]" office:value-type="float" office:value="0">
            <text:p>0.000000</text:p>
          </table:table-cell>
          <table:table-cell table:formula="of:=[.A1268]-[.A1267]" office:value-type="float" office:value="0">
            <text:p>0.000000</text:p>
          </table:table-cell>
          <table:table-cell/>
          <table:table-cell office:value-type="string">
            <text:p>uses up its c_s; 5086691192176-5086690501031=691145</text:p>
          </table:table-cell>
          <table:table-cell/>
        </table:table-row>
        <table:table-row table:style-name="ro1">
          <table:table-cell office:value-type="float" office:value="1061.445223">
            <text:p>1061.445223</text:p>
          </table:table-cell>
          <table:table-cell office:value-type="float" office:value="5086691203898">
            <text:p>5086691203898</text:p>
          </table:table-cell>
          <table:table-cell table:formula="of:=([.B1269]-[.B$2])/10^9" office:value-type="float" office:value="0.230683148">
            <text:p>0.230683</text:p>
          </table:table-cell>
          <table:table-cell table:formula="of:=[.C1269]-[.C1268]" office:value-type="float" office:value="0.0000117219999999918">
            <text:p>0.000012</text:p>
          </table:table-cell>
          <table:table-cell table:formula="of:=[.A1269]-[.A1268]" office:value-type="float" office:value="0.0000109999998585408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45227">
            <text:p>1061.445227</text:p>
          </table:table-cell>
          <table:table-cell office:value-type="float" office:value="5086691203898">
            <text:p>5086691203898</text:p>
          </table:table-cell>
          <table:table-cell table:formula="of:=([.B1270]-[.B$2])/10^9" office:value-type="float" office:value="0.230683148">
            <text:p>0.230683</text:p>
          </table:table-cell>
          <table:table-cell table:formula="of:=[.C1270]-[.C1269]" office:value-type="float" office:value="0">
            <text:p>0.000000</text:p>
          </table:table-cell>
          <table:table-cell table:formula="of:=[.A1270]-[.A1269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46356">
            <text:p>1061.446356</text:p>
          </table:table-cell>
          <table:table-cell office:value-type="float" office:value="5086692013858">
            <text:p>5086692013858</text:p>
          </table:table-cell>
          <table:table-cell table:formula="of:=([.B1271]-[.B$2])/10^9" office:value-type="float" office:value="0.231493108">
            <text:p>0.231493</text:p>
          </table:table-cell>
          <table:table-cell table:formula="of:=[.C1271]-[.C1270]" office:value-type="float" office:value="0.000809959999999998">
            <text:p>0.000810</text:p>
          </table:table-cell>
          <table:table-cell table:formula="of:=[.A1271]-[.A1270]" office:value-type="float" office:value="0.00112899999999172">
            <text:p>0.00112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446357">
            <text:p>1061.446357</text:p>
          </table:table-cell>
          <table:table-cell office:value-type="float" office:value="5086692013858">
            <text:p>5086692013858</text:p>
          </table:table-cell>
          <table:table-cell table:formula="of:=([.B1272]-[.B$2])/10^9" office:value-type="float" office:value="0.231493108">
            <text:p>0.231493</text:p>
          </table:table-cell>
          <table:table-cell table:formula="of:=[.C1272]-[.C1271]" office:value-type="float" office:value="0">
            <text:p>0.000000</text:p>
          </table:table-cell>
          <table:table-cell table:formula="of:=[.A1272]-[.A1271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46358">
            <text:p>1061.446358</text:p>
          </table:table-cell>
          <table:table-cell office:value-type="float" office:value="5086692013858">
            <text:p>5086692013858</text:p>
          </table:table-cell>
          <table:table-cell table:formula="of:=([.B1273]-[.B$2])/10^9" office:value-type="float" office:value="0.231493108">
            <text:p>0.231493</text:p>
          </table:table-cell>
          <table:table-cell table:formula="of:=[.C1273]-[.C1272]" office:value-type="float" office:value="0">
            <text:p>0.000000</text:p>
          </table:table-cell>
          <table:table-cell table:formula="of:=[.A1273]-[.A1272]" office:value-type="float" office:value="0.000000999999883788405">
            <text:p>0.000001</text:p>
          </table:table-cell>
          <table:table-cell/>
          <table:table-cell office:value-type="string">
            <text:p>postpones its deadline to 5086697330215; c_s is topped up to 1989159</text:p>
          </table:table-cell>
          <table:table-cell/>
        </table:table-row>
        <table:table-row table:style-name="ro1">
          <table:table-cell office:value-type="float" office:value="1061.446359">
            <text:p>1061.446359</text:p>
          </table:table-cell>
          <table:table-cell office:value-type="float" office:value="5086692013858">
            <text:p>5086692013858</text:p>
          </table:table-cell>
          <table:table-cell table:formula="of:=([.B1274]-[.B$2])/10^9" office:value-type="float" office:value="0.231493108">
            <text:p>0.231493</text:p>
          </table:table-cell>
          <table:table-cell table:formula="of:=[.C1274]-[.C1273]" office:value-type="float" office:value="0">
            <text:p>0.000000</text:p>
          </table:table-cell>
          <table:table-cell table:formula="of:=[.A1274]-[.A1273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446366">
            <text:p>1061.446366</text:p>
          </table:table-cell>
          <table:table-cell office:value-type="float" office:value="5086692349098">
            <text:p>5086692349098</text:p>
          </table:table-cell>
          <table:table-cell table:formula="of:=([.B1275]-[.B$2])/10^9" office:value-type="float" office:value="0.231828348">
            <text:p>0.231828</text:p>
          </table:table-cell>
          <table:table-cell table:formula="of:=[.C1275]-[.C1274]" office:value-type="float" office:value="0.000335239999999987">
            <text:p>0.000335</text:p>
          </table:table-cell>
          <table:table-cell table:formula="of:=[.A1275]-[.A1274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46371">
            <text:p>1061.446371</text:p>
          </table:table-cell>
          <table:table-cell office:value-type="float" office:value="5086692349098">
            <text:p>5086692349098</text:p>
          </table:table-cell>
          <table:table-cell table:formula="of:=([.B1276]-[.B$2])/10^9" office:value-type="float" office:value="0.231828348">
            <text:p>0.231828</text:p>
          </table:table-cell>
          <table:table-cell table:formula="of:=[.C1276]-[.C1275]" office:value-type="float" office:value="0">
            <text:p>0.000000</text:p>
          </table:table-cell>
          <table:table-cell table:formula="of:=[.A1276]-[.A1275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4649">
            <text:p>1061.446490</text:p>
          </table:table-cell>
          <table:table-cell office:value-type="float" office:value="5086692349098">
            <text:p>5086692349098</text:p>
          </table:table-cell>
          <table:table-cell table:formula="of:=([.B1277]-[.B$2])/10^9" office:value-type="float" office:value="0.231828348">
            <text:p>0.231828</text:p>
          </table:table-cell>
          <table:table-cell table:formula="of:=[.C1277]-[.C1276]" office:value-type="float" office:value="0">
            <text:p>0.000000</text:p>
          </table:table-cell>
          <table:table-cell table:formula="of:=[.A1277]-[.A1276]" office:value-type="float" office:value="0.000119000000040614">
            <text:p>0.00011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46492">
            <text:p>1061.446492</text:p>
          </table:table-cell>
          <table:table-cell office:value-type="float" office:value="5086692475195">
            <text:p>5086692475195</text:p>
          </table:table-cell>
          <table:table-cell table:formula="of:=([.B1278]-[.B$2])/10^9" office:value-type="float" office:value="0.231954445">
            <text:p>0.231954</text:p>
          </table:table-cell>
          <table:table-cell table:formula="of:=[.C1278]-[.C1277]" office:value-type="float" office:value="0.000126097000000019">
            <text:p>0.000126</text:p>
          </table:table-cell>
          <table:table-cell table:formula="of:=[.A1278]-[.A127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46493">
            <text:p>1061.446493</text:p>
          </table:table-cell>
          <table:table-cell office:value-type="float" office:value="5086692475195">
            <text:p>5086692475195</text:p>
          </table:table-cell>
          <table:table-cell table:formula="of:=([.B1279]-[.B$2])/10^9" office:value-type="float" office:value="0.231954445">
            <text:p>0.231954</text:p>
          </table:table-cell>
          <table:table-cell table:formula="of:=[.C1279]-[.C1278]" office:value-type="float" office:value="0">
            <text:p>0.000000</text:p>
          </table:table-cell>
          <table:table-cell table:formula="of:=[.A1279]-[.A1278]" office:value-type="float" office:value="0.000000999999883788405">
            <text:p>0.000001</text:p>
          </table:table-cell>
          <table:table-cell office:value-type="string">
            <text:p>d_s is renewed (r + D) to 5086694475195; c_s is fully topped up</text:p>
          </table:table-cell>
          <table:table-cell table:number-columns-repeated="2"/>
        </table:table-row>
        <table:table-row table:style-name="ro1">
          <table:table-cell office:value-type="float" office:value="1061.446494">
            <text:p>1061.446494</text:p>
          </table:table-cell>
          <table:table-cell office:value-type="float" office:value="5086692475195">
            <text:p>5086692475195</text:p>
          </table:table-cell>
          <table:table-cell table:formula="of:=([.B1280]-[.B$2])/10^9" office:value-type="float" office:value="0.231954445">
            <text:p>0.231954</text:p>
          </table:table-cell>
          <table:table-cell table:formula="of:=[.C1280]-[.C1279]" office:value-type="float" office:value="0">
            <text:p>0.000000</text:p>
          </table:table-cell>
          <table:table-cell table:formula="of:=[.A1280]-[.A1279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446504">
            <text:p>1061.446504</text:p>
          </table:table-cell>
          <table:table-cell office:value-type="float" office:value="5086692487042">
            <text:p>5086692487042</text:p>
          </table:table-cell>
          <table:table-cell table:formula="of:=([.B1281]-[.B$2])/10^9" office:value-type="float" office:value="0.231966292">
            <text:p>0.231966</text:p>
          </table:table-cell>
          <table:table-cell table:formula="of:=[.C1281]-[.C1280]" office:value-type="float" office:value="0.0000118469999999815">
            <text:p>0.000012</text:p>
          </table:table-cell>
          <table:table-cell table:formula="of:=[.A1281]-[.A1280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46511">
            <text:p>1061.446511</text:p>
          </table:table-cell>
          <table:table-cell office:value-type="float" office:value="5086692487042">
            <text:p>5086692487042</text:p>
          </table:table-cell>
          <table:table-cell table:formula="of:=([.B1282]-[.B$2])/10^9" office:value-type="float" office:value="0.231966292">
            <text:p>0.231966</text:p>
          </table:table-cell>
          <table:table-cell table:formula="of:=[.C1282]-[.C1281]" office:value-type="float" office:value="0">
            <text:p>0.000000</text:p>
          </table:table-cell>
          <table:table-cell table:formula="of:=[.A1282]-[.A1281]" office:value-type="float" office:value="0.00000700000009601354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447421">
            <text:p>1061.447421</text:p>
          </table:table-cell>
          <table:table-cell office:value-type="float" office:value="5086693404541">
            <text:p>5086693404541</text:p>
          </table:table-cell>
          <table:table-cell table:formula="of:=([.B1283]-[.B$2])/10^9" office:value-type="float" office:value="0.232883791">
            <text:p>0.232884</text:p>
          </table:table-cell>
          <table:table-cell table:formula="of:=[.C1283]-[.C1282]" office:value-type="float" office:value="0.000917499000000016">
            <text:p>0.000917</text:p>
          </table:table-cell>
          <table:table-cell table:formula="of:=[.A1283]-[.A1282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47423">
            <text:p>1061.447423</text:p>
          </table:table-cell>
          <table:table-cell office:value-type="float" office:value="5086693404541">
            <text:p>5086693404541</text:p>
          </table:table-cell>
          <table:table-cell table:formula="of:=([.B1284]-[.B$2])/10^9" office:value-type="float" office:value="0.232883791">
            <text:p>0.232884</text:p>
          </table:table-cell>
          <table:table-cell table:formula="of:=[.C1284]-[.C1283]" office:value-type="float" office:value="0">
            <text:p>0.000000</text:p>
          </table:table-cell>
          <table:table-cell table:formula="of:=[.A1284]-[.A1283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4743">
            <text:p>1061.447430</text:p>
          </table:table-cell>
          <table:table-cell office:value-type="float" office:value="5086693404541">
            <text:p>5086693404541</text:p>
          </table:table-cell>
          <table:table-cell table:formula="of:=([.B1285]-[.B$2])/10^9" office:value-type="float" office:value="0.232883791">
            <text:p>0.232884</text:p>
          </table:table-cell>
          <table:table-cell table:formula="of:=[.C1285]-[.C1284]" office:value-type="float" office:value="0">
            <text:p>0.000000</text:p>
          </table:table-cell>
          <table:table-cell table:formula="of:=[.A1285]-[.A1284]" office:value-type="float" office:value="0.00000699999986863986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448557">
            <text:p>1061.448557</text:p>
          </table:table-cell>
          <table:table-cell office:value-type="float" office:value="5086694539650">
            <text:p>5086694539650</text:p>
          </table:table-cell>
          <table:table-cell table:formula="of:=([.B1286]-[.B$2])/10^9" office:value-type="float" office:value="0.2340189">
            <text:p>0.234019</text:p>
          </table:table-cell>
          <table:table-cell table:formula="of:=[.C1286]-[.C1285]" office:value-type="float" office:value="0.001135109">
            <text:p>0.001135</text:p>
          </table:table-cell>
          <table:table-cell table:formula="of:=[.A1286]-[.A1285]" office:value-type="float" office:value="0.00112699999999677">
            <text:p>0.00112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48558">
            <text:p>1061.448558</text:p>
          </table:table-cell>
          <table:table-cell office:value-type="float" office:value="5086694539650">
            <text:p>5086694539650</text:p>
          </table:table-cell>
          <table:table-cell table:formula="of:=([.B1287]-[.B$2])/10^9" office:value-type="float" office:value="0.2340189">
            <text:p>0.234019</text:p>
          </table:table-cell>
          <table:table-cell table:formula="of:=[.C1287]-[.C1286]" office:value-type="float" office:value="0">
            <text:p>0.000000</text:p>
          </table:table-cell>
          <table:table-cell table:formula="of:=[.A1287]-[.A1286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48563">
            <text:p>1061.448563</text:p>
          </table:table-cell>
          <table:table-cell office:value-type="float" office:value="5086694539650">
            <text:p>5086694539650</text:p>
          </table:table-cell>
          <table:table-cell table:formula="of:=([.B1288]-[.B$2])/10^9" office:value-type="float" office:value="0.2340189">
            <text:p>0.234019</text:p>
          </table:table-cell>
          <table:table-cell table:formula="of:=[.C1288]-[.C1287]" office:value-type="float" office:value="0">
            <text:p>0.000000</text:p>
          </table:table-cell>
          <table:table-cell table:formula="of:=[.A1288]-[.A1287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49487">
            <text:p>1061.449487</text:p>
          </table:table-cell>
          <table:table-cell office:value-type="float" office:value="5086694539650">
            <text:p>5086694539650</text:p>
          </table:table-cell>
          <table:table-cell table:formula="of:=([.B1289]-[.B$2])/10^9" office:value-type="float" office:value="0.2340189">
            <text:p>0.234019</text:p>
          </table:table-cell>
          <table:table-cell table:formula="of:=[.C1289]-[.C1288]" office:value-type="float" office:value="0">
            <text:p>0.000000</text:p>
          </table:table-cell>
          <table:table-cell table:formula="of:=[.A1289]-[.A1288]" office:value-type="float" office:value="0.000924000000168235">
            <text:p>0.00092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49489">
            <text:p>1061.449489</text:p>
          </table:table-cell>
          <table:table-cell office:value-type="float" office:value="5086695471794">
            <text:p>5086695471794</text:p>
          </table:table-cell>
          <table:table-cell table:formula="of:=([.B1290]-[.B$2])/10^9" office:value-type="float" office:value="0.234951044">
            <text:p>0.234951</text:p>
          </table:table-cell>
          <table:table-cell table:formula="of:=[.C1290]-[.C1289]" office:value-type="float" office:value="0.000932143999999996">
            <text:p>0.000932</text:p>
          </table:table-cell>
          <table:table-cell table:formula="of:=[.A1290]-[.A128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4949">
            <text:p>1061.449490</text:p>
          </table:table-cell>
          <table:table-cell office:value-type="float" office:value="5086695471794">
            <text:p>5086695471794</text:p>
          </table:table-cell>
          <table:table-cell table:formula="of:=([.B1291]-[.B$2])/10^9" office:value-type="float" office:value="0.234951044">
            <text:p>0.234951</text:p>
          </table:table-cell>
          <table:table-cell table:formula="of:=[.C1291]-[.C1290]" office:value-type="float" office:value="0">
            <text:p>0.000000</text:p>
          </table:table-cell>
          <table:table-cell table:formula="of:=[.A1291]-[.A1290]" office:value-type="float" office:value="0.000000999999883788405">
            <text:p>0.000001</text:p>
          </table:table-cell>
          <table:table-cell/>
          <table:table-cell office:value-type="string">
            <text:p>716106 / 1858421 &lt;= 2000000 / 5000000</text:p>
          </table:table-cell>
          <table:table-cell/>
        </table:table-row>
        <table:table-row table:style-name="ro1">
          <table:table-cell office:value-type="float" office:value="1061.44949">
            <text:p>1061.449490</text:p>
          </table:table-cell>
          <table:table-cell office:value-type="float" office:value="5086695471794">
            <text:p>5086695471794</text:p>
          </table:table-cell>
          <table:table-cell table:formula="of:=([.B1292]-[.B$2])/10^9" office:value-type="float" office:value="0.234951044">
            <text:p>0.234951</text:p>
          </table:table-cell>
          <table:table-cell table:formula="of:=[.C1292]-[.C1291]" office:value-type="float" office:value="0">
            <text:p>0.000000</text:p>
          </table:table-cell>
          <table:table-cell table:formula="of:=[.A1292]-[.A1291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449492">
            <text:p>1061.449492</text:p>
          </table:table-cell>
          <table:table-cell office:value-type="float" office:value="5086695471794">
            <text:p>5086695471794</text:p>
          </table:table-cell>
          <table:table-cell table:formula="of:=([.B1293]-[.B$2])/10^9" office:value-type="float" office:value="0.234951044">
            <text:p>0.234951</text:p>
          </table:table-cell>
          <table:table-cell table:formula="of:=[.C1293]-[.C1292]" office:value-type="float" office:value="0">
            <text:p>0.000000</text:p>
          </table:table-cell>
          <table:table-cell table:formula="of:=[.A1293]-[.A1292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449499">
            <text:p>1061.449499</text:p>
          </table:table-cell>
          <table:table-cell office:value-type="float" office:value="5086695481630">
            <text:p>5086695481630</text:p>
          </table:table-cell>
          <table:table-cell table:formula="of:=([.B1294]-[.B$2])/10^9" office:value-type="float" office:value="0.23496088">
            <text:p>0.234961</text:p>
          </table:table-cell>
          <table:table-cell table:formula="of:=[.C1294]-[.C1293]" office:value-type="float" office:value="0.00000983600000001306">
            <text:p>0.000010</text:p>
          </table:table-cell>
          <table:table-cell table:formula="of:=[.A1294]-[.A1293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49504">
            <text:p>1061.449504</text:p>
          </table:table-cell>
          <table:table-cell office:value-type="float" office:value="5086695481630">
            <text:p>5086695481630</text:p>
          </table:table-cell>
          <table:table-cell table:formula="of:=([.B1295]-[.B$2])/10^9" office:value-type="float" office:value="0.23496088">
            <text:p>0.234961</text:p>
          </table:table-cell>
          <table:table-cell table:formula="of:=[.C1295]-[.C1294]" office:value-type="float" office:value="0">
            <text:p>0.000000</text:p>
          </table:table-cell>
          <table:table-cell table:formula="of:=[.A1295]-[.A1294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50223">
            <text:p>1061.450223</text:p>
          </table:table-cell>
          <table:table-cell office:value-type="float" office:value="5086696209777">
            <text:p>5086696209777</text:p>
          </table:table-cell>
          <table:table-cell table:formula="of:=([.B1296]-[.B$2])/10^9" office:value-type="float" office:value="0.235689027">
            <text:p>0.235689</text:p>
          </table:table-cell>
          <table:table-cell table:formula="of:=[.C1296]-[.C1295]" office:value-type="float" office:value="0.000728146999999985">
            <text:p>0.000728</text:p>
          </table:table-cell>
          <table:table-cell table:formula="of:=[.A1296]-[.A1295]" office:value-type="float" office:value="0.000719000000117376">
            <text:p>0.00071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450224">
            <text:p>1061.450224</text:p>
          </table:table-cell>
          <table:table-cell office:value-type="float" office:value="5086696209777">
            <text:p>5086696209777</text:p>
          </table:table-cell>
          <table:table-cell table:formula="of:=([.B1297]-[.B$2])/10^9" office:value-type="float" office:value="0.235689027">
            <text:p>0.235689</text:p>
          </table:table-cell>
          <table:table-cell table:formula="of:=[.C1297]-[.C1296]" office:value-type="float" office:value="0">
            <text:p>0.000000</text:p>
          </table:table-cell>
          <table:table-cell table:formula="of:=[.A1297]-[.A1296]" office:value-type="float" office:value="0.000000999999883788405">
            <text:p>0.000001</text:p>
          </table:table-cell>
          <table:table-cell/>
          <table:table-cell office:value-type="string">
            <text:p>uses up its c_s; 5086696209777-5086696013820=195957</text:p>
          </table:table-cell>
          <table:table-cell/>
        </table:table-row>
        <table:table-row table:style-name="ro1">
          <table:table-cell office:value-type="float" office:value="1061.450234">
            <text:p>1061.450234</text:p>
          </table:table-cell>
          <table:table-cell office:value-type="float" office:value="5086696221342">
            <text:p>5086696221342</text:p>
          </table:table-cell>
          <table:table-cell table:formula="of:=([.B1298]-[.B$2])/10^9" office:value-type="float" office:value="0.235700592">
            <text:p>0.235701</text:p>
          </table:table-cell>
          <table:table-cell table:formula="of:=[.C1298]-[.C1297]" office:value-type="float" office:value="0.0000115649999999912">
            <text:p>0.000012</text:p>
          </table:table-cell>
          <table:table-cell table:formula="of:=[.A1298]-[.A1297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50239">
            <text:p>1061.450239</text:p>
          </table:table-cell>
          <table:table-cell office:value-type="float" office:value="5086696221342">
            <text:p>5086696221342</text:p>
          </table:table-cell>
          <table:table-cell table:formula="of:=([.B1299]-[.B$2])/10^9" office:value-type="float" office:value="0.235700592">
            <text:p>0.235701</text:p>
          </table:table-cell>
          <table:table-cell table:formula="of:=[.C1299]-[.C1298]" office:value-type="float" office:value="0">
            <text:p>0.000000</text:p>
          </table:table-cell>
          <table:table-cell table:formula="of:=[.A1299]-[.A1298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50485">
            <text:p>1061.450485</text:p>
          </table:table-cell>
          <table:table-cell office:value-type="float" office:value="5086696221342">
            <text:p>5086696221342</text:p>
          </table:table-cell>
          <table:table-cell table:formula="of:=([.B1300]-[.B$2])/10^9" office:value-type="float" office:value="0.235700592">
            <text:p>0.235701</text:p>
          </table:table-cell>
          <table:table-cell table:formula="of:=[.C1300]-[.C1299]" office:value-type="float" office:value="0">
            <text:p>0.000000</text:p>
          </table:table-cell>
          <table:table-cell table:formula="of:=[.A1300]-[.A1299]" office:value-type="float" office:value="0.000246000000061031">
            <text:p>0.00024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50487">
            <text:p>1061.450487</text:p>
          </table:table-cell>
          <table:table-cell office:value-type="float" office:value="5086696474971">
            <text:p>5086696474971</text:p>
          </table:table-cell>
          <table:table-cell table:formula="of:=([.B1301]-[.B$2])/10^9" office:value-type="float" office:value="0.235954221">
            <text:p>0.235954</text:p>
          </table:table-cell>
          <table:table-cell table:formula="of:=[.C1301]-[.C1300]" office:value-type="float" office:value="0.000253629000000005">
            <text:p>0.000254</text:p>
          </table:table-cell>
          <table:table-cell table:formula="of:=[.A1301]-[.A130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50488">
            <text:p>1061.450488</text:p>
          </table:table-cell>
          <table:table-cell office:value-type="float" office:value="5086696474971">
            <text:p>5086696474971</text:p>
          </table:table-cell>
          <table:table-cell table:formula="of:=([.B1302]-[.B$2])/10^9" office:value-type="float" office:value="0.235954221">
            <text:p>0.235954</text:p>
          </table:table-cell>
          <table:table-cell table:formula="of:=[.C1302]-[.C1301]" office:value-type="float" office:value="0">
            <text:p>0.000000</text:p>
          </table:table-cell>
          <table:table-cell table:formula="of:=[.A1302]-[.A1301]" office:value-type="float" office:value="0.000000999999883788405">
            <text:p>0.000001</text:p>
          </table:table-cell>
          <table:table-cell office:value-type="string">
            <text:p>d_s is renewed (r + D) to 5086698474971; c_s is fully topped up</text:p>
          </table:table-cell>
          <table:table-cell table:number-columns-repeated="2"/>
        </table:table-row>
        <table:table-row table:style-name="ro1">
          <table:table-cell office:value-type="float" office:value="1061.451145">
            <text:p>1061.451145</text:p>
          </table:table-cell>
          <table:table-cell office:value-type="float" office:value="5086697132355">
            <text:p>5086697132355</text:p>
          </table:table-cell>
          <table:table-cell table:formula="of:=([.B1303]-[.B$2])/10^9" office:value-type="float" office:value="0.236611605">
            <text:p>0.236612</text:p>
          </table:table-cell>
          <table:table-cell table:formula="of:=[.C1303]-[.C1302]" office:value-type="float" office:value="0.000657384000000011">
            <text:p>0.000657</text:p>
          </table:table-cell>
          <table:table-cell table:formula="of:=[.A1303]-[.A1302]" office:value-type="float" office:value="0.000657000000046537">
            <text:p>0.00065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451146">
            <text:p>1061.451146</text:p>
          </table:table-cell>
          <table:table-cell office:value-type="float" office:value="5086697132355">
            <text:p>5086697132355</text:p>
          </table:table-cell>
          <table:table-cell table:formula="of:=([.B1304]-[.B$2])/10^9" office:value-type="float" office:value="0.236611605">
            <text:p>0.236612</text:p>
          </table:table-cell>
          <table:table-cell table:formula="of:=[.C1304]-[.C1303]" office:value-type="float" office:value="0">
            <text:p>0.000000</text:p>
          </table:table-cell>
          <table:table-cell table:formula="of:=[.A1304]-[.A1303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51151">
            <text:p>1061.451151</text:p>
          </table:table-cell>
          <table:table-cell office:value-type="float" office:value="5086697132355">
            <text:p>5086697132355</text:p>
          </table:table-cell>
          <table:table-cell table:formula="of:=([.B1305]-[.B$2])/10^9" office:value-type="float" office:value="0.236611605">
            <text:p>0.236612</text:p>
          </table:table-cell>
          <table:table-cell table:formula="of:=[.C1305]-[.C1304]" office:value-type="float" office:value="0">
            <text:p>0.000000</text:p>
          </table:table-cell>
          <table:table-cell table:formula="of:=[.A1305]-[.A1304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45135">
            <text:p>1061.451350</text:p>
          </table:table-cell>
          <table:table-cell office:value-type="float" office:value="5086697132355">
            <text:p>5086697132355</text:p>
          </table:table-cell>
          <table:table-cell table:formula="of:=([.B1306]-[.B$2])/10^9" office:value-type="float" office:value="0.236611605">
            <text:p>0.236612</text:p>
          </table:table-cell>
          <table:table-cell table:formula="of:=[.C1306]-[.C1305]" office:value-type="float" office:value="0">
            <text:p>0.000000</text:p>
          </table:table-cell>
          <table:table-cell table:formula="of:=[.A1306]-[.A1305]" office:value-type="float" office:value="0.000199000000066008">
            <text:p>0.00019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451351">
            <text:p>1061.451351</text:p>
          </table:table-cell>
          <table:table-cell office:value-type="float" office:value="5086697132355">
            <text:p>5086697132355</text:p>
          </table:table-cell>
          <table:table-cell table:formula="of:=([.B1307]-[.B$2])/10^9" office:value-type="float" office:value="0.236611605">
            <text:p>0.236612</text:p>
          </table:table-cell>
          <table:table-cell table:formula="of:=[.C1307]-[.C1306]" office:value-type="float" office:value="0">
            <text:p>0.000000</text:p>
          </table:table-cell>
          <table:table-cell table:formula="of:=[.A1307]-[.A1306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51352">
            <text:p>1061.451352</text:p>
          </table:table-cell>
          <table:table-cell office:value-type="float" office:value="5086697132355">
            <text:p>5086697132355</text:p>
          </table:table-cell>
          <table:table-cell table:formula="of:=([.B1308]-[.B$2])/10^9" office:value-type="float" office:value="0.236611605">
            <text:p>0.236612</text:p>
          </table:table-cell>
          <table:table-cell table:formula="of:=[.C1308]-[.C1307]" office:value-type="float" office:value="0">
            <text:p>0.000000</text:p>
          </table:table-cell>
          <table:table-cell table:formula="of:=[.A1308]-[.A1307]" office:value-type="float" office:value="0.00000100000011116208">
            <text:p>0.000001</text:p>
          </table:table-cell>
          <table:table-cell/>
          <table:table-cell office:value-type="string">
            <text:p>postpones its deadline to 5086702330215; c_s is topped up to 1987959</text:p>
          </table:table-cell>
          <table:table-cell/>
        </table:table-row>
        <table:table-row table:style-name="ro1">
          <table:table-cell office:value-type="float" office:value="1061.45207">
            <text:p>1061.452070</text:p>
          </table:table-cell>
          <table:table-cell office:value-type="float" office:value="5086698057876">
            <text:p>5086698057876</text:p>
          </table:table-cell>
          <table:table-cell table:formula="of:=([.B1309]-[.B$2])/10^9" office:value-type="float" office:value="0.237537126">
            <text:p>0.237537</text:p>
          </table:table-cell>
          <table:table-cell table:formula="of:=[.C1309]-[.C1308]" office:value-type="float" office:value="0.000925520999999985">
            <text:p>0.000926</text:p>
          </table:table-cell>
          <table:table-cell table:formula="of:=[.A1309]-[.A1308]" office:value-type="float" office:value="0.000718000000006214">
            <text:p>0.00071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52072">
            <text:p>1061.452072</text:p>
          </table:table-cell>
          <table:table-cell office:value-type="float" office:value="5086698057876">
            <text:p>5086698057876</text:p>
          </table:table-cell>
          <table:table-cell table:formula="of:=([.B1310]-[.B$2])/10^9" office:value-type="float" office:value="0.237537126">
            <text:p>0.237537</text:p>
          </table:table-cell>
          <table:table-cell table:formula="of:=[.C1310]-[.C1309]" office:value-type="float" office:value="0">
            <text:p>0.000000</text:p>
          </table:table-cell>
          <table:table-cell table:formula="of:=[.A1310]-[.A130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52076">
            <text:p>1061.452076</text:p>
          </table:table-cell>
          <table:table-cell office:value-type="float" office:value="5086698057876">
            <text:p>5086698057876</text:p>
          </table:table-cell>
          <table:table-cell table:formula="of:=([.B1311]-[.B$2])/10^9" office:value-type="float" office:value="0.237537126">
            <text:p>0.237537</text:p>
          </table:table-cell>
          <table:table-cell table:formula="of:=[.C1311]-[.C1310]" office:value-type="float" office:value="0">
            <text:p>0.000000</text:p>
          </table:table-cell>
          <table:table-cell table:formula="of:=[.A1311]-[.A1310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453301">
            <text:p>1061.453301</text:p>
          </table:table-cell>
          <table:table-cell office:value-type="float" office:value="5086699288763">
            <text:p>5086699288763</text:p>
          </table:table-cell>
          <table:table-cell table:formula="of:=([.B1312]-[.B$2])/10^9" office:value-type="float" office:value="0.238768013">
            <text:p>0.238768</text:p>
          </table:table-cell>
          <table:table-cell table:formula="of:=[.C1312]-[.C1311]" office:value-type="float" office:value="0.00123088700000001">
            <text:p>0.001231</text:p>
          </table:table-cell>
          <table:table-cell table:formula="of:=[.A1312]-[.A1311]" office:value-type="float" office:value="0.00122499999997672">
            <text:p>0.00122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53303">
            <text:p>1061.453303</text:p>
          </table:table-cell>
          <table:table-cell office:value-type="float" office:value="5086699288763">
            <text:p>5086699288763</text:p>
          </table:table-cell>
          <table:table-cell table:formula="of:=([.B1313]-[.B$2])/10^9" office:value-type="float" office:value="0.238768013">
            <text:p>0.238768</text:p>
          </table:table-cell>
          <table:table-cell table:formula="of:=[.C1313]-[.C1312]" office:value-type="float" office:value="0">
            <text:p>0.000000</text:p>
          </table:table-cell>
          <table:table-cell table:formula="of:=[.A1313]-[.A1312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53971">
            <text:p>1061.453971</text:p>
          </table:table-cell>
          <table:table-cell office:value-type="float" office:value="5086699859444">
            <text:p>5086699859444</text:p>
          </table:table-cell>
          <table:table-cell table:formula="of:=([.B1314]-[.B$2])/10^9" office:value-type="float" office:value="0.239338694">
            <text:p>0.239339</text:p>
          </table:table-cell>
          <table:table-cell table:formula="of:=[.C1314]-[.C1313]" office:value-type="float" office:value="0.00057068099999999">
            <text:p>0.000571</text:p>
          </table:table-cell>
          <table:table-cell table:formula="of:=[.A1314]-[.A1313]" office:value-type="float" office:value="0.000667999999905078">
            <text:p>0.00066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453974">
            <text:p>1061.453974</text:p>
          </table:table-cell>
          <table:table-cell office:value-type="float" office:value="5086700532346">
            <text:p>5086700532346</text:p>
          </table:table-cell>
          <table:table-cell table:formula="of:=([.B1315]-[.B$2])/10^9" office:value-type="float" office:value="0.240011596">
            <text:p>0.240012</text:p>
          </table:table-cell>
          <table:table-cell table:formula="of:=[.C1315]-[.C1314]" office:value-type="float" office:value="0.000672902000000003">
            <text:p>0.000673</text:p>
          </table:table-cell>
          <table:table-cell table:formula="of:=[.A1315]-[.A1314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453974">
            <text:p>1061.453974</text:p>
          </table:table-cell>
          <table:table-cell office:value-type="float" office:value="5086700532346">
            <text:p>5086700532346</text:p>
          </table:table-cell>
          <table:table-cell table:formula="of:=([.B1316]-[.B$2])/10^9" office:value-type="float" office:value="0.240011596">
            <text:p>0.240012</text:p>
          </table:table-cell>
          <table:table-cell table:formula="of:=[.C1316]-[.C1315]" office:value-type="float" office:value="0">
            <text:p>0.000000</text:p>
          </table:table-cell>
          <table:table-cell table:formula="of:=[.A1316]-[.A1315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5086707532346; c_s is fully topped up</text:p>
          </table:table-cell>
        </table:table-row>
        <table:table-row table:style-name="ro1">
          <table:table-cell office:value-type="float" office:value="1061.453978">
            <text:p>1061.453978</text:p>
          </table:table-cell>
          <table:table-cell office:value-type="float" office:value="5086700532346">
            <text:p>5086700532346</text:p>
          </table:table-cell>
          <table:table-cell table:formula="of:=([.B1317]-[.B$2])/10^9" office:value-type="float" office:value="0.240011596">
            <text:p>0.240012</text:p>
          </table:table-cell>
          <table:table-cell table:formula="of:=[.C1317]-[.C1316]" office:value-type="float" office:value="0">
            <text:p>0.000000</text:p>
          </table:table-cell>
          <table:table-cell table:formula="of:=[.A1317]-[.A1316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53981">
            <text:p>1061.453981</text:p>
          </table:table-cell>
          <table:table-cell office:value-type="float" office:value="5086700539390">
            <text:p>5086700539390</text:p>
          </table:table-cell>
          <table:table-cell table:formula="of:=([.B1318]-[.B$2])/10^9" office:value-type="float" office:value="0.24001864">
            <text:p>0.240019</text:p>
          </table:table-cell>
          <table:table-cell table:formula="of:=[.C1318]-[.C1317]" office:value-type="float" office:value="0.0000070440000000116">
            <text:p>0.000007</text:p>
          </table:table-cell>
          <table:table-cell table:formula="of:=[.A1318]-[.A1317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53981">
            <text:p>1061.453981</text:p>
          </table:table-cell>
          <table:table-cell office:value-type="float" office:value="5086700539390">
            <text:p>5086700539390</text:p>
          </table:table-cell>
          <table:table-cell table:formula="of:=([.B1319]-[.B$2])/10^9" office:value-type="float" office:value="0.24001864">
            <text:p>0.240019</text:p>
          </table:table-cell>
          <table:table-cell table:formula="of:=[.C1319]-[.C1318]" office:value-type="float" office:value="0">
            <text:p>0.000000</text:p>
          </table:table-cell>
          <table:table-cell table:formula="of:=[.A1319]-[.A1318]" office:value-type="float" office:value="0">
            <text:p>0.000000</text:p>
          </table:table-cell>
          <table:table-cell office:value-type="string">
            <text:p>d_s is renewed (r + D) to 5086702539390; c_s is fully topped up</text:p>
          </table:table-cell>
          <table:table-cell table:number-columns-repeated="2"/>
        </table:table-row>
        <table:table-row table:style-name="ro1">
          <table:table-cell office:value-type="float" office:value="1061.453985">
            <text:p>1061.453985</text:p>
          </table:table-cell>
          <table:table-cell office:value-type="float" office:value="5086700539390">
            <text:p>5086700539390</text:p>
          </table:table-cell>
          <table:table-cell table:formula="of:=([.B1320]-[.B$2])/10^9" office:value-type="float" office:value="0.24001864">
            <text:p>0.240019</text:p>
          </table:table-cell>
          <table:table-cell table:formula="of:=[.C1320]-[.C1319]" office:value-type="float" office:value="0">
            <text:p>0.000000</text:p>
          </table:table-cell>
          <table:table-cell table:formula="of:=[.A1320]-[.A1319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53987">
            <text:p>1061.453987</text:p>
          </table:table-cell>
          <table:table-cell office:value-type="float" office:value="5086700546038">
            <text:p>5086700546038</text:p>
          </table:table-cell>
          <table:table-cell table:formula="of:=([.B1321]-[.B$2])/10^9" office:value-type="float" office:value="0.240025288">
            <text:p>0.240025</text:p>
          </table:table-cell>
          <table:table-cell table:formula="of:=[.C1321]-[.C1320]" office:value-type="float" office:value="0.00000664799999999799">
            <text:p>0.000007</text:p>
          </table:table-cell>
          <table:table-cell table:formula="of:=[.A1321]-[.A132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53988">
            <text:p>1061.453988</text:p>
          </table:table-cell>
          <table:table-cell office:value-type="float" office:value="5086700546038">
            <text:p>5086700546038</text:p>
          </table:table-cell>
          <table:table-cell table:formula="of:=([.B1322]-[.B$2])/10^9" office:value-type="float" office:value="0.240025288">
            <text:p>0.240025</text:p>
          </table:table-cell>
          <table:table-cell table:formula="of:=[.C1322]-[.C1321]" office:value-type="float" office:value="0">
            <text:p>0.000000</text:p>
          </table:table-cell>
          <table:table-cell table:formula="of:=[.A1322]-[.A1321]" office:value-type="float" office:value="0.000000999999883788405">
            <text:p>0.000001</text:p>
          </table:table-cell>
          <table:table-cell/>
          <table:table-cell office:value-type="string">
            <text:p>757072 / 1784177 &gt; 2000000 / 5000000</text:p>
          </table:table-cell>
          <table:table-cell/>
        </table:table-row>
        <table:table-row table:style-name="ro1">
          <table:table-cell office:value-type="float" office:value="1061.453989">
            <text:p>1061.453989</text:p>
          </table:table-cell>
          <table:table-cell office:value-type="float" office:value="5086700546038">
            <text:p>5086700546038</text:p>
          </table:table-cell>
          <table:table-cell table:formula="of:=([.B1323]-[.B$2])/10^9" office:value-type="float" office:value="0.240025288">
            <text:p>0.240025</text:p>
          </table:table-cell>
          <table:table-cell table:formula="of:=[.C1323]-[.C1322]" office:value-type="float" office:value="0">
            <text:p>0.000000</text:p>
          </table:table-cell>
          <table:table-cell table:formula="of:=[.A1323]-[.A1322]" office:value-type="float" office:value="0.00000100000011116208">
            <text:p>0.000001</text:p>
          </table:table-cell>
          <table:table-cell/>
          <table:table-cell office:value-type="string">
            <text:p>d_s is renewed (r + D) to 5086705546038; c_s is fully topped up</text:p>
          </table:table-cell>
          <table:table-cell/>
        </table:table-row>
        <table:table-row table:style-name="ro1">
          <table:table-cell office:value-type="float" office:value="1061.45403">
            <text:p>1061.454030</text:p>
          </table:table-cell>
          <table:table-cell office:value-type="float" office:value="5086700546038">
            <text:p>5086700546038</text:p>
          </table:table-cell>
          <table:table-cell table:formula="of:=([.B1324]-[.B$2])/10^9" office:value-type="float" office:value="0.240025288">
            <text:p>0.240025</text:p>
          </table:table-cell>
          <table:table-cell table:formula="of:=[.C1324]-[.C1323]" office:value-type="float" office:value="0">
            <text:p>0.000000</text:p>
          </table:table-cell>
          <table:table-cell table:formula="of:=[.A1324]-[.A1323]" office:value-type="float" office:value="0.0000410000000101718">
            <text:p>0.000041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061.454942">
            <text:p>1061.454942</text:p>
          </table:table-cell>
          <table:table-cell office:value-type="float" office:value="5086701500760">
            <text:p>5086701500760</text:p>
          </table:table-cell>
          <table:table-cell table:formula="of:=([.B1325]-[.B$2])/10^9" office:value-type="float" office:value="0.24098001">
            <text:p>0.240980</text:p>
          </table:table-cell>
          <table:table-cell table:formula="of:=[.C1325]-[.C1324]" office:value-type="float" office:value="0.000954721999999991">
            <text:p>0.000955</text:p>
          </table:table-cell>
          <table:table-cell table:formula="of:=[.A1325]-[.A1324]" office:value-type="float" office:value="0.000911999999971158">
            <text:p>0.00091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54943">
            <text:p>1061.454943</text:p>
          </table:table-cell>
          <table:table-cell office:value-type="float" office:value="5086701500760">
            <text:p>5086701500760</text:p>
          </table:table-cell>
          <table:table-cell table:formula="of:=([.B1326]-[.B$2])/10^9" office:value-type="float" office:value="0.24098001">
            <text:p>0.240980</text:p>
          </table:table-cell>
          <table:table-cell table:formula="of:=[.C1326]-[.C1325]" office:value-type="float" office:value="0">
            <text:p>0.000000</text:p>
          </table:table-cell>
          <table:table-cell table:formula="of:=[.A1326]-[.A1325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54951">
            <text:p>1061.454951</text:p>
          </table:table-cell>
          <table:table-cell office:value-type="float" office:value="5086701500760">
            <text:p>5086701500760</text:p>
          </table:table-cell>
          <table:table-cell table:formula="of:=([.B1327]-[.B$2])/10^9" office:value-type="float" office:value="0.24098001">
            <text:p>0.240980</text:p>
          </table:table-cell>
          <table:table-cell table:formula="of:=[.C1327]-[.C1326]" office:value-type="float" office:value="0">
            <text:p>0.000000</text:p>
          </table:table-cell>
          <table:table-cell table:formula="of:=[.A1327]-[.A1326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45686">
            <text:p>1061.456860</text:p>
          </table:table-cell>
          <table:table-cell office:value-type="float" office:value="5086703418960">
            <text:p>5086703418960</text:p>
          </table:table-cell>
          <table:table-cell table:formula="of:=([.B1328]-[.B$2])/10^9" office:value-type="float" office:value="0.24289821">
            <text:p>0.242898</text:p>
          </table:table-cell>
          <table:table-cell table:formula="of:=[.C1328]-[.C1327]" office:value-type="float" office:value="0.00191820000000001">
            <text:p>0.001918</text:p>
          </table:table-cell>
          <table:table-cell table:formula="of:=[.A1328]-[.A1327]" office:value-type="float" office:value="0.00190900000006877">
            <text:p>0.00190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56862">
            <text:p>1061.456862</text:p>
          </table:table-cell>
          <table:table-cell office:value-type="float" office:value="5086703418960">
            <text:p>5086703418960</text:p>
          </table:table-cell>
          <table:table-cell table:formula="of:=([.B1329]-[.B$2])/10^9" office:value-type="float" office:value="0.24289821">
            <text:p>0.242898</text:p>
          </table:table-cell>
          <table:table-cell table:formula="of:=[.C1329]-[.C1328]" office:value-type="float" office:value="0">
            <text:p>0.000000</text:p>
          </table:table-cell>
          <table:table-cell table:formula="of:=[.A1329]-[.A132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56867">
            <text:p>1061.456867</text:p>
          </table:table-cell>
          <table:table-cell office:value-type="float" office:value="5086703418960">
            <text:p>5086703418960</text:p>
          </table:table-cell>
          <table:table-cell table:formula="of:=([.B1330]-[.B$2])/10^9" office:value-type="float" office:value="0.24289821">
            <text:p>0.242898</text:p>
          </table:table-cell>
          <table:table-cell table:formula="of:=[.C1330]-[.C1329]" office:value-type="float" office:value="0">
            <text:p>0.000000</text:p>
          </table:table-cell>
          <table:table-cell table:formula="of:=[.A1330]-[.A1329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5791">
            <text:p>1061.457910</text:p>
          </table:table-cell>
          <table:table-cell office:value-type="float" office:value="5086704014782">
            <text:p>5086704014782</text:p>
          </table:table-cell>
          <table:table-cell table:formula="of:=([.B1331]-[.B$2])/10^9" office:value-type="float" office:value="0.243494032">
            <text:p>0.243494</text:p>
          </table:table-cell>
          <table:table-cell table:formula="of:=[.C1331]-[.C1330]" office:value-type="float" office:value="0.000595821999999996">
            <text:p>0.000596</text:p>
          </table:table-cell>
          <table:table-cell table:formula="of:=[.A1331]-[.A1330]" office:value-type="float" office:value="0.00104299999998148">
            <text:p>0.00104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57912">
            <text:p>1061.457912</text:p>
          </table:table-cell>
          <table:table-cell office:value-type="float" office:value="5086704474984">
            <text:p>5086704474984</text:p>
          </table:table-cell>
          <table:table-cell table:formula="of:=([.B1332]-[.B$2])/10^9" office:value-type="float" office:value="0.243954234">
            <text:p>0.243954</text:p>
          </table:table-cell>
          <table:table-cell table:formula="of:=[.C1332]-[.C1331]" office:value-type="float" office:value="0.000460201999999993">
            <text:p>0.000460</text:p>
          </table:table-cell>
          <table:table-cell table:formula="of:=[.A1332]-[.A133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57913">
            <text:p>1061.457913</text:p>
          </table:table-cell>
          <table:table-cell office:value-type="float" office:value="5086704474984">
            <text:p>5086704474984</text:p>
          </table:table-cell>
          <table:table-cell table:formula="of:=([.B1333]-[.B$2])/10^9" office:value-type="float" office:value="0.243954234">
            <text:p>0.243954</text:p>
          </table:table-cell>
          <table:table-cell table:formula="of:=[.C1333]-[.C1332]" office:value-type="float" office:value="0">
            <text:p>0.000000</text:p>
          </table:table-cell>
          <table:table-cell table:formula="of:=[.A1333]-[.A1332]" office:value-type="float" office:value="0.000000999999883788405">
            <text:p>0.000001</text:p>
          </table:table-cell>
          <table:table-cell office:value-type="string">
            <text:p>d_s is renewed (r + D) to 5086706474984; c_s is fully topped up</text:p>
          </table:table-cell>
          <table:table-cell table:number-columns-repeated="2"/>
        </table:table-row>
        <table:table-row table:style-name="ro1">
          <table:table-cell office:value-type="float" office:value="1061.457915">
            <text:p>1061.457915</text:p>
          </table:table-cell>
          <table:table-cell office:value-type="float" office:value="5086704474984">
            <text:p>5086704474984</text:p>
          </table:table-cell>
          <table:table-cell table:formula="of:=([.B1334]-[.B$2])/10^9" office:value-type="float" office:value="0.243954234">
            <text:p>0.243954</text:p>
          </table:table-cell>
          <table:table-cell table:formula="of:=[.C1334]-[.C1333]" office:value-type="float" office:value="0">
            <text:p>0.000000</text:p>
          </table:table-cell>
          <table:table-cell table:formula="of:=[.A1334]-[.A1333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457922">
            <text:p>1061.457922</text:p>
          </table:table-cell>
          <table:table-cell office:value-type="float" office:value="5086704484424">
            <text:p>5086704484424</text:p>
          </table:table-cell>
          <table:table-cell table:formula="of:=([.B1335]-[.B$2])/10^9" office:value-type="float" office:value="0.243963674">
            <text:p>0.243964</text:p>
          </table:table-cell>
          <table:table-cell table:formula="of:=[.C1335]-[.C1334]" office:value-type="float" office:value="0.00000943999999999945">
            <text:p>0.000009</text:p>
          </table:table-cell>
          <table:table-cell table:formula="of:=[.A1335]-[.A1334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57927">
            <text:p>1061.457927</text:p>
          </table:table-cell>
          <table:table-cell office:value-type="float" office:value="5086704484424">
            <text:p>5086704484424</text:p>
          </table:table-cell>
          <table:table-cell table:formula="of:=([.B1336]-[.B$2])/10^9" office:value-type="float" office:value="0.243963674">
            <text:p>0.243964</text:p>
          </table:table-cell>
          <table:table-cell table:formula="of:=[.C1336]-[.C1335]" office:value-type="float" office:value="0">
            <text:p>0.000000</text:p>
          </table:table-cell>
          <table:table-cell table:formula="of:=[.A1336]-[.A1335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458833">
            <text:p>1061.458833</text:p>
          </table:table-cell>
          <table:table-cell office:value-type="float" office:value="5086705396001">
            <text:p>5086705396001</text:p>
          </table:table-cell>
          <table:table-cell table:formula="of:=([.B1337]-[.B$2])/10^9" office:value-type="float" office:value="0.244875251">
            <text:p>0.244875</text:p>
          </table:table-cell>
          <table:table-cell table:formula="of:=[.C1337]-[.C1336]" office:value-type="float" office:value="0.000911576999999997">
            <text:p>0.000912</text:p>
          </table:table-cell>
          <table:table-cell table:formula="of:=[.A1337]-[.A1336]" office:value-type="float" office:value="0.000905999999986307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58835">
            <text:p>1061.458835</text:p>
          </table:table-cell>
          <table:table-cell office:value-type="float" office:value="5086705396001">
            <text:p>5086705396001</text:p>
          </table:table-cell>
          <table:table-cell table:formula="of:=([.B1338]-[.B$2])/10^9" office:value-type="float" office:value="0.244875251">
            <text:p>0.244875</text:p>
          </table:table-cell>
          <table:table-cell table:formula="of:=[.C1338]-[.C1337]" office:value-type="float" office:value="0">
            <text:p>0.000000</text:p>
          </table:table-cell>
          <table:table-cell table:formula="of:=[.A1338]-[.A133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58839">
            <text:p>1061.458839</text:p>
          </table:table-cell>
          <table:table-cell office:value-type="float" office:value="5086705396001">
            <text:p>5086705396001</text:p>
          </table:table-cell>
          <table:table-cell table:formula="of:=([.B1339]-[.B$2])/10^9" office:value-type="float" office:value="0.244875251">
            <text:p>0.244875</text:p>
          </table:table-cell>
          <table:table-cell table:formula="of:=[.C1339]-[.C1338]" office:value-type="float" office:value="0">
            <text:p>0.000000</text:p>
          </table:table-cell>
          <table:table-cell table:formula="of:=[.A1339]-[.A1338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458909">
            <text:p>1061.458909</text:p>
          </table:table-cell>
          <table:table-cell office:value-type="float" office:value="5086705396001">
            <text:p>5086705396001</text:p>
          </table:table-cell>
          <table:table-cell table:formula="of:=([.B1340]-[.B$2])/10^9" office:value-type="float" office:value="0.244875251">
            <text:p>0.244875</text:p>
          </table:table-cell>
          <table:table-cell table:formula="of:=[.C1340]-[.C1339]" office:value-type="float" office:value="0">
            <text:p>0.000000</text:p>
          </table:table-cell>
          <table:table-cell table:formula="of:=[.A1340]-[.A1339]" office:value-type="float" office:value="0.0000700000000506407">
            <text:p>0.00007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58911">
            <text:p>1061.458911</text:p>
          </table:table-cell>
          <table:table-cell office:value-type="float" office:value="5086705473962">
            <text:p>5086705473962</text:p>
          </table:table-cell>
          <table:table-cell table:formula="of:=([.B1341]-[.B$2])/10^9" office:value-type="float" office:value="0.244953212">
            <text:p>0.244953</text:p>
          </table:table-cell>
          <table:table-cell table:formula="of:=[.C1341]-[.C1340]" office:value-type="float" office:value="0.0000779610000000153">
            <text:p>0.000078</text:p>
          </table:table-cell>
          <table:table-cell table:formula="of:=[.A1341]-[.A134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58912">
            <text:p>1061.458912</text:p>
          </table:table-cell>
          <table:table-cell office:value-type="float" office:value="5086705473962">
            <text:p>5086705473962</text:p>
          </table:table-cell>
          <table:table-cell table:formula="of:=([.B1342]-[.B$2])/10^9" office:value-type="float" office:value="0.244953212">
            <text:p>0.244953</text:p>
          </table:table-cell>
          <table:table-cell table:formula="of:=[.C1342]-[.C1341]" office:value-type="float" office:value="0">
            <text:p>0.000000</text:p>
          </table:table-cell>
          <table:table-cell table:formula="of:=[.A1342]-[.A1341]" office:value-type="float" office:value="0.00000100000011116208">
            <text:p>0.000001</text:p>
          </table:table-cell>
          <table:table-cell/>
          <table:table-cell office:value-type="string">
            <text:p>81800 / 72076 &gt; 2000000 / 5000000</text:p>
          </table:table-cell>
          <table:table-cell/>
        </table:table-row>
        <table:table-row table:style-name="ro1">
          <table:table-cell office:value-type="float" office:value="1061.458913">
            <text:p>1061.458913</text:p>
          </table:table-cell>
          <table:table-cell office:value-type="float" office:value="5086705473962">
            <text:p>5086705473962</text:p>
          </table:table-cell>
          <table:table-cell table:formula="of:=([.B1343]-[.B$2])/10^9" office:value-type="float" office:value="0.244953212">
            <text:p>0.244953</text:p>
          </table:table-cell>
          <table:table-cell table:formula="of:=[.C1343]-[.C1342]" office:value-type="float" office:value="0">
            <text:p>0.000000</text:p>
          </table:table-cell>
          <table:table-cell table:formula="of:=[.A1343]-[.A1342]" office:value-type="float" office:value="0.000000999999883788405">
            <text:p>0.000001</text:p>
          </table:table-cell>
          <table:table-cell/>
          <table:table-cell office:value-type="string">
            <text:p>d_s is renewed (r + D) to 5086710473962; c_s is fully topped up</text:p>
          </table:table-cell>
          <table:table-cell/>
        </table:table-row>
        <table:table-row table:style-name="ro1">
          <table:table-cell office:value-type="float" office:value="1061.460762">
            <text:p>1061.460762</text:p>
          </table:table-cell>
          <table:table-cell office:value-type="float" office:value="5086707324577">
            <text:p>5086707324577</text:p>
          </table:table-cell>
          <table:table-cell table:formula="of:=([.B1344]-[.B$2])/10^9" office:value-type="float" office:value="0.246803827">
            <text:p>0.246804</text:p>
          </table:table-cell>
          <table:table-cell table:formula="of:=[.C1344]-[.C1343]" office:value-type="float" office:value="0.001850615">
            <text:p>0.001851</text:p>
          </table:table-cell>
          <table:table-cell table:formula="of:=[.A1344]-[.A1343]" office:value-type="float" office:value="0.00184899999999288">
            <text:p>0.00184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460764">
            <text:p>1061.460764</text:p>
          </table:table-cell>
          <table:table-cell office:value-type="float" office:value="5086707324577">
            <text:p>5086707324577</text:p>
          </table:table-cell>
          <table:table-cell table:formula="of:=([.B1345]-[.B$2])/10^9" office:value-type="float" office:value="0.246803827">
            <text:p>0.246804</text:p>
          </table:table-cell>
          <table:table-cell table:formula="of:=[.C1345]-[.C1344]" office:value-type="float" office:value="0">
            <text:p>0.000000</text:p>
          </table:table-cell>
          <table:table-cell table:formula="of:=[.A1345]-[.A1344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60769">
            <text:p>1061.460769</text:p>
          </table:table-cell>
          <table:table-cell office:value-type="float" office:value="5086707324577">
            <text:p>5086707324577</text:p>
          </table:table-cell>
          <table:table-cell table:formula="of:=([.B1346]-[.B$2])/10^9" office:value-type="float" office:value="0.246803827">
            <text:p>0.246804</text:p>
          </table:table-cell>
          <table:table-cell table:formula="of:=[.C1346]-[.C1345]" office:value-type="float" office:value="0">
            <text:p>0.000000</text:p>
          </table:table-cell>
          <table:table-cell table:formula="of:=[.A1346]-[.A1345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61906">
            <text:p>1061.461906</text:p>
          </table:table-cell>
          <table:table-cell office:value-type="float" office:value="5086708015491">
            <text:p>5086708015491</text:p>
          </table:table-cell>
          <table:table-cell table:formula="of:=([.B1347]-[.B$2])/10^9" office:value-type="float" office:value="0.247494741">
            <text:p>0.247495</text:p>
          </table:table-cell>
          <table:table-cell table:formula="of:=[.C1347]-[.C1346]" office:value-type="float" office:value="0.000690913999999987">
            <text:p>0.000691</text:p>
          </table:table-cell>
          <table:table-cell table:formula="of:=[.A1347]-[.A1346]" office:value-type="float" office:value="0.00113699999997152">
            <text:p>0.00113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61908">
            <text:p>1061.461908</text:p>
          </table:table-cell>
          <table:table-cell office:value-type="float" office:value="5086708475045">
            <text:p>5086708475045</text:p>
          </table:table-cell>
          <table:table-cell table:formula="of:=([.B1348]-[.B$2])/10^9" office:value-type="float" office:value="0.247954295">
            <text:p>0.247954</text:p>
          </table:table-cell>
          <table:table-cell table:formula="of:=[.C1348]-[.C1347]" office:value-type="float" office:value="0.000459554000000001">
            <text:p>0.000460</text:p>
          </table:table-cell>
          <table:table-cell table:formula="of:=[.A1348]-[.A134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61909">
            <text:p>1061.461909</text:p>
          </table:table-cell>
          <table:table-cell office:value-type="float" office:value="5086708475045">
            <text:p>5086708475045</text:p>
          </table:table-cell>
          <table:table-cell table:formula="of:=([.B1349]-[.B$2])/10^9" office:value-type="float" office:value="0.247954295">
            <text:p>0.247954</text:p>
          </table:table-cell>
          <table:table-cell table:formula="of:=[.C1349]-[.C1348]" office:value-type="float" office:value="0">
            <text:p>0.000000</text:p>
          </table:table-cell>
          <table:table-cell table:formula="of:=[.A1349]-[.A1348]" office:value-type="float" office:value="0.00000100000011116208">
            <text:p>0.000001</text:p>
          </table:table-cell>
          <table:table-cell office:value-type="string">
            <text:p>d_s is renewed (r + D) to 5086710475045; c_s is fully topped up</text:p>
          </table:table-cell>
          <table:table-cell table:number-columns-repeated="2"/>
        </table:table-row>
        <table:table-row table:style-name="ro1">
          <table:table-cell office:value-type="float" office:value="1061.462718">
            <text:p>1061.462718</text:p>
          </table:table-cell>
          <table:table-cell office:value-type="float" office:value="5086709284563">
            <text:p>5086709284563</text:p>
          </table:table-cell>
          <table:table-cell table:formula="of:=([.B1350]-[.B$2])/10^9" office:value-type="float" office:value="0.248763813">
            <text:p>0.248764</text:p>
          </table:table-cell>
          <table:table-cell table:formula="of:=[.C1350]-[.C1349]" office:value-type="float" office:value="0.000809518000000009">
            <text:p>0.000810</text:p>
          </table:table-cell>
          <table:table-cell table:formula="of:=[.A1350]-[.A1349]" office:value-type="float" office:value="0.000808999999890148">
            <text:p>0.00080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62719">
            <text:p>1061.462719</text:p>
          </table:table-cell>
          <table:table-cell office:value-type="float" office:value="5086709284563">
            <text:p>5086709284563</text:p>
          </table:table-cell>
          <table:table-cell table:formula="of:=([.B1351]-[.B$2])/10^9" office:value-type="float" office:value="0.248763813">
            <text:p>0.248764</text:p>
          </table:table-cell>
          <table:table-cell table:formula="of:=[.C1351]-[.C1350]" office:value-type="float" office:value="0">
            <text:p>0.000000</text:p>
          </table:table-cell>
          <table:table-cell table:formula="of:=[.A1351]-[.A1350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62726">
            <text:p>1061.462726</text:p>
          </table:table-cell>
          <table:table-cell office:value-type="float" office:value="5086709284563">
            <text:p>5086709284563</text:p>
          </table:table-cell>
          <table:table-cell table:formula="of:=([.B1352]-[.B$2])/10^9" office:value-type="float" office:value="0.248763813">
            <text:p>0.248764</text:p>
          </table:table-cell>
          <table:table-cell table:formula="of:=[.C1352]-[.C1351]" office:value-type="float" office:value="0">
            <text:p>0.000000</text:p>
          </table:table-cell>
          <table:table-cell table:formula="of:=[.A1352]-[.A1351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463636">
            <text:p>1061.463636</text:p>
          </table:table-cell>
          <table:table-cell office:value-type="float" office:value="5086710202632">
            <text:p>5086710202632</text:p>
          </table:table-cell>
          <table:table-cell table:formula="of:=([.B1353]-[.B$2])/10^9" office:value-type="float" office:value="0.249681882">
            <text:p>0.249682</text:p>
          </table:table-cell>
          <table:table-cell table:formula="of:=[.C1353]-[.C1352]" office:value-type="float" office:value="0.000918068999999994">
            <text:p>0.000918</text:p>
          </table:table-cell>
          <table:table-cell table:formula="of:=[.A1353]-[.A1352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63637">
            <text:p>1061.463637</text:p>
          </table:table-cell>
          <table:table-cell office:value-type="float" office:value="5086710202632">
            <text:p>5086710202632</text:p>
          </table:table-cell>
          <table:table-cell table:formula="of:=([.B1354]-[.B$2])/10^9" office:value-type="float" office:value="0.249681882">
            <text:p>0.249682</text:p>
          </table:table-cell>
          <table:table-cell table:formula="of:=[.C1354]-[.C1353]" office:value-type="float" office:value="0">
            <text:p>0.000000</text:p>
          </table:table-cell>
          <table:table-cell table:formula="of:=[.A1354]-[.A1353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63706">
            <text:p>1061.463706</text:p>
          </table:table-cell>
          <table:table-cell office:value-type="float" office:value="5086710202632">
            <text:p>5086710202632</text:p>
          </table:table-cell>
          <table:table-cell table:formula="of:=([.B1355]-[.B$2])/10^9" office:value-type="float" office:value="0.249681882">
            <text:p>0.249682</text:p>
          </table:table-cell>
          <table:table-cell table:formula="of:=[.C1355]-[.C1354]" office:value-type="float" office:value="0">
            <text:p>0.000000</text:p>
          </table:table-cell>
          <table:table-cell table:formula="of:=[.A1355]-[.A1354]" office:value-type="float" office:value="0.0000689999999394786">
            <text:p>0.00006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463708">
            <text:p>1061.463708</text:p>
          </table:table-cell>
          <table:table-cell office:value-type="float" office:value="5086710503618">
            <text:p>5086710503618</text:p>
          </table:table-cell>
          <table:table-cell table:formula="of:=([.B1356]-[.B$2])/10^9" office:value-type="float" office:value="0.249982868">
            <text:p>0.249983</text:p>
          </table:table-cell>
          <table:table-cell table:formula="of:=[.C1356]-[.C1355]" office:value-type="float" office:value="0.000300986000000003">
            <text:p>0.000301</text:p>
          </table:table-cell>
          <table:table-cell table:formula="of:=[.A1356]-[.A1355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463709">
            <text:p>1061.463709</text:p>
          </table:table-cell>
          <table:table-cell office:value-type="float" office:value="5086710503618">
            <text:p>5086710503618</text:p>
          </table:table-cell>
          <table:table-cell table:formula="of:=([.B1357]-[.B$2])/10^9" office:value-type="float" office:value="0.249982868">
            <text:p>0.249983</text:p>
          </table:table-cell>
          <table:table-cell table:formula="of:=[.C1357]-[.C1356]" office:value-type="float" office:value="0">
            <text:p>0.000000</text:p>
          </table:table-cell>
          <table:table-cell table:formula="of:=[.A1357]-[.A1356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5086717503618; c_s is fully topped up</text:p>
          </table:table-cell>
        </table:table-row>
        <table:table-row table:style-name="ro1">
          <table:table-cell office:value-type="float" office:value="1061.463713">
            <text:p>1061.463713</text:p>
          </table:table-cell>
          <table:table-cell office:value-type="float" office:value="5086710503618">
            <text:p>5086710503618</text:p>
          </table:table-cell>
          <table:table-cell table:formula="of:=([.B1358]-[.B$2])/10^9" office:value-type="float" office:value="0.249982868">
            <text:p>0.249983</text:p>
          </table:table-cell>
          <table:table-cell table:formula="of:=[.C1358]-[.C1357]" office:value-type="float" office:value="0">
            <text:p>0.000000</text:p>
          </table:table-cell>
          <table:table-cell table:formula="of:=[.A1358]-[.A1357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63715">
            <text:p>1061.463715</text:p>
          </table:table-cell>
          <table:table-cell office:value-type="float" office:value="5086710510758">
            <text:p>5086710510758</text:p>
          </table:table-cell>
          <table:table-cell table:formula="of:=([.B1359]-[.B$2])/10^9" office:value-type="float" office:value="0.249990008">
            <text:p>0.249990</text:p>
          </table:table-cell>
          <table:table-cell table:formula="of:=[.C1359]-[.C1358]" office:value-type="float" office:value="0.00000714000000001658">
            <text:p>0.000007</text:p>
          </table:table-cell>
          <table:table-cell table:formula="of:=[.A1359]-[.A135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63716">
            <text:p>1061.463716</text:p>
          </table:table-cell>
          <table:table-cell office:value-type="float" office:value="5086710510758">
            <text:p>5086710510758</text:p>
          </table:table-cell>
          <table:table-cell table:formula="of:=([.B1360]-[.B$2])/10^9" office:value-type="float" office:value="0.249990008">
            <text:p>0.249990</text:p>
          </table:table-cell>
          <table:table-cell table:formula="of:=[.C1360]-[.C1359]" office:value-type="float" office:value="0">
            <text:p>0.000000</text:p>
          </table:table-cell>
          <table:table-cell table:formula="of:=[.A1360]-[.A1359]" office:value-type="float" office:value="0.000000999999883788405">
            <text:p>0.000001</text:p>
          </table:table-cell>
          <table:table-cell/>
          <table:table-cell office:value-type="string">
            <text:p>d_s is renewed (r + D) to 5086715510758; c_s is fully topped up</text:p>
          </table:table-cell>
          <table:table-cell/>
        </table:table-row>
        <table:table-row table:style-name="ro1">
          <table:table-cell office:value-type="float" office:value="1061.463745">
            <text:p>1061.463745</text:p>
          </table:table-cell>
          <table:table-cell office:value-type="float" office:value="5086710510758">
            <text:p>5086710510758</text:p>
          </table:table-cell>
          <table:table-cell table:formula="of:=([.B1361]-[.B$2])/10^9" office:value-type="float" office:value="0.249990008">
            <text:p>0.249990</text:p>
          </table:table-cell>
          <table:table-cell table:formula="of:=[.C1361]-[.C1360]" office:value-type="float" office:value="0">
            <text:p>0.000000</text:p>
          </table:table-cell>
          <table:table-cell table:formula="of:=[.A1361]-[.A1360]" office:value-type="float" office:value="0.0000290000000404689">
            <text:p>0.000029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061.465676">
            <text:p>1061.465676</text:p>
          </table:table-cell>
          <table:table-cell office:value-type="float" office:value="5086712014817">
            <text:p>5086712014817</text:p>
          </table:table-cell>
          <table:table-cell table:formula="of:=([.B1362]-[.B$2])/10^9" office:value-type="float" office:value="0.251494067">
            <text:p>0.251494</text:p>
          </table:table-cell>
          <table:table-cell table:formula="of:=[.C1362]-[.C1361]" office:value-type="float" office:value="0.00150405899999997">
            <text:p>0.001504</text:p>
          </table:table-cell>
          <table:table-cell table:formula="of:=[.A1362]-[.A1361]" office:value-type="float" office:value="0.00193100000001323">
            <text:p>0.00193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65679">
            <text:p>1061.465679</text:p>
          </table:table-cell>
          <table:table-cell office:value-type="float" office:value="5086712475842">
            <text:p>5086712475842</text:p>
          </table:table-cell>
          <table:table-cell table:formula="of:=([.B1363]-[.B$2])/10^9" office:value-type="float" office:value="0.251955092">
            <text:p>0.251955</text:p>
          </table:table-cell>
          <table:table-cell table:formula="of:=[.C1363]-[.C1362]" office:value-type="float" office:value="0.000461025000000004">
            <text:p>0.000461</text:p>
          </table:table-cell>
          <table:table-cell table:formula="of:=[.A1363]-[.A1362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65679">
            <text:p>1061.465679</text:p>
          </table:table-cell>
          <table:table-cell office:value-type="float" office:value="5086712475842">
            <text:p>5086712475842</text:p>
          </table:table-cell>
          <table:table-cell table:formula="of:=([.B1364]-[.B$2])/10^9" office:value-type="float" office:value="0.251955092">
            <text:p>0.251955</text:p>
          </table:table-cell>
          <table:table-cell table:formula="of:=[.C1364]-[.C1363]" office:value-type="float" office:value="0">
            <text:p>0.000000</text:p>
          </table:table-cell>
          <table:table-cell table:formula="of:=[.A1364]-[.A1363]" office:value-type="float" office:value="0">
            <text:p>0.000000</text:p>
          </table:table-cell>
          <table:table-cell office:value-type="string">
            <text:p>d_s is renewed (r + D) to 5086714475842; c_s is fully topped up</text:p>
          </table:table-cell>
          <table:table-cell table:number-columns-repeated="2"/>
        </table:table-row>
        <table:table-row table:style-name="ro1">
          <table:table-cell office:value-type="float" office:value="1061.465681">
            <text:p>1061.465681</text:p>
          </table:table-cell>
          <table:table-cell office:value-type="float" office:value="5086712475842">
            <text:p>5086712475842</text:p>
          </table:table-cell>
          <table:table-cell table:formula="of:=([.B1365]-[.B$2])/10^9" office:value-type="float" office:value="0.251955092">
            <text:p>0.251955</text:p>
          </table:table-cell>
          <table:table-cell table:formula="of:=[.C1365]-[.C1364]" office:value-type="float" office:value="0">
            <text:p>0.000000</text:p>
          </table:table-cell>
          <table:table-cell table:formula="of:=[.A1365]-[.A1364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465693">
            <text:p>1061.465693</text:p>
          </table:table-cell>
          <table:table-cell office:value-type="float" office:value="5086712489809">
            <text:p>5086712489809</text:p>
          </table:table-cell>
          <table:table-cell table:formula="of:=([.B1366]-[.B$2])/10^9" office:value-type="float" office:value="0.251969059">
            <text:p>0.251969</text:p>
          </table:table-cell>
          <table:table-cell table:formula="of:=[.C1366]-[.C1365]" office:value-type="float" office:value="0.0000139670000000036">
            <text:p>0.000014</text:p>
          </table:table-cell>
          <table:table-cell table:formula="of:=[.A1366]-[.A1365]" office:value-type="float" office:value="0.0000120000001970766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657">
            <text:p>1061.465700</text:p>
          </table:table-cell>
          <table:table-cell office:value-type="float" office:value="5086712489809">
            <text:p>5086712489809</text:p>
          </table:table-cell>
          <table:table-cell table:formula="of:=([.B1367]-[.B$2])/10^9" office:value-type="float" office:value="0.251969059">
            <text:p>0.251969</text:p>
          </table:table-cell>
          <table:table-cell table:formula="of:=[.C1367]-[.C1366]" office:value-type="float" office:value="0">
            <text:p>0.000000</text:p>
          </table:table-cell>
          <table:table-cell table:formula="of:=[.A1367]-[.A1366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466612">
            <text:p>1061.466612</text:p>
          </table:table-cell>
          <table:table-cell office:value-type="float" office:value="5086713408947">
            <text:p>5086713408947</text:p>
          </table:table-cell>
          <table:table-cell table:formula="of:=([.B1368]-[.B$2])/10^9" office:value-type="float" office:value="0.252888197">
            <text:p>0.252888</text:p>
          </table:table-cell>
          <table:table-cell table:formula="of:=[.C1368]-[.C1367]" office:value-type="float" office:value="0.000919137999999986">
            <text:p>0.000919</text:p>
          </table:table-cell>
          <table:table-cell table:formula="of:=[.A1368]-[.A1367]" office:value-type="float" office:value="0.000911999999971158">
            <text:p>0.00091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66613">
            <text:p>1061.466613</text:p>
          </table:table-cell>
          <table:table-cell office:value-type="float" office:value="5086713408947">
            <text:p>5086713408947</text:p>
          </table:table-cell>
          <table:table-cell table:formula="of:=([.B1369]-[.B$2])/10^9" office:value-type="float" office:value="0.252888197">
            <text:p>0.252888</text:p>
          </table:table-cell>
          <table:table-cell table:formula="of:=[.C1369]-[.C1368]" office:value-type="float" office:value="0">
            <text:p>0.000000</text:p>
          </table:table-cell>
          <table:table-cell table:formula="of:=[.A1369]-[.A1368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6662">
            <text:p>1061.466620</text:p>
          </table:table-cell>
          <table:table-cell office:value-type="float" office:value="5086713408947">
            <text:p>5086713408947</text:p>
          </table:table-cell>
          <table:table-cell table:formula="of:=([.B1370]-[.B$2])/10^9" office:value-type="float" office:value="0.252888197">
            <text:p>0.252888</text:p>
          </table:table-cell>
          <table:table-cell table:formula="of:=[.C1370]-[.C1369]" office:value-type="float" office:value="0">
            <text:p>0.000000</text:p>
          </table:table-cell>
          <table:table-cell table:formula="of:=[.A1370]-[.A1369]" office:value-type="float" office:value="0.00000699999986863986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466633">
            <text:p>1061.466633</text:p>
          </table:table-cell>
          <table:table-cell office:value-type="float" office:value="5086713429592">
            <text:p>5086713429592</text:p>
          </table:table-cell>
          <table:table-cell table:formula="of:=([.B1371]-[.B$2])/10^9" office:value-type="float" office:value="0.252908842">
            <text:p>0.252909</text:p>
          </table:table-cell>
          <table:table-cell table:formula="of:=[.C1371]-[.C1370]" office:value-type="float" office:value="0.0000206450000000413">
            <text:p>0.000021</text:p>
          </table:table-cell>
          <table:table-cell table:formula="of:=[.A1371]-[.A1370]" office:value-type="float" office:value="0.000013000000080865">
            <text:p>0.00001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66634">
            <text:p>1061.466634</text:p>
          </table:table-cell>
          <table:table-cell office:value-type="float" office:value="5086713429592">
            <text:p>5086713429592</text:p>
          </table:table-cell>
          <table:table-cell table:formula="of:=([.B1372]-[.B$2])/10^9" office:value-type="float" office:value="0.252908842">
            <text:p>0.252909</text:p>
          </table:table-cell>
          <table:table-cell table:formula="of:=[.C1372]-[.C1371]" office:value-type="float" office:value="0">
            <text:p>0.000000</text:p>
          </table:table-cell>
          <table:table-cell table:formula="of:=[.A1372]-[.A1371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66639">
            <text:p>1061.466639</text:p>
          </table:table-cell>
          <table:table-cell office:value-type="float" office:value="5086713429592">
            <text:p>5086713429592</text:p>
          </table:table-cell>
          <table:table-cell table:formula="of:=([.B1373]-[.B$2])/10^9" office:value-type="float" office:value="0.252908842">
            <text:p>0.252909</text:p>
          </table:table-cell>
          <table:table-cell table:formula="of:=[.C1373]-[.C1372]" office:value-type="float" office:value="0">
            <text:p>0.000000</text:p>
          </table:table-cell>
          <table:table-cell table:formula="of:=[.A1373]-[.A1372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68671">
            <text:p>1061.468671</text:p>
          </table:table-cell>
          <table:table-cell office:value-type="float" office:value="5086713429592">
            <text:p>5086713429592</text:p>
          </table:table-cell>
          <table:table-cell table:formula="of:=([.B1374]-[.B$2])/10^9" office:value-type="float" office:value="0.252908842">
            <text:p>0.252909</text:p>
          </table:table-cell>
          <table:table-cell table:formula="of:=[.C1374]-[.C1373]" office:value-type="float" office:value="0">
            <text:p>0.000000</text:p>
          </table:table-cell>
          <table:table-cell table:formula="of:=[.A1374]-[.A1373]" office:value-type="float" office:value="0.00203200000009929">
            <text:p>0.00203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68673">
            <text:p>1061.468673</text:p>
          </table:table-cell>
          <table:table-cell office:value-type="float" office:value="5086715470789">
            <text:p>5086715470789</text:p>
          </table:table-cell>
          <table:table-cell table:formula="of:=([.B1375]-[.B$2])/10^9" office:value-type="float" office:value="0.254950039">
            <text:p>0.254950</text:p>
          </table:table-cell>
          <table:table-cell table:formula="of:=[.C1375]-[.C1374]" office:value-type="float" office:value="0.00204119699999999">
            <text:p>0.002041</text:p>
          </table:table-cell>
          <table:table-cell table:formula="of:=[.A1375]-[.A137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68674">
            <text:p>1061.468674</text:p>
          </table:table-cell>
          <table:table-cell office:value-type="float" office:value="5086715470789">
            <text:p>5086715470789</text:p>
          </table:table-cell>
          <table:table-cell table:formula="of:=([.B1376]-[.B$2])/10^9" office:value-type="float" office:value="0.254950039">
            <text:p>0.254950</text:p>
          </table:table-cell>
          <table:table-cell table:formula="of:=[.C1376]-[.C1375]" office:value-type="float" office:value="0">
            <text:p>0.000000</text:p>
          </table:table-cell>
          <table:table-cell table:formula="of:=[.A1376]-[.A1375]" office:value-type="float" office:value="0.000000999999883788405">
            <text:p>0.000001</text:p>
          </table:table-cell>
          <table:table-cell/>
          <table:table-cell office:value-type="string">
            <text:p>304 / 39969 &lt;= 2000000 / 5000000</text:p>
          </table:table-cell>
          <table:table-cell/>
        </table:table-row>
        <table:table-row table:style-name="ro1">
          <table:table-cell office:value-type="float" office:value="1061.468675">
            <text:p>1061.468675</text:p>
          </table:table-cell>
          <table:table-cell office:value-type="float" office:value="5086715470789">
            <text:p>5086715470789</text:p>
          </table:table-cell>
          <table:table-cell table:formula="of:=([.B1377]-[.B$2])/10^9" office:value-type="float" office:value="0.254950039">
            <text:p>0.254950</text:p>
          </table:table-cell>
          <table:table-cell table:formula="of:=[.C1377]-[.C1376]" office:value-type="float" office:value="0">
            <text:p>0.000000</text:p>
          </table:table-cell>
          <table:table-cell table:formula="of:=[.A1377]-[.A1376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61.468677">
            <text:p>1061.468677</text:p>
          </table:table-cell>
          <table:table-cell office:value-type="float" office:value="5086715470789">
            <text:p>5086715470789</text:p>
          </table:table-cell>
          <table:table-cell table:formula="of:=([.B1378]-[.B$2])/10^9" office:value-type="float" office:value="0.254950039">
            <text:p>0.254950</text:p>
          </table:table-cell>
          <table:table-cell table:formula="of:=[.C1378]-[.C1377]" office:value-type="float" office:value="0">
            <text:p>0.000000</text:p>
          </table:table-cell>
          <table:table-cell table:formula="of:=[.A1378]-[.A1377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468684">
            <text:p>1061.468684</text:p>
          </table:table-cell>
          <table:table-cell office:value-type="float" office:value="5086715480986">
            <text:p>5086715480986</text:p>
          </table:table-cell>
          <table:table-cell table:formula="of:=([.B1379]-[.B$2])/10^9" office:value-type="float" office:value="0.254960236">
            <text:p>0.254960</text:p>
          </table:table-cell>
          <table:table-cell table:formula="of:=[.C1379]-[.C1378]" office:value-type="float" office:value="0.0000101969999999896">
            <text:p>0.000010</text:p>
          </table:table-cell>
          <table:table-cell table:formula="of:=[.A1379]-[.A1378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68686">
            <text:p>1061.468686</text:p>
          </table:table-cell>
          <table:table-cell office:value-type="float" office:value="5086715480986">
            <text:p>5086715480986</text:p>
          </table:table-cell>
          <table:table-cell table:formula="of:=([.B1380]-[.B$2])/10^9" office:value-type="float" office:value="0.254960236">
            <text:p>0.254960</text:p>
          </table:table-cell>
          <table:table-cell table:formula="of:=[.C1380]-[.C1379]" office:value-type="float" office:value="0">
            <text:p>0.000000</text:p>
          </table:table-cell>
          <table:table-cell table:formula="of:=[.A1380]-[.A1379]" office:value-type="float" office:value="0.00000199999999495049">
            <text:p>0.000002</text:p>
          </table:table-cell>
          <table:table-cell/>
          <table:table-cell office:value-type="string">
            <text:p>postpones its deadline to 5086715510758; c_s is topped up to 304</text:p>
          </table:table-cell>
          <table:table-cell/>
        </table:table-row>
        <table:table-row table:style-name="ro1">
          <table:table-cell office:value-type="float" office:value="1061.468687">
            <text:p>1061.468687</text:p>
          </table:table-cell>
          <table:table-cell office:value-type="float" office:value="5086715480986">
            <text:p>5086715480986</text:p>
          </table:table-cell>
          <table:table-cell table:formula="of:=([.B1381]-[.B$2])/10^9" office:value-type="float" office:value="0.254960236">
            <text:p>0.254960</text:p>
          </table:table-cell>
          <table:table-cell table:formula="of:=[.C1381]-[.C1380]" office:value-type="float" office:value="0">
            <text:p>0.000000</text:p>
          </table:table-cell>
          <table:table-cell table:formula="of:=[.A1381]-[.A1380]" office:value-type="float" office:value="0.00000100000011116208">
            <text:p>0.000001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6869">
            <text:p>1061.468690</text:p>
          </table:table-cell>
          <table:table-cell office:value-type="float" office:value="5086715486961">
            <text:p>5086715486961</text:p>
          </table:table-cell>
          <table:table-cell table:formula="of:=([.B1382]-[.B$2])/10^9" office:value-type="float" office:value="0.254966211">
            <text:p>0.254966</text:p>
          </table:table-cell>
          <table:table-cell table:formula="of:=[.C1382]-[.C1381]" office:value-type="float" office:value="0.0000059749999999914">
            <text:p>0.000006</text:p>
          </table:table-cell>
          <table:table-cell table:formula="of:=[.A1382]-[.A1381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68691">
            <text:p>1061.468691</text:p>
          </table:table-cell>
          <table:table-cell office:value-type="float" office:value="5086715486961">
            <text:p>5086715486961</text:p>
          </table:table-cell>
          <table:table-cell table:formula="of:=([.B1383]-[.B$2])/10^9" office:value-type="float" office:value="0.254966211">
            <text:p>0.254966</text:p>
          </table:table-cell>
          <table:table-cell table:formula="of:=[.C1383]-[.C1382]" office:value-type="float" office:value="0">
            <text:p>0.000000</text:p>
          </table:table-cell>
          <table:table-cell table:formula="of:=[.A1383]-[.A1382]" office:value-type="float" office:value="0.00000100000011116208">
            <text:p>0.00000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468692">
            <text:p>1061.468692</text:p>
          </table:table-cell>
          <table:table-cell office:value-type="float" office:value="5086715486961">
            <text:p>5086715486961</text:p>
          </table:table-cell>
          <table:table-cell table:formula="of:=([.B1384]-[.B$2])/10^9" office:value-type="float" office:value="0.254966211">
            <text:p>0.254966</text:p>
          </table:table-cell>
          <table:table-cell table:formula="of:=[.C1384]-[.C1383]" office:value-type="float" office:value="0">
            <text:p>0.000000</text:p>
          </table:table-cell>
          <table:table-cell table:formula="of:=[.A1384]-[.A1383]" office:value-type="float" office:value="0.000000999999883788405">
            <text:p>0.000001</text:p>
          </table:table-cell>
          <table:table-cell/>
          <table:table-cell office:value-type="string">
            <text:p>uses up its c_s; 5086715486961-5086715480986=5975</text:p>
          </table:table-cell>
          <table:table-cell/>
        </table:table-row>
        <table:table-row table:style-name="ro1">
          <table:table-cell office:value-type="float" office:value="1061.468704">
            <text:p>1061.468704</text:p>
          </table:table-cell>
          <table:table-cell office:value-type="float" office:value="5086715486961">
            <text:p>5086715486961</text:p>
          </table:table-cell>
          <table:table-cell table:formula="of:=([.B1385]-[.B$2])/10^9" office:value-type="float" office:value="0.254966211">
            <text:p>0.254966</text:p>
          </table:table-cell>
          <table:table-cell table:formula="of:=[.C1385]-[.C1384]" office:value-type="float" office:value="0">
            <text:p>0.000000</text:p>
          </table:table-cell>
          <table:table-cell table:formula="of:=[.A1385]-[.A1384]" office:value-type="float" office:value="0.0000119999999697029">
            <text:p>0.00001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68724">
            <text:p>1061.468724</text:p>
          </table:table-cell>
          <table:table-cell office:value-type="float" office:value="5086715486961">
            <text:p>5086715486961</text:p>
          </table:table-cell>
          <table:table-cell table:formula="of:=([.B1386]-[.B$2])/10^9" office:value-type="float" office:value="0.254966211">
            <text:p>0.254966</text:p>
          </table:table-cell>
          <table:table-cell table:formula="of:=[.C1386]-[.C1385]" office:value-type="float" office:value="0">
            <text:p>0.000000</text:p>
          </table:table-cell>
          <table:table-cell table:formula="of:=[.A1386]-[.A1385]" office:value-type="float" office:value="0.0000200000001768785">
            <text:p>0.00002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468724">
            <text:p>1061.468724</text:p>
          </table:table-cell>
          <table:table-cell office:value-type="float" office:value="5086715486961">
            <text:p>5086715486961</text:p>
          </table:table-cell>
          <table:table-cell table:formula="of:=([.B1387]-[.B$2])/10^9" office:value-type="float" office:value="0.254966211">
            <text:p>0.254966</text:p>
          </table:table-cell>
          <table:table-cell table:formula="of:=[.C1387]-[.C1386]" office:value-type="float" office:value="0">
            <text:p>0.000000</text:p>
          </table:table-cell>
          <table:table-cell table:formula="of:=[.A1387]-[.A1386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68725">
            <text:p>1061.468725</text:p>
          </table:table-cell>
          <table:table-cell office:value-type="float" office:value="5086715486961">
            <text:p>5086715486961</text:p>
          </table:table-cell>
          <table:table-cell table:formula="of:=([.B1388]-[.B$2])/10^9" office:value-type="float" office:value="0.254966211">
            <text:p>0.254966</text:p>
          </table:table-cell>
          <table:table-cell table:formula="of:=[.C1388]-[.C1387]" office:value-type="float" office:value="0">
            <text:p>0.000000</text:p>
          </table:table-cell>
          <table:table-cell table:formula="of:=[.A1388]-[.A1387]" office:value-type="float" office:value="0.000000999999883788405">
            <text:p>0.000001</text:p>
          </table:table-cell>
          <table:table-cell/>
          <table:table-cell office:value-type="string">
            <text:p>postpones its deadline to 5086720510758; c_s is topped up to 1994329</text:p>
          </table:table-cell>
          <table:table-cell/>
        </table:table-row>
        <table:table-row table:style-name="ro1">
          <table:table-cell office:value-type="float" office:value="1061.469623">
            <text:p>1061.469623</text:p>
          </table:table-cell>
          <table:table-cell office:value-type="float" office:value="5086716424954">
            <text:p>5086716424954</text:p>
          </table:table-cell>
          <table:table-cell table:formula="of:=([.B1389]-[.B$2])/10^9" office:value-type="float" office:value="0.255904204">
            <text:p>0.255904</text:p>
          </table:table-cell>
          <table:table-cell table:formula="of:=[.C1389]-[.C1388]" office:value-type="float" office:value="0.000937993000000026">
            <text:p>0.000938</text:p>
          </table:table-cell>
          <table:table-cell table:formula="of:=[.A1389]-[.A1388]" office:value-type="float" office:value="0.000898000000006505">
            <text:p>0.00089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469624">
            <text:p>1061.469624</text:p>
          </table:table-cell>
          <table:table-cell office:value-type="float" office:value="5086716424954">
            <text:p>5086716424954</text:p>
          </table:table-cell>
          <table:table-cell table:formula="of:=([.B1390]-[.B$2])/10^9" office:value-type="float" office:value="0.255904204">
            <text:p>0.255904</text:p>
          </table:table-cell>
          <table:table-cell table:formula="of:=[.C1390]-[.C1389]" office:value-type="float" office:value="0">
            <text:p>0.000000</text:p>
          </table:table-cell>
          <table:table-cell table:formula="of:=[.A1390]-[.A1389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6963">
            <text:p>1061.469630</text:p>
          </table:table-cell>
          <table:table-cell office:value-type="float" office:value="5086716424954">
            <text:p>5086716424954</text:p>
          </table:table-cell>
          <table:table-cell table:formula="of:=([.B1391]-[.B$2])/10^9" office:value-type="float" office:value="0.255904204">
            <text:p>0.255904</text:p>
          </table:table-cell>
          <table:table-cell table:formula="of:=[.C1391]-[.C1390]" office:value-type="float" office:value="0">
            <text:p>0.000000</text:p>
          </table:table-cell>
          <table:table-cell table:formula="of:=[.A1391]-[.A1390]" office:value-type="float" office:value="0.00000599999998485146">
            <text:p>0.000006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69634">
            <text:p>1061.469634</text:p>
          </table:table-cell>
          <table:table-cell office:value-type="float" office:value="5086716435792">
            <text:p>5086716435792</text:p>
          </table:table-cell>
          <table:table-cell table:formula="of:=([.B1392]-[.B$2])/10^9" office:value-type="float" office:value="0.255915042">
            <text:p>0.255915</text:p>
          </table:table-cell>
          <table:table-cell table:formula="of:=[.C1392]-[.C1391]" office:value-type="float" office:value="0.0000108379999999575">
            <text:p>0.000011</text:p>
          </table:table-cell>
          <table:table-cell table:formula="of:=[.A1392]-[.A1391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69639">
            <text:p>1061.469639</text:p>
          </table:table-cell>
          <table:table-cell office:value-type="float" office:value="5086716435792">
            <text:p>5086716435792</text:p>
          </table:table-cell>
          <table:table-cell table:formula="of:=([.B1393]-[.B$2])/10^9" office:value-type="float" office:value="0.255915042">
            <text:p>0.255915</text:p>
          </table:table-cell>
          <table:table-cell table:formula="of:=[.C1393]-[.C1392]" office:value-type="float" office:value="0">
            <text:p>0.000000</text:p>
          </table:table-cell>
          <table:table-cell table:formula="of:=[.A1393]-[.A1392]" office:value-type="float" office:value="0.00000499999987368938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61.469671">
            <text:p>1061.469671</text:p>
          </table:table-cell>
          <table:table-cell office:value-type="float" office:value="5086716435792">
            <text:p>5086716435792</text:p>
          </table:table-cell>
          <table:table-cell table:formula="of:=([.B1394]-[.B$2])/10^9" office:value-type="float" office:value="0.255915042">
            <text:p>0.255915</text:p>
          </table:table-cell>
          <table:table-cell table:formula="of:=[.C1394]-[.C1393]" office:value-type="float" office:value="0">
            <text:p>0.000000</text:p>
          </table:table-cell>
          <table:table-cell table:formula="of:=[.A1394]-[.A1393]" office:value-type="float" office:value="0.0000320000001465814">
            <text:p>0.00003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69673">
            <text:p>1061.469673</text:p>
          </table:table-cell>
          <table:table-cell office:value-type="float" office:value="5086716475341">
            <text:p>5086716475341</text:p>
          </table:table-cell>
          <table:table-cell table:formula="of:=([.B1395]-[.B$2])/10^9" office:value-type="float" office:value="0.255954591">
            <text:p>0.255955</text:p>
          </table:table-cell>
          <table:table-cell table:formula="of:=[.C1395]-[.C1394]" office:value-type="float" office:value="0.0000395490000000276">
            <text:p>0.000040</text:p>
          </table:table-cell>
          <table:table-cell table:formula="of:=[.A1395]-[.A139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69674">
            <text:p>1061.469674</text:p>
          </table:table-cell>
          <table:table-cell office:value-type="float" office:value="5086716475341">
            <text:p>5086716475341</text:p>
          </table:table-cell>
          <table:table-cell table:formula="of:=([.B1396]-[.B$2])/10^9" office:value-type="float" office:value="0.255954591">
            <text:p>0.255955</text:p>
          </table:table-cell>
          <table:table-cell table:formula="of:=[.C1396]-[.C1395]" office:value-type="float" office:value="0">
            <text:p>0.000000</text:p>
          </table:table-cell>
          <table:table-cell table:formula="of:=[.A1396]-[.A1395]" office:value-type="float" office:value="0.000000999999883788405">
            <text:p>0.000001</text:p>
          </table:table-cell>
          <table:table-cell office:value-type="string">
            <text:p>d_s is renewed (r + D) to 5086718475341; c_s is fully topped up</text:p>
          </table:table-cell>
          <table:table-cell table:number-columns-repeated="2"/>
        </table:table-row>
        <table:table-row table:style-name="ro1">
          <table:table-cell office:value-type="float" office:value="1061.469676">
            <text:p>1061.469676</text:p>
          </table:table-cell>
          <table:table-cell office:value-type="float" office:value="5086716475341">
            <text:p>5086716475341</text:p>
          </table:table-cell>
          <table:table-cell table:formula="of:=([.B1397]-[.B$2])/10^9" office:value-type="float" office:value="0.255954591">
            <text:p>0.255955</text:p>
          </table:table-cell>
          <table:table-cell table:formula="of:=[.C1397]-[.C1396]" office:value-type="float" office:value="0">
            <text:p>0.000000</text:p>
          </table:table-cell>
          <table:table-cell table:formula="of:=[.A1397]-[.A1396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469685">
            <text:p>1061.469685</text:p>
          </table:table-cell>
          <table:table-cell office:value-type="float" office:value="5086716487044">
            <text:p>5086716487044</text:p>
          </table:table-cell>
          <table:table-cell table:formula="of:=([.B1398]-[.B$2])/10^9" office:value-type="float" office:value="0.255966294">
            <text:p>0.255966</text:p>
          </table:table-cell>
          <table:table-cell table:formula="of:=[.C1398]-[.C1397]" office:value-type="float" office:value="0.000011702999999974">
            <text:p>0.000012</text:p>
          </table:table-cell>
          <table:table-cell table:formula="of:=[.A1398]-[.A1397]" office:value-type="float" office:value="0.00000900000009096402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69692">
            <text:p>1061.469692</text:p>
          </table:table-cell>
          <table:table-cell office:value-type="float" office:value="5086716487044">
            <text:p>5086716487044</text:p>
          </table:table-cell>
          <table:table-cell table:formula="of:=([.B1399]-[.B$2])/10^9" office:value-type="float" office:value="0.255966294">
            <text:p>0.255966</text:p>
          </table:table-cell>
          <table:table-cell table:formula="of:=[.C1399]-[.C1398]" office:value-type="float" office:value="0">
            <text:p>0.000000</text:p>
          </table:table-cell>
          <table:table-cell table:formula="of:=[.A1399]-[.A1398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470601">
            <text:p>1061.470601</text:p>
          </table:table-cell>
          <table:table-cell office:value-type="float" office:value="5086717402903">
            <text:p>5086717402903</text:p>
          </table:table-cell>
          <table:table-cell table:formula="of:=([.B1400]-[.B$2])/10^9" office:value-type="float" office:value="0.256882153">
            <text:p>0.256882</text:p>
          </table:table-cell>
          <table:table-cell table:formula="of:=[.C1400]-[.C1399]" office:value-type="float" office:value="0.000915859000000019">
            <text:p>0.000916</text:p>
          </table:table-cell>
          <table:table-cell table:formula="of:=[.A1400]-[.A1399]" office:value-type="float" office:value="0.000909000000092419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70602">
            <text:p>1061.470602</text:p>
          </table:table-cell>
          <table:table-cell office:value-type="float" office:value="5086717402903">
            <text:p>5086717402903</text:p>
          </table:table-cell>
          <table:table-cell table:formula="of:=([.B1401]-[.B$2])/10^9" office:value-type="float" office:value="0.256882153">
            <text:p>0.256882</text:p>
          </table:table-cell>
          <table:table-cell table:formula="of:=[.C1401]-[.C1400]" office:value-type="float" office:value="0">
            <text:p>0.000000</text:p>
          </table:table-cell>
          <table:table-cell table:formula="of:=[.A1401]-[.A1400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70609">
            <text:p>1061.470609</text:p>
          </table:table-cell>
          <table:table-cell office:value-type="float" office:value="5086717402903">
            <text:p>5086717402903</text:p>
          </table:table-cell>
          <table:table-cell table:formula="of:=([.B1402]-[.B$2])/10^9" office:value-type="float" office:value="0.256882153">
            <text:p>0.256882</text:p>
          </table:table-cell>
          <table:table-cell table:formula="of:=[.C1402]-[.C1401]" office:value-type="float" office:value="0">
            <text:p>0.000000</text:p>
          </table:table-cell>
          <table:table-cell table:formula="of:=[.A1402]-[.A1401]" office:value-type="float" office:value="0.00000699999986863986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472492">
            <text:p>1061.472492</text:p>
          </table:table-cell>
          <table:table-cell office:value-type="float" office:value="5086719294315">
            <text:p>5086719294315</text:p>
          </table:table-cell>
          <table:table-cell table:formula="of:=([.B1403]-[.B$2])/10^9" office:value-type="float" office:value="0.258773565">
            <text:p>0.258774</text:p>
          </table:table-cell>
          <table:table-cell table:formula="of:=[.C1403]-[.C1402]" office:value-type="float" office:value="0.00189141199999998">
            <text:p>0.001891</text:p>
          </table:table-cell>
          <table:table-cell table:formula="of:=[.A1403]-[.A1402]" office:value-type="float" office:value="0.00188300000013442">
            <text:p>0.00188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72494">
            <text:p>1061.472494</text:p>
          </table:table-cell>
          <table:table-cell office:value-type="float" office:value="5086719294315">
            <text:p>5086719294315</text:p>
          </table:table-cell>
          <table:table-cell table:formula="of:=([.B1404]-[.B$2])/10^9" office:value-type="float" office:value="0.258773565">
            <text:p>0.258774</text:p>
          </table:table-cell>
          <table:table-cell table:formula="of:=[.C1404]-[.C1403]" office:value-type="float" office:value="0">
            <text:p>0.000000</text:p>
          </table:table-cell>
          <table:table-cell table:formula="of:=[.A1404]-[.A140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72986">
            <text:p>1061.472986</text:p>
          </table:table-cell>
          <table:table-cell office:value-type="float" office:value="5086720305727">
            <text:p>5086720305727</text:p>
          </table:table-cell>
          <table:table-cell table:formula="of:=([.B1405]-[.B$2])/10^9" office:value-type="float" office:value="0.259784977">
            <text:p>0.259785</text:p>
          </table:table-cell>
          <table:table-cell table:formula="of:=[.C1405]-[.C1404]" office:value-type="float" office:value="0.00101141199999999">
            <text:p>0.001011</text:p>
          </table:table-cell>
          <table:table-cell table:formula="of:=[.A1405]-[.A1404]" office:value-type="float" office:value="0.000491999999894688">
            <text:p>0.00049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472988">
            <text:p>1061.472988</text:p>
          </table:table-cell>
          <table:table-cell office:value-type="float" office:value="5086720478167">
            <text:p>5086720478167</text:p>
          </table:table-cell>
          <table:table-cell table:formula="of:=([.B1406]-[.B$2])/10^9" office:value-type="float" office:value="0.259957417">
            <text:p>0.259957</text:p>
          </table:table-cell>
          <table:table-cell table:formula="of:=[.C1406]-[.C1405]" office:value-type="float" office:value="0.000172440000000051">
            <text:p>0.000172</text:p>
          </table:table-cell>
          <table:table-cell table:formula="of:=[.A1406]-[.A1405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472989">
            <text:p>1061.472989</text:p>
          </table:table-cell>
          <table:table-cell office:value-type="float" office:value="5086720478167">
            <text:p>5086720478167</text:p>
          </table:table-cell>
          <table:table-cell table:formula="of:=([.B1407]-[.B$2])/10^9" office:value-type="float" office:value="0.259957417">
            <text:p>0.259957</text:p>
          </table:table-cell>
          <table:table-cell table:formula="of:=[.C1407]-[.C1406]" office:value-type="float" office:value="0">
            <text:p>0.000000</text:p>
          </table:table-cell>
          <table:table-cell table:formula="of:=[.A1407]-[.A1406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5086727478167; c_s is fully topped up</text:p>
          </table:table-cell>
        </table:table-row>
        <table:table-row table:style-name="ro1">
          <table:table-cell office:value-type="float" office:value="1061.472992">
            <text:p>1061.472992</text:p>
          </table:table-cell>
          <table:table-cell office:value-type="float" office:value="5086720478167">
            <text:p>5086720478167</text:p>
          </table:table-cell>
          <table:table-cell table:formula="of:=([.B1408]-[.B$2])/10^9" office:value-type="float" office:value="0.259957417">
            <text:p>0.259957</text:p>
          </table:table-cell>
          <table:table-cell table:formula="of:=[.C1408]-[.C1407]" office:value-type="float" office:value="0">
            <text:p>0.000000</text:p>
          </table:table-cell>
          <table:table-cell table:formula="of:=[.A1408]-[.A1407]" office:value-type="float" office:value="0.00000299999987873889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72995">
            <text:p>1061.472995</text:p>
          </table:table-cell>
          <table:table-cell office:value-type="float" office:value="5086720484934">
            <text:p>5086720484934</text:p>
          </table:table-cell>
          <table:table-cell table:formula="of:=([.B1409]-[.B$2])/10^9" office:value-type="float" office:value="0.259964184">
            <text:p>0.259964</text:p>
          </table:table-cell>
          <table:table-cell table:formula="of:=[.C1409]-[.C1408]" office:value-type="float" office:value="0.00000676699999996311">
            <text:p>0.000007</text:p>
          </table:table-cell>
          <table:table-cell table:formula="of:=[.A1409]-[.A1408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72995">
            <text:p>1061.472995</text:p>
          </table:table-cell>
          <table:table-cell office:value-type="float" office:value="5086720484934">
            <text:p>5086720484934</text:p>
          </table:table-cell>
          <table:table-cell table:formula="of:=([.B1410]-[.B$2])/10^9" office:value-type="float" office:value="0.259964184">
            <text:p>0.259964</text:p>
          </table:table-cell>
          <table:table-cell table:formula="of:=[.C1410]-[.C1409]" office:value-type="float" office:value="0">
            <text:p>0.000000</text:p>
          </table:table-cell>
          <table:table-cell table:formula="of:=[.A1410]-[.A1409]" office:value-type="float" office:value="0">
            <text:p>0.000000</text:p>
          </table:table-cell>
          <table:table-cell office:value-type="string">
            <text:p>d_s is renewed (r + D) to 5086722484934; c_s is fully topped up</text:p>
          </table:table-cell>
          <table:table-cell table:number-columns-repeated="2"/>
        </table:table-row>
        <table:table-row table:style-name="ro1">
          <table:table-cell office:value-type="float" office:value="1061.472999">
            <text:p>1061.472999</text:p>
          </table:table-cell>
          <table:table-cell office:value-type="float" office:value="5086720484934">
            <text:p>5086720484934</text:p>
          </table:table-cell>
          <table:table-cell table:formula="of:=([.B1411]-[.B$2])/10^9" office:value-type="float" office:value="0.259964184">
            <text:p>0.259964</text:p>
          </table:table-cell>
          <table:table-cell table:formula="of:=[.C1411]-[.C1410]" office:value-type="float" office:value="0">
            <text:p>0.000000</text:p>
          </table:table-cell>
          <table:table-cell table:formula="of:=[.A1411]-[.A1410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73001">
            <text:p>1061.473001</text:p>
          </table:table-cell>
          <table:table-cell office:value-type="float" office:value="5086720491425">
            <text:p>5086720491425</text:p>
          </table:table-cell>
          <table:table-cell table:formula="of:=([.B1412]-[.B$2])/10^9" office:value-type="float" office:value="0.259970675">
            <text:p>0.259971</text:p>
          </table:table-cell>
          <table:table-cell table:formula="of:=[.C1412]-[.C1411]" office:value-type="float" office:value="0.00000649099999999736">
            <text:p>0.000006</text:p>
          </table:table-cell>
          <table:table-cell table:formula="of:=[.A1412]-[.A141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73002">
            <text:p>1061.473002</text:p>
          </table:table-cell>
          <table:table-cell office:value-type="float" office:value="5086720491425">
            <text:p>5086720491425</text:p>
          </table:table-cell>
          <table:table-cell table:formula="of:=([.B1413]-[.B$2])/10^9" office:value-type="float" office:value="0.259970675">
            <text:p>0.259971</text:p>
          </table:table-cell>
          <table:table-cell table:formula="of:=[.C1413]-[.C1412]" office:value-type="float" office:value="0">
            <text:p>0.000000</text:p>
          </table:table-cell>
          <table:table-cell table:formula="of:=[.A1413]-[.A1412]" office:value-type="float" office:value="0.000000999999883788405">
            <text:p>0.000001</text:p>
          </table:table-cell>
          <table:table-cell/>
          <table:table-cell office:value-type="string">
            <text:p>40827 / 19333 &gt; 2000000 / 5000000</text:p>
          </table:table-cell>
          <table:table-cell/>
        </table:table-row>
        <table:table-row table:style-name="ro1">
          <table:table-cell office:value-type="float" office:value="1061.473003">
            <text:p>1061.473003</text:p>
          </table:table-cell>
          <table:table-cell office:value-type="float" office:value="5086720491425">
            <text:p>5086720491425</text:p>
          </table:table-cell>
          <table:table-cell table:formula="of:=([.B1414]-[.B$2])/10^9" office:value-type="float" office:value="0.259970675">
            <text:p>0.259971</text:p>
          </table:table-cell>
          <table:table-cell table:formula="of:=[.C1414]-[.C1413]" office:value-type="float" office:value="0">
            <text:p>0.000000</text:p>
          </table:table-cell>
          <table:table-cell table:formula="of:=[.A1414]-[.A1413]" office:value-type="float" office:value="0.00000100000011116208">
            <text:p>0.000001</text:p>
          </table:table-cell>
          <table:table-cell/>
          <table:table-cell office:value-type="string">
            <text:p>d_s is renewed (r + D) to 5086725491425; c_s is fully topped up</text:p>
          </table:table-cell>
          <table:table-cell/>
        </table:table-row>
        <table:table-row table:style-name="ro1">
          <table:table-cell office:value-type="float" office:value="1061.473017">
            <text:p>1061.473017</text:p>
          </table:table-cell>
          <table:table-cell office:value-type="float" office:value="5086720499748">
            <text:p>5086720499748</text:p>
          </table:table-cell>
          <table:table-cell table:formula="of:=([.B1415]-[.B$2])/10^9" office:value-type="float" office:value="0.259978998">
            <text:p>0.259979</text:p>
          </table:table-cell>
          <table:table-cell table:formula="of:=[.C1415]-[.C1414]" office:value-type="float" office:value="0.00000832300000003228">
            <text:p>0.000008</text:p>
          </table:table-cell>
          <table:table-cell table:formula="of:=[.A1415]-[.A1414]" office:value-type="float" office:value="0.0000139999999646534">
            <text:p>0.000014</text:p>
          </table:table-cell>
          <table:table-cell office:value-type="string">
            <text:p>is pick_next_task_dl-ed by gnome-terminal (2016)</text:p>
          </table:table-cell>
          <table:table-cell table:number-columns-repeated="2"/>
        </table:table-row>
        <table:table-row table:style-name="ro1">
          <table:table-cell office:value-type="float" office:value="1061.473944">
            <text:p>1061.473944</text:p>
          </table:table-cell>
          <table:table-cell office:value-type="float" office:value="5086721434288">
            <text:p>5086721434288</text:p>
          </table:table-cell>
          <table:table-cell table:formula="of:=([.B1416]-[.B$2])/10^9" office:value-type="float" office:value="0.260913538">
            <text:p>0.260914</text:p>
          </table:table-cell>
          <table:table-cell table:formula="of:=[.C1416]-[.C1415]" office:value-type="float" office:value="0.000934539999999984">
            <text:p>0.000935</text:p>
          </table:table-cell>
          <table:table-cell table:formula="of:=[.A1416]-[.A1415]" office:value-type="float" office:value="0.000927000000046974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73945">
            <text:p>1061.473945</text:p>
          </table:table-cell>
          <table:table-cell office:value-type="float" office:value="5086721434288">
            <text:p>5086721434288</text:p>
          </table:table-cell>
          <table:table-cell table:formula="of:=([.B1417]-[.B$2])/10^9" office:value-type="float" office:value="0.260913538">
            <text:p>0.260914</text:p>
          </table:table-cell>
          <table:table-cell table:formula="of:=[.C1417]-[.C1416]" office:value-type="float" office:value="0">
            <text:p>0.000000</text:p>
          </table:table-cell>
          <table:table-cell table:formula="of:=[.A1417]-[.A1416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73953">
            <text:p>1061.473953</text:p>
          </table:table-cell>
          <table:table-cell office:value-type="float" office:value="5086721434288">
            <text:p>5086721434288</text:p>
          </table:table-cell>
          <table:table-cell table:formula="of:=([.B1418]-[.B$2])/10^9" office:value-type="float" office:value="0.260913538">
            <text:p>0.260914</text:p>
          </table:table-cell>
          <table:table-cell table:formula="of:=[.C1418]-[.C1417]" office:value-type="float" office:value="0">
            <text:p>0.000000</text:p>
          </table:table-cell>
          <table:table-cell table:formula="of:=[.A1418]-[.A1417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475863">
            <text:p>1061.475863</text:p>
          </table:table-cell>
          <table:table-cell office:value-type="float" office:value="5086723353112">
            <text:p>5086723353112</text:p>
          </table:table-cell>
          <table:table-cell table:formula="of:=([.B1419]-[.B$2])/10^9" office:value-type="float" office:value="0.262832362">
            <text:p>0.262832</text:p>
          </table:table-cell>
          <table:table-cell table:formula="of:=[.C1419]-[.C1418]" office:value-type="float" office:value="0.00191882399999999">
            <text:p>0.001919</text:p>
          </table:table-cell>
          <table:table-cell table:formula="of:=[.A1419]-[.A1418]" office:value-type="float" office:value="0.00190999999995256">
            <text:p>0.00191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75865">
            <text:p>1061.475865</text:p>
          </table:table-cell>
          <table:table-cell office:value-type="float" office:value="5086723353112">
            <text:p>5086723353112</text:p>
          </table:table-cell>
          <table:table-cell table:formula="of:=([.B1420]-[.B$2])/10^9" office:value-type="float" office:value="0.262832362">
            <text:p>0.262832</text:p>
          </table:table-cell>
          <table:table-cell table:formula="of:=[.C1420]-[.C1419]" office:value-type="float" office:value="0">
            <text:p>0.000000</text:p>
          </table:table-cell>
          <table:table-cell table:formula="of:=[.A1420]-[.A1419]" office:value-type="float" office:value="0.00000200000022232416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75869">
            <text:p>1061.475869</text:p>
          </table:table-cell>
          <table:table-cell office:value-type="float" office:value="5086723353112">
            <text:p>5086723353112</text:p>
          </table:table-cell>
          <table:table-cell table:formula="of:=([.B1421]-[.B$2])/10^9" office:value-type="float" office:value="0.262832362">
            <text:p>0.262832</text:p>
          </table:table-cell>
          <table:table-cell table:formula="of:=[.C1421]-[.C1420]" office:value-type="float" office:value="0">
            <text:p>0.000000</text:p>
          </table:table-cell>
          <table:table-cell table:formula="of:=[.A1421]-[.A1420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76978">
            <text:p>1061.476978</text:p>
          </table:table-cell>
          <table:table-cell office:value-type="float" office:value="5086724014815">
            <text:p>5086724014815</text:p>
          </table:table-cell>
          <table:table-cell table:formula="of:=([.B1422]-[.B$2])/10^9" office:value-type="float" office:value="0.263494065">
            <text:p>0.263494</text:p>
          </table:table-cell>
          <table:table-cell table:formula="of:=[.C1422]-[.C1421]" office:value-type="float" office:value="0.000661703000000014">
            <text:p>0.000662</text:p>
          </table:table-cell>
          <table:table-cell table:formula="of:=[.A1422]-[.A1421]" office:value-type="float" office:value="0.00110899999981484">
            <text:p>0.00110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7698">
            <text:p>1061.476980</text:p>
          </table:table-cell>
          <table:table-cell office:value-type="float" office:value="5086724474753">
            <text:p>5086724474753</text:p>
          </table:table-cell>
          <table:table-cell table:formula="of:=([.B1423]-[.B$2])/10^9" office:value-type="float" office:value="0.263954003">
            <text:p>0.263954</text:p>
          </table:table-cell>
          <table:table-cell table:formula="of:=[.C1423]-[.C1422]" office:value-type="float" office:value="0.000459937999999993">
            <text:p>0.000460</text:p>
          </table:table-cell>
          <table:table-cell table:formula="of:=[.A1423]-[.A142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76981">
            <text:p>1061.476981</text:p>
          </table:table-cell>
          <table:table-cell office:value-type="float" office:value="5086724474753">
            <text:p>5086724474753</text:p>
          </table:table-cell>
          <table:table-cell table:formula="of:=([.B1424]-[.B$2])/10^9" office:value-type="float" office:value="0.263954003">
            <text:p>0.263954</text:p>
          </table:table-cell>
          <table:table-cell table:formula="of:=[.C1424]-[.C1423]" office:value-type="float" office:value="0">
            <text:p>0.000000</text:p>
          </table:table-cell>
          <table:table-cell table:formula="of:=[.A1424]-[.A1423]" office:value-type="float" office:value="0.00000100000011116208">
            <text:p>0.000001</text:p>
          </table:table-cell>
          <table:table-cell office:value-type="string">
            <text:p>d_s is renewed (r + D) to 5086726474753; c_s is fully topped up</text:p>
          </table:table-cell>
          <table:table-cell table:number-columns-repeated="2"/>
        </table:table-row>
        <table:table-row table:style-name="ro1">
          <table:table-cell office:value-type="float" office:value="1061.476982">
            <text:p>1061.476982</text:p>
          </table:table-cell>
          <table:table-cell office:value-type="float" office:value="5086724474753">
            <text:p>5086724474753</text:p>
          </table:table-cell>
          <table:table-cell table:formula="of:=([.B1425]-[.B$2])/10^9" office:value-type="float" office:value="0.263954003">
            <text:p>0.263954</text:p>
          </table:table-cell>
          <table:table-cell table:formula="of:=[.C1425]-[.C1424]" office:value-type="float" office:value="0">
            <text:p>0.000000</text:p>
          </table:table-cell>
          <table:table-cell table:formula="of:=[.A1425]-[.A1424]" office:value-type="float" office:value="0.000000999999883788405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476989">
            <text:p>1061.476989</text:p>
          </table:table-cell>
          <table:table-cell office:value-type="float" office:value="5086724483754">
            <text:p>5086724483754</text:p>
          </table:table-cell>
          <table:table-cell table:formula="of:=([.B1426]-[.B$2])/10^9" office:value-type="float" office:value="0.263963004">
            <text:p>0.263963</text:p>
          </table:table-cell>
          <table:table-cell table:formula="of:=[.C1426]-[.C1425]" office:value-type="float" office:value="0.00000900100000000847">
            <text:p>0.000009</text:p>
          </table:table-cell>
          <table:table-cell table:formula="of:=[.A1426]-[.A1425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76995">
            <text:p>1061.476995</text:p>
          </table:table-cell>
          <table:table-cell office:value-type="float" office:value="5086724483754">
            <text:p>5086724483754</text:p>
          </table:table-cell>
          <table:table-cell table:formula="of:=([.B1427]-[.B$2])/10^9" office:value-type="float" office:value="0.263963004">
            <text:p>0.263963</text:p>
          </table:table-cell>
          <table:table-cell table:formula="of:=[.C1427]-[.C1426]" office:value-type="float" office:value="0">
            <text:p>0.000000</text:p>
          </table:table-cell>
          <table:table-cell table:formula="of:=[.A1427]-[.A1426]" office:value-type="float" office:value="0.00000599999998485146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4779">
            <text:p>1061.477900</text:p>
          </table:table-cell>
          <table:table-cell office:value-type="float" office:value="5086725394755">
            <text:p>5086725394755</text:p>
          </table:table-cell>
          <table:table-cell table:formula="of:=([.B1428]-[.B$2])/10^9" office:value-type="float" office:value="0.264874005">
            <text:p>0.264874</text:p>
          </table:table-cell>
          <table:table-cell table:formula="of:=[.C1428]-[.C1427]" office:value-type="float" office:value="0.000911001000000022">
            <text:p>0.000911</text:p>
          </table:table-cell>
          <table:table-cell table:formula="of:=[.A1428]-[.A1427]" office:value-type="float" office:value="0.000905000000102518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77901">
            <text:p>1061.477901</text:p>
          </table:table-cell>
          <table:table-cell office:value-type="float" office:value="5086725394755">
            <text:p>5086725394755</text:p>
          </table:table-cell>
          <table:table-cell table:formula="of:=([.B1429]-[.B$2])/10^9" office:value-type="float" office:value="0.264874005">
            <text:p>0.264874</text:p>
          </table:table-cell>
          <table:table-cell table:formula="of:=[.C1429]-[.C1428]" office:value-type="float" office:value="0">
            <text:p>0.000000</text:p>
          </table:table-cell>
          <table:table-cell table:formula="of:=[.A1429]-[.A1428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77906">
            <text:p>1061.477906</text:p>
          </table:table-cell>
          <table:table-cell office:value-type="float" office:value="5086725394755">
            <text:p>5086725394755</text:p>
          </table:table-cell>
          <table:table-cell table:formula="of:=([.B1430]-[.B$2])/10^9" office:value-type="float" office:value="0.264874005">
            <text:p>0.264874</text:p>
          </table:table-cell>
          <table:table-cell table:formula="of:=[.C1430]-[.C1429]" office:value-type="float" office:value="0">
            <text:p>0.000000</text:p>
          </table:table-cell>
          <table:table-cell table:formula="of:=[.A1430]-[.A1429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477977">
            <text:p>1061.477977</text:p>
          </table:table-cell>
          <table:table-cell office:value-type="float" office:value="5086725394755">
            <text:p>5086725394755</text:p>
          </table:table-cell>
          <table:table-cell table:formula="of:=([.B1431]-[.B$2])/10^9" office:value-type="float" office:value="0.264874005">
            <text:p>0.264874</text:p>
          </table:table-cell>
          <table:table-cell table:formula="of:=[.C1431]-[.C1430]" office:value-type="float" office:value="0">
            <text:p>0.000000</text:p>
          </table:table-cell>
          <table:table-cell table:formula="of:=[.A1431]-[.A1430]" office:value-type="float" office:value="0.0000709999999344291">
            <text:p>0.00007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77979">
            <text:p>1061.477979</text:p>
          </table:table-cell>
          <table:table-cell office:value-type="float" office:value="5086725473281">
            <text:p>5086725473281</text:p>
          </table:table-cell>
          <table:table-cell table:formula="of:=([.B1432]-[.B$2])/10^9" office:value-type="float" office:value="0.264952531">
            <text:p>0.264953</text:p>
          </table:table-cell>
          <table:table-cell table:formula="of:=[.C1432]-[.C1431]" office:value-type="float" office:value="0.0000785259999999677">
            <text:p>0.000079</text:p>
          </table:table-cell>
          <table:table-cell table:formula="of:=[.A1432]-[.A143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7798">
            <text:p>1061.477980</text:p>
          </table:table-cell>
          <table:table-cell office:value-type="float" office:value="5086725473281">
            <text:p>5086725473281</text:p>
          </table:table-cell>
          <table:table-cell table:formula="of:=([.B1433]-[.B$2])/10^9" office:value-type="float" office:value="0.264952531">
            <text:p>0.264953</text:p>
          </table:table-cell>
          <table:table-cell table:formula="of:=[.C1433]-[.C1432]" office:value-type="float" office:value="0">
            <text:p>0.000000</text:p>
          </table:table-cell>
          <table:table-cell table:formula="of:=[.A1433]-[.A1432]" office:value-type="float" office:value="0.000000999999883788405">
            <text:p>0.000001</text:p>
          </table:table-cell>
          <table:table-cell/>
          <table:table-cell office:value-type="string">
            <text:p>81176 / 18144 &gt; 2000000 / 5000000</text:p>
          </table:table-cell>
          <table:table-cell/>
        </table:table-row>
        <table:table-row table:style-name="ro1">
          <table:table-cell office:value-type="float" office:value="1061.47798">
            <text:p>1061.477980</text:p>
          </table:table-cell>
          <table:table-cell office:value-type="float" office:value="5086725473281">
            <text:p>5086725473281</text:p>
          </table:table-cell>
          <table:table-cell table:formula="of:=([.B1434]-[.B$2])/10^9" office:value-type="float" office:value="0.264952531">
            <text:p>0.264953</text:p>
          </table:table-cell>
          <table:table-cell table:formula="of:=[.C1434]-[.C1433]" office:value-type="float" office:value="0">
            <text:p>0.000000</text:p>
          </table:table-cell>
          <table:table-cell table:formula="of:=[.A1434]-[.A1433]" office:value-type="float" office:value="0">
            <text:p>0.000000</text:p>
          </table:table-cell>
          <table:table-cell/>
          <table:table-cell office:value-type="string">
            <text:p>d_s is renewed (r + D) to 5086730473281; c_s is fully topped up</text:p>
          </table:table-cell>
          <table:table-cell/>
        </table:table-row>
        <table:table-row table:style-name="ro1">
          <table:table-cell office:value-type="float" office:value="1061.479752">
            <text:p>1061.479752</text:p>
          </table:table-cell>
          <table:table-cell office:value-type="float" office:value="5086727246313">
            <text:p>5086727246313</text:p>
          </table:table-cell>
          <table:table-cell table:formula="of:=([.B1435]-[.B$2])/10^9" office:value-type="float" office:value="0.266725563">
            <text:p>0.266726</text:p>
          </table:table-cell>
          <table:table-cell table:formula="of:=[.C1435]-[.C1434]" office:value-type="float" office:value="0.00177303200000001">
            <text:p>0.001773</text:p>
          </table:table-cell>
          <table:table-cell table:formula="of:=[.A1435]-[.A1434]" office:value-type="float" office:value="0.0017720000000736">
            <text:p>0.00177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479754">
            <text:p>1061.479754</text:p>
          </table:table-cell>
          <table:table-cell office:value-type="float" office:value="5086727246313">
            <text:p>5086727246313</text:p>
          </table:table-cell>
          <table:table-cell table:formula="of:=([.B1436]-[.B$2])/10^9" office:value-type="float" office:value="0.266725563">
            <text:p>0.266726</text:p>
          </table:table-cell>
          <table:table-cell table:formula="of:=[.C1436]-[.C1435]" office:value-type="float" office:value="0">
            <text:p>0.000000</text:p>
          </table:table-cell>
          <table:table-cell table:formula="of:=[.A1436]-[.A1435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79759">
            <text:p>1061.479759</text:p>
          </table:table-cell>
          <table:table-cell office:value-type="float" office:value="5086727246313">
            <text:p>5086727246313</text:p>
          </table:table-cell>
          <table:table-cell table:formula="of:=([.B1437]-[.B$2])/10^9" office:value-type="float" office:value="0.266725563">
            <text:p>0.266726</text:p>
          </table:table-cell>
          <table:table-cell table:formula="of:=[.C1437]-[.C1436]" office:value-type="float" office:value="0">
            <text:p>0.000000</text:p>
          </table:table-cell>
          <table:table-cell table:formula="of:=[.A1437]-[.A1436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80974">
            <text:p>1061.480974</text:p>
          </table:table-cell>
          <table:table-cell office:value-type="float" office:value="5086728012740">
            <text:p>5086728012740</text:p>
          </table:table-cell>
          <table:table-cell table:formula="of:=([.B1438]-[.B$2])/10^9" office:value-type="float" office:value="0.26749199">
            <text:p>0.267492</text:p>
          </table:table-cell>
          <table:table-cell table:formula="of:=[.C1438]-[.C1437]" office:value-type="float" office:value="0.000766427000000014">
            <text:p>0.000766</text:p>
          </table:table-cell>
          <table:table-cell table:formula="of:=[.A1438]-[.A1437]" office:value-type="float" office:value="0.00121500000000196">
            <text:p>0.00121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80976">
            <text:p>1061.480976</text:p>
          </table:table-cell>
          <table:table-cell office:value-type="float" office:value="5086728474954">
            <text:p>5086728474954</text:p>
          </table:table-cell>
          <table:table-cell table:formula="of:=([.B1439]-[.B$2])/10^9" office:value-type="float" office:value="0.267954204">
            <text:p>0.267954</text:p>
          </table:table-cell>
          <table:table-cell table:formula="of:=[.C1439]-[.C1438]" office:value-type="float" office:value="0.000462213999999961">
            <text:p>0.000462</text:p>
          </table:table-cell>
          <table:table-cell table:formula="of:=[.A1439]-[.A143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80977">
            <text:p>1061.480977</text:p>
          </table:table-cell>
          <table:table-cell office:value-type="float" office:value="5086728474954">
            <text:p>5086728474954</text:p>
          </table:table-cell>
          <table:table-cell table:formula="of:=([.B1440]-[.B$2])/10^9" office:value-type="float" office:value="0.267954204">
            <text:p>0.267954</text:p>
          </table:table-cell>
          <table:table-cell table:formula="of:=[.C1440]-[.C1439]" office:value-type="float" office:value="0">
            <text:p>0.000000</text:p>
          </table:table-cell>
          <table:table-cell table:formula="of:=[.A1440]-[.A1439]" office:value-type="float" office:value="0.000000999999883788405">
            <text:p>0.000001</text:p>
          </table:table-cell>
          <table:table-cell office:value-type="string">
            <text:p>d_s is renewed (r + D) to 5086730474954; c_s is fully topped up</text:p>
          </table:table-cell>
          <table:table-cell table:number-columns-repeated="2"/>
        </table:table-row>
        <table:table-row table:style-name="ro1">
          <table:table-cell office:value-type="float" office:value="1061.481702">
            <text:p>1061.481702</text:p>
          </table:table-cell>
          <table:table-cell office:value-type="float" office:value="5086729201011">
            <text:p>5086729201011</text:p>
          </table:table-cell>
          <table:table-cell table:formula="of:=([.B1441]-[.B$2])/10^9" office:value-type="float" office:value="0.268680261">
            <text:p>0.268680</text:p>
          </table:table-cell>
          <table:table-cell table:formula="of:=[.C1441]-[.C1440]" office:value-type="float" office:value="0.000726057000000002">
            <text:p>0.000726</text:p>
          </table:table-cell>
          <table:table-cell table:formula="of:=[.A1441]-[.A1440]" office:value-type="float" office:value="0.000725000000102227">
            <text:p>0.00072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81703">
            <text:p>1061.481703</text:p>
          </table:table-cell>
          <table:table-cell office:value-type="float" office:value="5086729201011">
            <text:p>5086729201011</text:p>
          </table:table-cell>
          <table:table-cell table:formula="of:=([.B1442]-[.B$2])/10^9" office:value-type="float" office:value="0.268680261">
            <text:p>0.268680</text:p>
          </table:table-cell>
          <table:table-cell table:formula="of:=[.C1442]-[.C1441]" office:value-type="float" office:value="0">
            <text:p>0.000000</text:p>
          </table:table-cell>
          <table:table-cell table:formula="of:=[.A1442]-[.A1441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81711">
            <text:p>1061.481711</text:p>
          </table:table-cell>
          <table:table-cell office:value-type="float" office:value="5086729201011">
            <text:p>5086729201011</text:p>
          </table:table-cell>
          <table:table-cell table:formula="of:=([.B1443]-[.B$2])/10^9" office:value-type="float" office:value="0.268680261">
            <text:p>0.268680</text:p>
          </table:table-cell>
          <table:table-cell table:formula="of:=[.C1443]-[.C1442]" office:value-type="float" office:value="0">
            <text:p>0.000000</text:p>
          </table:table-cell>
          <table:table-cell table:formula="of:=[.A1443]-[.A1442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482628">
            <text:p>1061.482628</text:p>
          </table:table-cell>
          <table:table-cell office:value-type="float" office:value="5086730126567">
            <text:p>5086730126567</text:p>
          </table:table-cell>
          <table:table-cell table:formula="of:=([.B1444]-[.B$2])/10^9" office:value-type="float" office:value="0.269605817">
            <text:p>0.269606</text:p>
          </table:table-cell>
          <table:table-cell table:formula="of:=[.C1444]-[.C1443]" office:value-type="float" office:value="0.00092555600000005">
            <text:p>0.000926</text:p>
          </table:table-cell>
          <table:table-cell table:formula="of:=[.A1444]-[.A1443]" office:value-type="float" office:value="0.000917000000072221">
            <text:p>0.00091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82629">
            <text:p>1061.482629</text:p>
          </table:table-cell>
          <table:table-cell office:value-type="float" office:value="5086730126567">
            <text:p>5086730126567</text:p>
          </table:table-cell>
          <table:table-cell table:formula="of:=([.B1445]-[.B$2])/10^9" office:value-type="float" office:value="0.269605817">
            <text:p>0.269606</text:p>
          </table:table-cell>
          <table:table-cell table:formula="of:=[.C1445]-[.C1444]" office:value-type="float" office:value="0">
            <text:p>0.000000</text:p>
          </table:table-cell>
          <table:table-cell table:formula="of:=[.A1445]-[.A1444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82975">
            <text:p>1061.482975</text:p>
          </table:table-cell>
          <table:table-cell office:value-type="float" office:value="5086730126567">
            <text:p>5086730126567</text:p>
          </table:table-cell>
          <table:table-cell table:formula="of:=([.B1446]-[.B$2])/10^9" office:value-type="float" office:value="0.269605817">
            <text:p>0.269606</text:p>
          </table:table-cell>
          <table:table-cell table:formula="of:=[.C1446]-[.C1445]" office:value-type="float" office:value="0">
            <text:p>0.000000</text:p>
          </table:table-cell>
          <table:table-cell table:formula="of:=[.A1446]-[.A1445]" office:value-type="float" office:value="0.000345999999808555">
            <text:p>0.00034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482978">
            <text:p>1061.482978</text:p>
          </table:table-cell>
          <table:table-cell office:value-type="float" office:value="5086730476237">
            <text:p>5086730476237</text:p>
          </table:table-cell>
          <table:table-cell table:formula="of:=([.B1447]-[.B$2])/10^9" office:value-type="float" office:value="0.269955487">
            <text:p>0.269955</text:p>
          </table:table-cell>
          <table:table-cell table:formula="of:=[.C1447]-[.C1446]" office:value-type="float" office:value="0.000349669999999969">
            <text:p>0.000350</text:p>
          </table:table-cell>
          <table:table-cell table:formula="of:=[.A1447]-[.A1446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482978">
            <text:p>1061.482978</text:p>
          </table:table-cell>
          <table:table-cell office:value-type="float" office:value="5086730476237">
            <text:p>5086730476237</text:p>
          </table:table-cell>
          <table:table-cell table:formula="of:=([.B1448]-[.B$2])/10^9" office:value-type="float" office:value="0.269955487">
            <text:p>0.269955</text:p>
          </table:table-cell>
          <table:table-cell table:formula="of:=[.C1448]-[.C1447]" office:value-type="float" office:value="0">
            <text:p>0.000000</text:p>
          </table:table-cell>
          <table:table-cell table:formula="of:=[.A1448]-[.A1447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5086737476237; c_s is fully topped up</text:p>
          </table:table-cell>
        </table:table-row>
        <table:table-row table:style-name="ro1">
          <table:table-cell office:value-type="float" office:value="1061.482982">
            <text:p>1061.482982</text:p>
          </table:table-cell>
          <table:table-cell office:value-type="float" office:value="5086730476237">
            <text:p>5086730476237</text:p>
          </table:table-cell>
          <table:table-cell table:formula="of:=([.B1449]-[.B$2])/10^9" office:value-type="float" office:value="0.269955487">
            <text:p>0.269955</text:p>
          </table:table-cell>
          <table:table-cell table:formula="of:=[.C1449]-[.C1448]" office:value-type="float" office:value="0">
            <text:p>0.000000</text:p>
          </table:table-cell>
          <table:table-cell table:formula="of:=[.A1449]-[.A1448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82985">
            <text:p>1061.482985</text:p>
          </table:table-cell>
          <table:table-cell office:value-type="float" office:value="5086730483383">
            <text:p>5086730483383</text:p>
          </table:table-cell>
          <table:table-cell table:formula="of:=([.B1450]-[.B$2])/10^9" office:value-type="float" office:value="0.269962633">
            <text:p>0.269963</text:p>
          </table:table-cell>
          <table:table-cell table:formula="of:=[.C1450]-[.C1449]" office:value-type="float" office:value="0.00000714600000001342">
            <text:p>0.000007</text:p>
          </table:table-cell>
          <table:table-cell table:formula="of:=[.A1450]-[.A1449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82985">
            <text:p>1061.482985</text:p>
          </table:table-cell>
          <table:table-cell office:value-type="float" office:value="5086730483383">
            <text:p>5086730483383</text:p>
          </table:table-cell>
          <table:table-cell table:formula="of:=([.B1451]-[.B$2])/10^9" office:value-type="float" office:value="0.269962633">
            <text:p>0.269963</text:p>
          </table:table-cell>
          <table:table-cell table:formula="of:=[.C1451]-[.C1450]" office:value-type="float" office:value="0">
            <text:p>0.000000</text:p>
          </table:table-cell>
          <table:table-cell table:formula="of:=[.A1451]-[.A1450]" office:value-type="float" office:value="0">
            <text:p>0.000000</text:p>
          </table:table-cell>
          <table:table-cell/>
          <table:table-cell office:value-type="string">
            <text:p>d_s is renewed (r + D) to 5086735483383; c_s is fully topped up</text:p>
          </table:table-cell>
          <table:table-cell/>
        </table:table-row>
        <table:table-row table:style-name="ro1">
          <table:table-cell office:value-type="float" office:value="1061.483001">
            <text:p>1061.483001</text:p>
          </table:table-cell>
          <table:table-cell office:value-type="float" office:value="5086730493964">
            <text:p>5086730493964</text:p>
          </table:table-cell>
          <table:table-cell table:formula="of:=([.B1452]-[.B$2])/10^9" office:value-type="float" office:value="0.269973214">
            <text:p>0.269973</text:p>
          </table:table-cell>
          <table:table-cell table:formula="of:=[.C1452]-[.C1451]" office:value-type="float" office:value="0.0000105810000000095">
            <text:p>0.000011</text:p>
          </table:table-cell>
          <table:table-cell table:formula="of:=[.A1452]-[.A1451]" office:value-type="float" office:value="0.0000159999999596039">
            <text:p>0.000016</text:p>
          </table:table-cell>
          <table:table-cell/>
          <table:table-cell office:value-type="string">
            <text:p>is pick_next_task_dl-ed by gnome-terminal (2016)</text:p>
          </table:table-cell>
          <table:table-cell/>
        </table:table-row>
        <table:table-row table:style-name="ro1">
          <table:table-cell office:value-type="float" office:value="1061.484937">
            <text:p>1061.484937</text:p>
          </table:table-cell>
          <table:table-cell office:value-type="float" office:value="5086732440794">
            <text:p>5086732440794</text:p>
          </table:table-cell>
          <table:table-cell table:formula="of:=([.B1453]-[.B$2])/10^9" office:value-type="float" office:value="0.271920044">
            <text:p>0.271920</text:p>
          </table:table-cell>
          <table:table-cell table:formula="of:=[.C1453]-[.C1452]" office:value-type="float" office:value="0.00194683000000001">
            <text:p>0.001947</text:p>
          </table:table-cell>
          <table:table-cell table:formula="of:=[.A1453]-[.A1452]" office:value-type="float" office:value="0.00193599999988692">
            <text:p>0.00193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84939">
            <text:p>1061.484939</text:p>
          </table:table-cell>
          <table:table-cell office:value-type="float" office:value="5086732440794">
            <text:p>5086732440794</text:p>
          </table:table-cell>
          <table:table-cell table:formula="of:=([.B1454]-[.B$2])/10^9" office:value-type="float" office:value="0.271920044">
            <text:p>0.271920</text:p>
          </table:table-cell>
          <table:table-cell table:formula="of:=[.C1454]-[.C1453]" office:value-type="float" office:value="0">
            <text:p>0.000000</text:p>
          </table:table-cell>
          <table:table-cell table:formula="of:=[.A1454]-[.A145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84944">
            <text:p>1061.484944</text:p>
          </table:table-cell>
          <table:table-cell office:value-type="float" office:value="5086732440794">
            <text:p>5086732440794</text:p>
          </table:table-cell>
          <table:table-cell table:formula="of:=([.B1455]-[.B$2])/10^9" office:value-type="float" office:value="0.271920044">
            <text:p>0.271920</text:p>
          </table:table-cell>
          <table:table-cell table:formula="of:=[.C1455]-[.C1454]" office:value-type="float" office:value="0">
            <text:p>0.000000</text:p>
          </table:table-cell>
          <table:table-cell table:formula="of:=[.A1455]-[.A1454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8497">
            <text:p>1061.484970</text:p>
          </table:table-cell>
          <table:table-cell office:value-type="float" office:value="5086732440794">
            <text:p>5086732440794</text:p>
          </table:table-cell>
          <table:table-cell table:formula="of:=([.B1456]-[.B$2])/10^9" office:value-type="float" office:value="0.271920044">
            <text:p>0.271920</text:p>
          </table:table-cell>
          <table:table-cell table:formula="of:=[.C1456]-[.C1455]" office:value-type="float" office:value="0">
            <text:p>0.000000</text:p>
          </table:table-cell>
          <table:table-cell table:formula="of:=[.A1456]-[.A1455]" office:value-type="float" office:value="0.0000259999999343563">
            <text:p>0.00002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84972">
            <text:p>1061.484972</text:p>
          </table:table-cell>
          <table:table-cell office:value-type="float" office:value="5086732475172">
            <text:p>5086732475172</text:p>
          </table:table-cell>
          <table:table-cell table:formula="of:=([.B1457]-[.B$2])/10^9" office:value-type="float" office:value="0.271954422">
            <text:p>0.271954</text:p>
          </table:table-cell>
          <table:table-cell table:formula="of:=[.C1457]-[.C1456]" office:value-type="float" office:value="0.0000343779999999461">
            <text:p>0.000034</text:p>
          </table:table-cell>
          <table:table-cell table:formula="of:=[.A1457]-[.A145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84973">
            <text:p>1061.484973</text:p>
          </table:table-cell>
          <table:table-cell office:value-type="float" office:value="5086732475172">
            <text:p>5086732475172</text:p>
          </table:table-cell>
          <table:table-cell table:formula="of:=([.B1458]-[.B$2])/10^9" office:value-type="float" office:value="0.271954422">
            <text:p>0.271954</text:p>
          </table:table-cell>
          <table:table-cell table:formula="of:=[.C1458]-[.C1457]" office:value-type="float" office:value="0">
            <text:p>0.000000</text:p>
          </table:table-cell>
          <table:table-cell table:formula="of:=[.A1458]-[.A1457]" office:value-type="float" office:value="0.00000100000011116208">
            <text:p>0.000001</text:p>
          </table:table-cell>
          <table:table-cell office:value-type="string">
            <text:p>d_s is renewed (r + D) to 5086734475172; c_s is fully topped up</text:p>
          </table:table-cell>
          <table:table-cell table:number-columns-repeated="2"/>
        </table:table-row>
        <table:table-row table:style-name="ro1">
          <table:table-cell office:value-type="float" office:value="1061.484974">
            <text:p>1061.484974</text:p>
          </table:table-cell>
          <table:table-cell office:value-type="float" office:value="5086732475172">
            <text:p>5086732475172</text:p>
          </table:table-cell>
          <table:table-cell table:formula="of:=([.B1459]-[.B$2])/10^9" office:value-type="float" office:value="0.271954422">
            <text:p>0.271954</text:p>
          </table:table-cell>
          <table:table-cell table:formula="of:=[.C1459]-[.C1458]" office:value-type="float" office:value="0">
            <text:p>0.000000</text:p>
          </table:table-cell>
          <table:table-cell table:formula="of:=[.A1459]-[.A1458]" office:value-type="float" office:value="0.000000999999883788405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484984">
            <text:p>1061.484984</text:p>
          </table:table-cell>
          <table:table-cell office:value-type="float" office:value="5086732487362">
            <text:p>5086732487362</text:p>
          </table:table-cell>
          <table:table-cell table:formula="of:=([.B1460]-[.B$2])/10^9" office:value-type="float" office:value="0.271966612">
            <text:p>0.271967</text:p>
          </table:table-cell>
          <table:table-cell table:formula="of:=[.C1460]-[.C1459]" office:value-type="float" office:value="0.000012190000000023">
            <text:p>0.000012</text:p>
          </table:table-cell>
          <table:table-cell table:formula="of:=[.A1460]-[.A1459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84991">
            <text:p>1061.484991</text:p>
          </table:table-cell>
          <table:table-cell office:value-type="float" office:value="5086732487362">
            <text:p>5086732487362</text:p>
          </table:table-cell>
          <table:table-cell table:formula="of:=([.B1461]-[.B$2])/10^9" office:value-type="float" office:value="0.271966612">
            <text:p>0.271967</text:p>
          </table:table-cell>
          <table:table-cell table:formula="of:=[.C1461]-[.C1460]" office:value-type="float" office:value="0">
            <text:p>0.000000</text:p>
          </table:table-cell>
          <table:table-cell table:formula="of:=[.A1461]-[.A1460]" office:value-type="float" office:value="0.00000700000009601354">
            <text:p>0.000007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4859">
            <text:p>1061.485900</text:p>
          </table:table-cell>
          <table:table-cell office:value-type="float" office:value="5086733403815">
            <text:p>5086733403815</text:p>
          </table:table-cell>
          <table:table-cell table:formula="of:=([.B1462]-[.B$2])/10^9" office:value-type="float" office:value="0.272883065">
            <text:p>0.272883</text:p>
          </table:table-cell>
          <table:table-cell table:formula="of:=[.C1462]-[.C1461]" office:value-type="float" office:value="0.000916452999999984">
            <text:p>0.000916</text:p>
          </table:table-cell>
          <table:table-cell table:formula="of:=[.A1462]-[.A1461]" office:value-type="float" office:value="0.000908999999865046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85902">
            <text:p>1061.485902</text:p>
          </table:table-cell>
          <table:table-cell office:value-type="float" office:value="5086733403815">
            <text:p>5086733403815</text:p>
          </table:table-cell>
          <table:table-cell table:formula="of:=([.B1463]-[.B$2])/10^9" office:value-type="float" office:value="0.272883065">
            <text:p>0.272883</text:p>
          </table:table-cell>
          <table:table-cell table:formula="of:=[.C1463]-[.C1462]" office:value-type="float" office:value="0">
            <text:p>0.000000</text:p>
          </table:table-cell>
          <table:table-cell table:formula="of:=[.A1463]-[.A146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85907">
            <text:p>1061.485907</text:p>
          </table:table-cell>
          <table:table-cell office:value-type="float" office:value="5086733403815">
            <text:p>5086733403815</text:p>
          </table:table-cell>
          <table:table-cell table:formula="of:=([.B1464]-[.B$2])/10^9" office:value-type="float" office:value="0.272883065">
            <text:p>0.272883</text:p>
          </table:table-cell>
          <table:table-cell table:formula="of:=[.C1464]-[.C1463]" office:value-type="float" office:value="0">
            <text:p>0.000000</text:p>
          </table:table-cell>
          <table:table-cell table:formula="of:=[.A1464]-[.A1463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487965">
            <text:p>1061.487965</text:p>
          </table:table-cell>
          <table:table-cell office:value-type="float" office:value="5086733403815">
            <text:p>5086733403815</text:p>
          </table:table-cell>
          <table:table-cell table:formula="of:=([.B1465]-[.B$2])/10^9" office:value-type="float" office:value="0.272883065">
            <text:p>0.272883</text:p>
          </table:table-cell>
          <table:table-cell table:formula="of:=[.C1465]-[.C1464]" office:value-type="float" office:value="0">
            <text:p>0.000000</text:p>
          </table:table-cell>
          <table:table-cell table:formula="of:=[.A1465]-[.A1464]" office:value-type="float" office:value="0.00205800000003364">
            <text:p>0.00205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87967">
            <text:p>1061.487967</text:p>
          </table:table-cell>
          <table:table-cell office:value-type="float" office:value="5086735470504">
            <text:p>5086735470504</text:p>
          </table:table-cell>
          <table:table-cell table:formula="of:=([.B1466]-[.B$2])/10^9" office:value-type="float" office:value="0.274949754">
            <text:p>0.274950</text:p>
          </table:table-cell>
          <table:table-cell table:formula="of:=[.C1466]-[.C1465]" office:value-type="float" office:value="0.00206668900000001">
            <text:p>0.002067</text:p>
          </table:table-cell>
          <table:table-cell table:formula="of:=[.A1466]-[.A146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87968">
            <text:p>1061.487968</text:p>
          </table:table-cell>
          <table:table-cell office:value-type="float" office:value="5086735470504">
            <text:p>5086735470504</text:p>
          </table:table-cell>
          <table:table-cell table:formula="of:=([.B1467]-[.B$2])/10^9" office:value-type="float" office:value="0.274949754">
            <text:p>0.274950</text:p>
          </table:table-cell>
          <table:table-cell table:formula="of:=[.C1467]-[.C1466]" office:value-type="float" office:value="0">
            <text:p>0.000000</text:p>
          </table:table-cell>
          <table:table-cell table:formula="of:=[.A1467]-[.A1466]" office:value-type="float" office:value="0.000000999999883788405">
            <text:p>0.000001</text:p>
          </table:table-cell>
          <table:table-cell/>
          <table:table-cell office:value-type="string">
            <text:p>53170 / 12879 &gt; 2000000 / 5000000</text:p>
          </table:table-cell>
          <table:table-cell/>
        </table:table-row>
        <table:table-row table:style-name="ro1">
          <table:table-cell office:value-type="float" office:value="1061.487969">
            <text:p>1061.487969</text:p>
          </table:table-cell>
          <table:table-cell office:value-type="float" office:value="5086735470504">
            <text:p>5086735470504</text:p>
          </table:table-cell>
          <table:table-cell table:formula="of:=([.B1468]-[.B$2])/10^9" office:value-type="float" office:value="0.274949754">
            <text:p>0.274950</text:p>
          </table:table-cell>
          <table:table-cell table:formula="of:=[.C1468]-[.C1467]" office:value-type="float" office:value="0">
            <text:p>0.000000</text:p>
          </table:table-cell>
          <table:table-cell table:formula="of:=[.A1468]-[.A1467]" office:value-type="float" office:value="0.00000100000011116208">
            <text:p>0.000001</text:p>
          </table:table-cell>
          <table:table-cell/>
          <table:table-cell office:value-type="string">
            <text:p>d_s is renewed (r + D) to 5086740470504; c_s is fully topped up</text:p>
          </table:table-cell>
          <table:table-cell/>
        </table:table-row>
        <table:table-row table:style-name="ro1">
          <table:table-cell office:value-type="float" office:value="1061.488834">
            <text:p>1061.488834</text:p>
          </table:table-cell>
          <table:table-cell office:value-type="float" office:value="5086736341739">
            <text:p>5086736341739</text:p>
          </table:table-cell>
          <table:table-cell table:formula="of:=([.B1469]-[.B$2])/10^9" office:value-type="float" office:value="0.275820989">
            <text:p>0.275821</text:p>
          </table:table-cell>
          <table:table-cell table:formula="of:=[.C1469]-[.C1468]" office:value-type="float" office:value="0.000871235000000026">
            <text:p>0.000871</text:p>
          </table:table-cell>
          <table:table-cell table:formula="of:=[.A1469]-[.A1468]" office:value-type="float" office:value="0.000864999999976135">
            <text:p>0.00086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488835">
            <text:p>1061.488835</text:p>
          </table:table-cell>
          <table:table-cell office:value-type="float" office:value="5086736341739">
            <text:p>5086736341739</text:p>
          </table:table-cell>
          <table:table-cell table:formula="of:=([.B1470]-[.B$2])/10^9" office:value-type="float" office:value="0.275820989">
            <text:p>0.275821</text:p>
          </table:table-cell>
          <table:table-cell table:formula="of:=[.C1470]-[.C1469]" office:value-type="float" office:value="0">
            <text:p>0.000000</text:p>
          </table:table-cell>
          <table:table-cell table:formula="of:=[.A1470]-[.A1469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88841">
            <text:p>1061.488841</text:p>
          </table:table-cell>
          <table:table-cell office:value-type="float" office:value="5086736341739">
            <text:p>5086736341739</text:p>
          </table:table-cell>
          <table:table-cell table:formula="of:=([.B1471]-[.B$2])/10^9" office:value-type="float" office:value="0.275820989">
            <text:p>0.275821</text:p>
          </table:table-cell>
          <table:table-cell table:formula="of:=[.C1471]-[.C1470]" office:value-type="float" office:value="0">
            <text:p>0.000000</text:p>
          </table:table-cell>
          <table:table-cell table:formula="of:=[.A1471]-[.A1470]" office:value-type="float" office:value="0.00000599999998485146">
            <text:p>0.000006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488965">
            <text:p>1061.488965</text:p>
          </table:table-cell>
          <table:table-cell office:value-type="float" office:value="5086736341739">
            <text:p>5086736341739</text:p>
          </table:table-cell>
          <table:table-cell table:formula="of:=([.B1472]-[.B$2])/10^9" office:value-type="float" office:value="0.275820989">
            <text:p>0.275821</text:p>
          </table:table-cell>
          <table:table-cell table:formula="of:=[.C1472]-[.C1471]" office:value-type="float" office:value="0">
            <text:p>0.000000</text:p>
          </table:table-cell>
          <table:table-cell table:formula="of:=[.A1472]-[.A1471]" office:value-type="float" office:value="0.000123999999914304">
            <text:p>0.00012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88967">
            <text:p>1061.488967</text:p>
          </table:table-cell>
          <table:table-cell office:value-type="float" office:value="5086736475053">
            <text:p>5086736475053</text:p>
          </table:table-cell>
          <table:table-cell table:formula="of:=([.B1473]-[.B$2])/10^9" office:value-type="float" office:value="0.275954303">
            <text:p>0.275954</text:p>
          </table:table-cell>
          <table:table-cell table:formula="of:=[.C1473]-[.C1472]" office:value-type="float" office:value="0.000133313999999996">
            <text:p>0.000133</text:p>
          </table:table-cell>
          <table:table-cell table:formula="of:=[.A1473]-[.A147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88968">
            <text:p>1061.488968</text:p>
          </table:table-cell>
          <table:table-cell office:value-type="float" office:value="5086736475053">
            <text:p>5086736475053</text:p>
          </table:table-cell>
          <table:table-cell table:formula="of:=([.B1474]-[.B$2])/10^9" office:value-type="float" office:value="0.275954303">
            <text:p>0.275954</text:p>
          </table:table-cell>
          <table:table-cell table:formula="of:=[.C1474]-[.C1473]" office:value-type="float" office:value="0">
            <text:p>0.000000</text:p>
          </table:table-cell>
          <table:table-cell table:formula="of:=[.A1474]-[.A1473]" office:value-type="float" office:value="0.00000100000011116208">
            <text:p>0.000001</text:p>
          </table:table-cell>
          <table:table-cell office:value-type="string">
            <text:p>d_s is renewed (r + D) to 5086738475053; c_s is fully topped up</text:p>
          </table:table-cell>
          <table:table-cell table:number-columns-repeated="2"/>
        </table:table-row>
        <table:table-row table:style-name="ro1">
          <table:table-cell office:value-type="float" office:value="1061.488969">
            <text:p>1061.488969</text:p>
          </table:table-cell>
          <table:table-cell office:value-type="float" office:value="5086736475053">
            <text:p>5086736475053</text:p>
          </table:table-cell>
          <table:table-cell table:formula="of:=([.B1475]-[.B$2])/10^9" office:value-type="float" office:value="0.275954303">
            <text:p>0.275954</text:p>
          </table:table-cell>
          <table:table-cell table:formula="of:=[.C1475]-[.C1474]" office:value-type="float" office:value="0">
            <text:p>0.000000</text:p>
          </table:table-cell>
          <table:table-cell table:formula="of:=[.A1475]-[.A1474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488979">
            <text:p>1061.488979</text:p>
          </table:table-cell>
          <table:table-cell office:value-type="float" office:value="5086736486757">
            <text:p>5086736486757</text:p>
          </table:table-cell>
          <table:table-cell table:formula="of:=([.B1476]-[.B$2])/10^9" office:value-type="float" office:value="0.275966007">
            <text:p>0.275966</text:p>
          </table:table-cell>
          <table:table-cell table:formula="of:=[.C1476]-[.C1475]" office:value-type="float" office:value="0.0000117040000000013">
            <text:p>0.000012</text:p>
          </table:table-cell>
          <table:table-cell table:formula="of:=[.A1476]-[.A1475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88986">
            <text:p>1061.488986</text:p>
          </table:table-cell>
          <table:table-cell office:value-type="float" office:value="5086736486757">
            <text:p>5086736486757</text:p>
          </table:table-cell>
          <table:table-cell table:formula="of:=([.B1477]-[.B$2])/10^9" office:value-type="float" office:value="0.275966007">
            <text:p>0.275966</text:p>
          </table:table-cell>
          <table:table-cell table:formula="of:=[.C1477]-[.C1476]" office:value-type="float" office:value="0">
            <text:p>0.000000</text:p>
          </table:table-cell>
          <table:table-cell table:formula="of:=[.A1477]-[.A1476]" office:value-type="float" office:value="0.00000700000009601354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489895">
            <text:p>1061.489895</text:p>
          </table:table-cell>
          <table:table-cell office:value-type="float" office:value="5086737403264">
            <text:p>5086737403264</text:p>
          </table:table-cell>
          <table:table-cell table:formula="of:=([.B1478]-[.B$2])/10^9" office:value-type="float" office:value="0.276882514">
            <text:p>0.276883</text:p>
          </table:table-cell>
          <table:table-cell table:formula="of:=[.C1478]-[.C1477]" office:value-type="float" office:value="0.000916507000000011">
            <text:p>0.000917</text:p>
          </table:table-cell>
          <table:table-cell table:formula="of:=[.A1478]-[.A1477]" office:value-type="float" office:value="0.000908999999865046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89897">
            <text:p>1061.489897</text:p>
          </table:table-cell>
          <table:table-cell office:value-type="float" office:value="5086737403264">
            <text:p>5086737403264</text:p>
          </table:table-cell>
          <table:table-cell table:formula="of:=([.B1479]-[.B$2])/10^9" office:value-type="float" office:value="0.276882514">
            <text:p>0.276883</text:p>
          </table:table-cell>
          <table:table-cell table:formula="of:=[.C1479]-[.C1478]" office:value-type="float" office:value="0">
            <text:p>0.000000</text:p>
          </table:table-cell>
          <table:table-cell table:formula="of:=[.A1479]-[.A1478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89904">
            <text:p>1061.489904</text:p>
          </table:table-cell>
          <table:table-cell office:value-type="float" office:value="5086737403264">
            <text:p>5086737403264</text:p>
          </table:table-cell>
          <table:table-cell table:formula="of:=([.B1480]-[.B$2])/10^9" office:value-type="float" office:value="0.276882514">
            <text:p>0.276883</text:p>
          </table:table-cell>
          <table:table-cell table:formula="of:=[.C1480]-[.C1479]" office:value-type="float" office:value="0">
            <text:p>0.000000</text:p>
          </table:table-cell>
          <table:table-cell table:formula="of:=[.A1480]-[.A1479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491705">
            <text:p>1061.491705</text:p>
          </table:table-cell>
          <table:table-cell office:value-type="float" office:value="5086739212943">
            <text:p>5086739212943</text:p>
          </table:table-cell>
          <table:table-cell table:formula="of:=([.B1481]-[.B$2])/10^9" office:value-type="float" office:value="0.278692193">
            <text:p>0.278692</text:p>
          </table:table-cell>
          <table:table-cell table:formula="of:=[.C1481]-[.C1480]" office:value-type="float" office:value="0.00180967899999995">
            <text:p>0.001810</text:p>
          </table:table-cell>
          <table:table-cell table:formula="of:=[.A1481]-[.A1480]" office:value-type="float" office:value="0.0018009999998867">
            <text:p>0.00180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91706">
            <text:p>1061.491706</text:p>
          </table:table-cell>
          <table:table-cell office:value-type="float" office:value="5086739212943">
            <text:p>5086739212943</text:p>
          </table:table-cell>
          <table:table-cell table:formula="of:=([.B1482]-[.B$2])/10^9" office:value-type="float" office:value="0.278692193">
            <text:p>0.278692</text:p>
          </table:table-cell>
          <table:table-cell table:formula="of:=[.C1482]-[.C1481]" office:value-type="float" office:value="0">
            <text:p>0.000000</text:p>
          </table:table-cell>
          <table:table-cell table:formula="of:=[.A1482]-[.A1481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92339">
            <text:p>1061.492339</text:p>
          </table:table-cell>
          <table:table-cell office:value-type="float" office:value="5086739783319">
            <text:p>5086739783319</text:p>
          </table:table-cell>
          <table:table-cell table:formula="of:=([.B1483]-[.B$2])/10^9" office:value-type="float" office:value="0.279262569">
            <text:p>0.279263</text:p>
          </table:table-cell>
          <table:table-cell table:formula="of:=[.C1483]-[.C1482]" office:value-type="float" office:value="0.000570376000000039">
            <text:p>0.000570</text:p>
          </table:table-cell>
          <table:table-cell table:formula="of:=[.A1483]-[.A1482]" office:value-type="float" office:value="0.000632999999879758">
            <text:p>0.00063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492341">
            <text:p>1061.492341</text:p>
          </table:table-cell>
          <table:table-cell office:value-type="float" office:value="5086740503607">
            <text:p>5086740503607</text:p>
          </table:table-cell>
          <table:table-cell table:formula="of:=([.B1484]-[.B$2])/10^9" office:value-type="float" office:value="0.279982857">
            <text:p>0.279983</text:p>
          </table:table-cell>
          <table:table-cell table:formula="of:=[.C1484]-[.C1483]" office:value-type="float" office:value="0.000720287999999958">
            <text:p>0.000720</text:p>
          </table:table-cell>
          <table:table-cell table:formula="of:=[.A1484]-[.A148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492342">
            <text:p>1061.492342</text:p>
          </table:table-cell>
          <table:table-cell office:value-type="float" office:value="5086740503607">
            <text:p>5086740503607</text:p>
          </table:table-cell>
          <table:table-cell table:formula="of:=([.B1485]-[.B$2])/10^9" office:value-type="float" office:value="0.279982857">
            <text:p>0.279983</text:p>
          </table:table-cell>
          <table:table-cell table:formula="of:=[.C1485]-[.C1484]" office:value-type="float" office:value="0">
            <text:p>0.000000</text:p>
          </table:table-cell>
          <table:table-cell table:formula="of:=[.A1485]-[.A1484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5086747503607; c_s is fully topped up</text:p>
          </table:table-cell>
        </table:table-row>
        <table:table-row table:style-name="ro1">
          <table:table-cell office:value-type="float" office:value="1061.492346">
            <text:p>1061.492346</text:p>
          </table:table-cell>
          <table:table-cell office:value-type="float" office:value="5086740503607">
            <text:p>5086740503607</text:p>
          </table:table-cell>
          <table:table-cell table:formula="of:=([.B1486]-[.B$2])/10^9" office:value-type="float" office:value="0.279982857">
            <text:p>0.279983</text:p>
          </table:table-cell>
          <table:table-cell table:formula="of:=[.C1486]-[.C1485]" office:value-type="float" office:value="0">
            <text:p>0.000000</text:p>
          </table:table-cell>
          <table:table-cell table:formula="of:=[.A1486]-[.A1485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92348">
            <text:p>1061.492348</text:p>
          </table:table-cell>
          <table:table-cell office:value-type="float" office:value="5086740510560">
            <text:p>5086740510560</text:p>
          </table:table-cell>
          <table:table-cell table:formula="of:=([.B1487]-[.B$2])/10^9" office:value-type="float" office:value="0.27998981">
            <text:p>0.279990</text:p>
          </table:table-cell>
          <table:table-cell table:formula="of:=[.C1487]-[.C1486]" office:value-type="float" office:value="0.00000695300000003174">
            <text:p>0.000007</text:p>
          </table:table-cell>
          <table:table-cell table:formula="of:=[.A1487]-[.A148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92349">
            <text:p>1061.492349</text:p>
          </table:table-cell>
          <table:table-cell office:value-type="float" office:value="5086740510560">
            <text:p>5086740510560</text:p>
          </table:table-cell>
          <table:table-cell table:formula="of:=([.B1488]-[.B$2])/10^9" office:value-type="float" office:value="0.27998981">
            <text:p>0.279990</text:p>
          </table:table-cell>
          <table:table-cell table:formula="of:=[.C1488]-[.C1487]" office:value-type="float" office:value="0">
            <text:p>0.000000</text:p>
          </table:table-cell>
          <table:table-cell table:formula="of:=[.A1488]-[.A1487]" office:value-type="float" office:value="0.00000100000011116208">
            <text:p>0.000001</text:p>
          </table:table-cell>
          <table:table-cell office:value-type="string">
            <text:p>d_s is renewed (r + D) to 5086742510560; c_s is fully topped up</text:p>
          </table:table-cell>
          <table:table-cell table:number-columns-repeated="2"/>
        </table:table-row>
        <table:table-row table:style-name="ro1">
          <table:table-cell office:value-type="float" office:value="1061.492353">
            <text:p>1061.492353</text:p>
          </table:table-cell>
          <table:table-cell office:value-type="float" office:value="5086740510560">
            <text:p>5086740510560</text:p>
          </table:table-cell>
          <table:table-cell table:formula="of:=([.B1489]-[.B$2])/10^9" office:value-type="float" office:value="0.27998981">
            <text:p>0.279990</text:p>
          </table:table-cell>
          <table:table-cell table:formula="of:=[.C1489]-[.C1488]" office:value-type="float" office:value="0">
            <text:p>0.000000</text:p>
          </table:table-cell>
          <table:table-cell table:formula="of:=[.A1489]-[.A1488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92355">
            <text:p>1061.492355</text:p>
          </table:table-cell>
          <table:table-cell office:value-type="float" office:value="5086740517154">
            <text:p>5086740517154</text:p>
          </table:table-cell>
          <table:table-cell table:formula="of:=([.B1490]-[.B$2])/10^9" office:value-type="float" office:value="0.279996404">
            <text:p>0.279996</text:p>
          </table:table-cell>
          <table:table-cell table:formula="of:=[.C1490]-[.C1489]" office:value-type="float" office:value="0.0000065939999999709">
            <text:p>0.000007</text:p>
          </table:table-cell>
          <table:table-cell table:formula="of:=[.A1490]-[.A148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92356">
            <text:p>1061.492356</text:p>
          </table:table-cell>
          <table:table-cell office:value-type="float" office:value="5086740517154">
            <text:p>5086740517154</text:p>
          </table:table-cell>
          <table:table-cell table:formula="of:=([.B1491]-[.B$2])/10^9" office:value-type="float" office:value="0.279996404">
            <text:p>0.279996</text:p>
          </table:table-cell>
          <table:table-cell table:formula="of:=[.C1491]-[.C1490]" office:value-type="float" office:value="0">
            <text:p>0.000000</text:p>
          </table:table-cell>
          <table:table-cell table:formula="of:=[.A1491]-[.A1490]" office:value-type="float" office:value="0.000000999999883788405">
            <text:p>0.000001</text:p>
          </table:table-cell>
          <table:table-cell/>
          <table:table-cell office:value-type="string">
            <text:p>d_s is renewed (r + D) to 5086745517154; c_s is fully topped up</text:p>
          </table:table-cell>
          <table:table-cell/>
        </table:table-row>
        <table:table-row table:style-name="ro1">
          <table:table-cell office:value-type="float" office:value="1061.492388">
            <text:p>1061.492388</text:p>
          </table:table-cell>
          <table:table-cell office:value-type="float" office:value="5086740517154">
            <text:p>5086740517154</text:p>
          </table:table-cell>
          <table:table-cell table:formula="of:=([.B1492]-[.B$2])/10^9" office:value-type="float" office:value="0.279996404">
            <text:p>0.279996</text:p>
          </table:table-cell>
          <table:table-cell table:formula="of:=[.C1492]-[.C1491]" office:value-type="float" office:value="0">
            <text:p>0.000000</text:p>
          </table:table-cell>
          <table:table-cell table:formula="of:=[.A1492]-[.A1491]" office:value-type="float" office:value="0.0000319999999192078">
            <text:p>0.000032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061.4933">
            <text:p>1061.493300</text:p>
          </table:table-cell>
          <table:table-cell office:value-type="float" office:value="5086741462683">
            <text:p>5086741462683</text:p>
          </table:table-cell>
          <table:table-cell table:formula="of:=([.B1493]-[.B$2])/10^9" office:value-type="float" office:value="0.280941933">
            <text:p>0.280942</text:p>
          </table:table-cell>
          <table:table-cell table:formula="of:=[.C1493]-[.C1492]" office:value-type="float" office:value="0.000945529000000001">
            <text:p>0.000946</text:p>
          </table:table-cell>
          <table:table-cell table:formula="of:=[.A1493]-[.A1492]" office:value-type="float" office:value="0.000912000000198532">
            <text:p>0.00091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93302">
            <text:p>1061.493302</text:p>
          </table:table-cell>
          <table:table-cell office:value-type="float" office:value="5086741462683">
            <text:p>5086741462683</text:p>
          </table:table-cell>
          <table:table-cell table:formula="of:=([.B1494]-[.B$2])/10^9" office:value-type="float" office:value="0.280941933">
            <text:p>0.280942</text:p>
          </table:table-cell>
          <table:table-cell table:formula="of:=[.C1494]-[.C1493]" office:value-type="float" office:value="0">
            <text:p>0.000000</text:p>
          </table:table-cell>
          <table:table-cell table:formula="of:=[.A1494]-[.A1493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93309">
            <text:p>1061.493309</text:p>
          </table:table-cell>
          <table:table-cell office:value-type="float" office:value="5086741462683">
            <text:p>5086741462683</text:p>
          </table:table-cell>
          <table:table-cell table:formula="of:=([.B1495]-[.B$2])/10^9" office:value-type="float" office:value="0.280941933">
            <text:p>0.280942</text:p>
          </table:table-cell>
          <table:table-cell table:formula="of:=[.C1495]-[.C1494]" office:value-type="float" office:value="0">
            <text:p>0.000000</text:p>
          </table:table-cell>
          <table:table-cell table:formula="of:=[.A1495]-[.A1494]" office:value-type="float" office:value="0.00000699999986863986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495219">
            <text:p>1061.495219</text:p>
          </table:table-cell>
          <table:table-cell office:value-type="float" office:value="5086743381405">
            <text:p>5086743381405</text:p>
          </table:table-cell>
          <table:table-cell table:formula="of:=([.B1496]-[.B$2])/10^9" office:value-type="float" office:value="0.282860655">
            <text:p>0.282861</text:p>
          </table:table-cell>
          <table:table-cell table:formula="of:=[.C1496]-[.C1495]" office:value-type="float" office:value="0.00191872200000004">
            <text:p>0.001919</text:p>
          </table:table-cell>
          <table:table-cell table:formula="of:=[.A1496]-[.A1495]" office:value-type="float" office:value="0.00190999999995256">
            <text:p>0.00191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495221">
            <text:p>1061.495221</text:p>
          </table:table-cell>
          <table:table-cell office:value-type="float" office:value="5086743381405">
            <text:p>5086743381405</text:p>
          </table:table-cell>
          <table:table-cell table:formula="of:=([.B1497]-[.B$2])/10^9" office:value-type="float" office:value="0.282860655">
            <text:p>0.282861</text:p>
          </table:table-cell>
          <table:table-cell table:formula="of:=[.C1497]-[.C1496]" office:value-type="float" office:value="0">
            <text:p>0.000000</text:p>
          </table:table-cell>
          <table:table-cell table:formula="of:=[.A1497]-[.A149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495226">
            <text:p>1061.495226</text:p>
          </table:table-cell>
          <table:table-cell office:value-type="float" office:value="5086743381405">
            <text:p>5086743381405</text:p>
          </table:table-cell>
          <table:table-cell table:formula="of:=([.B1498]-[.B$2])/10^9" office:value-type="float" office:value="0.282860655">
            <text:p>0.282861</text:p>
          </table:table-cell>
          <table:table-cell table:formula="of:=[.C1498]-[.C1497]" office:value-type="float" office:value="0">
            <text:p>0.000000</text:p>
          </table:table-cell>
          <table:table-cell table:formula="of:=[.A1498]-[.A1497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496307">
            <text:p>1061.496307</text:p>
          </table:table-cell>
          <table:table-cell office:value-type="float" office:value="5086744014438">
            <text:p>5086744014438</text:p>
          </table:table-cell>
          <table:table-cell table:formula="of:=([.B1499]-[.B$2])/10^9" office:value-type="float" office:value="0.283493688">
            <text:p>0.283494</text:p>
          </table:table-cell>
          <table:table-cell table:formula="of:=[.C1499]-[.C1498]" office:value-type="float" office:value="0.000633033000000005">
            <text:p>0.000633</text:p>
          </table:table-cell>
          <table:table-cell table:formula="of:=[.A1499]-[.A1498]" office:value-type="float" office:value="0.00108099999988553">
            <text:p>0.00108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496309">
            <text:p>1061.496309</text:p>
          </table:table-cell>
          <table:table-cell office:value-type="float" office:value="5086744474971">
            <text:p>5086744474971</text:p>
          </table:table-cell>
          <table:table-cell table:formula="of:=([.B1500]-[.B$2])/10^9" office:value-type="float" office:value="0.283954221">
            <text:p>0.283954</text:p>
          </table:table-cell>
          <table:table-cell table:formula="of:=[.C1500]-[.C1499]" office:value-type="float" office:value="0.000460532999999985">
            <text:p>0.000461</text:p>
          </table:table-cell>
          <table:table-cell table:formula="of:=[.A1500]-[.A1499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496309">
            <text:p>1061.496309</text:p>
          </table:table-cell>
          <table:table-cell office:value-type="float" office:value="5086744474971">
            <text:p>5086744474971</text:p>
          </table:table-cell>
          <table:table-cell table:formula="of:=([.B1501]-[.B$2])/10^9" office:value-type="float" office:value="0.283954221">
            <text:p>0.283954</text:p>
          </table:table-cell>
          <table:table-cell table:formula="of:=[.C1501]-[.C1500]" office:value-type="float" office:value="0">
            <text:p>0.000000</text:p>
          </table:table-cell>
          <table:table-cell table:formula="of:=[.A1501]-[.A1500]" office:value-type="float" office:value="0">
            <text:p>0.000000</text:p>
          </table:table-cell>
          <table:table-cell office:value-type="string">
            <text:p>d_s is renewed (r + D) to 5086746474971; c_s is fully topped up</text:p>
          </table:table-cell>
          <table:table-cell table:number-columns-repeated="2"/>
        </table:table-row>
        <table:table-row table:style-name="ro1">
          <table:table-cell office:value-type="float" office:value="1061.496311">
            <text:p>1061.496311</text:p>
          </table:table-cell>
          <table:table-cell office:value-type="float" office:value="5086744474971">
            <text:p>5086744474971</text:p>
          </table:table-cell>
          <table:table-cell table:formula="of:=([.B1502]-[.B$2])/10^9" office:value-type="float" office:value="0.283954221">
            <text:p>0.283954</text:p>
          </table:table-cell>
          <table:table-cell table:formula="of:=[.C1502]-[.C1501]" office:value-type="float" office:value="0">
            <text:p>0.000000</text:p>
          </table:table-cell>
          <table:table-cell table:formula="of:=[.A1502]-[.A1501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496318">
            <text:p>1061.496318</text:p>
          </table:table-cell>
          <table:table-cell office:value-type="float" office:value="5086744484146">
            <text:p>5086744484146</text:p>
          </table:table-cell>
          <table:table-cell table:formula="of:=([.B1503]-[.B$2])/10^9" office:value-type="float" office:value="0.283963396">
            <text:p>0.283963</text:p>
          </table:table-cell>
          <table:table-cell table:formula="of:=[.C1503]-[.C1502]" office:value-type="float" office:value="0.0000091749999999724">
            <text:p>0.000009</text:p>
          </table:table-cell>
          <table:table-cell table:formula="of:=[.A1503]-[.A1502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96324">
            <text:p>1061.496324</text:p>
          </table:table-cell>
          <table:table-cell office:value-type="float" office:value="5086744484146">
            <text:p>5086744484146</text:p>
          </table:table-cell>
          <table:table-cell table:formula="of:=([.B1504]-[.B$2])/10^9" office:value-type="float" office:value="0.283963396">
            <text:p>0.283963</text:p>
          </table:table-cell>
          <table:table-cell table:formula="of:=[.C1504]-[.C1503]" office:value-type="float" office:value="0">
            <text:p>0.000000</text:p>
          </table:table-cell>
          <table:table-cell table:formula="of:=[.A1504]-[.A1503]" office:value-type="float" office:value="0.00000599999998485146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497231">
            <text:p>1061.497231</text:p>
          </table:table-cell>
          <table:table-cell office:value-type="float" office:value="5086745396636">
            <text:p>5086745396636</text:p>
          </table:table-cell>
          <table:table-cell table:formula="of:=([.B1505]-[.B$2])/10^9" office:value-type="float" office:value="0.284875886">
            <text:p>0.284876</text:p>
          </table:table-cell>
          <table:table-cell table:formula="of:=[.C1505]-[.C1504]" office:value-type="float" office:value="0.000912490000000044">
            <text:p>0.000912</text:p>
          </table:table-cell>
          <table:table-cell table:formula="of:=[.A1505]-[.A1504]" office:value-type="float" office:value="0.000907000000097469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497232">
            <text:p>1061.497232</text:p>
          </table:table-cell>
          <table:table-cell office:value-type="float" office:value="5086745396636">
            <text:p>5086745396636</text:p>
          </table:table-cell>
          <table:table-cell table:formula="of:=([.B1506]-[.B$2])/10^9" office:value-type="float" office:value="0.284875886">
            <text:p>0.284876</text:p>
          </table:table-cell>
          <table:table-cell table:formula="of:=[.C1506]-[.C1505]" office:value-type="float" office:value="0">
            <text:p>0.000000</text:p>
          </table:table-cell>
          <table:table-cell table:formula="of:=[.A1506]-[.A1505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497237">
            <text:p>1061.497237</text:p>
          </table:table-cell>
          <table:table-cell office:value-type="float" office:value="5086745396636">
            <text:p>5086745396636</text:p>
          </table:table-cell>
          <table:table-cell table:formula="of:=([.B1507]-[.B$2])/10^9" office:value-type="float" office:value="0.284875886">
            <text:p>0.284876</text:p>
          </table:table-cell>
          <table:table-cell table:formula="of:=[.C1507]-[.C1506]" office:value-type="float" office:value="0">
            <text:p>0.000000</text:p>
          </table:table-cell>
          <table:table-cell table:formula="of:=[.A1507]-[.A1506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497305">
            <text:p>1061.497305</text:p>
          </table:table-cell>
          <table:table-cell office:value-type="float" office:value="5086745396636">
            <text:p>5086745396636</text:p>
          </table:table-cell>
          <table:table-cell table:formula="of:=([.B1508]-[.B$2])/10^9" office:value-type="float" office:value="0.284875886">
            <text:p>0.284876</text:p>
          </table:table-cell>
          <table:table-cell table:formula="of:=[.C1508]-[.C1507]" office:value-type="float" office:value="0">
            <text:p>0.000000</text:p>
          </table:table-cell>
          <table:table-cell table:formula="of:=[.A1508]-[.A1507]" office:value-type="float" office:value="0.0000680000000556902">
            <text:p>0.00006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497308">
            <text:p>1061.497308</text:p>
          </table:table-cell>
          <table:table-cell office:value-type="float" office:value="5086745473709">
            <text:p>5086745473709</text:p>
          </table:table-cell>
          <table:table-cell table:formula="of:=([.B1509]-[.B$2])/10^9" office:value-type="float" office:value="0.284952959">
            <text:p>0.284953</text:p>
          </table:table-cell>
          <table:table-cell table:formula="of:=[.C1509]-[.C1508]" office:value-type="float" office:value="0.0000770729999999831">
            <text:p>0.000077</text:p>
          </table:table-cell>
          <table:table-cell table:formula="of:=[.A1509]-[.A1508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497309">
            <text:p>1061.497309</text:p>
          </table:table-cell>
          <table:table-cell office:value-type="float" office:value="5086745473709">
            <text:p>5086745473709</text:p>
          </table:table-cell>
          <table:table-cell table:formula="of:=([.B1510]-[.B$2])/10^9" office:value-type="float" office:value="0.284952959">
            <text:p>0.284953</text:p>
          </table:table-cell>
          <table:table-cell table:formula="of:=[.C1510]-[.C1509]" office:value-type="float" office:value="0">
            <text:p>0.000000</text:p>
          </table:table-cell>
          <table:table-cell table:formula="of:=[.A1510]-[.A1509]" office:value-type="float" office:value="0.00000100000011116208">
            <text:p>0.000001</text:p>
          </table:table-cell>
          <table:table-cell/>
          <table:table-cell office:value-type="string">
            <text:p>81278 / 43445 &gt; 2000000 / 5000000</text:p>
          </table:table-cell>
          <table:table-cell/>
        </table:table-row>
        <table:table-row table:style-name="ro1">
          <table:table-cell office:value-type="float" office:value="1061.497309">
            <text:p>1061.497309</text:p>
          </table:table-cell>
          <table:table-cell office:value-type="float" office:value="5086745473709">
            <text:p>5086745473709</text:p>
          </table:table-cell>
          <table:table-cell table:formula="of:=([.B1511]-[.B$2])/10^9" office:value-type="float" office:value="0.284952959">
            <text:p>0.284953</text:p>
          </table:table-cell>
          <table:table-cell table:formula="of:=[.C1511]-[.C1510]" office:value-type="float" office:value="0">
            <text:p>0.000000</text:p>
          </table:table-cell>
          <table:table-cell table:formula="of:=[.A1511]-[.A1510]" office:value-type="float" office:value="0">
            <text:p>0.000000</text:p>
          </table:table-cell>
          <table:table-cell/>
          <table:table-cell office:value-type="string">
            <text:p>d_s is renewed (r + D) to 5086750473709; c_s is fully topped up</text:p>
          </table:table-cell>
          <table:table-cell/>
        </table:table-row>
        <table:table-row table:style-name="ro1">
          <table:table-cell office:value-type="float" office:value="1061.499111">
            <text:p>1061.499111</text:p>
          </table:table-cell>
          <table:table-cell office:value-type="float" office:value="5086747276603">
            <text:p>5086747276603</text:p>
          </table:table-cell>
          <table:table-cell table:formula="of:=([.B1512]-[.B$2])/10^9" office:value-type="float" office:value="0.286755853">
            <text:p>0.286756</text:p>
          </table:table-cell>
          <table:table-cell table:formula="of:=[.C1512]-[.C1511]" office:value-type="float" office:value="0.001802894">
            <text:p>0.001803</text:p>
          </table:table-cell>
          <table:table-cell table:formula="of:=[.A1512]-[.A1511]" office:value-type="float" office:value="0.00180199999999786">
            <text:p>0.00180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499112">
            <text:p>1061.499112</text:p>
          </table:table-cell>
          <table:table-cell office:value-type="float" office:value="5086747276603">
            <text:p>5086747276603</text:p>
          </table:table-cell>
          <table:table-cell table:formula="of:=([.B1513]-[.B$2])/10^9" office:value-type="float" office:value="0.286755853">
            <text:p>0.286756</text:p>
          </table:table-cell>
          <table:table-cell table:formula="of:=[.C1513]-[.C1512]" office:value-type="float" office:value="0">
            <text:p>0.000000</text:p>
          </table:table-cell>
          <table:table-cell table:formula="of:=[.A1513]-[.A1512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499117">
            <text:p>1061.499117</text:p>
          </table:table-cell>
          <table:table-cell office:value-type="float" office:value="5086747276603">
            <text:p>5086747276603</text:p>
          </table:table-cell>
          <table:table-cell table:formula="of:=([.B1514]-[.B$2])/10^9" office:value-type="float" office:value="0.286755853">
            <text:p>0.286756</text:p>
          </table:table-cell>
          <table:table-cell table:formula="of:=[.C1514]-[.C1513]" office:value-type="float" office:value="0">
            <text:p>0.000000</text:p>
          </table:table-cell>
          <table:table-cell table:formula="of:=[.A1514]-[.A1513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500302">
            <text:p>1061.500302</text:p>
          </table:table-cell>
          <table:table-cell office:value-type="float" office:value="5086748014103">
            <text:p>5086748014103</text:p>
          </table:table-cell>
          <table:table-cell table:formula="of:=([.B1515]-[.B$2])/10^9" office:value-type="float" office:value="0.287493353">
            <text:p>0.287493</text:p>
          </table:table-cell>
          <table:table-cell table:formula="of:=[.C1515]-[.C1514]" office:value-type="float" office:value="0.000737500000000002">
            <text:p>0.000738</text:p>
          </table:table-cell>
          <table:table-cell table:formula="of:=[.A1515]-[.A1514]" office:value-type="float" office:value="0.00118499999985033">
            <text:p>0.00118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00304">
            <text:p>1061.500304</text:p>
          </table:table-cell>
          <table:table-cell office:value-type="float" office:value="5086748474708">
            <text:p>5086748474708</text:p>
          </table:table-cell>
          <table:table-cell table:formula="of:=([.B1516]-[.B$2])/10^9" office:value-type="float" office:value="0.287953958">
            <text:p>0.287954</text:p>
          </table:table-cell>
          <table:table-cell table:formula="of:=[.C1516]-[.C1515]" office:value-type="float" office:value="0.000460605000000003">
            <text:p>0.000461</text:p>
          </table:table-cell>
          <table:table-cell table:formula="of:=[.A1516]-[.A151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00305">
            <text:p>1061.500305</text:p>
          </table:table-cell>
          <table:table-cell office:value-type="float" office:value="5086748474708">
            <text:p>5086748474708</text:p>
          </table:table-cell>
          <table:table-cell table:formula="of:=([.B1517]-[.B$2])/10^9" office:value-type="float" office:value="0.287953958">
            <text:p>0.287954</text:p>
          </table:table-cell>
          <table:table-cell table:formula="of:=[.C1517]-[.C1516]" office:value-type="float" office:value="0">
            <text:p>0.000000</text:p>
          </table:table-cell>
          <table:table-cell table:formula="of:=[.A1517]-[.A1516]" office:value-type="float" office:value="0.00000100000011116208">
            <text:p>0.000001</text:p>
          </table:table-cell>
          <table:table-cell office:value-type="string">
            <text:p>d_s is renewed (r + D) to 5086750474708; c_s is fully topped up</text:p>
          </table:table-cell>
          <table:table-cell table:number-columns-repeated="2"/>
        </table:table-row>
        <table:table-row table:style-name="ro1">
          <table:table-cell office:value-type="float" office:value="1061.501062">
            <text:p>1061.501062</text:p>
          </table:table-cell>
          <table:table-cell office:value-type="float" office:value="5086749232740">
            <text:p>5086749232740</text:p>
          </table:table-cell>
          <table:table-cell table:formula="of:=([.B1518]-[.B$2])/10^9" office:value-type="float" office:value="0.28871199">
            <text:p>0.288712</text:p>
          </table:table-cell>
          <table:table-cell table:formula="of:=[.C1518]-[.C1517]" office:value-type="float" office:value="0.000758031999999964">
            <text:p>0.000758</text:p>
          </table:table-cell>
          <table:table-cell table:formula="of:=[.A1518]-[.A1517]" office:value-type="float" office:value="0.000757000000021435">
            <text:p>0.00075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01063">
            <text:p>1061.501063</text:p>
          </table:table-cell>
          <table:table-cell office:value-type="float" office:value="5086749232740">
            <text:p>5086749232740</text:p>
          </table:table-cell>
          <table:table-cell table:formula="of:=([.B1519]-[.B$2])/10^9" office:value-type="float" office:value="0.28871199">
            <text:p>0.288712</text:p>
          </table:table-cell>
          <table:table-cell table:formula="of:=[.C1519]-[.C1518]" office:value-type="float" office:value="0">
            <text:p>0.000000</text:p>
          </table:table-cell>
          <table:table-cell table:formula="of:=[.A1519]-[.A1518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0107">
            <text:p>1061.501070</text:p>
          </table:table-cell>
          <table:table-cell office:value-type="float" office:value="5086749232740">
            <text:p>5086749232740</text:p>
          </table:table-cell>
          <table:table-cell table:formula="of:=([.B1520]-[.B$2])/10^9" office:value-type="float" office:value="0.28871199">
            <text:p>0.288712</text:p>
          </table:table-cell>
          <table:table-cell table:formula="of:=[.C1520]-[.C1519]" office:value-type="float" office:value="0">
            <text:p>0.000000</text:p>
          </table:table-cell>
          <table:table-cell table:formula="of:=[.A1520]-[.A1519]" office:value-type="float" office:value="0.00000700000009601354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501989">
            <text:p>1061.501989</text:p>
          </table:table-cell>
          <table:table-cell office:value-type="float" office:value="5086750159089">
            <text:p>5086750159089</text:p>
          </table:table-cell>
          <table:table-cell table:formula="of:=([.B1521]-[.B$2])/10^9" office:value-type="float" office:value="0.289638339">
            <text:p>0.289638</text:p>
          </table:table-cell>
          <table:table-cell table:formula="of:=[.C1521]-[.C1520]" office:value-type="float" office:value="0.000926349000000048">
            <text:p>0.000926</text:p>
          </table:table-cell>
          <table:table-cell table:formula="of:=[.A1521]-[.A1520]" office:value-type="float" office:value="0.000919000000067172">
            <text:p>0.00091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01991">
            <text:p>1061.501991</text:p>
          </table:table-cell>
          <table:table-cell office:value-type="float" office:value="5086750159089">
            <text:p>5086750159089</text:p>
          </table:table-cell>
          <table:table-cell table:formula="of:=([.B1522]-[.B$2])/10^9" office:value-type="float" office:value="0.289638339">
            <text:p>0.289638</text:p>
          </table:table-cell>
          <table:table-cell table:formula="of:=[.C1522]-[.C1521]" office:value-type="float" office:value="0">
            <text:p>0.000000</text:p>
          </table:table-cell>
          <table:table-cell table:formula="of:=[.A1522]-[.A152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02088">
            <text:p>1061.502088</text:p>
          </table:table-cell>
          <table:table-cell office:value-type="float" office:value="5086750159089">
            <text:p>5086750159089</text:p>
          </table:table-cell>
          <table:table-cell table:formula="of:=([.B1523]-[.B$2])/10^9" office:value-type="float" office:value="0.289638339">
            <text:p>0.289638</text:p>
          </table:table-cell>
          <table:table-cell table:formula="of:=[.C1523]-[.C1522]" office:value-type="float" office:value="0">
            <text:p>0.000000</text:p>
          </table:table-cell>
          <table:table-cell table:formula="of:=[.A1523]-[.A1522]" office:value-type="float" office:value="0.0000969999998687854">
            <text:p>0.00009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50209">
            <text:p>1061.502090</text:p>
          </table:table-cell>
          <table:table-cell office:value-type="float" office:value="5086750532732">
            <text:p>5086750532732</text:p>
          </table:table-cell>
          <table:table-cell table:formula="of:=([.B1524]-[.B$2])/10^9" office:value-type="float" office:value="0.290011982">
            <text:p>0.290012</text:p>
          </table:table-cell>
          <table:table-cell table:formula="of:=[.C1524]-[.C1523]" office:value-type="float" office:value="0.000373642999999979">
            <text:p>0.000374</text:p>
          </table:table-cell>
          <table:table-cell table:formula="of:=[.A1524]-[.A152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502091">
            <text:p>1061.502091</text:p>
          </table:table-cell>
          <table:table-cell office:value-type="float" office:value="5086750532732">
            <text:p>5086750532732</text:p>
          </table:table-cell>
          <table:table-cell table:formula="of:=([.B1525]-[.B$2])/10^9" office:value-type="float" office:value="0.290011982">
            <text:p>0.290012</text:p>
          </table:table-cell>
          <table:table-cell table:formula="of:=[.C1525]-[.C1524]" office:value-type="float" office:value="0">
            <text:p>0.000000</text:p>
          </table:table-cell>
          <table:table-cell table:formula="of:=[.A1525]-[.A1524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5086757532732; c_s is fully topped up</text:p>
          </table:table-cell>
        </table:table-row>
        <table:table-row table:style-name="ro1">
          <table:table-cell office:value-type="float" office:value="1061.502094">
            <text:p>1061.502094</text:p>
          </table:table-cell>
          <table:table-cell office:value-type="float" office:value="5086750532732">
            <text:p>5086750532732</text:p>
          </table:table-cell>
          <table:table-cell table:formula="of:=([.B1526]-[.B$2])/10^9" office:value-type="float" office:value="0.290011982">
            <text:p>0.290012</text:p>
          </table:table-cell>
          <table:table-cell table:formula="of:=[.C1526]-[.C1525]" office:value-type="float" office:value="0">
            <text:p>0.000000</text:p>
          </table:table-cell>
          <table:table-cell table:formula="of:=[.A1526]-[.A1525]" office:value-type="float" office:value="0.00000299999987873889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02097">
            <text:p>1061.502097</text:p>
          </table:table-cell>
          <table:table-cell office:value-type="float" office:value="5086750539091">
            <text:p>5086750539091</text:p>
          </table:table-cell>
          <table:table-cell table:formula="of:=([.B1527]-[.B$2])/10^9" office:value-type="float" office:value="0.290018341">
            <text:p>0.290018</text:p>
          </table:table-cell>
          <table:table-cell table:formula="of:=[.C1527]-[.C1526]" office:value-type="float" office:value="0.00000635900000001133">
            <text:p>0.000006</text:p>
          </table:table-cell>
          <table:table-cell table:formula="of:=[.A1527]-[.A1526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02097">
            <text:p>1061.502097</text:p>
          </table:table-cell>
          <table:table-cell office:value-type="float" office:value="5086750539091">
            <text:p>5086750539091</text:p>
          </table:table-cell>
          <table:table-cell table:formula="of:=([.B1528]-[.B$2])/10^9" office:value-type="float" office:value="0.290018341">
            <text:p>0.290018</text:p>
          </table:table-cell>
          <table:table-cell table:formula="of:=[.C1528]-[.C1527]" office:value-type="float" office:value="0">
            <text:p>0.000000</text:p>
          </table:table-cell>
          <table:table-cell table:formula="of:=[.A1528]-[.A1527]" office:value-type="float" office:value="0">
            <text:p>0.000000</text:p>
          </table:table-cell>
          <table:table-cell/>
          <table:table-cell office:value-type="string">
            <text:p>d_s is renewed (r + D) to 5086755539091; c_s is fully topped up</text:p>
          </table:table-cell>
          <table:table-cell/>
        </table:table-row>
        <table:table-row table:style-name="ro1">
          <table:table-cell office:value-type="float" office:value="1061.502134">
            <text:p>1061.502134</text:p>
          </table:table-cell>
          <table:table-cell office:value-type="float" office:value="5086750539091">
            <text:p>5086750539091</text:p>
          </table:table-cell>
          <table:table-cell table:formula="of:=([.B1529]-[.B$2])/10^9" office:value-type="float" office:value="0.290018341">
            <text:p>0.290018</text:p>
          </table:table-cell>
          <table:table-cell table:formula="of:=[.C1529]-[.C1528]" office:value-type="float" office:value="0">
            <text:p>0.000000</text:p>
          </table:table-cell>
          <table:table-cell table:formula="of:=[.A1529]-[.A1528]" office:value-type="float" office:value="0.0000370000000202708">
            <text:p>0.000037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061.504029">
            <text:p>1061.504029</text:p>
          </table:table-cell>
          <table:table-cell office:value-type="float" office:value="5086752013181">
            <text:p>5086752013181</text:p>
          </table:table-cell>
          <table:table-cell table:formula="of:=([.B1530]-[.B$2])/10^9" office:value-type="float" office:value="0.291492431">
            <text:p>0.291492</text:p>
          </table:table-cell>
          <table:table-cell table:formula="of:=[.C1530]-[.C1529]" office:value-type="float" office:value="0.00147408999999998">
            <text:p>0.001474</text:p>
          </table:table-cell>
          <table:table-cell table:formula="of:=[.A1530]-[.A1529]" office:value-type="float" office:value="0.00189499999987675">
            <text:p>0.00189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04031">
            <text:p>1061.504031</text:p>
          </table:table-cell>
          <table:table-cell office:value-type="float" office:value="5086752475227">
            <text:p>5086752475227</text:p>
          </table:table-cell>
          <table:table-cell table:formula="of:=([.B1531]-[.B$2])/10^9" office:value-type="float" office:value="0.291954477">
            <text:p>0.291954</text:p>
          </table:table-cell>
          <table:table-cell table:formula="of:=[.C1531]-[.C1530]" office:value-type="float" office:value="0.000462045999999994">
            <text:p>0.000462</text:p>
          </table:table-cell>
          <table:table-cell table:formula="of:=[.A1531]-[.A153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04032">
            <text:p>1061.504032</text:p>
          </table:table-cell>
          <table:table-cell office:value-type="float" office:value="5086752475227">
            <text:p>5086752475227</text:p>
          </table:table-cell>
          <table:table-cell table:formula="of:=([.B1532]-[.B$2])/10^9" office:value-type="float" office:value="0.291954477">
            <text:p>0.291954</text:p>
          </table:table-cell>
          <table:table-cell table:formula="of:=[.C1532]-[.C1531]" office:value-type="float" office:value="0">
            <text:p>0.000000</text:p>
          </table:table-cell>
          <table:table-cell table:formula="of:=[.A1532]-[.A1531]" office:value-type="float" office:value="0.00000100000011116208">
            <text:p>0.000001</text:p>
          </table:table-cell>
          <table:table-cell office:value-type="string">
            <text:p>d_s is renewed (r + D) to 5086754475227; c_s is fully topped up</text:p>
          </table:table-cell>
          <table:table-cell table:number-columns-repeated="2"/>
        </table:table-row>
        <table:table-row table:style-name="ro1">
          <table:table-cell office:value-type="float" office:value="1061.504033">
            <text:p>1061.504033</text:p>
          </table:table-cell>
          <table:table-cell office:value-type="float" office:value="5086752475227">
            <text:p>5086752475227</text:p>
          </table:table-cell>
          <table:table-cell table:formula="of:=([.B1533]-[.B$2])/10^9" office:value-type="float" office:value="0.291954477">
            <text:p>0.291954</text:p>
          </table:table-cell>
          <table:table-cell table:formula="of:=[.C1533]-[.C1532]" office:value-type="float" office:value="0">
            <text:p>0.000000</text:p>
          </table:table-cell>
          <table:table-cell table:formula="of:=[.A1533]-[.A1532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504043">
            <text:p>1061.504043</text:p>
          </table:table-cell>
          <table:table-cell office:value-type="float" office:value="5086752487027">
            <text:p>5086752487027</text:p>
          </table:table-cell>
          <table:table-cell table:formula="of:=([.B1534]-[.B$2])/10^9" office:value-type="float" office:value="0.291966277">
            <text:p>0.291966</text:p>
          </table:table-cell>
          <table:table-cell table:formula="of:=[.C1534]-[.C1533]" office:value-type="float" office:value="0.0000118000000000063">
            <text:p>0.000012</text:p>
          </table:table-cell>
          <table:table-cell table:formula="of:=[.A1534]-[.A1533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04051">
            <text:p>1061.504051</text:p>
          </table:table-cell>
          <table:table-cell office:value-type="float" office:value="5086752487027">
            <text:p>5086752487027</text:p>
          </table:table-cell>
          <table:table-cell table:formula="of:=([.B1535]-[.B$2])/10^9" office:value-type="float" office:value="0.291966277">
            <text:p>0.291966</text:p>
          </table:table-cell>
          <table:table-cell table:formula="of:=[.C1535]-[.C1534]" office:value-type="float" office:value="0">
            <text:p>0.000000</text:p>
          </table:table-cell>
          <table:table-cell table:formula="of:=[.A1535]-[.A1534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504971">
            <text:p>1061.504971</text:p>
          </table:table-cell>
          <table:table-cell office:value-type="float" office:value="5086753414475">
            <text:p>5086753414475</text:p>
          </table:table-cell>
          <table:table-cell table:formula="of:=([.B1536]-[.B$2])/10^9" office:value-type="float" office:value="0.292893725">
            <text:p>0.292894</text:p>
          </table:table-cell>
          <table:table-cell table:formula="of:=[.C1536]-[.C1535]" office:value-type="float" office:value="0.000927447999999997">
            <text:p>0.000927</text:p>
          </table:table-cell>
          <table:table-cell table:formula="of:=[.A1536]-[.A1535]" office:value-type="float" office:value="0.000920000000178334">
            <text:p>0.00092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04972">
            <text:p>1061.504972</text:p>
          </table:table-cell>
          <table:table-cell office:value-type="float" office:value="5086753414475">
            <text:p>5086753414475</text:p>
          </table:table-cell>
          <table:table-cell table:formula="of:=([.B1537]-[.B$2])/10^9" office:value-type="float" office:value="0.292893725">
            <text:p>0.292894</text:p>
          </table:table-cell>
          <table:table-cell table:formula="of:=[.C1537]-[.C1536]" office:value-type="float" office:value="0">
            <text:p>0.000000</text:p>
          </table:table-cell>
          <table:table-cell table:formula="of:=[.A1537]-[.A1536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04979">
            <text:p>1061.504979</text:p>
          </table:table-cell>
          <table:table-cell office:value-type="float" office:value="5086753414475">
            <text:p>5086753414475</text:p>
          </table:table-cell>
          <table:table-cell table:formula="of:=([.B1538]-[.B$2])/10^9" office:value-type="float" office:value="0.292893725">
            <text:p>0.292894</text:p>
          </table:table-cell>
          <table:table-cell table:formula="of:=[.C1538]-[.C1537]" office:value-type="float" office:value="0">
            <text:p>0.000000</text:p>
          </table:table-cell>
          <table:table-cell table:formula="of:=[.A1538]-[.A1537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505025">
            <text:p>1061.505025</text:p>
          </table:table-cell>
          <table:table-cell office:value-type="float" office:value="5086753469552">
            <text:p>5086753469552</text:p>
          </table:table-cell>
          <table:table-cell table:formula="of:=([.B1539]-[.B$2])/10^9" office:value-type="float" office:value="0.292948802">
            <text:p>0.292949</text:p>
          </table:table-cell>
          <table:table-cell table:formula="of:=[.C1539]-[.C1538]" office:value-type="float" office:value="0.0000550770000000145">
            <text:p>0.000055</text:p>
          </table:table-cell>
          <table:table-cell table:formula="of:=[.A1539]-[.A1538]" office:value-type="float" office:value="0.0000459999998838612">
            <text:p>0.00004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05027">
            <text:p>1061.505027</text:p>
          </table:table-cell>
          <table:table-cell office:value-type="float" office:value="5086753469552">
            <text:p>5086753469552</text:p>
          </table:table-cell>
          <table:table-cell table:formula="of:=([.B1540]-[.B$2])/10^9" office:value-type="float" office:value="0.292948802">
            <text:p>0.292949</text:p>
          </table:table-cell>
          <table:table-cell table:formula="of:=[.C1540]-[.C1539]" office:value-type="float" office:value="0">
            <text:p>0.000000</text:p>
          </table:table-cell>
          <table:table-cell table:formula="of:=[.A1540]-[.A1539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505028">
            <text:p>1061.505028</text:p>
          </table:table-cell>
          <table:table-cell office:value-type="float" office:value="5086753469552">
            <text:p>5086753469552</text:p>
          </table:table-cell>
          <table:table-cell table:formula="of:=([.B1541]-[.B$2])/10^9" office:value-type="float" office:value="0.292948802">
            <text:p>0.292949</text:p>
          </table:table-cell>
          <table:table-cell table:formula="of:=[.C1541]-[.C1540]" office:value-type="float" office:value="0">
            <text:p>0.000000</text:p>
          </table:table-cell>
          <table:table-cell table:formula="of:=[.A1541]-[.A1540]" office:value-type="float" office:value="0.00000100000011116208">
            <text:p>0.000001</text:p>
          </table:table-cell>
          <table:table-cell/>
          <table:table-cell office:value-type="string">
            <text:p>uses up its c_s; 5086753469552-5086753414475=55077</text:p>
          </table:table-cell>
          <table:table-cell/>
        </table:table-row>
        <table:table-row table:style-name="ro1">
          <table:table-cell office:value-type="float" office:value="1061.505033">
            <text:p>1061.505033</text:p>
          </table:table-cell>
          <table:table-cell office:value-type="float" office:value="5086753469552">
            <text:p>5086753469552</text:p>
          </table:table-cell>
          <table:table-cell table:formula="of:=([.B1542]-[.B$2])/10^9" office:value-type="float" office:value="0.292948802">
            <text:p>0.292949</text:p>
          </table:table-cell>
          <table:table-cell table:formula="of:=[.C1542]-[.C1541]" office:value-type="float" office:value="0">
            <text:p>0.000000</text:p>
          </table:table-cell>
          <table:table-cell table:formula="of:=[.A1542]-[.A1541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05038">
            <text:p>1061.505038</text:p>
          </table:table-cell>
          <table:table-cell office:value-type="float" office:value="5086753469552">
            <text:p>5086753469552</text:p>
          </table:table-cell>
          <table:table-cell table:formula="of:=([.B1543]-[.B$2])/10^9" office:value-type="float" office:value="0.292948802">
            <text:p>0.292949</text:p>
          </table:table-cell>
          <table:table-cell table:formula="of:=[.C1543]-[.C1542]" office:value-type="float" office:value="0">
            <text:p>0.000000</text:p>
          </table:table-cell>
          <table:table-cell table:formula="of:=[.A1543]-[.A1542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507024">
            <text:p>1061.507024</text:p>
          </table:table-cell>
          <table:table-cell office:value-type="float" office:value="5086753469552">
            <text:p>5086753469552</text:p>
          </table:table-cell>
          <table:table-cell table:formula="of:=([.B1544]-[.B$2])/10^9" office:value-type="float" office:value="0.292948802">
            <text:p>0.292949</text:p>
          </table:table-cell>
          <table:table-cell table:formula="of:=[.C1544]-[.C1543]" office:value-type="float" office:value="0">
            <text:p>0.000000</text:p>
          </table:table-cell>
          <table:table-cell table:formula="of:=[.A1544]-[.A1543]" office:value-type="float" office:value="0.00198599999998805">
            <text:p>0.00198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07026">
            <text:p>1061.507026</text:p>
          </table:table-cell>
          <table:table-cell office:value-type="float" office:value="5086755470463">
            <text:p>5086755470463</text:p>
          </table:table-cell>
          <table:table-cell table:formula="of:=([.B1545]-[.B$2])/10^9" office:value-type="float" office:value="0.294949713">
            <text:p>0.294950</text:p>
          </table:table-cell>
          <table:table-cell table:formula="of:=[.C1545]-[.C1544]" office:value-type="float" office:value="0.00200091099999999">
            <text:p>0.002001</text:p>
          </table:table-cell>
          <table:table-cell table:formula="of:=[.A1545]-[.A1544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61.507028">
            <text:p>1061.507028</text:p>
          </table:table-cell>
          <table:table-cell office:value-type="float" office:value="5086755470463">
            <text:p>5086755470463</text:p>
          </table:table-cell>
          <table:table-cell table:formula="of:=([.B1546]-[.B$2])/10^9" office:value-type="float" office:value="0.294949713">
            <text:p>0.294950</text:p>
          </table:table-cell>
          <table:table-cell table:formula="of:=[.C1546]-[.C1545]" office:value-type="float" office:value="0">
            <text:p>0.000000</text:p>
          </table:table-cell>
          <table:table-cell table:formula="of:=[.A1546]-[.A1545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61.507034">
            <text:p>1061.507034</text:p>
          </table:table-cell>
          <table:table-cell office:value-type="float" office:value="5086755470463">
            <text:p>5086755470463</text:p>
          </table:table-cell>
          <table:table-cell table:formula="of:=([.B1547]-[.B$2])/10^9" office:value-type="float" office:value="0.294949713">
            <text:p>0.294950</text:p>
          </table:table-cell>
          <table:table-cell table:formula="of:=[.C1547]-[.C1546]" office:value-type="float" office:value="0">
            <text:p>0.000000</text:p>
          </table:table-cell>
          <table:table-cell table:formula="of:=[.A1547]-[.A1546]" office:value-type="float" office:value="0.00000599999998485146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07039">
            <text:p>1061.507039</text:p>
          </table:table-cell>
          <table:table-cell office:value-type="float" office:value="5086755470463">
            <text:p>5086755470463</text:p>
          </table:table-cell>
          <table:table-cell table:formula="of:=([.B1548]-[.B$2])/10^9" office:value-type="float" office:value="0.294949713">
            <text:p>0.294950</text:p>
          </table:table-cell>
          <table:table-cell table:formula="of:=[.C1548]-[.C1547]" office:value-type="float" office:value="0">
            <text:p>0.000000</text:p>
          </table:table-cell>
          <table:table-cell table:formula="of:=[.A1548]-[.A1547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61.507102">
            <text:p>1061.507102</text:p>
          </table:table-cell>
          <table:table-cell office:value-type="float" office:value="5086755470463">
            <text:p>5086755470463</text:p>
          </table:table-cell>
          <table:table-cell table:formula="of:=([.B1549]-[.B$2])/10^9" office:value-type="float" office:value="0.294949713">
            <text:p>0.294950</text:p>
          </table:table-cell>
          <table:table-cell table:formula="of:=[.C1549]-[.C1548]" office:value-type="float" office:value="0">
            <text:p>0.000000</text:p>
          </table:table-cell>
          <table:table-cell table:formula="of:=[.A1549]-[.A1548]" office:value-type="float" office:value="0.0000629999999546271">
            <text:p>0.00006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507103">
            <text:p>1061.507103</text:p>
          </table:table-cell>
          <table:table-cell office:value-type="float" office:value="5086755470463">
            <text:p>5086755470463</text:p>
          </table:table-cell>
          <table:table-cell table:formula="of:=([.B1550]-[.B$2])/10^9" office:value-type="float" office:value="0.294949713">
            <text:p>0.294950</text:p>
          </table:table-cell>
          <table:table-cell table:formula="of:=[.C1550]-[.C1549]" office:value-type="float" office:value="0">
            <text:p>0.000000</text:p>
          </table:table-cell>
          <table:table-cell table:formula="of:=[.A1550]-[.A1549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07104">
            <text:p>1061.507104</text:p>
          </table:table-cell>
          <table:table-cell office:value-type="float" office:value="5086755470463">
            <text:p>5086755470463</text:p>
          </table:table-cell>
          <table:table-cell table:formula="of:=([.B1551]-[.B$2])/10^9" office:value-type="float" office:value="0.294949713">
            <text:p>0.294950</text:p>
          </table:table-cell>
          <table:table-cell table:formula="of:=[.C1551]-[.C1550]" office:value-type="float" office:value="0">
            <text:p>0.000000</text:p>
          </table:table-cell>
          <table:table-cell table:formula="of:=[.A1551]-[.A1550]" office:value-type="float" office:value="0.00000100000011116208">
            <text:p>0.000001</text:p>
          </table:table-cell>
          <table:table-cell/>
          <table:table-cell office:value-type="string">
            <text:p>postpones its deadline to 5086760539091; c_s is topped up to 1996987</text:p>
          </table:table-cell>
          <table:table-cell/>
        </table:table-row>
        <table:table-row table:style-name="ro1">
          <table:table-cell office:value-type="float" office:value="1061.508001">
            <text:p>1061.508001</text:p>
          </table:table-cell>
          <table:table-cell office:value-type="float" office:value="5086756449755">
            <text:p>5086756449755</text:p>
          </table:table-cell>
          <table:table-cell table:formula="of:=([.B1552]-[.B$2])/10^9" office:value-type="float" office:value="0.295929005">
            <text:p>0.295929</text:p>
          </table:table-cell>
          <table:table-cell table:formula="of:=[.C1552]-[.C1551]" office:value-type="float" office:value="0.000979292000000021">
            <text:p>0.000979</text:p>
          </table:table-cell>
          <table:table-cell table:formula="of:=[.A1552]-[.A1551]" office:value-type="float" office:value="0.000896999999895343">
            <text:p>0.00089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508002">
            <text:p>1061.508002</text:p>
          </table:table-cell>
          <table:table-cell office:value-type="float" office:value="5086756449755">
            <text:p>5086756449755</text:p>
          </table:table-cell>
          <table:table-cell table:formula="of:=([.B1553]-[.B$2])/10^9" office:value-type="float" office:value="0.295929005">
            <text:p>0.295929</text:p>
          </table:table-cell>
          <table:table-cell table:formula="of:=[.C1553]-[.C1552]" office:value-type="float" office:value="0">
            <text:p>0.000000</text:p>
          </table:table-cell>
          <table:table-cell table:formula="of:=[.A1553]-[.A1552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08007">
            <text:p>1061.508007</text:p>
          </table:table-cell>
          <table:table-cell office:value-type="float" office:value="5086756449755">
            <text:p>5086756449755</text:p>
          </table:table-cell>
          <table:table-cell table:formula="of:=([.B1554]-[.B$2])/10^9" office:value-type="float" office:value="0.295929005">
            <text:p>0.295929</text:p>
          </table:table-cell>
          <table:table-cell table:formula="of:=[.C1554]-[.C1553]" office:value-type="float" office:value="0">
            <text:p>0.000000</text:p>
          </table:table-cell>
          <table:table-cell table:formula="of:=[.A1554]-[.A1553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508012">
            <text:p>1061.508012</text:p>
          </table:table-cell>
          <table:table-cell office:value-type="float" office:value="5086756460006">
            <text:p>5086756460006</text:p>
          </table:table-cell>
          <table:table-cell table:formula="of:=([.B1555]-[.B$2])/10^9" office:value-type="float" office:value="0.295939256">
            <text:p>0.295939</text:p>
          </table:table-cell>
          <table:table-cell table:formula="of:=[.C1555]-[.C1554]" office:value-type="float" office:value="0.0000102509999999612">
            <text:p>0.000010</text:p>
          </table:table-cell>
          <table:table-cell table:formula="of:=[.A1555]-[.A1554]" office:value-type="float" office:value="0.00000500000010106305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08016">
            <text:p>1061.508016</text:p>
          </table:table-cell>
          <table:table-cell office:value-type="float" office:value="5086756460006">
            <text:p>5086756460006</text:p>
          </table:table-cell>
          <table:table-cell table:formula="of:=([.B1556]-[.B$2])/10^9" office:value-type="float" office:value="0.295939256">
            <text:p>0.295939</text:p>
          </table:table-cell>
          <table:table-cell table:formula="of:=[.C1556]-[.C1555]" office:value-type="float" office:value="0">
            <text:p>0.000000</text:p>
          </table:table-cell>
          <table:table-cell table:formula="of:=[.A1556]-[.A1555]" office:value-type="float" office:value="0.00000399999998990097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61.508024">
            <text:p>1061.508024</text:p>
          </table:table-cell>
          <table:table-cell office:value-type="float" office:value="5086756460006">
            <text:p>5086756460006</text:p>
          </table:table-cell>
          <table:table-cell table:formula="of:=([.B1557]-[.B$2])/10^9" office:value-type="float" office:value="0.295939256">
            <text:p>0.295939</text:p>
          </table:table-cell>
          <table:table-cell table:formula="of:=[.C1557]-[.C1556]" office:value-type="float" office:value="0">
            <text:p>0.000000</text:p>
          </table:table-cell>
          <table:table-cell table:formula="of:=[.A1557]-[.A1556]" office:value-type="float" office:value="0.00000799999997980194">
            <text:p>0.00000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08026">
            <text:p>1061.508026</text:p>
          </table:table-cell>
          <table:table-cell office:value-type="float" office:value="5086756474988">
            <text:p>5086756474988</text:p>
          </table:table-cell>
          <table:table-cell table:formula="of:=([.B1558]-[.B$2])/10^9" office:value-type="float" office:value="0.295954238">
            <text:p>0.295954</text:p>
          </table:table-cell>
          <table:table-cell table:formula="of:=[.C1558]-[.C1557]" office:value-type="float" office:value="0.0000149819999999967">
            <text:p>0.000015</text:p>
          </table:table-cell>
          <table:table-cell table:formula="of:=[.A1558]-[.A155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08027">
            <text:p>1061.508027</text:p>
          </table:table-cell>
          <table:table-cell office:value-type="float" office:value="5086756474988">
            <text:p>5086756474988</text:p>
          </table:table-cell>
          <table:table-cell table:formula="of:=([.B1559]-[.B$2])/10^9" office:value-type="float" office:value="0.295954238">
            <text:p>0.295954</text:p>
          </table:table-cell>
          <table:table-cell table:formula="of:=[.C1559]-[.C1558]" office:value-type="float" office:value="0">
            <text:p>0.000000</text:p>
          </table:table-cell>
          <table:table-cell table:formula="of:=[.A1559]-[.A1558]" office:value-type="float" office:value="0.00000100000011116208">
            <text:p>0.000001</text:p>
          </table:table-cell>
          <table:table-cell office:value-type="string">
            <text:p>d_s is renewed (r + D) to 5086758474988; c_s is fully topped up</text:p>
          </table:table-cell>
          <table:table-cell table:number-columns-repeated="2"/>
        </table:table-row>
        <table:table-row table:style-name="ro1">
          <table:table-cell office:value-type="float" office:value="1061.508028">
            <text:p>1061.508028</text:p>
          </table:table-cell>
          <table:table-cell office:value-type="float" office:value="5086756474988">
            <text:p>5086756474988</text:p>
          </table:table-cell>
          <table:table-cell table:formula="of:=([.B1560]-[.B$2])/10^9" office:value-type="float" office:value="0.295954238">
            <text:p>0.295954</text:p>
          </table:table-cell>
          <table:table-cell table:formula="of:=[.C1560]-[.C1559]" office:value-type="float" office:value="0">
            <text:p>0.000000</text:p>
          </table:table-cell>
          <table:table-cell table:formula="of:=[.A1560]-[.A1559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50804">
            <text:p>1061.508040</text:p>
          </table:table-cell>
          <table:table-cell office:value-type="float" office:value="5086756488691">
            <text:p>5086756488691</text:p>
          </table:table-cell>
          <table:table-cell table:formula="of:=([.B1561]-[.B$2])/10^9" office:value-type="float" office:value="0.295967941">
            <text:p>0.295968</text:p>
          </table:table-cell>
          <table:table-cell table:formula="of:=[.C1561]-[.C1560]" office:value-type="float" office:value="0.0000137030000000315">
            <text:p>0.000014</text:p>
          </table:table-cell>
          <table:table-cell table:formula="of:=[.A1561]-[.A1560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08047">
            <text:p>1061.508047</text:p>
          </table:table-cell>
          <table:table-cell office:value-type="float" office:value="5086756488691">
            <text:p>5086756488691</text:p>
          </table:table-cell>
          <table:table-cell table:formula="of:=([.B1562]-[.B$2])/10^9" office:value-type="float" office:value="0.295967941">
            <text:p>0.295968</text:p>
          </table:table-cell>
          <table:table-cell table:formula="of:=[.C1562]-[.C1561]" office:value-type="float" office:value="0">
            <text:p>0.000000</text:p>
          </table:table-cell>
          <table:table-cell table:formula="of:=[.A1562]-[.A1561]" office:value-type="float" office:value="0.00000700000009601354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508955">
            <text:p>1061.508955</text:p>
          </table:table-cell>
          <table:table-cell office:value-type="float" office:value="5086757404075">
            <text:p>5086757404075</text:p>
          </table:table-cell>
          <table:table-cell table:formula="of:=([.B1563]-[.B$2])/10^9" office:value-type="float" office:value="0.296883325">
            <text:p>0.296883</text:p>
          </table:table-cell>
          <table:table-cell table:formula="of:=[.C1563]-[.C1562]" office:value-type="float" office:value="0.000915383999999964">
            <text:p>0.000915</text:p>
          </table:table-cell>
          <table:table-cell table:formula="of:=[.A1563]-[.A1562]" office:value-type="float" office:value="0.000907999999981257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08957">
            <text:p>1061.508957</text:p>
          </table:table-cell>
          <table:table-cell office:value-type="float" office:value="5086757404075">
            <text:p>5086757404075</text:p>
          </table:table-cell>
          <table:table-cell table:formula="of:=([.B1564]-[.B$2])/10^9" office:value-type="float" office:value="0.296883325">
            <text:p>0.296883</text:p>
          </table:table-cell>
          <table:table-cell table:formula="of:=[.C1564]-[.C1563]" office:value-type="float" office:value="0">
            <text:p>0.000000</text:p>
          </table:table-cell>
          <table:table-cell table:formula="of:=[.A1564]-[.A1563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08964">
            <text:p>1061.508964</text:p>
          </table:table-cell>
          <table:table-cell office:value-type="float" office:value="5086757404075">
            <text:p>5086757404075</text:p>
          </table:table-cell>
          <table:table-cell table:formula="of:=([.B1565]-[.B$2])/10^9" office:value-type="float" office:value="0.296883325">
            <text:p>0.296883</text:p>
          </table:table-cell>
          <table:table-cell table:formula="of:=[.C1565]-[.C1564]" office:value-type="float" office:value="0">
            <text:p>0.000000</text:p>
          </table:table-cell>
          <table:table-cell table:formula="of:=[.A1565]-[.A1564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51087">
            <text:p>1061.510870</text:p>
          </table:table-cell>
          <table:table-cell office:value-type="float" office:value="5086759318444">
            <text:p>5086759318444</text:p>
          </table:table-cell>
          <table:table-cell table:formula="of:=([.B1566]-[.B$2])/10^9" office:value-type="float" office:value="0.298797694">
            <text:p>0.298798</text:p>
          </table:table-cell>
          <table:table-cell table:formula="of:=[.C1566]-[.C1565]" office:value-type="float" office:value="0.00191436900000003">
            <text:p>0.001914</text:p>
          </table:table-cell>
          <table:table-cell table:formula="of:=[.A1566]-[.A1565]" office:value-type="float" office:value="0.00190599999996266">
            <text:p>0.00190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10873">
            <text:p>1061.510873</text:p>
          </table:table-cell>
          <table:table-cell office:value-type="float" office:value="5086759318444">
            <text:p>5086759318444</text:p>
          </table:table-cell>
          <table:table-cell table:formula="of:=([.B1567]-[.B$2])/10^9" office:value-type="float" office:value="0.298797694">
            <text:p>0.298798</text:p>
          </table:table-cell>
          <table:table-cell table:formula="of:=[.C1567]-[.C1566]" office:value-type="float" office:value="0">
            <text:p>0.000000</text:p>
          </table:table-cell>
          <table:table-cell table:formula="of:=[.A1567]-[.A1566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11384">
            <text:p>1061.511384</text:p>
          </table:table-cell>
          <table:table-cell office:value-type="float" office:value="5086760275414">
            <text:p>5086760275414</text:p>
          </table:table-cell>
          <table:table-cell table:formula="of:=([.B1568]-[.B$2])/10^9" office:value-type="float" office:value="0.299754664">
            <text:p>0.299755</text:p>
          </table:table-cell>
          <table:table-cell table:formula="of:=[.C1568]-[.C1567]" office:value-type="float" office:value="0.000956970000000001">
            <text:p>0.000957</text:p>
          </table:table-cell>
          <table:table-cell table:formula="of:=[.A1568]-[.A1567]" office:value-type="float" office:value="0.000510999999960404">
            <text:p>0.00051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511387">
            <text:p>1061.511387</text:p>
          </table:table-cell>
          <table:table-cell office:value-type="float" office:value="5086760477700">
            <text:p>5086760477700</text:p>
          </table:table-cell>
          <table:table-cell table:formula="of:=([.B1569]-[.B$2])/10^9" office:value-type="float" office:value="0.29995695">
            <text:p>0.299957</text:p>
          </table:table-cell>
          <table:table-cell table:formula="of:=[.C1569]-[.C1568]" office:value-type="float" office:value="0.000202285999999996">
            <text:p>0.000202</text:p>
          </table:table-cell>
          <table:table-cell table:formula="of:=[.A1569]-[.A1568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511388">
            <text:p>1061.511388</text:p>
          </table:table-cell>
          <table:table-cell office:value-type="float" office:value="5086760477700">
            <text:p>5086760477700</text:p>
          </table:table-cell>
          <table:table-cell table:formula="of:=([.B1570]-[.B$2])/10^9" office:value-type="float" office:value="0.29995695">
            <text:p>0.299957</text:p>
          </table:table-cell>
          <table:table-cell table:formula="of:=[.C1570]-[.C1569]" office:value-type="float" office:value="0">
            <text:p>0.000000</text:p>
          </table:table-cell>
          <table:table-cell table:formula="of:=[.A1570]-[.A1569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5086767477700; c_s is fully topped up</text:p>
          </table:table-cell>
        </table:table-row>
        <table:table-row table:style-name="ro1">
          <table:table-cell office:value-type="float" office:value="1061.511392">
            <text:p>1061.511392</text:p>
          </table:table-cell>
          <table:table-cell office:value-type="float" office:value="5086760477700">
            <text:p>5086760477700</text:p>
          </table:table-cell>
          <table:table-cell table:formula="of:=([.B1571]-[.B$2])/10^9" office:value-type="float" office:value="0.29995695">
            <text:p>0.299957</text:p>
          </table:table-cell>
          <table:table-cell table:formula="of:=[.C1571]-[.C1570]" office:value-type="float" office:value="0">
            <text:p>0.000000</text:p>
          </table:table-cell>
          <table:table-cell table:formula="of:=[.A1571]-[.A1570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11394">
            <text:p>1061.511394</text:p>
          </table:table-cell>
          <table:table-cell office:value-type="float" office:value="5086760485248">
            <text:p>5086760485248</text:p>
          </table:table-cell>
          <table:table-cell table:formula="of:=([.B1572]-[.B$2])/10^9" office:value-type="float" office:value="0.299964498">
            <text:p>0.299964</text:p>
          </table:table-cell>
          <table:table-cell table:formula="of:=[.C1572]-[.C1571]" office:value-type="float" office:value="0.00000754800000002387">
            <text:p>0.000008</text:p>
          </table:table-cell>
          <table:table-cell table:formula="of:=[.A1572]-[.A1571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11395">
            <text:p>1061.511395</text:p>
          </table:table-cell>
          <table:table-cell office:value-type="float" office:value="5086760485248">
            <text:p>5086760485248</text:p>
          </table:table-cell>
          <table:table-cell table:formula="of:=([.B1573]-[.B$2])/10^9" office:value-type="float" office:value="0.299964498">
            <text:p>0.299964</text:p>
          </table:table-cell>
          <table:table-cell table:formula="of:=[.C1573]-[.C1572]" office:value-type="float" office:value="0">
            <text:p>0.000000</text:p>
          </table:table-cell>
          <table:table-cell table:formula="of:=[.A1573]-[.A1572]" office:value-type="float" office:value="0.000000999999883788405">
            <text:p>0.000001</text:p>
          </table:table-cell>
          <table:table-cell office:value-type="string">
            <text:p>d_s is renewed (r + D) to 5086762485248; c_s is fully topped up</text:p>
          </table:table-cell>
          <table:table-cell table:number-columns-repeated="2"/>
        </table:table-row>
        <table:table-row table:style-name="ro1">
          <table:table-cell office:value-type="float" office:value="1061.511399">
            <text:p>1061.511399</text:p>
          </table:table-cell>
          <table:table-cell office:value-type="float" office:value="5086760485248">
            <text:p>5086760485248</text:p>
          </table:table-cell>
          <table:table-cell table:formula="of:=([.B1574]-[.B$2])/10^9" office:value-type="float" office:value="0.299964498">
            <text:p>0.299964</text:p>
          </table:table-cell>
          <table:table-cell table:formula="of:=[.C1574]-[.C1573]" office:value-type="float" office:value="0">
            <text:p>0.000000</text:p>
          </table:table-cell>
          <table:table-cell table:formula="of:=[.A1574]-[.A1573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11401">
            <text:p>1061.511401</text:p>
          </table:table-cell>
          <table:table-cell office:value-type="float" office:value="5086760491722">
            <text:p>5086760491722</text:p>
          </table:table-cell>
          <table:table-cell table:formula="of:=([.B1575]-[.B$2])/10^9" office:value-type="float" office:value="0.299970972">
            <text:p>0.299971</text:p>
          </table:table-cell>
          <table:table-cell table:formula="of:=[.C1575]-[.C1574]" office:value-type="float" office:value="0.00000647399999997855">
            <text:p>0.000006</text:p>
          </table:table-cell>
          <table:table-cell table:formula="of:=[.A1575]-[.A157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11402">
            <text:p>1061.511402</text:p>
          </table:table-cell>
          <table:table-cell office:value-type="float" office:value="5086760491722">
            <text:p>5086760491722</text:p>
          </table:table-cell>
          <table:table-cell table:formula="of:=([.B1576]-[.B$2])/10^9" office:value-type="float" office:value="0.299970972">
            <text:p>0.299971</text:p>
          </table:table-cell>
          <table:table-cell table:formula="of:=[.C1576]-[.C1575]" office:value-type="float" office:value="0">
            <text:p>0.000000</text:p>
          </table:table-cell>
          <table:table-cell table:formula="of:=[.A1576]-[.A1575]" office:value-type="float" office:value="0.00000100000011116208">
            <text:p>0.000001</text:p>
          </table:table-cell>
          <table:table-cell/>
          <table:table-cell office:value-type="string">
            <text:p>43682 / 47369 &gt; 2000000 / 5000000</text:p>
          </table:table-cell>
          <table:table-cell/>
        </table:table-row>
        <table:table-row table:style-name="ro1">
          <table:table-cell office:value-type="float" office:value="1061.511402">
            <text:p>1061.511402</text:p>
          </table:table-cell>
          <table:table-cell office:value-type="float" office:value="5086760491722">
            <text:p>5086760491722</text:p>
          </table:table-cell>
          <table:table-cell table:formula="of:=([.B1577]-[.B$2])/10^9" office:value-type="float" office:value="0.299970972">
            <text:p>0.299971</text:p>
          </table:table-cell>
          <table:table-cell table:formula="of:=[.C1577]-[.C1576]" office:value-type="float" office:value="0">
            <text:p>0.000000</text:p>
          </table:table-cell>
          <table:table-cell table:formula="of:=[.A1577]-[.A1576]" office:value-type="float" office:value="0">
            <text:p>0.000000</text:p>
          </table:table-cell>
          <table:table-cell/>
          <table:table-cell office:value-type="string">
            <text:p>d_s is renewed (r + D) to 5086765491722; c_s is fully topped up</text:p>
          </table:table-cell>
          <table:table-cell/>
        </table:table-row>
        <table:table-row table:style-name="ro1">
          <table:table-cell office:value-type="float" office:value="1061.511417">
            <text:p>1061.511417</text:p>
          </table:table-cell>
          <table:table-cell office:value-type="float" office:value="5086760500237">
            <text:p>5086760500237</text:p>
          </table:table-cell>
          <table:table-cell table:formula="of:=([.B1578]-[.B$2])/10^9" office:value-type="float" office:value="0.299979487">
            <text:p>0.299979</text:p>
          </table:table-cell>
          <table:table-cell table:formula="of:=[.C1578]-[.C1577]" office:value-type="float" office:value="0.00000851499999998673">
            <text:p>0.000009</text:p>
          </table:table-cell>
          <table:table-cell table:formula="of:=[.A1578]-[.A1577]" office:value-type="float" office:value="0.0000149999998484418">
            <text:p>0.000015</text:p>
          </table:table-cell>
          <table:table-cell office:value-type="string">
            <text:p>is pick_next_task_dl-ed by gnome-terminal (2016)</text:p>
          </table:table-cell>
          <table:table-cell table:number-columns-repeated="2"/>
        </table:table-row>
        <table:table-row table:style-name="ro1">
          <table:table-cell office:value-type="float" office:value="1061.512343">
            <text:p>1061.512343</text:p>
          </table:table-cell>
          <table:table-cell office:value-type="float" office:value="5086761434404">
            <text:p>5086761434404</text:p>
          </table:table-cell>
          <table:table-cell table:formula="of:=([.B1579]-[.B$2])/10^9" office:value-type="float" office:value="0.300913654">
            <text:p>0.300914</text:p>
          </table:table-cell>
          <table:table-cell table:formula="of:=[.C1579]-[.C1578]" office:value-type="float" office:value="0.000934166999999986">
            <text:p>0.000934</text:p>
          </table:table-cell>
          <table:table-cell table:formula="of:=[.A1579]-[.A1578]" office:value-type="float" office:value="0.000926000000163185">
            <text:p>0.00092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12345">
            <text:p>1061.512345</text:p>
          </table:table-cell>
          <table:table-cell office:value-type="float" office:value="5086761434404">
            <text:p>5086761434404</text:p>
          </table:table-cell>
          <table:table-cell table:formula="of:=([.B1580]-[.B$2])/10^9" office:value-type="float" office:value="0.300913654">
            <text:p>0.300914</text:p>
          </table:table-cell>
          <table:table-cell table:formula="of:=[.C1580]-[.C1579]" office:value-type="float" office:value="0">
            <text:p>0.000000</text:p>
          </table:table-cell>
          <table:table-cell table:formula="of:=[.A1580]-[.A157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12352">
            <text:p>1061.512352</text:p>
          </table:table-cell>
          <table:table-cell office:value-type="float" office:value="5086761434404">
            <text:p>5086761434404</text:p>
          </table:table-cell>
          <table:table-cell table:formula="of:=([.B1581]-[.B$2])/10^9" office:value-type="float" office:value="0.300913654">
            <text:p>0.300914</text:p>
          </table:table-cell>
          <table:table-cell table:formula="of:=[.C1581]-[.C1580]" office:value-type="float" office:value="0">
            <text:p>0.000000</text:p>
          </table:table-cell>
          <table:table-cell table:formula="of:=[.A1581]-[.A1580]" office:value-type="float" office:value="0.00000699999986863986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514263">
            <text:p>1061.514263</text:p>
          </table:table-cell>
          <table:table-cell office:value-type="float" office:value="5086763353433">
            <text:p>5086763353433</text:p>
          </table:table-cell>
          <table:table-cell table:formula="of:=([.B1582]-[.B$2])/10^9" office:value-type="float" office:value="0.302832683">
            <text:p>0.302833</text:p>
          </table:table-cell>
          <table:table-cell table:formula="of:=[.C1582]-[.C1581]" office:value-type="float" office:value="0.00191902900000002">
            <text:p>0.001919</text:p>
          </table:table-cell>
          <table:table-cell table:formula="of:=[.A1582]-[.A1581]" office:value-type="float" office:value="0.00191100000006372">
            <text:p>0.00191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14264">
            <text:p>1061.514264</text:p>
          </table:table-cell>
          <table:table-cell office:value-type="float" office:value="5086763353433">
            <text:p>5086763353433</text:p>
          </table:table-cell>
          <table:table-cell table:formula="of:=([.B1583]-[.B$2])/10^9" office:value-type="float" office:value="0.302832683">
            <text:p>0.302833</text:p>
          </table:table-cell>
          <table:table-cell table:formula="of:=[.C1583]-[.C1582]" office:value-type="float" office:value="0">
            <text:p>0.000000</text:p>
          </table:table-cell>
          <table:table-cell table:formula="of:=[.A1583]-[.A1582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14269">
            <text:p>1061.514269</text:p>
          </table:table-cell>
          <table:table-cell office:value-type="float" office:value="5086763353433">
            <text:p>5086763353433</text:p>
          </table:table-cell>
          <table:table-cell table:formula="of:=([.B1584]-[.B$2])/10^9" office:value-type="float" office:value="0.302832683">
            <text:p>0.302833</text:p>
          </table:table-cell>
          <table:table-cell table:formula="of:=[.C1584]-[.C1583]" office:value-type="float" office:value="0">
            <text:p>0.000000</text:p>
          </table:table-cell>
          <table:table-cell table:formula="of:=[.A1584]-[.A1583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515378">
            <text:p>1061.515378</text:p>
          </table:table-cell>
          <table:table-cell office:value-type="float" office:value="5086764015311">
            <text:p>5086764015311</text:p>
          </table:table-cell>
          <table:table-cell table:formula="of:=([.B1585]-[.B$2])/10^9" office:value-type="float" office:value="0.303494561">
            <text:p>0.303495</text:p>
          </table:table-cell>
          <table:table-cell table:formula="of:=[.C1585]-[.C1584]" office:value-type="float" office:value="0.000661878000000005">
            <text:p>0.000662</text:p>
          </table:table-cell>
          <table:table-cell table:formula="of:=[.A1585]-[.A1584]" office:value-type="float" office:value="0.00110900000004222">
            <text:p>0.00110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1538">
            <text:p>1061.515380</text:p>
          </table:table-cell>
          <table:table-cell office:value-type="float" office:value="5086764474901">
            <text:p>5086764474901</text:p>
          </table:table-cell>
          <table:table-cell table:formula="of:=([.B1586]-[.B$2])/10^9" office:value-type="float" office:value="0.303954151">
            <text:p>0.303954</text:p>
          </table:table-cell>
          <table:table-cell table:formula="of:=[.C1586]-[.C1585]" office:value-type="float" office:value="0.00045959000000001">
            <text:p>0.000460</text:p>
          </table:table-cell>
          <table:table-cell table:formula="of:=[.A1586]-[.A158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1538">
            <text:p>1061.515380</text:p>
          </table:table-cell>
          <table:table-cell office:value-type="float" office:value="5086764474901">
            <text:p>5086764474901</text:p>
          </table:table-cell>
          <table:table-cell table:formula="of:=([.B1587]-[.B$2])/10^9" office:value-type="float" office:value="0.303954151">
            <text:p>0.303954</text:p>
          </table:table-cell>
          <table:table-cell table:formula="of:=[.C1587]-[.C1586]" office:value-type="float" office:value="0">
            <text:p>0.000000</text:p>
          </table:table-cell>
          <table:table-cell table:formula="of:=[.A1587]-[.A1586]" office:value-type="float" office:value="0">
            <text:p>0.000000</text:p>
          </table:table-cell>
          <table:table-cell office:value-type="string">
            <text:p>d_s is renewed (r + D) to 5086766474901; c_s is fully topped up</text:p>
          </table:table-cell>
          <table:table-cell table:number-columns-repeated="2"/>
        </table:table-row>
        <table:table-row table:style-name="ro1">
          <table:table-cell office:value-type="float" office:value="1061.515382">
            <text:p>1061.515382</text:p>
          </table:table-cell>
          <table:table-cell office:value-type="float" office:value="5086764474901">
            <text:p>5086764474901</text:p>
          </table:table-cell>
          <table:table-cell table:formula="of:=([.B1588]-[.B$2])/10^9" office:value-type="float" office:value="0.303954151">
            <text:p>0.303954</text:p>
          </table:table-cell>
          <table:table-cell table:formula="of:=[.C1588]-[.C1587]" office:value-type="float" office:value="0">
            <text:p>0.000000</text:p>
          </table:table-cell>
          <table:table-cell table:formula="of:=[.A1588]-[.A1587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515389">
            <text:p>1061.515389</text:p>
          </table:table-cell>
          <table:table-cell office:value-type="float" office:value="5086764484329">
            <text:p>5086764484329</text:p>
          </table:table-cell>
          <table:table-cell table:formula="of:=([.B1589]-[.B$2])/10^9" office:value-type="float" office:value="0.303963579">
            <text:p>0.303964</text:p>
          </table:table-cell>
          <table:table-cell table:formula="of:=[.C1589]-[.C1588]" office:value-type="float" office:value="0.00000942799999997801">
            <text:p>0.000009</text:p>
          </table:table-cell>
          <table:table-cell table:formula="of:=[.A1589]-[.A1588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15394">
            <text:p>1061.515394</text:p>
          </table:table-cell>
          <table:table-cell office:value-type="float" office:value="5086764484329">
            <text:p>5086764484329</text:p>
          </table:table-cell>
          <table:table-cell table:formula="of:=([.B1590]-[.B$2])/10^9" office:value-type="float" office:value="0.303963579">
            <text:p>0.303964</text:p>
          </table:table-cell>
          <table:table-cell table:formula="of:=[.C1590]-[.C1589]" office:value-type="float" office:value="0">
            <text:p>0.000000</text:p>
          </table:table-cell>
          <table:table-cell table:formula="of:=[.A1590]-[.A1589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516299">
            <text:p>1061.516299</text:p>
          </table:table-cell>
          <table:table-cell office:value-type="float" office:value="5086765394651">
            <text:p>5086765394651</text:p>
          </table:table-cell>
          <table:table-cell table:formula="of:=([.B1591]-[.B$2])/10^9" office:value-type="float" office:value="0.304873901">
            <text:p>0.304874</text:p>
          </table:table-cell>
          <table:table-cell table:formula="of:=[.C1591]-[.C1590]" office:value-type="float" office:value="0.000910322000000019">
            <text:p>0.000910</text:p>
          </table:table-cell>
          <table:table-cell table:formula="of:=[.A1591]-[.A1590]" office:value-type="float" office:value="0.000904999999875145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16301">
            <text:p>1061.516301</text:p>
          </table:table-cell>
          <table:table-cell office:value-type="float" office:value="5086765394651">
            <text:p>5086765394651</text:p>
          </table:table-cell>
          <table:table-cell table:formula="of:=([.B1592]-[.B$2])/10^9" office:value-type="float" office:value="0.304873901">
            <text:p>0.304874</text:p>
          </table:table-cell>
          <table:table-cell table:formula="of:=[.C1592]-[.C1591]" office:value-type="float" office:value="0">
            <text:p>0.000000</text:p>
          </table:table-cell>
          <table:table-cell table:formula="of:=[.A1592]-[.A1591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16306">
            <text:p>1061.516306</text:p>
          </table:table-cell>
          <table:table-cell office:value-type="float" office:value="5086765394651">
            <text:p>5086765394651</text:p>
          </table:table-cell>
          <table:table-cell table:formula="of:=([.B1593]-[.B$2])/10^9" office:value-type="float" office:value="0.304873901">
            <text:p>0.304874</text:p>
          </table:table-cell>
          <table:table-cell table:formula="of:=[.C1593]-[.C1592]" office:value-type="float" office:value="0">
            <text:p>0.000000</text:p>
          </table:table-cell>
          <table:table-cell table:formula="of:=[.A1593]-[.A1592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516376">
            <text:p>1061.516376</text:p>
          </table:table-cell>
          <table:table-cell office:value-type="float" office:value="5086765394651">
            <text:p>5086765394651</text:p>
          </table:table-cell>
          <table:table-cell table:formula="of:=([.B1594]-[.B$2])/10^9" office:value-type="float" office:value="0.304873901">
            <text:p>0.304874</text:p>
          </table:table-cell>
          <table:table-cell table:formula="of:=[.C1594]-[.C1593]" office:value-type="float" office:value="0">
            <text:p>0.000000</text:p>
          </table:table-cell>
          <table:table-cell table:formula="of:=[.A1594]-[.A1593]" office:value-type="float" office:value="0.0000700000000506407">
            <text:p>0.00007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16378">
            <text:p>1061.516378</text:p>
          </table:table-cell>
          <table:table-cell office:value-type="float" office:value="5086765473555">
            <text:p>5086765473555</text:p>
          </table:table-cell>
          <table:table-cell table:formula="of:=([.B1595]-[.B$2])/10^9" office:value-type="float" office:value="0.304952805">
            <text:p>0.304953</text:p>
          </table:table-cell>
          <table:table-cell table:formula="of:=[.C1595]-[.C1594]" office:value-type="float" office:value="0.0000789039999999908">
            <text:p>0.000079</text:p>
          </table:table-cell>
          <table:table-cell table:formula="of:=[.A1595]-[.A159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16379">
            <text:p>1061.516379</text:p>
          </table:table-cell>
          <table:table-cell office:value-type="float" office:value="5086765473555">
            <text:p>5086765473555</text:p>
          </table:table-cell>
          <table:table-cell table:formula="of:=([.B1596]-[.B$2])/10^9" office:value-type="float" office:value="0.304952805">
            <text:p>0.304953</text:p>
          </table:table-cell>
          <table:table-cell table:formula="of:=[.C1596]-[.C1595]" office:value-type="float" office:value="0">
            <text:p>0.000000</text:p>
          </table:table-cell>
          <table:table-cell table:formula="of:=[.A1596]-[.A1595]" office:value-type="float" office:value="0.000000999999883788405">
            <text:p>0.000001</text:p>
          </table:table-cell>
          <table:table-cell/>
          <table:table-cell office:value-type="string">
            <text:p>80971 / 18167 &gt; 2000000 / 5000000</text:p>
          </table:table-cell>
          <table:table-cell/>
        </table:table-row>
        <table:table-row table:style-name="ro1">
          <table:table-cell office:value-type="float" office:value="1061.51638">
            <text:p>1061.516380</text:p>
          </table:table-cell>
          <table:table-cell office:value-type="float" office:value="5086765473555">
            <text:p>5086765473555</text:p>
          </table:table-cell>
          <table:table-cell table:formula="of:=([.B1597]-[.B$2])/10^9" office:value-type="float" office:value="0.304952805">
            <text:p>0.304953</text:p>
          </table:table-cell>
          <table:table-cell table:formula="of:=[.C1597]-[.C1596]" office:value-type="float" office:value="0">
            <text:p>0.000000</text:p>
          </table:table-cell>
          <table:table-cell table:formula="of:=[.A1597]-[.A1596]" office:value-type="float" office:value="0.00000100000011116208">
            <text:p>0.000001</text:p>
          </table:table-cell>
          <table:table-cell/>
          <table:table-cell office:value-type="string">
            <text:p>d_s is renewed (r + D) to 5086770473555; c_s is fully topped up</text:p>
          </table:table-cell>
          <table:table-cell/>
        </table:table-row>
        <table:table-row table:style-name="ro1">
          <table:table-cell office:value-type="float" office:value="1061.518152">
            <text:p>1061.518152</text:p>
          </table:table-cell>
          <table:table-cell office:value-type="float" office:value="5086767247283">
            <text:p>5086767247283</text:p>
          </table:table-cell>
          <table:table-cell table:formula="of:=([.B1598]-[.B$2])/10^9" office:value-type="float" office:value="0.306726533">
            <text:p>0.306727</text:p>
          </table:table-cell>
          <table:table-cell table:formula="of:=[.C1598]-[.C1597]" office:value-type="float" office:value="0.00177372800000003">
            <text:p>0.001774</text:p>
          </table:table-cell>
          <table:table-cell table:formula="of:=[.A1598]-[.A1597]" office:value-type="float" office:value="0.0017720000000736">
            <text:p>0.00177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518153">
            <text:p>1061.518153</text:p>
          </table:table-cell>
          <table:table-cell office:value-type="float" office:value="5086767247283">
            <text:p>5086767247283</text:p>
          </table:table-cell>
          <table:table-cell table:formula="of:=([.B1599]-[.B$2])/10^9" office:value-type="float" office:value="0.306726533">
            <text:p>0.306727</text:p>
          </table:table-cell>
          <table:table-cell table:formula="of:=[.C1599]-[.C1598]" office:value-type="float" office:value="0">
            <text:p>0.000000</text:p>
          </table:table-cell>
          <table:table-cell table:formula="of:=[.A1599]-[.A1598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18158">
            <text:p>1061.518158</text:p>
          </table:table-cell>
          <table:table-cell office:value-type="float" office:value="5086767247283">
            <text:p>5086767247283</text:p>
          </table:table-cell>
          <table:table-cell table:formula="of:=([.B1600]-[.B$2])/10^9" office:value-type="float" office:value="0.306726533">
            <text:p>0.306727</text:p>
          </table:table-cell>
          <table:table-cell table:formula="of:=[.C1600]-[.C1599]" office:value-type="float" office:value="0">
            <text:p>0.000000</text:p>
          </table:table-cell>
          <table:table-cell table:formula="of:=[.A1600]-[.A1599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519373">
            <text:p>1061.519373</text:p>
          </table:table-cell>
          <table:table-cell office:value-type="float" office:value="5086768013598">
            <text:p>5086768013598</text:p>
          </table:table-cell>
          <table:table-cell table:formula="of:=([.B1601]-[.B$2])/10^9" office:value-type="float" office:value="0.307492848">
            <text:p>0.307493</text:p>
          </table:table-cell>
          <table:table-cell table:formula="of:=[.C1601]-[.C1600]" office:value-type="float" office:value="0.000766314999999962">
            <text:p>0.000766</text:p>
          </table:table-cell>
          <table:table-cell table:formula="of:=[.A1601]-[.A1600]" office:value-type="float" office:value="0.00121500000000196">
            <text:p>0.00121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19375">
            <text:p>1061.519375</text:p>
          </table:table-cell>
          <table:table-cell office:value-type="float" office:value="5086768474899">
            <text:p>5086768474899</text:p>
          </table:table-cell>
          <table:table-cell table:formula="of:=([.B1602]-[.B$2])/10^9" office:value-type="float" office:value="0.307954149">
            <text:p>0.307954</text:p>
          </table:table-cell>
          <table:table-cell table:formula="of:=[.C1602]-[.C1601]" office:value-type="float" office:value="0.000461301000000025">
            <text:p>0.000461</text:p>
          </table:table-cell>
          <table:table-cell table:formula="of:=[.A1602]-[.A160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19376">
            <text:p>1061.519376</text:p>
          </table:table-cell>
          <table:table-cell office:value-type="float" office:value="5086768474899">
            <text:p>5086768474899</text:p>
          </table:table-cell>
          <table:table-cell table:formula="of:=([.B1603]-[.B$2])/10^9" office:value-type="float" office:value="0.307954149">
            <text:p>0.307954</text:p>
          </table:table-cell>
          <table:table-cell table:formula="of:=[.C1603]-[.C1602]" office:value-type="float" office:value="0">
            <text:p>0.000000</text:p>
          </table:table-cell>
          <table:table-cell table:formula="of:=[.A1603]-[.A1602]" office:value-type="float" office:value="0.000000999999883788405">
            <text:p>0.000001</text:p>
          </table:table-cell>
          <table:table-cell office:value-type="string">
            <text:p>d_s is renewed (r + D) to 5086770474899; c_s is fully topped up</text:p>
          </table:table-cell>
          <table:table-cell table:number-columns-repeated="2"/>
        </table:table-row>
        <table:table-row table:style-name="ro1">
          <table:table-cell office:value-type="float" office:value="1061.520102">
            <text:p>1061.520102</text:p>
          </table:table-cell>
          <table:table-cell office:value-type="float" office:value="5086769201322">
            <text:p>5086769201322</text:p>
          </table:table-cell>
          <table:table-cell table:formula="of:=([.B1604]-[.B$2])/10^9" office:value-type="float" office:value="0.308680572">
            <text:p>0.308681</text:p>
          </table:table-cell>
          <table:table-cell table:formula="of:=[.C1604]-[.C1603]" office:value-type="float" office:value="0.000726422999999976">
            <text:p>0.000726</text:p>
          </table:table-cell>
          <table:table-cell table:formula="of:=[.A1604]-[.A1603]" office:value-type="float" office:value="0.000725999999986016">
            <text:p>0.00072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20103">
            <text:p>1061.520103</text:p>
          </table:table-cell>
          <table:table-cell office:value-type="float" office:value="5086769201322">
            <text:p>5086769201322</text:p>
          </table:table-cell>
          <table:table-cell table:formula="of:=([.B1605]-[.B$2])/10^9" office:value-type="float" office:value="0.308680572">
            <text:p>0.308681</text:p>
          </table:table-cell>
          <table:table-cell table:formula="of:=[.C1605]-[.C1604]" office:value-type="float" office:value="0">
            <text:p>0.000000</text:p>
          </table:table-cell>
          <table:table-cell table:formula="of:=[.A1605]-[.A1604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2011">
            <text:p>1061.520110</text:p>
          </table:table-cell>
          <table:table-cell office:value-type="float" office:value="5086769201322">
            <text:p>5086769201322</text:p>
          </table:table-cell>
          <table:table-cell table:formula="of:=([.B1606]-[.B$2])/10^9" office:value-type="float" office:value="0.308680572">
            <text:p>0.308681</text:p>
          </table:table-cell>
          <table:table-cell table:formula="of:=[.C1606]-[.C1605]" office:value-type="float" office:value="0">
            <text:p>0.000000</text:p>
          </table:table-cell>
          <table:table-cell table:formula="of:=[.A1606]-[.A1605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521028">
            <text:p>1061.521028</text:p>
          </table:table-cell>
          <table:table-cell office:value-type="float" office:value="5086770127485">
            <text:p>5086770127485</text:p>
          </table:table-cell>
          <table:table-cell table:formula="of:=([.B1607]-[.B$2])/10^9" office:value-type="float" office:value="0.309606735">
            <text:p>0.309607</text:p>
          </table:table-cell>
          <table:table-cell table:formula="of:=[.C1607]-[.C1606]" office:value-type="float" office:value="0.000926163000000035">
            <text:p>0.000926</text:p>
          </table:table-cell>
          <table:table-cell table:formula="of:=[.A1607]-[.A1606]" office:value-type="float" office:value="0.00091799999995601">
            <text:p>0.00091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21029">
            <text:p>1061.521029</text:p>
          </table:table-cell>
          <table:table-cell office:value-type="float" office:value="5086770127485">
            <text:p>5086770127485</text:p>
          </table:table-cell>
          <table:table-cell table:formula="of:=([.B1608]-[.B$2])/10^9" office:value-type="float" office:value="0.309606735">
            <text:p>0.309607</text:p>
          </table:table-cell>
          <table:table-cell table:formula="of:=[.C1608]-[.C1607]" office:value-type="float" office:value="0">
            <text:p>0.000000</text:p>
          </table:table-cell>
          <table:table-cell table:formula="of:=[.A1608]-[.A1607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21375">
            <text:p>1061.521375</text:p>
          </table:table-cell>
          <table:table-cell office:value-type="float" office:value="5086770127485">
            <text:p>5086770127485</text:p>
          </table:table-cell>
          <table:table-cell table:formula="of:=([.B1609]-[.B$2])/10^9" office:value-type="float" office:value="0.309606735">
            <text:p>0.309607</text:p>
          </table:table-cell>
          <table:table-cell table:formula="of:=[.C1609]-[.C1608]" office:value-type="float" office:value="0">
            <text:p>0.000000</text:p>
          </table:table-cell>
          <table:table-cell table:formula="of:=[.A1609]-[.A1608]" office:value-type="float" office:value="0.000346000000035929">
            <text:p>0.00034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521378">
            <text:p>1061.521378</text:p>
          </table:table-cell>
          <table:table-cell office:value-type="float" office:value="5086770477702">
            <text:p>5086770477702</text:p>
          </table:table-cell>
          <table:table-cell table:formula="of:=([.B1610]-[.B$2])/10^9" office:value-type="float" office:value="0.309956952">
            <text:p>0.309957</text:p>
          </table:table-cell>
          <table:table-cell table:formula="of:=[.C1610]-[.C1609]" office:value-type="float" office:value="0.000350216999999986">
            <text:p>0.000350</text:p>
          </table:table-cell>
          <table:table-cell table:formula="of:=[.A1610]-[.A1609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521379">
            <text:p>1061.521379</text:p>
          </table:table-cell>
          <table:table-cell office:value-type="float" office:value="5086770477702">
            <text:p>5086770477702</text:p>
          </table:table-cell>
          <table:table-cell table:formula="of:=([.B1611]-[.B$2])/10^9" office:value-type="float" office:value="0.309956952">
            <text:p>0.309957</text:p>
          </table:table-cell>
          <table:table-cell table:formula="of:=[.C1611]-[.C1610]" office:value-type="float" office:value="0">
            <text:p>0.000000</text:p>
          </table:table-cell>
          <table:table-cell table:formula="of:=[.A1611]-[.A1610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5086777477702; c_s is fully topped up</text:p>
          </table:table-cell>
        </table:table-row>
        <table:table-row table:style-name="ro1">
          <table:table-cell office:value-type="float" office:value="1061.521383">
            <text:p>1061.521383</text:p>
          </table:table-cell>
          <table:table-cell office:value-type="float" office:value="5086770477702">
            <text:p>5086770477702</text:p>
          </table:table-cell>
          <table:table-cell table:formula="of:=([.B1612]-[.B$2])/10^9" office:value-type="float" office:value="0.309956952">
            <text:p>0.309957</text:p>
          </table:table-cell>
          <table:table-cell table:formula="of:=[.C1612]-[.C1611]" office:value-type="float" office:value="0">
            <text:p>0.000000</text:p>
          </table:table-cell>
          <table:table-cell table:formula="of:=[.A1612]-[.A1611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21386">
            <text:p>1061.521386</text:p>
          </table:table-cell>
          <table:table-cell office:value-type="float" office:value="5086770485400">
            <text:p>5086770485400</text:p>
          </table:table-cell>
          <table:table-cell table:formula="of:=([.B1613]-[.B$2])/10^9" office:value-type="float" office:value="0.30996465">
            <text:p>0.309965</text:p>
          </table:table-cell>
          <table:table-cell table:formula="of:=[.C1613]-[.C1612]" office:value-type="float" office:value="0.00000769800000000043">
            <text:p>0.000008</text:p>
          </table:table-cell>
          <table:table-cell table:formula="of:=[.A1613]-[.A1612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21386">
            <text:p>1061.521386</text:p>
          </table:table-cell>
          <table:table-cell office:value-type="float" office:value="5086770485400">
            <text:p>5086770485400</text:p>
          </table:table-cell>
          <table:table-cell table:formula="of:=([.B1614]-[.B$2])/10^9" office:value-type="float" office:value="0.30996465">
            <text:p>0.309965</text:p>
          </table:table-cell>
          <table:table-cell table:formula="of:=[.C1614]-[.C1613]" office:value-type="float" office:value="0">
            <text:p>0.000000</text:p>
          </table:table-cell>
          <table:table-cell table:formula="of:=[.A1614]-[.A1613]" office:value-type="float" office:value="0">
            <text:p>0.000000</text:p>
          </table:table-cell>
          <table:table-cell/>
          <table:table-cell office:value-type="string">
            <text:p>d_s is renewed (r + D) to 5086775485400; c_s is fully topped up</text:p>
          </table:table-cell>
          <table:table-cell/>
        </table:table-row>
        <table:table-row table:style-name="ro1">
          <table:table-cell office:value-type="float" office:value="1061.521399">
            <text:p>1061.521399</text:p>
          </table:table-cell>
          <table:table-cell office:value-type="float" office:value="5086770492972">
            <text:p>5086770492972</text:p>
          </table:table-cell>
          <table:table-cell table:formula="of:=([.B1615]-[.B$2])/10^9" office:value-type="float" office:value="0.309972222">
            <text:p>0.309972</text:p>
          </table:table-cell>
          <table:table-cell table:formula="of:=[.C1615]-[.C1614]" office:value-type="float" office:value="0.00000757200000001124">
            <text:p>0.000008</text:p>
          </table:table-cell>
          <table:table-cell table:formula="of:=[.A1615]-[.A1614]" office:value-type="float" office:value="0.000013000000080865">
            <text:p>0.000013</text:p>
          </table:table-cell>
          <table:table-cell/>
          <table:table-cell office:value-type="string">
            <text:p>is pick_next_task_dl-ed by gnome-terminal (2016)</text:p>
          </table:table-cell>
          <table:table-cell/>
        </table:table-row>
        <table:table-row table:style-name="ro1">
          <table:table-cell office:value-type="float" office:value="1061.523345">
            <text:p>1061.523345</text:p>
          </table:table-cell>
          <table:table-cell office:value-type="float" office:value="5086772448601">
            <text:p>5086772448601</text:p>
          </table:table-cell>
          <table:table-cell table:formula="of:=([.B1616]-[.B$2])/10^9" office:value-type="float" office:value="0.311927851">
            <text:p>0.311928</text:p>
          </table:table-cell>
          <table:table-cell table:formula="of:=[.C1616]-[.C1615]" office:value-type="float" office:value="0.00195562899999996">
            <text:p>0.001956</text:p>
          </table:table-cell>
          <table:table-cell table:formula="of:=[.A1616]-[.A1615]" office:value-type="float" office:value="0.00194600000008904">
            <text:p>0.00194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23346">
            <text:p>1061.523346</text:p>
          </table:table-cell>
          <table:table-cell office:value-type="float" office:value="5086772448601">
            <text:p>5086772448601</text:p>
          </table:table-cell>
          <table:table-cell table:formula="of:=([.B1617]-[.B$2])/10^9" office:value-type="float" office:value="0.311927851">
            <text:p>0.311928</text:p>
          </table:table-cell>
          <table:table-cell table:formula="of:=[.C1617]-[.C1616]" office:value-type="float" office:value="0">
            <text:p>0.000000</text:p>
          </table:table-cell>
          <table:table-cell table:formula="of:=[.A1617]-[.A1616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23351">
            <text:p>1061.523351</text:p>
          </table:table-cell>
          <table:table-cell office:value-type="float" office:value="5086772448601">
            <text:p>5086772448601</text:p>
          </table:table-cell>
          <table:table-cell table:formula="of:=([.B1618]-[.B$2])/10^9" office:value-type="float" office:value="0.311927851">
            <text:p>0.311928</text:p>
          </table:table-cell>
          <table:table-cell table:formula="of:=[.C1618]-[.C1617]" office:value-type="float" office:value="0">
            <text:p>0.000000</text:p>
          </table:table-cell>
          <table:table-cell table:formula="of:=[.A1618]-[.A1617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523369">
            <text:p>1061.523369</text:p>
          </table:table-cell>
          <table:table-cell office:value-type="float" office:value="5086772448601">
            <text:p>5086772448601</text:p>
          </table:table-cell>
          <table:table-cell table:formula="of:=([.B1619]-[.B$2])/10^9" office:value-type="float" office:value="0.311927851">
            <text:p>0.311928</text:p>
          </table:table-cell>
          <table:table-cell table:formula="of:=[.C1619]-[.C1618]" office:value-type="float" office:value="0">
            <text:p>0.000000</text:p>
          </table:table-cell>
          <table:table-cell table:formula="of:=[.A1619]-[.A1618]" office:value-type="float" office:value="0.0000179999999545544">
            <text:p>0.00001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23371">
            <text:p>1061.523371</text:p>
          </table:table-cell>
          <table:table-cell office:value-type="float" office:value="5086772475388">
            <text:p>5086772475388</text:p>
          </table:table-cell>
          <table:table-cell table:formula="of:=([.B1620]-[.B$2])/10^9" office:value-type="float" office:value="0.311954638">
            <text:p>0.311955</text:p>
          </table:table-cell>
          <table:table-cell table:formula="of:=[.C1620]-[.C1619]" office:value-type="float" office:value="0.0000267870000000281">
            <text:p>0.000027</text:p>
          </table:table-cell>
          <table:table-cell table:formula="of:=[.A1620]-[.A161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23372">
            <text:p>1061.523372</text:p>
          </table:table-cell>
          <table:table-cell office:value-type="float" office:value="5086772475388">
            <text:p>5086772475388</text:p>
          </table:table-cell>
          <table:table-cell table:formula="of:=([.B1621]-[.B$2])/10^9" office:value-type="float" office:value="0.311954638">
            <text:p>0.311955</text:p>
          </table:table-cell>
          <table:table-cell table:formula="of:=[.C1621]-[.C1620]" office:value-type="float" office:value="0">
            <text:p>0.000000</text:p>
          </table:table-cell>
          <table:table-cell table:formula="of:=[.A1621]-[.A1620]" office:value-type="float" office:value="0.00000100000011116208">
            <text:p>0.000001</text:p>
          </table:table-cell>
          <table:table-cell office:value-type="string">
            <text:p>d_s is renewed (r + D) to 5086774475388; c_s is fully topped up</text:p>
          </table:table-cell>
          <table:table-cell table:number-columns-repeated="2"/>
        </table:table-row>
        <table:table-row table:style-name="ro1">
          <table:table-cell office:value-type="float" office:value="1061.523373">
            <text:p>1061.523373</text:p>
          </table:table-cell>
          <table:table-cell office:value-type="float" office:value="5086772475388">
            <text:p>5086772475388</text:p>
          </table:table-cell>
          <table:table-cell table:formula="of:=([.B1622]-[.B$2])/10^9" office:value-type="float" office:value="0.311954638">
            <text:p>0.311955</text:p>
          </table:table-cell>
          <table:table-cell table:formula="of:=[.C1622]-[.C1621]" office:value-type="float" office:value="0">
            <text:p>0.000000</text:p>
          </table:table-cell>
          <table:table-cell table:formula="of:=[.A1622]-[.A1621]" office:value-type="float" office:value="0.000000999999883788405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523383">
            <text:p>1061.523383</text:p>
          </table:table-cell>
          <table:table-cell office:value-type="float" office:value="5086772487404">
            <text:p>5086772487404</text:p>
          </table:table-cell>
          <table:table-cell table:formula="of:=([.B1623]-[.B$2])/10^9" office:value-type="float" office:value="0.311966654">
            <text:p>0.311967</text:p>
          </table:table-cell>
          <table:table-cell table:formula="of:=[.C1623]-[.C1622]" office:value-type="float" office:value="0.0000120160000000036">
            <text:p>0.000012</text:p>
          </table:table-cell>
          <table:table-cell table:formula="of:=[.A1623]-[.A1622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23391">
            <text:p>1061.523391</text:p>
          </table:table-cell>
          <table:table-cell office:value-type="float" office:value="5086772487404">
            <text:p>5086772487404</text:p>
          </table:table-cell>
          <table:table-cell table:formula="of:=([.B1624]-[.B$2])/10^9" office:value-type="float" office:value="0.311966654">
            <text:p>0.311967</text:p>
          </table:table-cell>
          <table:table-cell table:formula="of:=[.C1624]-[.C1623]" office:value-type="float" office:value="0">
            <text:p>0.000000</text:p>
          </table:table-cell>
          <table:table-cell table:formula="of:=[.A1624]-[.A1623]" office:value-type="float" office:value="0.00000799999997980194">
            <text:p>0.000008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5243">
            <text:p>1061.524300</text:p>
          </table:table-cell>
          <table:table-cell office:value-type="float" office:value="5086773404092">
            <text:p>5086773404092</text:p>
          </table:table-cell>
          <table:table-cell table:formula="of:=([.B1625]-[.B$2])/10^9" office:value-type="float" office:value="0.312883342">
            <text:p>0.312883</text:p>
          </table:table-cell>
          <table:table-cell table:formula="of:=[.C1625]-[.C1624]" office:value-type="float" office:value="0.000916687999999999">
            <text:p>0.000917</text:p>
          </table:table-cell>
          <table:table-cell table:formula="of:=[.A1625]-[.A1624]" office:value-type="float" office:value="0.000909000000092419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24301">
            <text:p>1061.524301</text:p>
          </table:table-cell>
          <table:table-cell office:value-type="float" office:value="5086773404092">
            <text:p>5086773404092</text:p>
          </table:table-cell>
          <table:table-cell table:formula="of:=([.B1626]-[.B$2])/10^9" office:value-type="float" office:value="0.312883342">
            <text:p>0.312883</text:p>
          </table:table-cell>
          <table:table-cell table:formula="of:=[.C1626]-[.C1625]" office:value-type="float" office:value="0">
            <text:p>0.000000</text:p>
          </table:table-cell>
          <table:table-cell table:formula="of:=[.A1626]-[.A1625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24306">
            <text:p>1061.524306</text:p>
          </table:table-cell>
          <table:table-cell office:value-type="float" office:value="5086773404092">
            <text:p>5086773404092</text:p>
          </table:table-cell>
          <table:table-cell table:formula="of:=([.B1627]-[.B$2])/10^9" office:value-type="float" office:value="0.312883342">
            <text:p>0.312883</text:p>
          </table:table-cell>
          <table:table-cell table:formula="of:=[.C1627]-[.C1626]" office:value-type="float" office:value="0">
            <text:p>0.000000</text:p>
          </table:table-cell>
          <table:table-cell table:formula="of:=[.A1627]-[.A1626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526364">
            <text:p>1061.526364</text:p>
          </table:table-cell>
          <table:table-cell office:value-type="float" office:value="5086773404092">
            <text:p>5086773404092</text:p>
          </table:table-cell>
          <table:table-cell table:formula="of:=([.B1628]-[.B$2])/10^9" office:value-type="float" office:value="0.312883342">
            <text:p>0.312883</text:p>
          </table:table-cell>
          <table:table-cell table:formula="of:=[.C1628]-[.C1627]" office:value-type="float" office:value="0">
            <text:p>0.000000</text:p>
          </table:table-cell>
          <table:table-cell table:formula="of:=[.A1628]-[.A1627]" office:value-type="float" office:value="0.00205800000003364">
            <text:p>0.00205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26366">
            <text:p>1061.526366</text:p>
          </table:table-cell>
          <table:table-cell office:value-type="float" office:value="5086775470402">
            <text:p>5086775470402</text:p>
          </table:table-cell>
          <table:table-cell table:formula="of:=([.B1629]-[.B$2])/10^9" office:value-type="float" office:value="0.314949652">
            <text:p>0.314950</text:p>
          </table:table-cell>
          <table:table-cell table:formula="of:=[.C1629]-[.C1628]" office:value-type="float" office:value="0.00206631000000002">
            <text:p>0.002066</text:p>
          </table:table-cell>
          <table:table-cell table:formula="of:=[.A1629]-[.A162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26367">
            <text:p>1061.526367</text:p>
          </table:table-cell>
          <table:table-cell office:value-type="float" office:value="5086775470402">
            <text:p>5086775470402</text:p>
          </table:table-cell>
          <table:table-cell table:formula="of:=([.B1630]-[.B$2])/10^9" office:value-type="float" office:value="0.314949652">
            <text:p>0.314950</text:p>
          </table:table-cell>
          <table:table-cell table:formula="of:=[.C1630]-[.C1629]" office:value-type="float" office:value="0">
            <text:p>0.000000</text:p>
          </table:table-cell>
          <table:table-cell table:formula="of:=[.A1630]-[.A1629]" office:value-type="float" office:value="0.000000999999883788405">
            <text:p>0.000001</text:p>
          </table:table-cell>
          <table:table-cell/>
          <table:table-cell office:value-type="string">
            <text:p>44371 / 14998 &gt; 2000000 / 5000000</text:p>
          </table:table-cell>
          <table:table-cell/>
        </table:table-row>
        <table:table-row table:style-name="ro1">
          <table:table-cell office:value-type="float" office:value="1061.526368">
            <text:p>1061.526368</text:p>
          </table:table-cell>
          <table:table-cell office:value-type="float" office:value="5086775470402">
            <text:p>5086775470402</text:p>
          </table:table-cell>
          <table:table-cell table:formula="of:=([.B1631]-[.B$2])/10^9" office:value-type="float" office:value="0.314949652">
            <text:p>0.314950</text:p>
          </table:table-cell>
          <table:table-cell table:formula="of:=[.C1631]-[.C1630]" office:value-type="float" office:value="0">
            <text:p>0.000000</text:p>
          </table:table-cell>
          <table:table-cell table:formula="of:=[.A1631]-[.A1630]" office:value-type="float" office:value="0.00000100000011116208">
            <text:p>0.000001</text:p>
          </table:table-cell>
          <table:table-cell/>
          <table:table-cell office:value-type="string">
            <text:p>d_s is renewed (r + D) to 5086780470402; c_s is fully topped up</text:p>
          </table:table-cell>
          <table:table-cell/>
        </table:table-row>
        <table:table-row table:style-name="ro1">
          <table:table-cell office:value-type="float" office:value="1061.527241">
            <text:p>1061.527241</text:p>
          </table:table-cell>
          <table:table-cell office:value-type="float" office:value="5086776349240">
            <text:p>5086776349240</text:p>
          </table:table-cell>
          <table:table-cell table:formula="of:=([.B1632]-[.B$2])/10^9" office:value-type="float" office:value="0.31582849">
            <text:p>0.315828</text:p>
          </table:table-cell>
          <table:table-cell table:formula="of:=[.C1632]-[.C1631]" office:value-type="float" office:value="0.000878837999999993">
            <text:p>0.000879</text:p>
          </table:table-cell>
          <table:table-cell table:formula="of:=[.A1632]-[.A1631]" office:value-type="float" office:value="0.000872999999955937">
            <text:p>0.00087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527242">
            <text:p>1061.527242</text:p>
          </table:table-cell>
          <table:table-cell office:value-type="float" office:value="5086776349240">
            <text:p>5086776349240</text:p>
          </table:table-cell>
          <table:table-cell table:formula="of:=([.B1633]-[.B$2])/10^9" office:value-type="float" office:value="0.31582849">
            <text:p>0.315828</text:p>
          </table:table-cell>
          <table:table-cell table:formula="of:=[.C1633]-[.C1632]" office:value-type="float" office:value="0">
            <text:p>0.000000</text:p>
          </table:table-cell>
          <table:table-cell table:formula="of:=[.A1633]-[.A1632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27247">
            <text:p>1061.527247</text:p>
          </table:table-cell>
          <table:table-cell office:value-type="float" office:value="5086776349240">
            <text:p>5086776349240</text:p>
          </table:table-cell>
          <table:table-cell table:formula="of:=([.B1634]-[.B$2])/10^9" office:value-type="float" office:value="0.31582849">
            <text:p>0.315828</text:p>
          </table:table-cell>
          <table:table-cell table:formula="of:=[.C1634]-[.C1633]" office:value-type="float" office:value="0">
            <text:p>0.000000</text:p>
          </table:table-cell>
          <table:table-cell table:formula="of:=[.A1634]-[.A1633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527364">
            <text:p>1061.527364</text:p>
          </table:table-cell>
          <table:table-cell office:value-type="float" office:value="5086776349240">
            <text:p>5086776349240</text:p>
          </table:table-cell>
          <table:table-cell table:formula="of:=([.B1635]-[.B$2])/10^9" office:value-type="float" office:value="0.31582849">
            <text:p>0.315828</text:p>
          </table:table-cell>
          <table:table-cell table:formula="of:=[.C1635]-[.C1634]" office:value-type="float" office:value="0">
            <text:p>0.000000</text:p>
          </table:table-cell>
          <table:table-cell table:formula="of:=[.A1635]-[.A1634]" office:value-type="float" office:value="0.000117000000045664">
            <text:p>0.00011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27367">
            <text:p>1061.527367</text:p>
          </table:table-cell>
          <table:table-cell office:value-type="float" office:value="5086776475168">
            <text:p>5086776475168</text:p>
          </table:table-cell>
          <table:table-cell table:formula="of:=([.B1636]-[.B$2])/10^9" office:value-type="float" office:value="0.315954418">
            <text:p>0.315954</text:p>
          </table:table-cell>
          <table:table-cell table:formula="of:=[.C1636]-[.C1635]" office:value-type="float" office:value="0.000125927999999997">
            <text:p>0.000126</text:p>
          </table:table-cell>
          <table:table-cell table:formula="of:=[.A1636]-[.A1635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27367">
            <text:p>1061.527367</text:p>
          </table:table-cell>
          <table:table-cell office:value-type="float" office:value="5086776475168">
            <text:p>5086776475168</text:p>
          </table:table-cell>
          <table:table-cell table:formula="of:=([.B1637]-[.B$2])/10^9" office:value-type="float" office:value="0.315954418">
            <text:p>0.315954</text:p>
          </table:table-cell>
          <table:table-cell table:formula="of:=[.C1637]-[.C1636]" office:value-type="float" office:value="0">
            <text:p>0.000000</text:p>
          </table:table-cell>
          <table:table-cell table:formula="of:=[.A1637]-[.A1636]" office:value-type="float" office:value="0">
            <text:p>0.000000</text:p>
          </table:table-cell>
          <table:table-cell office:value-type="string">
            <text:p>d_s is renewed (r + D) to 5086778475168; c_s is fully topped up</text:p>
          </table:table-cell>
          <table:table-cell table:number-columns-repeated="2"/>
        </table:table-row>
        <table:table-row table:style-name="ro1">
          <table:table-cell office:value-type="float" office:value="1061.527369">
            <text:p>1061.527369</text:p>
          </table:table-cell>
          <table:table-cell office:value-type="float" office:value="5086776475168">
            <text:p>5086776475168</text:p>
          </table:table-cell>
          <table:table-cell table:formula="of:=([.B1638]-[.B$2])/10^9" office:value-type="float" office:value="0.315954418">
            <text:p>0.315954</text:p>
          </table:table-cell>
          <table:table-cell table:formula="of:=[.C1638]-[.C1637]" office:value-type="float" office:value="0">
            <text:p>0.000000</text:p>
          </table:table-cell>
          <table:table-cell table:formula="of:=[.A1638]-[.A1637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527379">
            <text:p>1061.527379</text:p>
          </table:table-cell>
          <table:table-cell office:value-type="float" office:value="5086776487820">
            <text:p>5086776487820</text:p>
          </table:table-cell>
          <table:table-cell table:formula="of:=([.B1639]-[.B$2])/10^9" office:value-type="float" office:value="0.31596707">
            <text:p>0.315967</text:p>
          </table:table-cell>
          <table:table-cell table:formula="of:=[.C1639]-[.C1638]" office:value-type="float" office:value="0.0000126520000000019">
            <text:p>0.000013</text:p>
          </table:table-cell>
          <table:table-cell table:formula="of:=[.A1639]-[.A1638]" office:value-type="float" office:value="0.0000100000002021261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27386">
            <text:p>1061.527386</text:p>
          </table:table-cell>
          <table:table-cell office:value-type="float" office:value="5086776487820">
            <text:p>5086776487820</text:p>
          </table:table-cell>
          <table:table-cell table:formula="of:=([.B1640]-[.B$2])/10^9" office:value-type="float" office:value="0.31596707">
            <text:p>0.315967</text:p>
          </table:table-cell>
          <table:table-cell table:formula="of:=[.C1640]-[.C1639]" office:value-type="float" office:value="0">
            <text:p>0.000000</text:p>
          </table:table-cell>
          <table:table-cell table:formula="of:=[.A1640]-[.A1639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528295">
            <text:p>1061.528295</text:p>
          </table:table-cell>
          <table:table-cell office:value-type="float" office:value="5086777403379">
            <text:p>5086777403379</text:p>
          </table:table-cell>
          <table:table-cell table:formula="of:=([.B1641]-[.B$2])/10^9" office:value-type="float" office:value="0.316882629">
            <text:p>0.316883</text:p>
          </table:table-cell>
          <table:table-cell table:formula="of:=[.C1641]-[.C1640]" office:value-type="float" office:value="0.00091555900000001">
            <text:p>0.000916</text:p>
          </table:table-cell>
          <table:table-cell table:formula="of:=[.A1641]-[.A1640]" office:value-type="float" office:value="0.000909000000092419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28296">
            <text:p>1061.528296</text:p>
          </table:table-cell>
          <table:table-cell office:value-type="float" office:value="5086777403379">
            <text:p>5086777403379</text:p>
          </table:table-cell>
          <table:table-cell table:formula="of:=([.B1642]-[.B$2])/10^9" office:value-type="float" office:value="0.316882629">
            <text:p>0.316883</text:p>
          </table:table-cell>
          <table:table-cell table:formula="of:=[.C1642]-[.C1641]" office:value-type="float" office:value="0">
            <text:p>0.000000</text:p>
          </table:table-cell>
          <table:table-cell table:formula="of:=[.A1642]-[.A1641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28303">
            <text:p>1061.528303</text:p>
          </table:table-cell>
          <table:table-cell office:value-type="float" office:value="5086777403379">
            <text:p>5086777403379</text:p>
          </table:table-cell>
          <table:table-cell table:formula="of:=([.B1643]-[.B$2])/10^9" office:value-type="float" office:value="0.316882629">
            <text:p>0.316883</text:p>
          </table:table-cell>
          <table:table-cell table:formula="of:=[.C1643]-[.C1642]" office:value-type="float" office:value="0">
            <text:p>0.000000</text:p>
          </table:table-cell>
          <table:table-cell table:formula="of:=[.A1643]-[.A1642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530103">
            <text:p>1061.530103</text:p>
          </table:table-cell>
          <table:table-cell office:value-type="float" office:value="5086779210440">
            <text:p>5086779210440</text:p>
          </table:table-cell>
          <table:table-cell table:formula="of:=([.B1644]-[.B$2])/10^9" office:value-type="float" office:value="0.31868969">
            <text:p>0.318690</text:p>
          </table:table-cell>
          <table:table-cell table:formula="of:=[.C1644]-[.C1643]" office:value-type="float" office:value="0.001807061">
            <text:p>0.001807</text:p>
          </table:table-cell>
          <table:table-cell table:formula="of:=[.A1644]-[.A1643]" office:value-type="float" office:value="0.00180000000000291">
            <text:p>0.00180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30104">
            <text:p>1061.530104</text:p>
          </table:table-cell>
          <table:table-cell office:value-type="float" office:value="5086779210440">
            <text:p>5086779210440</text:p>
          </table:table-cell>
          <table:table-cell table:formula="of:=([.B1645]-[.B$2])/10^9" office:value-type="float" office:value="0.31868969">
            <text:p>0.318690</text:p>
          </table:table-cell>
          <table:table-cell table:formula="of:=[.C1645]-[.C1644]" office:value-type="float" office:value="0">
            <text:p>0.000000</text:p>
          </table:table-cell>
          <table:table-cell table:formula="of:=[.A1645]-[.A1644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31404">
            <text:p>1061.531404</text:p>
          </table:table-cell>
          <table:table-cell office:value-type="float" office:value="5086779787114">
            <text:p>5086779787114</text:p>
          </table:table-cell>
          <table:table-cell table:formula="of:=([.B1646]-[.B$2])/10^9" office:value-type="float" office:value="0.319266364">
            <text:p>0.319266</text:p>
          </table:table-cell>
          <table:table-cell table:formula="of:=[.C1646]-[.C1645]" office:value-type="float" office:value="0.000576673999999999">
            <text:p>0.000577</text:p>
          </table:table-cell>
          <table:table-cell table:formula="of:=[.A1646]-[.A1645]" office:value-type="float" office:value="0.00130000000012842">
            <text:p>0.00130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531406">
            <text:p>1061.531406</text:p>
          </table:table-cell>
          <table:table-cell office:value-type="float" office:value="5086780519928">
            <text:p>5086780519928</text:p>
          </table:table-cell>
          <table:table-cell table:formula="of:=([.B1647]-[.B$2])/10^9" office:value-type="float" office:value="0.319999178">
            <text:p>0.319999</text:p>
          </table:table-cell>
          <table:table-cell table:formula="of:=[.C1647]-[.C1646]" office:value-type="float" office:value="0.000732813999999971">
            <text:p>0.000733</text:p>
          </table:table-cell>
          <table:table-cell table:formula="of:=[.A1647]-[.A1646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531407">
            <text:p>1061.531407</text:p>
          </table:table-cell>
          <table:table-cell office:value-type="float" office:value="5086780519928">
            <text:p>5086780519928</text:p>
          </table:table-cell>
          <table:table-cell table:formula="of:=([.B1648]-[.B$2])/10^9" office:value-type="float" office:value="0.319999178">
            <text:p>0.319999</text:p>
          </table:table-cell>
          <table:table-cell table:formula="of:=[.C1648]-[.C1647]" office:value-type="float" office:value="0">
            <text:p>0.000000</text:p>
          </table:table-cell>
          <table:table-cell table:formula="of:=[.A1648]-[.A1647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5086787519928; c_s is fully topped up</text:p>
          </table:table-cell>
        </table:table-row>
        <table:table-row table:style-name="ro1">
          <table:table-cell office:value-type="float" office:value="1061.531411">
            <text:p>1061.531411</text:p>
          </table:table-cell>
          <table:table-cell office:value-type="float" office:value="5086780519928">
            <text:p>5086780519928</text:p>
          </table:table-cell>
          <table:table-cell table:formula="of:=([.B1649]-[.B$2])/10^9" office:value-type="float" office:value="0.319999178">
            <text:p>0.319999</text:p>
          </table:table-cell>
          <table:table-cell table:formula="of:=[.C1649]-[.C1648]" office:value-type="float" office:value="0">
            <text:p>0.000000</text:p>
          </table:table-cell>
          <table:table-cell table:formula="of:=[.A1649]-[.A1648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31413">
            <text:p>1061.531413</text:p>
          </table:table-cell>
          <table:table-cell office:value-type="float" office:value="5086780527056">
            <text:p>5086780527056</text:p>
          </table:table-cell>
          <table:table-cell table:formula="of:=([.B1650]-[.B$2])/10^9" office:value-type="float" office:value="0.320006306">
            <text:p>0.320006</text:p>
          </table:table-cell>
          <table:table-cell table:formula="of:=[.C1650]-[.C1649]" office:value-type="float" office:value="0.00000712800000002289">
            <text:p>0.000007</text:p>
          </table:table-cell>
          <table:table-cell table:formula="of:=[.A1650]-[.A164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31414">
            <text:p>1061.531414</text:p>
          </table:table-cell>
          <table:table-cell office:value-type="float" office:value="5086780527056">
            <text:p>5086780527056</text:p>
          </table:table-cell>
          <table:table-cell table:formula="of:=([.B1651]-[.B$2])/10^9" office:value-type="float" office:value="0.320006306">
            <text:p>0.320006</text:p>
          </table:table-cell>
          <table:table-cell table:formula="of:=[.C1651]-[.C1650]" office:value-type="float" office:value="0">
            <text:p>0.000000</text:p>
          </table:table-cell>
          <table:table-cell table:formula="of:=[.A1651]-[.A1650]" office:value-type="float" office:value="0.00000100000011116208">
            <text:p>0.000001</text:p>
          </table:table-cell>
          <table:table-cell office:value-type="string">
            <text:p>d_s is renewed (r + D) to 5086782527056; c_s is fully topped up</text:p>
          </table:table-cell>
          <table:table-cell table:number-columns-repeated="2"/>
        </table:table-row>
        <table:table-row table:style-name="ro1">
          <table:table-cell office:value-type="float" office:value="1061.531418">
            <text:p>1061.531418</text:p>
          </table:table-cell>
          <table:table-cell office:value-type="float" office:value="5086780527056">
            <text:p>5086780527056</text:p>
          </table:table-cell>
          <table:table-cell table:formula="of:=([.B1652]-[.B$2])/10^9" office:value-type="float" office:value="0.320006306">
            <text:p>0.320006</text:p>
          </table:table-cell>
          <table:table-cell table:formula="of:=[.C1652]-[.C1651]" office:value-type="float" office:value="0">
            <text:p>0.000000</text:p>
          </table:table-cell>
          <table:table-cell table:formula="of:=[.A1652]-[.A1651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3142">
            <text:p>1061.531420</text:p>
          </table:table-cell>
          <table:table-cell office:value-type="float" office:value="5086780534022">
            <text:p>5086780534022</text:p>
          </table:table-cell>
          <table:table-cell table:formula="of:=([.B1653]-[.B$2])/10^9" office:value-type="float" office:value="0.320013272">
            <text:p>0.320013</text:p>
          </table:table-cell>
          <table:table-cell table:formula="of:=[.C1653]-[.C1652]" office:value-type="float" office:value="0.00000696599999999714">
            <text:p>0.000007</text:p>
          </table:table-cell>
          <table:table-cell table:formula="of:=[.A1653]-[.A165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31421">
            <text:p>1061.531421</text:p>
          </table:table-cell>
          <table:table-cell office:value-type="float" office:value="5086780534022">
            <text:p>5086780534022</text:p>
          </table:table-cell>
          <table:table-cell table:formula="of:=([.B1654]-[.B$2])/10^9" office:value-type="float" office:value="0.320013272">
            <text:p>0.320013</text:p>
          </table:table-cell>
          <table:table-cell table:formula="of:=[.C1654]-[.C1653]" office:value-type="float" office:value="0">
            <text:p>0.000000</text:p>
          </table:table-cell>
          <table:table-cell table:formula="of:=[.A1654]-[.A1653]" office:value-type="float" office:value="0.000000999999883788405">
            <text:p>0.000001</text:p>
          </table:table-cell>
          <table:table-cell/>
          <table:table-cell office:value-type="string">
            <text:p>d_s is renewed (r + D) to 5086785534022; c_s is fully topped up</text:p>
          </table:table-cell>
          <table:table-cell/>
        </table:table-row>
        <table:table-row table:style-name="ro1">
          <table:table-cell office:value-type="float" office:value="1061.531459">
            <text:p>1061.531459</text:p>
          </table:table-cell>
          <table:table-cell office:value-type="float" office:value="5086780534022">
            <text:p>5086780534022</text:p>
          </table:table-cell>
          <table:table-cell table:formula="of:=([.B1655]-[.B$2])/10^9" office:value-type="float" office:value="0.320013272">
            <text:p>0.320013</text:p>
          </table:table-cell>
          <table:table-cell table:formula="of:=[.C1655]-[.C1654]" office:value-type="float" office:value="0">
            <text:p>0.000000</text:p>
          </table:table-cell>
          <table:table-cell table:formula="of:=[.A1655]-[.A1654]" office:value-type="float" office:value="0.0000380000001314329">
            <text:p>0.00003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061.532372">
            <text:p>1061.532372</text:p>
          </table:table-cell>
          <table:table-cell office:value-type="float" office:value="5086781485297">
            <text:p>5086781485297</text:p>
          </table:table-cell>
          <table:table-cell table:formula="of:=([.B1656]-[.B$2])/10^9" office:value-type="float" office:value="0.320964547">
            <text:p>0.320965</text:p>
          </table:table-cell>
          <table:table-cell table:formula="of:=[.C1656]-[.C1655]" office:value-type="float" office:value="0.000951274999999974">
            <text:p>0.000951</text:p>
          </table:table-cell>
          <table:table-cell table:formula="of:=[.A1656]-[.A1655]" office:value-type="float" office:value="0.000912999999854947">
            <text:p>0.00091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32373">
            <text:p>1061.532373</text:p>
          </table:table-cell>
          <table:table-cell office:value-type="float" office:value="5086781485297">
            <text:p>5086781485297</text:p>
          </table:table-cell>
          <table:table-cell table:formula="of:=([.B1657]-[.B$2])/10^9" office:value-type="float" office:value="0.320964547">
            <text:p>0.320965</text:p>
          </table:table-cell>
          <table:table-cell table:formula="of:=[.C1657]-[.C1656]" office:value-type="float" office:value="0">
            <text:p>0.000000</text:p>
          </table:table-cell>
          <table:table-cell table:formula="of:=[.A1657]-[.A1656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3238">
            <text:p>1061.532380</text:p>
          </table:table-cell>
          <table:table-cell office:value-type="float" office:value="5086781485297">
            <text:p>5086781485297</text:p>
          </table:table-cell>
          <table:table-cell table:formula="of:=([.B1658]-[.B$2])/10^9" office:value-type="float" office:value="0.320964547">
            <text:p>0.320965</text:p>
          </table:table-cell>
          <table:table-cell table:formula="of:=[.C1658]-[.C1657]" office:value-type="float" office:value="0">
            <text:p>0.000000</text:p>
          </table:table-cell>
          <table:table-cell table:formula="of:=[.A1658]-[.A1657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53429">
            <text:p>1061.534290</text:p>
          </table:table-cell>
          <table:table-cell office:value-type="float" office:value="5086783403485">
            <text:p>5086783403485</text:p>
          </table:table-cell>
          <table:table-cell table:formula="of:=([.B1659]-[.B$2])/10^9" office:value-type="float" office:value="0.322882735">
            <text:p>0.322883</text:p>
          </table:table-cell>
          <table:table-cell table:formula="of:=[.C1659]-[.C1658]" office:value-type="float" office:value="0.00191818799999999">
            <text:p>0.001918</text:p>
          </table:table-cell>
          <table:table-cell table:formula="of:=[.A1659]-[.A1658]" office:value-type="float" office:value="0.00190999999995256">
            <text:p>0.00191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34291">
            <text:p>1061.534291</text:p>
          </table:table-cell>
          <table:table-cell office:value-type="float" office:value="5086783403485">
            <text:p>5086783403485</text:p>
          </table:table-cell>
          <table:table-cell table:formula="of:=([.B1660]-[.B$2])/10^9" office:value-type="float" office:value="0.322882735">
            <text:p>0.322883</text:p>
          </table:table-cell>
          <table:table-cell table:formula="of:=[.C1660]-[.C1659]" office:value-type="float" office:value="0">
            <text:p>0.000000</text:p>
          </table:table-cell>
          <table:table-cell table:formula="of:=[.A1660]-[.A1659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34296">
            <text:p>1061.534296</text:p>
          </table:table-cell>
          <table:table-cell office:value-type="float" office:value="5086783403485">
            <text:p>5086783403485</text:p>
          </table:table-cell>
          <table:table-cell table:formula="of:=([.B1661]-[.B$2])/10^9" office:value-type="float" office:value="0.322882735">
            <text:p>0.322883</text:p>
          </table:table-cell>
          <table:table-cell table:formula="of:=[.C1661]-[.C1660]" office:value-type="float" office:value="0">
            <text:p>0.000000</text:p>
          </table:table-cell>
          <table:table-cell table:formula="of:=[.A1661]-[.A1660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535356">
            <text:p>1061.535356</text:p>
          </table:table-cell>
          <table:table-cell office:value-type="float" office:value="5086784014658">
            <text:p>5086784014658</text:p>
          </table:table-cell>
          <table:table-cell table:formula="of:=([.B1662]-[.B$2])/10^9" office:value-type="float" office:value="0.323493908">
            <text:p>0.323494</text:p>
          </table:table-cell>
          <table:table-cell table:formula="of:=[.C1662]-[.C1661]" office:value-type="float" office:value="0.00061117300000002">
            <text:p>0.000611</text:p>
          </table:table-cell>
          <table:table-cell table:formula="of:=[.A1662]-[.A1661]" office:value-type="float" office:value="0.00106000000005224">
            <text:p>0.00106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35358">
            <text:p>1061.535358</text:p>
          </table:table-cell>
          <table:table-cell office:value-type="float" office:value="5086784475352">
            <text:p>5086784475352</text:p>
          </table:table-cell>
          <table:table-cell table:formula="of:=([.B1663]-[.B$2])/10^9" office:value-type="float" office:value="0.323954602">
            <text:p>0.323955</text:p>
          </table:table-cell>
          <table:table-cell table:formula="of:=[.C1663]-[.C1662]" office:value-type="float" office:value="0.000460693999999984">
            <text:p>0.000461</text:p>
          </table:table-cell>
          <table:table-cell table:formula="of:=[.A1663]-[.A166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35358">
            <text:p>1061.535358</text:p>
          </table:table-cell>
          <table:table-cell office:value-type="float" office:value="5086784475352">
            <text:p>5086784475352</text:p>
          </table:table-cell>
          <table:table-cell table:formula="of:=([.B1664]-[.B$2])/10^9" office:value-type="float" office:value="0.323954602">
            <text:p>0.323955</text:p>
          </table:table-cell>
          <table:table-cell table:formula="of:=[.C1664]-[.C1663]" office:value-type="float" office:value="0">
            <text:p>0.000000</text:p>
          </table:table-cell>
          <table:table-cell table:formula="of:=[.A1664]-[.A1663]" office:value-type="float" office:value="0">
            <text:p>0.000000</text:p>
          </table:table-cell>
          <table:table-cell office:value-type="string">
            <text:p>d_s is renewed (r + D) to 5086786475352; c_s is fully topped up</text:p>
          </table:table-cell>
          <table:table-cell table:number-columns-repeated="2"/>
        </table:table-row>
        <table:table-row table:style-name="ro1">
          <table:table-cell office:value-type="float" office:value="1061.53536">
            <text:p>1061.535360</text:p>
          </table:table-cell>
          <table:table-cell office:value-type="float" office:value="5086784475352">
            <text:p>5086784475352</text:p>
          </table:table-cell>
          <table:table-cell table:formula="of:=([.B1665]-[.B$2])/10^9" office:value-type="float" office:value="0.323954602">
            <text:p>0.323955</text:p>
          </table:table-cell>
          <table:table-cell table:formula="of:=[.C1665]-[.C1664]" office:value-type="float" office:value="0">
            <text:p>0.000000</text:p>
          </table:table-cell>
          <table:table-cell table:formula="of:=[.A1665]-[.A1664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535375">
            <text:p>1061.535375</text:p>
          </table:table-cell>
          <table:table-cell office:value-type="float" office:value="5086784492052">
            <text:p>5086784492052</text:p>
          </table:table-cell>
          <table:table-cell table:formula="of:=([.B1666]-[.B$2])/10^9" office:value-type="float" office:value="0.323971302">
            <text:p>0.323971</text:p>
          </table:table-cell>
          <table:table-cell table:formula="of:=[.C1666]-[.C1665]" office:value-type="float" office:value="0.0000167000000000361">
            <text:p>0.000017</text:p>
          </table:table-cell>
          <table:table-cell table:formula="of:=[.A1666]-[.A1665]" office:value-type="float" office:value="0.0000149999998484418">
            <text:p>0.00001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35381">
            <text:p>1061.535381</text:p>
          </table:table-cell>
          <table:table-cell office:value-type="float" office:value="5086784492052">
            <text:p>5086784492052</text:p>
          </table:table-cell>
          <table:table-cell table:formula="of:=([.B1667]-[.B$2])/10^9" office:value-type="float" office:value="0.323971302">
            <text:p>0.323971</text:p>
          </table:table-cell>
          <table:table-cell table:formula="of:=[.C1667]-[.C1666]" office:value-type="float" office:value="0">
            <text:p>0.000000</text:p>
          </table:table-cell>
          <table:table-cell table:formula="of:=[.A1667]-[.A1666]" office:value-type="float" office:value="0.00000599999998485146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536299">
            <text:p>1061.536299</text:p>
          </table:table-cell>
          <table:table-cell office:value-type="float" office:value="5086785415783">
            <text:p>5086785415783</text:p>
          </table:table-cell>
          <table:table-cell table:formula="of:=([.B1668]-[.B$2])/10^9" office:value-type="float" office:value="0.324895033">
            <text:p>0.324895</text:p>
          </table:table-cell>
          <table:table-cell table:formula="of:=[.C1668]-[.C1667]" office:value-type="float" office:value="0.000923730999999983">
            <text:p>0.000924</text:p>
          </table:table-cell>
          <table:table-cell table:formula="of:=[.A1668]-[.A1667]" office:value-type="float" office:value="0.000918000000183383">
            <text:p>0.00091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363">
            <text:p>1061.536300</text:p>
          </table:table-cell>
          <table:table-cell office:value-type="float" office:value="5086785415783">
            <text:p>5086785415783</text:p>
          </table:table-cell>
          <table:table-cell table:formula="of:=([.B1669]-[.B$2])/10^9" office:value-type="float" office:value="0.324895033">
            <text:p>0.324895</text:p>
          </table:table-cell>
          <table:table-cell table:formula="of:=[.C1669]-[.C1668]" office:value-type="float" office:value="0">
            <text:p>0.000000</text:p>
          </table:table-cell>
          <table:table-cell table:formula="of:=[.A1669]-[.A1668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36305">
            <text:p>1061.536305</text:p>
          </table:table-cell>
          <table:table-cell office:value-type="float" office:value="5086785415783">
            <text:p>5086785415783</text:p>
          </table:table-cell>
          <table:table-cell table:formula="of:=([.B1670]-[.B$2])/10^9" office:value-type="float" office:value="0.324895033">
            <text:p>0.324895</text:p>
          </table:table-cell>
          <table:table-cell table:formula="of:=[.C1670]-[.C1669]" office:value-type="float" office:value="0">
            <text:p>0.000000</text:p>
          </table:table-cell>
          <table:table-cell table:formula="of:=[.A1670]-[.A1669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536354">
            <text:p>1061.536354</text:p>
          </table:table-cell>
          <table:table-cell office:value-type="float" office:value="5086785415783">
            <text:p>5086785415783</text:p>
          </table:table-cell>
          <table:table-cell table:formula="of:=([.B1671]-[.B$2])/10^9" office:value-type="float" office:value="0.324895033">
            <text:p>0.324895</text:p>
          </table:table-cell>
          <table:table-cell table:formula="of:=[.C1671]-[.C1670]" office:value-type="float" office:value="0">
            <text:p>0.000000</text:p>
          </table:table-cell>
          <table:table-cell table:formula="of:=[.A1671]-[.A1670]" office:value-type="float" office:value="0.0000489999999899737">
            <text:p>0.00004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36356">
            <text:p>1061.536356</text:p>
          </table:table-cell>
          <table:table-cell office:value-type="float" office:value="5086785473772">
            <text:p>5086785473772</text:p>
          </table:table-cell>
          <table:table-cell table:formula="of:=([.B1672]-[.B$2])/10^9" office:value-type="float" office:value="0.324953022">
            <text:p>0.324953</text:p>
          </table:table-cell>
          <table:table-cell table:formula="of:=[.C1672]-[.C1671]" office:value-type="float" office:value="0.0000579889999999805">
            <text:p>0.000058</text:p>
          </table:table-cell>
          <table:table-cell table:formula="of:=[.A1672]-[.A167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36357">
            <text:p>1061.536357</text:p>
          </table:table-cell>
          <table:table-cell office:value-type="float" office:value="5086785473772">
            <text:p>5086785473772</text:p>
          </table:table-cell>
          <table:table-cell table:formula="of:=([.B1673]-[.B$2])/10^9" office:value-type="float" office:value="0.324953022">
            <text:p>0.324953</text:p>
          </table:table-cell>
          <table:table-cell table:formula="of:=[.C1673]-[.C1672]" office:value-type="float" office:value="0">
            <text:p>0.000000</text:p>
          </table:table-cell>
          <table:table-cell table:formula="of:=[.A1673]-[.A1672]" office:value-type="float" office:value="0.000000999999883788405">
            <text:p>0.000001</text:p>
          </table:table-cell>
          <table:table-cell/>
          <table:table-cell office:value-type="string">
            <text:p>81812 / 60250 &gt; 2000000 / 5000000</text:p>
          </table:table-cell>
          <table:table-cell/>
        </table:table-row>
        <table:table-row table:style-name="ro1">
          <table:table-cell office:value-type="float" office:value="1061.536358">
            <text:p>1061.536358</text:p>
          </table:table-cell>
          <table:table-cell office:value-type="float" office:value="5086785473772">
            <text:p>5086785473772</text:p>
          </table:table-cell>
          <table:table-cell table:formula="of:=([.B1674]-[.B$2])/10^9" office:value-type="float" office:value="0.324953022">
            <text:p>0.324953</text:p>
          </table:table-cell>
          <table:table-cell table:formula="of:=[.C1674]-[.C1673]" office:value-type="float" office:value="0">
            <text:p>0.000000</text:p>
          </table:table-cell>
          <table:table-cell table:formula="of:=[.A1674]-[.A1673]" office:value-type="float" office:value="0.00000100000011116208">
            <text:p>0.000001</text:p>
          </table:table-cell>
          <table:table-cell/>
          <table:table-cell office:value-type="string">
            <text:p>d_s is renewed (r + D) to 5086790473772; c_s is fully topped up</text:p>
          </table:table-cell>
          <table:table-cell/>
        </table:table-row>
        <table:table-row table:style-name="ro1">
          <table:table-cell office:value-type="float" office:value="1061.538218">
            <text:p>1061.538218</text:p>
          </table:table-cell>
          <table:table-cell office:value-type="float" office:value="5086787334421">
            <text:p>5086787334421</text:p>
          </table:table-cell>
          <table:table-cell table:formula="of:=([.B1675]-[.B$2])/10^9" office:value-type="float" office:value="0.326813671">
            <text:p>0.326814</text:p>
          </table:table-cell>
          <table:table-cell table:formula="of:=[.C1675]-[.C1674]" office:value-type="float" office:value="0.00186064899999999">
            <text:p>0.001861</text:p>
          </table:table-cell>
          <table:table-cell table:formula="of:=[.A1675]-[.A1674]" office:value-type="float" office:value="0.00185999999985143">
            <text:p>0.001860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61.538219">
            <text:p>1061.538219</text:p>
          </table:table-cell>
          <table:table-cell office:value-type="float" office:value="5086787334421">
            <text:p>5086787334421</text:p>
          </table:table-cell>
          <table:table-cell table:formula="of:=([.B1676]-[.B$2])/10^9" office:value-type="float" office:value="0.326813671">
            <text:p>0.326814</text:p>
          </table:table-cell>
          <table:table-cell table:formula="of:=[.C1676]-[.C1675]" office:value-type="float" office:value="0">
            <text:p>0.000000</text:p>
          </table:table-cell>
          <table:table-cell table:formula="of:=[.A1676]-[.A1675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5086787334421-5086785415783=1918638</text:p>
          </table:table-cell>
        </table:table-row>
        <table:table-row table:style-name="ro1">
          <table:table-cell office:value-type="float" office:value="1061.538232">
            <text:p>1061.538232</text:p>
          </table:table-cell>
          <table:table-cell office:value-type="float" office:value="5086787349157">
            <text:p>5086787349157</text:p>
          </table:table-cell>
          <table:table-cell table:formula="of:=([.B1677]-[.B$2])/10^9" office:value-type="float" office:value="0.326828407">
            <text:p>0.326828</text:p>
          </table:table-cell>
          <table:table-cell table:formula="of:=[.C1677]-[.C1676]" office:value-type="float" office:value="0.0000147360000000152">
            <text:p>0.000015</text:p>
          </table:table-cell>
          <table:table-cell table:formula="of:=[.A1677]-[.A1676]" office:value-type="float" office:value="0.000013000000080865">
            <text:p>0.00001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38236">
            <text:p>1061.538236</text:p>
          </table:table-cell>
          <table:table-cell office:value-type="float" office:value="5086787349157">
            <text:p>5086787349157</text:p>
          </table:table-cell>
          <table:table-cell table:formula="of:=([.B1678]-[.B$2])/10^9" office:value-type="float" office:value="0.326828407">
            <text:p>0.326828</text:p>
          </table:table-cell>
          <table:table-cell table:formula="of:=[.C1678]-[.C1677]" office:value-type="float" office:value="0">
            <text:p>0.000000</text:p>
          </table:table-cell>
          <table:table-cell table:formula="of:=[.A1678]-[.A1677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538411">
            <text:p>1061.538411</text:p>
          </table:table-cell>
          <table:table-cell office:value-type="float" office:value="5086787349157">
            <text:p>5086787349157</text:p>
          </table:table-cell>
          <table:table-cell table:formula="of:=([.B1679]-[.B$2])/10^9" office:value-type="float" office:value="0.326828407">
            <text:p>0.326828</text:p>
          </table:table-cell>
          <table:table-cell table:formula="of:=[.C1679]-[.C1678]" office:value-type="float" office:value="0">
            <text:p>0.000000</text:p>
          </table:table-cell>
          <table:table-cell table:formula="of:=[.A1679]-[.A1678]" office:value-type="float" office:value="0.000174999999899228">
            <text:p>0.000175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61.538411">
            <text:p>1061.538411</text:p>
          </table:table-cell>
          <table:table-cell office:value-type="float" office:value="5086787349157">
            <text:p>5086787349157</text:p>
          </table:table-cell>
          <table:table-cell table:formula="of:=([.B1680]-[.B$2])/10^9" office:value-type="float" office:value="0.326828407">
            <text:p>0.326828</text:p>
          </table:table-cell>
          <table:table-cell table:formula="of:=[.C1680]-[.C1679]" office:value-type="float" office:value="0">
            <text:p>0.000000</text:p>
          </table:table-cell>
          <table:table-cell table:formula="of:=[.A1680]-[.A1679]" office:value-type="float" office:value="0">
            <text:p>0.000000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538413">
            <text:p>1061.538413</text:p>
          </table:table-cell>
          <table:table-cell office:value-type="float" office:value="5086787349157">
            <text:p>5086787349157</text:p>
          </table:table-cell>
          <table:table-cell table:formula="of:=([.B1681]-[.B$2])/10^9" office:value-type="float" office:value="0.326828407">
            <text:p>0.326828</text:p>
          </table:table-cell>
          <table:table-cell table:formula="of:=[.C1681]-[.C1680]" office:value-type="float" office:value="0">
            <text:p>0.000000</text:p>
          </table:table-cell>
          <table:table-cell table:formula="of:=[.A1681]-[.A1680]" office:value-type="float" office:value="0.00000199999999495049">
            <text:p>0.000002</text:p>
          </table:table-cell>
          <table:table-cell table:number-columns-repeated="2"/>
          <table:table-cell office:value-type="string">
            <text:p>postpones its deadline to 5086794519928; c_s is topped up to 2992795</text:p>
          </table:table-cell>
        </table:table-row>
        <table:table-row table:style-name="ro1">
          <table:table-cell office:value-type="float" office:value="1061.539351">
            <text:p>1061.539351</text:p>
          </table:table-cell>
          <table:table-cell office:value-type="float" office:value="5086788015315">
            <text:p>5086788015315</text:p>
          </table:table-cell>
          <table:table-cell table:formula="of:=([.B1682]-[.B$2])/10^9" office:value-type="float" office:value="0.327494565">
            <text:p>0.327495</text:p>
          </table:table-cell>
          <table:table-cell table:formula="of:=[.C1682]-[.C1681]" office:value-type="float" office:value="0.000666158000000028">
            <text:p>0.000666</text:p>
          </table:table-cell>
          <table:table-cell table:formula="of:=[.A1682]-[.A1681]" office:value-type="float" office:value="0.000937999999905514">
            <text:p>0.00093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39353">
            <text:p>1061.539353</text:p>
          </table:table-cell>
          <table:table-cell office:value-type="float" office:value="5086788475205">
            <text:p>5086788475205</text:p>
          </table:table-cell>
          <table:table-cell table:formula="of:=([.B1683]-[.B$2])/10^9" office:value-type="float" office:value="0.327954455">
            <text:p>0.327954</text:p>
          </table:table-cell>
          <table:table-cell table:formula="of:=[.C1683]-[.C1682]" office:value-type="float" office:value="0.000459889999999963">
            <text:p>0.000460</text:p>
          </table:table-cell>
          <table:table-cell table:formula="of:=[.A1683]-[.A168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39354">
            <text:p>1061.539354</text:p>
          </table:table-cell>
          <table:table-cell office:value-type="float" office:value="5086788475205">
            <text:p>5086788475205</text:p>
          </table:table-cell>
          <table:table-cell table:formula="of:=([.B1684]-[.B$2])/10^9" office:value-type="float" office:value="0.327954455">
            <text:p>0.327954</text:p>
          </table:table-cell>
          <table:table-cell table:formula="of:=[.C1684]-[.C1683]" office:value-type="float" office:value="0">
            <text:p>0.000000</text:p>
          </table:table-cell>
          <table:table-cell table:formula="of:=[.A1684]-[.A1683]" office:value-type="float" office:value="0.00000100000011116208">
            <text:p>0.000001</text:p>
          </table:table-cell>
          <table:table-cell office:value-type="string">
            <text:p>d_s is renewed (r + D) to 5086790475205; c_s is fully topped up</text:p>
          </table:table-cell>
          <table:table-cell table:number-columns-repeated="2"/>
        </table:table-row>
        <table:table-row table:style-name="ro1">
          <table:table-cell office:value-type="float" office:value="1061.540206">
            <text:p>1061.540206</text:p>
          </table:table-cell>
          <table:table-cell office:value-type="float" office:value="5086789328030">
            <text:p>5086789328030</text:p>
          </table:table-cell>
          <table:table-cell table:formula="of:=([.B1685]-[.B$2])/10^9" office:value-type="float" office:value="0.32880728">
            <text:p>0.328807</text:p>
          </table:table-cell>
          <table:table-cell table:formula="of:=[.C1685]-[.C1684]" office:value-type="float" office:value="0.000852825000000001">
            <text:p>0.000853</text:p>
          </table:table-cell>
          <table:table-cell table:formula="of:=[.A1685]-[.A1684]" office:value-type="float" office:value="0.00085199999989527">
            <text:p>0.00085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40207">
            <text:p>1061.540207</text:p>
          </table:table-cell>
          <table:table-cell office:value-type="float" office:value="5086789328030">
            <text:p>5086789328030</text:p>
          </table:table-cell>
          <table:table-cell table:formula="of:=([.B1686]-[.B$2])/10^9" office:value-type="float" office:value="0.32880728">
            <text:p>0.328807</text:p>
          </table:table-cell>
          <table:table-cell table:formula="of:=[.C1686]-[.C1685]" office:value-type="float" office:value="0">
            <text:p>0.000000</text:p>
          </table:table-cell>
          <table:table-cell table:formula="of:=[.A1686]-[.A1685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40214">
            <text:p>1061.540214</text:p>
          </table:table-cell>
          <table:table-cell office:value-type="float" office:value="5086789328030">
            <text:p>5086789328030</text:p>
          </table:table-cell>
          <table:table-cell table:formula="of:=([.B1687]-[.B$2])/10^9" office:value-type="float" office:value="0.32880728">
            <text:p>0.328807</text:p>
          </table:table-cell>
          <table:table-cell table:formula="of:=[.C1687]-[.C1686]" office:value-type="float" office:value="0">
            <text:p>0.000000</text:p>
          </table:table-cell>
          <table:table-cell table:formula="of:=[.A1687]-[.A1686]" office:value-type="float" office:value="0.00000700000009601354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541123">
            <text:p>1061.541123</text:p>
          </table:table-cell>
          <table:table-cell office:value-type="float" office:value="5086790244832">
            <text:p>5086790244832</text:p>
          </table:table-cell>
          <table:table-cell table:formula="of:=([.B1688]-[.B$2])/10^9" office:value-type="float" office:value="0.329724082">
            <text:p>0.329724</text:p>
          </table:table-cell>
          <table:table-cell table:formula="of:=[.C1688]-[.C1687]" office:value-type="float" office:value="0.000916801999999994">
            <text:p>0.000917</text:p>
          </table:table-cell>
          <table:table-cell table:formula="of:=[.A1688]-[.A1687]" office:value-type="float" office:value="0.000908999999865046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41124">
            <text:p>1061.541124</text:p>
          </table:table-cell>
          <table:table-cell office:value-type="float" office:value="5086790244832">
            <text:p>5086790244832</text:p>
          </table:table-cell>
          <table:table-cell table:formula="of:=([.B1689]-[.B$2])/10^9" office:value-type="float" office:value="0.329724082">
            <text:p>0.329724</text:p>
          </table:table-cell>
          <table:table-cell table:formula="of:=[.C1689]-[.C1688]" office:value-type="float" office:value="0">
            <text:p>0.000000</text:p>
          </table:table-cell>
          <table:table-cell table:formula="of:=[.A1689]-[.A1688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41129">
            <text:p>1061.541129</text:p>
          </table:table-cell>
          <table:table-cell office:value-type="float" office:value="5086790244832">
            <text:p>5086790244832</text:p>
          </table:table-cell>
          <table:table-cell table:formula="of:=([.B1690]-[.B$2])/10^9" office:value-type="float" office:value="0.329724082">
            <text:p>0.329724</text:p>
          </table:table-cell>
          <table:table-cell table:formula="of:=[.C1690]-[.C1689]" office:value-type="float" office:value="0">
            <text:p>0.000000</text:p>
          </table:table-cell>
          <table:table-cell table:formula="of:=[.A1690]-[.A1689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541139">
            <text:p>1061.541139</text:p>
          </table:table-cell>
          <table:table-cell office:value-type="float" office:value="5086790260619">
            <text:p>5086790260619</text:p>
          </table:table-cell>
          <table:table-cell table:formula="of:=([.B1691]-[.B$2])/10^9" office:value-type="float" office:value="0.329739869">
            <text:p>0.329740</text:p>
          </table:table-cell>
          <table:table-cell table:formula="of:=[.C1691]-[.C1690]" office:value-type="float" office:value="0.0000157870000000448">
            <text:p>0.000016</text:p>
          </table:table-cell>
          <table:table-cell table:formula="of:=[.A1691]-[.A1690]" office:value-type="float" office:value="0.00000999999997475243">
            <text:p>0.00001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54114">
            <text:p>1061.541140</text:p>
          </table:table-cell>
          <table:table-cell office:value-type="float" office:value="5086790260619">
            <text:p>5086790260619</text:p>
          </table:table-cell>
          <table:table-cell table:formula="of:=([.B1692]-[.B$2])/10^9" office:value-type="float" office:value="0.329739869">
            <text:p>0.329740</text:p>
          </table:table-cell>
          <table:table-cell table:formula="of:=[.C1692]-[.C1691]" office:value-type="float" office:value="0">
            <text:p>0.000000</text:p>
          </table:table-cell>
          <table:table-cell table:formula="of:=[.A1692]-[.A1691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41368">
            <text:p>1061.541368</text:p>
          </table:table-cell>
          <table:table-cell office:value-type="float" office:value="5086790412362">
            <text:p>5086790412362</text:p>
          </table:table-cell>
          <table:table-cell table:formula="of:=([.B1693]-[.B$2])/10^9" office:value-type="float" office:value="0.329891612">
            <text:p>0.329892</text:p>
          </table:table-cell>
          <table:table-cell table:formula="of:=[.C1693]-[.C1692]" office:value-type="float" office:value="0.000151742999999982">
            <text:p>0.000152</text:p>
          </table:table-cell>
          <table:table-cell table:formula="of:=[.A1693]-[.A1692]" office:value-type="float" office:value="0.000227999999879103">
            <text:p>0.00022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4137">
            <text:p>1061.541370</text:p>
          </table:table-cell>
          <table:table-cell office:value-type="float" office:value="5086790494608">
            <text:p>5086790494608</text:p>
          </table:table-cell>
          <table:table-cell table:formula="of:=([.B1694]-[.B$2])/10^9" office:value-type="float" office:value="0.329973858">
            <text:p>0.329974</text:p>
          </table:table-cell>
          <table:table-cell table:formula="of:=[.C1694]-[.C1693]" office:value-type="float" office:value="0.000082246000000008">
            <text:p>0.000082</text:p>
          </table:table-cell>
          <table:table-cell table:formula="of:=[.A1694]-[.A169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41371">
            <text:p>1061.541371</text:p>
          </table:table-cell>
          <table:table-cell office:value-type="float" office:value="5086790494608">
            <text:p>5086790494608</text:p>
          </table:table-cell>
          <table:table-cell table:formula="of:=([.B1695]-[.B$2])/10^9" office:value-type="float" office:value="0.329973858">
            <text:p>0.329974</text:p>
          </table:table-cell>
          <table:table-cell table:formula="of:=[.C1695]-[.C1694]" office:value-type="float" office:value="0">
            <text:p>0.000000</text:p>
          </table:table-cell>
          <table:table-cell table:formula="of:=[.A1695]-[.A1694]" office:value-type="float" office:value="0.00000100000011116208">
            <text:p>0.000001</text:p>
          </table:table-cell>
          <table:table-cell/>
          <table:table-cell office:value-type="string">
            <text:p>d_s is renewed (r + D) to 5086795494608; c_s is fully topped up</text:p>
          </table:table-cell>
          <table:table-cell/>
        </table:table-row>
        <table:table-row table:style-name="ro1">
          <table:table-cell office:value-type="float" office:value="1061.541374">
            <text:p>1061.541374</text:p>
          </table:table-cell>
          <table:table-cell office:value-type="float" office:value="5086790494608">
            <text:p>5086790494608</text:p>
          </table:table-cell>
          <table:table-cell table:formula="of:=([.B1696]-[.B$2])/10^9" office:value-type="float" office:value="0.329973858">
            <text:p>0.329974</text:p>
          </table:table-cell>
          <table:table-cell table:formula="of:=[.C1696]-[.C1695]" office:value-type="float" office:value="0">
            <text:p>0.000000</text:p>
          </table:table-cell>
          <table:table-cell table:formula="of:=[.A1696]-[.A1695]" office:value-type="float" office:value="0.00000299999987873889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541376">
            <text:p>1061.541376</text:p>
          </table:table-cell>
          <table:table-cell office:value-type="float" office:value="5086790501051">
            <text:p>5086790501051</text:p>
          </table:table-cell>
          <table:table-cell table:formula="of:=([.B1697]-[.B$2])/10^9" office:value-type="float" office:value="0.329980301">
            <text:p>0.329980</text:p>
          </table:table-cell>
          <table:table-cell table:formula="of:=[.C1697]-[.C1696]" office:value-type="float" office:value="0.00000644299999996711">
            <text:p>0.000006</text:p>
          </table:table-cell>
          <table:table-cell table:formula="of:=[.A1697]-[.A1696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541377">
            <text:p>1061.541377</text:p>
          </table:table-cell>
          <table:table-cell office:value-type="float" office:value="5086790501051">
            <text:p>5086790501051</text:p>
          </table:table-cell>
          <table:table-cell table:formula="of:=([.B1698]-[.B$2])/10^9" office:value-type="float" office:value="0.329980301">
            <text:p>0.329980</text:p>
          </table:table-cell>
          <table:table-cell table:formula="of:=[.C1698]-[.C1697]" office:value-type="float" office:value="0">
            <text:p>0.000000</text:p>
          </table:table-cell>
          <table:table-cell table:formula="of:=[.A1698]-[.A1697]" office:value-type="float" office:value="0.00000100000011116208">
            <text:p>0.000001</text:p>
          </table:table-cell>
          <table:table-cell table:number-columns-repeated="2"/>
          <table:table-cell office:value-type="string">
            <text:p>2977008 / 4018877 &gt; 3000000 / 7000000</text:p>
          </table:table-cell>
        </table:table-row>
        <table:table-row table:style-name="ro1">
          <table:table-cell office:value-type="float" office:value="1061.541378">
            <text:p>1061.541378</text:p>
          </table:table-cell>
          <table:table-cell office:value-type="float" office:value="5086790501051">
            <text:p>5086790501051</text:p>
          </table:table-cell>
          <table:table-cell table:formula="of:=([.B1699]-[.B$2])/10^9" office:value-type="float" office:value="0.329980301">
            <text:p>0.329980</text:p>
          </table:table-cell>
          <table:table-cell table:formula="of:=[.C1699]-[.C1698]" office:value-type="float" office:value="0">
            <text:p>0.000000</text:p>
          </table:table-cell>
          <table:table-cell table:formula="of:=[.A1699]-[.A1698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5086797501051; c_s is fully topped up</text:p>
          </table:table-cell>
        </table:table-row>
        <table:table-row table:style-name="ro1">
          <table:table-cell office:value-type="float" office:value="1061.541404">
            <text:p>1061.541404</text:p>
          </table:table-cell>
          <table:table-cell office:value-type="float" office:value="5086790501051">
            <text:p>5086790501051</text:p>
          </table:table-cell>
          <table:table-cell table:formula="of:=([.B1700]-[.B$2])/10^9" office:value-type="float" office:value="0.329980301">
            <text:p>0.329980</text:p>
          </table:table-cell>
          <table:table-cell table:formula="of:=[.C1700]-[.C1699]" office:value-type="float" office:value="0">
            <text:p>0.000000</text:p>
          </table:table-cell>
          <table:table-cell table:formula="of:=[.A1700]-[.A1699]" office:value-type="float" office:value="0.00002600000016173">
            <text:p>0.000026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061.543341">
            <text:p>1061.543341</text:p>
          </table:table-cell>
          <table:table-cell office:value-type="float" office:value="5086792466634">
            <text:p>5086792466634</text:p>
          </table:table-cell>
          <table:table-cell table:formula="of:=([.B1701]-[.B$2])/10^9" office:value-type="float" office:value="0.331945884">
            <text:p>0.331946</text:p>
          </table:table-cell>
          <table:table-cell table:formula="of:=[.C1701]-[.C1700]" office:value-type="float" office:value="0.00196558300000005">
            <text:p>0.001966</text:p>
          </table:table-cell>
          <table:table-cell table:formula="of:=[.A1701]-[.A1700]" office:value-type="float" office:value="0.00193699999999808">
            <text:p>0.00193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43342">
            <text:p>1061.543342</text:p>
          </table:table-cell>
          <table:table-cell office:value-type="float" office:value="5086792466634">
            <text:p>5086792466634</text:p>
          </table:table-cell>
          <table:table-cell table:formula="of:=([.B1702]-[.B$2])/10^9" office:value-type="float" office:value="0.331945884">
            <text:p>0.331946</text:p>
          </table:table-cell>
          <table:table-cell table:formula="of:=[.C1702]-[.C1701]" office:value-type="float" office:value="0">
            <text:p>0.000000</text:p>
          </table:table-cell>
          <table:table-cell table:formula="of:=[.A1702]-[.A1701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43347">
            <text:p>1061.543347</text:p>
          </table:table-cell>
          <table:table-cell office:value-type="float" office:value="5086792466634">
            <text:p>5086792466634</text:p>
          </table:table-cell>
          <table:table-cell table:formula="of:=([.B1703]-[.B$2])/10^9" office:value-type="float" office:value="0.331945884">
            <text:p>0.331946</text:p>
          </table:table-cell>
          <table:table-cell table:formula="of:=[.C1703]-[.C1702]" office:value-type="float" office:value="0">
            <text:p>0.000000</text:p>
          </table:table-cell>
          <table:table-cell table:formula="of:=[.A1703]-[.A1702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543355">
            <text:p>1061.543355</text:p>
          </table:table-cell>
          <table:table-cell office:value-type="float" office:value="5086792466634">
            <text:p>5086792466634</text:p>
          </table:table-cell>
          <table:table-cell table:formula="of:=([.B1704]-[.B$2])/10^9" office:value-type="float" office:value="0.331945884">
            <text:p>0.331946</text:p>
          </table:table-cell>
          <table:table-cell table:formula="of:=[.C1704]-[.C1703]" office:value-type="float" office:value="0">
            <text:p>0.000000</text:p>
          </table:table-cell>
          <table:table-cell table:formula="of:=[.A1704]-[.A1703]" office:value-type="float" office:value="0.00000799999997980194">
            <text:p>0.00000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43358">
            <text:p>1061.543358</text:p>
          </table:table-cell>
          <table:table-cell office:value-type="float" office:value="5086792484030">
            <text:p>5086792484030</text:p>
          </table:table-cell>
          <table:table-cell table:formula="of:=([.B1705]-[.B$2])/10^9" office:value-type="float" office:value="0.33196328">
            <text:p>0.331963</text:p>
          </table:table-cell>
          <table:table-cell table:formula="of:=[.C1705]-[.C1704]" office:value-type="float" office:value="0.0000173960000000029">
            <text:p>0.000017</text:p>
          </table:table-cell>
          <table:table-cell table:formula="of:=[.A1705]-[.A1704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43358">
            <text:p>1061.543358</text:p>
          </table:table-cell>
          <table:table-cell office:value-type="float" office:value="5086792484030">
            <text:p>5086792484030</text:p>
          </table:table-cell>
          <table:table-cell table:formula="of:=([.B1706]-[.B$2])/10^9" office:value-type="float" office:value="0.33196328">
            <text:p>0.331963</text:p>
          </table:table-cell>
          <table:table-cell table:formula="of:=[.C1706]-[.C1705]" office:value-type="float" office:value="0">
            <text:p>0.000000</text:p>
          </table:table-cell>
          <table:table-cell table:formula="of:=[.A1706]-[.A1705]" office:value-type="float" office:value="0">
            <text:p>0.000000</text:p>
          </table:table-cell>
          <table:table-cell office:value-type="string">
            <text:p>d_s is renewed (r + D) to 5086794484030; c_s is fully topped up</text:p>
          </table:table-cell>
          <table:table-cell table:number-columns-repeated="2"/>
        </table:table-row>
        <table:table-row table:style-name="ro1">
          <table:table-cell office:value-type="float" office:value="1061.54336">
            <text:p>1061.543360</text:p>
          </table:table-cell>
          <table:table-cell office:value-type="float" office:value="5086792484030">
            <text:p>5086792484030</text:p>
          </table:table-cell>
          <table:table-cell table:formula="of:=([.B1707]-[.B$2])/10^9" office:value-type="float" office:value="0.33196328">
            <text:p>0.331963</text:p>
          </table:table-cell>
          <table:table-cell table:formula="of:=[.C1707]-[.C1706]" office:value-type="float" office:value="0">
            <text:p>0.000000</text:p>
          </table:table-cell>
          <table:table-cell table:formula="of:=[.A1707]-[.A1706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543368">
            <text:p>1061.543368</text:p>
          </table:table-cell>
          <table:table-cell office:value-type="float" office:value="5086792494665">
            <text:p>5086792494665</text:p>
          </table:table-cell>
          <table:table-cell table:formula="of:=([.B1708]-[.B$2])/10^9" office:value-type="float" office:value="0.331973915">
            <text:p>0.331974</text:p>
          </table:table-cell>
          <table:table-cell table:formula="of:=[.C1708]-[.C1707]" office:value-type="float" office:value="0.0000106349999999811">
            <text:p>0.000011</text:p>
          </table:table-cell>
          <table:table-cell table:formula="of:=[.A1708]-[.A1707]" office:value-type="float" office:value="0.00000800000020717562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43376">
            <text:p>1061.543376</text:p>
          </table:table-cell>
          <table:table-cell office:value-type="float" office:value="5086792494665">
            <text:p>5086792494665</text:p>
          </table:table-cell>
          <table:table-cell table:formula="of:=([.B1709]-[.B$2])/10^9" office:value-type="float" office:value="0.331973915">
            <text:p>0.331974</text:p>
          </table:table-cell>
          <table:table-cell table:formula="of:=[.C1709]-[.C1708]" office:value-type="float" office:value="0">
            <text:p>0.000000</text:p>
          </table:table-cell>
          <table:table-cell table:formula="of:=[.A1709]-[.A1708]" office:value-type="float" office:value="0.00000799999997980194">
            <text:p>0.000008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544286">
            <text:p>1061.544286</text:p>
          </table:table-cell>
          <table:table-cell office:value-type="float" office:value="5086793412427">
            <text:p>5086793412427</text:p>
          </table:table-cell>
          <table:table-cell table:formula="of:=([.B1710]-[.B$2])/10^9" office:value-type="float" office:value="0.332891677">
            <text:p>0.332892</text:p>
          </table:table-cell>
          <table:table-cell table:formula="of:=[.C1710]-[.C1709]" office:value-type="float" office:value="0.000917761999999989">
            <text:p>0.000918</text:p>
          </table:table-cell>
          <table:table-cell table:formula="of:=[.A1710]-[.A1709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44287">
            <text:p>1061.544287</text:p>
          </table:table-cell>
          <table:table-cell office:value-type="float" office:value="5086793412427">
            <text:p>5086793412427</text:p>
          </table:table-cell>
          <table:table-cell table:formula="of:=([.B1711]-[.B$2])/10^9" office:value-type="float" office:value="0.332891677">
            <text:p>0.332892</text:p>
          </table:table-cell>
          <table:table-cell table:formula="of:=[.C1711]-[.C1710]" office:value-type="float" office:value="0">
            <text:p>0.000000</text:p>
          </table:table-cell>
          <table:table-cell table:formula="of:=[.A1711]-[.A1710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44292">
            <text:p>1061.544292</text:p>
          </table:table-cell>
          <table:table-cell office:value-type="float" office:value="5086793412427">
            <text:p>5086793412427</text:p>
          </table:table-cell>
          <table:table-cell table:formula="of:=([.B1712]-[.B$2])/10^9" office:value-type="float" office:value="0.332891677">
            <text:p>0.332892</text:p>
          </table:table-cell>
          <table:table-cell table:formula="of:=[.C1712]-[.C1711]" office:value-type="float" office:value="0">
            <text:p>0.000000</text:p>
          </table:table-cell>
          <table:table-cell table:formula="of:=[.A1712]-[.A1711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546342">
            <text:p>1061.546342</text:p>
          </table:table-cell>
          <table:table-cell office:value-type="float" office:value="5086793412427">
            <text:p>5086793412427</text:p>
          </table:table-cell>
          <table:table-cell table:formula="of:=([.B1713]-[.B$2])/10^9" office:value-type="float" office:value="0.332891677">
            <text:p>0.332892</text:p>
          </table:table-cell>
          <table:table-cell table:formula="of:=[.C1713]-[.C1712]" office:value-type="float" office:value="0">
            <text:p>0.000000</text:p>
          </table:table-cell>
          <table:table-cell table:formula="of:=[.A1713]-[.A1712]" office:value-type="float" office:value="0.00205000000005384">
            <text:p>0.00205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46344">
            <text:p>1061.546344</text:p>
          </table:table-cell>
          <table:table-cell office:value-type="float" office:value="5086795470667">
            <text:p>5086795470667</text:p>
          </table:table-cell>
          <table:table-cell table:formula="of:=([.B1714]-[.B$2])/10^9" office:value-type="float" office:value="0.334949917">
            <text:p>0.334950</text:p>
          </table:table-cell>
          <table:table-cell table:formula="of:=[.C1714]-[.C1713]" office:value-type="float" office:value="0.00205823999999999">
            <text:p>0.002058</text:p>
          </table:table-cell>
          <table:table-cell table:formula="of:=[.A1714]-[.A171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46346">
            <text:p>1061.546346</text:p>
          </table:table-cell>
          <table:table-cell office:value-type="float" office:value="5086795470667">
            <text:p>5086795470667</text:p>
          </table:table-cell>
          <table:table-cell table:formula="of:=([.B1715]-[.B$2])/10^9" office:value-type="float" office:value="0.334949917">
            <text:p>0.334950</text:p>
          </table:table-cell>
          <table:table-cell table:formula="of:=[.C1715]-[.C1714]" office:value-type="float" office:value="0">
            <text:p>0.000000</text:p>
          </table:table-cell>
          <table:table-cell table:formula="of:=[.A1715]-[.A1714]" office:value-type="float" office:value="0.00000199999999495049">
            <text:p>0.000002</text:p>
          </table:table-cell>
          <table:table-cell/>
          <table:table-cell office:value-type="string">
            <text:p>34417 / 23941 &gt; 2000000 / 5000000</text:p>
          </table:table-cell>
          <table:table-cell/>
        </table:table-row>
        <table:table-row table:style-name="ro1">
          <table:table-cell office:value-type="float" office:value="1061.546347">
            <text:p>1061.546347</text:p>
          </table:table-cell>
          <table:table-cell office:value-type="float" office:value="5086795470667">
            <text:p>5086795470667</text:p>
          </table:table-cell>
          <table:table-cell table:formula="of:=([.B1716]-[.B$2])/10^9" office:value-type="float" office:value="0.334949917">
            <text:p>0.334950</text:p>
          </table:table-cell>
          <table:table-cell table:formula="of:=[.C1716]-[.C1715]" office:value-type="float" office:value="0">
            <text:p>0.000000</text:p>
          </table:table-cell>
          <table:table-cell table:formula="of:=[.A1716]-[.A1715]" office:value-type="float" office:value="0.000000999999883788405">
            <text:p>0.000001</text:p>
          </table:table-cell>
          <table:table-cell/>
          <table:table-cell office:value-type="string">
            <text:p>d_s is renewed (r + D) to 5086800470667; c_s is fully topped up</text:p>
          </table:table-cell>
          <table:table-cell/>
        </table:table-row>
        <table:table-row table:style-name="ro1">
          <table:table-cell office:value-type="float" office:value="1061.547253">
            <text:p>1061.547253</text:p>
          </table:table-cell>
          <table:table-cell office:value-type="float" office:value="5086796383816">
            <text:p>5086796383816</text:p>
          </table:table-cell>
          <table:table-cell table:formula="of:=([.B1717]-[.B$2])/10^9" office:value-type="float" office:value="0.335863066">
            <text:p>0.335863</text:p>
          </table:table-cell>
          <table:table-cell table:formula="of:=[.C1717]-[.C1716]" office:value-type="float" office:value="0.000913149000000002">
            <text:p>0.000913</text:p>
          </table:table-cell>
          <table:table-cell table:formula="of:=[.A1717]-[.A1716]" office:value-type="float" office:value="0.000905999999986307">
            <text:p>0.0009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547255">
            <text:p>1061.547255</text:p>
          </table:table-cell>
          <table:table-cell office:value-type="float" office:value="5086796383816">
            <text:p>5086796383816</text:p>
          </table:table-cell>
          <table:table-cell table:formula="of:=([.B1718]-[.B$2])/10^9" office:value-type="float" office:value="0.335863066">
            <text:p>0.335863</text:p>
          </table:table-cell>
          <table:table-cell table:formula="of:=[.C1718]-[.C1717]" office:value-type="float" office:value="0">
            <text:p>0.000000</text:p>
          </table:table-cell>
          <table:table-cell table:formula="of:=[.A1718]-[.A1717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4726">
            <text:p>1061.547260</text:p>
          </table:table-cell>
          <table:table-cell office:value-type="float" office:value="5086796383816">
            <text:p>5086796383816</text:p>
          </table:table-cell>
          <table:table-cell table:formula="of:=([.B1719]-[.B$2])/10^9" office:value-type="float" office:value="0.335863066">
            <text:p>0.335863</text:p>
          </table:table-cell>
          <table:table-cell table:formula="of:=[.C1719]-[.C1718]" office:value-type="float" office:value="0">
            <text:p>0.000000</text:p>
          </table:table-cell>
          <table:table-cell table:formula="of:=[.A1719]-[.A1718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547342">
            <text:p>1061.547342</text:p>
          </table:table-cell>
          <table:table-cell office:value-type="float" office:value="5086796383816">
            <text:p>5086796383816</text:p>
          </table:table-cell>
          <table:table-cell table:formula="of:=([.B1720]-[.B$2])/10^9" office:value-type="float" office:value="0.335863066">
            <text:p>0.335863</text:p>
          </table:table-cell>
          <table:table-cell table:formula="of:=[.C1720]-[.C1719]" office:value-type="float" office:value="0">
            <text:p>0.000000</text:p>
          </table:table-cell>
          <table:table-cell table:formula="of:=[.A1720]-[.A1719]" office:value-type="float" office:value="0.0000820000000203436">
            <text:p>0.00008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47344">
            <text:p>1061.547344</text:p>
          </table:table-cell>
          <table:table-cell office:value-type="float" office:value="5086796475282">
            <text:p>5086796475282</text:p>
          </table:table-cell>
          <table:table-cell table:formula="of:=([.B1721]-[.B$2])/10^9" office:value-type="float" office:value="0.335954532">
            <text:p>0.335955</text:p>
          </table:table-cell>
          <table:table-cell table:formula="of:=[.C1721]-[.C1720]" office:value-type="float" office:value="0.0000914659999999845">
            <text:p>0.000091</text:p>
          </table:table-cell>
          <table:table-cell table:formula="of:=[.A1721]-[.A172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47345">
            <text:p>1061.547345</text:p>
          </table:table-cell>
          <table:table-cell office:value-type="float" office:value="5086796475282">
            <text:p>5086796475282</text:p>
          </table:table-cell>
          <table:table-cell table:formula="of:=([.B1722]-[.B$2])/10^9" office:value-type="float" office:value="0.335954532">
            <text:p>0.335955</text:p>
          </table:table-cell>
          <table:table-cell table:formula="of:=[.C1722]-[.C1721]" office:value-type="float" office:value="0">
            <text:p>0.000000</text:p>
          </table:table-cell>
          <table:table-cell table:formula="of:=[.A1722]-[.A1721]" office:value-type="float" office:value="0.000000999999883788405">
            <text:p>0.000001</text:p>
          </table:table-cell>
          <table:table-cell office:value-type="string">
            <text:p>d_s is renewed (r + D) to 5086798475282; c_s is fully topped up</text:p>
          </table:table-cell>
          <table:table-cell table:number-columns-repeated="2"/>
        </table:table-row>
        <table:table-row table:style-name="ro1">
          <table:table-cell office:value-type="float" office:value="1061.547346">
            <text:p>1061.547346</text:p>
          </table:table-cell>
          <table:table-cell office:value-type="float" office:value="5086796475282">
            <text:p>5086796475282</text:p>
          </table:table-cell>
          <table:table-cell table:formula="of:=([.B1723]-[.B$2])/10^9" office:value-type="float" office:value="0.335954532">
            <text:p>0.335955</text:p>
          </table:table-cell>
          <table:table-cell table:formula="of:=[.C1723]-[.C1722]" office:value-type="float" office:value="0">
            <text:p>0.000000</text:p>
          </table:table-cell>
          <table:table-cell table:formula="of:=[.A1723]-[.A1722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547356">
            <text:p>1061.547356</text:p>
          </table:table-cell>
          <table:table-cell office:value-type="float" office:value="5086796487346">
            <text:p>5086796487346</text:p>
          </table:table-cell>
          <table:table-cell table:formula="of:=([.B1724]-[.B$2])/10^9" office:value-type="float" office:value="0.335966596">
            <text:p>0.335967</text:p>
          </table:table-cell>
          <table:table-cell table:formula="of:=[.C1724]-[.C1723]" office:value-type="float" office:value="0.0000120640000000338">
            <text:p>0.000012</text:p>
          </table:table-cell>
          <table:table-cell table:formula="of:=[.A1724]-[.A1723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47364">
            <text:p>1061.547364</text:p>
          </table:table-cell>
          <table:table-cell office:value-type="float" office:value="5086796487346">
            <text:p>5086796487346</text:p>
          </table:table-cell>
          <table:table-cell table:formula="of:=([.B1725]-[.B$2])/10^9" office:value-type="float" office:value="0.335966596">
            <text:p>0.335967</text:p>
          </table:table-cell>
          <table:table-cell table:formula="of:=[.C1725]-[.C1724]" office:value-type="float" office:value="0">
            <text:p>0.000000</text:p>
          </table:table-cell>
          <table:table-cell table:formula="of:=[.A1725]-[.A1724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548273">
            <text:p>1061.548273</text:p>
          </table:table-cell>
          <table:table-cell office:value-type="float" office:value="5086797403571">
            <text:p>5086797403571</text:p>
          </table:table-cell>
          <table:table-cell table:formula="of:=([.B1726]-[.B$2])/10^9" office:value-type="float" office:value="0.336882821">
            <text:p>0.336883</text:p>
          </table:table-cell>
          <table:table-cell table:formula="of:=[.C1726]-[.C1725]" office:value-type="float" office:value="0.000916224999999993">
            <text:p>0.000916</text:p>
          </table:table-cell>
          <table:table-cell table:formula="of:=[.A1726]-[.A1725]" office:value-type="float" office:value="0.000909000000092419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48274">
            <text:p>1061.548274</text:p>
          </table:table-cell>
          <table:table-cell office:value-type="float" office:value="5086797403571">
            <text:p>5086797403571</text:p>
          </table:table-cell>
          <table:table-cell table:formula="of:=([.B1727]-[.B$2])/10^9" office:value-type="float" office:value="0.336882821">
            <text:p>0.336883</text:p>
          </table:table-cell>
          <table:table-cell table:formula="of:=[.C1727]-[.C1726]" office:value-type="float" office:value="0">
            <text:p>0.000000</text:p>
          </table:table-cell>
          <table:table-cell table:formula="of:=[.A1727]-[.A1726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48281">
            <text:p>1061.548281</text:p>
          </table:table-cell>
          <table:table-cell office:value-type="float" office:value="5086797403571">
            <text:p>5086797403571</text:p>
          </table:table-cell>
          <table:table-cell table:formula="of:=([.B1728]-[.B$2])/10^9" office:value-type="float" office:value="0.336882821">
            <text:p>0.336883</text:p>
          </table:table-cell>
          <table:table-cell table:formula="of:=[.C1728]-[.C1727]" office:value-type="float" office:value="0">
            <text:p>0.000000</text:p>
          </table:table-cell>
          <table:table-cell table:formula="of:=[.A1728]-[.A1727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550115">
            <text:p>1061.550115</text:p>
          </table:table-cell>
          <table:table-cell office:value-type="float" office:value="5086799246055">
            <text:p>5086799246055</text:p>
          </table:table-cell>
          <table:table-cell table:formula="of:=([.B1729]-[.B$2])/10^9" office:value-type="float" office:value="0.338725305">
            <text:p>0.338725</text:p>
          </table:table-cell>
          <table:table-cell table:formula="of:=[.C1729]-[.C1728]" office:value-type="float" office:value="0.00184248399999998">
            <text:p>0.001842</text:p>
          </table:table-cell>
          <table:table-cell table:formula="of:=[.A1729]-[.A1728]" office:value-type="float" office:value="0.00183399999991707">
            <text:p>0.00183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50118">
            <text:p>1061.550118</text:p>
          </table:table-cell>
          <table:table-cell office:value-type="float" office:value="5086799246055">
            <text:p>5086799246055</text:p>
          </table:table-cell>
          <table:table-cell table:formula="of:=([.B1730]-[.B$2])/10^9" office:value-type="float" office:value="0.338725305">
            <text:p>0.338725</text:p>
          </table:table-cell>
          <table:table-cell table:formula="of:=[.C1730]-[.C1729]" office:value-type="float" office:value="0">
            <text:p>0.000000</text:p>
          </table:table-cell>
          <table:table-cell table:formula="of:=[.A1730]-[.A1729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50623">
            <text:p>1061.550623</text:p>
          </table:table-cell>
          <table:table-cell office:value-type="float" office:value="5086800447734">
            <text:p>5086800447734</text:p>
          </table:table-cell>
          <table:table-cell table:formula="of:=([.B1731]-[.B$2])/10^9" office:value-type="float" office:value="0.339926984">
            <text:p>0.339927</text:p>
          </table:table-cell>
          <table:table-cell table:formula="of:=[.C1731]-[.C1730]" office:value-type="float" office:value="0.00120167900000001">
            <text:p>0.001202</text:p>
          </table:table-cell>
          <table:table-cell table:formula="of:=[.A1731]-[.A1730]" office:value-type="float" office:value="0.000504999999975553">
            <text:p>0.0005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550625">
            <text:p>1061.550625</text:p>
          </table:table-cell>
          <table:table-cell office:value-type="float" office:value="5086800476606">
            <text:p>5086800476606</text:p>
          </table:table-cell>
          <table:table-cell table:formula="of:=([.B1732]-[.B$2])/10^9" office:value-type="float" office:value="0.339955856">
            <text:p>0.339956</text:p>
          </table:table-cell>
          <table:table-cell table:formula="of:=[.C1732]-[.C1731]" office:value-type="float" office:value="0.0000288720000000131">
            <text:p>0.000029</text:p>
          </table:table-cell>
          <table:table-cell table:formula="of:=[.A1732]-[.A173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550626">
            <text:p>1061.550626</text:p>
          </table:table-cell>
          <table:table-cell office:value-type="float" office:value="5086800476606">
            <text:p>5086800476606</text:p>
          </table:table-cell>
          <table:table-cell table:formula="of:=([.B1733]-[.B$2])/10^9" office:value-type="float" office:value="0.339955856">
            <text:p>0.339956</text:p>
          </table:table-cell>
          <table:table-cell table:formula="of:=[.C1733]-[.C1732]" office:value-type="float" office:value="0">
            <text:p>0.000000</text:p>
          </table:table-cell>
          <table:table-cell table:formula="of:=[.A1733]-[.A1732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5086807476606; c_s is fully topped up</text:p>
          </table:table-cell>
        </table:table-row>
        <table:table-row table:style-name="ro1">
          <table:table-cell office:value-type="float" office:value="1061.55063">
            <text:p>1061.550630</text:p>
          </table:table-cell>
          <table:table-cell office:value-type="float" office:value="5086800476606">
            <text:p>5086800476606</text:p>
          </table:table-cell>
          <table:table-cell table:formula="of:=([.B1734]-[.B$2])/10^9" office:value-type="float" office:value="0.339955856">
            <text:p>0.339956</text:p>
          </table:table-cell>
          <table:table-cell table:formula="of:=[.C1734]-[.C1733]" office:value-type="float" office:value="0">
            <text:p>0.000000</text:p>
          </table:table-cell>
          <table:table-cell table:formula="of:=[.A1734]-[.A1733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50633">
            <text:p>1061.550633</text:p>
          </table:table-cell>
          <table:table-cell office:value-type="float" office:value="5086800484202">
            <text:p>5086800484202</text:p>
          </table:table-cell>
          <table:table-cell table:formula="of:=([.B1735]-[.B$2])/10^9" office:value-type="float" office:value="0.339963452">
            <text:p>0.339963</text:p>
          </table:table-cell>
          <table:table-cell table:formula="of:=[.C1735]-[.C1734]" office:value-type="float" office:value="0.0000075959999999986">
            <text:p>0.000008</text:p>
          </table:table-cell>
          <table:table-cell table:formula="of:=[.A1735]-[.A1734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50633">
            <text:p>1061.550633</text:p>
          </table:table-cell>
          <table:table-cell office:value-type="float" office:value="5086800484202">
            <text:p>5086800484202</text:p>
          </table:table-cell>
          <table:table-cell table:formula="of:=([.B1736]-[.B$2])/10^9" office:value-type="float" office:value="0.339963452">
            <text:p>0.339963</text:p>
          </table:table-cell>
          <table:table-cell table:formula="of:=[.C1736]-[.C1735]" office:value-type="float" office:value="0">
            <text:p>0.000000</text:p>
          </table:table-cell>
          <table:table-cell table:formula="of:=[.A1736]-[.A1735]" office:value-type="float" office:value="0">
            <text:p>0.000000</text:p>
          </table:table-cell>
          <table:table-cell office:value-type="string">
            <text:p>d_s is renewed (r + D) to 5086802484202; c_s is fully topped up</text:p>
          </table:table-cell>
          <table:table-cell table:number-columns-repeated="2"/>
        </table:table-row>
        <table:table-row table:style-name="ro1">
          <table:table-cell office:value-type="float" office:value="1061.550637">
            <text:p>1061.550637</text:p>
          </table:table-cell>
          <table:table-cell office:value-type="float" office:value="5086800484202">
            <text:p>5086800484202</text:p>
          </table:table-cell>
          <table:table-cell table:formula="of:=([.B1737]-[.B$2])/10^9" office:value-type="float" office:value="0.339963452">
            <text:p>0.339963</text:p>
          </table:table-cell>
          <table:table-cell table:formula="of:=[.C1737]-[.C1736]" office:value-type="float" office:value="0">
            <text:p>0.000000</text:p>
          </table:table-cell>
          <table:table-cell table:formula="of:=[.A1737]-[.A1736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5064">
            <text:p>1061.550640</text:p>
          </table:table-cell>
          <table:table-cell office:value-type="float" office:value="5086800491089">
            <text:p>5086800491089</text:p>
          </table:table-cell>
          <table:table-cell table:formula="of:=([.B1738]-[.B$2])/10^9" office:value-type="float" office:value="0.339970339">
            <text:p>0.339970</text:p>
          </table:table-cell>
          <table:table-cell table:formula="of:=[.C1738]-[.C1737]" office:value-type="float" office:value="0.00000688700000001097">
            <text:p>0.000007</text:p>
          </table:table-cell>
          <table:table-cell table:formula="of:=[.A1738]-[.A1737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50641">
            <text:p>1061.550641</text:p>
          </table:table-cell>
          <table:table-cell office:value-type="float" office:value="5086800491089">
            <text:p>5086800491089</text:p>
          </table:table-cell>
          <table:table-cell table:formula="of:=([.B1739]-[.B$2])/10^9" office:value-type="float" office:value="0.339970339">
            <text:p>0.339970</text:p>
          </table:table-cell>
          <table:table-cell table:formula="of:=[.C1739]-[.C1738]" office:value-type="float" office:value="0">
            <text:p>0.000000</text:p>
          </table:table-cell>
          <table:table-cell table:formula="of:=[.A1739]-[.A1738]" office:value-type="float" office:value="0.00000100000011116208">
            <text:p>0.000001</text:p>
          </table:table-cell>
          <table:table-cell/>
          <table:table-cell office:value-type="string">
            <text:p>d_s is renewed (r + D) to 5086805491089; c_s is fully topped up</text:p>
          </table:table-cell>
          <table:table-cell/>
        </table:table-row>
        <table:table-row table:style-name="ro1">
          <table:table-cell office:value-type="float" office:value="1061.550662">
            <text:p>1061.550662</text:p>
          </table:table-cell>
          <table:table-cell office:value-type="float" office:value="5086800504841">
            <text:p>5086800504841</text:p>
          </table:table-cell>
          <table:table-cell table:formula="of:=([.B1740]-[.B$2])/10^9" office:value-type="float" office:value="0.339984091">
            <text:p>0.339984</text:p>
          </table:table-cell>
          <table:table-cell table:formula="of:=[.C1740]-[.C1739]" office:value-type="float" office:value="0.000013751999999978">
            <text:p>0.000014</text:p>
          </table:table-cell>
          <table:table-cell table:formula="of:=[.A1740]-[.A1739]" office:value-type="float" office:value="0.0000210000000606669">
            <text:p>0.000021</text:p>
          </table:table-cell>
          <table:table-cell office:value-type="string">
            <text:p>is pick_next_task_dl-ed by notify-osd (2104)</text:p>
          </table:table-cell>
          <table:table-cell table:number-columns-repeated="2"/>
        </table:table-row>
        <table:table-row table:style-name="ro1">
          <table:table-cell office:value-type="float" office:value="1061.551576">
            <text:p>1061.551576</text:p>
          </table:table-cell>
          <table:table-cell office:value-type="float" office:value="5086801426872">
            <text:p>5086801426872</text:p>
          </table:table-cell>
          <table:table-cell table:formula="of:=([.B1741]-[.B$2])/10^9" office:value-type="float" office:value="0.340906122">
            <text:p>0.340906</text:p>
          </table:table-cell>
          <table:table-cell table:formula="of:=[.C1741]-[.C1740]" office:value-type="float" office:value="0.00092203099999999">
            <text:p>0.000922</text:p>
          </table:table-cell>
          <table:table-cell table:formula="of:=[.A1741]-[.A1740]" office:value-type="float" office:value="0.000913999999966109">
            <text:p>0.00091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51577">
            <text:p>1061.551577</text:p>
          </table:table-cell>
          <table:table-cell office:value-type="float" office:value="5086801426872">
            <text:p>5086801426872</text:p>
          </table:table-cell>
          <table:table-cell table:formula="of:=([.B1742]-[.B$2])/10^9" office:value-type="float" office:value="0.340906122">
            <text:p>0.340906</text:p>
          </table:table-cell>
          <table:table-cell table:formula="of:=[.C1742]-[.C1741]" office:value-type="float" office:value="0">
            <text:p>0.000000</text:p>
          </table:table-cell>
          <table:table-cell table:formula="of:=[.A1742]-[.A1741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51585">
            <text:p>1061.551585</text:p>
          </table:table-cell>
          <table:table-cell office:value-type="float" office:value="5086801426872">
            <text:p>5086801426872</text:p>
          </table:table-cell>
          <table:table-cell table:formula="of:=([.B1743]-[.B$2])/10^9" office:value-type="float" office:value="0.340906122">
            <text:p>0.340906</text:p>
          </table:table-cell>
          <table:table-cell table:formula="of:=[.C1743]-[.C1742]" office:value-type="float" office:value="0">
            <text:p>0.000000</text:p>
          </table:table-cell>
          <table:table-cell table:formula="of:=[.A1743]-[.A1742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553495">
            <text:p>1061.553495</text:p>
          </table:table-cell>
          <table:table-cell office:value-type="float" office:value="5086803346669">
            <text:p>5086803346669</text:p>
          </table:table-cell>
          <table:table-cell table:formula="of:=([.B1744]-[.B$2])/10^9" office:value-type="float" office:value="0.342825919">
            <text:p>0.342826</text:p>
          </table:table-cell>
          <table:table-cell table:formula="of:=[.C1744]-[.C1743]" office:value-type="float" office:value="0.001919797">
            <text:p>0.001920</text:p>
          </table:table-cell>
          <table:table-cell table:formula="of:=[.A1744]-[.A1743]" office:value-type="float" office:value="0.00191000000017993">
            <text:p>0.00191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53496">
            <text:p>1061.553496</text:p>
          </table:table-cell>
          <table:table-cell office:value-type="float" office:value="5086803346669">
            <text:p>5086803346669</text:p>
          </table:table-cell>
          <table:table-cell table:formula="of:=([.B1745]-[.B$2])/10^9" office:value-type="float" office:value="0.342825919">
            <text:p>0.342826</text:p>
          </table:table-cell>
          <table:table-cell table:formula="of:=[.C1745]-[.C1744]" office:value-type="float" office:value="0">
            <text:p>0.000000</text:p>
          </table:table-cell>
          <table:table-cell table:formula="of:=[.A1745]-[.A1744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53501">
            <text:p>1061.553501</text:p>
          </table:table-cell>
          <table:table-cell office:value-type="float" office:value="5086803346669">
            <text:p>5086803346669</text:p>
          </table:table-cell>
          <table:table-cell table:formula="of:=([.B1746]-[.B$2])/10^9" office:value-type="float" office:value="0.342825919">
            <text:p>0.342826</text:p>
          </table:table-cell>
          <table:table-cell table:formula="of:=[.C1746]-[.C1745]" office:value-type="float" office:value="0">
            <text:p>0.000000</text:p>
          </table:table-cell>
          <table:table-cell table:formula="of:=[.A1746]-[.A1745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554617">
            <text:p>1061.554617</text:p>
          </table:table-cell>
          <table:table-cell office:value-type="float" office:value="5086804013184">
            <text:p>5086804013184</text:p>
          </table:table-cell>
          <table:table-cell table:formula="of:=([.B1747]-[.B$2])/10^9" office:value-type="float" office:value="0.343492434">
            <text:p>0.343492</text:p>
          </table:table-cell>
          <table:table-cell table:formula="of:=[.C1747]-[.C1746]" office:value-type="float" office:value="0.000666515000000034">
            <text:p>0.000667</text:p>
          </table:table-cell>
          <table:table-cell table:formula="of:=[.A1747]-[.A1746]" office:value-type="float" office:value="0.00111599999991086">
            <text:p>0.00111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54619">
            <text:p>1061.554619</text:p>
          </table:table-cell>
          <table:table-cell office:value-type="float" office:value="5086804474743">
            <text:p>5086804474743</text:p>
          </table:table-cell>
          <table:table-cell table:formula="of:=([.B1748]-[.B$2])/10^9" office:value-type="float" office:value="0.343953993">
            <text:p>0.343954</text:p>
          </table:table-cell>
          <table:table-cell table:formula="of:=[.C1748]-[.C1747]" office:value-type="float" office:value="0.000461559">
            <text:p>0.000462</text:p>
          </table:table-cell>
          <table:table-cell table:formula="of:=[.A1748]-[.A174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5462">
            <text:p>1061.554620</text:p>
          </table:table-cell>
          <table:table-cell office:value-type="float" office:value="5086804474743">
            <text:p>5086804474743</text:p>
          </table:table-cell>
          <table:table-cell table:formula="of:=([.B1749]-[.B$2])/10^9" office:value-type="float" office:value="0.343953993">
            <text:p>0.343954</text:p>
          </table:table-cell>
          <table:table-cell table:formula="of:=[.C1749]-[.C1748]" office:value-type="float" office:value="0">
            <text:p>0.000000</text:p>
          </table:table-cell>
          <table:table-cell table:formula="of:=[.A1749]-[.A1748]" office:value-type="float" office:value="0.00000100000011116208">
            <text:p>0.000001</text:p>
          </table:table-cell>
          <table:table-cell office:value-type="string">
            <text:p>d_s is renewed (r + D) to 5086806474743; c_s is fully topped up</text:p>
          </table:table-cell>
          <table:table-cell table:number-columns-repeated="2"/>
        </table:table-row>
        <table:table-row table:style-name="ro1">
          <table:table-cell office:value-type="float" office:value="1061.554621">
            <text:p>1061.554621</text:p>
          </table:table-cell>
          <table:table-cell office:value-type="float" office:value="5086804474743">
            <text:p>5086804474743</text:p>
          </table:table-cell>
          <table:table-cell table:formula="of:=([.B1750]-[.B$2])/10^9" office:value-type="float" office:value="0.343953993">
            <text:p>0.343954</text:p>
          </table:table-cell>
          <table:table-cell table:formula="of:=[.C1750]-[.C1749]" office:value-type="float" office:value="0">
            <text:p>0.000000</text:p>
          </table:table-cell>
          <table:table-cell table:formula="of:=[.A1750]-[.A1749]" office:value-type="float" office:value="0.000000999999883788405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554628">
            <text:p>1061.554628</text:p>
          </table:table-cell>
          <table:table-cell office:value-type="float" office:value="5086804484063">
            <text:p>5086804484063</text:p>
          </table:table-cell>
          <table:table-cell table:formula="of:=([.B1751]-[.B$2])/10^9" office:value-type="float" office:value="0.343963313">
            <text:p>0.343963</text:p>
          </table:table-cell>
          <table:table-cell table:formula="of:=[.C1751]-[.C1750]" office:value-type="float" office:value="0.00000931999999997935">
            <text:p>0.000009</text:p>
          </table:table-cell>
          <table:table-cell table:formula="of:=[.A1751]-[.A1750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54633">
            <text:p>1061.554633</text:p>
          </table:table-cell>
          <table:table-cell office:value-type="float" office:value="5086804484063">
            <text:p>5086804484063</text:p>
          </table:table-cell>
          <table:table-cell table:formula="of:=([.B1752]-[.B$2])/10^9" office:value-type="float" office:value="0.343963313">
            <text:p>0.343963</text:p>
          </table:table-cell>
          <table:table-cell table:formula="of:=[.C1752]-[.C1751]" office:value-type="float" office:value="0">
            <text:p>0.000000</text:p>
          </table:table-cell>
          <table:table-cell table:formula="of:=[.A1752]-[.A1751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555539">
            <text:p>1061.555539</text:p>
          </table:table-cell>
          <table:table-cell office:value-type="float" office:value="5086805394271">
            <text:p>5086805394271</text:p>
          </table:table-cell>
          <table:table-cell table:formula="of:=([.B1753]-[.B$2])/10^9" office:value-type="float" office:value="0.344873521">
            <text:p>0.344874</text:p>
          </table:table-cell>
          <table:table-cell table:formula="of:=[.C1753]-[.C1752]" office:value-type="float" office:value="0.000910208000000023">
            <text:p>0.000910</text:p>
          </table:table-cell>
          <table:table-cell table:formula="of:=[.A1753]-[.A1752]" office:value-type="float" office:value="0.000905999999986307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5554">
            <text:p>1061.555540</text:p>
          </table:table-cell>
          <table:table-cell office:value-type="float" office:value="5086805394271">
            <text:p>5086805394271</text:p>
          </table:table-cell>
          <table:table-cell table:formula="of:=([.B1754]-[.B$2])/10^9" office:value-type="float" office:value="0.344873521">
            <text:p>0.344874</text:p>
          </table:table-cell>
          <table:table-cell table:formula="of:=[.C1754]-[.C1753]" office:value-type="float" office:value="0">
            <text:p>0.000000</text:p>
          </table:table-cell>
          <table:table-cell table:formula="of:=[.A1754]-[.A1753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55545">
            <text:p>1061.555545</text:p>
          </table:table-cell>
          <table:table-cell office:value-type="float" office:value="5086805394271">
            <text:p>5086805394271</text:p>
          </table:table-cell>
          <table:table-cell table:formula="of:=([.B1755]-[.B$2])/10^9" office:value-type="float" office:value="0.344873521">
            <text:p>0.344874</text:p>
          </table:table-cell>
          <table:table-cell table:formula="of:=[.C1755]-[.C1754]" office:value-type="float" office:value="0">
            <text:p>0.000000</text:p>
          </table:table-cell>
          <table:table-cell table:formula="of:=[.A1755]-[.A1754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555616">
            <text:p>1061.555616</text:p>
          </table:table-cell>
          <table:table-cell office:value-type="float" office:value="5086805394271">
            <text:p>5086805394271</text:p>
          </table:table-cell>
          <table:table-cell table:formula="of:=([.B1756]-[.B$2])/10^9" office:value-type="float" office:value="0.344873521">
            <text:p>0.344874</text:p>
          </table:table-cell>
          <table:table-cell table:formula="of:=[.C1756]-[.C1755]" office:value-type="float" office:value="0">
            <text:p>0.000000</text:p>
          </table:table-cell>
          <table:table-cell table:formula="of:=[.A1756]-[.A1755]" office:value-type="float" office:value="0.0000710000001618027">
            <text:p>0.00007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55618">
            <text:p>1061.555618</text:p>
          </table:table-cell>
          <table:table-cell office:value-type="float" office:value="5086805473926">
            <text:p>5086805473926</text:p>
          </table:table-cell>
          <table:table-cell table:formula="of:=([.B1757]-[.B$2])/10^9" office:value-type="float" office:value="0.344953176">
            <text:p>0.344953</text:p>
          </table:table-cell>
          <table:table-cell table:formula="of:=[.C1757]-[.C1756]" office:value-type="float" office:value="0.0000796549999999563">
            <text:p>0.000080</text:p>
          </table:table-cell>
          <table:table-cell table:formula="of:=[.A1757]-[.A175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55619">
            <text:p>1061.555619</text:p>
          </table:table-cell>
          <table:table-cell office:value-type="float" office:value="5086805473926">
            <text:p>5086805473926</text:p>
          </table:table-cell>
          <table:table-cell table:formula="of:=([.B1758]-[.B$2])/10^9" office:value-type="float" office:value="0.344953176">
            <text:p>0.344953</text:p>
          </table:table-cell>
          <table:table-cell table:formula="of:=[.C1758]-[.C1757]" office:value-type="float" office:value="0">
            <text:p>0.000000</text:p>
          </table:table-cell>
          <table:table-cell table:formula="of:=[.A1758]-[.A1757]" office:value-type="float" office:value="0.000000999999883788405">
            <text:p>0.000001</text:p>
          </table:table-cell>
          <table:table-cell/>
          <table:table-cell office:value-type="string">
            <text:p>80203 / 17163 &gt; 2000000 / 5000000</text:p>
          </table:table-cell>
          <table:table-cell/>
        </table:table-row>
        <table:table-row table:style-name="ro1">
          <table:table-cell office:value-type="float" office:value="1061.55562">
            <text:p>1061.555620</text:p>
          </table:table-cell>
          <table:table-cell office:value-type="float" office:value="5086805473926">
            <text:p>5086805473926</text:p>
          </table:table-cell>
          <table:table-cell table:formula="of:=([.B1759]-[.B$2])/10^9" office:value-type="float" office:value="0.344953176">
            <text:p>0.344953</text:p>
          </table:table-cell>
          <table:table-cell table:formula="of:=[.C1759]-[.C1758]" office:value-type="float" office:value="0">
            <text:p>0.000000</text:p>
          </table:table-cell>
          <table:table-cell table:formula="of:=[.A1759]-[.A1758]" office:value-type="float" office:value="0.00000100000011116208">
            <text:p>0.000001</text:p>
          </table:table-cell>
          <table:table-cell/>
          <table:table-cell office:value-type="string">
            <text:p>d_s is renewed (r + D) to 5086810473926; c_s is fully topped up</text:p>
          </table:table-cell>
          <table:table-cell/>
        </table:table-row>
        <table:table-row table:style-name="ro1">
          <table:table-cell office:value-type="float" office:value="1061.557396">
            <text:p>1061.557396</text:p>
          </table:table-cell>
          <table:table-cell office:value-type="float" office:value="5086807251029">
            <text:p>5086807251029</text:p>
          </table:table-cell>
          <table:table-cell table:formula="of:=([.B1760]-[.B$2])/10^9" office:value-type="float" office:value="0.346730279">
            <text:p>0.346730</text:p>
          </table:table-cell>
          <table:table-cell table:formula="of:=[.C1760]-[.C1759]" office:value-type="float" office:value="0.001777103">
            <text:p>0.001777</text:p>
          </table:table-cell>
          <table:table-cell table:formula="of:=[.A1760]-[.A1759]" office:value-type="float" office:value="0.00177599999983613">
            <text:p>0.00177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557397">
            <text:p>1061.557397</text:p>
          </table:table-cell>
          <table:table-cell office:value-type="float" office:value="5086807251029">
            <text:p>5086807251029</text:p>
          </table:table-cell>
          <table:table-cell table:formula="of:=([.B1761]-[.B$2])/10^9" office:value-type="float" office:value="0.346730279">
            <text:p>0.346730</text:p>
          </table:table-cell>
          <table:table-cell table:formula="of:=[.C1761]-[.C1760]" office:value-type="float" office:value="0">
            <text:p>0.000000</text:p>
          </table:table-cell>
          <table:table-cell table:formula="of:=[.A1761]-[.A1760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57402">
            <text:p>1061.557402</text:p>
          </table:table-cell>
          <table:table-cell office:value-type="float" office:value="5086807251029">
            <text:p>5086807251029</text:p>
          </table:table-cell>
          <table:table-cell table:formula="of:=([.B1762]-[.B$2])/10^9" office:value-type="float" office:value="0.346730279">
            <text:p>0.346730</text:p>
          </table:table-cell>
          <table:table-cell table:formula="of:=[.C1762]-[.C1761]" office:value-type="float" office:value="0">
            <text:p>0.000000</text:p>
          </table:table-cell>
          <table:table-cell table:formula="of:=[.A1762]-[.A1761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558613">
            <text:p>1061.558613</text:p>
          </table:table-cell>
          <table:table-cell office:value-type="float" office:value="5086808012396">
            <text:p>5086808012396</text:p>
          </table:table-cell>
          <table:table-cell table:formula="of:=([.B1763]-[.B$2])/10^9" office:value-type="float" office:value="0.347491646">
            <text:p>0.347492</text:p>
          </table:table-cell>
          <table:table-cell table:formula="of:=[.C1763]-[.C1762]" office:value-type="float" office:value="0.000761367000000013">
            <text:p>0.000761</text:p>
          </table:table-cell>
          <table:table-cell table:formula="of:=[.A1763]-[.A1762]" office:value-type="float" office:value="0.00121100000001206">
            <text:p>0.00121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58615">
            <text:p>1061.558615</text:p>
          </table:table-cell>
          <table:table-cell office:value-type="float" office:value="5086808474922">
            <text:p>5086808474922</text:p>
          </table:table-cell>
          <table:table-cell table:formula="of:=([.B1764]-[.B$2])/10^9" office:value-type="float" office:value="0.347954172">
            <text:p>0.347954</text:p>
          </table:table-cell>
          <table:table-cell table:formula="of:=[.C1764]-[.C1763]" office:value-type="float" office:value="0.000462526000000019">
            <text:p>0.000463</text:p>
          </table:table-cell>
          <table:table-cell table:formula="of:=[.A1764]-[.A176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58615">
            <text:p>1061.558615</text:p>
          </table:table-cell>
          <table:table-cell office:value-type="float" office:value="5086808474922">
            <text:p>5086808474922</text:p>
          </table:table-cell>
          <table:table-cell table:formula="of:=([.B1765]-[.B$2])/10^9" office:value-type="float" office:value="0.347954172">
            <text:p>0.347954</text:p>
          </table:table-cell>
          <table:table-cell table:formula="of:=[.C1765]-[.C1764]" office:value-type="float" office:value="0">
            <text:p>0.000000</text:p>
          </table:table-cell>
          <table:table-cell table:formula="of:=[.A1765]-[.A1764]" office:value-type="float" office:value="0">
            <text:p>0.000000</text:p>
          </table:table-cell>
          <table:table-cell office:value-type="string">
            <text:p>d_s is renewed (r + D) to 5086810474922; c_s is fully topped up</text:p>
          </table:table-cell>
          <table:table-cell table:number-columns-repeated="2"/>
        </table:table-row>
        <table:table-row table:style-name="ro1">
          <table:table-cell office:value-type="float" office:value="1061.559349">
            <text:p>1061.559349</text:p>
          </table:table-cell>
          <table:table-cell office:value-type="float" office:value="5086809209362">
            <text:p>5086809209362</text:p>
          </table:table-cell>
          <table:table-cell table:formula="of:=([.B1766]-[.B$2])/10^9" office:value-type="float" office:value="0.348688612">
            <text:p>0.348689</text:p>
          </table:table-cell>
          <table:table-cell table:formula="of:=[.C1766]-[.C1765]" office:value-type="float" office:value="0.000734440000000003">
            <text:p>0.000734</text:p>
          </table:table-cell>
          <table:table-cell table:formula="of:=[.A1766]-[.A1765]" office:value-type="float" office:value="0.000734000000193191">
            <text:p>0.00073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59351">
            <text:p>1061.559351</text:p>
          </table:table-cell>
          <table:table-cell office:value-type="float" office:value="5086809209362">
            <text:p>5086809209362</text:p>
          </table:table-cell>
          <table:table-cell table:formula="of:=([.B1767]-[.B$2])/10^9" office:value-type="float" office:value="0.348688612">
            <text:p>0.348689</text:p>
          </table:table-cell>
          <table:table-cell table:formula="of:=[.C1767]-[.C1766]" office:value-type="float" office:value="0">
            <text:p>0.000000</text:p>
          </table:table-cell>
          <table:table-cell table:formula="of:=[.A1767]-[.A176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59358">
            <text:p>1061.559358</text:p>
          </table:table-cell>
          <table:table-cell office:value-type="float" office:value="5086809209362">
            <text:p>5086809209362</text:p>
          </table:table-cell>
          <table:table-cell table:formula="of:=([.B1768]-[.B$2])/10^9" office:value-type="float" office:value="0.348688612">
            <text:p>0.348689</text:p>
          </table:table-cell>
          <table:table-cell table:formula="of:=[.C1768]-[.C1767]" office:value-type="float" office:value="0">
            <text:p>0.000000</text:p>
          </table:table-cell>
          <table:table-cell table:formula="of:=[.A1768]-[.A1767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560267">
            <text:p>1061.560267</text:p>
          </table:table-cell>
          <table:table-cell office:value-type="float" office:value="5086810127154">
            <text:p>5086810127154</text:p>
          </table:table-cell>
          <table:table-cell table:formula="of:=([.B1769]-[.B$2])/10^9" office:value-type="float" office:value="0.349606404">
            <text:p>0.349606</text:p>
          </table:table-cell>
          <table:table-cell table:formula="of:=[.C1769]-[.C1768]" office:value-type="float" office:value="0.000917791999999973">
            <text:p>0.000918</text:p>
          </table:table-cell>
          <table:table-cell table:formula="of:=[.A1769]-[.A1768]" office:value-type="float" office:value="0.000909000000092419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60268">
            <text:p>1061.560268</text:p>
          </table:table-cell>
          <table:table-cell office:value-type="float" office:value="5086810127154">
            <text:p>5086810127154</text:p>
          </table:table-cell>
          <table:table-cell table:formula="of:=([.B1770]-[.B$2])/10^9" office:value-type="float" office:value="0.349606404">
            <text:p>0.349606</text:p>
          </table:table-cell>
          <table:table-cell table:formula="of:=[.C1770]-[.C1769]" office:value-type="float" office:value="0">
            <text:p>0.000000</text:p>
          </table:table-cell>
          <table:table-cell table:formula="of:=[.A1770]-[.A1769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60612">
            <text:p>1061.560612</text:p>
          </table:table-cell>
          <table:table-cell office:value-type="float" office:value="5086810127154">
            <text:p>5086810127154</text:p>
          </table:table-cell>
          <table:table-cell table:formula="of:=([.B1771]-[.B$2])/10^9" office:value-type="float" office:value="0.349606404">
            <text:p>0.349606</text:p>
          </table:table-cell>
          <table:table-cell table:formula="of:=[.C1771]-[.C1770]" office:value-type="float" office:value="0">
            <text:p>0.000000</text:p>
          </table:table-cell>
          <table:table-cell table:formula="of:=[.A1771]-[.A1770]" office:value-type="float" office:value="0.000344000000040978">
            <text:p>0.00034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560614">
            <text:p>1061.560614</text:p>
          </table:table-cell>
          <table:table-cell office:value-type="float" office:value="5086810474332">
            <text:p>5086810474332</text:p>
          </table:table-cell>
          <table:table-cell table:formula="of:=([.B1772]-[.B$2])/10^9" office:value-type="float" office:value="0.349953582">
            <text:p>0.349954</text:p>
          </table:table-cell>
          <table:table-cell table:formula="of:=[.C1772]-[.C1771]" office:value-type="float" office:value="0.000347178000000004">
            <text:p>0.000347</text:p>
          </table:table-cell>
          <table:table-cell table:formula="of:=[.A1772]-[.A177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560615">
            <text:p>1061.560615</text:p>
          </table:table-cell>
          <table:table-cell office:value-type="float" office:value="5086810474332">
            <text:p>5086810474332</text:p>
          </table:table-cell>
          <table:table-cell table:formula="of:=([.B1773]-[.B$2])/10^9" office:value-type="float" office:value="0.349953582">
            <text:p>0.349954</text:p>
          </table:table-cell>
          <table:table-cell table:formula="of:=[.C1773]-[.C1772]" office:value-type="float" office:value="0">
            <text:p>0.000000</text:p>
          </table:table-cell>
          <table:table-cell table:formula="of:=[.A1773]-[.A1772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5086817474332; c_s is fully topped up</text:p>
          </table:table-cell>
        </table:table-row>
        <table:table-row table:style-name="ro1">
          <table:table-cell office:value-type="float" office:value="1061.560619">
            <text:p>1061.560619</text:p>
          </table:table-cell>
          <table:table-cell office:value-type="float" office:value="5086810474332">
            <text:p>5086810474332</text:p>
          </table:table-cell>
          <table:table-cell table:formula="of:=([.B1774]-[.B$2])/10^9" office:value-type="float" office:value="0.349953582">
            <text:p>0.349954</text:p>
          </table:table-cell>
          <table:table-cell table:formula="of:=[.C1774]-[.C1773]" office:value-type="float" office:value="0">
            <text:p>0.000000</text:p>
          </table:table-cell>
          <table:table-cell table:formula="of:=[.A1774]-[.A1773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60621">
            <text:p>1061.560621</text:p>
          </table:table-cell>
          <table:table-cell office:value-type="float" office:value="5086810481388">
            <text:p>5086810481388</text:p>
          </table:table-cell>
          <table:table-cell table:formula="of:=([.B1775]-[.B$2])/10^9" office:value-type="float" office:value="0.349960638">
            <text:p>0.349961</text:p>
          </table:table-cell>
          <table:table-cell table:formula="of:=[.C1775]-[.C1774]" office:value-type="float" office:value="0.00000705600000000528">
            <text:p>0.000007</text:p>
          </table:table-cell>
          <table:table-cell table:formula="of:=[.A1775]-[.A177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60622">
            <text:p>1061.560622</text:p>
          </table:table-cell>
          <table:table-cell office:value-type="float" office:value="5086810481388">
            <text:p>5086810481388</text:p>
          </table:table-cell>
          <table:table-cell table:formula="of:=([.B1776]-[.B$2])/10^9" office:value-type="float" office:value="0.349960638">
            <text:p>0.349961</text:p>
          </table:table-cell>
          <table:table-cell table:formula="of:=[.C1776]-[.C1775]" office:value-type="float" office:value="0">
            <text:p>0.000000</text:p>
          </table:table-cell>
          <table:table-cell table:formula="of:=[.A1776]-[.A1775]" office:value-type="float" office:value="0.000000999999883788405">
            <text:p>0.000001</text:p>
          </table:table-cell>
          <table:table-cell/>
          <table:table-cell office:value-type="string">
            <text:p>d_s is renewed (r + D) to 5086815481388; c_s is fully topped up</text:p>
          </table:table-cell>
          <table:table-cell/>
        </table:table-row>
        <table:table-row table:style-name="ro1">
          <table:table-cell office:value-type="float" office:value="1061.560635">
            <text:p>1061.560635</text:p>
          </table:table-cell>
          <table:table-cell office:value-type="float" office:value="5086810489591">
            <text:p>5086810489591</text:p>
          </table:table-cell>
          <table:table-cell table:formula="of:=([.B1777]-[.B$2])/10^9" office:value-type="float" office:value="0.349968841">
            <text:p>0.349969</text:p>
          </table:table-cell>
          <table:table-cell table:formula="of:=[.C1777]-[.C1776]" office:value-type="float" office:value="0.00000820299999998442">
            <text:p>0.000008</text:p>
          </table:table-cell>
          <table:table-cell table:formula="of:=[.A1777]-[.A1776]" office:value-type="float" office:value="0.000013000000080865">
            <text:p>0.000013</text:p>
          </table:table-cell>
          <table:table-cell/>
          <table:table-cell office:value-type="string">
            <text:p>is pick_next_task_dl-ed by Xorg (1038)</text:p>
          </table:table-cell>
          <table:table-cell/>
        </table:table-row>
        <table:table-row table:style-name="ro1">
          <table:table-cell office:value-type="float" office:value="1061.562575">
            <text:p>1061.562575</text:p>
          </table:table-cell>
          <table:table-cell office:value-type="float" office:value="5086812439709">
            <text:p>5086812439709</text:p>
          </table:table-cell>
          <table:table-cell table:formula="of:=([.B1778]-[.B$2])/10^9" office:value-type="float" office:value="0.351918959">
            <text:p>0.351919</text:p>
          </table:table-cell>
          <table:table-cell table:formula="of:=[.C1778]-[.C1777]" office:value-type="float" office:value="0.001950118">
            <text:p>0.001950</text:p>
          </table:table-cell>
          <table:table-cell table:formula="of:=[.A1778]-[.A1777]" office:value-type="float" office:value="0.00193999999987682">
            <text:p>0.00194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62576">
            <text:p>1061.562576</text:p>
          </table:table-cell>
          <table:table-cell office:value-type="float" office:value="5086812439709">
            <text:p>5086812439709</text:p>
          </table:table-cell>
          <table:table-cell table:formula="of:=([.B1779]-[.B$2])/10^9" office:value-type="float" office:value="0.351918959">
            <text:p>0.351919</text:p>
          </table:table-cell>
          <table:table-cell table:formula="of:=[.C1779]-[.C1778]" office:value-type="float" office:value="0">
            <text:p>0.000000</text:p>
          </table:table-cell>
          <table:table-cell table:formula="of:=[.A1779]-[.A1778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62581">
            <text:p>1061.562581</text:p>
          </table:table-cell>
          <table:table-cell office:value-type="float" office:value="5086812439709">
            <text:p>5086812439709</text:p>
          </table:table-cell>
          <table:table-cell table:formula="of:=([.B1780]-[.B$2])/10^9" office:value-type="float" office:value="0.351918959">
            <text:p>0.351919</text:p>
          </table:table-cell>
          <table:table-cell table:formula="of:=[.C1780]-[.C1779]" office:value-type="float" office:value="0">
            <text:p>0.000000</text:p>
          </table:table-cell>
          <table:table-cell table:formula="of:=[.A1780]-[.A1779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562609">
            <text:p>1061.562609</text:p>
          </table:table-cell>
          <table:table-cell office:value-type="float" office:value="5086812439709">
            <text:p>5086812439709</text:p>
          </table:table-cell>
          <table:table-cell table:formula="of:=([.B1781]-[.B$2])/10^9" office:value-type="float" office:value="0.351918959">
            <text:p>0.351919</text:p>
          </table:table-cell>
          <table:table-cell table:formula="of:=[.C1781]-[.C1780]" office:value-type="float" office:value="0">
            <text:p>0.000000</text:p>
          </table:table-cell>
          <table:table-cell table:formula="of:=[.A1781]-[.A1780]" office:value-type="float" office:value="0.0000280000001566805">
            <text:p>0.00002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62611">
            <text:p>1061.562611</text:p>
          </table:table-cell>
          <table:table-cell office:value-type="float" office:value="5086812475708">
            <text:p>5086812475708</text:p>
          </table:table-cell>
          <table:table-cell table:formula="of:=([.B1782]-[.B$2])/10^9" office:value-type="float" office:value="0.351954958">
            <text:p>0.351955</text:p>
          </table:table-cell>
          <table:table-cell table:formula="of:=[.C1782]-[.C1781]" office:value-type="float" office:value="0.0000359990000000088">
            <text:p>0.000036</text:p>
          </table:table-cell>
          <table:table-cell table:formula="of:=[.A1782]-[.A178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62612">
            <text:p>1061.562612</text:p>
          </table:table-cell>
          <table:table-cell office:value-type="float" office:value="5086812475708">
            <text:p>5086812475708</text:p>
          </table:table-cell>
          <table:table-cell table:formula="of:=([.B1783]-[.B$2])/10^9" office:value-type="float" office:value="0.351954958">
            <text:p>0.351955</text:p>
          </table:table-cell>
          <table:table-cell table:formula="of:=[.C1783]-[.C1782]" office:value-type="float" office:value="0">
            <text:p>0.000000</text:p>
          </table:table-cell>
          <table:table-cell table:formula="of:=[.A1783]-[.A1782]" office:value-type="float" office:value="0.000000999999883788405">
            <text:p>0.000001</text:p>
          </table:table-cell>
          <table:table-cell office:value-type="string">
            <text:p>d_s is renewed (r + D) to 5086814475708; c_s is fully topped up</text:p>
          </table:table-cell>
          <table:table-cell table:number-columns-repeated="2"/>
        </table:table-row>
        <table:table-row table:style-name="ro1">
          <table:table-cell office:value-type="float" office:value="1061.562613">
            <text:p>1061.562613</text:p>
          </table:table-cell>
          <table:table-cell office:value-type="float" office:value="5086812475708">
            <text:p>5086812475708</text:p>
          </table:table-cell>
          <table:table-cell table:formula="of:=([.B1784]-[.B$2])/10^9" office:value-type="float" office:value="0.351954958">
            <text:p>0.351955</text:p>
          </table:table-cell>
          <table:table-cell table:formula="of:=[.C1784]-[.C1783]" office:value-type="float" office:value="0">
            <text:p>0.000000</text:p>
          </table:table-cell>
          <table:table-cell table:formula="of:=[.A1784]-[.A1783]" office:value-type="float" office:value="0.00000100000011116208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562623">
            <text:p>1061.562623</text:p>
          </table:table-cell>
          <table:table-cell office:value-type="float" office:value="5086812487868">
            <text:p>5086812487868</text:p>
          </table:table-cell>
          <table:table-cell table:formula="of:=([.B1785]-[.B$2])/10^9" office:value-type="float" office:value="0.351967118">
            <text:p>0.351967</text:p>
          </table:table-cell>
          <table:table-cell table:formula="of:=[.C1785]-[.C1784]" office:value-type="float" office:value="0.0000121600000000388">
            <text:p>0.000012</text:p>
          </table:table-cell>
          <table:table-cell table:formula="of:=[.A1785]-[.A1784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62631">
            <text:p>1061.562631</text:p>
          </table:table-cell>
          <table:table-cell office:value-type="float" office:value="5086812487868">
            <text:p>5086812487868</text:p>
          </table:table-cell>
          <table:table-cell table:formula="of:=([.B1786]-[.B$2])/10^9" office:value-type="float" office:value="0.351967118">
            <text:p>0.351967</text:p>
          </table:table-cell>
          <table:table-cell table:formula="of:=[.C1786]-[.C1785]" office:value-type="float" office:value="0">
            <text:p>0.000000</text:p>
          </table:table-cell>
          <table:table-cell table:formula="of:=[.A1786]-[.A1785]" office:value-type="float" office:value="0.00000799999997980194">
            <text:p>0.000008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563539">
            <text:p>1061.563539</text:p>
          </table:table-cell>
          <table:table-cell office:value-type="float" office:value="5086813403877">
            <text:p>5086813403877</text:p>
          </table:table-cell>
          <table:table-cell table:formula="of:=([.B1787]-[.B$2])/10^9" office:value-type="float" office:value="0.352883127">
            <text:p>0.352883</text:p>
          </table:table-cell>
          <table:table-cell table:formula="of:=[.C1787]-[.C1786]" office:value-type="float" office:value="0.000916008999999995">
            <text:p>0.000916</text:p>
          </table:table-cell>
          <table:table-cell table:formula="of:=[.A1787]-[.A1786]" office:value-type="float" office:value="0.000907999999981257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6354">
            <text:p>1061.563540</text:p>
          </table:table-cell>
          <table:table-cell office:value-type="float" office:value="5086813403877">
            <text:p>5086813403877</text:p>
          </table:table-cell>
          <table:table-cell table:formula="of:=([.B1788]-[.B$2])/10^9" office:value-type="float" office:value="0.352883127">
            <text:p>0.352883</text:p>
          </table:table-cell>
          <table:table-cell table:formula="of:=[.C1788]-[.C1787]" office:value-type="float" office:value="0">
            <text:p>0.000000</text:p>
          </table:table-cell>
          <table:table-cell table:formula="of:=[.A1788]-[.A1787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63545">
            <text:p>1061.563545</text:p>
          </table:table-cell>
          <table:table-cell office:value-type="float" office:value="5086813403877">
            <text:p>5086813403877</text:p>
          </table:table-cell>
          <table:table-cell table:formula="of:=([.B1789]-[.B$2])/10^9" office:value-type="float" office:value="0.352883127">
            <text:p>0.352883</text:p>
          </table:table-cell>
          <table:table-cell table:formula="of:=[.C1789]-[.C1788]" office:value-type="float" office:value="0">
            <text:p>0.000000</text:p>
          </table:table-cell>
          <table:table-cell table:formula="of:=[.A1789]-[.A1788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565604">
            <text:p>1061.565604</text:p>
          </table:table-cell>
          <table:table-cell office:value-type="float" office:value="5086813403877">
            <text:p>5086813403877</text:p>
          </table:table-cell>
          <table:table-cell table:formula="of:=([.B1790]-[.B$2])/10^9" office:value-type="float" office:value="0.352883127">
            <text:p>0.352883</text:p>
          </table:table-cell>
          <table:table-cell table:formula="of:=[.C1790]-[.C1789]" office:value-type="float" office:value="0">
            <text:p>0.000000</text:p>
          </table:table-cell>
          <table:table-cell table:formula="of:=[.A1790]-[.A1789]" office:value-type="float" office:value="0.00205899999991743">
            <text:p>0.00205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65606">
            <text:p>1061.565606</text:p>
          </table:table-cell>
          <table:table-cell office:value-type="float" office:value="5086815470445">
            <text:p>5086815470445</text:p>
          </table:table-cell>
          <table:table-cell table:formula="of:=([.B1791]-[.B$2])/10^9" office:value-type="float" office:value="0.354949695">
            <text:p>0.354950</text:p>
          </table:table-cell>
          <table:table-cell table:formula="of:=[.C1791]-[.C1790]" office:value-type="float" office:value="0.00206656799999999">
            <text:p>0.002067</text:p>
          </table:table-cell>
          <table:table-cell table:formula="of:=[.A1791]-[.A179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65607">
            <text:p>1061.565607</text:p>
          </table:table-cell>
          <table:table-cell office:value-type="float" office:value="5086815470445">
            <text:p>5086815470445</text:p>
          </table:table-cell>
          <table:table-cell table:formula="of:=([.B1792]-[.B$2])/10^9" office:value-type="float" office:value="0.354949695">
            <text:p>0.354950</text:p>
          </table:table-cell>
          <table:table-cell table:formula="of:=[.C1792]-[.C1791]" office:value-type="float" office:value="0">
            <text:p>0.000000</text:p>
          </table:table-cell>
          <table:table-cell table:formula="of:=[.A1792]-[.A1791]" office:value-type="float" office:value="0.00000100000011116208">
            <text:p>0.000001</text:p>
          </table:table-cell>
          <table:table-cell/>
          <table:table-cell office:value-type="string">
            <text:p>49882 / 10943 &gt; 2000000 / 5000000</text:p>
          </table:table-cell>
          <table:table-cell/>
        </table:table-row>
        <table:table-row table:style-name="ro1">
          <table:table-cell office:value-type="float" office:value="1061.565608">
            <text:p>1061.565608</text:p>
          </table:table-cell>
          <table:table-cell office:value-type="float" office:value="5086815470445">
            <text:p>5086815470445</text:p>
          </table:table-cell>
          <table:table-cell table:formula="of:=([.B1793]-[.B$2])/10^9" office:value-type="float" office:value="0.354949695">
            <text:p>0.354950</text:p>
          </table:table-cell>
          <table:table-cell table:formula="of:=[.C1793]-[.C1792]" office:value-type="float" office:value="0">
            <text:p>0.000000</text:p>
          </table:table-cell>
          <table:table-cell table:formula="of:=[.A1793]-[.A1792]" office:value-type="float" office:value="0.00000100000011116208">
            <text:p>0.000001</text:p>
          </table:table-cell>
          <table:table-cell/>
          <table:table-cell office:value-type="string">
            <text:p>d_s is renewed (r + D) to 5086820470445; c_s is fully topped up</text:p>
          </table:table-cell>
          <table:table-cell/>
        </table:table-row>
        <table:table-row table:style-name="ro1">
          <table:table-cell office:value-type="float" office:value="1061.566489">
            <text:p>1061.566489</text:p>
          </table:table-cell>
          <table:table-cell office:value-type="float" office:value="5086816357647">
            <text:p>5086816357647</text:p>
          </table:table-cell>
          <table:table-cell table:formula="of:=([.B1794]-[.B$2])/10^9" office:value-type="float" office:value="0.355836897">
            <text:p>0.355837</text:p>
          </table:table-cell>
          <table:table-cell table:formula="of:=[.C1794]-[.C1793]" office:value-type="float" office:value="0.000887201999999976">
            <text:p>0.000887</text:p>
          </table:table-cell>
          <table:table-cell table:formula="of:=[.A1794]-[.A1793]" office:value-type="float" office:value="0.000880999999935739">
            <text:p>0.00088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56649">
            <text:p>1061.566490</text:p>
          </table:table-cell>
          <table:table-cell office:value-type="float" office:value="5086816357647">
            <text:p>5086816357647</text:p>
          </table:table-cell>
          <table:table-cell table:formula="of:=([.B1795]-[.B$2])/10^9" office:value-type="float" office:value="0.355836897">
            <text:p>0.355837</text:p>
          </table:table-cell>
          <table:table-cell table:formula="of:=[.C1795]-[.C1794]" office:value-type="float" office:value="0">
            <text:p>0.000000</text:p>
          </table:table-cell>
          <table:table-cell table:formula="of:=[.A1795]-[.A1794]" office:value-type="float" office:value="0.000000999999883788405">
            <text:p>0.000001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61.566491">
            <text:p>1061.566491</text:p>
          </table:table-cell>
          <table:table-cell office:value-type="float" office:value="5086816357647">
            <text:p>5086816357647</text:p>
          </table:table-cell>
          <table:table-cell table:formula="of:=([.B1796]-[.B$2])/10^9" office:value-type="float" office:value="0.355836897">
            <text:p>0.355837</text:p>
          </table:table-cell>
          <table:table-cell table:formula="of:=[.C1796]-[.C1795]" office:value-type="float" office:value="0">
            <text:p>0.000000</text:p>
          </table:table-cell>
          <table:table-cell table:formula="of:=[.A1796]-[.A1795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5086816357647-5086816013177=344470</text:p>
          </table:table-cell>
        </table:table-row>
        <table:table-row table:style-name="ro1">
          <table:table-cell office:value-type="float" office:value="1061.566496">
            <text:p>1061.566496</text:p>
          </table:table-cell>
          <table:table-cell office:value-type="float" office:value="5086816357647">
            <text:p>5086816357647</text:p>
          </table:table-cell>
          <table:table-cell table:formula="of:=([.B1797]-[.B$2])/10^9" office:value-type="float" office:value="0.355836897">
            <text:p>0.355837</text:p>
          </table:table-cell>
          <table:table-cell table:formula="of:=[.C1797]-[.C1796]" office:value-type="float" office:value="0">
            <text:p>0.000000</text:p>
          </table:table-cell>
          <table:table-cell table:formula="of:=[.A1797]-[.A1796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66501">
            <text:p>1061.566501</text:p>
          </table:table-cell>
          <table:table-cell office:value-type="float" office:value="5086816357647">
            <text:p>5086816357647</text:p>
          </table:table-cell>
          <table:table-cell table:formula="of:=([.B1798]-[.B$2])/10^9" office:value-type="float" office:value="0.355836897">
            <text:p>0.355837</text:p>
          </table:table-cell>
          <table:table-cell table:formula="of:=[.C1798]-[.C1797]" office:value-type="float" office:value="0">
            <text:p>0.000000</text:p>
          </table:table-cell>
          <table:table-cell table:formula="of:=[.A1798]-[.A1797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566604">
            <text:p>1061.566604</text:p>
          </table:table-cell>
          <table:table-cell office:value-type="float" office:value="5086816357647">
            <text:p>5086816357647</text:p>
          </table:table-cell>
          <table:table-cell table:formula="of:=([.B1799]-[.B$2])/10^9" office:value-type="float" office:value="0.355836897">
            <text:p>0.355837</text:p>
          </table:table-cell>
          <table:table-cell table:formula="of:=[.C1799]-[.C1798]" office:value-type="float" office:value="0">
            <text:p>0.000000</text:p>
          </table:table-cell>
          <table:table-cell table:formula="of:=[.A1799]-[.A1798]" office:value-type="float" office:value="0.000103000000081011">
            <text:p>0.0001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66606">
            <text:p>1061.566606</text:p>
          </table:table-cell>
          <table:table-cell office:value-type="float" office:value="5086816475084">
            <text:p>5086816475084</text:p>
          </table:table-cell>
          <table:table-cell table:formula="of:=([.B1800]-[.B$2])/10^9" office:value-type="float" office:value="0.355954334">
            <text:p>0.355954</text:p>
          </table:table-cell>
          <table:table-cell table:formula="of:=[.C1800]-[.C1799]" office:value-type="float" office:value="0.000117436999999998">
            <text:p>0.000117</text:p>
          </table:table-cell>
          <table:table-cell table:formula="of:=[.A1800]-[.A179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66607">
            <text:p>1061.566607</text:p>
          </table:table-cell>
          <table:table-cell office:value-type="float" office:value="5086816475084">
            <text:p>5086816475084</text:p>
          </table:table-cell>
          <table:table-cell table:formula="of:=([.B1801]-[.B$2])/10^9" office:value-type="float" office:value="0.355954334">
            <text:p>0.355954</text:p>
          </table:table-cell>
          <table:table-cell table:formula="of:=[.C1801]-[.C1800]" office:value-type="float" office:value="0">
            <text:p>0.000000</text:p>
          </table:table-cell>
          <table:table-cell table:formula="of:=[.A1801]-[.A1800]" office:value-type="float" office:value="0.000000999999883788405">
            <text:p>0.000001</text:p>
          </table:table-cell>
          <table:table-cell office:value-type="string">
            <text:p>d_s is renewed (r + D) to 5086818475084; c_s is fully topped up</text:p>
          </table:table-cell>
          <table:table-cell table:number-columns-repeated="2"/>
        </table:table-row>
        <table:table-row table:style-name="ro1">
          <table:table-cell office:value-type="float" office:value="1061.566608">
            <text:p>1061.566608</text:p>
          </table:table-cell>
          <table:table-cell office:value-type="float" office:value="5086816475084">
            <text:p>5086816475084</text:p>
          </table:table-cell>
          <table:table-cell table:formula="of:=([.B1802]-[.B$2])/10^9" office:value-type="float" office:value="0.355954334">
            <text:p>0.355954</text:p>
          </table:table-cell>
          <table:table-cell table:formula="of:=[.C1802]-[.C1801]" office:value-type="float" office:value="0">
            <text:p>0.000000</text:p>
          </table:table-cell>
          <table:table-cell table:formula="of:=[.A1802]-[.A1801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566615">
            <text:p>1061.566615</text:p>
          </table:table-cell>
          <table:table-cell office:value-type="float" office:value="5086816484050">
            <text:p>5086816484050</text:p>
          </table:table-cell>
          <table:table-cell table:formula="of:=([.B1803]-[.B$2])/10^9" office:value-type="float" office:value="0.3559633">
            <text:p>0.355963</text:p>
          </table:table-cell>
          <table:table-cell table:formula="of:=[.C1803]-[.C1802]" office:value-type="float" office:value="0.00000896599999999914">
            <text:p>0.000009</text:p>
          </table:table-cell>
          <table:table-cell table:formula="of:=[.A1803]-[.A1802]" office:value-type="float" office:value="0.00000699999986863986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6662">
            <text:p>1061.566620</text:p>
          </table:table-cell>
          <table:table-cell office:value-type="float" office:value="5086816484050">
            <text:p>5086816484050</text:p>
          </table:table-cell>
          <table:table-cell table:formula="of:=([.B1804]-[.B$2])/10^9" office:value-type="float" office:value="0.3559633">
            <text:p>0.355963</text:p>
          </table:table-cell>
          <table:table-cell table:formula="of:=[.C1804]-[.C1803]" office:value-type="float" office:value="0">
            <text:p>0.000000</text:p>
          </table:table-cell>
          <table:table-cell table:formula="of:=[.A1804]-[.A1803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567526">
            <text:p>1061.567526</text:p>
          </table:table-cell>
          <table:table-cell office:value-type="float" office:value="5086817395098">
            <text:p>5086817395098</text:p>
          </table:table-cell>
          <table:table-cell table:formula="of:=([.B1805]-[.B$2])/10^9" office:value-type="float" office:value="0.356874348">
            <text:p>0.356874</text:p>
          </table:table-cell>
          <table:table-cell table:formula="of:=[.C1805]-[.C1804]" office:value-type="float" office:value="0.000911048000000025">
            <text:p>0.000911</text:p>
          </table:table-cell>
          <table:table-cell table:formula="of:=[.A1805]-[.A1804]" office:value-type="float" office:value="0.000905999999986307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67527">
            <text:p>1061.567527</text:p>
          </table:table-cell>
          <table:table-cell office:value-type="float" office:value="5086817395098">
            <text:p>5086817395098</text:p>
          </table:table-cell>
          <table:table-cell table:formula="of:=([.B1806]-[.B$2])/10^9" office:value-type="float" office:value="0.356874348">
            <text:p>0.356874</text:p>
          </table:table-cell>
          <table:table-cell table:formula="of:=[.C1806]-[.C1805]" office:value-type="float" office:value="0">
            <text:p>0.000000</text:p>
          </table:table-cell>
          <table:table-cell table:formula="of:=[.A1806]-[.A1805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67532">
            <text:p>1061.567532</text:p>
          </table:table-cell>
          <table:table-cell office:value-type="float" office:value="5086817395098">
            <text:p>5086817395098</text:p>
          </table:table-cell>
          <table:table-cell table:formula="of:=([.B1807]-[.B$2])/10^9" office:value-type="float" office:value="0.356874348">
            <text:p>0.356874</text:p>
          </table:table-cell>
          <table:table-cell table:formula="of:=[.C1807]-[.C1806]" office:value-type="float" office:value="0">
            <text:p>0.000000</text:p>
          </table:table-cell>
          <table:table-cell table:formula="of:=[.A1807]-[.A1806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567613">
            <text:p>1061.567613</text:p>
          </table:table-cell>
          <table:table-cell office:value-type="float" office:value="5086817395098">
            <text:p>5086817395098</text:p>
          </table:table-cell>
          <table:table-cell table:formula="of:=([.B1808]-[.B$2])/10^9" office:value-type="float" office:value="0.356874348">
            <text:p>0.356874</text:p>
          </table:table-cell>
          <table:table-cell table:formula="of:=[.C1808]-[.C1807]" office:value-type="float" office:value="0">
            <text:p>0.000000</text:p>
          </table:table-cell>
          <table:table-cell table:formula="of:=[.A1808]-[.A1807]" office:value-type="float" office:value="0.0000809999999091815">
            <text:p>0.000081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61.569354">
            <text:p>1061.569354</text:p>
          </table:table-cell>
          <table:table-cell office:value-type="float" office:value="5086819223291">
            <text:p>5086819223291</text:p>
          </table:table-cell>
          <table:table-cell table:formula="of:=([.B1809]-[.B$2])/10^9" office:value-type="float" office:value="0.358702541">
            <text:p>0.358703</text:p>
          </table:table-cell>
          <table:table-cell table:formula="of:=[.C1809]-[.C1808]" office:value-type="float" office:value="0.00182819299999998">
            <text:p>0.001828</text:p>
          </table:table-cell>
          <table:table-cell table:formula="of:=[.A1809]-[.A1808]" office:value-type="float" office:value="0.00174100000003818">
            <text:p>0.00174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69355">
            <text:p>1061.569355</text:p>
          </table:table-cell>
          <table:table-cell office:value-type="float" office:value="5086819223291">
            <text:p>5086819223291</text:p>
          </table:table-cell>
          <table:table-cell table:formula="of:=([.B1810]-[.B$2])/10^9" office:value-type="float" office:value="0.358702541">
            <text:p>0.358703</text:p>
          </table:table-cell>
          <table:table-cell table:formula="of:=[.C1810]-[.C1809]" office:value-type="float" office:value="0">
            <text:p>0.000000</text:p>
          </table:table-cell>
          <table:table-cell table:formula="of:=[.A1810]-[.A1809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70601">
            <text:p>1061.570601</text:p>
          </table:table-cell>
          <table:table-cell office:value-type="float" office:value="5086820306530">
            <text:p>5086820306530</text:p>
          </table:table-cell>
          <table:table-cell table:formula="of:=([.B1811]-[.B$2])/10^9" office:value-type="float" office:value="0.35978578">
            <text:p>0.359786</text:p>
          </table:table-cell>
          <table:table-cell table:formula="of:=[.C1811]-[.C1810]" office:value-type="float" office:value="0.00108323900000001">
            <text:p>0.001083</text:p>
          </table:table-cell>
          <table:table-cell table:formula="of:=[.A1811]-[.A1810]" office:value-type="float" office:value="0.00124599999981001">
            <text:p>0.00124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570604">
            <text:p>1061.570604</text:p>
          </table:table-cell>
          <table:table-cell office:value-type="float" office:value="5086820477585">
            <text:p>5086820477585</text:p>
          </table:table-cell>
          <table:table-cell table:formula="of:=([.B1812]-[.B$2])/10^9" office:value-type="float" office:value="0.359956835">
            <text:p>0.359957</text:p>
          </table:table-cell>
          <table:table-cell table:formula="of:=[.C1812]-[.C1811]" office:value-type="float" office:value="0.000171054999999976">
            <text:p>0.000171</text:p>
          </table:table-cell>
          <table:table-cell table:formula="of:=[.A1812]-[.A1811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570605">
            <text:p>1061.570605</text:p>
          </table:table-cell>
          <table:table-cell office:value-type="float" office:value="5086820477585">
            <text:p>5086820477585</text:p>
          </table:table-cell>
          <table:table-cell table:formula="of:=([.B1813]-[.B$2])/10^9" office:value-type="float" office:value="0.359956835">
            <text:p>0.359957</text:p>
          </table:table-cell>
          <table:table-cell table:formula="of:=[.C1813]-[.C1812]" office:value-type="float" office:value="0">
            <text:p>0.000000</text:p>
          </table:table-cell>
          <table:table-cell table:formula="of:=[.A1813]-[.A1812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5086827477585; c_s is fully topped up</text:p>
          </table:table-cell>
        </table:table-row>
        <table:table-row table:style-name="ro1">
          <table:table-cell office:value-type="float" office:value="1061.570609">
            <text:p>1061.570609</text:p>
          </table:table-cell>
          <table:table-cell office:value-type="float" office:value="5086820477585">
            <text:p>5086820477585</text:p>
          </table:table-cell>
          <table:table-cell table:formula="of:=([.B1814]-[.B$2])/10^9" office:value-type="float" office:value="0.359956835">
            <text:p>0.359957</text:p>
          </table:table-cell>
          <table:table-cell table:formula="of:=[.C1814]-[.C1813]" office:value-type="float" office:value="0">
            <text:p>0.000000</text:p>
          </table:table-cell>
          <table:table-cell table:formula="of:=[.A1814]-[.A1813]" office:value-type="float" office:value="0.00000400000021727465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70611">
            <text:p>1061.570611</text:p>
          </table:table-cell>
          <table:table-cell office:value-type="float" office:value="5086820477585">
            <text:p>5086820477585</text:p>
          </table:table-cell>
          <table:table-cell table:formula="of:=([.B1815]-[.B$2])/10^9" office:value-type="float" office:value="0.359956835">
            <text:p>0.359957</text:p>
          </table:table-cell>
          <table:table-cell table:formula="of:=[.C1815]-[.C1814]" office:value-type="float" office:value="0">
            <text:p>0.000000</text:p>
          </table:table-cell>
          <table:table-cell table:formula="of:=[.A1815]-[.A181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70612">
            <text:p>1061.570612</text:p>
          </table:table-cell>
          <table:table-cell office:value-type="float" office:value="5086820477585">
            <text:p>5086820477585</text:p>
          </table:table-cell>
          <table:table-cell table:formula="of:=([.B1816]-[.B$2])/10^9" office:value-type="float" office:value="0.359956835">
            <text:p>0.359957</text:p>
          </table:table-cell>
          <table:table-cell table:formula="of:=[.C1816]-[.C1815]" office:value-type="float" office:value="0">
            <text:p>0.000000</text:p>
          </table:table-cell>
          <table:table-cell table:formula="of:=[.A1816]-[.A1815]" office:value-type="float" office:value="0.000000999999883788405">
            <text:p>0.000001</text:p>
          </table:table-cell>
          <table:table-cell office:value-type="string">
            <text:p>d_s is renewed (r + D) to 5086822477585; c_s is fully topped up</text:p>
          </table:table-cell>
          <table:table-cell table:number-columns-repeated="2"/>
        </table:table-row>
        <table:table-row table:style-name="ro1">
          <table:table-cell office:value-type="float" office:value="1061.570616">
            <text:p>1061.570616</text:p>
          </table:table-cell>
          <table:table-cell office:value-type="float" office:value="5086820477585">
            <text:p>5086820477585</text:p>
          </table:table-cell>
          <table:table-cell table:formula="of:=([.B1817]-[.B$2])/10^9" office:value-type="float" office:value="0.359956835">
            <text:p>0.359957</text:p>
          </table:table-cell>
          <table:table-cell table:formula="of:=[.C1817]-[.C1816]" office:value-type="float" office:value="0">
            <text:p>0.000000</text:p>
          </table:table-cell>
          <table:table-cell table:formula="of:=[.A1817]-[.A1816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70618">
            <text:p>1061.570618</text:p>
          </table:table-cell>
          <table:table-cell office:value-type="float" office:value="5086820477585">
            <text:p>5086820477585</text:p>
          </table:table-cell>
          <table:table-cell table:formula="of:=([.B1818]-[.B$2])/10^9" office:value-type="float" office:value="0.359956835">
            <text:p>0.359957</text:p>
          </table:table-cell>
          <table:table-cell table:formula="of:=[.C1818]-[.C1817]" office:value-type="float" office:value="0">
            <text:p>0.000000</text:p>
          </table:table-cell>
          <table:table-cell table:formula="of:=[.A1818]-[.A181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70619">
            <text:p>1061.570619</text:p>
          </table:table-cell>
          <table:table-cell office:value-type="float" office:value="5086820477585">
            <text:p>5086820477585</text:p>
          </table:table-cell>
          <table:table-cell table:formula="of:=([.B1819]-[.B$2])/10^9" office:value-type="float" office:value="0.359956835">
            <text:p>0.359957</text:p>
          </table:table-cell>
          <table:table-cell table:formula="of:=[.C1819]-[.C1818]" office:value-type="float" office:value="0">
            <text:p>0.000000</text:p>
          </table:table-cell>
          <table:table-cell table:formula="of:=[.A1819]-[.A1818]" office:value-type="float" office:value="0.00000100000011116208">
            <text:p>0.000001</text:p>
          </table:table-cell>
          <table:table-cell/>
          <table:table-cell office:value-type="string">
            <text:p>d_s is renewed (r + D) to 5086825477585; c_s is fully topped up</text:p>
          </table:table-cell>
          <table:table-cell/>
        </table:table-row>
        <table:table-row table:style-name="ro1">
          <table:table-cell office:value-type="float" office:value="1061.570639">
            <text:p>1061.570639</text:p>
          </table:table-cell>
          <table:table-cell office:value-type="float" office:value="5086820477585">
            <text:p>5086820477585</text:p>
          </table:table-cell>
          <table:table-cell table:formula="of:=([.B1820]-[.B$2])/10^9" office:value-type="float" office:value="0.359956835">
            <text:p>0.359957</text:p>
          </table:table-cell>
          <table:table-cell table:formula="of:=[.C1820]-[.C1819]" office:value-type="float" office:value="0">
            <text:p>0.000000</text:p>
          </table:table-cell>
          <table:table-cell table:formula="of:=[.A1820]-[.A1819]" office:value-type="float" office:value="0.0000199999999495049">
            <text:p>0.000020</text:p>
          </table:table-cell>
          <table:table-cell office:value-type="string">
            <text:p>is pick_next_task_dl-ed by Xorg (1038)</text:p>
          </table:table-cell>
          <table:table-cell table:number-columns-repeated="2"/>
        </table:table-row>
        <table:table-row table:style-name="ro1">
          <table:table-cell office:value-type="float" office:value="1061.571554">
            <text:p>1061.571554</text:p>
          </table:table-cell>
          <table:table-cell office:value-type="float" office:value="5086821427149">
            <text:p>5086821427149</text:p>
          </table:table-cell>
          <table:table-cell table:formula="of:=([.B1821]-[.B$2])/10^9" office:value-type="float" office:value="0.360906399">
            <text:p>0.360906</text:p>
          </table:table-cell>
          <table:table-cell table:formula="of:=[.C1821]-[.C1820]" office:value-type="float" office:value="0.000949564000000014">
            <text:p>0.000950</text:p>
          </table:table-cell>
          <table:table-cell table:formula="of:=[.A1821]-[.A1820]" office:value-type="float" office:value="0.000915000000077271">
            <text:p>0.0009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71555">
            <text:p>1061.571555</text:p>
          </table:table-cell>
          <table:table-cell office:value-type="float" office:value="5086821427149">
            <text:p>5086821427149</text:p>
          </table:table-cell>
          <table:table-cell table:formula="of:=([.B1822]-[.B$2])/10^9" office:value-type="float" office:value="0.360906399">
            <text:p>0.360906</text:p>
          </table:table-cell>
          <table:table-cell table:formula="of:=[.C1822]-[.C1821]" office:value-type="float" office:value="0">
            <text:p>0.000000</text:p>
          </table:table-cell>
          <table:table-cell table:formula="of:=[.A1822]-[.A1821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71562">
            <text:p>1061.571562</text:p>
          </table:table-cell>
          <table:table-cell office:value-type="float" office:value="5086821427149">
            <text:p>5086821427149</text:p>
          </table:table-cell>
          <table:table-cell table:formula="of:=([.B1823]-[.B$2])/10^9" office:value-type="float" office:value="0.360906399">
            <text:p>0.360906</text:p>
          </table:table-cell>
          <table:table-cell table:formula="of:=[.C1823]-[.C1822]" office:value-type="float" office:value="0">
            <text:p>0.000000</text:p>
          </table:table-cell>
          <table:table-cell table:formula="of:=[.A1823]-[.A1822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573473">
            <text:p>1061.573473</text:p>
          </table:table-cell>
          <table:table-cell office:value-type="float" office:value="5086823346466">
            <text:p>5086823346466</text:p>
          </table:table-cell>
          <table:table-cell table:formula="of:=([.B1824]-[.B$2])/10^9" office:value-type="float" office:value="0.362825716">
            <text:p>0.362826</text:p>
          </table:table-cell>
          <table:table-cell table:formula="of:=[.C1824]-[.C1823]" office:value-type="float" office:value="0.00191931700000003">
            <text:p>0.001919</text:p>
          </table:table-cell>
          <table:table-cell table:formula="of:=[.A1824]-[.A1823]" office:value-type="float" office:value="0.00191099999983635">
            <text:p>0.00191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73474">
            <text:p>1061.573474</text:p>
          </table:table-cell>
          <table:table-cell office:value-type="float" office:value="5086823346466">
            <text:p>5086823346466</text:p>
          </table:table-cell>
          <table:table-cell table:formula="of:=([.B1825]-[.B$2])/10^9" office:value-type="float" office:value="0.362825716">
            <text:p>0.362826</text:p>
          </table:table-cell>
          <table:table-cell table:formula="of:=[.C1825]-[.C1824]" office:value-type="float" office:value="0">
            <text:p>0.000000</text:p>
          </table:table-cell>
          <table:table-cell table:formula="of:=[.A1825]-[.A1824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73479">
            <text:p>1061.573479</text:p>
          </table:table-cell>
          <table:table-cell office:value-type="float" office:value="5086823346466">
            <text:p>5086823346466</text:p>
          </table:table-cell>
          <table:table-cell table:formula="of:=([.B1826]-[.B$2])/10^9" office:value-type="float" office:value="0.362825716">
            <text:p>0.362826</text:p>
          </table:table-cell>
          <table:table-cell table:formula="of:=[.C1826]-[.C1825]" office:value-type="float" office:value="0">
            <text:p>0.000000</text:p>
          </table:table-cell>
          <table:table-cell table:formula="of:=[.A1826]-[.A1825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573484">
            <text:p>1061.573484</text:p>
          </table:table-cell>
          <table:table-cell office:value-type="float" office:value="5086823357323">
            <text:p>5086823357323</text:p>
          </table:table-cell>
          <table:table-cell table:formula="of:=([.B1827]-[.B$2])/10^9" office:value-type="float" office:value="0.362836573">
            <text:p>0.362837</text:p>
          </table:table-cell>
          <table:table-cell table:formula="of:=[.C1827]-[.C1826]" office:value-type="float" office:value="0.0000108569999999752">
            <text:p>0.000011</text:p>
          </table:table-cell>
          <table:table-cell table:formula="of:=[.A1827]-[.A1826]" office:value-type="float" office:value="0.00000500000010106305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73489">
            <text:p>1061.573489</text:p>
          </table:table-cell>
          <table:table-cell office:value-type="float" office:value="5086823357323">
            <text:p>5086823357323</text:p>
          </table:table-cell>
          <table:table-cell table:formula="of:=([.B1828]-[.B$2])/10^9" office:value-type="float" office:value="0.362836573">
            <text:p>0.362837</text:p>
          </table:table-cell>
          <table:table-cell table:formula="of:=[.C1828]-[.C1827]" office:value-type="float" office:value="0">
            <text:p>0.000000</text:p>
          </table:table-cell>
          <table:table-cell table:formula="of:=[.A1828]-[.A1827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61.574595">
            <text:p>1061.574595</text:p>
          </table:table-cell>
          <table:table-cell office:value-type="float" office:value="5086824014920">
            <text:p>5086824014920</text:p>
          </table:table-cell>
          <table:table-cell table:formula="of:=([.B1829]-[.B$2])/10^9" office:value-type="float" office:value="0.36349417">
            <text:p>0.363494</text:p>
          </table:table-cell>
          <table:table-cell table:formula="of:=[.C1829]-[.C1828]" office:value-type="float" office:value="0.00065759700000001">
            <text:p>0.000658</text:p>
          </table:table-cell>
          <table:table-cell table:formula="of:=[.A1829]-[.A1828]" office:value-type="float" office:value="0.0011059999999361">
            <text:p>0.00110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74597">
            <text:p>1061.574597</text:p>
          </table:table-cell>
          <table:table-cell office:value-type="float" office:value="5086824474888">
            <text:p>5086824474888</text:p>
          </table:table-cell>
          <table:table-cell table:formula="of:=([.B1830]-[.B$2])/10^9" office:value-type="float" office:value="0.363954138">
            <text:p>0.363954</text:p>
          </table:table-cell>
          <table:table-cell table:formula="of:=[.C1830]-[.C1829]" office:value-type="float" office:value="0.000459967999999977">
            <text:p>0.000460</text:p>
          </table:table-cell>
          <table:table-cell table:formula="of:=[.A1830]-[.A182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74597">
            <text:p>1061.574597</text:p>
          </table:table-cell>
          <table:table-cell office:value-type="float" office:value="5086824474888">
            <text:p>5086824474888</text:p>
          </table:table-cell>
          <table:table-cell table:formula="of:=([.B1831]-[.B$2])/10^9" office:value-type="float" office:value="0.363954138">
            <text:p>0.363954</text:p>
          </table:table-cell>
          <table:table-cell table:formula="of:=[.C1831]-[.C1830]" office:value-type="float" office:value="0">
            <text:p>0.000000</text:p>
          </table:table-cell>
          <table:table-cell table:formula="of:=[.A1831]-[.A1830]" office:value-type="float" office:value="0">
            <text:p>0.000000</text:p>
          </table:table-cell>
          <table:table-cell office:value-type="string">
            <text:p>d_s is renewed (r + D) to 5086826474888; c_s is fully topped up</text:p>
          </table:table-cell>
          <table:table-cell table:number-columns-repeated="2"/>
        </table:table-row>
        <table:table-row table:style-name="ro1">
          <table:table-cell office:value-type="float" office:value="1061.574599">
            <text:p>1061.574599</text:p>
          </table:table-cell>
          <table:table-cell office:value-type="float" office:value="5086824474888">
            <text:p>5086824474888</text:p>
          </table:table-cell>
          <table:table-cell table:formula="of:=([.B1832]-[.B$2])/10^9" office:value-type="float" office:value="0.363954138">
            <text:p>0.363954</text:p>
          </table:table-cell>
          <table:table-cell table:formula="of:=[.C1832]-[.C1831]" office:value-type="float" office:value="0">
            <text:p>0.000000</text:p>
          </table:table-cell>
          <table:table-cell table:formula="of:=[.A1832]-[.A1831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574606">
            <text:p>1061.574606</text:p>
          </table:table-cell>
          <table:table-cell office:value-type="float" office:value="5086824483985">
            <text:p>5086824483985</text:p>
          </table:table-cell>
          <table:table-cell table:formula="of:=([.B1833]-[.B$2])/10^9" office:value-type="float" office:value="0.363963235">
            <text:p>0.363963</text:p>
          </table:table-cell>
          <table:table-cell table:formula="of:=[.C1833]-[.C1832]" office:value-type="float" office:value="0.00000909700000001346">
            <text:p>0.000009</text:p>
          </table:table-cell>
          <table:table-cell table:formula="of:=[.A1833]-[.A1832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74611">
            <text:p>1061.574611</text:p>
          </table:table-cell>
          <table:table-cell office:value-type="float" office:value="5086824483985">
            <text:p>5086824483985</text:p>
          </table:table-cell>
          <table:table-cell table:formula="of:=([.B1834]-[.B$2])/10^9" office:value-type="float" office:value="0.363963235">
            <text:p>0.363963</text:p>
          </table:table-cell>
          <table:table-cell table:formula="of:=[.C1834]-[.C1833]" office:value-type="float" office:value="0">
            <text:p>0.000000</text:p>
          </table:table-cell>
          <table:table-cell table:formula="of:=[.A1834]-[.A1833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575517">
            <text:p>1061.575517</text:p>
          </table:table-cell>
          <table:table-cell office:value-type="float" office:value="5086825395148">
            <text:p>5086825395148</text:p>
          </table:table-cell>
          <table:table-cell table:formula="of:=([.B1835]-[.B$2])/10^9" office:value-type="float" office:value="0.364874398">
            <text:p>0.364874</text:p>
          </table:table-cell>
          <table:table-cell table:formula="of:=[.C1835]-[.C1834]" office:value-type="float" office:value="0.000911162999999993">
            <text:p>0.000911</text:p>
          </table:table-cell>
          <table:table-cell table:formula="of:=[.A1835]-[.A1834]" office:value-type="float" office:value="0.000905999999986307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75518">
            <text:p>1061.575518</text:p>
          </table:table-cell>
          <table:table-cell office:value-type="float" office:value="5086825395148">
            <text:p>5086825395148</text:p>
          </table:table-cell>
          <table:table-cell table:formula="of:=([.B1836]-[.B$2])/10^9" office:value-type="float" office:value="0.364874398">
            <text:p>0.364874</text:p>
          </table:table-cell>
          <table:table-cell table:formula="of:=[.C1836]-[.C1835]" office:value-type="float" office:value="0">
            <text:p>0.000000</text:p>
          </table:table-cell>
          <table:table-cell table:formula="of:=[.A1836]-[.A1835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75523">
            <text:p>1061.575523</text:p>
          </table:table-cell>
          <table:table-cell office:value-type="float" office:value="5086825395148">
            <text:p>5086825395148</text:p>
          </table:table-cell>
          <table:table-cell table:formula="of:=([.B1837]-[.B$2])/10^9" office:value-type="float" office:value="0.364874398">
            <text:p>0.364874</text:p>
          </table:table-cell>
          <table:table-cell table:formula="of:=[.C1837]-[.C1836]" office:value-type="float" office:value="0">
            <text:p>0.000000</text:p>
          </table:table-cell>
          <table:table-cell table:formula="of:=[.A1837]-[.A1836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575593">
            <text:p>1061.575593</text:p>
          </table:table-cell>
          <table:table-cell office:value-type="float" office:value="5086825395148">
            <text:p>5086825395148</text:p>
          </table:table-cell>
          <table:table-cell table:formula="of:=([.B1838]-[.B$2])/10^9" office:value-type="float" office:value="0.364874398">
            <text:p>0.364874</text:p>
          </table:table-cell>
          <table:table-cell table:formula="of:=[.C1838]-[.C1837]" office:value-type="float" office:value="0">
            <text:p>0.000000</text:p>
          </table:table-cell>
          <table:table-cell table:formula="of:=[.A1838]-[.A1837]" office:value-type="float" office:value="0.0000700000000506407">
            <text:p>0.00007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75595">
            <text:p>1061.575595</text:p>
          </table:table-cell>
          <table:table-cell office:value-type="float" office:value="5086825473524">
            <text:p>5086825473524</text:p>
          </table:table-cell>
          <table:table-cell table:formula="of:=([.B1839]-[.B$2])/10^9" office:value-type="float" office:value="0.364952774">
            <text:p>0.364953</text:p>
          </table:table-cell>
          <table:table-cell table:formula="of:=[.C1839]-[.C1838]" office:value-type="float" office:value="0.0000783759999999911">
            <text:p>0.000078</text:p>
          </table:table-cell>
          <table:table-cell table:formula="of:=[.A1839]-[.A183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75596">
            <text:p>1061.575596</text:p>
          </table:table-cell>
          <table:table-cell office:value-type="float" office:value="5086825473524">
            <text:p>5086825473524</text:p>
          </table:table-cell>
          <table:table-cell table:formula="of:=([.B1840]-[.B$2])/10^9" office:value-type="float" office:value="0.364952774">
            <text:p>0.364953</text:p>
          </table:table-cell>
          <table:table-cell table:formula="of:=[.C1840]-[.C1839]" office:value-type="float" office:value="0">
            <text:p>0.000000</text:p>
          </table:table-cell>
          <table:table-cell table:formula="of:=[.A1840]-[.A1839]" office:value-type="float" office:value="0.000000999999883788405">
            <text:p>0.000001</text:p>
          </table:table-cell>
          <table:table-cell/>
          <table:table-cell office:value-type="string">
            <text:p>80683 / 4061 &gt; 2000000 / 5000000</text:p>
          </table:table-cell>
          <table:table-cell/>
        </table:table-row>
        <table:table-row table:style-name="ro1">
          <table:table-cell office:value-type="float" office:value="1061.575597">
            <text:p>1061.575597</text:p>
          </table:table-cell>
          <table:table-cell office:value-type="float" office:value="5086825473524">
            <text:p>5086825473524</text:p>
          </table:table-cell>
          <table:table-cell table:formula="of:=([.B1841]-[.B$2])/10^9" office:value-type="float" office:value="0.364952774">
            <text:p>0.364953</text:p>
          </table:table-cell>
          <table:table-cell table:formula="of:=[.C1841]-[.C1840]" office:value-type="float" office:value="0">
            <text:p>0.000000</text:p>
          </table:table-cell>
          <table:table-cell table:formula="of:=[.A1841]-[.A1840]" office:value-type="float" office:value="0.00000100000011116208">
            <text:p>0.000001</text:p>
          </table:table-cell>
          <table:table-cell/>
          <table:table-cell office:value-type="string">
            <text:p>d_s is renewed (r + D) to 5086830473524; c_s is fully topped up</text:p>
          </table:table-cell>
          <table:table-cell/>
        </table:table-row>
        <table:table-row table:style-name="ro1">
          <table:table-cell office:value-type="float" office:value="1061.577371">
            <text:p>1061.577371</text:p>
          </table:table-cell>
          <table:table-cell office:value-type="float" office:value="5086827249318">
            <text:p>5086827249318</text:p>
          </table:table-cell>
          <table:table-cell table:formula="of:=([.B1842]-[.B$2])/10^9" office:value-type="float" office:value="0.366728568">
            <text:p>0.366729</text:p>
          </table:table-cell>
          <table:table-cell table:formula="of:=[.C1842]-[.C1841]" office:value-type="float" office:value="0.001775794">
            <text:p>0.001776</text:p>
          </table:table-cell>
          <table:table-cell table:formula="of:=[.A1842]-[.A1841]" office:value-type="float" office:value="0.00177400000006855">
            <text:p>0.00177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577372">
            <text:p>1061.577372</text:p>
          </table:table-cell>
          <table:table-cell office:value-type="float" office:value="5086827249318">
            <text:p>5086827249318</text:p>
          </table:table-cell>
          <table:table-cell table:formula="of:=([.B1843]-[.B$2])/10^9" office:value-type="float" office:value="0.366728568">
            <text:p>0.366729</text:p>
          </table:table-cell>
          <table:table-cell table:formula="of:=[.C1843]-[.C1842]" office:value-type="float" office:value="0">
            <text:p>0.000000</text:p>
          </table:table-cell>
          <table:table-cell table:formula="of:=[.A1843]-[.A1842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77377">
            <text:p>1061.577377</text:p>
          </table:table-cell>
          <table:table-cell office:value-type="float" office:value="5086827249318">
            <text:p>5086827249318</text:p>
          </table:table-cell>
          <table:table-cell table:formula="of:=([.B1844]-[.B$2])/10^9" office:value-type="float" office:value="0.366728568">
            <text:p>0.366729</text:p>
          </table:table-cell>
          <table:table-cell table:formula="of:=[.C1844]-[.C1843]" office:value-type="float" office:value="0">
            <text:p>0.000000</text:p>
          </table:table-cell>
          <table:table-cell table:formula="of:=[.A1844]-[.A1843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57859">
            <text:p>1061.578590</text:p>
          </table:table-cell>
          <table:table-cell office:value-type="float" office:value="5086828013194">
            <text:p>5086828013194</text:p>
          </table:table-cell>
          <table:table-cell table:formula="of:=([.B1845]-[.B$2])/10^9" office:value-type="float" office:value="0.367492444">
            <text:p>0.367492</text:p>
          </table:table-cell>
          <table:table-cell table:formula="of:=[.C1845]-[.C1844]" office:value-type="float" office:value="0.000763875999999997">
            <text:p>0.000764</text:p>
          </table:table-cell>
          <table:table-cell table:formula="of:=[.A1845]-[.A1844]" office:value-type="float" office:value="0.00121300000000701">
            <text:p>0.00121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78592">
            <text:p>1061.578592</text:p>
          </table:table-cell>
          <table:table-cell office:value-type="float" office:value="5086828474910">
            <text:p>5086828474910</text:p>
          </table:table-cell>
          <table:table-cell table:formula="of:=([.B1846]-[.B$2])/10^9" office:value-type="float" office:value="0.36795416">
            <text:p>0.367954</text:p>
          </table:table-cell>
          <table:table-cell table:formula="of:=[.C1846]-[.C1845]" office:value-type="float" office:value="0.000461716000000001">
            <text:p>0.000462</text:p>
          </table:table-cell>
          <table:table-cell table:formula="of:=[.A1846]-[.A184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78593">
            <text:p>1061.578593</text:p>
          </table:table-cell>
          <table:table-cell office:value-type="float" office:value="5086828474910">
            <text:p>5086828474910</text:p>
          </table:table-cell>
          <table:table-cell table:formula="of:=([.B1847]-[.B$2])/10^9" office:value-type="float" office:value="0.36795416">
            <text:p>0.367954</text:p>
          </table:table-cell>
          <table:table-cell table:formula="of:=[.C1847]-[.C1846]" office:value-type="float" office:value="0">
            <text:p>0.000000</text:p>
          </table:table-cell>
          <table:table-cell table:formula="of:=[.A1847]-[.A1846]" office:value-type="float" office:value="0.000000999999883788405">
            <text:p>0.000001</text:p>
          </table:table-cell>
          <table:table-cell office:value-type="string">
            <text:p>d_s is renewed (r + D) to 5086830474910; c_s is fully topped up</text:p>
          </table:table-cell>
          <table:table-cell table:number-columns-repeated="2"/>
        </table:table-row>
        <table:table-row table:style-name="ro1">
          <table:table-cell office:value-type="float" office:value="1061.57932">
            <text:p>1061.579320</text:p>
          </table:table-cell>
          <table:table-cell office:value-type="float" office:value="5086829202437">
            <text:p>5086829202437</text:p>
          </table:table-cell>
          <table:table-cell table:formula="of:=([.B1848]-[.B$2])/10^9" office:value-type="float" office:value="0.368681687">
            <text:p>0.368682</text:p>
          </table:table-cell>
          <table:table-cell table:formula="of:=[.C1848]-[.C1847]" office:value-type="float" office:value="0.000727527000000006">
            <text:p>0.000728</text:p>
          </table:table-cell>
          <table:table-cell table:formula="of:=[.A1848]-[.A1847]" office:value-type="float" office:value="0.000727000000097178">
            <text:p>0.00072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79321">
            <text:p>1061.579321</text:p>
          </table:table-cell>
          <table:table-cell office:value-type="float" office:value="5086829202437">
            <text:p>5086829202437</text:p>
          </table:table-cell>
          <table:table-cell table:formula="of:=([.B1849]-[.B$2])/10^9" office:value-type="float" office:value="0.368681687">
            <text:p>0.368682</text:p>
          </table:table-cell>
          <table:table-cell table:formula="of:=[.C1849]-[.C1848]" office:value-type="float" office:value="0">
            <text:p>0.000000</text:p>
          </table:table-cell>
          <table:table-cell table:formula="of:=[.A1849]-[.A1848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79329">
            <text:p>1061.579329</text:p>
          </table:table-cell>
          <table:table-cell office:value-type="float" office:value="5086829202437">
            <text:p>5086829202437</text:p>
          </table:table-cell>
          <table:table-cell table:formula="of:=([.B1850]-[.B$2])/10^9" office:value-type="float" office:value="0.368681687">
            <text:p>0.368682</text:p>
          </table:table-cell>
          <table:table-cell table:formula="of:=[.C1850]-[.C1849]" office:value-type="float" office:value="0">
            <text:p>0.000000</text:p>
          </table:table-cell>
          <table:table-cell table:formula="of:=[.A1850]-[.A1849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580237">
            <text:p>1061.580237</text:p>
          </table:table-cell>
          <table:table-cell office:value-type="float" office:value="5086830119545">
            <text:p>5086830119545</text:p>
          </table:table-cell>
          <table:table-cell table:formula="of:=([.B1851]-[.B$2])/10^9" office:value-type="float" office:value="0.369598795">
            <text:p>0.369599</text:p>
          </table:table-cell>
          <table:table-cell table:formula="of:=[.C1851]-[.C1850]" office:value-type="float" office:value="0.000917108">
            <text:p>0.000917</text:p>
          </table:table-cell>
          <table:table-cell table:formula="of:=[.A1851]-[.A1850]" office:value-type="float" office:value="0.000907999999981257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80238">
            <text:p>1061.580238</text:p>
          </table:table-cell>
          <table:table-cell office:value-type="float" office:value="5086830119545">
            <text:p>5086830119545</text:p>
          </table:table-cell>
          <table:table-cell table:formula="of:=([.B1852]-[.B$2])/10^9" office:value-type="float" office:value="0.369598795">
            <text:p>0.369599</text:p>
          </table:table-cell>
          <table:table-cell table:formula="of:=[.C1852]-[.C1851]" office:value-type="float" office:value="0">
            <text:p>0.000000</text:p>
          </table:table-cell>
          <table:table-cell table:formula="of:=[.A1852]-[.A1851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80593">
            <text:p>1061.580593</text:p>
          </table:table-cell>
          <table:table-cell office:value-type="float" office:value="5086830433318">
            <text:p>5086830433318</text:p>
          </table:table-cell>
          <table:table-cell table:formula="of:=([.B1853]-[.B$2])/10^9" office:value-type="float" office:value="0.369912568">
            <text:p>0.369913</text:p>
          </table:table-cell>
          <table:table-cell table:formula="of:=[.C1853]-[.C1852]" office:value-type="float" office:value="0.000313773000000017">
            <text:p>0.000314</text:p>
          </table:table-cell>
          <table:table-cell table:formula="of:=[.A1853]-[.A1852]" office:value-type="float" office:value="0.000354999999899519">
            <text:p>0.00035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580595">
            <text:p>1061.580595</text:p>
          </table:table-cell>
          <table:table-cell office:value-type="float" office:value="5086830477466">
            <text:p>5086830477466</text:p>
          </table:table-cell>
          <table:table-cell table:formula="of:=([.B1854]-[.B$2])/10^9" office:value-type="float" office:value="0.369956716">
            <text:p>0.369957</text:p>
          </table:table-cell>
          <table:table-cell table:formula="of:=[.C1854]-[.C1853]" office:value-type="float" office:value="0.0000441480000000216">
            <text:p>0.000044</text:p>
          </table:table-cell>
          <table:table-cell table:formula="of:=[.A1854]-[.A185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580596">
            <text:p>1061.580596</text:p>
          </table:table-cell>
          <table:table-cell office:value-type="float" office:value="5086830477466">
            <text:p>5086830477466</text:p>
          </table:table-cell>
          <table:table-cell table:formula="of:=([.B1855]-[.B$2])/10^9" office:value-type="float" office:value="0.369956716">
            <text:p>0.369957</text:p>
          </table:table-cell>
          <table:table-cell table:formula="of:=[.C1855]-[.C1854]" office:value-type="float" office:value="0">
            <text:p>0.000000</text:p>
          </table:table-cell>
          <table:table-cell table:formula="of:=[.A1855]-[.A1854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5086837477466; c_s is fully topped up</text:p>
          </table:table-cell>
        </table:table-row>
        <table:table-row table:style-name="ro1">
          <table:table-cell office:value-type="float" office:value="1061.5806">
            <text:p>1061.580600</text:p>
          </table:table-cell>
          <table:table-cell office:value-type="float" office:value="5086830477466">
            <text:p>5086830477466</text:p>
          </table:table-cell>
          <table:table-cell table:formula="of:=([.B1856]-[.B$2])/10^9" office:value-type="float" office:value="0.369956716">
            <text:p>0.369957</text:p>
          </table:table-cell>
          <table:table-cell table:formula="of:=[.C1856]-[.C1855]" office:value-type="float" office:value="0">
            <text:p>0.000000</text:p>
          </table:table-cell>
          <table:table-cell table:formula="of:=[.A1856]-[.A1855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80602">
            <text:p>1061.580602</text:p>
          </table:table-cell>
          <table:table-cell office:value-type="float" office:value="5086830484744">
            <text:p>5086830484744</text:p>
          </table:table-cell>
          <table:table-cell table:formula="of:=([.B1857]-[.B$2])/10^9" office:value-type="float" office:value="0.369963994">
            <text:p>0.369964</text:p>
          </table:table-cell>
          <table:table-cell table:formula="of:=[.C1857]-[.C1856]" office:value-type="float" office:value="0.00000727799999999945">
            <text:p>0.000007</text:p>
          </table:table-cell>
          <table:table-cell table:formula="of:=[.A1857]-[.A185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80603">
            <text:p>1061.580603</text:p>
          </table:table-cell>
          <table:table-cell office:value-type="float" office:value="5086830484744">
            <text:p>5086830484744</text:p>
          </table:table-cell>
          <table:table-cell table:formula="of:=([.B1858]-[.B$2])/10^9" office:value-type="float" office:value="0.369963994">
            <text:p>0.369964</text:p>
          </table:table-cell>
          <table:table-cell table:formula="of:=[.C1858]-[.C1857]" office:value-type="float" office:value="0">
            <text:p>0.000000</text:p>
          </table:table-cell>
          <table:table-cell table:formula="of:=[.A1858]-[.A1857]" office:value-type="float" office:value="0.00000100000011116208">
            <text:p>0.000001</text:p>
          </table:table-cell>
          <table:table-cell/>
          <table:table-cell office:value-type="string">
            <text:p>d_s is renewed (r + D) to 5086835484744; c_s is fully topped up</text:p>
          </table:table-cell>
          <table:table-cell/>
        </table:table-row>
        <table:table-row table:style-name="ro1">
          <table:table-cell office:value-type="float" office:value="1061.580616">
            <text:p>1061.580616</text:p>
          </table:table-cell>
          <table:table-cell office:value-type="float" office:value="5086830493313">
            <text:p>5086830493313</text:p>
          </table:table-cell>
          <table:table-cell table:formula="of:=([.B1859]-[.B$2])/10^9" office:value-type="float" office:value="0.369972563">
            <text:p>0.369973</text:p>
          </table:table-cell>
          <table:table-cell table:formula="of:=[.C1859]-[.C1858]" office:value-type="float" office:value="0.0000085689999999583">
            <text:p>0.000009</text:p>
          </table:table-cell>
          <table:table-cell table:formula="of:=[.A1859]-[.A1858]" office:value-type="float" office:value="0.0000129999998534913">
            <text:p>0.000013</text:p>
          </table:table-cell>
          <table:table-cell/>
          <table:table-cell office:value-type="string">
            <text:p>is pick_next_task_dl-ed by nm-applet (1693)</text:p>
          </table:table-cell>
          <table:table-cell/>
        </table:table-row>
        <table:table-row table:style-name="ro1">
          <table:table-cell office:value-type="float" office:value="1061.58255">
            <text:p>1061.582550</text:p>
          </table:table-cell>
          <table:table-cell office:value-type="float" office:value="5086832437063">
            <text:p>5086832437063</text:p>
          </table:table-cell>
          <table:table-cell table:formula="of:=([.B1860]-[.B$2])/10^9" office:value-type="float" office:value="0.371916313">
            <text:p>0.371916</text:p>
          </table:table-cell>
          <table:table-cell table:formula="of:=[.C1860]-[.C1859]" office:value-type="float" office:value="0.00194375000000002">
            <text:p>0.001944</text:p>
          </table:table-cell>
          <table:table-cell table:formula="of:=[.A1860]-[.A1859]" office:value-type="float" office:value="0.00193400000011934">
            <text:p>0.00193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82551">
            <text:p>1061.582551</text:p>
          </table:table-cell>
          <table:table-cell office:value-type="float" office:value="5086832437063">
            <text:p>5086832437063</text:p>
          </table:table-cell>
          <table:table-cell table:formula="of:=([.B1861]-[.B$2])/10^9" office:value-type="float" office:value="0.371916313">
            <text:p>0.371916</text:p>
          </table:table-cell>
          <table:table-cell table:formula="of:=[.C1861]-[.C1860]" office:value-type="float" office:value="0">
            <text:p>0.000000</text:p>
          </table:table-cell>
          <table:table-cell table:formula="of:=[.A1861]-[.A1860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82556">
            <text:p>1061.582556</text:p>
          </table:table-cell>
          <table:table-cell office:value-type="float" office:value="5086832437063">
            <text:p>5086832437063</text:p>
          </table:table-cell>
          <table:table-cell table:formula="of:=([.B1862]-[.B$2])/10^9" office:value-type="float" office:value="0.371916313">
            <text:p>0.371916</text:p>
          </table:table-cell>
          <table:table-cell table:formula="of:=[.C1862]-[.C1861]" office:value-type="float" office:value="0">
            <text:p>0.000000</text:p>
          </table:table-cell>
          <table:table-cell table:formula="of:=[.A1862]-[.A1861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582586">
            <text:p>1061.582586</text:p>
          </table:table-cell>
          <table:table-cell office:value-type="float" office:value="5086832437063">
            <text:p>5086832437063</text:p>
          </table:table-cell>
          <table:table-cell table:formula="of:=([.B1863]-[.B$2])/10^9" office:value-type="float" office:value="0.371916313">
            <text:p>0.371916</text:p>
          </table:table-cell>
          <table:table-cell table:formula="of:=[.C1863]-[.C1862]" office:value-type="float" office:value="0">
            <text:p>0.000000</text:p>
          </table:table-cell>
          <table:table-cell table:formula="of:=[.A1863]-[.A1862]" office:value-type="float" office:value="0.0000299999999242573">
            <text:p>0.00003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82588">
            <text:p>1061.582588</text:p>
          </table:table-cell>
          <table:table-cell office:value-type="float" office:value="5086832475104">
            <text:p>5086832475104</text:p>
          </table:table-cell>
          <table:table-cell table:formula="of:=([.B1864]-[.B$2])/10^9" office:value-type="float" office:value="0.371954354">
            <text:p>0.371954</text:p>
          </table:table-cell>
          <table:table-cell table:formula="of:=[.C1864]-[.C1863]" office:value-type="float" office:value="0.0000380409999999887">
            <text:p>0.000038</text:p>
          </table:table-cell>
          <table:table-cell table:formula="of:=[.A1864]-[.A186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82589">
            <text:p>1061.582589</text:p>
          </table:table-cell>
          <table:table-cell office:value-type="float" office:value="5086832475104">
            <text:p>5086832475104</text:p>
          </table:table-cell>
          <table:table-cell table:formula="of:=([.B1865]-[.B$2])/10^9" office:value-type="float" office:value="0.371954354">
            <text:p>0.371954</text:p>
          </table:table-cell>
          <table:table-cell table:formula="of:=[.C1865]-[.C1864]" office:value-type="float" office:value="0">
            <text:p>0.000000</text:p>
          </table:table-cell>
          <table:table-cell table:formula="of:=[.A1865]-[.A1864]" office:value-type="float" office:value="0.00000100000011116208">
            <text:p>0.000001</text:p>
          </table:table-cell>
          <table:table-cell office:value-type="string">
            <text:p>d_s is renewed (r + D) to 5086834475104; c_s is fully topped up</text:p>
          </table:table-cell>
          <table:table-cell table:number-columns-repeated="2"/>
        </table:table-row>
        <table:table-row table:style-name="ro1">
          <table:table-cell office:value-type="float" office:value="1061.58259">
            <text:p>1061.582590</text:p>
          </table:table-cell>
          <table:table-cell office:value-type="float" office:value="5086832475104">
            <text:p>5086832475104</text:p>
          </table:table-cell>
          <table:table-cell table:formula="of:=([.B1866]-[.B$2])/10^9" office:value-type="float" office:value="0.371954354">
            <text:p>0.371954</text:p>
          </table:table-cell>
          <table:table-cell table:formula="of:=[.C1866]-[.C1865]" office:value-type="float" office:value="0">
            <text:p>0.000000</text:p>
          </table:table-cell>
          <table:table-cell table:formula="of:=[.A1866]-[.A1865]" office:value-type="float" office:value="0.000000999999883788405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5826">
            <text:p>1061.582600</text:p>
          </table:table-cell>
          <table:table-cell office:value-type="float" office:value="5086832486988">
            <text:p>5086832486988</text:p>
          </table:table-cell>
          <table:table-cell table:formula="of:=([.B1867]-[.B$2])/10^9" office:value-type="float" office:value="0.371966238">
            <text:p>0.371966</text:p>
          </table:table-cell>
          <table:table-cell table:formula="of:=[.C1867]-[.C1866]" office:value-type="float" office:value="0.0000118840000000175">
            <text:p>0.000012</text:p>
          </table:table-cell>
          <table:table-cell table:formula="of:=[.A1867]-[.A1866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82608">
            <text:p>1061.582608</text:p>
          </table:table-cell>
          <table:table-cell office:value-type="float" office:value="5086832486988">
            <text:p>5086832486988</text:p>
          </table:table-cell>
          <table:table-cell table:formula="of:=([.B1868]-[.B$2])/10^9" office:value-type="float" office:value="0.371966238">
            <text:p>0.371966</text:p>
          </table:table-cell>
          <table:table-cell table:formula="of:=[.C1868]-[.C1867]" office:value-type="float" office:value="0">
            <text:p>0.000000</text:p>
          </table:table-cell>
          <table:table-cell table:formula="of:=[.A1868]-[.A1867]" office:value-type="float" office:value="0.00000799999997980194">
            <text:p>0.000008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583517">
            <text:p>1061.583517</text:p>
          </table:table-cell>
          <table:table-cell office:value-type="float" office:value="5086833404161">
            <text:p>5086833404161</text:p>
          </table:table-cell>
          <table:table-cell table:formula="of:=([.B1869]-[.B$2])/10^9" office:value-type="float" office:value="0.372883411">
            <text:p>0.372883</text:p>
          </table:table-cell>
          <table:table-cell table:formula="of:=[.C1869]-[.C1868]" office:value-type="float" office:value="0.000917172999999993">
            <text:p>0.000917</text:p>
          </table:table-cell>
          <table:table-cell table:formula="of:=[.A1869]-[.A1868]" office:value-type="float" office:value="0.000909000000092419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83518">
            <text:p>1061.583518</text:p>
          </table:table-cell>
          <table:table-cell office:value-type="float" office:value="5086833404161">
            <text:p>5086833404161</text:p>
          </table:table-cell>
          <table:table-cell table:formula="of:=([.B1870]-[.B$2])/10^9" office:value-type="float" office:value="0.372883411">
            <text:p>0.372883</text:p>
          </table:table-cell>
          <table:table-cell table:formula="of:=[.C1870]-[.C1869]" office:value-type="float" office:value="0">
            <text:p>0.000000</text:p>
          </table:table-cell>
          <table:table-cell table:formula="of:=[.A1870]-[.A1869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83523">
            <text:p>1061.583523</text:p>
          </table:table-cell>
          <table:table-cell office:value-type="float" office:value="5086833404161">
            <text:p>5086833404161</text:p>
          </table:table-cell>
          <table:table-cell table:formula="of:=([.B1871]-[.B$2])/10^9" office:value-type="float" office:value="0.372883411">
            <text:p>0.372883</text:p>
          </table:table-cell>
          <table:table-cell table:formula="of:=[.C1871]-[.C1870]" office:value-type="float" office:value="0">
            <text:p>0.000000</text:p>
          </table:table-cell>
          <table:table-cell table:formula="of:=[.A1871]-[.A1870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585581">
            <text:p>1061.585581</text:p>
          </table:table-cell>
          <table:table-cell office:value-type="float" office:value="5086833404161">
            <text:p>5086833404161</text:p>
          </table:table-cell>
          <table:table-cell table:formula="of:=([.B1872]-[.B$2])/10^9" office:value-type="float" office:value="0.372883411">
            <text:p>0.372883</text:p>
          </table:table-cell>
          <table:table-cell table:formula="of:=[.C1872]-[.C1871]" office:value-type="float" office:value="0">
            <text:p>0.000000</text:p>
          </table:table-cell>
          <table:table-cell table:formula="of:=[.A1872]-[.A1871]" office:value-type="float" office:value="0.00205800000003364">
            <text:p>0.00205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85583">
            <text:p>1061.585583</text:p>
          </table:table-cell>
          <table:table-cell office:value-type="float" office:value="5086835470346">
            <text:p>5086835470346</text:p>
          </table:table-cell>
          <table:table-cell table:formula="of:=([.B1873]-[.B$2])/10^9" office:value-type="float" office:value="0.374949596">
            <text:p>0.374950</text:p>
          </table:table-cell>
          <table:table-cell table:formula="of:=[.C1873]-[.C1872]" office:value-type="float" office:value="0.002066185">
            <text:p>0.002066</text:p>
          </table:table-cell>
          <table:table-cell table:formula="of:=[.A1873]-[.A187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85584">
            <text:p>1061.585584</text:p>
          </table:table-cell>
          <table:table-cell office:value-type="float" office:value="5086835470346">
            <text:p>5086835470346</text:p>
          </table:table-cell>
          <table:table-cell table:formula="of:=([.B1874]-[.B$2])/10^9" office:value-type="float" office:value="0.374949596">
            <text:p>0.374950</text:p>
          </table:table-cell>
          <table:table-cell table:formula="of:=[.C1874]-[.C1873]" office:value-type="float" office:value="0">
            <text:p>0.000000</text:p>
          </table:table-cell>
          <table:table-cell table:formula="of:=[.A1874]-[.A1873]" office:value-type="float" office:value="0.000000999999883788405">
            <text:p>0.000001</text:p>
          </table:table-cell>
          <table:table-cell/>
          <table:table-cell office:value-type="string">
            <text:p>56250 / 14398 &gt; 2000000 / 5000000</text:p>
          </table:table-cell>
          <table:table-cell/>
        </table:table-row>
        <table:table-row table:style-name="ro1">
          <table:table-cell office:value-type="float" office:value="1061.585585">
            <text:p>1061.585585</text:p>
          </table:table-cell>
          <table:table-cell office:value-type="float" office:value="5086835470346">
            <text:p>5086835470346</text:p>
          </table:table-cell>
          <table:table-cell table:formula="of:=([.B1875]-[.B$2])/10^9" office:value-type="float" office:value="0.374949596">
            <text:p>0.374950</text:p>
          </table:table-cell>
          <table:table-cell table:formula="of:=[.C1875]-[.C1874]" office:value-type="float" office:value="0">
            <text:p>0.000000</text:p>
          </table:table-cell>
          <table:table-cell table:formula="of:=[.A1875]-[.A1874]" office:value-type="float" office:value="0.00000100000011116208">
            <text:p>0.000001</text:p>
          </table:table-cell>
          <table:table-cell/>
          <table:table-cell office:value-type="string">
            <text:p>d_s is renewed (r + D) to 5086840470346; c_s is fully topped up</text:p>
          </table:table-cell>
          <table:table-cell/>
        </table:table-row>
        <table:table-row table:style-name="ro1">
          <table:table-cell office:value-type="float" office:value="1061.586446">
            <text:p>1061.586446</text:p>
          </table:table-cell>
          <table:table-cell office:value-type="float" office:value="5086836337102">
            <text:p>5086836337102</text:p>
          </table:table-cell>
          <table:table-cell table:formula="of:=([.B1876]-[.B$2])/10^9" office:value-type="float" office:value="0.375816352">
            <text:p>0.375816</text:p>
          </table:table-cell>
          <table:table-cell table:formula="of:=[.C1876]-[.C1875]" office:value-type="float" office:value="0.000866756000000024">
            <text:p>0.000867</text:p>
          </table:table-cell>
          <table:table-cell table:formula="of:=[.A1876]-[.A1875]" office:value-type="float" office:value="0.000860999999986234">
            <text:p>0.00086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586447">
            <text:p>1061.586447</text:p>
          </table:table-cell>
          <table:table-cell office:value-type="float" office:value="5086836337102">
            <text:p>5086836337102</text:p>
          </table:table-cell>
          <table:table-cell table:formula="of:=([.B1877]-[.B$2])/10^9" office:value-type="float" office:value="0.375816352">
            <text:p>0.375816</text:p>
          </table:table-cell>
          <table:table-cell table:formula="of:=[.C1877]-[.C1876]" office:value-type="float" office:value="0">
            <text:p>0.000000</text:p>
          </table:table-cell>
          <table:table-cell table:formula="of:=[.A1877]-[.A1876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86452">
            <text:p>1061.586452</text:p>
          </table:table-cell>
          <table:table-cell office:value-type="float" office:value="5086836337102">
            <text:p>5086836337102</text:p>
          </table:table-cell>
          <table:table-cell table:formula="of:=([.B1878]-[.B$2])/10^9" office:value-type="float" office:value="0.375816352">
            <text:p>0.375816</text:p>
          </table:table-cell>
          <table:table-cell table:formula="of:=[.C1878]-[.C1877]" office:value-type="float" office:value="0">
            <text:p>0.000000</text:p>
          </table:table-cell>
          <table:table-cell table:formula="of:=[.A1878]-[.A1877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586581">
            <text:p>1061.586581</text:p>
          </table:table-cell>
          <table:table-cell office:value-type="float" office:value="5086836337102">
            <text:p>5086836337102</text:p>
          </table:table-cell>
          <table:table-cell table:formula="of:=([.B1879]-[.B$2])/10^9" office:value-type="float" office:value="0.375816352">
            <text:p>0.375816</text:p>
          </table:table-cell>
          <table:table-cell table:formula="of:=[.C1879]-[.C1878]" office:value-type="float" office:value="0">
            <text:p>0.000000</text:p>
          </table:table-cell>
          <table:table-cell table:formula="of:=[.A1879]-[.A1878]" office:value-type="float" office:value="0.000129000000015367">
            <text:p>0.00012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86583">
            <text:p>1061.586583</text:p>
          </table:table-cell>
          <table:table-cell office:value-type="float" office:value="5086836474950">
            <text:p>5086836474950</text:p>
          </table:table-cell>
          <table:table-cell table:formula="of:=([.B1880]-[.B$2])/10^9" office:value-type="float" office:value="0.3759542">
            <text:p>0.375954</text:p>
          </table:table-cell>
          <table:table-cell table:formula="of:=[.C1880]-[.C1879]" office:value-type="float" office:value="0.000137847999999996">
            <text:p>0.000138</text:p>
          </table:table-cell>
          <table:table-cell table:formula="of:=[.A1880]-[.A187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86584">
            <text:p>1061.586584</text:p>
          </table:table-cell>
          <table:table-cell office:value-type="float" office:value="5086836474950">
            <text:p>5086836474950</text:p>
          </table:table-cell>
          <table:table-cell table:formula="of:=([.B1881]-[.B$2])/10^9" office:value-type="float" office:value="0.3759542">
            <text:p>0.375954</text:p>
          </table:table-cell>
          <table:table-cell table:formula="of:=[.C1881]-[.C1880]" office:value-type="float" office:value="0">
            <text:p>0.000000</text:p>
          </table:table-cell>
          <table:table-cell table:formula="of:=[.A1881]-[.A1880]" office:value-type="float" office:value="0.000000999999883788405">
            <text:p>0.000001</text:p>
          </table:table-cell>
          <table:table-cell office:value-type="string">
            <text:p>d_s is renewed (r + D) to 5086838474950; c_s is fully topped up</text:p>
          </table:table-cell>
          <table:table-cell table:number-columns-repeated="2"/>
        </table:table-row>
        <table:table-row table:style-name="ro1">
          <table:table-cell office:value-type="float" office:value="1061.586585">
            <text:p>1061.586585</text:p>
          </table:table-cell>
          <table:table-cell office:value-type="float" office:value="5086836474950">
            <text:p>5086836474950</text:p>
          </table:table-cell>
          <table:table-cell table:formula="of:=([.B1882]-[.B$2])/10^9" office:value-type="float" office:value="0.3759542">
            <text:p>0.375954</text:p>
          </table:table-cell>
          <table:table-cell table:formula="of:=[.C1882]-[.C1881]" office:value-type="float" office:value="0">
            <text:p>0.000000</text:p>
          </table:table-cell>
          <table:table-cell table:formula="of:=[.A1882]-[.A1881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586596">
            <text:p>1061.586596</text:p>
          </table:table-cell>
          <table:table-cell office:value-type="float" office:value="5086836487422">
            <text:p>5086836487422</text:p>
          </table:table-cell>
          <table:table-cell table:formula="of:=([.B1883]-[.B$2])/10^9" office:value-type="float" office:value="0.375966672">
            <text:p>0.375967</text:p>
          </table:table-cell>
          <table:table-cell table:formula="of:=[.C1883]-[.C1882]" office:value-type="float" office:value="0.0000124719999999856">
            <text:p>0.000012</text:p>
          </table:table-cell>
          <table:table-cell table:formula="of:=[.A1883]-[.A1882]" office:value-type="float" office:value="0.0000110000000859145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86603">
            <text:p>1061.586603</text:p>
          </table:table-cell>
          <table:table-cell office:value-type="float" office:value="5086836487422">
            <text:p>5086836487422</text:p>
          </table:table-cell>
          <table:table-cell table:formula="of:=([.B1884]-[.B$2])/10^9" office:value-type="float" office:value="0.375966672">
            <text:p>0.375967</text:p>
          </table:table-cell>
          <table:table-cell table:formula="of:=[.C1884]-[.C1883]" office:value-type="float" office:value="0">
            <text:p>0.000000</text:p>
          </table:table-cell>
          <table:table-cell table:formula="of:=[.A1884]-[.A1883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587511">
            <text:p>1061.587511</text:p>
          </table:table-cell>
          <table:table-cell office:value-type="float" office:value="5086837402644">
            <text:p>5086837402644</text:p>
          </table:table-cell>
          <table:table-cell table:formula="of:=([.B1885]-[.B$2])/10^9" office:value-type="float" office:value="0.376881894">
            <text:p>0.376882</text:p>
          </table:table-cell>
          <table:table-cell table:formula="of:=[.C1885]-[.C1884]" office:value-type="float" office:value="0.000915221999999993">
            <text:p>0.000915</text:p>
          </table:table-cell>
          <table:table-cell table:formula="of:=[.A1885]-[.A1884]" office:value-type="float" office:value="0.000907999999981257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87512">
            <text:p>1061.587512</text:p>
          </table:table-cell>
          <table:table-cell office:value-type="float" office:value="5086837402644">
            <text:p>5086837402644</text:p>
          </table:table-cell>
          <table:table-cell table:formula="of:=([.B1886]-[.B$2])/10^9" office:value-type="float" office:value="0.376881894">
            <text:p>0.376882</text:p>
          </table:table-cell>
          <table:table-cell table:formula="of:=[.C1886]-[.C1885]" office:value-type="float" office:value="0">
            <text:p>0.000000</text:p>
          </table:table-cell>
          <table:table-cell table:formula="of:=[.A1886]-[.A1885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87519">
            <text:p>1061.587519</text:p>
          </table:table-cell>
          <table:table-cell office:value-type="float" office:value="5086837402644">
            <text:p>5086837402644</text:p>
          </table:table-cell>
          <table:table-cell table:formula="of:=([.B1887]-[.B$2])/10^9" office:value-type="float" office:value="0.376881894">
            <text:p>0.376882</text:p>
          </table:table-cell>
          <table:table-cell table:formula="of:=[.C1887]-[.C1886]" office:value-type="float" office:value="0">
            <text:p>0.000000</text:p>
          </table:table-cell>
          <table:table-cell table:formula="of:=[.A1887]-[.A1886]" office:value-type="float" office:value="0.00000699999986863986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589306">
            <text:p>1061.589306</text:p>
          </table:table-cell>
          <table:table-cell office:value-type="float" office:value="5086839197612">
            <text:p>5086839197612</text:p>
          </table:table-cell>
          <table:table-cell table:formula="of:=([.B1888]-[.B$2])/10^9" office:value-type="float" office:value="0.378676862">
            <text:p>0.378677</text:p>
          </table:table-cell>
          <table:table-cell table:formula="of:=[.C1888]-[.C1887]" office:value-type="float" office:value="0.00179496800000001">
            <text:p>0.001795</text:p>
          </table:table-cell>
          <table:table-cell table:formula="of:=[.A1888]-[.A1887]" office:value-type="float" office:value="0.00178700000014942">
            <text:p>0.00178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89307">
            <text:p>1061.589307</text:p>
          </table:table-cell>
          <table:table-cell office:value-type="float" office:value="5086839197612">
            <text:p>5086839197612</text:p>
          </table:table-cell>
          <table:table-cell table:formula="of:=([.B1889]-[.B$2])/10^9" office:value-type="float" office:value="0.378676862">
            <text:p>0.378677</text:p>
          </table:table-cell>
          <table:table-cell table:formula="of:=[.C1889]-[.C1888]" office:value-type="float" office:value="0">
            <text:p>0.000000</text:p>
          </table:table-cell>
          <table:table-cell table:formula="of:=[.A1889]-[.A1888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90581">
            <text:p>1061.590581</text:p>
          </table:table-cell>
          <table:table-cell office:value-type="float" office:value="5086840441559">
            <text:p>5086840441559</text:p>
          </table:table-cell>
          <table:table-cell table:formula="of:=([.B1890]-[.B$2])/10^9" office:value-type="float" office:value="0.379920809">
            <text:p>0.379921</text:p>
          </table:table-cell>
          <table:table-cell table:formula="of:=[.C1890]-[.C1889]" office:value-type="float" office:value="0.00124394700000002">
            <text:p>0.001244</text:p>
          </table:table-cell>
          <table:table-cell table:formula="of:=[.A1890]-[.A1889]" office:value-type="float" office:value="0.00127399999996669">
            <text:p>0.00127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590583">
            <text:p>1061.590583</text:p>
          </table:table-cell>
          <table:table-cell office:value-type="float" office:value="5086840478801">
            <text:p>5086840478801</text:p>
          </table:table-cell>
          <table:table-cell table:formula="of:=([.B1891]-[.B$2])/10^9" office:value-type="float" office:value="0.379958051">
            <text:p>0.379958</text:p>
          </table:table-cell>
          <table:table-cell table:formula="of:=[.C1891]-[.C1890]" office:value-type="float" office:value="0.0000372419999999929">
            <text:p>0.000037</text:p>
          </table:table-cell>
          <table:table-cell table:formula="of:=[.A1891]-[.A189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590584">
            <text:p>1061.590584</text:p>
          </table:table-cell>
          <table:table-cell office:value-type="float" office:value="5086840478801">
            <text:p>5086840478801</text:p>
          </table:table-cell>
          <table:table-cell table:formula="of:=([.B1892]-[.B$2])/10^9" office:value-type="float" office:value="0.379958051">
            <text:p>0.379958</text:p>
          </table:table-cell>
          <table:table-cell table:formula="of:=[.C1892]-[.C1891]" office:value-type="float" office:value="0">
            <text:p>0.000000</text:p>
          </table:table-cell>
          <table:table-cell table:formula="of:=[.A1892]-[.A1891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5086847478801; c_s is fully topped up</text:p>
          </table:table-cell>
        </table:table-row>
        <table:table-row table:style-name="ro1">
          <table:table-cell office:value-type="float" office:value="1061.590588">
            <text:p>1061.590588</text:p>
          </table:table-cell>
          <table:table-cell office:value-type="float" office:value="5086840478801">
            <text:p>5086840478801</text:p>
          </table:table-cell>
          <table:table-cell table:formula="of:=([.B1893]-[.B$2])/10^9" office:value-type="float" office:value="0.379958051">
            <text:p>0.379958</text:p>
          </table:table-cell>
          <table:table-cell table:formula="of:=[.C1893]-[.C1892]" office:value-type="float" office:value="0">
            <text:p>0.000000</text:p>
          </table:table-cell>
          <table:table-cell table:formula="of:=[.A1893]-[.A1892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9059">
            <text:p>1061.590590</text:p>
          </table:table-cell>
          <table:table-cell office:value-type="float" office:value="5086840486169">
            <text:p>5086840486169</text:p>
          </table:table-cell>
          <table:table-cell table:formula="of:=([.B1894]-[.B$2])/10^9" office:value-type="float" office:value="0.379965419">
            <text:p>0.379965</text:p>
          </table:table-cell>
          <table:table-cell table:formula="of:=[.C1894]-[.C1893]" office:value-type="float" office:value="0.00000736800000000759">
            <text:p>0.000007</text:p>
          </table:table-cell>
          <table:table-cell table:formula="of:=[.A1894]-[.A189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90591">
            <text:p>1061.590591</text:p>
          </table:table-cell>
          <table:table-cell office:value-type="float" office:value="5086840486169">
            <text:p>5086840486169</text:p>
          </table:table-cell>
          <table:table-cell table:formula="of:=([.B1895]-[.B$2])/10^9" office:value-type="float" office:value="0.379965419">
            <text:p>0.379965</text:p>
          </table:table-cell>
          <table:table-cell table:formula="of:=[.C1895]-[.C1894]" office:value-type="float" office:value="0">
            <text:p>0.000000</text:p>
          </table:table-cell>
          <table:table-cell table:formula="of:=[.A1895]-[.A1894]" office:value-type="float" office:value="0.000000999999883788405">
            <text:p>0.000001</text:p>
          </table:table-cell>
          <table:table-cell office:value-type="string">
            <text:p>d_s is renewed (r + D) to 5086842486169; c_s is fully topped up</text:p>
          </table:table-cell>
          <table:table-cell table:number-columns-repeated="2"/>
        </table:table-row>
        <table:table-row table:style-name="ro1">
          <table:table-cell office:value-type="float" office:value="1061.590595">
            <text:p>1061.590595</text:p>
          </table:table-cell>
          <table:table-cell office:value-type="float" office:value="5086840486169">
            <text:p>5086840486169</text:p>
          </table:table-cell>
          <table:table-cell table:formula="of:=([.B1896]-[.B$2])/10^9" office:value-type="float" office:value="0.379965419">
            <text:p>0.379965</text:p>
          </table:table-cell>
          <table:table-cell table:formula="of:=[.C1896]-[.C1895]" office:value-type="float" office:value="0">
            <text:p>0.000000</text:p>
          </table:table-cell>
          <table:table-cell table:formula="of:=[.A1896]-[.A1895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90597">
            <text:p>1061.590597</text:p>
          </table:table-cell>
          <table:table-cell office:value-type="float" office:value="5086840493255">
            <text:p>5086840493255</text:p>
          </table:table-cell>
          <table:table-cell table:formula="of:=([.B1897]-[.B$2])/10^9" office:value-type="float" office:value="0.379972505">
            <text:p>0.379973</text:p>
          </table:table-cell>
          <table:table-cell table:formula="of:=[.C1897]-[.C1896]" office:value-type="float" office:value="0.00000708599999998949">
            <text:p>0.000007</text:p>
          </table:table-cell>
          <table:table-cell table:formula="of:=[.A1897]-[.A189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90598">
            <text:p>1061.590598</text:p>
          </table:table-cell>
          <table:table-cell office:value-type="float" office:value="5086840493255">
            <text:p>5086840493255</text:p>
          </table:table-cell>
          <table:table-cell table:formula="of:=([.B1898]-[.B$2])/10^9" office:value-type="float" office:value="0.379972505">
            <text:p>0.379973</text:p>
          </table:table-cell>
          <table:table-cell table:formula="of:=[.C1898]-[.C1897]" office:value-type="float" office:value="0">
            <text:p>0.000000</text:p>
          </table:table-cell>
          <table:table-cell table:formula="of:=[.A1898]-[.A1897]" office:value-type="float" office:value="0.00000100000011116208">
            <text:p>0.000001</text:p>
          </table:table-cell>
          <table:table-cell/>
          <table:table-cell office:value-type="string">
            <text:p>d_s is renewed (r + D) to 5086845493255; c_s is fully topped up</text:p>
          </table:table-cell>
          <table:table-cell/>
        </table:table-row>
        <table:table-row table:style-name="ro1">
          <table:table-cell office:value-type="float" office:value="1061.590614">
            <text:p>1061.590614</text:p>
          </table:table-cell>
          <table:table-cell office:value-type="float" office:value="5086840501800">
            <text:p>5086840501800</text:p>
          </table:table-cell>
          <table:table-cell table:formula="of:=([.B1899]-[.B$2])/10^9" office:value-type="float" office:value="0.37998105">
            <text:p>0.379981</text:p>
          </table:table-cell>
          <table:table-cell table:formula="of:=[.C1899]-[.C1898]" office:value-type="float" office:value="0.00000854499999997094">
            <text:p>0.000009</text:p>
          </table:table-cell>
          <table:table-cell table:formula="of:=[.A1899]-[.A1898]" office:value-type="float" office:value="0.0000159999999596039">
            <text:p>0.000016</text:p>
          </table:table-cell>
          <table:table-cell office:value-type="string">
            <text:p>is pick_next_task_dl-ed by Xorg (1038)</text:p>
          </table:table-cell>
          <table:table-cell table:number-columns-repeated="2"/>
        </table:table-row>
        <table:table-row table:style-name="ro1">
          <table:table-cell office:value-type="float" office:value="1061.591539">
            <text:p>1061.591539</text:p>
          </table:table-cell>
          <table:table-cell office:value-type="float" office:value="5086841434676">
            <text:p>5086841434676</text:p>
          </table:table-cell>
          <table:table-cell table:formula="of:=([.B1900]-[.B$2])/10^9" office:value-type="float" office:value="0.380913926">
            <text:p>0.380914</text:p>
          </table:table-cell>
          <table:table-cell table:formula="of:=[.C1900]-[.C1899]" office:value-type="float" office:value="0.000932876000000027">
            <text:p>0.000933</text:p>
          </table:table-cell>
          <table:table-cell table:formula="of:=[.A1900]-[.A1899]" office:value-type="float" office:value="0.000925000000052023">
            <text:p>0.00092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9154">
            <text:p>1061.591540</text:p>
          </table:table-cell>
          <table:table-cell office:value-type="float" office:value="5086841434676">
            <text:p>5086841434676</text:p>
          </table:table-cell>
          <table:table-cell table:formula="of:=([.B1901]-[.B$2])/10^9" office:value-type="float" office:value="0.380913926">
            <text:p>0.380914</text:p>
          </table:table-cell>
          <table:table-cell table:formula="of:=[.C1901]-[.C1900]" office:value-type="float" office:value="0">
            <text:p>0.000000</text:p>
          </table:table-cell>
          <table:table-cell table:formula="of:=[.A1901]-[.A1900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91548">
            <text:p>1061.591548</text:p>
          </table:table-cell>
          <table:table-cell office:value-type="float" office:value="5086841434676">
            <text:p>5086841434676</text:p>
          </table:table-cell>
          <table:table-cell table:formula="of:=([.B1902]-[.B$2])/10^9" office:value-type="float" office:value="0.380913926">
            <text:p>0.380914</text:p>
          </table:table-cell>
          <table:table-cell table:formula="of:=[.C1902]-[.C1901]" office:value-type="float" office:value="0">
            <text:p>0.000000</text:p>
          </table:table-cell>
          <table:table-cell table:formula="of:=[.A1902]-[.A1901]" office:value-type="float" office:value="0.00000800000020717562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593458">
            <text:p>1061.593458</text:p>
          </table:table-cell>
          <table:table-cell office:value-type="float" office:value="5086843354287">
            <text:p>5086843354287</text:p>
          </table:table-cell>
          <table:table-cell table:formula="of:=([.B1903]-[.B$2])/10^9" office:value-type="float" office:value="0.382833537">
            <text:p>0.382834</text:p>
          </table:table-cell>
          <table:table-cell table:formula="of:=[.C1903]-[.C1902]" office:value-type="float" office:value="0.00191961099999999">
            <text:p>0.001920</text:p>
          </table:table-cell>
          <table:table-cell table:formula="of:=[.A1903]-[.A1902]" office:value-type="float" office:value="0.00190999999995256">
            <text:p>0.00191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93459">
            <text:p>1061.593459</text:p>
          </table:table-cell>
          <table:table-cell office:value-type="float" office:value="5086843354287">
            <text:p>5086843354287</text:p>
          </table:table-cell>
          <table:table-cell table:formula="of:=([.B1904]-[.B$2])/10^9" office:value-type="float" office:value="0.382833537">
            <text:p>0.382834</text:p>
          </table:table-cell>
          <table:table-cell table:formula="of:=[.C1904]-[.C1903]" office:value-type="float" office:value="0">
            <text:p>0.000000</text:p>
          </table:table-cell>
          <table:table-cell table:formula="of:=[.A1904]-[.A1903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93465">
            <text:p>1061.593465</text:p>
          </table:table-cell>
          <table:table-cell office:value-type="float" office:value="5086843354287">
            <text:p>5086843354287</text:p>
          </table:table-cell>
          <table:table-cell table:formula="of:=([.B1905]-[.B$2])/10^9" office:value-type="float" office:value="0.382833537">
            <text:p>0.382834</text:p>
          </table:table-cell>
          <table:table-cell table:formula="of:=[.C1905]-[.C1904]" office:value-type="float" office:value="0">
            <text:p>0.000000</text:p>
          </table:table-cell>
          <table:table-cell table:formula="of:=[.A1905]-[.A1904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594572">
            <text:p>1061.594572</text:p>
          </table:table-cell>
          <table:table-cell office:value-type="float" office:value="5086844015777">
            <text:p>5086844015777</text:p>
          </table:table-cell>
          <table:table-cell table:formula="of:=([.B1906]-[.B$2])/10^9" office:value-type="float" office:value="0.383495027">
            <text:p>0.383495</text:p>
          </table:table-cell>
          <table:table-cell table:formula="of:=[.C1906]-[.C1905]" office:value-type="float" office:value="0.000661489999999987">
            <text:p>0.000661</text:p>
          </table:table-cell>
          <table:table-cell table:formula="of:=[.A1906]-[.A1905]" office:value-type="float" office:value="0.00110700000004726">
            <text:p>0.00110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94574">
            <text:p>1061.594574</text:p>
          </table:table-cell>
          <table:table-cell office:value-type="float" office:value="5086844474869">
            <text:p>5086844474869</text:p>
          </table:table-cell>
          <table:table-cell table:formula="of:=([.B1907]-[.B$2])/10^9" office:value-type="float" office:value="0.383954119">
            <text:p>0.383954</text:p>
          </table:table-cell>
          <table:table-cell table:formula="of:=[.C1907]-[.C1906]" office:value-type="float" office:value="0.000459091999999994">
            <text:p>0.000459</text:p>
          </table:table-cell>
          <table:table-cell table:formula="of:=[.A1907]-[.A190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94575">
            <text:p>1061.594575</text:p>
          </table:table-cell>
          <table:table-cell office:value-type="float" office:value="5086844474869">
            <text:p>5086844474869</text:p>
          </table:table-cell>
          <table:table-cell table:formula="of:=([.B1908]-[.B$2])/10^9" office:value-type="float" office:value="0.383954119">
            <text:p>0.383954</text:p>
          </table:table-cell>
          <table:table-cell table:formula="of:=[.C1908]-[.C1907]" office:value-type="float" office:value="0">
            <text:p>0.000000</text:p>
          </table:table-cell>
          <table:table-cell table:formula="of:=[.A1908]-[.A1907]" office:value-type="float" office:value="0.00000100000011116208">
            <text:p>0.000001</text:p>
          </table:table-cell>
          <table:table-cell office:value-type="string">
            <text:p>d_s is renewed (r + D) to 5086846474869; c_s is fully topped up</text:p>
          </table:table-cell>
          <table:table-cell table:number-columns-repeated="2"/>
        </table:table-row>
        <table:table-row table:style-name="ro1">
          <table:table-cell office:value-type="float" office:value="1061.594577">
            <text:p>1061.594577</text:p>
          </table:table-cell>
          <table:table-cell office:value-type="float" office:value="5086844474869">
            <text:p>5086844474869</text:p>
          </table:table-cell>
          <table:table-cell table:formula="of:=([.B1909]-[.B$2])/10^9" office:value-type="float" office:value="0.383954119">
            <text:p>0.383954</text:p>
          </table:table-cell>
          <table:table-cell table:formula="of:=[.C1909]-[.C1908]" office:value-type="float" office:value="0">
            <text:p>0.000000</text:p>
          </table:table-cell>
          <table:table-cell table:formula="of:=[.A1909]-[.A1908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594584">
            <text:p>1061.594584</text:p>
          </table:table-cell>
          <table:table-cell office:value-type="float" office:value="5086844484308">
            <text:p>5086844484308</text:p>
          </table:table-cell>
          <table:table-cell table:formula="of:=([.B1910]-[.B$2])/10^9" office:value-type="float" office:value="0.383963558">
            <text:p>0.383964</text:p>
          </table:table-cell>
          <table:table-cell table:formula="of:=[.C1910]-[.C1909]" office:value-type="float" office:value="0.00000943899999999998">
            <text:p>0.000009</text:p>
          </table:table-cell>
          <table:table-cell table:formula="of:=[.A1910]-[.A1909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94589">
            <text:p>1061.594589</text:p>
          </table:table-cell>
          <table:table-cell office:value-type="float" office:value="5086844484308">
            <text:p>5086844484308</text:p>
          </table:table-cell>
          <table:table-cell table:formula="of:=([.B1911]-[.B$2])/10^9" office:value-type="float" office:value="0.383963558">
            <text:p>0.383964</text:p>
          </table:table-cell>
          <table:table-cell table:formula="of:=[.C1911]-[.C1910]" office:value-type="float" office:value="0">
            <text:p>0.000000</text:p>
          </table:table-cell>
          <table:table-cell table:formula="of:=[.A1911]-[.A1910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595495">
            <text:p>1061.595495</text:p>
          </table:table-cell>
          <table:table-cell office:value-type="float" office:value="5086845395315">
            <text:p>5086845395315</text:p>
          </table:table-cell>
          <table:table-cell table:formula="of:=([.B1912]-[.B$2])/10^9" office:value-type="float" office:value="0.384874565">
            <text:p>0.384875</text:p>
          </table:table-cell>
          <table:table-cell table:formula="of:=[.C1912]-[.C1911]" office:value-type="float" office:value="0.000911007000000019">
            <text:p>0.000911</text:p>
          </table:table-cell>
          <table:table-cell table:formula="of:=[.A1912]-[.A1911]" office:value-type="float" office:value="0.000905999999986307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595496">
            <text:p>1061.595496</text:p>
          </table:table-cell>
          <table:table-cell office:value-type="float" office:value="5086845395315">
            <text:p>5086845395315</text:p>
          </table:table-cell>
          <table:table-cell table:formula="of:=([.B1913]-[.B$2])/10^9" office:value-type="float" office:value="0.384874565">
            <text:p>0.384875</text:p>
          </table:table-cell>
          <table:table-cell table:formula="of:=[.C1913]-[.C1912]" office:value-type="float" office:value="0">
            <text:p>0.000000</text:p>
          </table:table-cell>
          <table:table-cell table:formula="of:=[.A1913]-[.A1912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595501">
            <text:p>1061.595501</text:p>
          </table:table-cell>
          <table:table-cell office:value-type="float" office:value="5086845395315">
            <text:p>5086845395315</text:p>
          </table:table-cell>
          <table:table-cell table:formula="of:=([.B1914]-[.B$2])/10^9" office:value-type="float" office:value="0.384874565">
            <text:p>0.384875</text:p>
          </table:table-cell>
          <table:table-cell table:formula="of:=[.C1914]-[.C1913]" office:value-type="float" office:value="0">
            <text:p>0.000000</text:p>
          </table:table-cell>
          <table:table-cell table:formula="of:=[.A1914]-[.A1913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595571">
            <text:p>1061.595571</text:p>
          </table:table-cell>
          <table:table-cell office:value-type="float" office:value="5086845395315">
            <text:p>5086845395315</text:p>
          </table:table-cell>
          <table:table-cell table:formula="of:=([.B1915]-[.B$2])/10^9" office:value-type="float" office:value="0.384874565">
            <text:p>0.384875</text:p>
          </table:table-cell>
          <table:table-cell table:formula="of:=[.C1915]-[.C1914]" office:value-type="float" office:value="0">
            <text:p>0.000000</text:p>
          </table:table-cell>
          <table:table-cell table:formula="of:=[.A1915]-[.A1914]" office:value-type="float" office:value="0.0000700000000506407">
            <text:p>0.00007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595573">
            <text:p>1061.595573</text:p>
          </table:table-cell>
          <table:table-cell office:value-type="float" office:value="5086845473493">
            <text:p>5086845473493</text:p>
          </table:table-cell>
          <table:table-cell table:formula="of:=([.B1916]-[.B$2])/10^9" office:value-type="float" office:value="0.384952743">
            <text:p>0.384953</text:p>
          </table:table-cell>
          <table:table-cell table:formula="of:=[.C1916]-[.C1915]" office:value-type="float" office:value="0.0000781779999999843">
            <text:p>0.000078</text:p>
          </table:table-cell>
          <table:table-cell table:formula="of:=[.A1916]-[.A191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595574">
            <text:p>1061.595574</text:p>
          </table:table-cell>
          <table:table-cell office:value-type="float" office:value="5086845473493">
            <text:p>5086845473493</text:p>
          </table:table-cell>
          <table:table-cell table:formula="of:=([.B1917]-[.B$2])/10^9" office:value-type="float" office:value="0.384952743">
            <text:p>0.384953</text:p>
          </table:table-cell>
          <table:table-cell table:formula="of:=[.C1917]-[.C1916]" office:value-type="float" office:value="0">
            <text:p>0.000000</text:p>
          </table:table-cell>
          <table:table-cell table:formula="of:=[.A1917]-[.A1916]" office:value-type="float" office:value="0.000000999999883788405">
            <text:p>0.000001</text:p>
          </table:table-cell>
          <table:table-cell/>
          <table:table-cell office:value-type="string">
            <text:p>80389 / 19762 &gt; 2000000 / 5000000</text:p>
          </table:table-cell>
          <table:table-cell/>
        </table:table-row>
        <table:table-row table:style-name="ro1">
          <table:table-cell office:value-type="float" office:value="1061.595575">
            <text:p>1061.595575</text:p>
          </table:table-cell>
          <table:table-cell office:value-type="float" office:value="5086845473493">
            <text:p>5086845473493</text:p>
          </table:table-cell>
          <table:table-cell table:formula="of:=([.B1918]-[.B$2])/10^9" office:value-type="float" office:value="0.384952743">
            <text:p>0.384953</text:p>
          </table:table-cell>
          <table:table-cell table:formula="of:=[.C1918]-[.C1917]" office:value-type="float" office:value="0">
            <text:p>0.000000</text:p>
          </table:table-cell>
          <table:table-cell table:formula="of:=[.A1918]-[.A1917]" office:value-type="float" office:value="0.00000100000011116208">
            <text:p>0.000001</text:p>
          </table:table-cell>
          <table:table-cell/>
          <table:table-cell office:value-type="string">
            <text:p>d_s is renewed (r + D) to 5086850473493; c_s is fully topped up</text:p>
          </table:table-cell>
          <table:table-cell/>
        </table:table-row>
        <table:table-row table:style-name="ro1">
          <table:table-cell office:value-type="float" office:value="1061.597352">
            <text:p>1061.597352</text:p>
          </table:table-cell>
          <table:table-cell office:value-type="float" office:value="5086847251995">
            <text:p>5086847251995</text:p>
          </table:table-cell>
          <table:table-cell table:formula="of:=([.B1919]-[.B$2])/10^9" office:value-type="float" office:value="0.386731245">
            <text:p>0.386731</text:p>
          </table:table-cell>
          <table:table-cell table:formula="of:=[.C1919]-[.C1918]" office:value-type="float" office:value="0.00177850200000002">
            <text:p>0.001779</text:p>
          </table:table-cell>
          <table:table-cell table:formula="of:=[.A1919]-[.A1918]" office:value-type="float" office:value="0.00177699999994729">
            <text:p>0.00177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597353">
            <text:p>1061.597353</text:p>
          </table:table-cell>
          <table:table-cell office:value-type="float" office:value="5086847251995">
            <text:p>5086847251995</text:p>
          </table:table-cell>
          <table:table-cell table:formula="of:=([.B1920]-[.B$2])/10^9" office:value-type="float" office:value="0.386731245">
            <text:p>0.386731</text:p>
          </table:table-cell>
          <table:table-cell table:formula="of:=[.C1920]-[.C1919]" office:value-type="float" office:value="0">
            <text:p>0.000000</text:p>
          </table:table-cell>
          <table:table-cell table:formula="of:=[.A1920]-[.A1919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597358">
            <text:p>1061.597358</text:p>
          </table:table-cell>
          <table:table-cell office:value-type="float" office:value="5086847251995">
            <text:p>5086847251995</text:p>
          </table:table-cell>
          <table:table-cell table:formula="of:=([.B1921]-[.B$2])/10^9" office:value-type="float" office:value="0.386731245">
            <text:p>0.386731</text:p>
          </table:table-cell>
          <table:table-cell table:formula="of:=[.C1921]-[.C1920]" office:value-type="float" office:value="0">
            <text:p>0.000000</text:p>
          </table:table-cell>
          <table:table-cell table:formula="of:=[.A1921]-[.A1920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598568">
            <text:p>1061.598568</text:p>
          </table:table-cell>
          <table:table-cell office:value-type="float" office:value="5086848012725">
            <text:p>5086848012725</text:p>
          </table:table-cell>
          <table:table-cell table:formula="of:=([.B1922]-[.B$2])/10^9" office:value-type="float" office:value="0.387491975">
            <text:p>0.387492</text:p>
          </table:table-cell>
          <table:table-cell table:formula="of:=[.C1922]-[.C1921]" office:value-type="float" office:value="0.000760729999999987">
            <text:p>0.000761</text:p>
          </table:table-cell>
          <table:table-cell table:formula="of:=[.A1922]-[.A1921]" office:value-type="float" office:value="0.0012099999999009">
            <text:p>0.00121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59857">
            <text:p>1061.598570</text:p>
          </table:table-cell>
          <table:table-cell office:value-type="float" office:value="5086848474866">
            <text:p>5086848474866</text:p>
          </table:table-cell>
          <table:table-cell table:formula="of:=([.B1923]-[.B$2])/10^9" office:value-type="float" office:value="0.387954116">
            <text:p>0.387954</text:p>
          </table:table-cell>
          <table:table-cell table:formula="of:=[.C1923]-[.C1922]" office:value-type="float" office:value="0.000462141000000027">
            <text:p>0.000462</text:p>
          </table:table-cell>
          <table:table-cell table:formula="of:=[.A1923]-[.A1922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598571">
            <text:p>1061.598571</text:p>
          </table:table-cell>
          <table:table-cell office:value-type="float" office:value="5086848474866">
            <text:p>5086848474866</text:p>
          </table:table-cell>
          <table:table-cell table:formula="of:=([.B1924]-[.B$2])/10^9" office:value-type="float" office:value="0.387954116">
            <text:p>0.387954</text:p>
          </table:table-cell>
          <table:table-cell table:formula="of:=[.C1924]-[.C1923]" office:value-type="float" office:value="0">
            <text:p>0.000000</text:p>
          </table:table-cell>
          <table:table-cell table:formula="of:=[.A1924]-[.A1923]" office:value-type="float" office:value="0.000000999999883788405">
            <text:p>0.000001</text:p>
          </table:table-cell>
          <table:table-cell office:value-type="string">
            <text:p>d_s is renewed (r + D) to 5086850474866; c_s is fully topped up</text:p>
          </table:table-cell>
          <table:table-cell table:number-columns-repeated="2"/>
        </table:table-row>
        <table:table-row table:style-name="ro1">
          <table:table-cell office:value-type="float" office:value="1061.5993">
            <text:p>1061.599300</text:p>
          </table:table-cell>
          <table:table-cell office:value-type="float" office:value="5086849205222">
            <text:p>5086849205222</text:p>
          </table:table-cell>
          <table:table-cell table:formula="of:=([.B1925]-[.B$2])/10^9" office:value-type="float" office:value="0.388684472">
            <text:p>0.388684</text:p>
          </table:table-cell>
          <table:table-cell table:formula="of:=[.C1925]-[.C1924]" office:value-type="float" office:value="0.000730355999999988">
            <text:p>0.000730</text:p>
          </table:table-cell>
          <table:table-cell table:formula="of:=[.A1925]-[.A1924]" office:value-type="float" office:value="0.000729000000092128">
            <text:p>0.00072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599301">
            <text:p>1061.599301</text:p>
          </table:table-cell>
          <table:table-cell office:value-type="float" office:value="5086849205222">
            <text:p>5086849205222</text:p>
          </table:table-cell>
          <table:table-cell table:formula="of:=([.B1926]-[.B$2])/10^9" office:value-type="float" office:value="0.388684472">
            <text:p>0.388684</text:p>
          </table:table-cell>
          <table:table-cell table:formula="of:=[.C1926]-[.C1925]" office:value-type="float" office:value="0">
            <text:p>0.000000</text:p>
          </table:table-cell>
          <table:table-cell table:formula="of:=[.A1926]-[.A1925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599309">
            <text:p>1061.599309</text:p>
          </table:table-cell>
          <table:table-cell office:value-type="float" office:value="5086849205222">
            <text:p>5086849205222</text:p>
          </table:table-cell>
          <table:table-cell table:formula="of:=([.B1927]-[.B$2])/10^9" office:value-type="float" office:value="0.388684472">
            <text:p>0.388684</text:p>
          </table:table-cell>
          <table:table-cell table:formula="of:=[.C1927]-[.C1926]" office:value-type="float" office:value="0">
            <text:p>0.000000</text:p>
          </table:table-cell>
          <table:table-cell table:formula="of:=[.A1927]-[.A1926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600217">
            <text:p>1061.600217</text:p>
          </table:table-cell>
          <table:table-cell office:value-type="float" office:value="5086850121736">
            <text:p>5086850121736</text:p>
          </table:table-cell>
          <table:table-cell table:formula="of:=([.B1928]-[.B$2])/10^9" office:value-type="float" office:value="0.389600986">
            <text:p>0.389601</text:p>
          </table:table-cell>
          <table:table-cell table:formula="of:=[.C1928]-[.C1927]" office:value-type="float" office:value="0.000916513999999979">
            <text:p>0.000917</text:p>
          </table:table-cell>
          <table:table-cell table:formula="of:=[.A1928]-[.A1927]" office:value-type="float" office:value="0.000907999999981257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600218">
            <text:p>1061.600218</text:p>
          </table:table-cell>
          <table:table-cell office:value-type="float" office:value="5086850121736">
            <text:p>5086850121736</text:p>
          </table:table-cell>
          <table:table-cell table:formula="of:=([.B1929]-[.B$2])/10^9" office:value-type="float" office:value="0.389600986">
            <text:p>0.389601</text:p>
          </table:table-cell>
          <table:table-cell table:formula="of:=[.C1929]-[.C1928]" office:value-type="float" office:value="0">
            <text:p>0.000000</text:p>
          </table:table-cell>
          <table:table-cell table:formula="of:=[.A1929]-[.A1928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600569">
            <text:p>1061.600569</text:p>
          </table:table-cell>
          <table:table-cell office:value-type="float" office:value="5086850121736">
            <text:p>5086850121736</text:p>
          </table:table-cell>
          <table:table-cell table:formula="of:=([.B1930]-[.B$2])/10^9" office:value-type="float" office:value="0.389600986">
            <text:p>0.389601</text:p>
          </table:table-cell>
          <table:table-cell table:formula="of:=[.C1930]-[.C1929]" office:value-type="float" office:value="0">
            <text:p>0.000000</text:p>
          </table:table-cell>
          <table:table-cell table:formula="of:=[.A1930]-[.A1929]" office:value-type="float" office:value="0.000350999999909618">
            <text:p>0.00035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600571">
            <text:p>1061.600571</text:p>
          </table:table-cell>
          <table:table-cell office:value-type="float" office:value="5086850476438">
            <text:p>5086850476438</text:p>
          </table:table-cell>
          <table:table-cell table:formula="of:=([.B1931]-[.B$2])/10^9" office:value-type="float" office:value="0.389955688">
            <text:p>0.389956</text:p>
          </table:table-cell>
          <table:table-cell table:formula="of:=[.C1931]-[.C1930]" office:value-type="float" office:value="0.00035470200000004">
            <text:p>0.000355</text:p>
          </table:table-cell>
          <table:table-cell table:formula="of:=[.A1931]-[.A193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600572">
            <text:p>1061.600572</text:p>
          </table:table-cell>
          <table:table-cell office:value-type="float" office:value="5086850476438">
            <text:p>5086850476438</text:p>
          </table:table-cell>
          <table:table-cell table:formula="of:=([.B1932]-[.B$2])/10^9" office:value-type="float" office:value="0.389955688">
            <text:p>0.389956</text:p>
          </table:table-cell>
          <table:table-cell table:formula="of:=[.C1932]-[.C1931]" office:value-type="float" office:value="0">
            <text:p>0.000000</text:p>
          </table:table-cell>
          <table:table-cell table:formula="of:=[.A1932]-[.A1931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5086857476438; c_s is fully topped up</text:p>
          </table:table-cell>
        </table:table-row>
        <table:table-row table:style-name="ro1">
          <table:table-cell office:value-type="float" office:value="1061.600577">
            <text:p>1061.600577</text:p>
          </table:table-cell>
          <table:table-cell office:value-type="float" office:value="5086850476438">
            <text:p>5086850476438</text:p>
          </table:table-cell>
          <table:table-cell table:formula="of:=([.B1933]-[.B$2])/10^9" office:value-type="float" office:value="0.389955688">
            <text:p>0.389956</text:p>
          </table:table-cell>
          <table:table-cell table:formula="of:=[.C1933]-[.C1932]" office:value-type="float" office:value="0">
            <text:p>0.000000</text:p>
          </table:table-cell>
          <table:table-cell table:formula="of:=[.A1933]-[.A1932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600579">
            <text:p>1061.600579</text:p>
          </table:table-cell>
          <table:table-cell office:value-type="float" office:value="5086850484160">
            <text:p>5086850484160</text:p>
          </table:table-cell>
          <table:table-cell table:formula="of:=([.B1934]-[.B$2])/10^9" office:value-type="float" office:value="0.38996341">
            <text:p>0.389963</text:p>
          </table:table-cell>
          <table:table-cell table:formula="of:=[.C1934]-[.C1933]" office:value-type="float" office:value="0.00000772199999998779">
            <text:p>0.000008</text:p>
          </table:table-cell>
          <table:table-cell table:formula="of:=[.A1934]-[.A193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60058">
            <text:p>1061.600580</text:p>
          </table:table-cell>
          <table:table-cell office:value-type="float" office:value="5086850484160">
            <text:p>5086850484160</text:p>
          </table:table-cell>
          <table:table-cell table:formula="of:=([.B1935]-[.B$2])/10^9" office:value-type="float" office:value="0.38996341">
            <text:p>0.389963</text:p>
          </table:table-cell>
          <table:table-cell table:formula="of:=[.C1935]-[.C1934]" office:value-type="float" office:value="0">
            <text:p>0.000000</text:p>
          </table:table-cell>
          <table:table-cell table:formula="of:=[.A1935]-[.A1934]" office:value-type="float" office:value="0.00000100000011116208">
            <text:p>0.000001</text:p>
          </table:table-cell>
          <table:table-cell/>
          <table:table-cell office:value-type="string">
            <text:p>d_s is renewed (r + D) to 5086855484160; c_s is fully topped up</text:p>
          </table:table-cell>
          <table:table-cell/>
        </table:table-row>
        <table:table-row table:style-name="ro1">
          <table:table-cell office:value-type="float" office:value="1061.600594">
            <text:p>1061.600594</text:p>
          </table:table-cell>
          <table:table-cell office:value-type="float" office:value="5086850493990">
            <text:p>5086850493990</text:p>
          </table:table-cell>
          <table:table-cell table:formula="of:=([.B1936]-[.B$2])/10^9" office:value-type="float" office:value="0.38997324">
            <text:p>0.389973</text:p>
          </table:table-cell>
          <table:table-cell table:formula="of:=[.C1936]-[.C1935]" office:value-type="float" office:value="0.00000982999999998846">
            <text:p>0.000010</text:p>
          </table:table-cell>
          <table:table-cell table:formula="of:=[.A1936]-[.A1935]" office:value-type="float" office:value="0.0000139999999646534">
            <text:p>0.000014</text:p>
          </table:table-cell>
          <table:table-cell/>
          <table:table-cell office:value-type="string">
            <text:p>is pick_next_task_dl-ed by Xorg (1038)</text:p>
          </table:table-cell>
          <table:table-cell/>
        </table:table-row>
        <table:table-row table:style-name="ro1">
          <table:table-cell office:value-type="float" office:value="1061.602542">
            <text:p>1061.602542</text:p>
          </table:table-cell>
          <table:table-cell office:value-type="float" office:value="5086852451510">
            <text:p>5086852451510</text:p>
          </table:table-cell>
          <table:table-cell table:formula="of:=([.B1937]-[.B$2])/10^9" office:value-type="float" office:value="0.39193076">
            <text:p>0.391931</text:p>
          </table:table-cell>
          <table:table-cell table:formula="of:=[.C1937]-[.C1936]" office:value-type="float" office:value="0.00195751999999999">
            <text:p>0.001958</text:p>
          </table:table-cell>
          <table:table-cell table:formula="of:=[.A1937]-[.A1936]" office:value-type="float" office:value="0.00194800000008399">
            <text:p>0.00194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602543">
            <text:p>1061.602543</text:p>
          </table:table-cell>
          <table:table-cell office:value-type="float" office:value="5086852451510">
            <text:p>5086852451510</text:p>
          </table:table-cell>
          <table:table-cell table:formula="of:=([.B1938]-[.B$2])/10^9" office:value-type="float" office:value="0.39193076">
            <text:p>0.391931</text:p>
          </table:table-cell>
          <table:table-cell table:formula="of:=[.C1938]-[.C1937]" office:value-type="float" office:value="0">
            <text:p>0.000000</text:p>
          </table:table-cell>
          <table:table-cell table:formula="of:=[.A1938]-[.A1937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602548">
            <text:p>1061.602548</text:p>
          </table:table-cell>
          <table:table-cell office:value-type="float" office:value="5086852451510">
            <text:p>5086852451510</text:p>
          </table:table-cell>
          <table:table-cell table:formula="of:=([.B1939]-[.B$2])/10^9" office:value-type="float" office:value="0.39193076">
            <text:p>0.391931</text:p>
          </table:table-cell>
          <table:table-cell table:formula="of:=[.C1939]-[.C1938]" office:value-type="float" office:value="0">
            <text:p>0.000000</text:p>
          </table:table-cell>
          <table:table-cell table:formula="of:=[.A1939]-[.A1938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602564">
            <text:p>1061.602564</text:p>
          </table:table-cell>
          <table:table-cell office:value-type="float" office:value="5086852451510">
            <text:p>5086852451510</text:p>
          </table:table-cell>
          <table:table-cell table:formula="of:=([.B1940]-[.B$2])/10^9" office:value-type="float" office:value="0.39193076">
            <text:p>0.391931</text:p>
          </table:table-cell>
          <table:table-cell table:formula="of:=[.C1940]-[.C1939]" office:value-type="float" office:value="0">
            <text:p>0.000000</text:p>
          </table:table-cell>
          <table:table-cell table:formula="of:=[.A1940]-[.A1939]" office:value-type="float" office:value="0.0000159999999596039">
            <text:p>0.00001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602566">
            <text:p>1061.602566</text:p>
          </table:table-cell>
          <table:table-cell office:value-type="float" office:value="5086852475398">
            <text:p>5086852475398</text:p>
          </table:table-cell>
          <table:table-cell table:formula="of:=([.B1941]-[.B$2])/10^9" office:value-type="float" office:value="0.391954648">
            <text:p>0.391955</text:p>
          </table:table-cell>
          <table:table-cell table:formula="of:=[.C1941]-[.C1940]" office:value-type="float" office:value="0.0000238880000000274">
            <text:p>0.000024</text:p>
          </table:table-cell>
          <table:table-cell table:formula="of:=[.A1941]-[.A194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602567">
            <text:p>1061.602567</text:p>
          </table:table-cell>
          <table:table-cell office:value-type="float" office:value="5086852475398">
            <text:p>5086852475398</text:p>
          </table:table-cell>
          <table:table-cell table:formula="of:=([.B1942]-[.B$2])/10^9" office:value-type="float" office:value="0.391954648">
            <text:p>0.391955</text:p>
          </table:table-cell>
          <table:table-cell table:formula="of:=[.C1942]-[.C1941]" office:value-type="float" office:value="0">
            <text:p>0.000000</text:p>
          </table:table-cell>
          <table:table-cell table:formula="of:=[.A1942]-[.A1941]" office:value-type="float" office:value="0.000000999999883788405">
            <text:p>0.000001</text:p>
          </table:table-cell>
          <table:table-cell office:value-type="string">
            <text:p>d_s is renewed (r + D) to 5086854475398; c_s is fully topped up</text:p>
          </table:table-cell>
          <table:table-cell table:number-columns-repeated="2"/>
        </table:table-row>
        <table:table-row table:style-name="ro1">
          <table:table-cell office:value-type="float" office:value="1061.602568">
            <text:p>1061.602568</text:p>
          </table:table-cell>
          <table:table-cell office:value-type="float" office:value="5086852475398">
            <text:p>5086852475398</text:p>
          </table:table-cell>
          <table:table-cell table:formula="of:=([.B1943]-[.B$2])/10^9" office:value-type="float" office:value="0.391954648">
            <text:p>0.391955</text:p>
          </table:table-cell>
          <table:table-cell table:formula="of:=[.C1943]-[.C1942]" office:value-type="float" office:value="0">
            <text:p>0.000000</text:p>
          </table:table-cell>
          <table:table-cell table:formula="of:=[.A1943]-[.A1942]" office:value-type="float" office:value="0.00000100000011116208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602578">
            <text:p>1061.602578</text:p>
          </table:table-cell>
          <table:table-cell office:value-type="float" office:value="5086852487336">
            <text:p>5086852487336</text:p>
          </table:table-cell>
          <table:table-cell table:formula="of:=([.B1944]-[.B$2])/10^9" office:value-type="float" office:value="0.391966586">
            <text:p>0.391967</text:p>
          </table:table-cell>
          <table:table-cell table:formula="of:=[.C1944]-[.C1943]" office:value-type="float" office:value="0.0000119379999999891">
            <text:p>0.000012</text:p>
          </table:table-cell>
          <table:table-cell table:formula="of:=[.A1944]-[.A1943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602585">
            <text:p>1061.602585</text:p>
          </table:table-cell>
          <table:table-cell office:value-type="float" office:value="5086852487336">
            <text:p>5086852487336</text:p>
          </table:table-cell>
          <table:table-cell table:formula="of:=([.B1945]-[.B$2])/10^9" office:value-type="float" office:value="0.391966586">
            <text:p>0.391967</text:p>
          </table:table-cell>
          <table:table-cell table:formula="of:=[.C1945]-[.C1944]" office:value-type="float" office:value="0">
            <text:p>0.000000</text:p>
          </table:table-cell>
          <table:table-cell table:formula="of:=[.A1945]-[.A1944]" office:value-type="float" office:value="0.00000700000009601354">
            <text:p>0.000007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603495">
            <text:p>1061.603495</text:p>
          </table:table-cell>
          <table:table-cell office:value-type="float" office:value="5086853404059">
            <text:p>5086853404059</text:p>
          </table:table-cell>
          <table:table-cell table:formula="of:=([.B1946]-[.B$2])/10^9" office:value-type="float" office:value="0.392883309">
            <text:p>0.392883</text:p>
          </table:table-cell>
          <table:table-cell table:formula="of:=[.C1946]-[.C1945]" office:value-type="float" office:value="0.000916723000000008">
            <text:p>0.000917</text:p>
          </table:table-cell>
          <table:table-cell table:formula="of:=[.A1946]-[.A1945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603496">
            <text:p>1061.603496</text:p>
          </table:table-cell>
          <table:table-cell office:value-type="float" office:value="5086853404059">
            <text:p>5086853404059</text:p>
          </table:table-cell>
          <table:table-cell table:formula="of:=([.B1947]-[.B$2])/10^9" office:value-type="float" office:value="0.392883309">
            <text:p>0.392883</text:p>
          </table:table-cell>
          <table:table-cell table:formula="of:=[.C1947]-[.C1946]" office:value-type="float" office:value="0">
            <text:p>0.000000</text:p>
          </table:table-cell>
          <table:table-cell table:formula="of:=[.A1947]-[.A1946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603501">
            <text:p>1061.603501</text:p>
          </table:table-cell>
          <table:table-cell office:value-type="float" office:value="5086853404059">
            <text:p>5086853404059</text:p>
          </table:table-cell>
          <table:table-cell table:formula="of:=([.B1948]-[.B$2])/10^9" office:value-type="float" office:value="0.392883309">
            <text:p>0.392883</text:p>
          </table:table-cell>
          <table:table-cell table:formula="of:=[.C1948]-[.C1947]" office:value-type="float" office:value="0">
            <text:p>0.000000</text:p>
          </table:table-cell>
          <table:table-cell table:formula="of:=[.A1948]-[.A1947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605567">
            <text:p>1061.605567</text:p>
          </table:table-cell>
          <table:table-cell office:value-type="float" office:value="5086853404059">
            <text:p>5086853404059</text:p>
          </table:table-cell>
          <table:table-cell table:formula="of:=([.B1949]-[.B$2])/10^9" office:value-type="float" office:value="0.392883309">
            <text:p>0.392883</text:p>
          </table:table-cell>
          <table:table-cell table:formula="of:=[.C1949]-[.C1948]" office:value-type="float" office:value="0">
            <text:p>0.000000</text:p>
          </table:table-cell>
          <table:table-cell table:formula="of:=[.A1949]-[.A1948]" office:value-type="float" office:value="0.00206600000001345">
            <text:p>0.00206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605569">
            <text:p>1061.605569</text:p>
          </table:table-cell>
          <table:table-cell office:value-type="float" office:value="5086855478560">
            <text:p>5086855478560</text:p>
          </table:table-cell>
          <table:table-cell table:formula="of:=([.B1950]-[.B$2])/10^9" office:value-type="float" office:value="0.39495781">
            <text:p>0.394958</text:p>
          </table:table-cell>
          <table:table-cell table:formula="of:=[.C1950]-[.C1949]" office:value-type="float" office:value="0.00207450100000001">
            <text:p>0.002075</text:p>
          </table:table-cell>
          <table:table-cell table:formula="of:=[.A1950]-[.A194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60557">
            <text:p>1061.605570</text:p>
          </table:table-cell>
          <table:table-cell office:value-type="float" office:value="5086855478560">
            <text:p>5086855478560</text:p>
          </table:table-cell>
          <table:table-cell table:formula="of:=([.B1951]-[.B$2])/10^9" office:value-type="float" office:value="0.39495781">
            <text:p>0.394958</text:p>
          </table:table-cell>
          <table:table-cell table:formula="of:=[.C1951]-[.C1950]" office:value-type="float" office:value="0">
            <text:p>0.000000</text:p>
          </table:table-cell>
          <table:table-cell table:formula="of:=[.A1951]-[.A1950]" office:value-type="float" office:value="0.000000999999883788405">
            <text:p>0.000001</text:p>
          </table:table-cell>
          <table:table-cell/>
          <table:table-cell office:value-type="string">
            <text:p>42480 / 5600 &gt; 2000000 / 5000000</text:p>
          </table:table-cell>
          <table:table-cell/>
        </table:table-row>
        <table:table-row table:style-name="ro1">
          <table:table-cell office:value-type="float" office:value="1061.605571">
            <text:p>1061.605571</text:p>
          </table:table-cell>
          <table:table-cell office:value-type="float" office:value="5086855478560">
            <text:p>5086855478560</text:p>
          </table:table-cell>
          <table:table-cell table:formula="of:=([.B1952]-[.B$2])/10^9" office:value-type="float" office:value="0.39495781">
            <text:p>0.394958</text:p>
          </table:table-cell>
          <table:table-cell table:formula="of:=[.C1952]-[.C1951]" office:value-type="float" office:value="0">
            <text:p>0.000000</text:p>
          </table:table-cell>
          <table:table-cell table:formula="of:=[.A1952]-[.A1951]" office:value-type="float" office:value="0.00000100000011116208">
            <text:p>0.000001</text:p>
          </table:table-cell>
          <table:table-cell/>
          <table:table-cell office:value-type="string">
            <text:p>d_s is renewed (r + D) to 5086860478560; c_s is fully topped up</text:p>
          </table:table-cell>
          <table:table-cell/>
        </table:table-row>
        <table:table-row table:style-name="ro1">
          <table:table-cell office:value-type="float" office:value="1061.60645">
            <text:p>1061.606450</text:p>
          </table:table-cell>
          <table:table-cell office:value-type="float" office:value="5086856364152">
            <text:p>5086856364152</text:p>
          </table:table-cell>
          <table:table-cell table:formula="of:=([.B1953]-[.B$2])/10^9" office:value-type="float" office:value="0.395843402">
            <text:p>0.395843</text:p>
          </table:table-cell>
          <table:table-cell table:formula="of:=[.C1953]-[.C1952]" office:value-type="float" office:value="0.000885591999999991">
            <text:p>0.000886</text:p>
          </table:table-cell>
          <table:table-cell table:formula="of:=[.A1953]-[.A1952]" office:value-type="float" office:value="0.000878999999940788">
            <text:p>0.00087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606452">
            <text:p>1061.606452</text:p>
          </table:table-cell>
          <table:table-cell office:value-type="float" office:value="5086856364152">
            <text:p>5086856364152</text:p>
          </table:table-cell>
          <table:table-cell table:formula="of:=([.B1954]-[.B$2])/10^9" office:value-type="float" office:value="0.395843402">
            <text:p>0.395843</text:p>
          </table:table-cell>
          <table:table-cell table:formula="of:=[.C1954]-[.C1953]" office:value-type="float" office:value="0">
            <text:p>0.000000</text:p>
          </table:table-cell>
          <table:table-cell table:formula="of:=[.A1954]-[.A1953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606456">
            <text:p>1061.606456</text:p>
          </table:table-cell>
          <table:table-cell office:value-type="float" office:value="5086856364152">
            <text:p>5086856364152</text:p>
          </table:table-cell>
          <table:table-cell table:formula="of:=([.B1955]-[.B$2])/10^9" office:value-type="float" office:value="0.395843402">
            <text:p>0.395843</text:p>
          </table:table-cell>
          <table:table-cell table:formula="of:=[.C1955]-[.C1954]" office:value-type="float" office:value="0">
            <text:p>0.000000</text:p>
          </table:table-cell>
          <table:table-cell table:formula="of:=[.A1955]-[.A1954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606559">
            <text:p>1061.606559</text:p>
          </table:table-cell>
          <table:table-cell office:value-type="float" office:value="5086856364152">
            <text:p>5086856364152</text:p>
          </table:table-cell>
          <table:table-cell table:formula="of:=([.B1956]-[.B$2])/10^9" office:value-type="float" office:value="0.395843402">
            <text:p>0.395843</text:p>
          </table:table-cell>
          <table:table-cell table:formula="of:=[.C1956]-[.C1955]" office:value-type="float" office:value="0">
            <text:p>0.000000</text:p>
          </table:table-cell>
          <table:table-cell table:formula="of:=[.A1956]-[.A1955]" office:value-type="float" office:value="0.000103000000081011">
            <text:p>0.0001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606561">
            <text:p>1061.606561</text:p>
          </table:table-cell>
          <table:table-cell office:value-type="float" office:value="5086856474810">
            <text:p>5086856474810</text:p>
          </table:table-cell>
          <table:table-cell table:formula="of:=([.B1957]-[.B$2])/10^9" office:value-type="float" office:value="0.39595406">
            <text:p>0.395954</text:p>
          </table:table-cell>
          <table:table-cell table:formula="of:=[.C1957]-[.C1956]" office:value-type="float" office:value="0.000110657999999986">
            <text:p>0.000111</text:p>
          </table:table-cell>
          <table:table-cell table:formula="of:=[.A1957]-[.A195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606562">
            <text:p>1061.606562</text:p>
          </table:table-cell>
          <table:table-cell office:value-type="float" office:value="5086856474810">
            <text:p>5086856474810</text:p>
          </table:table-cell>
          <table:table-cell table:formula="of:=([.B1958]-[.B$2])/10^9" office:value-type="float" office:value="0.39595406">
            <text:p>0.395954</text:p>
          </table:table-cell>
          <table:table-cell table:formula="of:=[.C1958]-[.C1957]" office:value-type="float" office:value="0">
            <text:p>0.000000</text:p>
          </table:table-cell>
          <table:table-cell table:formula="of:=[.A1958]-[.A1957]" office:value-type="float" office:value="0.000000999999883788405">
            <text:p>0.000001</text:p>
          </table:table-cell>
          <table:table-cell office:value-type="string">
            <text:p>d_s is renewed (r + D) to 5086858474810; c_s is fully topped up</text:p>
          </table:table-cell>
          <table:table-cell table:number-columns-repeated="2"/>
        </table:table-row>
        <table:table-row table:style-name="ro1">
          <table:table-cell office:value-type="float" office:value="1061.606563">
            <text:p>1061.606563</text:p>
          </table:table-cell>
          <table:table-cell office:value-type="float" office:value="5086856474810">
            <text:p>5086856474810</text:p>
          </table:table-cell>
          <table:table-cell table:formula="of:=([.B1959]-[.B$2])/10^9" office:value-type="float" office:value="0.39595406">
            <text:p>0.395954</text:p>
          </table:table-cell>
          <table:table-cell table:formula="of:=[.C1959]-[.C1958]" office:value-type="float" office:value="0">
            <text:p>0.000000</text:p>
          </table:table-cell>
          <table:table-cell table:formula="of:=[.A1959]-[.A1958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606573">
            <text:p>1061.606573</text:p>
          </table:table-cell>
          <table:table-cell office:value-type="float" office:value="5086856486664">
            <text:p>5086856486664</text:p>
          </table:table-cell>
          <table:table-cell table:formula="of:=([.B1960]-[.B$2])/10^9" office:value-type="float" office:value="0.395965914">
            <text:p>0.395966</text:p>
          </table:table-cell>
          <table:table-cell table:formula="of:=[.C1960]-[.C1959]" office:value-type="float" office:value="0.0000118539999999778">
            <text:p>0.000012</text:p>
          </table:table-cell>
          <table:table-cell table:formula="of:=[.A1960]-[.A1959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606581">
            <text:p>1061.606581</text:p>
          </table:table-cell>
          <table:table-cell office:value-type="float" office:value="5086856486664">
            <text:p>5086856486664</text:p>
          </table:table-cell>
          <table:table-cell table:formula="of:=([.B1961]-[.B$2])/10^9" office:value-type="float" office:value="0.395965914">
            <text:p>0.395966</text:p>
          </table:table-cell>
          <table:table-cell table:formula="of:=[.C1961]-[.C1960]" office:value-type="float" office:value="0">
            <text:p>0.000000</text:p>
          </table:table-cell>
          <table:table-cell table:formula="of:=[.A1961]-[.A1960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607489">
            <text:p>1061.607489</text:p>
          </table:table-cell>
          <table:table-cell office:value-type="float" office:value="5086857402685">
            <text:p>5086857402685</text:p>
          </table:table-cell>
          <table:table-cell table:formula="of:=([.B1962]-[.B$2])/10^9" office:value-type="float" office:value="0.396881935">
            <text:p>0.396882</text:p>
          </table:table-cell>
          <table:table-cell table:formula="of:=[.C1962]-[.C1961]" office:value-type="float" office:value="0.000916021000000045">
            <text:p>0.000916</text:p>
          </table:table-cell>
          <table:table-cell table:formula="of:=[.A1962]-[.A1961]" office:value-type="float" office:value="0.000907999999981257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60749">
            <text:p>1061.607490</text:p>
          </table:table-cell>
          <table:table-cell office:value-type="float" office:value="5086857402685">
            <text:p>5086857402685</text:p>
          </table:table-cell>
          <table:table-cell table:formula="of:=([.B1963]-[.B$2])/10^9" office:value-type="float" office:value="0.396881935">
            <text:p>0.396882</text:p>
          </table:table-cell>
          <table:table-cell table:formula="of:=[.C1963]-[.C1962]" office:value-type="float" office:value="0">
            <text:p>0.000000</text:p>
          </table:table-cell>
          <table:table-cell table:formula="of:=[.A1963]-[.A1962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607497">
            <text:p>1061.607497</text:p>
          </table:table-cell>
          <table:table-cell office:value-type="float" office:value="5086857402685">
            <text:p>5086857402685</text:p>
          </table:table-cell>
          <table:table-cell table:formula="of:=([.B1964]-[.B$2])/10^9" office:value-type="float" office:value="0.396881935">
            <text:p>0.396882</text:p>
          </table:table-cell>
          <table:table-cell table:formula="of:=[.C1964]-[.C1963]" office:value-type="float" office:value="0">
            <text:p>0.000000</text:p>
          </table:table-cell>
          <table:table-cell table:formula="of:=[.A1964]-[.A1963]" office:value-type="float" office:value="0.00000699999986863986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60931">
            <text:p>1061.609310</text:p>
          </table:table-cell>
          <table:table-cell office:value-type="float" office:value="5086859224050">
            <text:p>5086859224050</text:p>
          </table:table-cell>
          <table:table-cell table:formula="of:=([.B1965]-[.B$2])/10^9" office:value-type="float" office:value="0.3987033">
            <text:p>0.398703</text:p>
          </table:table-cell>
          <table:table-cell table:formula="of:=[.C1965]-[.C1964]" office:value-type="float" office:value="0.00182136499999996">
            <text:p>0.001821</text:p>
          </table:table-cell>
          <table:table-cell table:formula="of:=[.A1965]-[.A1964]" office:value-type="float" office:value="0.00181300000008378">
            <text:p>0.00181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609311">
            <text:p>1061.609311</text:p>
          </table:table-cell>
          <table:table-cell office:value-type="float" office:value="5086859224050">
            <text:p>5086859224050</text:p>
          </table:table-cell>
          <table:table-cell table:formula="of:=([.B1966]-[.B$2])/10^9" office:value-type="float" office:value="0.3987033">
            <text:p>0.398703</text:p>
          </table:table-cell>
          <table:table-cell table:formula="of:=[.C1966]-[.C1965]" office:value-type="float" office:value="0">
            <text:p>0.000000</text:p>
          </table:table-cell>
          <table:table-cell table:formula="of:=[.A1966]-[.A1965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610557">
            <text:p>1061.610557</text:p>
          </table:table-cell>
          <table:table-cell office:value-type="float" office:value="5086860017280">
            <text:p>5086860017280</text:p>
          </table:table-cell>
          <table:table-cell table:formula="of:=([.B1967]-[.B$2])/10^9" office:value-type="float" office:value="0.39949653">
            <text:p>0.399497</text:p>
          </table:table-cell>
          <table:table-cell table:formula="of:=[.C1967]-[.C1966]" office:value-type="float" office:value="0.000793230000000034">
            <text:p>0.000793</text:p>
          </table:table-cell>
          <table:table-cell table:formula="of:=[.A1967]-[.A1966]" office:value-type="float" office:value="0.00124600000003738">
            <text:p>0.00124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61056">
            <text:p>1061.610560</text:p>
          </table:table-cell>
          <table:table-cell office:value-type="float" office:value="5086860477771">
            <text:p>5086860477771</text:p>
          </table:table-cell>
          <table:table-cell table:formula="of:=([.B1968]-[.B$2])/10^9" office:value-type="float" office:value="0.399957021">
            <text:p>0.399957</text:p>
          </table:table-cell>
          <table:table-cell table:formula="of:=[.C1968]-[.C1967]" office:value-type="float" office:value="0.000460491000000007">
            <text:p>0.000460</text:p>
          </table:table-cell>
          <table:table-cell table:formula="of:=[.A1968]-[.A1967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61056">
            <text:p>1061.610560</text:p>
          </table:table-cell>
          <table:table-cell office:value-type="float" office:value="5086860477771">
            <text:p>5086860477771</text:p>
          </table:table-cell>
          <table:table-cell table:formula="of:=([.B1969]-[.B$2])/10^9" office:value-type="float" office:value="0.399957021">
            <text:p>0.399957</text:p>
          </table:table-cell>
          <table:table-cell table:formula="of:=[.C1969]-[.C1968]" office:value-type="float" office:value="0">
            <text:p>0.000000</text:p>
          </table:table-cell>
          <table:table-cell table:formula="of:=[.A1969]-[.A1968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5086867477771; c_s is fully topped up</text:p>
          </table:table-cell>
        </table:table-row>
        <table:table-row table:style-name="ro1">
          <table:table-cell office:value-type="float" office:value="1061.610565">
            <text:p>1061.610565</text:p>
          </table:table-cell>
          <table:table-cell office:value-type="float" office:value="5086860477771">
            <text:p>5086860477771</text:p>
          </table:table-cell>
          <table:table-cell table:formula="of:=([.B1970]-[.B$2])/10^9" office:value-type="float" office:value="0.399957021">
            <text:p>0.399957</text:p>
          </table:table-cell>
          <table:table-cell table:formula="of:=[.C1970]-[.C1969]" office:value-type="float" office:value="0">
            <text:p>0.000000</text:p>
          </table:table-cell>
          <table:table-cell table:formula="of:=[.A1970]-[.A1969]" office:value-type="float" office:value="0.00000499999987368938">
            <text:p>0.00000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610567">
            <text:p>1061.610567</text:p>
          </table:table-cell>
          <table:table-cell office:value-type="float" office:value="5086860485811">
            <text:p>5086860485811</text:p>
          </table:table-cell>
          <table:table-cell table:formula="of:=([.B1971]-[.B$2])/10^9" office:value-type="float" office:value="0.399965061">
            <text:p>0.399965</text:p>
          </table:table-cell>
          <table:table-cell table:formula="of:=[.C1971]-[.C1970]" office:value-type="float" office:value="0.00000803999999998695">
            <text:p>0.000008</text:p>
          </table:table-cell>
          <table:table-cell table:formula="of:=[.A1971]-[.A197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610568">
            <text:p>1061.610568</text:p>
          </table:table-cell>
          <table:table-cell office:value-type="float" office:value="5086860485811">
            <text:p>5086860485811</text:p>
          </table:table-cell>
          <table:table-cell table:formula="of:=([.B1972]-[.B$2])/10^9" office:value-type="float" office:value="0.399965061">
            <text:p>0.399965</text:p>
          </table:table-cell>
          <table:table-cell table:formula="of:=[.C1972]-[.C1971]" office:value-type="float" office:value="0">
            <text:p>0.000000</text:p>
          </table:table-cell>
          <table:table-cell table:formula="of:=[.A1972]-[.A1971]" office:value-type="float" office:value="0.00000100000011116208">
            <text:p>0.000001</text:p>
          </table:table-cell>
          <table:table-cell office:value-type="string">
            <text:p>d_s is renewed (r + D) to 5086862485811; c_s is fully topped up</text:p>
          </table:table-cell>
          <table:table-cell table:number-columns-repeated="2"/>
        </table:table-row>
        <table:table-row table:style-name="ro1">
          <table:table-cell office:value-type="float" office:value="1061.610572">
            <text:p>1061.610572</text:p>
          </table:table-cell>
          <table:table-cell office:value-type="float" office:value="5086860485811">
            <text:p>5086860485811</text:p>
          </table:table-cell>
          <table:table-cell table:formula="of:=([.B1973]-[.B$2])/10^9" office:value-type="float" office:value="0.399965061">
            <text:p>0.399965</text:p>
          </table:table-cell>
          <table:table-cell table:formula="of:=[.C1973]-[.C1972]" office:value-type="float" office:value="0">
            <text:p>0.000000</text:p>
          </table:table-cell>
          <table:table-cell table:formula="of:=[.A1973]-[.A1972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610574">
            <text:p>1061.610574</text:p>
          </table:table-cell>
          <table:table-cell office:value-type="float" office:value="5086860492224">
            <text:p>5086860492224</text:p>
          </table:table-cell>
          <table:table-cell table:formula="of:=([.B1974]-[.B$2])/10^9" office:value-type="float" office:value="0.399971474">
            <text:p>0.399971</text:p>
          </table:table-cell>
          <table:table-cell table:formula="of:=[.C1974]-[.C1973]" office:value-type="float" office:value="0.0000064129999999829">
            <text:p>0.000006</text:p>
          </table:table-cell>
          <table:table-cell table:formula="of:=[.A1974]-[.A197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610574">
            <text:p>1061.610574</text:p>
          </table:table-cell>
          <table:table-cell office:value-type="float" office:value="5086860492224">
            <text:p>5086860492224</text:p>
          </table:table-cell>
          <table:table-cell table:formula="of:=([.B1975]-[.B$2])/10^9" office:value-type="float" office:value="0.399971474">
            <text:p>0.399971</text:p>
          </table:table-cell>
          <table:table-cell table:formula="of:=[.C1975]-[.C1974]" office:value-type="float" office:value="0">
            <text:p>0.000000</text:p>
          </table:table-cell>
          <table:table-cell table:formula="of:=[.A1975]-[.A1974]" office:value-type="float" office:value="0">
            <text:p>0.000000</text:p>
          </table:table-cell>
          <table:table-cell/>
          <table:table-cell office:value-type="string">
            <text:p>d_s is renewed (r + D) to 5086865492224; c_s is fully topped up</text:p>
          </table:table-cell>
          <table:table-cell/>
        </table:table-row>
        <table:table-row table:style-name="ro1">
          <table:table-cell office:value-type="float" office:value="1061.610723">
            <text:p>1061.610723</text:p>
          </table:table-cell>
          <table:table-cell office:value-type="float" office:value="5086860632931">
            <text:p>5086860632931</text:p>
          </table:table-cell>
          <table:table-cell table:formula="of:=([.B1976]-[.B$2])/10^9" office:value-type="float" office:value="0.400112181">
            <text:p>0.400112</text:p>
          </table:table-cell>
          <table:table-cell table:formula="of:=[.C1976]-[.C1975]" office:value-type="float" office:value="0.000140707000000018">
            <text:p>0.000141</text:p>
          </table:table-cell>
          <table:table-cell table:formula="of:=[.A1976]-[.A1975]" office:value-type="float" office:value="0.000148999999964872">
            <text:p>0.000149</text:p>
          </table:table-cell>
          <table:table-cell office:value-type="string">
            <text:p>is pick_next_task_dl-ed by Xorg (1038)</text:p>
          </table:table-cell>
          <table:table-cell table:number-columns-repeated="2"/>
        </table:table-row>
        <table:table-row table:style-name="ro1">
          <table:table-cell office:value-type="float" office:value="1061.611651">
            <text:p>1061.611651</text:p>
          </table:table-cell>
          <table:table-cell office:value-type="float" office:value="5086861568948">
            <text:p>5086861568948</text:p>
          </table:table-cell>
          <table:table-cell table:formula="of:=([.B1977]-[.B$2])/10^9" office:value-type="float" office:value="0.401048198">
            <text:p>0.401048</text:p>
          </table:table-cell>
          <table:table-cell table:formula="of:=[.C1977]-[.C1976]" office:value-type="float" office:value="0.000936017000000011">
            <text:p>0.000936</text:p>
          </table:table-cell>
          <table:table-cell table:formula="of:=[.A1977]-[.A1976]" office:value-type="float" office:value="0.000927999999930762">
            <text:p>0.00092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611652">
            <text:p>1061.611652</text:p>
          </table:table-cell>
          <table:table-cell office:value-type="float" office:value="5086861568948">
            <text:p>5086861568948</text:p>
          </table:table-cell>
          <table:table-cell table:formula="of:=([.B1978]-[.B$2])/10^9" office:value-type="float" office:value="0.401048198">
            <text:p>0.401048</text:p>
          </table:table-cell>
          <table:table-cell table:formula="of:=[.C1978]-[.C1977]" office:value-type="float" office:value="0">
            <text:p>0.000000</text:p>
          </table:table-cell>
          <table:table-cell table:formula="of:=[.A1978]-[.A1977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61166">
            <text:p>1061.611660</text:p>
          </table:table-cell>
          <table:table-cell office:value-type="float" office:value="5086861568948">
            <text:p>5086861568948</text:p>
          </table:table-cell>
          <table:table-cell table:formula="of:=([.B1979]-[.B$2])/10^9" office:value-type="float" office:value="0.401048198">
            <text:p>0.401048</text:p>
          </table:table-cell>
          <table:table-cell table:formula="of:=[.C1979]-[.C1978]" office:value-type="float" office:value="0">
            <text:p>0.000000</text:p>
          </table:table-cell>
          <table:table-cell table:formula="of:=[.A1979]-[.A1978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61357">
            <text:p>1061.613570</text:p>
          </table:table-cell>
          <table:table-cell office:value-type="float" office:value="5086863488475">
            <text:p>5086863488475</text:p>
          </table:table-cell>
          <table:table-cell table:formula="of:=([.B1980]-[.B$2])/10^9" office:value-type="float" office:value="0.402967725">
            <text:p>0.402968</text:p>
          </table:table-cell>
          <table:table-cell table:formula="of:=[.C1980]-[.C1979]" office:value-type="float" office:value="0.00191952699999998">
            <text:p>0.001920</text:p>
          </table:table-cell>
          <table:table-cell table:formula="of:=[.A1980]-[.A1979]" office:value-type="float" office:value="0.00190999999995256">
            <text:p>0.00191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613571">
            <text:p>1061.613571</text:p>
          </table:table-cell>
          <table:table-cell office:value-type="float" office:value="5086863488475">
            <text:p>5086863488475</text:p>
          </table:table-cell>
          <table:table-cell table:formula="of:=([.B1981]-[.B$2])/10^9" office:value-type="float" office:value="0.402967725">
            <text:p>0.402968</text:p>
          </table:table-cell>
          <table:table-cell table:formula="of:=[.C1981]-[.C1980]" office:value-type="float" office:value="0">
            <text:p>0.000000</text:p>
          </table:table-cell>
          <table:table-cell table:formula="of:=[.A1981]-[.A1980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613576">
            <text:p>1061.613576</text:p>
          </table:table-cell>
          <table:table-cell office:value-type="float" office:value="5086863488475">
            <text:p>5086863488475</text:p>
          </table:table-cell>
          <table:table-cell table:formula="of:=([.B1982]-[.B$2])/10^9" office:value-type="float" office:value="0.402967725">
            <text:p>0.402968</text:p>
          </table:table-cell>
          <table:table-cell table:formula="of:=[.C1982]-[.C1981]" office:value-type="float" office:value="0">
            <text:p>0.000000</text:p>
          </table:table-cell>
          <table:table-cell table:formula="of:=[.A1982]-[.A1981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61455">
            <text:p>1061.614550</text:p>
          </table:table-cell>
          <table:table-cell office:value-type="float" office:value="5086864014406">
            <text:p>5086864014406</text:p>
          </table:table-cell>
          <table:table-cell table:formula="of:=([.B1983]-[.B$2])/10^9" office:value-type="float" office:value="0.403493656">
            <text:p>0.403494</text:p>
          </table:table-cell>
          <table:table-cell table:formula="of:=[.C1983]-[.C1982]" office:value-type="float" office:value="0.00052593099999998">
            <text:p>0.000526</text:p>
          </table:table-cell>
          <table:table-cell table:formula="of:=[.A1983]-[.A1982]" office:value-type="float" office:value="0.000974000000041997">
            <text:p>0.00097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614552">
            <text:p>1061.614552</text:p>
          </table:table-cell>
          <table:table-cell office:value-type="float" office:value="5086864474830">
            <text:p>5086864474830</text:p>
          </table:table-cell>
          <table:table-cell table:formula="of:=([.B1984]-[.B$2])/10^9" office:value-type="float" office:value="0.40395408">
            <text:p>0.403954</text:p>
          </table:table-cell>
          <table:table-cell table:formula="of:=[.C1984]-[.C1983]" office:value-type="float" office:value="0.000460424000000015">
            <text:p>0.000460</text:p>
          </table:table-cell>
          <table:table-cell table:formula="of:=[.A1984]-[.A198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614553">
            <text:p>1061.614553</text:p>
          </table:table-cell>
          <table:table-cell office:value-type="float" office:value="5086864474830">
            <text:p>5086864474830</text:p>
          </table:table-cell>
          <table:table-cell table:formula="of:=([.B1985]-[.B$2])/10^9" office:value-type="float" office:value="0.40395408">
            <text:p>0.403954</text:p>
          </table:table-cell>
          <table:table-cell table:formula="of:=[.C1985]-[.C1984]" office:value-type="float" office:value="0">
            <text:p>0.000000</text:p>
          </table:table-cell>
          <table:table-cell table:formula="of:=[.A1985]-[.A1984]" office:value-type="float" office:value="0.000000999999883788405">
            <text:p>0.000001</text:p>
          </table:table-cell>
          <table:table-cell office:value-type="string">
            <text:p>d_s is renewed (r + D) to 5086866474830; c_s is fully topped up</text:p>
          </table:table-cell>
          <table:table-cell table:number-columns-repeated="2"/>
        </table:table-row>
        <table:table-row table:style-name="ro1">
          <table:table-cell office:value-type="float" office:value="1061.614554">
            <text:p>1061.614554</text:p>
          </table:table-cell>
          <table:table-cell office:value-type="float" office:value="5086864474830">
            <text:p>5086864474830</text:p>
          </table:table-cell>
          <table:table-cell table:formula="of:=([.B1986]-[.B$2])/10^9" office:value-type="float" office:value="0.40395408">
            <text:p>0.403954</text:p>
          </table:table-cell>
          <table:table-cell table:formula="of:=[.C1986]-[.C1985]" office:value-type="float" office:value="0">
            <text:p>0.000000</text:p>
          </table:table-cell>
          <table:table-cell table:formula="of:=[.A1986]-[.A1985]" office:value-type="float" office:value="0.00000100000011116208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614561">
            <text:p>1061.614561</text:p>
          </table:table-cell>
          <table:table-cell office:value-type="float" office:value="5086864484198">
            <text:p>5086864484198</text:p>
          </table:table-cell>
          <table:table-cell table:formula="of:=([.B1987]-[.B$2])/10^9" office:value-type="float" office:value="0.403963448">
            <text:p>0.403963</text:p>
          </table:table-cell>
          <table:table-cell table:formula="of:=[.C1987]-[.C1986]" office:value-type="float" office:value="0.00000936800000000959">
            <text:p>0.000009</text:p>
          </table:table-cell>
          <table:table-cell table:formula="of:=[.A1987]-[.A1986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614566">
            <text:p>1061.614566</text:p>
          </table:table-cell>
          <table:table-cell office:value-type="float" office:value="5086864484198">
            <text:p>5086864484198</text:p>
          </table:table-cell>
          <table:table-cell table:formula="of:=([.B1988]-[.B$2])/10^9" office:value-type="float" office:value="0.403963448">
            <text:p>0.403963</text:p>
          </table:table-cell>
          <table:table-cell table:formula="of:=[.C1988]-[.C1987]" office:value-type="float" office:value="0">
            <text:p>0.000000</text:p>
          </table:table-cell>
          <table:table-cell table:formula="of:=[.A1988]-[.A1987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615473">
            <text:p>1061.615473</text:p>
          </table:table-cell>
          <table:table-cell office:value-type="float" office:value="5086865395619">
            <text:p>5086865395619</text:p>
          </table:table-cell>
          <table:table-cell table:formula="of:=([.B1989]-[.B$2])/10^9" office:value-type="float" office:value="0.404874869">
            <text:p>0.404875</text:p>
          </table:table-cell>
          <table:table-cell table:formula="of:=[.C1989]-[.C1988]" office:value-type="float" office:value="0.000911421000000023">
            <text:p>0.000911</text:p>
          </table:table-cell>
          <table:table-cell table:formula="of:=[.A1989]-[.A1988]" office:value-type="float" office:value="0.000907000000097469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615474">
            <text:p>1061.615474</text:p>
          </table:table-cell>
          <table:table-cell office:value-type="float" office:value="5086865395619">
            <text:p>5086865395619</text:p>
          </table:table-cell>
          <table:table-cell table:formula="of:=([.B1990]-[.B$2])/10^9" office:value-type="float" office:value="0.404874869">
            <text:p>0.404875</text:p>
          </table:table-cell>
          <table:table-cell table:formula="of:=[.C1990]-[.C1989]" office:value-type="float" office:value="0">
            <text:p>0.000000</text:p>
          </table:table-cell>
          <table:table-cell table:formula="of:=[.A1990]-[.A1989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615479">
            <text:p>1061.615479</text:p>
          </table:table-cell>
          <table:table-cell office:value-type="float" office:value="5086865395619">
            <text:p>5086865395619</text:p>
          </table:table-cell>
          <table:table-cell table:formula="of:=([.B1991]-[.B$2])/10^9" office:value-type="float" office:value="0.404874869">
            <text:p>0.404875</text:p>
          </table:table-cell>
          <table:table-cell table:formula="of:=[.C1991]-[.C1990]" office:value-type="float" office:value="0">
            <text:p>0.000000</text:p>
          </table:table-cell>
          <table:table-cell table:formula="of:=[.A1991]-[.A1990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615549">
            <text:p>1061.615549</text:p>
          </table:table-cell>
          <table:table-cell office:value-type="float" office:value="5086865395619">
            <text:p>5086865395619</text:p>
          </table:table-cell>
          <table:table-cell table:formula="of:=([.B1992]-[.B$2])/10^9" office:value-type="float" office:value="0.404874869">
            <text:p>0.404875</text:p>
          </table:table-cell>
          <table:table-cell table:formula="of:=[.C1992]-[.C1991]" office:value-type="float" office:value="0">
            <text:p>0.000000</text:p>
          </table:table-cell>
          <table:table-cell table:formula="of:=[.A1992]-[.A1991]" office:value-type="float" office:value="0.0000700000000506407">
            <text:p>0.00007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615551">
            <text:p>1061.615551</text:p>
          </table:table-cell>
          <table:table-cell office:value-type="float" office:value="5086865473610">
            <text:p>5086865473610</text:p>
          </table:table-cell>
          <table:table-cell table:formula="of:=([.B1993]-[.B$2])/10^9" office:value-type="float" office:value="0.40495286">
            <text:p>0.404953</text:p>
          </table:table-cell>
          <table:table-cell table:formula="of:=[.C1993]-[.C1992]" office:value-type="float" office:value="0.0000779909999999995">
            <text:p>0.000078</text:p>
          </table:table-cell>
          <table:table-cell table:formula="of:=[.A1993]-[.A199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615552">
            <text:p>1061.615552</text:p>
          </table:table-cell>
          <table:table-cell office:value-type="float" office:value="5086865473610">
            <text:p>5086865473610</text:p>
          </table:table-cell>
          <table:table-cell table:formula="of:=([.B1994]-[.B$2])/10^9" office:value-type="float" office:value="0.40495286">
            <text:p>0.404953</text:p>
          </table:table-cell>
          <table:table-cell table:formula="of:=[.C1994]-[.C1993]" office:value-type="float" office:value="0">
            <text:p>0.000000</text:p>
          </table:table-cell>
          <table:table-cell table:formula="of:=[.A1994]-[.A1993]" office:value-type="float" office:value="0.000000999999883788405">
            <text:p>0.000001</text:p>
          </table:table-cell>
          <table:table-cell/>
          <table:table-cell office:value-type="string">
            <text:p>80473 / 18614 &gt; 2000000 / 5000000</text:p>
          </table:table-cell>
          <table:table-cell/>
        </table:table-row>
        <table:table-row table:style-name="ro1">
          <table:table-cell office:value-type="float" office:value="1061.615552">
            <text:p>1061.615552</text:p>
          </table:table-cell>
          <table:table-cell office:value-type="float" office:value="5086865473610">
            <text:p>5086865473610</text:p>
          </table:table-cell>
          <table:table-cell table:formula="of:=([.B1995]-[.B$2])/10^9" office:value-type="float" office:value="0.40495286">
            <text:p>0.404953</text:p>
          </table:table-cell>
          <table:table-cell table:formula="of:=[.C1995]-[.C1994]" office:value-type="float" office:value="0">
            <text:p>0.000000</text:p>
          </table:table-cell>
          <table:table-cell table:formula="of:=[.A1995]-[.A1994]" office:value-type="float" office:value="0">
            <text:p>0.000000</text:p>
          </table:table-cell>
          <table:table-cell/>
          <table:table-cell office:value-type="string">
            <text:p>d_s is renewed (r + D) to 5086870473610; c_s is fully topped up</text:p>
          </table:table-cell>
          <table:table-cell/>
        </table:table-row>
        <table:table-row table:style-name="ro1">
          <table:table-cell office:value-type="float" office:value="1061.617467">
            <text:p>1061.617467</text:p>
          </table:table-cell>
          <table:table-cell office:value-type="float" office:value="5086867389354">
            <text:p>5086867389354</text:p>
          </table:table-cell>
          <table:table-cell table:formula="of:=([.B1996]-[.B$2])/10^9" office:value-type="float" office:value="0.406868604">
            <text:p>0.406869</text:p>
          </table:table-cell>
          <table:table-cell table:formula="of:=[.C1996]-[.C1995]" office:value-type="float" office:value="0.001915744">
            <text:p>0.001916</text:p>
          </table:table-cell>
          <table:table-cell table:formula="of:=[.A1996]-[.A1995]" office:value-type="float" office:value="0.00191500000005362">
            <text:p>0.00191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617468">
            <text:p>1061.617468</text:p>
          </table:table-cell>
          <table:table-cell office:value-type="float" office:value="5086867389354">
            <text:p>5086867389354</text:p>
          </table:table-cell>
          <table:table-cell table:formula="of:=([.B1997]-[.B$2])/10^9" office:value-type="float" office:value="0.406868604">
            <text:p>0.406869</text:p>
          </table:table-cell>
          <table:table-cell table:formula="of:=[.C1997]-[.C1996]" office:value-type="float" office:value="0">
            <text:p>0.000000</text:p>
          </table:table-cell>
          <table:table-cell table:formula="of:=[.A1997]-[.A1996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617472">
            <text:p>1061.617472</text:p>
          </table:table-cell>
          <table:table-cell office:value-type="float" office:value="5086867389354">
            <text:p>5086867389354</text:p>
          </table:table-cell>
          <table:table-cell table:formula="of:=([.B1998]-[.B$2])/10^9" office:value-type="float" office:value="0.406868604">
            <text:p>0.406869</text:p>
          </table:table-cell>
          <table:table-cell table:formula="of:=[.C1998]-[.C1997]" office:value-type="float" office:value="0">
            <text:p>0.000000</text:p>
          </table:table-cell>
          <table:table-cell table:formula="of:=[.A1998]-[.A1997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618545">
            <text:p>1061.618545</text:p>
          </table:table-cell>
          <table:table-cell office:value-type="float" office:value="5086868013245">
            <text:p>5086868013245</text:p>
          </table:table-cell>
          <table:table-cell table:formula="of:=([.B1999]-[.B$2])/10^9" office:value-type="float" office:value="0.407492495">
            <text:p>0.407492</text:p>
          </table:table-cell>
          <table:table-cell table:formula="of:=[.C1999]-[.C1998]" office:value-type="float" office:value="0.000623890999999988">
            <text:p>0.000624</text:p>
          </table:table-cell>
          <table:table-cell table:formula="of:=[.A1999]-[.A1998]" office:value-type="float" office:value="0.00107300000013311">
            <text:p>0.00107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618547">
            <text:p>1061.618547</text:p>
          </table:table-cell>
          <table:table-cell office:value-type="float" office:value="5086868474762">
            <text:p>5086868474762</text:p>
          </table:table-cell>
          <table:table-cell table:formula="of:=([.B2000]-[.B$2])/10^9" office:value-type="float" office:value="0.407954012">
            <text:p>0.407954</text:p>
          </table:table-cell>
          <table:table-cell table:formula="of:=[.C2000]-[.C1999]" office:value-type="float" office:value="0.000461516999999967">
            <text:p>0.000462</text:p>
          </table:table-cell>
          <table:table-cell table:formula="of:=[.A2000]-[.A199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618548">
            <text:p>1061.618548</text:p>
          </table:table-cell>
          <table:table-cell office:value-type="float" office:value="5086868474762">
            <text:p>5086868474762</text:p>
          </table:table-cell>
          <table:table-cell table:formula="of:=([.B2001]-[.B$2])/10^9" office:value-type="float" office:value="0.407954012">
            <text:p>0.407954</text:p>
          </table:table-cell>
          <table:table-cell table:formula="of:=[.C2001]-[.C2000]" office:value-type="float" office:value="0">
            <text:p>0.000000</text:p>
          </table:table-cell>
          <table:table-cell table:formula="of:=[.A2001]-[.A2000]" office:value-type="float" office:value="0.000000999999883788405">
            <text:p>0.000001</text:p>
          </table:table-cell>
          <table:table-cell office:value-type="string">
            <text:p>d_s is renewed (r + D) to 5086870474762; c_s is fully topped up</text:p>
          </table:table-cell>
          <table:table-cell table:number-columns-repeated="2"/>
        </table:table-row>
        <table:table-row table:style-name="ro1">
          <table:table-cell office:value-type="float" office:value="1061.619415">
            <text:p>1061.619415</text:p>
          </table:table-cell>
          <table:table-cell office:value-type="float" office:value="5086869342660">
            <text:p>5086869342660</text:p>
          </table:table-cell>
          <table:table-cell table:formula="of:=([.B2002]-[.B$2])/10^9" office:value-type="float" office:value="0.40882191">
            <text:p>0.408822</text:p>
          </table:table-cell>
          <table:table-cell table:formula="of:=[.C2002]-[.C2001]" office:value-type="float" office:value="0.000867898000000034">
            <text:p>0.000868</text:p>
          </table:table-cell>
          <table:table-cell table:formula="of:=[.A2002]-[.A2001]" office:value-type="float" office:value="0.000866999999971085">
            <text:p>0.00086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619416">
            <text:p>1061.619416</text:p>
          </table:table-cell>
          <table:table-cell office:value-type="float" office:value="5086869342660">
            <text:p>5086869342660</text:p>
          </table:table-cell>
          <table:table-cell table:formula="of:=([.B2003]-[.B$2])/10^9" office:value-type="float" office:value="0.40882191">
            <text:p>0.408822</text:p>
          </table:table-cell>
          <table:table-cell table:formula="of:=[.C2003]-[.C2002]" office:value-type="float" office:value="0">
            <text:p>0.000000</text:p>
          </table:table-cell>
          <table:table-cell table:formula="of:=[.A2003]-[.A2002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619424">
            <text:p>1061.619424</text:p>
          </table:table-cell>
          <table:table-cell office:value-type="float" office:value="5086869342660">
            <text:p>5086869342660</text:p>
          </table:table-cell>
          <table:table-cell table:formula="of:=([.B2004]-[.B$2])/10^9" office:value-type="float" office:value="0.40882191">
            <text:p>0.408822</text:p>
          </table:table-cell>
          <table:table-cell table:formula="of:=[.C2004]-[.C2003]" office:value-type="float" office:value="0">
            <text:p>0.000000</text:p>
          </table:table-cell>
          <table:table-cell table:formula="of:=[.A2004]-[.A2003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620332">
            <text:p>1061.620332</text:p>
          </table:table-cell>
          <table:table-cell office:value-type="float" office:value="5086870259275">
            <text:p>5086870259275</text:p>
          </table:table-cell>
          <table:table-cell table:formula="of:=([.B2005]-[.B$2])/10^9" office:value-type="float" office:value="0.409738525">
            <text:p>0.409739</text:p>
          </table:table-cell>
          <table:table-cell table:formula="of:=[.C2005]-[.C2004]" office:value-type="float" office:value="0.000916615000000009">
            <text:p>0.000917</text:p>
          </table:table-cell>
          <table:table-cell table:formula="of:=[.A2005]-[.A2004]" office:value-type="float" office:value="0.000907999999981257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620333">
            <text:p>1061.620333</text:p>
          </table:table-cell>
          <table:table-cell office:value-type="float" office:value="5086870259275">
            <text:p>5086870259275</text:p>
          </table:table-cell>
          <table:table-cell table:formula="of:=([.B2006]-[.B$2])/10^9" office:value-type="float" office:value="0.409738525">
            <text:p>0.409739</text:p>
          </table:table-cell>
          <table:table-cell table:formula="of:=[.C2006]-[.C2005]" office:value-type="float" office:value="0">
            <text:p>0.000000</text:p>
          </table:table-cell>
          <table:table-cell table:formula="of:=[.A2006]-[.A2005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620544">
            <text:p>1061.620544</text:p>
          </table:table-cell>
          <table:table-cell office:value-type="float" office:value="5086870281007">
            <text:p>5086870281007</text:p>
          </table:table-cell>
          <table:table-cell table:formula="of:=([.B2007]-[.B$2])/10^9" office:value-type="float" office:value="0.409760257">
            <text:p>0.409760</text:p>
          </table:table-cell>
          <table:table-cell table:formula="of:=[.C2007]-[.C2006]" office:value-type="float" office:value="0.0000217319999999965">
            <text:p>0.000022</text:p>
          </table:table-cell>
          <table:table-cell table:formula="of:=[.A2007]-[.A2006]" office:value-type="float" office:value="0.00021100000003571">
            <text:p>0.00021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620546">
            <text:p>1061.620546</text:p>
          </table:table-cell>
          <table:table-cell office:value-type="float" office:value="5086870473709">
            <text:p>5086870473709</text:p>
          </table:table-cell>
          <table:table-cell table:formula="of:=([.B2008]-[.B$2])/10^9" office:value-type="float" office:value="0.409952959">
            <text:p>0.409953</text:p>
          </table:table-cell>
          <table:table-cell table:formula="of:=[.C2008]-[.C2007]" office:value-type="float" office:value="0.000192701999999989">
            <text:p>0.000193</text:p>
          </table:table-cell>
          <table:table-cell table:formula="of:=[.A2008]-[.A200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620547">
            <text:p>1061.620547</text:p>
          </table:table-cell>
          <table:table-cell office:value-type="float" office:value="5086870473709">
            <text:p>5086870473709</text:p>
          </table:table-cell>
          <table:table-cell table:formula="of:=([.B2009]-[.B$2])/10^9" office:value-type="float" office:value="0.409952959">
            <text:p>0.409953</text:p>
          </table:table-cell>
          <table:table-cell table:formula="of:=[.C2009]-[.C2008]" office:value-type="float" office:value="0">
            <text:p>0.000000</text:p>
          </table:table-cell>
          <table:table-cell table:formula="of:=[.A2009]-[.A2008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5086877473709; c_s is fully topped up</text:p>
          </table:table-cell>
        </table:table-row>
        <table:table-row table:style-name="ro1">
          <table:table-cell office:value-type="float" office:value="1061.620551">
            <text:p>1061.620551</text:p>
          </table:table-cell>
          <table:table-cell office:value-type="float" office:value="5086870473709">
            <text:p>5086870473709</text:p>
          </table:table-cell>
          <table:table-cell table:formula="of:=([.B2010]-[.B$2])/10^9" office:value-type="float" office:value="0.409952959">
            <text:p>0.409953</text:p>
          </table:table-cell>
          <table:table-cell table:formula="of:=[.C2010]-[.C2009]" office:value-type="float" office:value="0">
            <text:p>0.000000</text:p>
          </table:table-cell>
          <table:table-cell table:formula="of:=[.A2010]-[.A2009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61.620553">
            <text:p>1061.620553</text:p>
          </table:table-cell>
          <table:table-cell office:value-type="float" office:value="5086870480561">
            <text:p>5086870480561</text:p>
          </table:table-cell>
          <table:table-cell table:formula="of:=([.B2011]-[.B$2])/10^9" office:value-type="float" office:value="0.409959811">
            <text:p>0.409960</text:p>
          </table:table-cell>
          <table:table-cell table:formula="of:=[.C2011]-[.C2010]" office:value-type="float" office:value="0.00000685200000000163">
            <text:p>0.000007</text:p>
          </table:table-cell>
          <table:table-cell table:formula="of:=[.A2011]-[.A201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620554">
            <text:p>1061.620554</text:p>
          </table:table-cell>
          <table:table-cell office:value-type="float" office:value="5086870480561">
            <text:p>5086870480561</text:p>
          </table:table-cell>
          <table:table-cell table:formula="of:=([.B2012]-[.B$2])/10^9" office:value-type="float" office:value="0.409959811">
            <text:p>0.409960</text:p>
          </table:table-cell>
          <table:table-cell table:formula="of:=[.C2012]-[.C2011]" office:value-type="float" office:value="0">
            <text:p>0.000000</text:p>
          </table:table-cell>
          <table:table-cell table:formula="of:=[.A2012]-[.A2011]" office:value-type="float" office:value="0.00000100000011116208">
            <text:p>0.000001</text:p>
          </table:table-cell>
          <table:table-cell/>
          <table:table-cell office:value-type="string">
            <text:p>d_s is renewed (r + D) to 5086875480561; c_s is fully topped up</text:p>
          </table:table-cell>
          <table:table-cell/>
        </table:table-row>
        <table:table-row table:style-name="ro1">
          <table:table-cell office:value-type="float" office:value="1061.620589">
            <text:p>1061.620589</text:p>
          </table:table-cell>
          <table:table-cell office:value-type="float" office:value="5086870510075">
            <text:p>5086870510075</text:p>
          </table:table-cell>
          <table:table-cell table:formula="of:=([.B2013]-[.B$2])/10^9" office:value-type="float" office:value="0.409989325">
            <text:p>0.409989</text:p>
          </table:table-cell>
          <table:table-cell table:formula="of:=[.C2013]-[.C2012]" office:value-type="float" office:value="0.0000295140000000083">
            <text:p>0.000030</text:p>
          </table:table-cell>
          <table:table-cell table:formula="of:=[.A2013]-[.A2012]" office:value-type="float" office:value="0.0000350000000253203">
            <text:p>0.000035</text:p>
          </table:table-cell>
          <table:table-cell/>
          <table:table-cell office:value-type="string">
            <text:p>is pick_next_task_dl-ed by Xorg (1038)</text:p>
          </table:table-cell>
          <table:table-cell/>
        </table:table-row>
        <table:table-row table:style-name="ro1">
          <table:table-cell office:value-type="float" office:value="1061.622541">
            <text:p>1061.622541</text:p>
          </table:table-cell>
          <table:table-cell office:value-type="float" office:value="5086872013760">
            <text:p>5086872013760</text:p>
          </table:table-cell>
          <table:table-cell table:formula="of:=([.B2014]-[.B$2])/10^9" office:value-type="float" office:value="0.41149301">
            <text:p>0.411493</text:p>
          </table:table-cell>
          <table:table-cell table:formula="of:=[.C2014]-[.C2013]" office:value-type="float" office:value="0.00150368499999998">
            <text:p>0.001504</text:p>
          </table:table-cell>
          <table:table-cell table:formula="of:=[.A2014]-[.A2013]" office:value-type="float" office:value="0.00195199999984652">
            <text:p>0.00195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622543">
            <text:p>1061.622543</text:p>
          </table:table-cell>
          <table:table-cell office:value-type="float" office:value="5086872475301">
            <text:p>5086872475301</text:p>
          </table:table-cell>
          <table:table-cell table:formula="of:=([.B2015]-[.B$2])/10^9" office:value-type="float" office:value="0.411954551">
            <text:p>0.411955</text:p>
          </table:table-cell>
          <table:table-cell table:formula="of:=[.C2015]-[.C2014]" office:value-type="float" office:value="0.00046154100000001">
            <text:p>0.000462</text:p>
          </table:table-cell>
          <table:table-cell table:formula="of:=[.A2015]-[.A201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622544">
            <text:p>1061.622544</text:p>
          </table:table-cell>
          <table:table-cell office:value-type="float" office:value="5086872475301">
            <text:p>5086872475301</text:p>
          </table:table-cell>
          <table:table-cell table:formula="of:=([.B2016]-[.B$2])/10^9" office:value-type="float" office:value="0.411954551">
            <text:p>0.411955</text:p>
          </table:table-cell>
          <table:table-cell table:formula="of:=[.C2016]-[.C2015]" office:value-type="float" office:value="0">
            <text:p>0.000000</text:p>
          </table:table-cell>
          <table:table-cell table:formula="of:=[.A2016]-[.A2015]" office:value-type="float" office:value="0.00000100000011116208">
            <text:p>0.000001</text:p>
          </table:table-cell>
          <table:table-cell office:value-type="string">
            <text:p>d_s is renewed (r + D) to 5086874475301; c_s is fully topped up</text:p>
          </table:table-cell>
          <table:table-cell table:number-columns-repeated="2"/>
        </table:table-row>
        <table:table-row table:style-name="ro1">
          <table:table-cell office:value-type="float" office:value="1061.622546">
            <text:p>1061.622546</text:p>
          </table:table-cell>
          <table:table-cell office:value-type="float" office:value="5086872475301">
            <text:p>5086872475301</text:p>
          </table:table-cell>
          <table:table-cell table:formula="of:=([.B2017]-[.B$2])/10^9" office:value-type="float" office:value="0.411954551">
            <text:p>0.411955</text:p>
          </table:table-cell>
          <table:table-cell table:formula="of:=[.C2017]-[.C2016]" office:value-type="float" office:value="0">
            <text:p>0.000000</text:p>
          </table:table-cell>
          <table:table-cell table:formula="of:=[.A2017]-[.A2016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622556">
            <text:p>1061.622556</text:p>
          </table:table-cell>
          <table:table-cell office:value-type="float" office:value="5086872487497">
            <text:p>5086872487497</text:p>
          </table:table-cell>
          <table:table-cell table:formula="of:=([.B2018]-[.B$2])/10^9" office:value-type="float" office:value="0.411966747">
            <text:p>0.411967</text:p>
          </table:table-cell>
          <table:table-cell table:formula="of:=[.C2018]-[.C2017]" office:value-type="float" office:value="0.0000121960000000199">
            <text:p>0.000012</text:p>
          </table:table-cell>
          <table:table-cell table:formula="of:=[.A2018]-[.A2017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622563">
            <text:p>1061.622563</text:p>
          </table:table-cell>
          <table:table-cell office:value-type="float" office:value="5086872487497">
            <text:p>5086872487497</text:p>
          </table:table-cell>
          <table:table-cell table:formula="of:=([.B2019]-[.B$2])/10^9" office:value-type="float" office:value="0.411966747">
            <text:p>0.411967</text:p>
          </table:table-cell>
          <table:table-cell table:formula="of:=[.C2019]-[.C2018]" office:value-type="float" office:value="0">
            <text:p>0.000000</text:p>
          </table:table-cell>
          <table:table-cell table:formula="of:=[.A2019]-[.A2018]" office:value-type="float" office:value="0.00000699999986863986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623564">
            <text:p>1061.623564</text:p>
          </table:table-cell>
          <table:table-cell office:value-type="float" office:value="5086873494840">
            <text:p>5086873494840</text:p>
          </table:table-cell>
          <table:table-cell table:formula="of:=([.B2020]-[.B$2])/10^9" office:value-type="float" office:value="0.41297409">
            <text:p>0.412974</text:p>
          </table:table-cell>
          <table:table-cell table:formula="of:=[.C2020]-[.C2019]" office:value-type="float" office:value="0.00100734299999999">
            <text:p>0.001007</text:p>
          </table:table-cell>
          <table:table-cell table:formula="of:=[.A2020]-[.A2019]" office:value-type="float" office:value="0.00100100000008752">
            <text:p>0.001001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1061.623565">
            <text:p>1061.623565</text:p>
          </table:table-cell>
          <table:table-cell office:value-type="float" office:value="5086873494840">
            <text:p>5086873494840</text:p>
          </table:table-cell>
          <table:table-cell table:formula="of:=([.B2021]-[.B$2])/10^9" office:value-type="float" office:value="0.41297409">
            <text:p>0.412974</text:p>
          </table:table-cell>
          <table:table-cell table:formula="of:=[.C2021]-[.C2020]" office:value-type="float" office:value="0">
            <text:p>0.000000</text:p>
          </table:table-cell>
          <table:table-cell table:formula="of:=[.A2021]-[.A2020]" office:value-type="float" office:value="0.00000100000011116208">
            <text:p>0.000001</text:p>
          </table:table-cell>
          <table:table-cell office:value-type="string">
            <text:p>uses up its c_s; 5086873494840-5086872487497=1007343</text:p>
          </table:table-cell>
          <table:table-cell table:number-columns-repeated="2"/>
        </table:table-row>
        <table:table-row table:style-name="ro1">
          <table:table-cell office:value-type="float" office:value="1061.623588">
            <text:p>1061.623588</text:p>
          </table:table-cell>
          <table:table-cell office:value-type="float" office:value="5086873519538">
            <text:p>5086873519538</text:p>
          </table:table-cell>
          <table:table-cell table:formula="of:=([.B2022]-[.B$2])/10^9" office:value-type="float" office:value="0.412998788">
            <text:p>0.412999</text:p>
          </table:table-cell>
          <table:table-cell table:formula="of:=[.C2022]-[.C2021]" office:value-type="float" office:value="0.0000246979999999897">
            <text:p>0.000025</text:p>
          </table:table-cell>
          <table:table-cell table:formula="of:=[.A2022]-[.A2021]" office:value-type="float" office:value="0.0000229999998282437">
            <text:p>0.00002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623595">
            <text:p>1061.623595</text:p>
          </table:table-cell>
          <table:table-cell office:value-type="float" office:value="5086873519538">
            <text:p>5086873519538</text:p>
          </table:table-cell>
          <table:table-cell table:formula="of:=([.B2023]-[.B$2])/10^9" office:value-type="float" office:value="0.412998788">
            <text:p>0.412999</text:p>
          </table:table-cell>
          <table:table-cell table:formula="of:=[.C2023]-[.C2022]" office:value-type="float" office:value="0">
            <text:p>0.000000</text:p>
          </table:table-cell>
          <table:table-cell table:formula="of:=[.A2023]-[.A2022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62362">
            <text:p>1061.623620</text:p>
          </table:table-cell>
          <table:table-cell office:value-type="float" office:value="5086873550890">
            <text:p>5086873550890</text:p>
          </table:table-cell>
          <table:table-cell table:formula="of:=([.B2024]-[.B$2])/10^9" office:value-type="float" office:value="0.41303014">
            <text:p>0.413030</text:p>
          </table:table-cell>
          <table:table-cell table:formula="of:=[.C2024]-[.C2023]" office:value-type="float" office:value="0.0000313519999999845">
            <text:p>0.000031</text:p>
          </table:table-cell>
          <table:table-cell table:formula="of:=[.A2024]-[.A2023]" office:value-type="float" office:value="0.0000250000000505679">
            <text:p>0.00002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61.623621">
            <text:p>1061.623621</text:p>
          </table:table-cell>
          <table:table-cell office:value-type="float" office:value="5086873550890">
            <text:p>5086873550890</text:p>
          </table:table-cell>
          <table:table-cell table:formula="of:=([.B2025]-[.B$2])/10^9" office:value-type="float" office:value="0.41303014">
            <text:p>0.413030</text:p>
          </table:table-cell>
          <table:table-cell table:formula="of:=[.C2025]-[.C2024]" office:value-type="float" office:value="0">
            <text:p>0.000000</text:p>
          </table:table-cell>
          <table:table-cell table:formula="of:=[.A2025]-[.A2024]" office:value-type="float" office:value="0.000000999999883788405">
            <text:p>0.000001</text:p>
          </table:table-cell>
          <table:table-cell/>
          <table:table-cell office:value-type="string">
            <text:p>uses up its c_s; 5086873550890-5086873519538=31352</text:p>
          </table:table-cell>
          <table:table-cell/>
        </table:table-row>
        <table:table-row table:style-name="ro1">
          <table:table-cell office:value-type="float" office:value="1061.623631">
            <text:p>1061.623631</text:p>
          </table:table-cell>
          <table:table-cell office:value-type="float" office:value="5086873562840">
            <text:p>5086873562840</text:p>
          </table:table-cell>
          <table:table-cell table:formula="of:=([.B2026]-[.B$2])/10^9" office:value-type="float" office:value="0.41304209">
            <text:p>0.413042</text:p>
          </table:table-cell>
          <table:table-cell table:formula="of:=[.C2026]-[.C2025]" office:value-type="float" office:value="0.0000119499999999828">
            <text:p>0.000012</text:p>
          </table:table-cell>
          <table:table-cell table:formula="of:=[.A2026]-[.A2025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623636">
            <text:p>1061.623636</text:p>
          </table:table-cell>
          <table:table-cell office:value-type="float" office:value="5086873562840">
            <text:p>5086873562840</text:p>
          </table:table-cell>
          <table:table-cell table:formula="of:=([.B2027]-[.B$2])/10^9" office:value-type="float" office:value="0.41304209">
            <text:p>0.413042</text:p>
          </table:table-cell>
          <table:table-cell table:formula="of:=[.C2027]-[.C2026]" office:value-type="float" office:value="0">
            <text:p>0.000000</text:p>
          </table:table-cell>
          <table:table-cell table:formula="of:=[.A2027]-[.A2026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61.624551">
            <text:p>1061.624551</text:p>
          </table:table-cell>
          <table:table-cell office:value-type="float" office:value="5086873562840">
            <text:p>5086873562840</text:p>
          </table:table-cell>
          <table:table-cell table:formula="of:=([.B2028]-[.B$2])/10^9" office:value-type="float" office:value="0.41304209">
            <text:p>0.413042</text:p>
          </table:table-cell>
          <table:table-cell table:formula="of:=[.C2028]-[.C2027]" office:value-type="float" office:value="0">
            <text:p>0.000000</text:p>
          </table:table-cell>
          <table:table-cell table:formula="of:=[.A2028]-[.A2027]" office:value-type="float" office:value="0.000915000000077271">
            <text:p>0.000915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061.624552">
            <text:p>1061.624552</text:p>
          </table:table-cell>
          <table:table-cell office:value-type="float" office:value="5086873562840">
            <text:p>5086873562840</text:p>
          </table:table-cell>
          <table:table-cell table:formula="of:=([.B2029]-[.B$2])/10^9" office:value-type="float" office:value="0.41304209">
            <text:p>0.413042</text:p>
          </table:table-cell>
          <table:table-cell table:formula="of:=[.C2029]-[.C2028]" office:value-type="float" office:value="0">
            <text:p>0.000000</text:p>
          </table:table-cell>
          <table:table-cell table:formula="of:=[.A2029]-[.A2028]" office:value-type="float" office:value="0.000000999999883788405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624553">
            <text:p>1061.624553</text:p>
          </table:table-cell>
          <table:table-cell office:value-type="float" office:value="5086873562840">
            <text:p>5086873562840</text:p>
          </table:table-cell>
          <table:table-cell table:formula="of:=([.B2030]-[.B$2])/10^9" office:value-type="float" office:value="0.41304209">
            <text:p>0.413042</text:p>
          </table:table-cell>
          <table:table-cell table:formula="of:=[.C2030]-[.C2029]" office:value-type="float" office:value="0">
            <text:p>0.000000</text:p>
          </table:table-cell>
          <table:table-cell table:formula="of:=[.A2030]-[.A2029]" office:value-type="float" office:value="0.00000100000011116208">
            <text:p>0.000001</text:p>
          </table:table-cell>
          <table:table-cell office:value-type="string">
            <text:p>postpones its deadline to 5086876475301; c_s is topped up to 992657</text:p>
          </table:table-cell>
          <table:table-cell table:number-columns-repeated="2"/>
        </table:table-row>
        <table:table-row table:style-name="ro1">
          <table:table-cell office:value-type="float" office:value="1061.624554">
            <text:p>1061.624554</text:p>
          </table:table-cell>
          <table:table-cell office:value-type="float" office:value="5086873562840">
            <text:p>5086873562840</text:p>
          </table:table-cell>
          <table:table-cell table:formula="of:=([.B2031]-[.B$2])/10^9" office:value-type="float" office:value="0.41304209">
            <text:p>0.413042</text:p>
          </table:table-cell>
          <table:table-cell table:formula="of:=[.C2031]-[.C2030]" office:value-type="float" office:value="0">
            <text:p>0.000000</text:p>
          </table:table-cell>
          <table:table-cell table:formula="of:=[.A2031]-[.A2030]" office:value-type="float" office:value="0.000000999999883788405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61.624562">
            <text:p>1061.624562</text:p>
          </table:table-cell>
          <table:table-cell office:value-type="float" office:value="5086874493560">
            <text:p>5086874493560</text:p>
          </table:table-cell>
          <table:table-cell table:formula="of:=([.B2032]-[.B$2])/10^9" office:value-type="float" office:value="0.41397281">
            <text:p>0.413973</text:p>
          </table:table-cell>
          <table:table-cell table:formula="of:=[.C2032]-[.C2031]" office:value-type="float" office:value="0.000930720000000052">
            <text:p>0.000931</text:p>
          </table:table-cell>
          <table:table-cell table:formula="of:=[.A2032]-[.A2031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624567">
            <text:p>1061.624567</text:p>
          </table:table-cell>
          <table:table-cell office:value-type="float" office:value="5086874493560">
            <text:p>5086874493560</text:p>
          </table:table-cell>
          <table:table-cell table:formula="of:=([.B2033]-[.B$2])/10^9" office:value-type="float" office:value="0.41397281">
            <text:p>0.413973</text:p>
          </table:table-cell>
          <table:table-cell table:formula="of:=[.C2033]-[.C2032]" office:value-type="float" office:value="0">
            <text:p>0.000000</text:p>
          </table:table-cell>
          <table:table-cell table:formula="of:=[.A2033]-[.A2032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624573">
            <text:p>1061.624573</text:p>
          </table:table-cell>
          <table:table-cell office:value-type="float" office:value="5086874505156">
            <text:p>5086874505156</text:p>
          </table:table-cell>
          <table:table-cell table:formula="of:=([.B2034]-[.B$2])/10^9" office:value-type="float" office:value="0.413984406">
            <text:p>0.413984</text:p>
          </table:table-cell>
          <table:table-cell table:formula="of:=[.C2034]-[.C2033]" office:value-type="float" office:value="0.0000115960000000026">
            <text:p>0.000012</text:p>
          </table:table-cell>
          <table:table-cell table:formula="of:=[.A2034]-[.A2033]" office:value-type="float" office:value="0.00000599999998485146">
            <text:p>0.0000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624574">
            <text:p>1061.624574</text:p>
          </table:table-cell>
          <table:table-cell office:value-type="float" office:value="5086874505156">
            <text:p>5086874505156</text:p>
          </table:table-cell>
          <table:table-cell table:formula="of:=([.B2035]-[.B$2])/10^9" office:value-type="float" office:value="0.413984406">
            <text:p>0.413984</text:p>
          </table:table-cell>
          <table:table-cell table:formula="of:=[.C2035]-[.C2034]" office:value-type="float" office:value="0">
            <text:p>0.000000</text:p>
          </table:table-cell>
          <table:table-cell table:formula="of:=[.A2035]-[.A2034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624579">
            <text:p>1061.624579</text:p>
          </table:table-cell>
          <table:table-cell office:value-type="float" office:value="5086874505156">
            <text:p>5086874505156</text:p>
          </table:table-cell>
          <table:table-cell table:formula="of:=([.B2036]-[.B$2])/10^9" office:value-type="float" office:value="0.413984406">
            <text:p>0.413984</text:p>
          </table:table-cell>
          <table:table-cell table:formula="of:=[.C2036]-[.C2035]" office:value-type="float" office:value="0">
            <text:p>0.000000</text:p>
          </table:table-cell>
          <table:table-cell table:formula="of:=[.A2036]-[.A2035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625555">
            <text:p>1061.625555</text:p>
          </table:table-cell>
          <table:table-cell office:value-type="float" office:value="5086874505156">
            <text:p>5086874505156</text:p>
          </table:table-cell>
          <table:table-cell table:formula="of:=([.B2037]-[.B$2])/10^9" office:value-type="float" office:value="0.413984406">
            <text:p>0.413984</text:p>
          </table:table-cell>
          <table:table-cell table:formula="of:=[.C2037]-[.C2036]" office:value-type="float" office:value="0">
            <text:p>0.000000</text:p>
          </table:table-cell>
          <table:table-cell table:formula="of:=[.A2037]-[.A2036]" office:value-type="float" office:value="0.000976000000036947">
            <text:p>0.00097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61.625556">
            <text:p>1061.625556</text:p>
          </table:table-cell>
          <table:table-cell office:value-type="float" office:value="5086874505156">
            <text:p>5086874505156</text:p>
          </table:table-cell>
          <table:table-cell table:formula="of:=([.B2038]-[.B$2])/10^9" office:value-type="float" office:value="0.413984406">
            <text:p>0.413984</text:p>
          </table:table-cell>
          <table:table-cell table:formula="of:=[.C2038]-[.C2037]" office:value-type="float" office:value="0">
            <text:p>0.000000</text:p>
          </table:table-cell>
          <table:table-cell table:formula="of:=[.A2038]-[.A2037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1.625557">
            <text:p>1061.625557</text:p>
          </table:table-cell>
          <table:table-cell office:value-type="float" office:value="5086874505156">
            <text:p>5086874505156</text:p>
          </table:table-cell>
          <table:table-cell table:formula="of:=([.B2039]-[.B$2])/10^9" office:value-type="float" office:value="0.413984406">
            <text:p>0.413984</text:p>
          </table:table-cell>
          <table:table-cell table:formula="of:=[.C2039]-[.C2038]" office:value-type="float" office:value="0">
            <text:p>0.000000</text:p>
          </table:table-cell>
          <table:table-cell table:formula="of:=[.A2039]-[.A2038]" office:value-type="float" office:value="0.00000100000011116208">
            <text:p>0.000001</text:p>
          </table:table-cell>
          <table:table-cell/>
          <table:table-cell office:value-type="string">
            <text:p>postpones its deadline to 5086880480561; c_s is topped up to 1991226</text:p>
          </table:table-cell>
          <table:table-cell/>
        </table:table-row>
        <table:table-row table:style-name="ro1">
          <table:table-cell office:value-type="float" office:value="1061.626632">
            <text:p>1061.626632</text:p>
          </table:table-cell>
          <table:table-cell office:value-type="float" office:value="5086876568683">
            <text:p>5086876568683</text:p>
          </table:table-cell>
          <table:table-cell table:formula="of:=([.B2040]-[.B$2])/10^9" office:value-type="float" office:value="0.416047933">
            <text:p>0.416048</text:p>
          </table:table-cell>
          <table:table-cell table:formula="of:=[.C2040]-[.C2039]" office:value-type="float" office:value="0.00206352699999995">
            <text:p>0.002064</text:p>
          </table:table-cell>
          <table:table-cell table:formula="of:=[.A2040]-[.A2039]" office:value-type="float" office:value="0.00107499999990068">
            <text:p>0.00107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626634">
            <text:p>1061.626634</text:p>
          </table:table-cell>
          <table:table-cell office:value-type="float" office:value="5086876568683">
            <text:p>5086876568683</text:p>
          </table:table-cell>
          <table:table-cell table:formula="of:=([.B2041]-[.B$2])/10^9" office:value-type="float" office:value="0.416047933">
            <text:p>0.416048</text:p>
          </table:table-cell>
          <table:table-cell table:formula="of:=[.C2041]-[.C2040]" office:value-type="float" office:value="0">
            <text:p>0.000000</text:p>
          </table:table-cell>
          <table:table-cell table:formula="of:=[.A2041]-[.A2040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626641">
            <text:p>1061.626641</text:p>
          </table:table-cell>
          <table:table-cell office:value-type="float" office:value="5086876568683">
            <text:p>5086876568683</text:p>
          </table:table-cell>
          <table:table-cell table:formula="of:=([.B2042]-[.B$2])/10^9" office:value-type="float" office:value="0.416047933">
            <text:p>0.416048</text:p>
          </table:table-cell>
          <table:table-cell table:formula="of:=[.C2042]-[.C2041]" office:value-type="float" office:value="0">
            <text:p>0.000000</text:p>
          </table:table-cell>
          <table:table-cell table:formula="of:=[.A2042]-[.A2041]" office:value-type="float" office:value="0.00000700000009601354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61.626657">
            <text:p>1061.626657</text:p>
          </table:table-cell>
          <table:table-cell office:value-type="float" office:value="5086876568683">
            <text:p>5086876568683</text:p>
          </table:table-cell>
          <table:table-cell table:formula="of:=([.B2043]-[.B$2])/10^9" office:value-type="float" office:value="0.416047933">
            <text:p>0.416048</text:p>
          </table:table-cell>
          <table:table-cell table:formula="of:=[.C2043]-[.C2042]" office:value-type="float" office:value="0">
            <text:p>0.000000</text:p>
          </table:table-cell>
          <table:table-cell table:formula="of:=[.A2043]-[.A2042]" office:value-type="float" office:value="0.0000159999999596039">
            <text:p>0.00001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61.62666">
            <text:p>1061.626660</text:p>
          </table:table-cell>
          <table:table-cell office:value-type="float" office:value="5086876595909">
            <text:p>5086876595909</text:p>
          </table:table-cell>
          <table:table-cell table:formula="of:=([.B2044]-[.B$2])/10^9" office:value-type="float" office:value="0.416075159">
            <text:p>0.416075</text:p>
          </table:table-cell>
          <table:table-cell table:formula="of:=[.C2044]-[.C2043]" office:value-type="float" office:value="0.0000272260000000468">
            <text:p>0.000027</text:p>
          </table:table-cell>
          <table:table-cell table:formula="of:=[.A2044]-[.A2043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1.62666">
            <text:p>1061.626660</text:p>
          </table:table-cell>
          <table:table-cell office:value-type="float" office:value="5086876595909">
            <text:p>5086876595909</text:p>
          </table:table-cell>
          <table:table-cell table:formula="of:=([.B2045]-[.B$2])/10^9" office:value-type="float" office:value="0.416075159">
            <text:p>0.416075</text:p>
          </table:table-cell>
          <table:table-cell table:formula="of:=[.C2045]-[.C2044]" office:value-type="float" office:value="0">
            <text:p>0.000000</text:p>
          </table:table-cell>
          <table:table-cell table:formula="of:=[.A2045]-[.A2044]" office:value-type="float" office:value="0">
            <text:p>0.000000</text:p>
          </table:table-cell>
          <table:table-cell office:value-type="string">
            <text:p>d_s is renewed (r + D) to 5086878595909; c_s is fully topped up</text:p>
          </table:table-cell>
          <table:table-cell table:number-columns-repeated="2"/>
        </table:table-row>
        <table:table-row table:style-name="ro1">
          <table:table-cell office:value-type="float" office:value="1061.626662">
            <text:p>1061.626662</text:p>
          </table:table-cell>
          <table:table-cell office:value-type="float" office:value="5086876595909">
            <text:p>5086876595909</text:p>
          </table:table-cell>
          <table:table-cell table:formula="of:=([.B2046]-[.B$2])/10^9" office:value-type="float" office:value="0.416075159">
            <text:p>0.416075</text:p>
          </table:table-cell>
          <table:table-cell table:formula="of:=[.C2046]-[.C2045]" office:value-type="float" office:value="0">
            <text:p>0.000000</text:p>
          </table:table-cell>
          <table:table-cell table:formula="of:=[.A2046]-[.A2045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61.626668">
            <text:p>1061.626668</text:p>
          </table:table-cell>
          <table:table-cell office:value-type="float" office:value="5086876604718">
            <text:p>5086876604718</text:p>
          </table:table-cell>
          <table:table-cell table:formula="of:=([.B2047]-[.B$2])/10^9" office:value-type="float" office:value="0.416083968">
            <text:p>0.416084</text:p>
          </table:table-cell>
          <table:table-cell table:formula="of:=[.C2047]-[.C2046]" office:value-type="float" office:value="0.00000880899999999851">
            <text:p>0.000009</text:p>
          </table:table-cell>
          <table:table-cell table:formula="of:=[.A2047]-[.A2046]" office:value-type="float" office:value="0.0000060000002122251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626676">
            <text:p>1061.626676</text:p>
          </table:table-cell>
          <table:table-cell office:value-type="float" office:value="5086876604718">
            <text:p>5086876604718</text:p>
          </table:table-cell>
          <table:table-cell table:formula="of:=([.B2048]-[.B$2])/10^9" office:value-type="float" office:value="0.416083968">
            <text:p>0.416084</text:p>
          </table:table-cell>
          <table:table-cell table:formula="of:=[.C2048]-[.C2047]" office:value-type="float" office:value="0">
            <text:p>0.000000</text:p>
          </table:table-cell>
          <table:table-cell table:formula="of:=[.A2048]-[.A2047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61.626724">
            <text:p>1061.626724</text:p>
          </table:table-cell>
          <table:table-cell office:value-type="float" office:value="5086876604718">
            <text:p>5086876604718</text:p>
          </table:table-cell>
          <table:table-cell table:formula="of:=([.B2049]-[.B$2])/10^9" office:value-type="float" office:value="0.416083968">
            <text:p>0.416084</text:p>
          </table:table-cell>
          <table:table-cell table:formula="of:=[.C2049]-[.C2048]" office:value-type="float" office:value="0">
            <text:p>0.000000</text:p>
          </table:table-cell>
          <table:table-cell table:formula="of:=[.A2049]-[.A2048]" office:value-type="float" office:value="0.0000479999998788117">
            <text:p>0.00004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61.626726">
            <text:p>1061.626726</text:p>
          </table:table-cell>
          <table:table-cell office:value-type="float" office:value="5086876662582">
            <text:p>5086876662582</text:p>
          </table:table-cell>
          <table:table-cell table:formula="of:=([.B2050]-[.B$2])/10^9" office:value-type="float" office:value="0.416141832">
            <text:p>0.416142</text:p>
          </table:table-cell>
          <table:table-cell table:formula="of:=[.C2050]-[.C2049]" office:value-type="float" office:value="0.0000578639999999631">
            <text:p>0.000058</text:p>
          </table:table-cell>
          <table:table-cell table:formula="of:=[.A2050]-[.A204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626727">
            <text:p>1061.626727</text:p>
          </table:table-cell>
          <table:table-cell office:value-type="float" office:value="5086876662582">
            <text:p>5086876662582</text:p>
          </table:table-cell>
          <table:table-cell table:formula="of:=([.B2051]-[.B$2])/10^9" office:value-type="float" office:value="0.416141832">
            <text:p>0.416142</text:p>
          </table:table-cell>
          <table:table-cell table:formula="of:=[.C2051]-[.C2050]" office:value-type="float" office:value="0">
            <text:p>0.000000</text:p>
          </table:table-cell>
          <table:table-cell table:formula="of:=[.A2051]-[.A2050]" office:value-type="float" office:value="0.00000100000011116208">
            <text:p>0.000001</text:p>
          </table:table-cell>
          <table:table-cell table:number-columns-repeated="2"/>
          <table:table-cell office:value-type="string">
            <text:p>5753 / 811127 &lt;= 3000000 / 7000000</text:p>
          </table:table-cell>
        </table:table-row>
        <table:table-row table:style-name="ro1">
          <table:table-cell office:value-type="float" office:value="1061.626728">
            <text:p>1061.626728</text:p>
          </table:table-cell>
          <table:table-cell office:value-type="float" office:value="5086876662582">
            <text:p>5086876662582</text:p>
          </table:table-cell>
          <table:table-cell table:formula="of:=([.B2052]-[.B$2])/10^9" office:value-type="float" office:value="0.416141832">
            <text:p>0.416142</text:p>
          </table:table-cell>
          <table:table-cell table:formula="of:=[.C2052]-[.C2051]" office:value-type="float" office:value="0">
            <text:p>0.000000</text:p>
          </table:table-cell>
          <table:table-cell table:formula="of:=[.A2052]-[.A2051]" office:value-type="float" office:value="0.000000999999883788405">
            <text:p>0.000001</text:p>
          </table:table-cell>
          <table:table-cell table:number-columns-repeated="2"/>
          <table:table-cell office:value-type="string">
            <text:p>resumes its BW pair</text:p>
          </table:table-cell>
        </table:table-row>
        <table:table-row table:style-name="ro1">
          <table:table-cell office:value-type="float" office:value="1061.626729">
            <text:p>1061.626729</text:p>
          </table:table-cell>
          <table:table-cell office:value-type="float" office:value="5086876662582">
            <text:p>5086876662582</text:p>
          </table:table-cell>
          <table:table-cell table:formula="of:=([.B2053]-[.B$2])/10^9" office:value-type="float" office:value="0.416141832">
            <text:p>0.416142</text:p>
          </table:table-cell>
          <table:table-cell table:formula="of:=[.C2053]-[.C2052]" office:value-type="float" office:value="0">
            <text:p>0.000000</text:p>
          </table:table-cell>
          <table:table-cell table:formula="of:=[.A2053]-[.A2052]" office:value-type="float" office:value="0.00000100000011116208">
            <text:p>0.000001</text:p>
          </table:table-cell>
          <table:table-cell table:number-columns-repeated="2"/>
          <table:table-cell office:value-type="string">
            <text:p>preempts Task 1</text:p>
          </table:table-cell>
        </table:table-row>
        <table:table-row table:style-name="ro1">
          <table:table-cell office:value-type="float" office:value="1061.626737">
            <text:p>1061.626737</text:p>
          </table:table-cell>
          <table:table-cell office:value-type="float" office:value="5086876672994">
            <text:p>5086876672994</text:p>
          </table:table-cell>
          <table:table-cell table:formula="of:=([.B2054]-[.B$2])/10^9" office:value-type="float" office:value="0.416152244">
            <text:p>0.416152</text:p>
          </table:table-cell>
          <table:table-cell table:formula="of:=[.C2054]-[.C2053]" office:value-type="float" office:value="0.0000104120000000152">
            <text:p>0.000010</text:p>
          </table:table-cell>
          <table:table-cell table:formula="of:=[.A2054]-[.A2053]" office:value-type="float" office:value="0.00000799999997980194">
            <text:p>0.000008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626738">
            <text:p>1061.626738</text:p>
          </table:table-cell>
          <table:table-cell office:value-type="float" office:value="5086876672994">
            <text:p>5086876672994</text:p>
          </table:table-cell>
          <table:table-cell table:formula="of:=([.B2055]-[.B$2])/10^9" office:value-type="float" office:value="0.416152244">
            <text:p>0.416152</text:p>
          </table:table-cell>
          <table:table-cell table:formula="of:=[.C2055]-[.C2054]" office:value-type="float" office:value="0">
            <text:p>0.000000</text:p>
          </table:table-cell>
          <table:table-cell table:formula="of:=[.A2055]-[.A2054]" office:value-type="float" office:value="0.000000999999883788405">
            <text:p>0.000001</text:p>
          </table:table-cell>
          <table:table-cell table:number-columns-repeated="2"/>
          <table:table-cell office:value-type="string">
            <text:p>postpones its deadline to 5086877473709; c_s is topped up to 5753</text:p>
          </table:table-cell>
        </table:table-row>
        <table:table-row table:style-name="ro1">
          <table:table-cell office:value-type="float" office:value="1061.626739">
            <text:p>1061.626739</text:p>
          </table:table-cell>
          <table:table-cell office:value-type="float" office:value="5086876672994">
            <text:p>5086876672994</text:p>
          </table:table-cell>
          <table:table-cell table:formula="of:=([.B2056]-[.B$2])/10^9" office:value-type="float" office:value="0.416152244">
            <text:p>0.416152</text:p>
          </table:table-cell>
          <table:table-cell table:formula="of:=[.C2056]-[.C2055]" office:value-type="float" office:value="0">
            <text:p>0.000000</text:p>
          </table:table-cell>
          <table:table-cell table:formula="of:=[.A2056]-[.A2055]" office:value-type="float" office:value="0.00000100000011116208">
            <text:p>0.000001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61.626742">
            <text:p>1061.626742</text:p>
          </table:table-cell>
          <table:table-cell office:value-type="float" office:value="5086876678428">
            <text:p>5086876678428</text:p>
          </table:table-cell>
          <table:table-cell table:formula="of:=([.B2057]-[.B$2])/10^9" office:value-type="float" office:value="0.416157678">
            <text:p>0.416158</text:p>
          </table:table-cell>
          <table:table-cell table:formula="of:=[.C2057]-[.C2056]" office:value-type="float" office:value="0.00000543399999997085">
            <text:p>0.000005</text:p>
          </table:table-cell>
          <table:table-cell table:formula="of:=[.A2057]-[.A2056]" office:value-type="float" office:value="0.00000299999987873889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626744">
            <text:p>1061.626744</text:p>
          </table:table-cell>
          <table:table-cell office:value-type="float" office:value="5086876678428">
            <text:p>5086876678428</text:p>
          </table:table-cell>
          <table:table-cell table:formula="of:=([.B2058]-[.B$2])/10^9" office:value-type="float" office:value="0.416157678">
            <text:p>0.416158</text:p>
          </table:table-cell>
          <table:table-cell table:formula="of:=[.C2058]-[.C2057]" office:value-type="float" office:value="0">
            <text:p>0.000000</text:p>
          </table:table-cell>
          <table:table-cell table:formula="of:=[.A2058]-[.A2057]" office:value-type="float" office:value="0.00000199999999495049">
            <text:p>0.000002</text:p>
          </table:table-cell>
          <table:table-cell table:number-columns-repeated="2"/>
          <table:table-cell office:value-type="string">
            <text:p>postpones its deadline to 5086877473709; c_s is topped up to 319</text:p>
          </table:table-cell>
        </table:table-row>
        <table:table-row table:style-name="ro1">
          <table:table-cell office:value-type="float" office:value="1061.626745">
            <text:p>1061.626745</text:p>
          </table:table-cell>
          <table:table-cell office:value-type="float" office:value="5086876678428">
            <text:p>5086876678428</text:p>
          </table:table-cell>
          <table:table-cell table:formula="of:=([.B2059]-[.B$2])/10^9" office:value-type="float" office:value="0.416157678">
            <text:p>0.416158</text:p>
          </table:table-cell>
          <table:table-cell table:formula="of:=[.C2059]-[.C2058]" office:value-type="float" office:value="0">
            <text:p>0.000000</text:p>
          </table:table-cell>
          <table:table-cell table:formula="of:=[.A2059]-[.A2058]" office:value-type="float" office:value="0.00000100000011116208">
            <text:p>0.000001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61.626747">
            <text:p>1061.626747</text:p>
          </table:table-cell>
          <table:table-cell office:value-type="float" office:value="5086876683100">
            <text:p>5086876683100</text:p>
          </table:table-cell>
          <table:table-cell table:formula="of:=([.B2060]-[.B$2])/10^9" office:value-type="float" office:value="0.41616235">
            <text:p>0.416162</text:p>
          </table:table-cell>
          <table:table-cell table:formula="of:=[.C2060]-[.C2059]" office:value-type="float" office:value="0.00000467200000003887">
            <text:p>0.000005</text:p>
          </table:table-cell>
          <table:table-cell table:formula="of:=[.A2060]-[.A2059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626748">
            <text:p>1061.626748</text:p>
          </table:table-cell>
          <table:table-cell office:value-type="float" office:value="5086876683100">
            <text:p>5086876683100</text:p>
          </table:table-cell>
          <table:table-cell table:formula="of:=([.B2061]-[.B$2])/10^9" office:value-type="float" office:value="0.41616235">
            <text:p>0.416162</text:p>
          </table:table-cell>
          <table:table-cell table:formula="of:=[.C2061]-[.C2060]" office:value-type="float" office:value="0">
            <text:p>0.000000</text:p>
          </table:table-cell>
          <table:table-cell table:formula="of:=[.A2061]-[.A2060]" office:value-type="float" office:value="0.000000999999883788405">
            <text:p>0.000001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61.626749">
            <text:p>1061.626749</text:p>
          </table:table-cell>
          <table:table-cell office:value-type="float" office:value="5086876683100">
            <text:p>5086876683100</text:p>
          </table:table-cell>
          <table:table-cell table:formula="of:=([.B2062]-[.B$2])/10^9" office:value-type="float" office:value="0.41616235">
            <text:p>0.416162</text:p>
          </table:table-cell>
          <table:table-cell table:formula="of:=[.C2062]-[.C2061]" office:value-type="float" office:value="0">
            <text:p>0.000000</text:p>
          </table:table-cell>
          <table:table-cell table:formula="of:=[.A2062]-[.A2061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5086876683100-5086876678428=4672</text:p>
          </table:table-cell>
        </table:table-row>
        <table:table-row table:style-name="ro1">
          <table:table-cell office:value-type="float" office:value="1061.62676">
            <text:p>1061.626760</text:p>
          </table:table-cell>
          <table:table-cell office:value-type="float" office:value="5086876683100">
            <text:p>5086876683100</text:p>
          </table:table-cell>
          <table:table-cell table:formula="of:=([.B2063]-[.B$2])/10^9" office:value-type="float" office:value="0.41616235">
            <text:p>0.416162</text:p>
          </table:table-cell>
          <table:table-cell table:formula="of:=[.C2063]-[.C2062]" office:value-type="float" office:value="0">
            <text:p>0.000000</text:p>
          </table:table-cell>
          <table:table-cell table:formula="of:=[.A2063]-[.A2062]" office:value-type="float" office:value="0.0000110000000859145">
            <text:p>0.000011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61.627053">
            <text:p>1061.627053</text:p>
          </table:table-cell>
          <table:table-cell office:value-type="float" office:value="5086876988917">
            <text:p>5086876988917</text:p>
          </table:table-cell>
          <table:table-cell table:formula="of:=([.B2064]-[.B$2])/10^9" office:value-type="float" office:value="0.416468167">
            <text:p>0.416468</text:p>
          </table:table-cell>
          <table:table-cell table:formula="of:=[.C2064]-[.C2063]" office:value-type="float" office:value="0.000305816999999986">
            <text:p>0.000306</text:p>
          </table:table-cell>
          <table:table-cell table:formula="of:=[.A2064]-[.A2063]" office:value-type="float" office:value="0.00029299999982868">
            <text:p>0.00029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1.627054">
            <text:p>1061.627054</text:p>
          </table:table-cell>
          <table:table-cell office:value-type="float" office:value="5086876988917">
            <text:p>5086876988917</text:p>
          </table:table-cell>
          <table:table-cell table:formula="of:=([.B2065]-[.B$2])/10^9" office:value-type="float" office:value="0.416468167">
            <text:p>0.416468</text:p>
          </table:table-cell>
          <table:table-cell table:formula="of:=[.C2065]-[.C2064]" office:value-type="float" office:value="0">
            <text:p>0.000000</text:p>
          </table:table-cell>
          <table:table-cell table:formula="of:=[.A2065]-[.A2064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61.627059">
            <text:p>1061.627059</text:p>
          </table:table-cell>
          <table:table-cell office:value-type="float" office:value="5086876988917">
            <text:p>5086876988917</text:p>
          </table:table-cell>
          <table:table-cell table:formula="of:=([.B2066]-[.B$2])/10^9" office:value-type="float" office:value="0.416468167">
            <text:p>0.416468</text:p>
          </table:table-cell>
          <table:table-cell table:formula="of:=[.C2066]-[.C2065]" office:value-type="float" office:value="0">
            <text:p>0.000000</text:p>
          </table:table-cell>
          <table:table-cell table:formula="of:=[.A2066]-[.A2065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61.627061">
            <text:p>1061.627061</text:p>
          </table:table-cell>
          <table:table-cell office:value-type="float" office:value="5086876988917">
            <text:p>5086876988917</text:p>
          </table:table-cell>
          <table:table-cell table:formula="of:=([.B2067]-[.B$2])/10^9" office:value-type="float" office:value="0.416468167">
            <text:p>0.416468</text:p>
          </table:table-cell>
          <table:table-cell table:formula="of:=[.C2067]-[.C2066]" office:value-type="float" office:value="0">
            <text:p>0.000000</text:p>
          </table:table-cell>
          <table:table-cell table:formula="of:=[.A2067]-[.A2066]" office:value-type="float" office:value="0.00000199999999495049">
            <text:p>0.000002</text:p>
          </table:table-cell>
          <table:table-cell office:value-type="string">
            <text:p>task_dead_dl</text:p>
          </table:table-cell>
          <table:table-cell table:number-columns-repeated="2"/>
        </table:table-row>
        <table:table-row table:style-name="ro1">
          <table:table-cell office:value-type="float" office:value="1061.62737">
            <text:p>1061.627370</text:p>
          </table:table-cell>
          <table:table-cell office:value-type="float" office:value="5086877305410">
            <text:p>5086877305410</text:p>
          </table:table-cell>
          <table:table-cell table:formula="of:=([.B2068]-[.B$2])/10^9" office:value-type="float" office:value="0.41678466">
            <text:p>0.416785</text:p>
          </table:table-cell>
          <table:table-cell table:formula="of:=[.C2068]-[.C2067]" office:value-type="float" office:value="0.000316492999999973">
            <text:p>0.000316</text:p>
          </table:table-cell>
          <table:table-cell table:formula="of:=[.A2068]-[.A2067]" office:value-type="float" office:value="0.000309000000015658">
            <text:p>0.00030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1.627371">
            <text:p>1061.627371</text:p>
          </table:table-cell>
          <table:table-cell office:value-type="float" office:value="5086877305410">
            <text:p>5086877305410</text:p>
          </table:table-cell>
          <table:table-cell table:formula="of:=([.B2069]-[.B$2])/10^9" office:value-type="float" office:value="0.41678466">
            <text:p>0.416785</text:p>
          </table:table-cell>
          <table:table-cell table:formula="of:=[.C2069]-[.C2068]" office:value-type="float" office:value="0">
            <text:p>0.000000</text:p>
          </table:table-cell>
          <table:table-cell table:formula="of:=[.A2069]-[.A2068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1.62738">
            <text:p>1061.627380</text:p>
          </table:table-cell>
          <table:table-cell office:value-type="float" office:value="5086877305410">
            <text:p>5086877305410</text:p>
          </table:table-cell>
          <table:table-cell table:formula="of:=([.B2070]-[.B$2])/10^9" office:value-type="float" office:value="0.41678466">
            <text:p>0.416785</text:p>
          </table:table-cell>
          <table:table-cell table:formula="of:=[.C2070]-[.C2069]" office:value-type="float" office:value="0">
            <text:p>0.000000</text:p>
          </table:table-cell>
          <table:table-cell table:formula="of:=[.A2070]-[.A2069]" office:value-type="float" office:value="0.00000899999986359035">
            <text:p>0.000009</text:p>
          </table:table-cell>
          <table:table-cell/>
          <table:table-cell office:value-type="string">
            <text:p>task_dead_dl</text:p>
          </table:table-cell>
          <table:table-cell/>
        </table:table-row>
        <table:table-row table:style-name="ro1">
          <table:table-cell office:value-type="float" office:value="1061.627546">
            <text:p>1061.627546</text:p>
          </table:table-cell>
          <table:table-cell office:value-type="float" office:value="5086877330361">
            <text:p>5086877330361</text:p>
          </table:table-cell>
          <table:table-cell table:formula="of:=([.B2071]-[.B$2])/10^9" office:value-type="float" office:value="0.416809611">
            <text:p>0.416810</text:p>
          </table:table-cell>
          <table:table-cell table:formula="of:=[.C2071]-[.C2070]" office:value-type="float" office:value="0.0000249510000000508">
            <text:p>0.000025</text:p>
          </table:table-cell>
          <table:table-cell table:formula="of:=[.A2071]-[.A2070]" office:value-type="float" office:value="0.000166000000035638">
            <text:p>0.000166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61.627547">
            <text:p>1061.627547</text:p>
          </table:table-cell>
          <table:table-cell office:value-type="float" office:value="5086877330361">
            <text:p>5086877330361</text:p>
          </table:table-cell>
          <table:table-cell table:formula="of:=([.B2072]-[.B$2])/10^9" office:value-type="float" office:value="0.416809611">
            <text:p>0.416810</text:p>
          </table:table-cell>
          <table:table-cell table:formula="of:=[.C2072]-[.C2071]" office:value-type="float" office:value="0">
            <text:p>0.000000</text:p>
          </table:table-cell>
          <table:table-cell table:formula="of:=[.A2072]-[.A2071]" office:value-type="float" office:value="0.00000100000011116208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61.627548">
            <text:p>1061.627548</text:p>
          </table:table-cell>
          <table:table-cell office:value-type="float" office:value="5086877330361">
            <text:p>5086877330361</text:p>
          </table:table-cell>
          <table:table-cell table:formula="of:=([.B2073]-[.B$2])/10^9" office:value-type="float" office:value="0.416809611">
            <text:p>0.416810</text:p>
          </table:table-cell>
          <table:table-cell table:formula="of:=[.C2073]-[.C2072]" office:value-type="float" office:value="0">
            <text:p>0.000000</text:p>
          </table:table-cell>
          <table:table-cell table:formula="of:=[.A2073]-[.A2072]" office:value-type="float" office:value="0.000000999999883788405">
            <text:p>0.000001</text:p>
          </table:table-cell>
          <table:table-cell table:number-columns-repeated="2"/>
          <table:table-cell office:value-type="string">
            <text:p>postpones its deadline to 5086884473709; c_s is topped up to 2995647</text:p>
          </table:table-cell>
        </table:table-row>
        <table:table-row table:style-name="ro1">
          <table:table-cell office:value-type="float" office:value="1061.627549">
            <text:p>1061.627549</text:p>
          </table:table-cell>
          <table:table-cell office:value-type="float" office:value="5086877330361">
            <text:p>5086877330361</text:p>
          </table:table-cell>
          <table:table-cell table:formula="of:=([.B2074]-[.B$2])/10^9" office:value-type="float" office:value="0.416809611">
            <text:p>0.416810</text:p>
          </table:table-cell>
          <table:table-cell table:formula="of:=[.C2074]-[.C2073]" office:value-type="float" office:value="0">
            <text:p>0.000000</text:p>
          </table:table-cell>
          <table:table-cell table:formula="of:=[.A2074]-[.A2073]" office:value-type="float" office:value="0.00000100000011116208">
            <text:p>0.000001</text:p>
          </table:table-cell>
          <table:table-cell table:number-columns-repeated="2"/>
          <table:table-cell office:value-type="string">
            <text:p>preempts Xorg (1038)</text:p>
          </table:table-cell>
        </table:table-row>
        <table:table-row table:style-name="ro1">
          <table:table-cell office:value-type="float" office:value="1061.627561">
            <text:p>1061.627561</text:p>
          </table:table-cell>
          <table:table-cell office:value-type="float" office:value="5086877491520">
            <text:p>5086877491520</text:p>
          </table:table-cell>
          <table:table-cell table:formula="of:=([.B2075]-[.B$2])/10^9" office:value-type="float" office:value="0.41697077">
            <text:p>0.416971</text:p>
          </table:table-cell>
          <table:table-cell table:formula="of:=[.C2075]-[.C2074]" office:value-type="float" office:value="0.000161158999999966">
            <text:p>0.000161</text:p>
          </table:table-cell>
          <table:table-cell table:formula="of:=[.A2075]-[.A2074]" office:value-type="float" office:value="0.0000119999999697029">
            <text:p>0.000012</text:p>
          </table:table-cell>
          <table:table-cell table:number-columns-repeated="2"/>
          <table:table-cell office:value-type="string">
            <text:p>is pick_next_task_dl-ed by Xorg (1038)</text:p>
          </table:table-cell>
        </table:table-row>
        <table:table-row table:style-name="ro1">
          <table:table-cell office:value-type="float" office:value="1061.627566">
            <text:p>1061.627566</text:p>
          </table:table-cell>
          <table:table-cell office:value-type="float" office:value="5086877502004">
            <text:p>5086877502004</text:p>
          </table:table-cell>
          <table:table-cell table:formula="of:=([.B2076]-[.B$2])/10^9" office:value-type="float" office:value="0.416981254">
            <text:p>0.416981</text:p>
          </table:table-cell>
          <table:table-cell table:formula="of:=[.C2076]-[.C2075]" office:value-type="float" office:value="0.0000104840000000328">
            <text:p>0.000010</text:p>
          </table:table-cell>
          <table:table-cell table:formula="of:=[.A2076]-[.A2075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627571">
            <text:p>1061.627571</text:p>
          </table:table-cell>
          <table:table-cell office:value-type="float" office:value="5086877502004">
            <text:p>5086877502004</text:p>
          </table:table-cell>
          <table:table-cell table:formula="of:=([.B2077]-[.B$2])/10^9" office:value-type="float" office:value="0.416981254">
            <text:p>0.416981</text:p>
          </table:table-cell>
          <table:table-cell table:formula="of:=[.C2077]-[.C2076]" office:value-type="float" office:value="0">
            <text:p>0.000000</text:p>
          </table:table-cell>
          <table:table-cell table:formula="of:=[.A2077]-[.A2076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61.627897">
            <text:p>1061.627897</text:p>
          </table:table-cell>
          <table:table-cell office:value-type="float" office:value="5086877832543">
            <text:p>5086877832543</text:p>
          </table:table-cell>
          <table:table-cell table:formula="of:=([.B2078]-[.B$2])/10^9" office:value-type="float" office:value="0.417311793">
            <text:p>0.417312</text:p>
          </table:table-cell>
          <table:table-cell table:formula="of:=[.C2078]-[.C2077]" office:value-type="float" office:value="0.000330538999999963">
            <text:p>0.000331</text:p>
          </table:table-cell>
          <table:table-cell table:formula="of:=[.A2078]-[.A2077]" office:value-type="float" office:value="0.000326000000086424">
            <text:p>0.00032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61.627898">
            <text:p>1061.627898</text:p>
          </table:table-cell>
          <table:table-cell office:value-type="float" office:value="5086877832543">
            <text:p>5086877832543</text:p>
          </table:table-cell>
          <table:table-cell table:formula="of:=([.B2079]-[.B$2])/10^9" office:value-type="float" office:value="0.417311793">
            <text:p>0.417312</text:p>
          </table:table-cell>
          <table:table-cell table:formula="of:=[.C2079]-[.C2078]" office:value-type="float" office:value="0">
            <text:p>0.000000</text:p>
          </table:table-cell>
          <table:table-cell table:formula="of:=[.A2079]-[.A2078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1.627906">
            <text:p>1061.627906</text:p>
          </table:table-cell>
          <table:table-cell office:value-type="float" office:value="5086877832543">
            <text:p>5086877832543</text:p>
          </table:table-cell>
          <table:table-cell table:formula="of:=([.B2080]-[.B$2])/10^9" office:value-type="float" office:value="0.417311793">
            <text:p>0.417312</text:p>
          </table:table-cell>
          <table:table-cell table:formula="of:=[.C2080]-[.C2079]" office:value-type="float" office:value="0">
            <text:p>0.000000</text:p>
          </table:table-cell>
          <table:table-cell table:formula="of:=[.A2080]-[.A2079]" office:value-type="float" office:value="0.00000799999997980194">
            <text:p>0.000008</text:p>
          </table:table-cell>
          <table:table-cell table:number-columns-repeated="2"/>
          <table:table-cell office:value-type="string">
            <text:p>task_dead_dl</text:p>
          </table:table-cell>
        </table:table-row>
        <table:table-row table:style-name="ro1" table:number-rows-repeated="104649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06/22/2011</text:date>, <text:time>22:0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22:05:40</dc:date>
    <dc:creator>Tadeus Prastowo</dc:creator>
    <meta:generator>OpenOffice.org/3.2$Linux OpenOffice.org_project/320m19$Build-9505</meta:generator>
    <meta:editing-duration>PT01H29M17S</meta:editing-duration>
    <meta:editing-cycles>1</meta:editing-cycles>
    <meta:document-statistic meta:table-count="1" meta:cell-count="12476" meta:object-count="0"/>
  </office:meta>
</office:document-meta>
</file>